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Psalmus 1</text:p>
          </table:table-cell>
          <table:table-cell office:value-type="string">
            <text:p>Psalmus 1. Beatus vir</text:p>
          </table:table-cell>
          <table:table-cell table:formula="of:=[.B1]=[.A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átus vir, qui non ábiit in consílio impiórum, et in via peccatórum non stetit, * et in cáthedra pestiléntiæ non sedit:</text:p>
          </table:table-cell>
          <table:table-cell office:value-type="string">
            <text:p>Beátus vir, qui non ábiit in consílio impiórum, et in via peccatórum non stetit, * et in cáthedra pestiléntiæ non sedit:</text:p>
          </table:table-cell>
          <table:table-cell table:formula="of:=[.B2]=[.A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d in lege Dómini volúntas ejus, * et in lege ejus meditábitur die ac nocte.</text:p>
          </table:table-cell>
          <table:table-cell office:value-type="string">
            <text:p>Sed in lege Dómini volúntas ejus, * et in lege ejus meditábitur die ac nocte.</text:p>
          </table:table-cell>
          <table:table-cell table:formula="of:=[.B3]=[.A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rit tamquam lignum, quod plantátum est secus decúrsus aquárum, * quod fructum suum dabit in témpore suo:</text:p>
          </table:table-cell>
          <table:table-cell office:value-type="string">
            <text:p>Et erit tamquam lignum, quod plantátum est secus decúrsus aquárum, * quod fructum suum dabit in témpore suo:</text:p>
          </table:table-cell>
          <table:table-cell table:formula="of:=[.B4]=[.A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fólium ejus non défluet: * et ómnia quæcúmque fáciet, prosperabúntur.</text:p>
          </table:table-cell>
          <table:table-cell office:value-type="string">
            <text:p>Et fólium ejus non défluet: * et ómnia quæcúmque fáciet, prosperabúntur.</text:p>
          </table:table-cell>
          <table:table-cell table:formula="of:=[.B5]=[.A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sic ímpii, non sic: * sed tamquam pulvis, quem prójicit ventus a fácie terræ.</text:p>
          </table:table-cell>
          <table:table-cell office:value-type="string">
            <text:p>Non sic ímpii, non sic: * sed tamquam pulvis, quem prójicit ventus a fácie terræ.</text:p>
          </table:table-cell>
          <table:table-cell table:formula="of:=[.B6]=[.A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Ídeo non resúrgent ímpii in judício: * neque peccatóres in concílio justórum.</text:p>
          </table:table-cell>
          <table:table-cell office:value-type="string">
            <text:p>Ideo non resúrgent ímpii in judício: * neque peccatóres in concílio justórum.</text:p>
          </table:table-cell>
          <table:table-cell table:formula="of:=[.B7]=[.A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novit Dóminus viam justórum: * et iter impiórum períbit.</text:p>
          </table:table-cell>
          <table:table-cell office:value-type="string">
            <text:p>Quóniam novit Dóminus viam justórum: * et iter impiórum períbit.</text:p>
          </table:table-cell>
          <table:table-cell table:formula="of:=[.B8]=[.A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2</text:p>
          </table:table-cell>
          <table:table-cell office:value-type="string">
            <text:p>Psalmus 2. Quare fremuerunt gentes?</text:p>
          </table:table-cell>
          <table:table-cell table:formula="of:=[.B9]=[.A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are fremuérunt gentes, * et pópuli meditáti sunt inánia?</text:p>
          </table:table-cell>
          <table:table-cell office:value-type="string">
            <text:p>Quare fremuérunt Gentes: * et pópuli meditáti sunt inánia?</text:p>
          </table:table-cell>
          <table:table-cell table:formula="of:=[.B10]=[.A1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stitérunt reges terræ, et príncipes convenérunt in unum * advérsus Dóminum, et advérsus Christum ejus.</text:p>
          </table:table-cell>
          <table:table-cell office:value-type="string">
            <text:p>Astitérunt reges terræ, et príncipes convenérunt in unum * advérsus Dóminum, et advérsus Christum ejus.</text:p>
          </table:table-cell>
          <table:table-cell table:formula="of:=[.B11]=[.A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rumpámus víncula eórum: * et projiciámus a nobis jugum ipsórum.</text:p>
          </table:table-cell>
          <table:table-cell office:value-type="string">
            <text:p>Dirumpámus víncula eórum: * et projiciámus a nobis jugum ipsórum.</text:p>
          </table:table-cell>
          <table:table-cell table:formula="of:=[.B12]=[.A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hábitat in cælis, irridébit eos: * et Dóminus subsannábit eos.</text:p>
          </table:table-cell>
          <table:table-cell office:value-type="string">
            <text:p>Qui hábitat in cælis, irridébit eos: * et Dóminus subsannábit eos.</text:p>
          </table:table-cell>
          <table:table-cell table:formula="of:=[.B13]=[.A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nc loquétur ad eos in ira sua, * et in furóre suo conturbábit eos.</text:p>
          </table:table-cell>
          <table:table-cell office:value-type="string">
            <text:p>Tunc loquétur ad eos in ira sua, * et in furóre suo conturbábit eos.</text:p>
          </table:table-cell>
          <table:table-cell table:formula="of:=[.B14]=[.A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constitútus sum Rex ab eo super Sion montem sanctum ejus, * prædicans præcéptum ejus.</text:p>
          </table:table-cell>
          <table:table-cell office:value-type="string">
            <text:p>Ego autem constitútus sum Rex ab eo super Sion montem sanctum ejus, * prædicans præcéptum ejus.</text:p>
          </table:table-cell>
          <table:table-cell table:formula="of:=[.B15]=[.A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dixit ad me: * Fílius meus es tu, ego hódie génui te.</text:p>
          </table:table-cell>
          <table:table-cell office:value-type="string">
            <text:p>Dóminus dixit ad me: * Fílius meus es tu, ego hódie génui te.</text:p>
          </table:table-cell>
          <table:table-cell table:formula="of:=[.B16]=[.A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óstula a me, et dabo tibi gentes hereditátem tuam, * et possessiónem tuam términos terræ.</text:p>
          </table:table-cell>
          <table:table-cell office:value-type="string">
            <text:p>Póstula a me, et dabo tibi Gentes hereditátem tuam, * et possessiónem tuam términos terræ.</text:p>
          </table:table-cell>
          <table:table-cell table:formula="of:=[.B17]=[.A1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eges eos in virga férrea, * et tamquam vas fíguli confrínges eos.</text:p>
          </table:table-cell>
          <table:table-cell office:value-type="string">
            <text:p>Reges eos in virga férrea, * et tamquam vas fíguli confrínges eos.</text:p>
          </table:table-cell>
          <table:table-cell table:formula="of:=[.B18]=[.A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nunc, reges, intellígite: * erudímini, qui judicátis terram.</text:p>
          </table:table-cell>
          <table:table-cell office:value-type="string">
            <text:p>Et nunc, reges, intellígite: * erudímini, qui judicátis terram.</text:p>
          </table:table-cell>
          <table:table-cell table:formula="of:=[.B19]=[.A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rvíte Dómino in timóre: * et exsultáte ei cum tremóre.</text:p>
          </table:table-cell>
          <table:table-cell office:value-type="string">
            <text:p>Servíte Dómino in timóre: * et exsultáte ei cum tremóre.</text:p>
          </table:table-cell>
          <table:table-cell table:formula="of:=[.B20]=[.A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pprehéndite disciplínam, nequándo irascátur Dóminus, * et pereátis de via justa.</text:p>
          </table:table-cell>
          <table:table-cell office:value-type="string">
            <text:p>Apprehéndite disciplínam, nequándo irascátur Dóminus, * et pereátis de via justa.</text:p>
          </table:table-cell>
          <table:table-cell table:formula="of:=[.B21]=[.A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m exárserit in brevi ira ejus: * beáti omnes qui confídunt in eo.</text:p>
          </table:table-cell>
          <table:table-cell office:value-type="string">
            <text:p>Cum exárserit in brevi ira ejus: * beáti omnes qui confídunt in eo.</text:p>
          </table:table-cell>
          <table:table-cell table:formula="of:=[.B22]=[.A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</text:p>
          </table:table-cell>
          <table:table-cell office:value-type="string">
            <text:p>Psalmus 3. Domine quid multiplicati?</text:p>
          </table:table-cell>
          <table:table-cell table:formula="of:=[.B23]=[.A2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 quid multiplicáti sunt qui tríbulant me? * multi insúrgunt advérsum me.</text:p>
          </table:table-cell>
          <table:table-cell office:value-type="string">
            <text:p>Dómine quid multiplicáti sunt qui tríbulant me? * multi insúrgunt advérsum me.</text:p>
          </table:table-cell>
          <table:table-cell table:formula="of:=[.B24]=[.A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ulti dicunt ánimæ meæ: * Non est salus ipsi in Deo ejus.</text:p>
          </table:table-cell>
          <table:table-cell office:value-type="string">
            <text:p>Multi dicunt ánimæ meæ: * Non est salus ipsi in Deo ejus.</text:p>
          </table:table-cell>
          <table:table-cell table:formula="of:=[.B25]=[.A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autem, Dómine, suscéptor meus es, * glória mea, et exáltans caput meum.</text:p>
          </table:table-cell>
          <table:table-cell office:value-type="string">
            <text:p>Tu autem, Dómine, suscéptor meus es, * glória mea, et exáltans caput meum.</text:p>
          </table:table-cell>
          <table:table-cell table:formula="of:=[.B26]=[.A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ce mea ad Dóminum clamávi: * et exaudívit me de monte sancto suo.</text:p>
          </table:table-cell>
          <table:table-cell office:value-type="string">
            <text:p>Voce mea ad Dóminum clamávi: * et exaudívit me de monte sancto suo.</text:p>
          </table:table-cell>
          <table:table-cell table:formula="of:=[.B27]=[.A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dormívi, et soporátus sum: * et exsurréxi, quia Dóminus suscépit me.</text:p>
          </table:table-cell>
          <table:table-cell office:value-type="string">
            <text:p>Ego dormívi, et soporátus sum: * et exsurréxi, quia Dóminus suscépit me.</text:p>
          </table:table-cell>
          <table:table-cell table:formula="of:=[.B28]=[.A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timébo míllia pópuli circumdántis me: * exsúrge, Dómine, salvum me fac, Deus meus.</text:p>
          </table:table-cell>
          <table:table-cell office:value-type="string">
            <text:p>Non timébo míllia pópuli circumdántis me: * exsúrge, Dómine, salvum me fac, Deus meus.</text:p>
          </table:table-cell>
          <table:table-cell table:formula="of:=[.B29]=[.A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tu percussísti omnes adversántes mihi sine causa: * dentes peccatórum contrivísti.</text:p>
          </table:table-cell>
          <table:table-cell office:value-type="string">
            <text:p>Quóniam tu percussísti omnes adversántes mihi sine causa: * dentes peccatórum contrivísti.</text:p>
          </table:table-cell>
          <table:table-cell table:formula="of:=[.B30]=[.A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i est salus: * et super pópulum tuum benedíctio tua.</text:p>
          </table:table-cell>
          <table:table-cell office:value-type="string">
            <text:p>Dómini est salus: * et super pópulum tuum benedíctio tua.</text:p>
          </table:table-cell>
          <table:table-cell table:formula="of:=[.B31]=[.A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</text:p>
          </table:table-cell>
          <table:table-cell office:value-type="string">
            <text:p>Psalmus 4. Cum invocarem</text:p>
          </table:table-cell>
          <table:table-cell table:formula="of:=[.B32]=[.A3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um invocárem exaudívit me Deus justítiæ meæ: * in tribulatióne dilatásti mihi.</text:p>
          </table:table-cell>
          <table:table-cell office:value-type="string">
            <text:p>Cum invocárem exaudívit me Deus justítiæ meæ: * in tribulatióne dilatásti mihi.</text:p>
          </table:table-cell>
          <table:table-cell table:formula="of:=[.B33]=[.A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ére mei, * et exáudi oratiónem meam.</text:p>
          </table:table-cell>
          <table:table-cell office:value-type="string">
            <text:p>Miserére mei, * et exáudi oratiónem meam.</text:p>
          </table:table-cell>
          <table:table-cell table:formula="of:=[.B34]=[.A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ílii hóminum, úsquequo gravi corde? * ut quid dilígitis vanitátem, et quæritis mendácium?</text:p>
          </table:table-cell>
          <table:table-cell office:value-type="string">
            <text:p>Fílii hóminum, úsquequo gravi corde? * ut quid dilígitis vanitátem et quæritis mendácium?</text:p>
          </table:table-cell>
          <table:table-cell table:formula="of:=[.B35]=[.A3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scitóte quóniam mirificávit Dóminus sanctum suum: * Dóminus exáudiet me cum clamávero ad eum.</text:p>
          </table:table-cell>
          <table:table-cell office:value-type="string">
            <text:p>Et scitóte quóniam mirificávit Dóminus sanctum suum: * Dóminus exáudiet me cum clamávero ad eum.</text:p>
          </table:table-cell>
          <table:table-cell table:formula="of:=[.B36]=[.A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rascímini, et nolíte peccáre: * quæ dícitis in córdibus vestris, in cubílibus vestris compungímini.</text:p>
          </table:table-cell>
          <table:table-cell office:value-type="string">
            <text:p>Irascímini, et nolíte peccáre: * quæ dícitis in córdibus vestris, in cubílibus vestris compungímini.</text:p>
          </table:table-cell>
          <table:table-cell table:formula="of:=[.B37]=[.A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crificáte sacrifícium justítiæ, et speráte in Dómino. * Multi dicunt: Quis osténdit nobis bona?</text:p>
          </table:table-cell>
          <table:table-cell office:value-type="string">
            <text:p>Sacrificáte sacrifícium justítiæ, et speráte in Dómino, * multi dicunt quis osténdit nobis bona?</text:p>
          </table:table-cell>
          <table:table-cell table:formula="of:=[.B38]=[.A3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gnátum est super nos lumen vultus tui, Dómine: * dedísti lætítiam in corde meo.</text:p>
          </table:table-cell>
          <table:table-cell office:value-type="string">
            <text:p>Signátum est super nos lumen vultus tui, Dómine: * dedísti lætítiam in corde meo.</text:p>
          </table:table-cell>
          <table:table-cell table:formula="of:=[.B39]=[.A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fructu fruménti, vini, et ólei sui * multiplicáti sunt.</text:p>
          </table:table-cell>
          <table:table-cell office:value-type="string">
            <text:p>A fructu fruménti, vini et ólei sui * multiplicáti sunt.</text:p>
          </table:table-cell>
          <table:table-cell table:formula="of:=[.B40]=[.A4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pace in idípsum * dórmiam, et requiéscam;</text:p>
          </table:table-cell>
          <table:table-cell office:value-type="string">
            <text:p>In pace in idípsum * dórmiam et requiéscam;</text:p>
          </table:table-cell>
          <table:table-cell table:formula="of:=[.B41]=[.A4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tu, Dómine, singuláriter in spe * constituísti me.</text:p>
          </table:table-cell>
          <table:table-cell office:value-type="string">
            <text:p>Quóniam tu, Dómine, singuláriter in spe * constituísti me.</text:p>
          </table:table-cell>
          <table:table-cell table:formula="of:=[.B42]=[.A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</text:p>
          </table:table-cell>
          <table:table-cell office:value-type="string">
            <text:p>Psalmus 5. Verba mea</text:p>
          </table:table-cell>
          <table:table-cell table:formula="of:=[.B43]=[.A4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erba mea áuribus pércipe, Dómine, * intéllige clamórem meum.</text:p>
          </table:table-cell>
          <table:table-cell office:value-type="string">
            <text:p>Verba mea áuribus pércipe, Dómine, * intéllige clamórem meum.</text:p>
          </table:table-cell>
          <table:table-cell table:formula="of:=[.B44]=[.A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ténde voci oratiónis meæ, * Rex meus et Deus meus.</text:p>
          </table:table-cell>
          <table:table-cell office:value-type="string">
            <text:p>Inténde voci oratiónis meæ: * Rex meus et Deus meus.</text:p>
          </table:table-cell>
          <table:table-cell table:formula="of:=[.B45]=[.A4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ad te orábo: * Dómine, mane exáudies vocem meam.</text:p>
          </table:table-cell>
          <table:table-cell office:value-type="string">
            <text:p>Quóniam ad te orábo: * Dómine, mane exáudies vocem meam.</text:p>
          </table:table-cell>
          <table:table-cell table:formula="of:=[.B46]=[.A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ne astábo tibi et vidébo: * quóniam non Deus volens iniquitátem tu es.</text:p>
          </table:table-cell>
          <table:table-cell office:value-type="string">
            <text:p>Mane astábo tibi et vidébo: * quóniam non Deus volens iniquitátem tu es.</text:p>
          </table:table-cell>
          <table:table-cell table:formula="of:=[.B47]=[.A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que habitábit juxta te malígnus: * neque permanébunt injústi ante óculos tuos.</text:p>
          </table:table-cell>
          <table:table-cell office:value-type="string">
            <text:p>Neque habitábit juxta te malígnus: * neque permanébunt injústi ante óculos tuos.</text:p>
          </table:table-cell>
          <table:table-cell table:formula="of:=[.B48]=[.A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dísti omnes, qui operántur iniquitátem: * perdes omnes, qui loquúntur mendácium.</text:p>
          </table:table-cell>
          <table:table-cell office:value-type="string">
            <text:p>Odísti omnes, qui operántur iniquitátem: * perdes omnes, qui loquúntur mendácium.</text:p>
          </table:table-cell>
          <table:table-cell table:formula="of:=[.B49]=[.A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rum sánguinum et dolósum abominábitur Dóminus: * ego autem in multitúdine misericórdiæ tuæ.</text:p>
          </table:table-cell>
          <table:table-cell office:value-type="string">
            <text:p>Virum sánguinum et dolósum abominábitur Dóminus: * ego autem in multitúdine misericórdiæ tuæ.</text:p>
          </table:table-cell>
          <table:table-cell table:formula="of:=[.B50]=[.A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troíbo in domum tuam: * adorábo ad templum sanctum tuum in timóre tuo.</text:p>
          </table:table-cell>
          <table:table-cell office:value-type="string">
            <text:p>Introíbo in domum tuam: * adorábo ad templum sanctum tuum in timóre tuo.</text:p>
          </table:table-cell>
          <table:table-cell table:formula="of:=[.B51]=[.A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deduc me in justítia tua: * propter inimícos meos dírige in conspéctu tuo viam meam.</text:p>
          </table:table-cell>
          <table:table-cell office:value-type="string">
            <text:p>Dómine, deduc me in justítia tua: * propter inimícos meos dírige in conspéctu tuo viam meam.</text:p>
          </table:table-cell>
          <table:table-cell table:formula="of:=[.B52]=[.A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non est in ore eórum véritas: * cor eórum vanum est.</text:p>
          </table:table-cell>
          <table:table-cell office:value-type="string">
            <text:p>Quóniam non est in ore eórum véritas: * cor eórum vanum est.</text:p>
          </table:table-cell>
          <table:table-cell table:formula="of:=[.B53]=[.A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púlcrum patens est guttur eórum, linguis suis dolóse agébant, * júdica illos, Deus.</text:p>
          </table:table-cell>
          <table:table-cell office:value-type="string">
            <text:p>Sepúlcrum patens est guttur eórum, linguis suis dolóse agébant, * júdica illos, Deus.</text:p>
          </table:table-cell>
          <table:table-cell table:formula="of:=[.B54]=[.A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écidant a cogitatiónibus suis, secúndum multitúdinem impietátum eórum expélle eos, * quóniam irritavérunt te, Dómine.</text:p>
          </table:table-cell>
          <table:table-cell office:value-type="string">
            <text:p>Décidant a cogitatiónibus suis, secúndum multitúdinem impietátum eórum expélle eos, * quóniam irritavérunt te, Dómine.</text:p>
          </table:table-cell>
          <table:table-cell table:formula="of:=[.B55]=[.A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læténtur omnes, qui sperant in te, * in ætérnum exsultábunt: et habitábis in eis.</text:p>
          </table:table-cell>
          <table:table-cell office:value-type="string">
            <text:p>Et læténtur omnes, qui sperant in te, * in ætérnum exsultábunt: et habitábis in eis.</text:p>
          </table:table-cell>
          <table:table-cell table:formula="of:=[.B56]=[.A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gloriabúntur in te omnes, qui díligunt nomen tuum, * quóniam tu benedíces justo.</text:p>
          </table:table-cell>
          <table:table-cell office:value-type="string">
            <text:p>Et gloriabúntur in te omnes, qui díligunt nomen tuum: * quóniam tu benedíces justo.</text:p>
          </table:table-cell>
          <table:table-cell table:formula="of:=[.B57]=[.A5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ut scuto bonæ voluntátis tuæ * coronásti nos.</text:p>
          </table:table-cell>
          <table:table-cell office:value-type="string">
            <text:p>Dómine, ut scuto bonæ voluntátis tuæ * coronásti nos.</text:p>
          </table:table-cell>
          <table:table-cell table:formula="of:=[.B58]=[.A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</text:p>
          </table:table-cell>
          <table:table-cell office:value-type="string">
            <text:p>Psalmus 6. Domine, ne in furore</text:p>
          </table:table-cell>
          <table:table-cell table:formula="of:=[.B59]=[.A5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ne in furóre tuo árguas me, * neque in ira tua corrípias me.</text:p>
          </table:table-cell>
          <table:table-cell office:value-type="string">
            <text:p>Dómine, ne in furóre tuo árguas me, * neque in ira tua corrípias me.</text:p>
          </table:table-cell>
          <table:table-cell table:formula="of:=[.B60]=[.A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ére mei, Dómine, quóniam infírmus sum: * sana me, Dómine, quóniam conturbáta sunt ossa mea.</text:p>
          </table:table-cell>
          <table:table-cell office:value-type="string">
            <text:p>Miserére mei, Dómine, quóniam infírmus sum: * sana me, Dómine, quóniam conturbáta sunt ossa mea.</text:p>
          </table:table-cell>
          <table:table-cell table:formula="of:=[.B61]=[.A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ánima mea turbáta est valde: * sed tu, Dómine, úsquequo?</text:p>
          </table:table-cell>
          <table:table-cell office:value-type="string">
            <text:p>Et ánima mea turbáta est valde: * sed tu, Dómine, úsquequo?</text:p>
          </table:table-cell>
          <table:table-cell table:formula="of:=[.B62]=[.A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értere, Dómine, et éripe ánimam meam: * salvum me fac propter misericórdiam tuam.</text:p>
          </table:table-cell>
          <table:table-cell office:value-type="string">
            <text:p>Convértere, Dómine, et éripe ánimam meam: * salvum me fac propter misericórdiam tuam.</text:p>
          </table:table-cell>
          <table:table-cell table:formula="of:=[.B63]=[.A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non est in morte qui memor sit tui: * in inférno autem quis confitébitur tibi?</text:p>
          </table:table-cell>
          <table:table-cell office:value-type="string">
            <text:p>Quóniam non est in morte qui memor sit tui: * in inférno autem quis confitébitur tibi?</text:p>
          </table:table-cell>
          <table:table-cell table:formula="of:=[.B64]=[.A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borávi in gémitu meo, lavábo per síngulas noctes lectum meum: * lácrimis meis stratum meum rigábo.</text:p>
          </table:table-cell>
          <table:table-cell office:value-type="string">
            <text:p>Laborávi in gémitu meo, lavábo per síngulas noctes lectum meum: * lácrimis meis stratum meum rigábo.</text:p>
          </table:table-cell>
          <table:table-cell table:formula="of:=[.B65]=[.A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rbátus est a furóre óculus meus: * inveterávi inter omnes inimícos meos.</text:p>
          </table:table-cell>
          <table:table-cell office:value-type="string">
            <text:p>Turbátus est a furóre óculus meus: * inveterávi inter omnes inimícos meos.</text:p>
          </table:table-cell>
          <table:table-cell table:formula="of:=[.B66]=[.A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scédite a me, omnes, qui operámini iniquitátem: * quóniam exaudívit Dóminus vocem fletus mei.</text:p>
          </table:table-cell>
          <table:table-cell office:value-type="string">
            <text:p>Discédite a me, omnes, qui operámini iniquitátem: * quóniam exaudívit Dóminus vocem fletus mei.</text:p>
          </table:table-cell>
          <table:table-cell table:formula="of:=[.B67]=[.A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audívit Dóminus deprecatiónem meam, * Dóminus oratiónem meam suscépit.</text:p>
          </table:table-cell>
          <table:table-cell office:value-type="string">
            <text:p>Exaudívit Dóminus deprecatiónem meam, * Dóminus oratiónem meam suscépit.</text:p>
          </table:table-cell>
          <table:table-cell table:formula="of:=[.B68]=[.A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rubéscant, et conturbéntur veheménter omnes inimíci mei: * convertántur et erubéscant valde velóciter.</text:p>
          </table:table-cell>
          <table:table-cell office:value-type="string">
            <text:p>Erubéscant, et conturbéntur veheménter omnes inimíci mei: * convertántur et erubéscant valde velóciter.</text:p>
          </table:table-cell>
          <table:table-cell table:formula="of:=[.B69]=[.A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 i</text:p>
          </table:table-cell>
          <table:table-cell office:value-type="string">
            <text:p>Psalmus 7. i. Domine, Deus meus</text:p>
          </table:table-cell>
          <table:table-cell table:formula="of:=[.B70]=[.A7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Deus meus, in te sperávi: * salvum me fac ex ómnibus persequéntibus me, et líbera me.</text:p>
          </table:table-cell>
          <table:table-cell office:value-type="string">
            <text:p>Dómine, Deus meus, in te sperávi: * salvum me fac ex ómnibus persequéntibus me, et líbera me.</text:p>
          </table:table-cell>
          <table:table-cell table:formula="of:=[.B71]=[.A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quándo rápiat ut leo ánimam meam, * dum non est qui rédimat, neque qui salvum fáciat.</text:p>
          </table:table-cell>
          <table:table-cell office:value-type="string">
            <text:p>Nequándo rápiat ut leo ánimam meam, * dum non est qui rédimat, neque qui salvum fáciat.</text:p>
          </table:table-cell>
          <table:table-cell table:formula="of:=[.B72]=[.A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Deus meus, si feci istud, * si est iníquitas in mánibus meis:</text:p>
          </table:table-cell>
          <table:table-cell office:value-type="string">
            <text:p>Dómine, Deus meus, si feci istud. * si est iníquitas in mánibus meis:</text:p>
          </table:table-cell>
          <table:table-cell table:formula="of:=[.B73]=[.A7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 réddidi retribuéntibus mihi mala, * décidam mérito ab inimícis meis inánis.</text:p>
          </table:table-cell>
          <table:table-cell office:value-type="string">
            <text:p>Si réddidi retribuéntibus mihi mala, * décidam mérito ab inimícis meis inánis.</text:p>
          </table:table-cell>
          <table:table-cell table:formula="of:=[.B74]=[.A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ersequátur inimícus ánimam meam, et comprehéndat, et concúlcet in terra vitam meam, * et glóriam meam in púlverem dedúcat.</text:p>
          </table:table-cell>
          <table:table-cell office:value-type="string">
            <text:p>Persequátur inimícus ánimam meam, et comprehéndat, et concúlcet in terra vitam meam, * et glóriam meam in púlverem dedúcat.</text:p>
          </table:table-cell>
          <table:table-cell table:formula="of:=[.B75]=[.A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rge, Dómine, in ira tua: * et exaltáre in fínibus inimicórum meórum.</text:p>
          </table:table-cell>
          <table:table-cell office:value-type="string">
            <text:p>Exsúrge, Dómine, in ira tua: * et exaltáre in fínibus inimicórum meórum.</text:p>
          </table:table-cell>
          <table:table-cell table:formula="of:=[.B76]=[.A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xsúrge, Dómine, Deus meus, in præcépto quod mandásti: * et synagóga populórum circúmdabit te.</text:p>
          </table:table-cell>
          <table:table-cell office:value-type="string">
            <text:p>Et exsúrge, Dómine Deus meus, in præcépto quod mandásti: * et synagóga populórum circúmdabit te.</text:p>
          </table:table-cell>
          <table:table-cell table:formula="of:=[.B77]=[.A7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propter hanc in altum regrédere: * Dóminus júdicat pópulos.</text:p>
          </table:table-cell>
          <table:table-cell office:value-type="string">
            <text:p>Et propter hanc in altum regrédere: * Dóminus júdicat pópulos.</text:p>
          </table:table-cell>
          <table:table-cell table:formula="of:=[.B78]=[.A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údica me, Dómine, secúndum justítiam meam, * et secúndum innocéntiam meam super me.</text:p>
          </table:table-cell>
          <table:table-cell office:value-type="string">
            <text:p>Júdica me, Dómine, secúndum justítiam meam, * et secúndum innocéntiam meam super me.</text:p>
          </table:table-cell>
          <table:table-cell table:formula="of:=[.B79]=[.A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sumétur nequítia peccatórum, et díriges justum, * scrutans corda et renes, Deus.</text:p>
          </table:table-cell>
          <table:table-cell office:value-type="string">
            <text:p>Consumétur nequítia peccatórum, et díriges justum, * scrutans corda et renes Deus.</text:p>
          </table:table-cell>
          <table:table-cell table:formula="of:=[.B80]=[.A8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7 ii</text:p>
          </table:table-cell>
          <table:table-cell office:value-type="string">
            <text:p>Psalmus 7. ii. Justum adjutorium</text:p>
          </table:table-cell>
          <table:table-cell table:formula="of:=[.B81]=[.A8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stum adjutórium meum a Dómino, * qui salvos facit rectos corde.</text:p>
          </table:table-cell>
          <table:table-cell office:value-type="string">
            <text:p>Justum adjutórium meum a Dómino, * qui salvos facit rectos corde.</text:p>
          </table:table-cell>
          <table:table-cell table:formula="of:=[.B82]=[.A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judex justus, fortis, et pátiens: * numquid iráscitur per síngulos dies?</text:p>
          </table:table-cell>
          <table:table-cell office:value-type="string">
            <text:p>Deus judex justus, fortis, et pátiens: * numquid iráscitur per síngulos dies?</text:p>
          </table:table-cell>
          <table:table-cell table:formula="of:=[.B83]=[.A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isi convérsi fuéritis, gládium suum vibrábit: * arcum suum teténdit, et parávit illum.</text:p>
          </table:table-cell>
          <table:table-cell office:value-type="string">
            <text:p>Nisi convérsi fuéritis, gládium suum vibrábit: * arcum suum teténdit, et parávit illum.</text:p>
          </table:table-cell>
          <table:table-cell table:formula="of:=[.B84]=[.A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 eo parávit vasa mortis: * sagíttas suas ardéntibus effécit.</text:p>
          </table:table-cell>
          <table:table-cell office:value-type="string">
            <text:p>Et in eo parávit vasa mortis: * sagíttas suas ardéntibus effécit.</text:p>
          </table:table-cell>
          <table:table-cell table:formula="of:=[.B85]=[.A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, partúriit injustítiam: * concépit dolórem, et péperit iniquitátem.</text:p>
          </table:table-cell>
          <table:table-cell office:value-type="string">
            <text:p>Ecce partúriit injustítiam: * concépit dolórem, et péperit iniquitátem.</text:p>
          </table:table-cell>
          <table:table-cell table:formula="of:=[.B86]=[.A8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cum apéruit, et effódit eum: * et íncidit in fóveam quam fecit.</text:p>
          </table:table-cell>
          <table:table-cell office:value-type="string">
            <text:p>Lacum apéruit, et effódit eum: * et íncidit in fóveam quam fecit.</text:p>
          </table:table-cell>
          <table:table-cell table:formula="of:=[.B87]=[.A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ertétur dolor ejus in caput ejus: * et in vérticem ipsíus iníquitas ejus descéndet.</text:p>
          </table:table-cell>
          <table:table-cell office:value-type="string">
            <text:p>Convertétur dolor ejus in caput ejus: * et in vérticem ipsíus iníquitas ejus descéndet.</text:p>
          </table:table-cell>
          <table:table-cell table:formula="of:=[.B88]=[.A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ébor Dómino secúndum justítiam ejus: * et psallam nómini Dómini altíssimi.</text:p>
          </table:table-cell>
          <table:table-cell office:value-type="string">
            <text:p>Confitébor Dómino secúndum justítiam ejus: * et psallam nómini Dómini altíssimi.</text:p>
          </table:table-cell>
          <table:table-cell table:formula="of:=[.B89]=[.A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8</text:p>
          </table:table-cell>
          <table:table-cell office:value-type="string">
            <text:p>Psalmus 8. Domine, Dominus noster</text:p>
          </table:table-cell>
          <table:table-cell table:formula="of:=[.B90]=[.A9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Dóminus noster, * quam admirábile est nomen tuum in univérsa terra!</text:p>
          </table:table-cell>
          <table:table-cell office:value-type="string">
            <text:p>Dómine, Dóminus noster, * quam admirábile est nomen tuum in univérsa terra!</text:p>
          </table:table-cell>
          <table:table-cell table:formula="of:=[.B91]=[.A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eleváta est magnificéntia tua, * super cælos.</text:p>
          </table:table-cell>
          <table:table-cell office:value-type="string">
            <text:p>Quóniam eleváta est magnificéntia tua, * super cælos.</text:p>
          </table:table-cell>
          <table:table-cell table:formula="of:=[.B92]=[.A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 ore infántium et lacténtium perfecísti laudem propter inimícos tuos, * ut déstruas inimícum et ultórem.</text:p>
          </table:table-cell>
          <table:table-cell office:value-type="string">
            <text:p>Ex ore infántium et lacténtium perfecísti laudem propter inimícos tuos, * ut déstruas inimícum et ultórem.</text:p>
          </table:table-cell>
          <table:table-cell table:formula="of:=[.B93]=[.A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vidébo cælos tuos, ópera digitórum tuórum: * lunam et stellas, quæ tu fundásti.</text:p>
          </table:table-cell>
          <table:table-cell office:value-type="string">
            <text:p>Quóniam vidébo cælos tuos, ópera digitórum tuórum: * lunam et stellas, quæ tu fundásti.</text:p>
          </table:table-cell>
          <table:table-cell table:formula="of:=[.B94]=[.A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d est homo quod memor es ejus? * aut fílius hóminis, quóniam vísitas eum?</text:p>
          </table:table-cell>
          <table:table-cell office:value-type="string">
            <text:p>Quid est homo quod memor es ejus? * aut fílius hóminis, quóniam vísitas eum?</text:p>
          </table:table-cell>
          <table:table-cell table:formula="of:=[.B95]=[.A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nuísti eum paulo minus ab Ángelis, glória et honóre coronásti eum: * et constituísti eum super ópera mánuum tuárum.</text:p>
          </table:table-cell>
          <table:table-cell office:value-type="string">
            <text:p>Minuísti eum paulo minus ab Angelis, glória et honóre coronásti eum: * et constituísti eum super ópera mánuum tuárum.</text:p>
          </table:table-cell>
          <table:table-cell table:formula="of:=[.B96]=[.A9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Ómnia subjecísti sub pédibus ejus, * oves et boves univérsas: ínsuper et pécora campi.</text:p>
          </table:table-cell>
          <table:table-cell office:value-type="string">
            <text:p>Omnia subjecísti sub pédibus ejus, * oves et boves univérsas: ínsuper et pécora campi.</text:p>
          </table:table-cell>
          <table:table-cell table:formula="of:=[.B97]=[.A9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ólucres cæli, et pisces maris, * qui perámbulant sémitas maris.</text:p>
          </table:table-cell>
          <table:table-cell office:value-type="string">
            <text:p>Vólucres cæli, et pisces maris, * qui perámbulant sémitas maris.</text:p>
          </table:table-cell>
          <table:table-cell table:formula="of:=[.B98]=[.A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Dóminus noster, * quam admirábile est nomen tuum in univérsa terra!</text:p>
          </table:table-cell>
          <table:table-cell office:value-type="string">
            <text:p>Dómine, Dóminus noster, * quam admirábile est nomen tuum in univérsa terra!</text:p>
          </table:table-cell>
          <table:table-cell table:formula="of:=[.B99]=[.A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9 i</text:p>
          </table:table-cell>
          <table:table-cell office:value-type="string">
            <text:p>Psalmus 9. i. Confitebor tibi</text:p>
          </table:table-cell>
          <table:table-cell table:formula="of:=[.B100]=[.A10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bor tibi, Dómine, in toto corde meo: * narrábo ómnia mirabília tua.</text:p>
          </table:table-cell>
          <table:table-cell office:value-type="string">
            <text:p>Confitébor tibi, Dómine, in toto corde meo: * narrábo ómnia mirabília tua.</text:p>
          </table:table-cell>
          <table:table-cell table:formula="of:=[.B101]=[.A1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ábor et exsultábo in te: * psallam nómini tuo, Altíssime,</text:p>
          </table:table-cell>
          <table:table-cell office:value-type="string">
            <text:p>Lætábor et exsultábo in te: * psallam nómini tuo, Altíssime.</text:p>
          </table:table-cell>
          <table:table-cell table:formula="of:=[.B102]=[.A10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converténdo inimícum meum retrórsum: * infirmabúntur, et períbunt a fácie tua.</text:p>
          </table:table-cell>
          <table:table-cell office:value-type="string">
            <text:p>In converténdo inimícum meum retrórsum: * infirmabúntur, et períbunt a fácie tua.</text:p>
          </table:table-cell>
          <table:table-cell table:formula="of:=[.B103]=[.A1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fecísti judícium meum et causam meam: * sedísti super thronum, qui júdicas justítiam.</text:p>
          </table:table-cell>
          <table:table-cell office:value-type="string">
            <text:p>Quóniam fecísti judícium meum et causam meam: * sedísti super thronum, qui júdicas justítiam.</text:p>
          </table:table-cell>
          <table:table-cell table:formula="of:=[.B104]=[.A1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crepásti Gentes, et périit ímpius: * nomen eórum delésti in ætérnum, et in sæculum sæculi.</text:p>
          </table:table-cell>
          <table:table-cell office:value-type="string">
            <text:p>Increpásti Gentes, et périit ímpius: * nomen eórum delésti in ætérnum, et in sæculum sæculi.</text:p>
          </table:table-cell>
          <table:table-cell table:formula="of:=[.B105]=[.A1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imíci defecérunt frámeæ in finem: * et civitátes eórum destruxísti.</text:p>
          </table:table-cell>
          <table:table-cell office:value-type="string">
            <text:p>Inimíci defecérunt frámeæ in finem: * et civitátes eórum destruxísti.</text:p>
          </table:table-cell>
          <table:table-cell table:formula="of:=[.B106]=[.A1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ériit memória eórum cum sónitu: * et Dóminus in ætérnum pérmanet.</text:p>
          </table:table-cell>
          <table:table-cell office:value-type="string">
            <text:p>Périit memória eórum cum sónitu: * et Dóminus in ætérnum pérmanet.</text:p>
          </table:table-cell>
          <table:table-cell table:formula="of:=[.B107]=[.A1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arávit in judício thronum suum: * et ipse judicábit orbem terræ in æquitáte, judicábit pópulos in justítia.</text:p>
          </table:table-cell>
          <table:table-cell office:value-type="string">
            <text:p>Parávit in judício thronum suum: * et ipse judicábit orbem terræ in æquitáte, judicábit pópulos in justítia.</text:p>
          </table:table-cell>
          <table:table-cell table:formula="of:=[.B108]=[.A1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factus est Dóminus refúgium páuperi: * adjútor in opportunitátibus, in tribulatióne.</text:p>
          </table:table-cell>
          <table:table-cell office:value-type="string">
            <text:p>Et factus est Dóminus refúgium páuperi: * adjútor in opportunitátibus, in tribulatióne.</text:p>
          </table:table-cell>
          <table:table-cell table:formula="of:=[.B109]=[.A1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perent in te qui novérunt nomen tuum: * quóniam non dereliquísti quæréntes te, Dómine.</text:p>
          </table:table-cell>
          <table:table-cell office:value-type="string">
            <text:p>Et sperent in te qui novérunt nomen tuum: * quóniam non dereliquísti quæréntes te, Dómine.</text:p>
          </table:table-cell>
          <table:table-cell table:formula="of:=[.B110]=[.A1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9 ii</text:p>
          </table:table-cell>
          <table:table-cell office:value-type="string">
            <text:p>Psalmus 9. ii. Psallite Domino</text:p>
          </table:table-cell>
          <table:table-cell table:formula="of:=[.B111]=[.A1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állite Dómino, qui hábitat in Sion: * annuntiáte inter Gentes stúdia ejus:</text:p>
          </table:table-cell>
          <table:table-cell office:value-type="string">
            <text:p>Psállite Dómino, qui hábitat in Sion: * annuntiáte inter Gentes stúdia ejus:</text:p>
          </table:table-cell>
          <table:table-cell table:formula="of:=[.B112]=[.A1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requírens sánguinem eórum recordátus est: * non est oblítus clamórem páuperum.</text:p>
          </table:table-cell>
          <table:table-cell office:value-type="string">
            <text:p>Quóniam requírens sánguinem eórum recordátus est: * non est oblítus clamórem páuperum.</text:p>
          </table:table-cell>
          <table:table-cell table:formula="of:=[.B113]=[.A1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ére mei, Dómine: * vide humilitátem meam de inimícis meis.</text:p>
          </table:table-cell>
          <table:table-cell office:value-type="string">
            <text:p>Miserére mei, Dómine: * vide humilitátem meam de inimícis meis.</text:p>
          </table:table-cell>
          <table:table-cell table:formula="of:=[.B114]=[.A1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exáltas me de portis mortis, * ut annúntiem omnes laudatiónes tuas in portis fíliæ Sion.</text:p>
          </table:table-cell>
          <table:table-cell office:value-type="string">
            <text:p>Qui exáltas me de portis mortis, * ut annúntiem omnes laudatiónes tuas in portis fíliæ Sion.</text:p>
          </table:table-cell>
          <table:table-cell table:formula="of:=[.B115]=[.A1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ultábo in salutári tuo: * infíxæ sunt Gentes in intéritu, quem fecérunt.</text:p>
          </table:table-cell>
          <table:table-cell office:value-type="string">
            <text:p>Exsultábo in salutári tuo: * infíxæ sunt Gentes in intéritu, quem fecérunt.</text:p>
          </table:table-cell>
          <table:table-cell table:formula="of:=[.B116]=[.A1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láqueo isto, quem abscondérunt, * comprehénsus est pes eórum.</text:p>
          </table:table-cell>
          <table:table-cell office:value-type="string">
            <text:p>In láqueo isto, quem abscondérunt, * comprehénsus est pes eórum.</text:p>
          </table:table-cell>
          <table:table-cell table:formula="of:=[.B117]=[.A1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gnoscétur Dóminus judícia fáciens: * in opéribus mánuum suárum comprehénsus est peccátor.</text:p>
          </table:table-cell>
          <table:table-cell office:value-type="string">
            <text:p>Cognoscétur Dóminus judícia fáciens: * in opéribus mánuum suárum comprehénsus est peccátor.</text:p>
          </table:table-cell>
          <table:table-cell table:formula="of:=[.B118]=[.A1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ertántur peccatóres in inférnum, * omnes Gentes quæ obliviscúntur Deum.</text:p>
          </table:table-cell>
          <table:table-cell office:value-type="string">
            <text:p>Convertántur peccatóres in inférnum, * omnes Gentes quæ obliviscúntur Deum.</text:p>
          </table:table-cell>
          <table:table-cell table:formula="of:=[.B119]=[.A1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non in finem oblívio erit páuperis: * patiéntia páuperum non períbit in finem.</text:p>
          </table:table-cell>
          <table:table-cell office:value-type="string">
            <text:p>Quóniam non in finem oblívio erit páuperis: * patiéntia páuperum non períbit in finem.</text:p>
          </table:table-cell>
          <table:table-cell table:formula="of:=[.B120]=[.A1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rge, Dómine, non confortétur homo: * judicéntur Gentes in conspéctu tuo.</text:p>
          </table:table-cell>
          <table:table-cell office:value-type="string">
            <text:p>Exsúrge, Dómine, non confortétur homo: * judicéntur Gentes in conspéctu tuo.</text:p>
          </table:table-cell>
          <table:table-cell table:formula="of:=[.B121]=[.A1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stítue, Dómine, legislatórem super eos: * ut sciant Gentes quóniam hómines sunt.</text:p>
          </table:table-cell>
          <table:table-cell office:value-type="string">
            <text:p>Constítue, Dómine, legislatórem super eos: * ut sciant Gentes quóniam hómines sunt.</text:p>
          </table:table-cell>
          <table:table-cell table:formula="of:=[.B122]=[.A1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9 iii</text:p>
          </table:table-cell>
          <table:table-cell office:value-type="string">
            <text:p>Psalmus 9. iii. Ut quid, Domine?</text:p>
          </table:table-cell>
          <table:table-cell table:formula="of:=[.B123]=[.A12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Ut quid, Dómine, recessísti longe, *‡ déspicis in opportunitátibus, in tribulatióne?</text:p>
          </table:table-cell>
          <table:table-cell office:value-type="string">
            <text:p>Ut quid, Dómine, recessísti longe, * déspicis in opportunitátibus, in tribulatióne?</text:p>
          </table:table-cell>
          <table:table-cell table:formula="of:=[.B124]=[.A12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um supérbit ímpius, incénditur pauper: * comprehendúntur in consíliis quibus cógitant.</text:p>
          </table:table-cell>
          <table:table-cell office:value-type="string">
            <text:p>Dum supérbit ímpius, incénditur pauper: * comprehendúntur in consíliis quibus cógitant.</text:p>
          </table:table-cell>
          <table:table-cell table:formula="of:=[.B125]=[.A1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laudátur peccátor in desidériis ánimæ suæ: * et iníquus benedícitur.</text:p>
          </table:table-cell>
          <table:table-cell office:value-type="string">
            <text:p>Quóniam laudátur peccátor in desidériis ánimæ suæ: * et iníquus benedícitur.</text:p>
          </table:table-cell>
          <table:table-cell table:formula="of:=[.B126]=[.A1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acerbávit Dóminum peccátor, * secúndum multitúdinem iræ suæ non quæret.</text:p>
          </table:table-cell>
          <table:table-cell office:value-type="string">
            <text:p>Exacerbávit Dóminum peccátor, * secúndum multitúdinem iræ suæ non quæret.</text:p>
          </table:table-cell>
          <table:table-cell table:formula="of:=[.B127]=[.A1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est Deus in conspéctu ejus: * inquinátæ sunt viæ illíus in omni témpore.</text:p>
          </table:table-cell>
          <table:table-cell office:value-type="string">
            <text:p>Non est Deus in conspéctu ejus: * inquinátæ sunt viæ illíus in omni témpore.</text:p>
          </table:table-cell>
          <table:table-cell table:formula="of:=[.B128]=[.A1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ferúntur judícia tua a fácie ejus: * ómnium inimicórum suórum dominábitur.</text:p>
          </table:table-cell>
          <table:table-cell office:value-type="string">
            <text:p>Auferúntur judícia tua a fácie ejus: * ómnium inimicórum suórum dominábitur.</text:p>
          </table:table-cell>
          <table:table-cell table:formula="of:=[.B129]=[.A1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xit enim in corde suo: * Non movébor a generatióne in generatiónem sine malo.</text:p>
          </table:table-cell>
          <table:table-cell office:value-type="string">
            <text:p>Dixit enim in corde suo: * Non movébor a generatióne in generatiónem sine malo.</text:p>
          </table:table-cell>
          <table:table-cell table:formula="of:=[.B130]=[.A1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jus maledictióne os plenum est, et amaritúdine, et dolo: * sub lingua ejus labor et dolor.</text:p>
          </table:table-cell>
          <table:table-cell office:value-type="string">
            <text:p>Cujus maledictióne os plenum est, et amaritúdine, et dolo: * sub lingua ejus labor et dolor.</text:p>
          </table:table-cell>
          <table:table-cell table:formula="of:=[.B131]=[.A1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det in insídiis cum divítibus in occúltis: * ut interfíciat innocéntem.</text:p>
          </table:table-cell>
          <table:table-cell office:value-type="string">
            <text:p>Sedet in insídiis cum divítibus in occúltis: * ut interfíciat innocéntem.</text:p>
          </table:table-cell>
          <table:table-cell table:formula="of:=[.B132]=[.A1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Óculi ejus in páuperem respíciunt: * insidiátur in abscóndito, quasi leo in spelúnca sua.</text:p>
          </table:table-cell>
          <table:table-cell office:value-type="string">
            <text:p>Oculi ejus in páuperem respíciunt: * insidiátur in abscóndito, quasi leo in spelúnca sua.</text:p>
          </table:table-cell>
          <table:table-cell table:formula="of:=[.B133]=[.A13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sidiátur ut rápiat páuperem: * rápere páuperem, dum áttrahit eum.</text:p>
          </table:table-cell>
          <table:table-cell office:value-type="string">
            <text:p>Insidiátur ut rápiat páuperem: * rápere páuperem, dum áttrahit eum.</text:p>
          </table:table-cell>
          <table:table-cell table:formula="of:=[.B134]=[.A1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láqueo suo humiliábit eum: * inclinábit se, et cadet, cum dominátus fúerit páuperum.</text:p>
          </table:table-cell>
          <table:table-cell office:value-type="string">
            <text:p>In láqueo suo humiliábit eum: * inclinábit se, et cadet, cum dominátus fúerit páuperum.</text:p>
          </table:table-cell>
          <table:table-cell table:formula="of:=[.B135]=[.A1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xit enim in corde suo: Oblítus est Deus, * avértit fáciem suam ne vídeat in finem.</text:p>
          </table:table-cell>
          <table:table-cell office:value-type="string">
            <text:p>Dixit enim in corde suo: Oblítus est Deus, * avértit fáciem suam ne vídeat in finem.</text:p>
          </table:table-cell>
          <table:table-cell table:formula="of:=[.B136]=[.A1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9 iv</text:p>
          </table:table-cell>
          <table:table-cell office:value-type="string">
            <text:p>Psalmus 9. iv. Exsurge, Domine Deus</text:p>
          </table:table-cell>
          <table:table-cell table:formula="of:=[.B137]=[.A13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súrge, Dómine Deus, exaltétur manus tua: *‡ ne obliviscáris páuperum.</text:p>
          </table:table-cell>
          <table:table-cell office:value-type="string">
            <text:p>Exsúrge, Dómine Deus, exaltétur manus tua: * ne obliviscáris páuperum.</text:p>
          </table:table-cell>
          <table:table-cell table:formula="of:=[.B138]=[.A13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ropter quid irritávit ímpius Deum? * dixit enim in corde suo: Non requíret.</text:p>
          </table:table-cell>
          <table:table-cell office:value-type="string">
            <text:p>Propter quid irritávit ímpius Deum? * dixit enim in corde suo: Non requíret.</text:p>
          </table:table-cell>
          <table:table-cell table:formula="of:=[.B139]=[.A1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des quóniam tu labórem et dolórem consíderas: * ut tradas eos in manus tuas.</text:p>
          </table:table-cell>
          <table:table-cell office:value-type="string">
            <text:p>Vides quóniam tu labórem et dolórem consíderas: * ut tradas eos in manus tuas.</text:p>
          </table:table-cell>
          <table:table-cell table:formula="of:=[.B140]=[.A1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ibi derelíctus est pauper: * órphano tu eris adjútor.</text:p>
          </table:table-cell>
          <table:table-cell office:value-type="string">
            <text:p>Tibi derelíctus est pauper: * órphano tu eris adjútor.</text:p>
          </table:table-cell>
          <table:table-cell table:formula="of:=[.B141]=[.A1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óntere bráchium peccatóris et malígni: * quærétur peccátum illíus, et non inveniétur.</text:p>
          </table:table-cell>
          <table:table-cell office:value-type="string">
            <text:p>Cóntere bráchium peccatóris et malígni: * quærétur peccátum illíus, et non inveniétur.</text:p>
          </table:table-cell>
          <table:table-cell table:formula="of:=[.B142]=[.A1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regnábit in ætérnum, et in sæculum sæculi: * períbitis, Gentes, de terra illíus.</text:p>
          </table:table-cell>
          <table:table-cell office:value-type="string">
            <text:p>Dóminus regnábit in ætérnum, et in sæculum sæculi: * períbitis, Gentes, de terra illíus.</text:p>
          </table:table-cell>
          <table:table-cell table:formula="of:=[.B143]=[.A1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sidérium páuperum exaudívit Dóminus: * præparatiónem cordis eórum audívit auris tua.</text:p>
          </table:table-cell>
          <table:table-cell office:value-type="string">
            <text:p>Desidérium páuperum exaudívit Dóminus: * præparatiónem cordis eórum audívit auris tua.</text:p>
          </table:table-cell>
          <table:table-cell table:formula="of:=[.B144]=[.A1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dicáre pupíllo et húmili, * ut non appónat ultra magnificáre se homo super terram.</text:p>
          </table:table-cell>
          <table:table-cell office:value-type="string">
            <text:p>Judicáre pupíllo et húmili, * ut non appónat ultra magnificáre se homo super terram.</text:p>
          </table:table-cell>
          <table:table-cell table:formula="of:=[.B145]=[.A1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</text:p>
          </table:table-cell>
          <table:table-cell office:value-type="string">
            <text:p>Psalmus 10. In Domino confido</text:p>
          </table:table-cell>
          <table:table-cell table:formula="of:=[.B146]=[.A14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Dómino confído: quómodo dícitis ánimæ meæ: * Tránsmigra in montem sicut passer?</text:p>
          </table:table-cell>
          <table:table-cell office:value-type="string">
            <text:p>In Dómino confído: quómodo dícitis ánimæ meæ: * Tránsmigra in montem sicut passer?</text:p>
          </table:table-cell>
          <table:table-cell table:formula="of:=[.B147]=[.A1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ecce peccatóres intendérunt arcum, paravérunt sagíttas suas in pháretra, * ut sagíttent in obscúro rectos corde.</text:p>
          </table:table-cell>
          <table:table-cell office:value-type="string">
            <text:p>Quóniam ecce peccatóres intendérunt arcum, paravérunt sagíttas suas in pháretra, * ut sagíttent in obscúro rectos corde.</text:p>
          </table:table-cell>
          <table:table-cell table:formula="of:=[.B148]=[.A1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quæ perfecísti, destruxérunt: * justus autem quid fecit?</text:p>
          </table:table-cell>
          <table:table-cell office:value-type="string">
            <text:p>Quóniam quæ perfecísti, destruxérunt: * justus autem quid fecit?</text:p>
          </table:table-cell>
          <table:table-cell table:formula="of:=[.B149]=[.A1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in templo sancto suo, * Dóminus in cælo sedes ejus.</text:p>
          </table:table-cell>
          <table:table-cell office:value-type="string">
            <text:p>Dóminus in templo sancto suo, * Dóminus in cælo sedes ejus.</text:p>
          </table:table-cell>
          <table:table-cell table:formula="of:=[.B150]=[.A1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Óculi ejus in páuperem respíciunt: * pálpebræ ejus intérrogant fílios hóminum.</text:p>
          </table:table-cell>
          <table:table-cell office:value-type="string">
            <text:p>Oculi ejus in páuperem respíciunt: * pálpebræ ejus intérrogant fílios hóminum.</text:p>
          </table:table-cell>
          <table:table-cell table:formula="of:=[.B151]=[.A15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us intérrogat justum et ímpium: * qui autem díligit iniquitátem, odit ánimam suam.</text:p>
          </table:table-cell>
          <table:table-cell office:value-type="string">
            <text:p>Dóminus intérrogat justum et ímpium: * qui autem díligit iniquitátem, odit ánimam suam.</text:p>
          </table:table-cell>
          <table:table-cell table:formula="of:=[.B152]=[.A1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luet super peccatóres láqueos: * ignis, et sulphur, et spíritus procellárum pars cálicis eórum.</text:p>
          </table:table-cell>
          <table:table-cell office:value-type="string">
            <text:p>Pluet super peccatóres láqueos: * ignis, et sulphur, et spíritus procellárum pars cálicis eórum.</text:p>
          </table:table-cell>
          <table:table-cell table:formula="of:=[.B153]=[.A1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justus Dóminus, et justítias diléxit: * æquitátem vidit vultus ejus.</text:p>
          </table:table-cell>
          <table:table-cell office:value-type="string">
            <text:p>Quóniam justus Dóminus, et justítias diléxit: * æquitátem vidit vultus ejus.</text:p>
          </table:table-cell>
          <table:table-cell table:formula="of:=[.B154]=[.A1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</text:p>
          </table:table-cell>
          <table:table-cell office:value-type="string">
            <text:p>Psalmus 11. Salvum me fac</text:p>
          </table:table-cell>
          <table:table-cell table:formula="of:=[.B155]=[.A15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alvum me fac, Dómine, quóniam defécit sanctus: * quóniam diminútæ sunt veritátes a fíliis hóminum.</text:p>
          </table:table-cell>
          <table:table-cell office:value-type="string">
            <text:p>Salvum me fac, Dómine, quóniam defécit sanctus: * quóniam diminútæ sunt veritátes a fíliis hóminum.</text:p>
          </table:table-cell>
          <table:table-cell table:formula="of:=[.B156]=[.A1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ana locúti sunt unusquísque ad próximum suum: * lábia dolósa, in corde et corde locúti sunt.</text:p>
          </table:table-cell>
          <table:table-cell office:value-type="string">
            <text:p>Vana locúti sunt unusquísque ad próximum suum: * lábia dolósa, in corde et corde locúti sunt.</text:p>
          </table:table-cell>
          <table:table-cell table:formula="of:=[.B157]=[.A1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spérdat Dóminus univérsa lábia dolósa, * et linguam magníloquam.</text:p>
          </table:table-cell>
          <table:table-cell office:value-type="string">
            <text:p>Dispérdat Dóminus univérsa lábia dolósa, * et linguam magníloquam.</text:p>
          </table:table-cell>
          <table:table-cell table:formula="of:=[.B158]=[.A1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dixérunt: Linguam nostram magnificábimus, lábia nostra a nobis sunt, * quis noster Dóminus est?</text:p>
          </table:table-cell>
          <table:table-cell office:value-type="string">
            <text:p>Qui dixérunt: Linguam nostram magnificábimus, lábia nostra a nobis sunt, * quis noster Dóminus est?</text:p>
          </table:table-cell>
          <table:table-cell table:formula="of:=[.B159]=[.A1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ter misériam ínopum, et gémitum páuperum, * nunc exsúrgam, dicit Dóminus.</text:p>
          </table:table-cell>
          <table:table-cell office:value-type="string">
            <text:p>Propter misériam ínopum, et gémitum páuperum, * nunc exsúrgam, dicit Dóminus.</text:p>
          </table:table-cell>
          <table:table-cell table:formula="of:=[.B160]=[.A1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nam in salutári: * fiduciáliter agam in eo.</text:p>
          </table:table-cell>
          <table:table-cell office:value-type="string">
            <text:p>Ponam in salutári: * fiduciáliter agam in eo.</text:p>
          </table:table-cell>
          <table:table-cell table:formula="of:=[.B161]=[.A1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lóquia Dómini, elóquia casta: * argéntum igne examinátum, probátum terræ purgátum séptuplum.</text:p>
          </table:table-cell>
          <table:table-cell office:value-type="string">
            <text:p>Elóquia Dómini, elóquia casta: * argéntum igne examinátum, probátum terræ purgátum séptuplum.</text:p>
          </table:table-cell>
          <table:table-cell table:formula="of:=[.B162]=[.A1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, Dómine, servábis nos: et custódies nos * a generatióne hac in ætérnum.</text:p>
          </table:table-cell>
          <table:table-cell office:value-type="string">
            <text:p>Tu, Dómine, servábis nos: et custódies nos * a generatióne hac in ætérnum.</text:p>
          </table:table-cell>
          <table:table-cell table:formula="of:=[.B163]=[.A1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circúitu ímpii ámbulant: * secúndum altitúdinem tuam multiplicásti fílios hóminum.</text:p>
          </table:table-cell>
          <table:table-cell office:value-type="string">
            <text:p>In circúitu ímpii ámbulant: * secúndum altitúdinem tuam multiplicásti fílios hóminum.</text:p>
          </table:table-cell>
          <table:table-cell table:formula="of:=[.B164]=[.A1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2</text:p>
          </table:table-cell>
          <table:table-cell office:value-type="string">
            <text:p>Psalmus 12. Usquequo, Domine</text:p>
          </table:table-cell>
          <table:table-cell table:formula="of:=[.B165]=[.A16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Úsquequo, Dómine, obliviscéris me in finem? * Úsquequo avértis fáciem tuam a me?</text:p>
          </table:table-cell>
          <table:table-cell office:value-type="string">
            <text:p>Usquequo, Dómine, obliviscéris me in finem? * úsquequo avértis fáciem tuam a me?</text:p>
          </table:table-cell>
          <table:table-cell table:formula="of:=[.B166]=[.A16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ámdiu ponam consília in ánima mea, * dolórem in corde meo per diem?</text:p>
          </table:table-cell>
          <table:table-cell office:value-type="string">
            <text:p>Quamdiu ponam consília in ánima mea, * dolórem in corde meo per diem?</text:p>
          </table:table-cell>
          <table:table-cell table:formula="of:=[.B167]=[.A167]" office:value-type="boolean" office:boolean-value="false">
            <text:p>FALSE</text:p>
          </table:table-cell>
          <table:table-cell/>
          <table:table-cell office:value-type="string">
            <text:p>Quámdiu </text:p>
          </table:table-cell>
          <table:table-cell/>
        </table:table-row>
        <table:table-row table:style-name="ro1">
          <table:table-cell office:value-type="string">
            <text:p>Úsquequo exaltábitur inimícus meus super me? * réspice, et exáudi me, Dómine, Deus meus.</text:p>
          </table:table-cell>
          <table:table-cell office:value-type="string">
            <text:p>Usquequo exaltábitur inimícus meus super me? * réspice, et exáudi me, Dómine, Deus meus.</text:p>
          </table:table-cell>
          <table:table-cell table:formula="of:=[.B168]=[.A16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llúmina óculos meos ne umquam obdórmiam in morte: * nequándo dicat inimícus meus: Præválui advérsus eum.</text:p>
          </table:table-cell>
          <table:table-cell office:value-type="string">
            <text:p>Illúmina óculos meos ne umquam obdórmiam in morte: * nequándo dicat inimícus meus: præválui advérsus eum.</text:p>
          </table:table-cell>
          <table:table-cell table:formula="of:=[.B169]=[.A16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tríbulant me, exsultábunt si motus fúero: * ego autem in misericórdia tua sperávi.</text:p>
          </table:table-cell>
          <table:table-cell office:value-type="string">
            <text:p>Qui tríbulant me, exsultábunt si motus fúero: * ego autem in misericórdia tua sperávi.</text:p>
          </table:table-cell>
          <table:table-cell table:formula="of:=[.B170]=[.A1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ultábit cor meum in salutári tuo: cantábo Dómino qui bona tríbuit mihi: * et psallam nómini Dómini altíssimi.</text:p>
          </table:table-cell>
          <table:table-cell office:value-type="string">
            <text:p>Exsultábit cor meum in salutári tuo: cantábo Dómino qui bona tríbuit mihi: * et psallam nómini Dómini altíssimi.</text:p>
          </table:table-cell>
          <table:table-cell table:formula="of:=[.B171]=[.A1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3</text:p>
          </table:table-cell>
          <table:table-cell office:value-type="string">
            <text:p>Psalmus 13. Dixit insipiens</text:p>
          </table:table-cell>
          <table:table-cell table:formula="of:=[.B172]=[.A17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xit insípiens in corde suo: * Non est Deus.</text:p>
          </table:table-cell>
          <table:table-cell office:value-type="string">
            <text:p>Dixit insípiens in corde suo: * Non est Deus.</text:p>
          </table:table-cell>
          <table:table-cell table:formula="of:=[.B173]=[.A1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rrúpti sunt, et abominábiles facti sunt in stúdiis suis: * non est qui fáciat bonum, non est usque ad unum.</text:p>
          </table:table-cell>
          <table:table-cell office:value-type="string">
            <text:p>Corrúpti sunt, et abominábiles facti sunt in stúdiis suis: * non est qui fáciat bonum, non est usque ad unum.</text:p>
          </table:table-cell>
          <table:table-cell table:formula="of:=[.B174]=[.A1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de cælo prospéxit super fílios hóminum, * ut vídeat si est intélligens, aut requírens Deum.</text:p>
          </table:table-cell>
          <table:table-cell office:value-type="string">
            <text:p>Dóminus de cælo prospéxit super fílios hóminum, * ut vídeat si est intélligens, aut requírens Deum.</text:p>
          </table:table-cell>
          <table:table-cell table:formula="of:=[.B175]=[.A1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mnes declinavérunt, simul inútiles facti sunt: * non est qui fáciat bonum, non est usque ad unum.</text:p>
          </table:table-cell>
          <table:table-cell office:value-type="string">
            <text:p>Omnes declinavérunt, simul inútiles facti sunt: * non est qui fáciat bonum, non est usque ad unum.</text:p>
          </table:table-cell>
          <table:table-cell table:formula="of:=[.B176]=[.A1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púlcrum patens est guttur eórum: linguis suis dolóse agébant * venénum áspidum sub lábiis eórum.</text:p>
          </table:table-cell>
          <table:table-cell office:value-type="string">
            <text:p>Sepúlcrum patens est guttur eórum: linguis suis dolóse agébant * venénum áspidum sub lábiis eórum.</text:p>
          </table:table-cell>
          <table:table-cell table:formula="of:=[.B177]=[.A1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orum os maledictióne et amaritúdine plenum est: * velóces pedes eórum ad effundéndum sánguinem.</text:p>
          </table:table-cell>
          <table:table-cell office:value-type="string">
            <text:p>Quorum os maledictióne et amaritúdine plenum est: * velóces pedes eórum ad effundéndum sánguinem.</text:p>
          </table:table-cell>
          <table:table-cell table:formula="of:=[.B178]=[.A1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trítio et infelícitas in viis eórum, et viam pacis non cognovérunt: * non est timor Dei ante óculos eórum.</text:p>
          </table:table-cell>
          <table:table-cell office:value-type="string">
            <text:p>Contrítio et infelícitas in viis eórum, et viam pacis non cognovérunt: * non est timor Dei ante óculos eórum.</text:p>
          </table:table-cell>
          <table:table-cell table:formula="of:=[.B179]=[.A1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ne cognóscent omnes qui operántur iniquitátem, * qui dévorant plebem meam sicut escam panis?</text:p>
          </table:table-cell>
          <table:table-cell office:value-type="string">
            <text:p>Nonne cognóscent omnes qui operántur iniquitátem, * qui dévorant plebem meam sicut escam panis?</text:p>
          </table:table-cell>
          <table:table-cell table:formula="of:=[.B180]=[.A1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m non invocavérunt, * illic trepidavérunt timóre, ubi non erat timor.</text:p>
          </table:table-cell>
          <table:table-cell office:value-type="string">
            <text:p>Dóminum non invocavérunt, * illic trepidavérunt timóre, ubi non erat timor.</text:p>
          </table:table-cell>
          <table:table-cell table:formula="of:=[.B181]=[.A1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Dóminus in generatióne justa est, consílium ínopis confudístis: * quóniam Dóminus spes ejus est.</text:p>
          </table:table-cell>
          <table:table-cell office:value-type="string">
            <text:p>Quóniam Dóminus in generatióne justa est, consílium ínopis confudístis: * quóniam Dóminus spes ejus est.</text:p>
          </table:table-cell>
          <table:table-cell table:formula="of:=[.B182]=[.A1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dabit ex Sion salutáre Israël? * cum avérterit Dóminus captivitátem plebis suæ, exsultábit Jacob, et lætábitur Israël.</text:p>
          </table:table-cell>
          <table:table-cell office:value-type="string">
            <text:p>Quis dabit ex Sion salutáre Israël? * cum avérterit Dóminus captivitátem plebis suæ, exsultábit Jacob, et lætábitur Israël.</text:p>
          </table:table-cell>
          <table:table-cell table:formula="of:=[.B183]=[.A1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</text:p>
          </table:table-cell>
          <table:table-cell office:value-type="string">
            <text:p>Psalmus 14. Domine, quis habitabit?</text:p>
          </table:table-cell>
          <table:table-cell table:formula="of:=[.B184]=[.A18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quis habitábit in tabernáculo tuo? * aut quis requiéscet in monte sancto tuo?</text:p>
          </table:table-cell>
          <table:table-cell office:value-type="string">
            <text:p>Dómine, quis habitábit in tabernáculo tuo? * aut quis requiéscet in monte sancto tuo?</text:p>
          </table:table-cell>
          <table:table-cell table:formula="of:=[.B185]=[.A1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ingréditur sine mácula, * et operátur justítiam:</text:p>
          </table:table-cell>
          <table:table-cell office:value-type="string">
            <text:p>Qui ingréditur sine mácula, * et operátur justítiam:</text:p>
          </table:table-cell>
          <table:table-cell table:formula="of:=[.B186]=[.A1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lóquitur veritátem in corde suo, * qui non egit dolum in lingua sua:</text:p>
          </table:table-cell>
          <table:table-cell office:value-type="string">
            <text:p>Qui lóquitur veritátem in corde suo, * qui non egit dolum in lingua sua:</text:p>
          </table:table-cell>
          <table:table-cell table:formula="of:=[.B187]=[.A1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c fecit próximo suo malum, * et oppróbrium non accépit advérsus próximos suos.</text:p>
          </table:table-cell>
          <table:table-cell office:value-type="string">
            <text:p>Nec fecit próximo suo malum, * et oppróbrium non accépit advérsus próximos suos.</text:p>
          </table:table-cell>
          <table:table-cell table:formula="of:=[.B188]=[.A1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 níhilum dedúctus est in conspéctu ejus malígnus: * timéntes autem Dóminum gloríficat:</text:p>
          </table:table-cell>
          <table:table-cell office:value-type="string">
            <text:p>Ad níhilum dedúctus est in conspéctu ejus malígnus: * timéntes autem Dóminum gloríficat:</text:p>
          </table:table-cell>
          <table:table-cell table:formula="of:=[.B189]=[.A1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jurat próximo suo, et non décipit, * qui pecúniam suam non dedit ad usúram, et múnera super innocéntem non accépit.</text:p>
          </table:table-cell>
          <table:table-cell office:value-type="string">
            <text:p>Qui jurat próximo suo, et non décipit, * qui pecúniam suam non dedit ad usúram, et múnera super innocéntem non accépit.</text:p>
          </table:table-cell>
          <table:table-cell table:formula="of:=[.B190]=[.A1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facit hæc: * non movébitur in ætérnum.</text:p>
          </table:table-cell>
          <table:table-cell office:value-type="string">
            <text:p>Qui facit hæc: * non movébitur in ætérnum.</text:p>
          </table:table-cell>
          <table:table-cell table:formula="of:=[.B191]=[.A1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5</text:p>
          </table:table-cell>
          <table:table-cell office:value-type="string">
            <text:p>Psalmus 15. Conserva me, Domine</text:p>
          </table:table-cell>
          <table:table-cell table:formula="of:=[.B192]=[.A19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sérva me, Dómine, quóniam sperávi in te. * Dixi Dómino: Deus meus es tu, quóniam bonórum meórum non eges.</text:p>
          </table:table-cell>
          <table:table-cell office:value-type="string">
            <text:p>Consérva me, Dómine, quóniam sperávi in te. * Dixi Dómino: Deus meus es tu, quóniam bonórum meórum non eges.</text:p>
          </table:table-cell>
          <table:table-cell table:formula="of:=[.B193]=[.A1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nctis, qui sunt in terra ejus, * mirificávit omnes voluntátes meas in eis.</text:p>
          </table:table-cell>
          <table:table-cell office:value-type="string">
            <text:p>Sanctis, qui sunt in terra ejus, * mirificávit omnes voluntátes meas in eis.</text:p>
          </table:table-cell>
          <table:table-cell table:formula="of:=[.B194]=[.A1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ultiplicátæ sunt infirmitátes eórum: * póstea acceleravérunt.</text:p>
          </table:table-cell>
          <table:table-cell office:value-type="string">
            <text:p>Multiplicátæ sunt infirmitátes eórum: * póstea acceleravérunt.</text:p>
          </table:table-cell>
          <table:table-cell table:formula="of:=[.B195]=[.A1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congregábo conventícula eórum de sanguínibus, * nec memor ero nóminum eórum per lábia mea.</text:p>
          </table:table-cell>
          <table:table-cell office:value-type="string">
            <text:p>Non congregábo conventícula eórum de sanguínibus, * nec memor ero nóminum eórum per lábia mea.</text:p>
          </table:table-cell>
          <table:table-cell table:formula="of:=[.B196]=[.A1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pars hereditátis meæ, et cálicis mei: * tu es, qui restítues hereditátem meam mihi.</text:p>
          </table:table-cell>
          <table:table-cell office:value-type="string">
            <text:p>Dóminus pars hereditátis meæ, et cálicis mei: * tu es, qui restítues hereditátem meam mihi.</text:p>
          </table:table-cell>
          <table:table-cell table:formula="of:=[.B197]=[.A1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unes cecidérunt mihi in præcláris: * étenim heréditas mea præclára est mihi.</text:p>
          </table:table-cell>
          <table:table-cell office:value-type="string">
            <text:p>Funes cecidérunt mihi in præcláris: * étenim heréditas mea præclára est mihi.</text:p>
          </table:table-cell>
          <table:table-cell table:formula="of:=[.B198]=[.A1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am Dóminum, qui tríbuit mihi intelléctum: * ínsuper et usque ad noctem increpuérunt me renes mei.</text:p>
          </table:table-cell>
          <table:table-cell office:value-type="string">
            <text:p>Benedícam Dóminum, qui tríbuit mihi intelléctum: * ínsuper et usque ad noctem increpuérunt me renes mei.</text:p>
          </table:table-cell>
          <table:table-cell table:formula="of:=[.B199]=[.A1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vidébam Dóminum in conspéctu meo semper: * quóniam a dextris est mihi, ne commóvear.</text:p>
          </table:table-cell>
          <table:table-cell office:value-type="string">
            <text:p>Providébam Dóminum in conspéctu meo semper: * quóniam a dextris est mihi, ne commóvear.</text:p>
          </table:table-cell>
          <table:table-cell table:formula="of:=[.B200]=[.A2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ter hoc lætátum est cor meum, et exsultávit lingua mea: * ínsuper et caro mea requiéscet in spe.</text:p>
          </table:table-cell>
          <table:table-cell office:value-type="string">
            <text:p>Propter hoc lætátum est cor meum, et exsultávit lingua mea: * ínsuper et caro mea requiéscet in spe.</text:p>
          </table:table-cell>
          <table:table-cell table:formula="of:=[.B201]=[.A2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non derelínques ánimam meam in inférno: * nec dabis sanctum tuum vidére corruptiónem.</text:p>
          </table:table-cell>
          <table:table-cell office:value-type="string">
            <text:p>Quóniam non derelínques ánimam meam in inférno: * nec dabis sanctum tuum vidére corruptiónem.</text:p>
          </table:table-cell>
          <table:table-cell table:formula="of:=[.B202]=[.A2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tas mihi fecísti vias vitæ, adimplébis me lætítia cum vultu tuo: * delectatiónes in déxtera tua usque in finem.</text:p>
          </table:table-cell>
          <table:table-cell office:value-type="string">
            <text:p>Notas mihi fecísti vias vitæ, adimplébis me lætítia cum vultu tuo: * delectatiónes in déxtera tua usque in finem.</text:p>
          </table:table-cell>
          <table:table-cell table:formula="of:=[.B203]=[.A2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6</text:p>
          </table:table-cell>
          <table:table-cell office:value-type="string">
            <text:p>Psalmus 16. Exaudi, Domine</text:p>
          </table:table-cell>
          <table:table-cell table:formula="of:=[.B204]=[.A20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áudi, Dómine, justítiam meam: * inténde deprecatiónem meam.</text:p>
          </table:table-cell>
          <table:table-cell office:value-type="string">
            <text:p>Exáudi, Dómine, justítiam meam: * inténde deprecatiónem meam.</text:p>
          </table:table-cell>
          <table:table-cell table:formula="of:=[.B205]=[.A2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uribus pércipe oratiónem meam, * non in lábiis dolósis.</text:p>
          </table:table-cell>
          <table:table-cell office:value-type="string">
            <text:p>Auribus pércipe oratiónem meam, * non in lábiis dolósis.</text:p>
          </table:table-cell>
          <table:table-cell table:formula="of:=[.B206]=[.A20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 vultu tuo judícium meum pródeat: * óculi tui vídeant æquitátes.</text:p>
          </table:table-cell>
          <table:table-cell office:value-type="string">
            <text:p>De vultu tuo judícium meum pródeat: * óculi tui vídeant æquitátes.</text:p>
          </table:table-cell>
          <table:table-cell table:formula="of:=[.B207]=[.A2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básti cor meum, et visitásti nocte: * igne me examinásti, et non est invénta in me iníquitas.</text:p>
          </table:table-cell>
          <table:table-cell office:value-type="string">
            <text:p>Probásti cor meum, et visitásti nocte: * igne me examinásti, et non est invénta in me iníquitas.</text:p>
          </table:table-cell>
          <table:table-cell table:formula="of:=[.B208]=[.A2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non loquátur os meum ópera hóminum: * propter verba labiórum tuórum ego custodívi vias duras.</text:p>
          </table:table-cell>
          <table:table-cell office:value-type="string">
            <text:p>Ut non loquátur os meum ópera hóminum: * propter verba labiórum tuórum ego custodívi vias duras.</text:p>
          </table:table-cell>
          <table:table-cell table:formula="of:=[.B209]=[.A2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érfice gressus meos in sémitis tuis: * ut non moveántur vestígia mea.</text:p>
          </table:table-cell>
          <table:table-cell office:value-type="string">
            <text:p>Pérfice gressus meos in sémitis tuis: * ut non moveántur vestígia mea.</text:p>
          </table:table-cell>
          <table:table-cell table:formula="of:=[.B210]=[.A2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clamávi, quóniam exaudísti me, Deus: * inclína aurem tuam mihi, et exáudi verba mea.</text:p>
          </table:table-cell>
          <table:table-cell office:value-type="string">
            <text:p>Ego clamávi, quóniam exaudísti me, Deus: * inclína aurem tuam mihi, et exáudi verba mea.</text:p>
          </table:table-cell>
          <table:table-cell table:formula="of:=[.B211]=[.A2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rífica misericórdias tuas, * qui salvos facis sperántes in te.</text:p>
          </table:table-cell>
          <table:table-cell office:value-type="string">
            <text:p>Mirífica misericórdias tuas, * qui salvos facis sperántes in te.</text:p>
          </table:table-cell>
          <table:table-cell table:formula="of:=[.B212]=[.A2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resisténtibus déxteræ tuæ custódi me, * ut pupíllam óculi.</text:p>
          </table:table-cell>
          <table:table-cell office:value-type="string">
            <text:p>A resisténtibus déxteræ tuæ custódi me, * ut pupíllam óculi.</text:p>
          </table:table-cell>
          <table:table-cell table:formula="of:=[.B213]=[.A2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b umbra alárum tuárum prótege me: * a fácie impiórum qui me afflixérunt.</text:p>
          </table:table-cell>
          <table:table-cell office:value-type="string">
            <text:p>Sub umbra alárum tuárum prótege me: * a fácie impiórum qui me afflixérunt.</text:p>
          </table:table-cell>
          <table:table-cell table:formula="of:=[.B214]=[.A2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imíci mei ánimam meam circumdedérunt, ádipem suum conclusérunt: * os eórum locútum est supérbiam.</text:p>
          </table:table-cell>
          <table:table-cell office:value-type="string">
            <text:p>Inimíci mei ánimam meam circumdedérunt, ádipem suum conclusérunt: * os eórum locútum est supérbiam.</text:p>
          </table:table-cell>
          <table:table-cell table:formula="of:=[.B215]=[.A2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jiciéntes me nunc circumdedérunt me: * óculos suos statuérunt declináre in terram.</text:p>
          </table:table-cell>
          <table:table-cell office:value-type="string">
            <text:p>Projiciéntes me nunc circumdedérunt me: * óculos suos statuérunt declináre in terram.</text:p>
          </table:table-cell>
          <table:table-cell table:formula="of:=[.B216]=[.A2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scepérunt me sicut leo parátus ad prædam: * et sicut cátulus leónis hábitans in ábditis.</text:p>
          </table:table-cell>
          <table:table-cell office:value-type="string">
            <text:p>Suscepérunt me sicut leo parátus ad prædam: * et sicut cátulus leónis hábitans in ábditis.</text:p>
          </table:table-cell>
          <table:table-cell table:formula="of:=[.B217]=[.A2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rge, Dómine, prǽveni eum, et supplánta eum: * éripe ánimam meam ab ímpio, frámeam tuam ab inimícis manus tuæ.</text:p>
          </table:table-cell>
          <table:table-cell office:value-type="string">
            <text:p>Exsúrge, Dómine, prǽveni eum, et supplánta eum: * éripe ánimam meam ab ímpio, frámeam tuam ab inimícis manus tuæ.</text:p>
          </table:table-cell>
          <table:table-cell table:formula="of:=[.B218]=[.A2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a paucis de terra dívide eos in vita eórum: * de abscónditis tuis adimplétus est venter eórum.</text:p>
          </table:table-cell>
          <table:table-cell office:value-type="string">
            <text:p>Dómine, a paucis de terra dívide eos in vita eórum: * de abscónditis tuis adimplétus est venter eórum.</text:p>
          </table:table-cell>
          <table:table-cell table:formula="of:=[.B219]=[.A2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turáti sunt fíliis: * et dimisérunt relíquias suas párvulis suis.</text:p>
          </table:table-cell>
          <table:table-cell office:value-type="string">
            <text:p>Saturáti sunt fíliis: * et dimisérunt relíquias suas párvulis suis.</text:p>
          </table:table-cell>
          <table:table-cell table:formula="of:=[.B220]=[.A2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in justítia apparébo conspéctui tuo: * satiábor cum apparúerit glória tua.</text:p>
          </table:table-cell>
          <table:table-cell office:value-type="string">
            <text:p>Ego autem in justítia apparébo conspéctui tuo: * satiábor cum apparúerit glória tua.</text:p>
          </table:table-cell>
          <table:table-cell table:formula="of:=[.B221]=[.A2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7 i</text:p>
          </table:table-cell>
          <table:table-cell office:value-type="string">
            <text:p>Psalmus 17. i. Diligam te, Domine</text:p>
          </table:table-cell>
          <table:table-cell table:formula="of:=[.B222]=[.A22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íligam te, Dómine, fortitúdo mea: * Dóminus firmaméntum meum, et refúgium meum, et liberátor meus.</text:p>
          </table:table-cell>
          <table:table-cell office:value-type="string">
            <text:p>Díligam te, Dómine, fortitúdo mea: * Dóminus firmaméntum meum, et refúgium meum, et liberátor meus.</text:p>
          </table:table-cell>
          <table:table-cell table:formula="of:=[.B223]=[.A2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meus adjútor meus, * et sperábo in eum.</text:p>
          </table:table-cell>
          <table:table-cell office:value-type="string">
            <text:p>Deus meus adjútor meus, * et sperábo in eum.</text:p>
          </table:table-cell>
          <table:table-cell table:formula="of:=[.B224]=[.A2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téctor meus, et cornu salútis meæ, * et suscéptor meus.</text:p>
          </table:table-cell>
          <table:table-cell office:value-type="string">
            <text:p>Protéctor meus, et cornu salútis meæ, * et suscéptor meus.</text:p>
          </table:table-cell>
          <table:table-cell table:formula="of:=[.B225]=[.A2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ans invocábo Dóminum: * et ab inimícis meis salvus ero.</text:p>
          </table:table-cell>
          <table:table-cell office:value-type="string">
            <text:p>Laudans invocábo Dóminum: * et ab inimícis meis salvus ero.</text:p>
          </table:table-cell>
          <table:table-cell table:formula="of:=[.B226]=[.A2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ircumdedérunt me dolóres mortis: * et torréntes iniquitátis conturbavérunt me.</text:p>
          </table:table-cell>
          <table:table-cell office:value-type="string">
            <text:p>Circumdedérunt me dolóres mortis: * et torréntes iniquitátis conturbavérunt me.</text:p>
          </table:table-cell>
          <table:table-cell table:formula="of:=[.B227]=[.A2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olóres inférni circumdedérunt me: * præoccupavérunt me láquei mortis.</text:p>
          </table:table-cell>
          <table:table-cell office:value-type="string">
            <text:p>Dolóres inférni circumdedérunt me: * præoccupavérunt me láquei mortis.</text:p>
          </table:table-cell>
          <table:table-cell table:formula="of:=[.B228]=[.A2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tribulatióne mea invocávi Dóminum, * et ad Deum meum clamávi.</text:p>
          </table:table-cell>
          <table:table-cell office:value-type="string">
            <text:p>In tribulatióne mea invocávi Dóminum, * et ad Deum meum clamávi.</text:p>
          </table:table-cell>
          <table:table-cell table:formula="of:=[.B229]=[.A2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xaudívit de templo sancto suo vocem meam: * et clamor meus in conspéctu ejus, introívit in aures ejus.</text:p>
          </table:table-cell>
          <table:table-cell office:value-type="string">
            <text:p>Et exaudívit de templo sancto suo vocem meam: * et clamor meus in conspéctu ejus, introívit in aures ejus.</text:p>
          </table:table-cell>
          <table:table-cell table:formula="of:=[.B230]=[.A2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mmóta est, et contrémuit terra: * fundaménta móntium conturbáta sunt, et commóta sunt, quóniam irátus est eis.</text:p>
          </table:table-cell>
          <table:table-cell office:value-type="string">
            <text:p>Commóta est, et contrémuit terra: * fundaménta móntium conturbáta sunt, et commóta sunt, quóniam irátus est eis.</text:p>
          </table:table-cell>
          <table:table-cell table:formula="of:=[.B231]=[.A2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scéndit fumus in ira ejus: et ignis a fácie ejus exársit: * carbónes succénsi sunt ab eo.</text:p>
          </table:table-cell>
          <table:table-cell office:value-type="string">
            <text:p>Ascéndit fumus in ira ejus: et ignis a fácie ejus exársit: * carbónes succénsi sunt ab eo.</text:p>
          </table:table-cell>
          <table:table-cell table:formula="of:=[.B232]=[.A2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clinávit cælos, et descéndit: * et calígo sub pédibus ejus.</text:p>
          </table:table-cell>
          <table:table-cell office:value-type="string">
            <text:p>Inclinávit cælos, et descéndit: * et calígo sub pédibus ejus.</text:p>
          </table:table-cell>
          <table:table-cell table:formula="of:=[.B233]=[.A2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scéndit super Chérubim, et volávit: * volávit super pennas ventórum.</text:p>
          </table:table-cell>
          <table:table-cell office:value-type="string">
            <text:p>Et ascéndit super Chérubim, et volávit: * volávit super pennas ventórum.</text:p>
          </table:table-cell>
          <table:table-cell table:formula="of:=[.B234]=[.A2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ósuit ténebras latíbulum suum, in circúitu ejus tabernáculum ejus: * tenebrósa aqua in núbibus áëris.</text:p>
          </table:table-cell>
          <table:table-cell office:value-type="string">
            <text:p>Et pósuit ténebras latíbulum suum, in circúitu ejus tabernáculum ejus: * tenebrósa aqua in núbibus áëris.</text:p>
          </table:table-cell>
          <table:table-cell table:formula="of:=[.B235]=[.A2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æ fulgóre in conspéctu ejus nubes transiérunt, * grando et carbónes ignis.</text:p>
          </table:table-cell>
          <table:table-cell office:value-type="string">
            <text:p>Præ fulgóre in conspéctu ejus nubes transiérunt, * grando et carbónes ignis.</text:p>
          </table:table-cell>
          <table:table-cell table:formula="of:=[.B236]=[.A2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tónuit de cælo Dóminus, et Altíssimus dedit vocem suam: * grando et carbónes ignis.</text:p>
          </table:table-cell>
          <table:table-cell office:value-type="string">
            <text:p>Et intónuit de cælo Dóminus, et Altíssimus dedit vocem suam: * grando et carbónes ignis.</text:p>
          </table:table-cell>
          <table:table-cell table:formula="of:=[.B237]=[.A2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misit sagíttas suas, et dissipávit eos: * fúlgura multiplicávit, et conturbávit eos.</text:p>
          </table:table-cell>
          <table:table-cell office:value-type="string">
            <text:p>Et misit sagíttas suas, et dissipávit eos: * fúlgura multiplicávit, et conturbávit eos.</text:p>
          </table:table-cell>
          <table:table-cell table:formula="of:=[.B238]=[.A2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pparuérunt fontes aquárum, * et reveláta sunt fundaménta orbis terrárum:</text:p>
          </table:table-cell>
          <table:table-cell office:value-type="string">
            <text:p>Et apparuérunt fontes aquárum, * et reveláta sunt fundaménta orbis terrárum:</text:p>
          </table:table-cell>
          <table:table-cell table:formula="of:=[.B239]=[.A2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b increpatióne tua, Dómine, * ab inspiratióne spíritus iræ tuæ.</text:p>
          </table:table-cell>
          <table:table-cell office:value-type="string">
            <text:p>Ab increpatióne tua, Dómine, * ab inspiratióne spíritus iræ tuæ.</text:p>
          </table:table-cell>
          <table:table-cell table:formula="of:=[.B240]=[.A2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7 ii</text:p>
          </table:table-cell>
          <table:table-cell office:value-type="string">
            <text:p>Psalmus 17. ii. Misit de summo</text:p>
          </table:table-cell>
          <table:table-cell table:formula="of:=[.B241]=[.A24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sit de summo, et accépit me: * et assúmpsit me de aquis multis.</text:p>
          </table:table-cell>
          <table:table-cell office:value-type="string">
            <text:p>Misit de summo, et accépit me: * et assúmpsit me de aquis multis.</text:p>
          </table:table-cell>
          <table:table-cell table:formula="of:=[.B242]=[.A2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rípuit me de inimícis meis fortíssimis, et ab his qui odérunt me: * quóniam confortáti sunt super me.</text:p>
          </table:table-cell>
          <table:table-cell office:value-type="string">
            <text:p>Erípuit me de inimícis meis fortíssimis, et ab his qui odérunt me: * quóniam confortáti sunt super me.</text:p>
          </table:table-cell>
          <table:table-cell table:formula="of:=[.B243]=[.A2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ævenérunt me in die afflictiónis meæ: * et factus est Dóminus protéctor meus.</text:p>
          </table:table-cell>
          <table:table-cell office:value-type="string">
            <text:p>Prævenérunt me in die afflictiónis meæ: * et factus est Dóminus protéctor meus.</text:p>
          </table:table-cell>
          <table:table-cell table:formula="of:=[.B244]=[.A2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dúxit me in latitúdinem: * salvum me fecit, quóniam vóluit me.</text:p>
          </table:table-cell>
          <table:table-cell office:value-type="string">
            <text:p>Et edúxit me in latitúdinem: * salvum me fecit, quóniam vóluit me.</text:p>
          </table:table-cell>
          <table:table-cell table:formula="of:=[.B245]=[.A2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etríbuet mihi Dóminus secúndum justítiam meam: * et secúndum puritátem mánuum meárum retríbuet mihi:</text:p>
          </table:table-cell>
          <table:table-cell office:value-type="string">
            <text:p>Et retríbuet mihi Dóminus secúndum justítiam meam: * et secúndum puritátem mánuum meárum retríbuet mihi:</text:p>
          </table:table-cell>
          <table:table-cell table:formula="of:=[.B246]=[.A2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custodívi vias Dómini, * nec ímpie gessi a Deo meo.</text:p>
          </table:table-cell>
          <table:table-cell office:value-type="string">
            <text:p>Quia custodívi vias Dómini, * nec ímpie gessi a Deo meo.</text:p>
          </table:table-cell>
          <table:table-cell table:formula="of:=[.B247]=[.A2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ómnia judícia ejus in conspéctu meo: * et justítias ejus non répuli a me.</text:p>
          </table:table-cell>
          <table:table-cell office:value-type="string">
            <text:p>Quóniam ómnia judícia ejus in conspéctu meo: * et justítias ejus non répuli a me.</text:p>
          </table:table-cell>
          <table:table-cell table:formula="of:=[.B248]=[.A2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ro immaculátus cum eo: * et observábo ab iniquitáte mea.</text:p>
          </table:table-cell>
          <table:table-cell office:value-type="string">
            <text:p>Et ero immaculátus cum eo: * et observábo ab iniquitáte mea.</text:p>
          </table:table-cell>
          <table:table-cell table:formula="of:=[.B249]=[.A2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etríbuet mihi Dóminus secúndum justítiam meam: * et secúndum puritátem mánuum meárum in conspéctu oculórum ejus.</text:p>
          </table:table-cell>
          <table:table-cell office:value-type="string">
            <text:p>Et retríbuet mihi Dóminus secúndum justítiam meam: * et secúndum puritátem mánuum meárum in conspéctu oculórum ejus.</text:p>
          </table:table-cell>
          <table:table-cell table:formula="of:=[.B250]=[.A2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m sancto sanctus eris, * et cum viro innocénte ínnocens eris:</text:p>
          </table:table-cell>
          <table:table-cell office:value-type="string">
            <text:p>Cum sancto sanctus eris, * et cum viro innocénte ínnocens eris:</text:p>
          </table:table-cell>
          <table:table-cell table:formula="of:=[.B251]=[.A2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um elécto eléctus eris: * et cum pervérso pervertéris.</text:p>
          </table:table-cell>
          <table:table-cell office:value-type="string">
            <text:p>Et cum elécto eléctus eris: * et cum pervérso pervertéris.</text:p>
          </table:table-cell>
          <table:table-cell table:formula="of:=[.B252]=[.A2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tu pópulum húmilem salvum fácies: * et óculos superbórum humiliábis.</text:p>
          </table:table-cell>
          <table:table-cell office:value-type="string">
            <text:p>Quóniam tu pópulum húmilem salvum fácies: * et óculos superbórum humiliábis.</text:p>
          </table:table-cell>
          <table:table-cell table:formula="of:=[.B253]=[.A2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tu illúminas lucérnam meam, Dómine: * Deus meus, illúmina ténebras meas.</text:p>
          </table:table-cell>
          <table:table-cell office:value-type="string">
            <text:p>Quóniam tu illúminas lucérnam meam, Dómine: * Deus meus, illúmina ténebras meas.</text:p>
          </table:table-cell>
          <table:table-cell table:formula="of:=[.B254]=[.A2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in te erípiar a tentatióne, * et in Deo meo transgrédiar murum.</text:p>
          </table:table-cell>
          <table:table-cell office:value-type="string">
            <text:p>Quóniam in te erípiar a tentatióne, * et in Deo meo transgrédiar murum.</text:p>
          </table:table-cell>
          <table:table-cell table:formula="of:=[.B255]=[.A2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meus, impollúta via ejus: elóquia Dómini igne examináta: * protéctor est ómnium sperántium in se.</text:p>
          </table:table-cell>
          <table:table-cell office:value-type="string">
            <text:p>Deus meus, impollúta via ejus: elóquia Dómini igne examináta: * protéctor est ómnium sperántium in se.</text:p>
          </table:table-cell>
          <table:table-cell table:formula="of:=[.B256]=[.A2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quis Deus præter Dóminum? * aut quis Deus præter Deum nostrum?</text:p>
          </table:table-cell>
          <table:table-cell office:value-type="string">
            <text:p>Quóniam quis Deus præter Dóminum? * aut quis Deus præter Deum nostrum?</text:p>
          </table:table-cell>
          <table:table-cell table:formula="of:=[.B257]=[.A2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, qui præcínxit me virtúte: * et pósuit immaculátam viam meam.</text:p>
          </table:table-cell>
          <table:table-cell office:value-type="string">
            <text:p>Deus, qui præcínxit me virtúte: * et pósuit immaculátam viam meam.</text:p>
          </table:table-cell>
          <table:table-cell table:formula="of:=[.B258]=[.A2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perfécit pedes meos tamquam cervórum, * et super excélsa státuens me.</text:p>
          </table:table-cell>
          <table:table-cell office:value-type="string">
            <text:p>Qui perfécit pedes meos tamquam cervórum, * et super excélsa státuens me.</text:p>
          </table:table-cell>
          <table:table-cell table:formula="of:=[.B259]=[.A2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docet manus meas ad prælium: * et posuísti, ut arcum æreum, bráchia mea.</text:p>
          </table:table-cell>
          <table:table-cell office:value-type="string">
            <text:p>Qui docet manus meas ad prælium: * et posuísti, ut arcum æreum, bráchia mea.</text:p>
          </table:table-cell>
          <table:table-cell table:formula="of:=[.B260]=[.A2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7 iii</text:p>
          </table:table-cell>
          <table:table-cell office:value-type="string">
            <text:p>Psalmus 17. iii. Et dedisti mihi</text:p>
          </table:table-cell>
          <table:table-cell table:formula="of:=[.B261]=[.A26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dedísti mihi protectiónem salútis tuæ: * et déxtera tua suscépit me:</text:p>
          </table:table-cell>
          <table:table-cell office:value-type="string">
            <text:p>Et dedísti mihi protectiónem salútis tuæ: * et déxtera tua suscépit me:</text:p>
          </table:table-cell>
          <table:table-cell table:formula="of:=[.B262]=[.A2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isciplína tua corréxit me in finem: * et disciplína tua ipsa me docébit.</text:p>
          </table:table-cell>
          <table:table-cell office:value-type="string">
            <text:p>Et disciplína tua corréxit me in finem: * et disciplína tua ipsa me docébit.</text:p>
          </table:table-cell>
          <table:table-cell table:formula="of:=[.B263]=[.A2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latásti gressus meos subtus me: * et non sunt infirmáta vestígia mea:</text:p>
          </table:table-cell>
          <table:table-cell office:value-type="string">
            <text:p>Dilatásti gressus meos subtus me: * et non sunt infirmáta vestígia mea:</text:p>
          </table:table-cell>
          <table:table-cell table:formula="of:=[.B264]=[.A2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érsequar inimícos meos et comprehéndam illos: * et non convértar, donec defíciant.</text:p>
          </table:table-cell>
          <table:table-cell office:value-type="string">
            <text:p>Pérsequar inimícos meos et comprehéndam illos: * et non convértar, donec defíciant.</text:p>
          </table:table-cell>
          <table:table-cell table:formula="of:=[.B265]=[.A2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ríngam illos, nec póterunt stare: * cadent subtus pedes meos.</text:p>
          </table:table-cell>
          <table:table-cell office:value-type="string">
            <text:p>Confríngam illos, nec póterunt stare: * cadent subtus pedes meos.</text:p>
          </table:table-cell>
          <table:table-cell table:formula="of:=[.B266]=[.A2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ræcinxísti me virtúte ad bellum: * supplantásti insurgéntes in me subtus me.</text:p>
          </table:table-cell>
          <table:table-cell office:value-type="string">
            <text:p>Et præcinxísti me virtúte ad bellum: * supplantásti insurgéntes in me subtus me.</text:p>
          </table:table-cell>
          <table:table-cell table:formula="of:=[.B267]=[.A2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imícos meos dedísti mihi dorsum, * et odiéntes me disperdidísti.</text:p>
          </table:table-cell>
          <table:table-cell office:value-type="string">
            <text:p>Et inimícos meos dedísti mihi dorsum, * et odiéntes me disperdidísti.</text:p>
          </table:table-cell>
          <table:table-cell table:formula="of:=[.B268]=[.A2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lamavérunt, nec erat qui salvos fáceret ad Dóminum: * nec exaudívit eos.</text:p>
          </table:table-cell>
          <table:table-cell office:value-type="string">
            <text:p>Clamavérunt, nec erat qui salvos fáceret ad Dóminum: * nec exaudívit eos.</text:p>
          </table:table-cell>
          <table:table-cell table:formula="of:=[.B269]=[.A2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ommínuam illos, ut púlverem ante fáciem venti: * ut lutum plateárum delébo eos.</text:p>
          </table:table-cell>
          <table:table-cell office:value-type="string">
            <text:p>Et commínuam illos, ut púlverem ante fáciem venti: * ut lutum plateárum delébo eos.</text:p>
          </table:table-cell>
          <table:table-cell table:formula="of:=[.B270]=[.A2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rípies me de contradictiónibus pópuli: * constítues me in caput géntium.</text:p>
          </table:table-cell>
          <table:table-cell office:value-type="string">
            <text:p>Eripe me de contradictiónibus pópuli: * constítues me in caput géntium.</text:p>
          </table:table-cell>
          <table:table-cell table:formula="of:=[.B271]=[.A271]" office:value-type="boolean" office:boolean-value="false">
            <text:p>FALSE</text:p>
          </table:table-cell>
          <table:table-cell office:value-type="string">
            <text:p>xx</text:p>
          </table:table-cell>
          <table:table-cell office:value-type="string">
            <text:p>Erípies </text:p>
          </table:table-cell>
          <table:table-cell/>
        </table:table-row>
        <table:table-row table:style-name="ro1">
          <table:table-cell office:value-type="string">
            <text:p>Pópulus quem non cognóvi servívit mihi: * in audítu auris obedívit mihi.</text:p>
          </table:table-cell>
          <table:table-cell office:value-type="string">
            <text:p>Pópulus quem non cognóvi servívit mihi: * in audítu auris obedívit mihi.</text:p>
          </table:table-cell>
          <table:table-cell table:formula="of:=[.B272]=[.A2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ílii aliéni mentíti sunt mihi, * fílii aliéni inveteráti sunt, et claudicavérunt a sémitis suis.</text:p>
          </table:table-cell>
          <table:table-cell office:value-type="string">
            <text:p>Fílii aliéni mentíti sunt mihi, * fílii aliéni inveteráti sunt, et claudicavérunt a sémitis suis.</text:p>
          </table:table-cell>
          <table:table-cell table:formula="of:=[.B273]=[.A2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vit Dóminus, et benedíctus Deus meus: * et exaltétur Deus salútis meæ.</text:p>
          </table:table-cell>
          <table:table-cell office:value-type="string">
            <text:p>Vivit Dóminus, et benedíctus Deus meus: * et exaltétur Deus salútis meæ.</text:p>
          </table:table-cell>
          <table:table-cell table:formula="of:=[.B274]=[.A2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, qui das vindíctas mihi, et subdis pópulos sub me: * liberátor meus de inimícis meis iracúndis.</text:p>
          </table:table-cell>
          <table:table-cell office:value-type="string">
            <text:p>Deus, qui das vindíctas mihi, et subdis pópulos sub me: * liberátor meus de inimícis meis iracúndis.</text:p>
          </table:table-cell>
          <table:table-cell table:formula="of:=[.B275]=[.A2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b insurgéntibus in me exaltábis me: * a viro iníquo erípies me.</text:p>
          </table:table-cell>
          <table:table-cell office:value-type="string">
            <text:p>Et ab insurgéntibus in me exaltábis me: * a viro iníquo erípies me.</text:p>
          </table:table-cell>
          <table:table-cell table:formula="of:=[.B276]=[.A2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térea confitébor tibi in natiónibus, Dómine: * et nómini tuo psalmum dicam.</text:p>
          </table:table-cell>
          <table:table-cell office:value-type="string">
            <text:p>Proptérea confitébor tibi in natiónibus, Dómine: * et nómini tuo psalmum dicam.</text:p>
          </table:table-cell>
          <table:table-cell table:formula="of:=[.B277]=[.A2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gníficans salútes Regis ejus, et fáciens misericórdiam Christo suo David: * et sémini ejus usque in sæculum.</text:p>
          </table:table-cell>
          <table:table-cell office:value-type="string">
            <text:p>Magníficans salútes Regis ejus, et fáciens misericórdiam Christo suo David: * et sémini ejus usque in sæculum.</text:p>
          </table:table-cell>
          <table:table-cell table:formula="of:=[.B278]=[.A2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8 i</text:p>
          </table:table-cell>
          <table:table-cell office:value-type="string">
            <text:p>Psalmus 18. i. Cæli enarrant</text:p>
          </table:table-cell>
          <table:table-cell table:formula="of:=[.B279]=[.A27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æli enárrant glóriam Dei: * et ópera mánuum ejus annúntiat firmaméntum.</text:p>
          </table:table-cell>
          <table:table-cell office:value-type="string">
            <text:p>Cæli enárrant glóriam Dei: * et ópera mánuum ejus annúntiat firmaméntum.</text:p>
          </table:table-cell>
          <table:table-cell table:formula="of:=[.B280]=[.A2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es diéi erúctat verbum, * et nox nocti índicat sciéntiam.</text:p>
          </table:table-cell>
          <table:table-cell office:value-type="string">
            <text:p>Dies diéi erúctat verbum, * et nox nocti índicat sciéntiam.</text:p>
          </table:table-cell>
          <table:table-cell table:formula="of:=[.B281]=[.A2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sunt loquélæ, neque sermónes, * quorum non audiántur voces eórum.</text:p>
          </table:table-cell>
          <table:table-cell office:value-type="string">
            <text:p>Non sunt loquélæ, neque sermónes, * quorum non audiántur voces eórum.</text:p>
          </table:table-cell>
          <table:table-cell table:formula="of:=[.B282]=[.A2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omnem terram exívit sonus eórum: * et in fines orbis terræ verba eórum.</text:p>
          </table:table-cell>
          <table:table-cell office:value-type="string">
            <text:p>In omnem terram exívit sonus eórum: * et in fines orbis terræ verba eórum.</text:p>
          </table:table-cell>
          <table:table-cell table:formula="of:=[.B283]=[.A2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sole pósuit tabernáculum suum: * et ipse tamquam sponsus procédens de thálamo suo:</text:p>
          </table:table-cell>
          <table:table-cell office:value-type="string">
            <text:p>In sole pósuit tabernáculum suum: * et ipse tamquam sponsus procédens de thálamo suo.</text:p>
          </table:table-cell>
          <table:table-cell table:formula="of:=[.B284]=[.A28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sultávit ut gigas ad curréndam viam, * a summo cælo egréssio ejus:</text:p>
          </table:table-cell>
          <table:table-cell office:value-type="string">
            <text:p>Exsultávit ut gigas ad curréndam viam, * a summo cælo egréssio ejus.</text:p>
          </table:table-cell>
          <table:table-cell table:formula="of:=[.B285]=[.A28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occúrsus ejus usque ad summum ejus: * nec est qui se abscóndat a calóre ejus.</text:p>
          </table:table-cell>
          <table:table-cell office:value-type="string">
            <text:p>Et occúrsus ejus usque ad summum ejus: * nec est qui se abscóndat a calóre ejus.</text:p>
          </table:table-cell>
          <table:table-cell table:formula="of:=[.B286]=[.A2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8 ii</text:p>
          </table:table-cell>
          <table:table-cell office:value-type="string">
            <text:p>Psalmus 18. ii. Lex Domini</text:p>
          </table:table-cell>
          <table:table-cell table:formula="of:=[.B287]=[.A28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ex Dómini immaculáta, convértens ánimas: * testimónium Dómini fidéle, sapiéntiam præstans párvulis.</text:p>
          </table:table-cell>
          <table:table-cell office:value-type="string">
            <text:p>Lex Dómini immaculáta, convértens ánimas: * testimónium Dómini fidéle, sapiéntiam præstans párvulis.</text:p>
          </table:table-cell>
          <table:table-cell table:formula="of:=[.B288]=[.A2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stítiæ Dómini rectæ, lætificántes corda: * præcéptum Dómini lúcidum; illúminans óculos.</text:p>
          </table:table-cell>
          <table:table-cell office:value-type="string">
            <text:p>Justítiæ Dómini rectæ, lætificántes corda: * præcéptum Dómini lúcidum illúminans óculos.</text:p>
          </table:table-cell>
          <table:table-cell table:formula="of:=[.B289]=[.A28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imor Dómini sanctus, pérmanens in sæculum sæculi: * judícia Dómini vera, justificáta in semetípsa.</text:p>
          </table:table-cell>
          <table:table-cell office:value-type="string">
            <text:p>Timor Dómini sanctus, pérmanens in sæculum sæculi: * judícia Dómini vera, justificáta in semetípsa.</text:p>
          </table:table-cell>
          <table:table-cell table:formula="of:=[.B290]=[.A2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siderabília super aurum et lápidem pretiósum multum: * et dulcióra super mel et favum.</text:p>
          </table:table-cell>
          <table:table-cell office:value-type="string">
            <text:p>Desiderabília super aurum et lápidem pretiósum multum: * et dulcióra super mel et favum.</text:p>
          </table:table-cell>
          <table:table-cell table:formula="of:=[.B291]=[.A2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tenim servus tuus custódit ea, * in custodiéndis illis retribútio multa.</text:p>
          </table:table-cell>
          <table:table-cell office:value-type="string">
            <text:p>Etenim servus tuus custódit ea, * in custodiéndis illis retribútio multa.</text:p>
          </table:table-cell>
          <table:table-cell table:formula="of:=[.B292]=[.A29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lícta quis intélligit? ab occúltis meis munda me: * et ab aliénis parce servo tuo.</text:p>
          </table:table-cell>
          <table:table-cell office:value-type="string">
            <text:p>Delícta quis intélligit? ab occúltis meis munda me: * et ab aliénis parce servo tuo.</text:p>
          </table:table-cell>
          <table:table-cell table:formula="of:=[.B293]=[.A2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mei non fúerint domináti, tunc immaculátus ero: * et emundábor a delícto máximo.</text:p>
          </table:table-cell>
          <table:table-cell office:value-type="string">
            <text:p>Si mei non fúerint domináti, tunc immaculátus ero: * et emundábor a delícto máximo.</text:p>
          </table:table-cell>
          <table:table-cell table:formula="of:=[.B294]=[.A2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runt ut compláceant elóquia oris mei: * et meditátio cordis mei in conspéctu tuo semper.</text:p>
          </table:table-cell>
          <table:table-cell office:value-type="string">
            <text:p>Et erunt ut compláceant elóquia oris mei: * et meditátio cordis mei in conspéctu tuo semper.</text:p>
          </table:table-cell>
          <table:table-cell table:formula="of:=[.B295]=[.A2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adjútor meus, * et redémptor meus.</text:p>
          </table:table-cell>
          <table:table-cell office:value-type="string">
            <text:p>Dómine, adjútor meus, * et redémptor meus.</text:p>
          </table:table-cell>
          <table:table-cell table:formula="of:=[.B296]=[.A2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9</text:p>
          </table:table-cell>
          <table:table-cell office:value-type="string">
            <text:p>Psalmus 19. Exaudiat te Dominus</text:p>
          </table:table-cell>
          <table:table-cell table:formula="of:=[.B297]=[.A29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áudiat te Dóminus in die tribulatiónis: *‡ prótegat te nomen Dei Jacob.</text:p>
          </table:table-cell>
          <table:table-cell office:value-type="string">
            <text:p>Exáudiat te Dóminus in die tribulatiónis: * prótegat te nomen Dei Jacob.</text:p>
          </table:table-cell>
          <table:table-cell table:formula="of:=[.B298]=[.A2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ttat tibi auxílium de sancto: * et de Sion tueátur te.</text:p>
          </table:table-cell>
          <table:table-cell office:value-type="string">
            <text:p>Mittat tibi auxílium de sancto: * et de Sion tueátur te.</text:p>
          </table:table-cell>
          <table:table-cell table:formula="of:=[.B299]=[.A2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or sit omnis sacrifícii tui: * et holocáustum tuum pingue fiat.</text:p>
          </table:table-cell>
          <table:table-cell office:value-type="string">
            <text:p>Memor sit omnis sacrifícii tui: * et holocáustum tuum pingue fiat.</text:p>
          </table:table-cell>
          <table:table-cell table:formula="of:=[.B300]=[.A3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ríbuat tibi secúndum cor tuum: * et omne consílium tuum confírmet.</text:p>
          </table:table-cell>
          <table:table-cell office:value-type="string">
            <text:p>Tríbuat tibi secúndum cor tuum: * et omne consílium tuum confírmet.</text:p>
          </table:table-cell>
          <table:table-cell table:formula="of:=[.B301]=[.A3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ábimur in salutári tuo: * et in nómine Dei nostri magnificábimur.</text:p>
          </table:table-cell>
          <table:table-cell office:value-type="string">
            <text:p>Lætábimur in salutári tuo: * et in nómine Dei nostri magnificábimur.</text:p>
          </table:table-cell>
          <table:table-cell table:formula="of:=[.B302]=[.A3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Ímpleat Dóminus omnes petitiónes tuas: * nunc cognóvi quóniam salvum fecit Dóminus Christum suum.</text:p>
          </table:table-cell>
          <table:table-cell office:value-type="string">
            <text:p>Impleat Dóminus omnes petitiónes tuas: * nunc cognóvi quóniam salvum fecit Dóminus Christum suum.</text:p>
          </table:table-cell>
          <table:table-cell table:formula="of:=[.B303]=[.A30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áudiet illum de cælo sancto suo: * in potentátibus salus déxteræ ejus.</text:p>
          </table:table-cell>
          <table:table-cell office:value-type="string">
            <text:p>Exáudiet illum de cælo sancto suo: * in potentátibus salus déxteræ ejus.</text:p>
          </table:table-cell>
          <table:table-cell table:formula="of:=[.B304]=[.A3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i in cúrribus, et hi in equis: * nos autem in nómine Dómini, Dei nostri invocábimus.</text:p>
          </table:table-cell>
          <table:table-cell office:value-type="string">
            <text:p>Hi in cúrribus, et hi in equis: * nos autem in nómine Dómini, Dei nostri invocábimus.</text:p>
          </table:table-cell>
          <table:table-cell table:formula="of:=[.B305]=[.A3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psi obligáti sunt, et cecidérunt: * nos autem surréximus et erécti sumus.</text:p>
          </table:table-cell>
          <table:table-cell office:value-type="string">
            <text:p>Ipsi obligáti sunt, et cecidérunt: * nos autem surréximus et erécti sumus.</text:p>
          </table:table-cell>
          <table:table-cell table:formula="of:=[.B306]=[.A3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 salvum fac regem: * et exáudi nos in die, qua invocavérimus te.</text:p>
          </table:table-cell>
          <table:table-cell office:value-type="string">
            <text:p>Dómine salvum fac regem: * et exáudi nos in die, qua invocavérimus te.</text:p>
          </table:table-cell>
          <table:table-cell table:formula="of:=[.B307]=[.A3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20</text:p>
          </table:table-cell>
          <table:table-cell office:value-type="string">
            <text:p>Psalmus 20. Domine, in virtute tua</text:p>
          </table:table-cell>
          <table:table-cell table:formula="of:=[.B308]=[.A30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in virtúte tua lætábitur rex: *‡ et super salutáre tuum exsultábit veheménter.</text:p>
          </table:table-cell>
          <table:table-cell office:value-type="string">
            <text:p>Dómine, in virtúte tua lætábitur rex: * et super salutáre tuum exsultábit veheménter.</text:p>
          </table:table-cell>
          <table:table-cell table:formula="of:=[.B309]=[.A30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sidérium cordis ejus tribuísti ei: * et voluntáte labiórum ejus non fraudásti eum.</text:p>
          </table:table-cell>
          <table:table-cell office:value-type="string">
            <text:p>Desidérium cordis ejus tribuísti ei: * et voluntáte labiórum ejus non fraudásti eum.</text:p>
          </table:table-cell>
          <table:table-cell table:formula="of:=[.B310]=[.A3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prævenísti eum in benedictiónibus dulcédinis: * posuísti in cápite ejus corónam de lápide pretióso.</text:p>
          </table:table-cell>
          <table:table-cell office:value-type="string">
            <text:p>Quóniam prævenísti eum in benedictiónibus dulcédinis: * posuísti in cápite ejus corónam de lápide pretióso.</text:p>
          </table:table-cell>
          <table:table-cell table:formula="of:=[.B311]=[.A3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tam pétiit a te: * et tribuísti ei longitúdinem diérum in sæculum, et in sæculum sæculi.</text:p>
          </table:table-cell>
          <table:table-cell office:value-type="string">
            <text:p>Vitam pétiit a te: * et tribuísti ei longitúdinem diérum in sæculum, et in sæculum sæculi.</text:p>
          </table:table-cell>
          <table:table-cell table:formula="of:=[.B312]=[.A3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gna est glória ejus in salutári tuo: * glóriam et magnum decórem impónes super eum.</text:p>
          </table:table-cell>
          <table:table-cell office:value-type="string">
            <text:p>Magna est glória ejus in salutári tuo: * glóriam et magnum decórem impónes super eum.</text:p>
          </table:table-cell>
          <table:table-cell table:formula="of:=[.B313]=[.A3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dabis eum in benedictiónem in sæculum sæculi: * lætificábis eum in gáudio cum vultu tuo.</text:p>
          </table:table-cell>
          <table:table-cell office:value-type="string">
            <text:p>Quóniam dabis eum in benedictiónem in sæculum sæculi: * lætificábis eum in gáudio cum vultu tuo.</text:p>
          </table:table-cell>
          <table:table-cell table:formula="of:=[.B314]=[.A3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rex sperat in Dómino: * et in misericórdia Altíssimi non commovébitur.</text:p>
          </table:table-cell>
          <table:table-cell office:value-type="string">
            <text:p>Quóniam rex sperat in Dómino: * et in misericórdia Altíssimi non commovébitur.</text:p>
          </table:table-cell>
          <table:table-cell table:formula="of:=[.B315]=[.A3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veniátur manus tua ómnibus inimícis tuis: * déxtera tua invéniat omnes, qui te odérunt.</text:p>
          </table:table-cell>
          <table:table-cell office:value-type="string">
            <text:p>Inveniátur manus tua ómnibus inimícis tuis: * déxtera tua invéniat omnes, qui te odérunt.</text:p>
          </table:table-cell>
          <table:table-cell table:formula="of:=[.B316]=[.A3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nes eos ut clíbanum ignis in témpore vultus tui: * Dóminus in ira sua conturbábit eos, et devorábit eos ignis.</text:p>
          </table:table-cell>
          <table:table-cell office:value-type="string">
            <text:p>Pones eos ut clíbanum ignis in témpore vultus tui: * Dóminus in ira sua conturbábit eos, et devorábit eos ignis.</text:p>
          </table:table-cell>
          <table:table-cell table:formula="of:=[.B317]=[.A3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ructum eórum de terra perdes: * et semen eórum a fíliis hóminum.</text:p>
          </table:table-cell>
          <table:table-cell office:value-type="string">
            <text:p>Fructum eórum de terra perdes: * et semen eórum a fíliis hóminum.</text:p>
          </table:table-cell>
          <table:table-cell table:formula="of:=[.B318]=[.A3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declinavérunt in te mala: * cogitavérunt consília, quæ non potuérunt stabilíre.</text:p>
          </table:table-cell>
          <table:table-cell office:value-type="string">
            <text:p>Quóniam declinavérunt in te mala: * cogitavérunt consília, quæ non potuérunt stabilíre.</text:p>
          </table:table-cell>
          <table:table-cell table:formula="of:=[.B319]=[.A3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pones eos dorsum: * in relíquiis tuis præparábis vultum eórum.</text:p>
          </table:table-cell>
          <table:table-cell office:value-type="string">
            <text:p>Quóniam pones eos dorsum: * in relíquiis tuis præparábis vultum eórum.</text:p>
          </table:table-cell>
          <table:table-cell table:formula="of:=[.B320]=[.A3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altáre, Dómine, in virtúte tua: * cantábimus et psallémus virtútes tuas.</text:p>
          </table:table-cell>
          <table:table-cell office:value-type="string">
            <text:p>Exaltáre, Dómine, in virtúte tua: * cantábimus et psallémus virtútes tuas.</text:p>
          </table:table-cell>
          <table:table-cell table:formula="of:=[.B321]=[.A3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21 i</text:p>
          </table:table-cell>
          <table:table-cell office:value-type="string">
            <text:p>Psalmus 21. i. Deus, Deus meus</text:p>
          </table:table-cell>
          <table:table-cell table:formula="of:=[.B322]=[.A32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Deus meus, réspice in me: quare me dereliquísti? * longe a salúte mea verba delictórum meórum.</text:p>
          </table:table-cell>
          <table:table-cell office:value-type="string">
            <text:p>Deus, Deus meus, respice in me: quare me dereliquísti? * longe a salúte mea verba delictórum meórum.</text:p>
          </table:table-cell>
          <table:table-cell table:formula="of:=[.B323]=[.A323]" office:value-type="boolean" office:boolean-value="false">
            <text:p>FALSE</text:p>
          </table:table-cell>
          <table:table-cell/>
          <table:table-cell office:value-type="string">
            <text:p>réspice </text:p>
          </table:table-cell>
          <table:table-cell/>
        </table:table-row>
        <table:table-row table:style-name="ro1">
          <table:table-cell office:value-type="string">
            <text:p>Deus meus, clamábo per diem, et non exáudies: * et nocte, et non ad insipiéntiam mihi.</text:p>
          </table:table-cell>
          <table:table-cell office:value-type="string">
            <text:p>Deus meus, clamábo per diem, et non exáudies: * et nocte, et non ad insipiéntiam mihi.</text:p>
          </table:table-cell>
          <table:table-cell table:formula="of:=[.B324]=[.A3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autem in sancto hábitas, * laus Israël.</text:p>
          </table:table-cell>
          <table:table-cell office:value-type="string">
            <text:p>Tu autem in sancto hábitas: * laus Israël.</text:p>
          </table:table-cell>
          <table:table-cell table:formula="of:=[.B325]=[.A32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te speravérunt patres nostri: * speravérunt, et liberásti eos.</text:p>
          </table:table-cell>
          <table:table-cell office:value-type="string">
            <text:p>In te speravérunt patres nostri: * speravérunt, et liberásti eos.</text:p>
          </table:table-cell>
          <table:table-cell table:formula="of:=[.B326]=[.A3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 te clamavérunt, et salvi facti sunt: * in te speravérunt, et non sunt confúsi.</text:p>
          </table:table-cell>
          <table:table-cell office:value-type="string">
            <text:p>Ad te clamavérunt, et salvi facti sunt: * in te speravérunt, et non sunt confúsi.</text:p>
          </table:table-cell>
          <table:table-cell table:formula="of:=[.B327]=[.A3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sum vermis, et non homo: * oppróbrium hóminum, et abjéctio plebis.</text:p>
          </table:table-cell>
          <table:table-cell office:value-type="string">
            <text:p>Ego autem sum vermis, et non homo: * oppróbrium hóminum, et abjéctio plebis.</text:p>
          </table:table-cell>
          <table:table-cell table:formula="of:=[.B328]=[.A3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mnes vidéntes me, derisérunt me: * locúti sunt lábiis, et movérunt caput.</text:p>
          </table:table-cell>
          <table:table-cell office:value-type="string">
            <text:p>Omnes vidéntes me derisérunt me: * locúti sunt lábiis, et movérunt caput.</text:p>
          </table:table-cell>
          <table:table-cell table:formula="of:=[.B329]=[.A32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perávit in Dómino, erípiat eum: * salvum fáciat eum, quóniam vult eum.</text:p>
          </table:table-cell>
          <table:table-cell office:value-type="string">
            <text:p>Sperávit in Dómino, erípiat eum: * salvum fáciat eum, quóniam vult eum.</text:p>
          </table:table-cell>
          <table:table-cell table:formula="of:=[.B330]=[.A3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tu es, qui extraxísti me de ventre: * spes mea ab ubéribus matris meæ. In te projéctus sum ex útero:</text:p>
          </table:table-cell>
          <table:table-cell office:value-type="string">
            <text:p>Quóniam tu es, qui extraxísti me de ventre: * spes mea ab ubéribus matris meæ. In te projéctus sum ex útero.</text:p>
          </table:table-cell>
          <table:table-cell table:formula="of:=[.B331]=[.A33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 ventre matris meæ Deus meus es tu, * ne discésseris a me:</text:p>
          </table:table-cell>
          <table:table-cell office:value-type="string">
            <text:p>De ventre matris meæ Deus meus es tu, * ne discésseris a me:</text:p>
          </table:table-cell>
          <table:table-cell table:formula="of:=[.B332]=[.A3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tribulátio próxima est: * quóniam non est qui ádjuvet.</text:p>
          </table:table-cell>
          <table:table-cell office:value-type="string">
            <text:p>Quóniam tribulátio próxima est: * quóniam non est qui ádjuvet.</text:p>
          </table:table-cell>
          <table:table-cell table:formula="of:=[.B333]=[.A3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21 ii</text:p>
          </table:table-cell>
          <table:table-cell office:value-type="string">
            <text:p>Psalmus 21. ii. Circumdederunt me</text:p>
          </table:table-cell>
          <table:table-cell table:formula="of:=[.B334]=[.A33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ircumdedérunt me vítuli multi: * tauri pingues obsedérunt me.</text:p>
          </table:table-cell>
          <table:table-cell office:value-type="string">
            <text:p>Circumdedérunt me vítuli multi: * tauri pingues obsedérunt me.</text:p>
          </table:table-cell>
          <table:table-cell table:formula="of:=[.B335]=[.A3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peruérunt super me os suum, * sicut leo rápiens et rúgiens.</text:p>
          </table:table-cell>
          <table:table-cell office:value-type="string">
            <text:p>Aperuérunt super me os suum: * sicut leo rápiens et rúgiens.</text:p>
          </table:table-cell>
          <table:table-cell table:formula="of:=[.B336]=[.A33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cut aqua effúsus sum: * et dispérsa sunt ómnia ossa mea.</text:p>
          </table:table-cell>
          <table:table-cell office:value-type="string">
            <text:p>Sicut aqua effúsus sum: * et dispérsa sunt ómnia ossa mea.</text:p>
          </table:table-cell>
          <table:table-cell table:formula="of:=[.B337]=[.A3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actum est cor meum tamquam cera liquéscens * in médio ventris mei.</text:p>
          </table:table-cell>
          <table:table-cell office:value-type="string">
            <text:p>Factum est cor meum tamquam cera liquéscens: * in médio ventris mei.</text:p>
          </table:table-cell>
          <table:table-cell table:formula="of:=[.B338]=[.A33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Áruit tamquam testa virtus mea, et lingua mea adhæsit fáucibus meis: * et in púlverem mortis deduxísti me.</text:p>
          </table:table-cell>
          <table:table-cell office:value-type="string">
            <text:p>Aruit tamquam testa virtus mea, et lingua mea adhæsit fáucibus meis: * et in púlverem mortis deduxísti me.</text:p>
          </table:table-cell>
          <table:table-cell table:formula="of:=[.B339]=[.A33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circumdedérunt me canes multi: * concílium malignántium obsédit me.</text:p>
          </table:table-cell>
          <table:table-cell office:value-type="string">
            <text:p>Quóniam circumdedérunt me canes multi: * concílium malignántium obsédit me.</text:p>
          </table:table-cell>
          <table:table-cell table:formula="of:=[.B340]=[.A3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odérunt manus meas et pedes meos: * dinumeravérunt ómnia ossa mea.</text:p>
          </table:table-cell>
          <table:table-cell office:value-type="string">
            <text:p>Fodérunt manus meas et pedes meos: * dinumeravérunt ómnia ossa mea.</text:p>
          </table:table-cell>
          <table:table-cell table:formula="of:=[.B341]=[.A3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psi vero consideravérunt et inspexérunt me: * divisérunt sibi vestiménta mea, et super vestem meam misérunt sortem.</text:p>
          </table:table-cell>
          <table:table-cell office:value-type="string">
            <text:p>Ipsi vero consideravérunt et inspexérunt me: * divisérunt sibi vestiménta mea, et super vestem meam misérunt sortem.</text:p>
          </table:table-cell>
          <table:table-cell table:formula="of:=[.B342]=[.A3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autem, Dómine, ne elongáveris auxílium tuum a me: * ad defensiónem meam cónspice.</text:p>
          </table:table-cell>
          <table:table-cell office:value-type="string">
            <text:p>Tu autem, Dómine, ne elongáveris auxílium tuum a me: * ad defensiónem meam cónspice.</text:p>
          </table:table-cell>
          <table:table-cell table:formula="of:=[.B343]=[.A3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rue a frámea, Deus, ánimam meam: * et de manu canis únicam meam:</text:p>
          </table:table-cell>
          <table:table-cell office:value-type="string">
            <text:p>Erue a frámea, Deus, ánimam meam: * et de manu canis únicam meam.</text:p>
          </table:table-cell>
          <table:table-cell table:formula="of:=[.B344]=[.A34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alva me ex ore leónis: * et a córnibus unicórnium humilitátem meam.</text:p>
          </table:table-cell>
          <table:table-cell office:value-type="string">
            <text:p>Salva me ex ore leónis: * et a córnibus unicórnium humilitátem meam.</text:p>
          </table:table-cell>
          <table:table-cell table:formula="of:=[.B345]=[.A3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arrábo nomen tuum frátribus meis: * in médio ecclésiæ laudábo te.</text:p>
          </table:table-cell>
          <table:table-cell office:value-type="string">
            <text:p>Narrábo nomen tuum frátribus meis: * in médio Ecclésiæ laudábo te.</text:p>
          </table:table-cell>
          <table:table-cell table:formula="of:=[.B346]=[.A34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21 iii</text:p>
          </table:table-cell>
          <table:table-cell office:value-type="string">
            <text:p>Psalmus 21. iii. Qui timetis Dominum</text:p>
          </table:table-cell>
          <table:table-cell table:formula="of:=[.B347]=[.A34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timétis Dóminum, laudáte eum: * univérsum semen Jacob, glorificáte eum.</text:p>
          </table:table-cell>
          <table:table-cell office:value-type="string">
            <text:p>Qui timétis Dóminum, laudáte eum: * univérsum semen Jacob, glorificáte eum.</text:p>
          </table:table-cell>
          <table:table-cell table:formula="of:=[.B348]=[.A3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ímeat eum omne semen Israël: * quóniam non sprevit, neque despéxit deprecatiónem páuperis:</text:p>
          </table:table-cell>
          <table:table-cell office:value-type="string">
            <text:p>Tímeat eum omne semen Israël: * quóniam non sprevit, neque despéxit deprecatiónem páuperis:</text:p>
          </table:table-cell>
          <table:table-cell table:formula="of:=[.B349]=[.A3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c avértit fáciem suam a me: * et cum clamárem ad eum, exaudívit me.</text:p>
          </table:table-cell>
          <table:table-cell office:value-type="string">
            <text:p>Nec avértit fáciem suam a me: * et cum clamárem ad eum, exaudívit me.</text:p>
          </table:table-cell>
          <table:table-cell table:formula="of:=[.B350]=[.A3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pud te laus mea in ecclésia magna: * vota mea reddam in conspéctu timéntium eum.</text:p>
          </table:table-cell>
          <table:table-cell office:value-type="string">
            <text:p>Apud te laus mea in ecclésia magna: * vota mea reddam in conspéctu timéntium eum.</text:p>
          </table:table-cell>
          <table:table-cell table:formula="of:=[.B351]=[.A3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dent páuperes, et saturabúntur: et laudábunt Dóminum qui requírunt eum: * vivent corda eórum in sæculum sæculi.</text:p>
          </table:table-cell>
          <table:table-cell office:value-type="string">
            <text:p>Edent páuperes, et saturabúntur: et laudábunt Dóminum qui requírunt eum: * vivent corda eórum in sæculum sæculi.</text:p>
          </table:table-cell>
          <table:table-cell table:formula="of:=[.B352]=[.A3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miniscéntur et converténtur ad Dóminum * univérsi fines terræ:</text:p>
          </table:table-cell>
          <table:table-cell office:value-type="string">
            <text:p>Reminiscéntur et converténtur ad Dóminum * univérsi fines terræ:</text:p>
          </table:table-cell>
          <table:table-cell table:formula="of:=[.B353]=[.A3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dorábunt in conspéctu ejus * univérsæ famíliæ géntium.</text:p>
          </table:table-cell>
          <table:table-cell office:value-type="string">
            <text:p>Et adorábunt in conspéctu ejus * univérsæ famíliæ Géntium.</text:p>
          </table:table-cell>
          <table:table-cell table:formula="of:=[.B354]=[.A35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Dómini est regnum: * et ipse dominábitur géntium.</text:p>
          </table:table-cell>
          <table:table-cell office:value-type="string">
            <text:p>Quóniam Dómini est regnum: * et ipse dominábitur Géntium.</text:p>
          </table:table-cell>
          <table:table-cell table:formula="of:=[.B355]=[.A35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anducavérunt et adoravérunt omnes pingues terræ: * in conspéctu ejus cadent omnes qui descéndunt in terram.</text:p>
          </table:table-cell>
          <table:table-cell office:value-type="string">
            <text:p>Manducavérunt et adoravérunt omnes pingues terræ: * in conspéctu ejus cadent omnes qui descéndunt in terram.</text:p>
          </table:table-cell>
          <table:table-cell table:formula="of:=[.B356]=[.A3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ánima mea illi vivet: * et semen meum sérviet ipsi.</text:p>
          </table:table-cell>
          <table:table-cell office:value-type="string">
            <text:p>Et ánima mea illi vivet: * et semen meum sérviet ipsi.</text:p>
          </table:table-cell>
          <table:table-cell table:formula="of:=[.B357]=[.A3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nnuntiábitur Dómino generátio ventúra: * et annuntiábunt cæli justítiam ejus pópulo qui nascétur, quem fecit Dóminus.</text:p>
          </table:table-cell>
          <table:table-cell office:value-type="string">
            <text:p>Annuntiábitur Dómino generátio ventúra: * et annuntiábunt cæli justítiam ejus pópulo qui nascétur, quem fecit Dóminus.</text:p>
          </table:table-cell>
          <table:table-cell table:formula="of:=[.B358]=[.A3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22</text:p>
          </table:table-cell>
          <table:table-cell office:value-type="string">
            <text:p>Psalmus 22. Dominus regit me</text:p>
          </table:table-cell>
          <table:table-cell table:formula="of:=[.B359]=[.A35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us regit me, et nihil mihi déerit: * in loco páscuæ ibi me collocávit.</text:p>
          </table:table-cell>
          <table:table-cell office:value-type="string">
            <text:p>Dóminus regit me, et nihil mihi déerit: * in loco páscuæ ibi me collocávit.</text:p>
          </table:table-cell>
          <table:table-cell table:formula="of:=[.B360]=[.A3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er aquam refectiónis educávit me: * ánimam meam convértit.</text:p>
          </table:table-cell>
          <table:table-cell office:value-type="string">
            <text:p>Super aquam refectiónis educávit me: * ánimam meam convértit.</text:p>
          </table:table-cell>
          <table:table-cell table:formula="of:=[.B361]=[.A3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dúxit me super sémitas justítiæ, * propter nomen suum.</text:p>
          </table:table-cell>
          <table:table-cell office:value-type="string">
            <text:p>Dedúxit me super sémitas justítiæ: * propter nomen suum.</text:p>
          </table:table-cell>
          <table:table-cell table:formula="of:=[.B362]=[.A36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am, et si ambulávero in médio umbræ mortis, non timébo mala: * quóniam tu mecum es.</text:p>
          </table:table-cell>
          <table:table-cell office:value-type="string">
            <text:p>Nam, et si ambulávero in médio umbræ mortis, non timébo mala: * quóniam tu mecum es.</text:p>
          </table:table-cell>
          <table:table-cell table:formula="of:=[.B363]=[.A3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rga tua, et báculus tuus: * ipsa me consoláta sunt.</text:p>
          </table:table-cell>
          <table:table-cell office:value-type="string">
            <text:p>Virga tua, et báculus tuus: * ipsa me consoláta sunt.</text:p>
          </table:table-cell>
          <table:table-cell table:formula="of:=[.B364]=[.A3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arásti in conspéctu meo mensam, * advérsus eos, qui tríbulant me.</text:p>
          </table:table-cell>
          <table:table-cell office:value-type="string">
            <text:p>Parásti in conspéctu meo mensam, * advérsus eos, qui tríbulant me.</text:p>
          </table:table-cell>
          <table:table-cell table:formula="of:=[.B365]=[.A3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mpinguásti in óleo caput meum: * et calix meus inébrians quam præclárus est!</text:p>
          </table:table-cell>
          <table:table-cell office:value-type="string">
            <text:p>Impinguásti in óleo caput meum: * et calix meus inébrians quam præclárus est!</text:p>
          </table:table-cell>
          <table:table-cell table:formula="of:=[.B366]=[.A3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misericórdia tua subsequétur me * ómnibus diébus vitæ meæ:</text:p>
          </table:table-cell>
          <table:table-cell office:value-type="string">
            <text:p>Et misericórdia tua subsequétur me * ómnibus diébus vitæ meæ. </text:p>
          </table:table-cell>
          <table:table-cell table:formula="of:=[.B367]=[.A36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ut inhábitem in domo Dómini, * in longitúdinem diérum.</text:p>
          </table:table-cell>
          <table:table-cell office:value-type="string">
            <text:p>Et ut inhábitem in domo Dómini, * in longitúdinem diérum.</text:p>
          </table:table-cell>
          <table:table-cell table:formula="of:=[.B368]=[.A3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23</text:p>
          </table:table-cell>
          <table:table-cell office:value-type="string">
            <text:p>Psalmus 23. Domini est terra</text:p>
          </table:table-cell>
          <table:table-cell table:formula="of:=[.B369]=[.A36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i est terra, et plenitúdo ejus: * orbis terrárum, et univérsi qui hábitant in eo.</text:p>
          </table:table-cell>
          <table:table-cell office:value-type="string">
            <text:p>Dómini est terra, et plenitúdo ejus: * orbis terrárum, et univérsi qui hábitant in eo.</text:p>
          </table:table-cell>
          <table:table-cell table:formula="of:=[.B370]=[.A3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ipse super mária fundávit eum: * et super flúmina præparávit eum.</text:p>
          </table:table-cell>
          <table:table-cell office:value-type="string">
            <text:p>Quia ipse super mária fundávit eum: * et super flúmina præparávit eum.</text:p>
          </table:table-cell>
          <table:table-cell table:formula="of:=[.B371]=[.A3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ascéndet in montem Dómini? * aut quis stabit in loco sancto ejus?</text:p>
          </table:table-cell>
          <table:table-cell office:value-type="string">
            <text:p>Quis ascéndet in montem Dómini? * aut quis stabit in loco sancto ejus?</text:p>
          </table:table-cell>
          <table:table-cell table:formula="of:=[.B372]=[.A3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Ínnocens mánibus et mundo corde, * qui non accépit in vano ánimam suam, nec jurávit in dolo próximo suo.</text:p>
          </table:table-cell>
          <table:table-cell office:value-type="string">
            <text:p>Innocens mánibus et mundo corde, * qui non accépit in vano ánimam suam, nec jurávit in dolo próximo suo.</text:p>
          </table:table-cell>
          <table:table-cell table:formula="of:=[.B373]=[.A37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Hic accípiet benedictiónem a Dómino: * et misericórdiam a Deo, salutári suo.</text:p>
          </table:table-cell>
          <table:table-cell office:value-type="string">
            <text:p>Hic accípiet benedictiónem a Dómino: * et misericórdiam a Deo, salutári suo.</text:p>
          </table:table-cell>
          <table:table-cell table:formula="of:=[.B374]=[.A3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æc est generátio quæréntium eum, * quæréntium fáciem Dei Jacob.</text:p>
          </table:table-cell>
          <table:table-cell office:value-type="string">
            <text:p>Hæc est generátio quæréntium eum, * quæréntium fáciem Dei Jacob.</text:p>
          </table:table-cell>
          <table:table-cell table:formula="of:=[.B375]=[.A3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ttóllite portas, príncipes, vestras, et elevámini, portæ æternáles: * et introíbit Rex glóriæ.</text:p>
          </table:table-cell>
          <table:table-cell office:value-type="string">
            <text:p>Attóllite portas príncipes vestras, et elevámini portæ æternáles: * et introíbit Rex glóriæ.</text:p>
          </table:table-cell>
          <table:table-cell table:formula="of:=[.B376]=[.A37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s est iste Rex glóriæ? * Dóminus fortis et potens: Dóminus potens in prælio.</text:p>
          </table:table-cell>
          <table:table-cell office:value-type="string">
            <text:p>Quis est iste Rex glóriæ? * Dóminus fortis et potens: Dóminus potens in prælio.</text:p>
          </table:table-cell>
          <table:table-cell table:formula="of:=[.B377]=[.A3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ttóllite portas, príncipes, vestras, et elevámini, portæ æternáles: * et introíbit Rex glóriæ.</text:p>
          </table:table-cell>
          <table:table-cell office:value-type="string">
            <text:p>Attóllite portas príncipes vestras, et elevámini portæ æternáles: * et introíbit Rex glóriæ.</text:p>
          </table:table-cell>
          <table:table-cell table:formula="of:=[.B378]=[.A37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s est iste Rex glóriæ? * Dóminus virtútum ipse est Rex glóriæ.</text:p>
          </table:table-cell>
          <table:table-cell office:value-type="string">
            <text:p>Quis est iste Rex glóriæ? * Dóminus virtútum ipse est Rex glóriæ.</text:p>
          </table:table-cell>
          <table:table-cell table:formula="of:=[.B379]=[.A3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24 i</text:p>
          </table:table-cell>
          <table:table-cell office:value-type="string">
            <text:p>Psalmus 24. i. Ad te Domine</text:p>
          </table:table-cell>
          <table:table-cell table:formula="of:=[.B380]=[.A38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d te, Dómine, levávi ánimam meam: * Deus meus, in te confído, non erubéscam.</text:p>
          </table:table-cell>
          <table:table-cell office:value-type="string">
            <text:p>Ad te, Dómine, levávi ánimam meam: * Deus meus, in te confído, non erubéscam.</text:p>
          </table:table-cell>
          <table:table-cell table:formula="of:=[.B381]=[.A3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que irrídeant me inimíci mei: * étenim univérsi, qui sústinent te, non confundéntur.</text:p>
          </table:table-cell>
          <table:table-cell office:value-type="string">
            <text:p>Neque irrídeant me inimíci mei: * étenim univérsi, qui sústinent te, non confundéntur.</text:p>
          </table:table-cell>
          <table:table-cell table:formula="of:=[.B382]=[.A3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undántur omnes iníqua agéntes * supervácue.</text:p>
          </table:table-cell>
          <table:table-cell office:value-type="string">
            <text:p>Confundántur omnes iníqua agéntes * supervácue.</text:p>
          </table:table-cell>
          <table:table-cell table:formula="of:=[.B383]=[.A3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as tuas, Dómine, demónstra mihi: * et sémitas tuas édoce me.</text:p>
          </table:table-cell>
          <table:table-cell office:value-type="string">
            <text:p>Vias tuas, Dómine, demónstra mihi * et sémitas tuas édoce me.</text:p>
          </table:table-cell>
          <table:table-cell table:formula="of:=[.B384]=[.A38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írige me in veritáte tua, et doce me: * quia tu es, Deus, salvátor meus, et te sustínui tota die.</text:p>
          </table:table-cell>
          <table:table-cell office:value-type="string">
            <text:p>Dírige me in veritáte tua, et doce me: * quia tu es, Deus, Salvátor meus, et te sustínui tota die.</text:p>
          </table:table-cell>
          <table:table-cell table:formula="of:=[.B385]=[.A38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eminíscere miseratiónum tuárum, Dómine, * et misericordiárum tuárum, quæ a sæculo sunt.</text:p>
          </table:table-cell>
          <table:table-cell office:value-type="string">
            <text:p>Reminíscere miseratiónum tuárum, Dómine, * et misericordiárum tuárum, quæ a sæculo sunt.</text:p>
          </table:table-cell>
          <table:table-cell table:formula="of:=[.B386]=[.A3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lícta juventútis meæ, * et ignorántias meas ne memíneris.</text:p>
          </table:table-cell>
          <table:table-cell office:value-type="string">
            <text:p>Delícta juventútis meæ, * et ignorántias meas ne memíneris.</text:p>
          </table:table-cell>
          <table:table-cell table:formula="of:=[.B387]=[.A3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cúndum misericórdiam tuam meménto mei tu: * propter bonitátem tuam, Dómine.</text:p>
          </table:table-cell>
          <table:table-cell office:value-type="string">
            <text:p>Secúndum misericórdiam tuam meménto mei tu, * propter bonitátem tuam, Dómine.</text:p>
          </table:table-cell>
          <table:table-cell table:formula="of:=[.B388]=[.A38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24 ii</text:p>
          </table:table-cell>
          <table:table-cell office:value-type="string">
            <text:p>Psalmus 24. ii. Dulcis et rectus</text:p>
          </table:table-cell>
          <table:table-cell table:formula="of:=[.B389]=[.A38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ulcis et rectus Dóminus: * propter hoc legem dabit delinquéntibus in via.</text:p>
          </table:table-cell>
          <table:table-cell office:value-type="string">
            <text:p>Dulcis et rectus Dóminus: * propter hoc legem dabit delinquéntibus in via.</text:p>
          </table:table-cell>
          <table:table-cell table:formula="of:=[.B390]=[.A3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íriget mansuétos in judício: * docébit mites vias suas.</text:p>
          </table:table-cell>
          <table:table-cell office:value-type="string">
            <text:p>Diriget mansuétos in judício: * docébit mites vias suas.</text:p>
          </table:table-cell>
          <table:table-cell table:formula="of:=[.B391]=[.A391]" office:value-type="boolean" office:boolean-value="false">
            <text:p>FALSE</text:p>
          </table:table-cell>
          <table:table-cell/>
          <table:table-cell office:value-type="string">
            <text:p>Díriget </text:p>
          </table:table-cell>
          <table:table-cell/>
        </table:table-row>
        <table:table-row table:style-name="ro1">
          <table:table-cell office:value-type="string">
            <text:p>Univérsæ viæ Dómini, misericórdia et véritas, * requiréntibus testaméntum ejus et testimónia ejus.</text:p>
          </table:table-cell>
          <table:table-cell office:value-type="string">
            <text:p>Univérsæ viæ Dómini, misericórdia et véritas, * requiréntibus testaméntum ejus et testimónia ejus.</text:p>
          </table:table-cell>
          <table:table-cell table:formula="of:=[.B392]=[.A3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ter nomen tuum, Dómine, propitiáberis peccáto meo: * multum est enim.</text:p>
          </table:table-cell>
          <table:table-cell office:value-type="string">
            <text:p>Propter nomen tuum, Dómine, propitiáberis peccáto meo: * multum est enim.</text:p>
          </table:table-cell>
          <table:table-cell table:formula="of:=[.B393]=[.A3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est homo qui timet Dóminum? * legem státuit ei in via, quam elégit.</text:p>
          </table:table-cell>
          <table:table-cell office:value-type="string">
            <text:p>Quis est homo qui timet Dóminum? * legem státuit ei in via, quam elégit.</text:p>
          </table:table-cell>
          <table:table-cell table:formula="of:=[.B394]=[.A3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nima ejus in bonis demorábitur: * et semen ejus hereditábit terram.</text:p>
          </table:table-cell>
          <table:table-cell office:value-type="string">
            <text:p>Anima ejus in bonis demorábitur: * et semen ejus hereditábit terram.</text:p>
          </table:table-cell>
          <table:table-cell table:formula="of:=[.B395]=[.A39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irmaméntum est Dóminus timéntibus eum: * et testaméntum ipsíus ut manifestétur illis.</text:p>
          </table:table-cell>
          <table:table-cell office:value-type="string">
            <text:p>Firmaméntum est Dóminus timéntibus eum: * et testaméntum ipsíus ut manifestétur illis.</text:p>
          </table:table-cell>
          <table:table-cell table:formula="of:=[.B396]=[.A3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24 iii</text:p>
          </table:table-cell>
          <table:table-cell office:value-type="string">
            <text:p>Psalmus 24. iii. Oculi mei</text:p>
          </table:table-cell>
          <table:table-cell table:formula="of:=[.B397]=[.A39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Óculi mei semper ad Dóminum: * quóniam ipse evéllet de láqueo pedes meos.</text:p>
          </table:table-cell>
          <table:table-cell office:value-type="string">
            <text:p>Oculi mei semper ad Dóminum: * quóniam ipse evéllet de láqueo pedes meos.</text:p>
          </table:table-cell>
          <table:table-cell table:formula="of:=[.B398]=[.A3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éspice in me, et miserére mei: * quia únicus et pauper sum ego.</text:p>
          </table:table-cell>
          <table:table-cell office:value-type="string">
            <text:p>Réspice in me, et miserére mei: * quia únicus et pauper sum ego.</text:p>
          </table:table-cell>
          <table:table-cell table:formula="of:=[.B399]=[.A3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ribulatiónes cordis mei multiplicátæ sunt: * de necessitátibus meis érue me.</text:p>
          </table:table-cell>
          <table:table-cell office:value-type="string">
            <text:p>Tribulatiónes cordis mei multiplicátæ sunt: * de necessitátibus meis érue me.</text:p>
          </table:table-cell>
          <table:table-cell table:formula="of:=[.B400]=[.A4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de humilitátem meam, et labórem meum: * et dimítte univérsa delícta mea.</text:p>
          </table:table-cell>
          <table:table-cell office:value-type="string">
            <text:p>Vide humilitátem meam, et labórem meum: * et dimítte univérsa delícta mea.</text:p>
          </table:table-cell>
          <table:table-cell table:formula="of:=[.B401]=[.A4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éspice inimícos meos quóniam multiplicáti sunt, * et ódio iníquo odérunt me.</text:p>
          </table:table-cell>
          <table:table-cell office:value-type="string">
            <text:p>Réspice inimícos meos quóniam multiplicáti sunt: * et ódio iníquo odérunt me.</text:p>
          </table:table-cell>
          <table:table-cell table:formula="of:=[.B402]=[.A40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ustódi ánimam meam, et érue me: * non erubéscam quóniam sperávi in te.</text:p>
          </table:table-cell>
          <table:table-cell office:value-type="string">
            <text:p>Custódi ánimam meam, et érue me: * non erubéscam quóniam sperávi in te.</text:p>
          </table:table-cell>
          <table:table-cell table:formula="of:=[.B403]=[.A4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nocéntes et recti adhæsérunt mihi: * quia sustínui te.</text:p>
          </table:table-cell>
          <table:table-cell office:value-type="string">
            <text:p>Innocéntes et recti adhæsérunt mihi: * quia sustínui te.</text:p>
          </table:table-cell>
          <table:table-cell table:formula="of:=[.B404]=[.A4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íbera, Deus, Israël, * ex ómnibus tribulatiónibus suis.</text:p>
          </table:table-cell>
          <table:table-cell office:value-type="string">
            <text:p>Líbera, Deus, Israël: * ex ómnibus tribulatiónibus suis.</text:p>
          </table:table-cell>
          <table:table-cell table:formula="of:=[.B405]=[.A40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25</text:p>
          </table:table-cell>
          <table:table-cell office:value-type="string">
            <text:p>Psalmus 25. Judica me, Domine</text:p>
          </table:table-cell>
          <table:table-cell table:formula="of:=[.B406]=[.A40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údica me, Dómine, quóniam ego in innocéntia mea ingréssus sum: * et in Dómino sperans non infirmábor.</text:p>
          </table:table-cell>
          <table:table-cell office:value-type="string">
            <text:p>Júdica me, Dómine, quóniam ego in innocéntia mea ingréssus sum: * et in Dómino sperans non infirmábor.</text:p>
          </table:table-cell>
          <table:table-cell table:formula="of:=[.B407]=[.A4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ba me, Dómine, et tenta me: * ure renes meos et cor meum.</text:p>
          </table:table-cell>
          <table:table-cell office:value-type="string">
            <text:p>Proba me, Dómine, et tenta me: * ure renes meos et cor meum.</text:p>
          </table:table-cell>
          <table:table-cell table:formula="of:=[.B408]=[.A4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misericórdia tua ante óculos meos est: * et complácui in veritáte tua.</text:p>
          </table:table-cell>
          <table:table-cell office:value-type="string">
            <text:p>Quóniam misericórdia tua ante óculos meos est: * et complácui in veritáte tua.</text:p>
          </table:table-cell>
          <table:table-cell table:formula="of:=[.B409]=[.A4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sedi cum concílio vanitátis: * et cum iníqua geréntibus non introíbo.</text:p>
          </table:table-cell>
          <table:table-cell office:value-type="string">
            <text:p>Non sedi cum concílio vanitátis: * et cum iníqua geréntibus non introíbo.</text:p>
          </table:table-cell>
          <table:table-cell table:formula="of:=[.B410]=[.A4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dívi ecclésiam malignántium: * et cum ímpiis non sedébo.</text:p>
          </table:table-cell>
          <table:table-cell office:value-type="string">
            <text:p>Odívi ecclésiam malignántium: * et cum ímpiis non sedébo.</text:p>
          </table:table-cell>
          <table:table-cell table:formula="of:=[.B411]=[.A4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vábo inter innocéntes manus meas: * et circúmdabo altáre tuum, Dómine:</text:p>
          </table:table-cell>
          <table:table-cell office:value-type="string">
            <text:p>Lavábo inter innocéntes manus meas: * et circúmdabo altáre tuum, Dómine.</text:p>
          </table:table-cell>
          <table:table-cell table:formula="of:=[.B412]=[.A41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Ut áudiam vocem laudis, * et enárrem univérsa mirabília tua.</text:p>
          </table:table-cell>
          <table:table-cell office:value-type="string">
            <text:p>Ut áudiam vocem laudis: * et enárrem univérsa mirabília tua.</text:p>
          </table:table-cell>
          <table:table-cell table:formula="of:=[.B413]=[.A41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diléxi decórem domus tuæ, * et locum habitatiónis glóriæ tuæ.</text:p>
          </table:table-cell>
          <table:table-cell office:value-type="string">
            <text:p>Dómine, diléxi decórem domus tuæ: * et locum habitatiónis glóriæ tuæ.</text:p>
          </table:table-cell>
          <table:table-cell table:formula="of:=[.B414]=[.A41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e perdas cum ímpiis, Deus, ánimam meam, * et cum viris sánguinum vitam meam:</text:p>
          </table:table-cell>
          <table:table-cell office:value-type="string">
            <text:p>Ne perdas cum ímpiis, Deus, ánimam meam, * et cum viris sánguinum vitam meam.</text:p>
          </table:table-cell>
          <table:table-cell table:formula="of:=[.B415]=[.A41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quorum mánibus iniquitátes sunt: * déxtera eórum repléta est munéribus.</text:p>
          </table:table-cell>
          <table:table-cell office:value-type="string">
            <text:p>In quorum mánibus iniquitátes sunt: * déxtera eórum repléta est munéribus.</text:p>
          </table:table-cell>
          <table:table-cell table:formula="of:=[.B416]=[.A4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in innocéntia mea ingréssus sum: * rédime me, et miserére mei.</text:p>
          </table:table-cell>
          <table:table-cell office:value-type="string">
            <text:p>Ego autem in innocéntia mea ingréssus sum: * rédime me, et miserére mei.</text:p>
          </table:table-cell>
          <table:table-cell table:formula="of:=[.B417]=[.A4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es meus stetit in dirécto: * in ecclésiis benedícam te, Dómine.</text:p>
          </table:table-cell>
          <table:table-cell office:value-type="string">
            <text:p>Pes meus stetit in dirécto: * in ecclésiis benedícam te, Dómine.</text:p>
          </table:table-cell>
          <table:table-cell table:formula="of:=[.B418]=[.A4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26 i</text:p>
          </table:table-cell>
          <table:table-cell office:value-type="string">
            <text:p>Psalmus 26. i. Dominus illuminatio mea</text:p>
          </table:table-cell>
          <table:table-cell table:formula="of:=[.B419]=[.A41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us illuminátio mea, et salus mea, * quem timébo?</text:p>
          </table:table-cell>
          <table:table-cell office:value-type="string">
            <text:p>Dóminus illuminátio mea, et salus mea, * quem timébo?</text:p>
          </table:table-cell>
          <table:table-cell table:formula="of:=[.B420]=[.A4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protéctor vitæ meæ, * a quo trepidábo?</text:p>
          </table:table-cell>
          <table:table-cell office:value-type="string">
            <text:p>Dóminus protéctor vitæ meæ, * a quo trepidábo?</text:p>
          </table:table-cell>
          <table:table-cell table:formula="of:=[.B421]=[.A4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um apprópiant super me nocéntes, * ut edant carnes meas:</text:p>
          </table:table-cell>
          <table:table-cell office:value-type="string">
            <text:p>Dum apprópiant super me nocéntes, * ut edant carnes meas:</text:p>
          </table:table-cell>
          <table:table-cell table:formula="of:=[.B422]=[.A4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tríbulant me inimíci mei, * ipsi infirmáti sunt, et cecidérunt.</text:p>
          </table:table-cell>
          <table:table-cell office:value-type="string">
            <text:p>Qui tríbulant me inimíci mei, * ipsi infirmáti sunt et cecidérunt.</text:p>
          </table:table-cell>
          <table:table-cell table:formula="of:=[.B423]=[.A42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 consístant advérsum me castra, * non timébit cor meum.</text:p>
          </table:table-cell>
          <table:table-cell office:value-type="string">
            <text:p>Si consístant advérsum me castra, * non timébit cor meum.</text:p>
          </table:table-cell>
          <table:table-cell table:formula="of:=[.B424]=[.A4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exsúrgat advérsum me prælium, * in hoc ego sperábo.</text:p>
          </table:table-cell>
          <table:table-cell office:value-type="string">
            <text:p>Si exsúrgat advérsum me prælium, * in hoc ego sperábo.</text:p>
          </table:table-cell>
          <table:table-cell table:formula="of:=[.B425]=[.A4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nam pétii a Dómino, hanc requíram, * ut inhábitem in domo Dómini ómnibus diébus vitæ meæ:</text:p>
          </table:table-cell>
          <table:table-cell office:value-type="string">
            <text:p>Unam pétii a Dómino, hanc requíram, * ut inhábitem in domo Dómini ómnibus diébus vitæ meæ:</text:p>
          </table:table-cell>
          <table:table-cell table:formula="of:=[.B426]=[.A4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vídeam voluptátem Dómini, * et vísitem templum ejus.</text:p>
          </table:table-cell>
          <table:table-cell office:value-type="string">
            <text:p>Ut vídeam voluptátem Dómini, * et vísitem templum ejus.</text:p>
          </table:table-cell>
          <table:table-cell table:formula="of:=[.B427]=[.A4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abscóndit me in tabernáculo suo: * in die malórum protéxit me in abscóndito tabernáculi sui.</text:p>
          </table:table-cell>
          <table:table-cell office:value-type="string">
            <text:p>Quóniam abscóndit me in tabernáculo suo: * in die malórum protéxit me in abscóndito tabernáculi sui.</text:p>
          </table:table-cell>
          <table:table-cell table:formula="of:=[.B428]=[.A4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petra exaltávit me: * et nunc exaltávit caput meum super inimícos meos.</text:p>
          </table:table-cell>
          <table:table-cell office:value-type="string">
            <text:p>In petra exaltávit me: * et nunc exaltávit caput meum super inimícos meos.</text:p>
          </table:table-cell>
          <table:table-cell table:formula="of:=[.B429]=[.A4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ircuívi, et immolávi in tabernáculo ejus hóstiam vociferatiónis: * cantábo, et psalmum dicam Dómino.</text:p>
          </table:table-cell>
          <table:table-cell office:value-type="string">
            <text:p>Circuívi et immolávi in tabernáculo ejus hóstiam vociferatiónis: * cantábo et psalmum dicam Dómino.</text:p>
          </table:table-cell>
          <table:table-cell table:formula="of:=[.B430]=[.A43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26 ii</text:p>
          </table:table-cell>
          <table:table-cell office:value-type="string">
            <text:p>Psalmus 26. ii. Exaudi, Domine</text:p>
          </table:table-cell>
          <table:table-cell table:formula="of:=[.B431]=[.A43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áudi, Dómine, vocem meam, qua clamávi ad te: * miserére mei, et exáudi me.</text:p>
          </table:table-cell>
          <table:table-cell office:value-type="string">
            <text:p>Exáudi, Dómine, vocem meam, qua clamávi ad te: * miserére mei, et exáudi me.</text:p>
          </table:table-cell>
          <table:table-cell table:formula="of:=[.B432]=[.A4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ibi dixit cor meum, exquisívit te fácies mea: * fáciem tuam, Dómine, requíram.</text:p>
          </table:table-cell>
          <table:table-cell office:value-type="string">
            <text:p>Tibi dixit cor meum, exquisívit te fácies mea: * fáciem tuam, Dómine, requíram.</text:p>
          </table:table-cell>
          <table:table-cell table:formula="of:=[.B433]=[.A4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avértas fáciem tuam a me: * ne declínes in ira a servo tuo.</text:p>
          </table:table-cell>
          <table:table-cell office:value-type="string">
            <text:p>Ne avértas fáciem tuam a me, * ne declínes in ira a servo tuo.</text:p>
          </table:table-cell>
          <table:table-cell table:formula="of:=[.B434]=[.A43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djútor meus esto: * ne derelínquas me, neque despícias me, Deus, salutáris meus.</text:p>
          </table:table-cell>
          <table:table-cell office:value-type="string">
            <text:p>Adjútor meus esto: * ne derelínquas me, neque despícias me, Deus, salutáris meus.</text:p>
          </table:table-cell>
          <table:table-cell table:formula="of:=[.B435]=[.A4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pater meus, et mater mea dereliquérunt me: * Dóminus autem assúmpsit me.</text:p>
          </table:table-cell>
          <table:table-cell office:value-type="string">
            <text:p>Quóniam pater meus, et mater mea dereliquérunt me: * Dóminus autem assúmpsit me.</text:p>
          </table:table-cell>
          <table:table-cell table:formula="of:=[.B436]=[.A4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egem pone mihi, Dómine, in via tua: * et dírige me in sémitam rectam propter inimícos meos.</text:p>
          </table:table-cell>
          <table:table-cell office:value-type="string">
            <text:p>Legem pone mihi, Dómine, in via tua: * et dírige me in sémitam rectam propter inimícos meos.</text:p>
          </table:table-cell>
          <table:table-cell table:formula="of:=[.B437]=[.A4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tradíderis me in ánimas tribulántium me: * quóniam insurrexérunt in me testes iníqui, et mentíta est iníquitas sibi.</text:p>
          </table:table-cell>
          <table:table-cell office:value-type="string">
            <text:p>Ne tradíderis me in ánimas tribulántium me: * quóniam insurrexérunt in me testes iníqui et mentíta est iníquitas sibi.</text:p>
          </table:table-cell>
          <table:table-cell table:formula="of:=[.B438]=[.A43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redo vidére bona Dómini * in terra vivéntium.</text:p>
          </table:table-cell>
          <table:table-cell office:value-type="string">
            <text:p>Credo vidére bona Dómini * in terra vivéntium.</text:p>
          </table:table-cell>
          <table:table-cell table:formula="of:=[.B439]=[.A4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pécta Dóminum, viríliter age: * et confortétur cor tuum, et sústine Dóminum.</text:p>
          </table:table-cell>
          <table:table-cell office:value-type="string">
            <text:p>Exspécta Dóminum, viríliter age: * et confortétur cor tuum, et sústine Dóminum.</text:p>
          </table:table-cell>
          <table:table-cell table:formula="of:=[.B440]=[.A4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27</text:p>
          </table:table-cell>
          <table:table-cell office:value-type="string">
            <text:p>Psalmus 27. Ad te, Domine</text:p>
          </table:table-cell>
          <table:table-cell table:formula="of:=[.B441]=[.A44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d te, Dómine, clamábo, Deus meus, ne síleas a me: * nequándo táceas a me, et assimilábor descendéntibus in lacum.</text:p>
          </table:table-cell>
          <table:table-cell office:value-type="string">
            <text:p>Ad te, Dómine, clamábo, Deus meus, ne síleas a me: * nequándo táceas a me, et assimilábor descendéntibus in lacum.</text:p>
          </table:table-cell>
          <table:table-cell table:formula="of:=[.B442]=[.A4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áudi, Dómine, vocem deprecatiónis meæ dum oro ad te: * dum extóllo manus meas ad templum sanctum tuum.</text:p>
          </table:table-cell>
          <table:table-cell office:value-type="string">
            <text:p>Exáudi, Dómine, vocem deprecatiónis meæ dum oro ad te: * dum extóllo manus meas ad templum sanctum tuum.</text:p>
          </table:table-cell>
          <table:table-cell table:formula="of:=[.B443]=[.A4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simul trahas me cum peccatóribus: * et cum operántibus iniquitátem ne perdas me.</text:p>
          </table:table-cell>
          <table:table-cell office:value-type="string">
            <text:p>Ne simul trahas me cum peccatóribus: * et cum operántibus iniquitátem ne perdas me.</text:p>
          </table:table-cell>
          <table:table-cell table:formula="of:=[.B444]=[.A4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loquúntur pacem cum próximo suo, * mala autem in córdibus eórum.</text:p>
          </table:table-cell>
          <table:table-cell office:value-type="string">
            <text:p>Qui loquúntur pacem cum próximo suo, * mala autem in córdibus eórum.</text:p>
          </table:table-cell>
          <table:table-cell table:formula="of:=[.B445]=[.A4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a illis secúndum ópera eórum, * et secúndum nequítiam adinventiónum ipsórum.</text:p>
          </table:table-cell>
          <table:table-cell office:value-type="string">
            <text:p>Da illis secúndum ópera eórum, * et secúndum nequítiam adinventiónum ipsórum.</text:p>
          </table:table-cell>
          <table:table-cell table:formula="of:=[.B446]=[.A4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cúndum ópera mánuum eórum tríbue illis: * redde retributiónem eórum ipsis.</text:p>
          </table:table-cell>
          <table:table-cell office:value-type="string">
            <text:p>Secúndum ópera mánuum eórum tríbue illis, * redde retributiónem eórum ipsis.</text:p>
          </table:table-cell>
          <table:table-cell table:formula="of:=[.B447]=[.A44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non intellexérunt ópera Dómini, et in ópera mánuum ejus * déstrues illos, et non ædificábis eos.</text:p>
          </table:table-cell>
          <table:table-cell office:value-type="string">
            <text:p>Quóniam non intellexérunt ópera Dómini, et in ópera mánuum ejus * déstrues illos, et non ædificábis eos.</text:p>
          </table:table-cell>
          <table:table-cell table:formula="of:=[.B448]=[.A4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tus Dóminus: * quóniam exaudívit vocem deprecatiónis meæ.</text:p>
          </table:table-cell>
          <table:table-cell office:value-type="string">
            <text:p>Benedíctus Dóminus, * quóniam exaudívit vocem deprecatiónis meæ.</text:p>
          </table:table-cell>
          <table:table-cell table:formula="of:=[.B449]=[.A44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us adjútor meus, et protéctor meus: * in ipso sperávit cor meum, et adjútus sum.</text:p>
          </table:table-cell>
          <table:table-cell office:value-type="string">
            <text:p>Dóminus adjútor meus, et protéctor meus: * in ipso sperávit cor meum et adjútus sum.</text:p>
          </table:table-cell>
          <table:table-cell table:formula="of:=[.B450]=[.A45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reflóruit caro mea: * et ex voluntáte mea confitébor ei.</text:p>
          </table:table-cell>
          <table:table-cell office:value-type="string">
            <text:p>Et reflóruit caro mea: * et ex voluntáte mea confitébor ei.</text:p>
          </table:table-cell>
          <table:table-cell table:formula="of:=[.B451]=[.A4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fortitúdo plebis suæ: * et protéctor salvatiónum Christi sui est.</text:p>
          </table:table-cell>
          <table:table-cell office:value-type="string">
            <text:p>Dóminus fortitúdo plebis suæ: * et protéctor salvatiónum Christi sui est.</text:p>
          </table:table-cell>
          <table:table-cell table:formula="of:=[.B452]=[.A4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lvum fac pópulum tuum, Dómine, et bénedic hereditáti tuæ: * et rege eos, et extólle illos usque in ætérnum.</text:p>
          </table:table-cell>
          <table:table-cell office:value-type="string">
            <text:p>Salvum fac pópulum tuum, Dómine, et bénedic hereditáti tuæ, * et rege eos, et extólle illos usque in ætérnum.</text:p>
          </table:table-cell>
          <table:table-cell table:formula="of:=[.B453]=[.A45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28</text:p>
          </table:table-cell>
          <table:table-cell office:value-type="string">
            <text:p>Psalmus 28. Afferte Domino</text:p>
          </table:table-cell>
          <table:table-cell table:formula="of:=[.B454]=[.A45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fférte Dómino, fílii Dei: * afférte Dómino fílios aríetum.</text:p>
          </table:table-cell>
          <table:table-cell office:value-type="string">
            <text:p>Afférte Dómino, fílii Dei: * afférte Dómino fílios aríetum.</text:p>
          </table:table-cell>
          <table:table-cell table:formula="of:=[.B455]=[.A4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fférte Dómino glóriam et honórem, afférte Dómino glóriam nómini ejus: * adoráte Dóminum in átrio sancto ejus.</text:p>
          </table:table-cell>
          <table:table-cell office:value-type="string">
            <text:p>Afférte Dómino glóriam et honórem, afférte Dómino glóriam nómini ejus: * adoráte Dóminum in átrio sancto ejus.</text:p>
          </table:table-cell>
          <table:table-cell table:formula="of:=[.B456]=[.A4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x Dómini super aquas, Deus majestátis intónuit: * Dóminus super aquas multas.</text:p>
          </table:table-cell>
          <table:table-cell office:value-type="string">
            <text:p>Vox Dómini super aquas, Deus majestátis intónuit: * Dóminus super aquas multas.</text:p>
          </table:table-cell>
          <table:table-cell table:formula="of:=[.B457]=[.A4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x Dómini in virtúte: * vox Dómini in magnificéntia.</text:p>
          </table:table-cell>
          <table:table-cell office:value-type="string">
            <text:p>Vox Dómini in virtúte: * vox Dómini in magnificéntia.</text:p>
          </table:table-cell>
          <table:table-cell table:formula="of:=[.B458]=[.A4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x Dómini confringéntis cedros: * et confrínget Dóminus cedros Líbani:</text:p>
          </table:table-cell>
          <table:table-cell office:value-type="string">
            <text:p>Vox Dómini confringéntis cedros: * et confrínget Dóminus cedros Líbani.</text:p>
          </table:table-cell>
          <table:table-cell table:formula="of:=[.B459]=[.A45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commínuet eas tamquam vítulum Líbani: * et diléctus quemádmodum fílius unicórnium.</text:p>
          </table:table-cell>
          <table:table-cell office:value-type="string">
            <text:p>Et commínuet eas tamquam vítulum Líbani: * et diléctus quemádmodum fílius unicórnium.</text:p>
          </table:table-cell>
          <table:table-cell table:formula="of:=[.B460]=[.A4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x Dómini intercidéntis flammam ignis: * vox Dómini concutiéntis desértum: et commovébit Dóminus desértum Cades.</text:p>
          </table:table-cell>
          <table:table-cell office:value-type="string">
            <text:p>Vox Dómini intercidéntis flammam ignis: * vox Dómini concutiéntis desértum: et commovébit Dóminus desértum Cades.</text:p>
          </table:table-cell>
          <table:table-cell table:formula="of:=[.B461]=[.A4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x Dómini præparántis cervos, et revelábit condénsa: * et in templo ejus omnes dicent glóriam.</text:p>
          </table:table-cell>
          <table:table-cell office:value-type="string">
            <text:p>Vox Dómini præparántis cervos, et revelábit condénsa: * et in templo ejus omnes dicent glóriam.</text:p>
          </table:table-cell>
          <table:table-cell table:formula="of:=[.B462]=[.A4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dilúvium inhabitáre facit: * et sedébit Dóminus Rex in ætérnum.</text:p>
          </table:table-cell>
          <table:table-cell office:value-type="string">
            <text:p>Dóminus dilúvium inhabitáre facit: * et sedébit Dóminus Rex in ætérnum.</text:p>
          </table:table-cell>
          <table:table-cell table:formula="of:=[.B463]=[.A4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virtútem pópulo suo dabit: * Dóminus benedícet pópulo suo in pace.</text:p>
          </table:table-cell>
          <table:table-cell office:value-type="string">
            <text:p>Dóminus virtútem pópulo suo dabit: * Dóminus benedícet pópulo suo in pace.</text:p>
          </table:table-cell>
          <table:table-cell table:formula="of:=[.B464]=[.A4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29</text:p>
          </table:table-cell>
          <table:table-cell office:value-type="string">
            <text:p>Psalmus 29. Exaltabo te, Domine</text:p>
          </table:table-cell>
          <table:table-cell table:formula="of:=[.B465]=[.A46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altábo te, Dómine, quóniam suscepísti me: *‡ nec delectásti inimícos meos super me.</text:p>
          </table:table-cell>
          <table:table-cell office:value-type="string">
            <text:p>Exaltábo te, Dómine, quóniam suscepísti me: * nec delectásti inimícos meos super me.</text:p>
          </table:table-cell>
          <table:table-cell table:formula="of:=[.B466]=[.A46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Deus meus, clamávi ad te, * et sanásti me.</text:p>
          </table:table-cell>
          <table:table-cell office:value-type="string">
            <text:p>Dómine, Deus meus, clamávi ad te, * et sanásti me.</text:p>
          </table:table-cell>
          <table:table-cell table:formula="of:=[.B467]=[.A4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eduxísti ab inférno ánimam meam: * salvásti me a descendéntibus in lacum.</text:p>
          </table:table-cell>
          <table:table-cell office:value-type="string">
            <text:p>Dómine, eduxísti ab inférno ánimam meam: * salvásti me a descendéntibus in lacum.</text:p>
          </table:table-cell>
          <table:table-cell table:formula="of:=[.B468]=[.A4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állite Dómino, sancti ejus: * et confitémini memóriæ sanctitátis ejus.</text:p>
          </table:table-cell>
          <table:table-cell office:value-type="string">
            <text:p>Psállite Dómino, sancti ejus: * et confitémini memóriæ sanctitátis ejus.</text:p>
          </table:table-cell>
          <table:table-cell table:formula="of:=[.B469]=[.A4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ira in indignatióne ejus: * et vita in voluntáte ejus.</text:p>
          </table:table-cell>
          <table:table-cell office:value-type="string">
            <text:p>Quóniam ira in indignatióne ejus: * et vita in voluntáte ejus.</text:p>
          </table:table-cell>
          <table:table-cell table:formula="of:=[.B470]=[.A4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 vésperum demorábitur fletus: * et ad matutínum lætítia.</text:p>
          </table:table-cell>
          <table:table-cell office:value-type="string">
            <text:p>Ad vésperum demorábitur fletus: * et ad matutínum lætítia.</text:p>
          </table:table-cell>
          <table:table-cell table:formula="of:=[.B471]=[.A4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dixi in abundántia mea: * Non movébor in ætérnum.</text:p>
          </table:table-cell>
          <table:table-cell office:value-type="string">
            <text:p>Ego autem dixi in abundántia mea: * Non movébor in ætérnum.</text:p>
          </table:table-cell>
          <table:table-cell table:formula="of:=[.B472]=[.A4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in voluntáte tua, * præstitísti decóri meo virtútem.</text:p>
          </table:table-cell>
          <table:table-cell office:value-type="string">
            <text:p>Dómine, in voluntáte tua, * præstitísti decóri meo virtútem.</text:p>
          </table:table-cell>
          <table:table-cell table:formula="of:=[.B473]=[.A4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vertísti fáciem tuam a me, * et factus sum conturbátus.</text:p>
          </table:table-cell>
          <table:table-cell office:value-type="string">
            <text:p>Avertísti fáciem tuam a me, * et factus sum conturbátus.</text:p>
          </table:table-cell>
          <table:table-cell table:formula="of:=[.B474]=[.A4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 te, Dómine, clamábo: * et ad Deum meum deprecábor.</text:p>
          </table:table-cell>
          <table:table-cell office:value-type="string">
            <text:p>Ad te, Dómine, clamábo: * et ad Deum meum deprecábor.</text:p>
          </table:table-cell>
          <table:table-cell table:formula="of:=[.B475]=[.A4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æ utílitas in sánguine meo, * dum descéndo in corruptiónem?</text:p>
          </table:table-cell>
          <table:table-cell office:value-type="string">
            <text:p>Quæ utílitas in sánguine meo, * dum descéndo in corruptiónem?</text:p>
          </table:table-cell>
          <table:table-cell table:formula="of:=[.B476]=[.A4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umquid confitébitur tibi pulvis, * aut annuntiábit veritátem tuam?</text:p>
          </table:table-cell>
          <table:table-cell office:value-type="string">
            <text:p>Numquid confitébitur tibi pulvis, * aut annuntiábit veritátem tuam?</text:p>
          </table:table-cell>
          <table:table-cell table:formula="of:=[.B477]=[.A4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dívit Dóminus, et misértus est mei: * Dóminus factus est adjútor meus.</text:p>
          </table:table-cell>
          <table:table-cell office:value-type="string">
            <text:p>Audívit Dóminus, et misértus est mei: * Dóminus factus est adjútor meus.</text:p>
          </table:table-cell>
          <table:table-cell table:formula="of:=[.B478]=[.A4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ertísti planctum meum in gáudium mihi: * conscidísti saccum meum, et circumdedísti me lætítia:</text:p>
          </table:table-cell>
          <table:table-cell office:value-type="string">
            <text:p>Convertísti planctum meum in gáudium mihi: * conscidísti saccum meum, et circumdedísti me lætítia:</text:p>
          </table:table-cell>
          <table:table-cell table:formula="of:=[.B479]=[.A4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cantet tibi glória mea, et non compúngar: * Dómine, Deus meus, in ætérnum confitébor tibi.</text:p>
          </table:table-cell>
          <table:table-cell office:value-type="string">
            <text:p>Ut cantet tibi glória mea, et non compúngar: * Dómine, Deus meus, in ætérnum confitébor tibi.</text:p>
          </table:table-cell>
          <table:table-cell table:formula="of:=[.B480]=[.A4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0 i</text:p>
          </table:table-cell>
          <table:table-cell office:value-type="string">
            <text:p>Psalmus 30. i. In te, Domine, speravi</text:p>
          </table:table-cell>
          <table:table-cell table:formula="of:=[.B481]=[.A48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te, Dómine, sperávi non confúndar in ætérnum: * in justítia tua líbera me.</text:p>
          </table:table-cell>
          <table:table-cell office:value-type="string">
            <text:p>In te, Dómine, sperávi non confúndar in ætérnum: * in justítia tua líbera me.</text:p>
          </table:table-cell>
          <table:table-cell table:formula="of:=[.B482]=[.A4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clína ad me aurem tuam, * accélera ut éruas me.</text:p>
          </table:table-cell>
          <table:table-cell office:value-type="string">
            <text:p>Inclína ad me aurem tuam, * accélera ut éruas me.</text:p>
          </table:table-cell>
          <table:table-cell table:formula="of:=[.B483]=[.A4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sto mihi in Deum protectórem, et in domum refúgii: * ut salvum me fácias.</text:p>
          </table:table-cell>
          <table:table-cell office:value-type="string">
            <text:p>Esto mihi in Deum protectórem, et in domum refúgii: * ut salvum me fácias.</text:p>
          </table:table-cell>
          <table:table-cell table:formula="of:=[.B484]=[.A4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fortitúdo mea, et refúgium meum es tu: * et propter nomen tuum dedúces me, et enútries me.</text:p>
          </table:table-cell>
          <table:table-cell office:value-type="string">
            <text:p>Quóniam fortitúdo mea, et refúgium meum es tu: * et propter nomen tuum dedúces me, et enútries me.</text:p>
          </table:table-cell>
          <table:table-cell table:formula="of:=[.B485]=[.A4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dúces me de láqueo hoc, quem abscondérunt mihi: * quóniam tu es protéctor meus.</text:p>
          </table:table-cell>
          <table:table-cell office:value-type="string">
            <text:p>Edúces me de láqueo hoc, quem abscondérunt mihi: * quóniam tu es protéctor meus.</text:p>
          </table:table-cell>
          <table:table-cell table:formula="of:=[.B486]=[.A4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manus tuas comméndo spíritum meum: * redemísti me, Dómine, Deus veritátis.</text:p>
          </table:table-cell>
          <table:table-cell office:value-type="string">
            <text:p>In manus tuas comméndo spíritum meum: * redemísti me, Dómine, Deus veritátis.</text:p>
          </table:table-cell>
          <table:table-cell table:formula="of:=[.B487]=[.A4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dísti observántes vanitátes, * supervácue.</text:p>
          </table:table-cell>
          <table:table-cell office:value-type="string">
            <text:p>Odísti observántes vanitátes, * supervácue.</text:p>
          </table:table-cell>
          <table:table-cell table:formula="of:=[.B488]=[.A4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in Dómino sperávi: * exsultábo, et lætábor in misericórdia tua.</text:p>
          </table:table-cell>
          <table:table-cell office:value-type="string">
            <text:p>Ego autem in Dómino sperávi: * exsultábo, et lætábor in misericórdia tua.</text:p>
          </table:table-cell>
          <table:table-cell table:formula="of:=[.B489]=[.A4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respexísti humilitátem meam, * salvásti de necessitátibus ánimam meam.</text:p>
          </table:table-cell>
          <table:table-cell office:value-type="string">
            <text:p>Quóniam respexísti humilitátem meam, * salvásti de necessitátibus ánimam meam.</text:p>
          </table:table-cell>
          <table:table-cell table:formula="of:=[.B490]=[.A4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c conclusísti me in mánibus inimíci: * statuísti in loco spatióso pedes meos.</text:p>
          </table:table-cell>
          <table:table-cell office:value-type="string">
            <text:p>Nec conclusísti me in mánibus inimíci: * statuísti in loco spatióso pedes meos.</text:p>
          </table:table-cell>
          <table:table-cell table:formula="of:=[.B491]=[.A4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0 ii</text:p>
          </table:table-cell>
          <table:table-cell office:value-type="string">
            <text:p>Psalmus 30. ii. Miserere, Domine</text:p>
          </table:table-cell>
          <table:table-cell table:formula="of:=[.B492]=[.A49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serére mei, Dómine, quóniam tríbulor: * conturbátus est in ira óculus meus, ánima mea, et venter meus:</text:p>
          </table:table-cell>
          <table:table-cell office:value-type="string">
            <text:p>Miserére mei, Dómine, quóniam tríbulor: * conturbátus est in ira óculus meus, ánima mea, et venter meus:</text:p>
          </table:table-cell>
          <table:table-cell table:formula="of:=[.B493]=[.A4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defécit in dolóre vita mea: * et anni mei in gemítibus.</text:p>
          </table:table-cell>
          <table:table-cell office:value-type="string">
            <text:p>Quóniam defécit in dolóre vita mea: * et anni mei in gemítibus.</text:p>
          </table:table-cell>
          <table:table-cell table:formula="of:=[.B494]=[.A4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firmáta est in paupertáte virtus mea: * et ossa mea conturbáta sunt.</text:p>
          </table:table-cell>
          <table:table-cell office:value-type="string">
            <text:p>Infirmáta est in paupertáte virtus mea: * et ossa mea conturbáta sunt.</text:p>
          </table:table-cell>
          <table:table-cell table:formula="of:=[.B495]=[.A4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er omnes inimícos meos factus sum oppróbrium et vicínis meis valde: * et timor notis meis.</text:p>
          </table:table-cell>
          <table:table-cell office:value-type="string">
            <text:p>Super omnes inimícos meos factus sum oppróbrium et vicínis meis valde: * et timor notis meis.</text:p>
          </table:table-cell>
          <table:table-cell table:formula="of:=[.B496]=[.A4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vidébant me, foras fugérunt a me: * oblivióni datus sum, tamquam mórtuus a corde.</text:p>
          </table:table-cell>
          <table:table-cell office:value-type="string">
            <text:p>Qui vidébant me, foras fugérunt a me: * oblivióni datus sum, tamquam mórtuus a corde.</text:p>
          </table:table-cell>
          <table:table-cell table:formula="of:=[.B497]=[.A4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actus sum tamquam vas pérditum: * quóniam audívi vituperatiónem multórum commorántium in circúitu.</text:p>
          </table:table-cell>
          <table:table-cell office:value-type="string">
            <text:p>Factus sum tamquam vas pérditum: * quóniam audívi vituperatiónem multórum commorántium in circúitu.</text:p>
          </table:table-cell>
          <table:table-cell table:formula="of:=[.B498]=[.A4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eo dum convenírent simul advérsum me, * accípere ánimam meam consiliáti sunt.</text:p>
          </table:table-cell>
          <table:table-cell office:value-type="string">
            <text:p>In eo dum convenírent simul advérsum me, * accípere ánimam meam consiliáti sunt.</text:p>
          </table:table-cell>
          <table:table-cell table:formula="of:=[.B499]=[.A4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in te sperávi, Dómine: * dixi: Deus meus es tu: in mánibus tuis sortes meæ.</text:p>
          </table:table-cell>
          <table:table-cell office:value-type="string">
            <text:p>Ego autem in te sperávi, Dómine: * dixi: Deus meus es tu: in mánibus tuis sortes meæ.</text:p>
          </table:table-cell>
          <table:table-cell table:formula="of:=[.B500]=[.A5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ripe me de manu inimicórum meórum, * et a persequéntibus me.</text:p>
          </table:table-cell>
          <table:table-cell office:value-type="string">
            <text:p>Eripe me de manu inimicórum meórum, * et a persequéntibus me.</text:p>
          </table:table-cell>
          <table:table-cell table:formula="of:=[.B501]=[.A50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llústra fáciem tuam super servum tuum, salvum me fac in misericórdia tua: * Dómine, non confúndar, quóniam invocávi te.</text:p>
          </table:table-cell>
          <table:table-cell office:value-type="string">
            <text:p>Illústra fáciem tuam super servum tuum, salvum me fac in misericórdia tua: * Dómine, non confúndar, quóniam invocávi te.</text:p>
          </table:table-cell>
          <table:table-cell table:formula="of:=[.B502]=[.A5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rubéscant ímpii, et deducántur in inférnum: * muta fiant lábia dolósa.</text:p>
          </table:table-cell>
          <table:table-cell office:value-type="string">
            <text:p>Erubéscant ímpii, et deducántur in inférnum: * muta fiant lábia dolósa.</text:p>
          </table:table-cell>
          <table:table-cell table:formula="of:=[.B503]=[.A5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æ loquúntur advérsus justum iniquitátem: * in supérbia, et in abusióne.</text:p>
          </table:table-cell>
          <table:table-cell office:value-type="string">
            <text:p>Quæ loquúntur advérsus justum iniquitátem: * in supérbia, et in abusióne.</text:p>
          </table:table-cell>
          <table:table-cell table:formula="of:=[.B504]=[.A5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0 iii</text:p>
          </table:table-cell>
          <table:table-cell office:value-type="string">
            <text:p>Psalmus 30. iii. Quam magna</text:p>
          </table:table-cell>
          <table:table-cell table:formula="of:=[.B505]=[.A50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am magna multitúdo dulcédinis tuæ, Dómine, * quam abscondísti timéntibus te.</text:p>
          </table:table-cell>
          <table:table-cell office:value-type="string">
            <text:p>Quam magna multitúdo dulcédinis tuæ, Dómine, * quam abscondísti timéntibus te.</text:p>
          </table:table-cell>
          <table:table-cell table:formula="of:=[.B506]=[.A5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erfecísti eis, qui sperant in te, * in conspéctu filiórum hóminum.</text:p>
          </table:table-cell>
          <table:table-cell office:value-type="string">
            <text:p>Perfecísti eis, qui sperant in te, * in conspéctu filiórum hóminum.</text:p>
          </table:table-cell>
          <table:table-cell table:formula="of:=[.B507]=[.A5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bscóndes eos in abscóndito faciéi tuæ * a conturbatióne hóminum.</text:p>
          </table:table-cell>
          <table:table-cell office:value-type="string">
            <text:p>Abscóndes eos in abscóndito faciéi tuæ * a conturbatióne hóminum.</text:p>
          </table:table-cell>
          <table:table-cell table:formula="of:=[.B508]=[.A5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óteges eos in tabernáculo tuo * a contradictióne linguárum.</text:p>
          </table:table-cell>
          <table:table-cell office:value-type="string">
            <text:p>Próteges eos in tabernáculo tuo * a contradictióne linguárum.</text:p>
          </table:table-cell>
          <table:table-cell table:formula="of:=[.B509]=[.A5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tus Dóminus: * quóniam mirificávit misericórdiam suam mihi in civitáte muníta.</text:p>
          </table:table-cell>
          <table:table-cell office:value-type="string">
            <text:p>Benedíctus Dóminus: * quóniam mirificávit misericórdiam suam mihi in civitáte muníta.</text:p>
          </table:table-cell>
          <table:table-cell table:formula="of:=[.B510]=[.A5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dixi in excéssu mentis meæ: * Projéctus sum a fácie oculórum tuórum.</text:p>
          </table:table-cell>
          <table:table-cell office:value-type="string">
            <text:p>Ego autem dixi in excéssu mentis meæ: * Projéctus sum a fácie oculórum tuórum.</text:p>
          </table:table-cell>
          <table:table-cell table:formula="of:=[.B511]=[.A5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Ídeo exaudísti vocem oratiónis meæ, * dum clamárem ad te.</text:p>
          </table:table-cell>
          <table:table-cell office:value-type="string">
            <text:p>Ideo exaudísti vocem oratiónis meæ, * dum clamárem ad te.</text:p>
          </table:table-cell>
          <table:table-cell table:formula="of:=[.B512]=[.A51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lígite Dóminum omnes sancti ejus: * quóniam veritátem requíret Dóminus, et retríbuet abundánter faciéntibus supérbiam.</text:p>
          </table:table-cell>
          <table:table-cell office:value-type="string">
            <text:p>Dilígite Dóminum omnes sancti ejus: * quóniam veritátem requíret Dóminus, et retríbuet abundánter faciéntibus supérbiam.</text:p>
          </table:table-cell>
          <table:table-cell table:formula="of:=[.B513]=[.A5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ríliter ágite, et confortétur cor vestrum, * omnes, qui sperátis in Dómino.</text:p>
          </table:table-cell>
          <table:table-cell office:value-type="string">
            <text:p>Viríliter ágite, et confortétur cor vestrum, * omnes, qui sperátis in Dómino.</text:p>
          </table:table-cell>
          <table:table-cell table:formula="of:=[.B514]=[.A5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1</text:p>
          </table:table-cell>
          <table:table-cell office:value-type="string">
            <text:p>Psalmus 31. Beati quorum</text:p>
          </table:table-cell>
          <table:table-cell table:formula="of:=[.B515]=[.A51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áti quorum remíssæ sunt iniquitátes: * et quorum tecta sunt peccáta.</text:p>
          </table:table-cell>
          <table:table-cell office:value-type="string">
            <text:p>Beáti quorum remíssæ sunt iniquitátes: * et quorum tecta sunt peccáta.</text:p>
          </table:table-cell>
          <table:table-cell table:formula="of:=[.B516]=[.A5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átus vir, cui non imputávit Dóminus peccátum, * nec est in spíritu ejus dolus.</text:p>
          </table:table-cell>
          <table:table-cell office:value-type="string">
            <text:p>Beátus vir, cui non imputávit Dóminus peccátum, * nec est in spíritu ejus dolus.</text:p>
          </table:table-cell>
          <table:table-cell table:formula="of:=[.B517]=[.A5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tácui, inveteravérunt ossa mea, * dum clamárem tota die.</text:p>
          </table:table-cell>
          <table:table-cell office:value-type="string">
            <text:p>Quóniam tácui, inveteravérunt ossa mea, * dum clamárem tota die.</text:p>
          </table:table-cell>
          <table:table-cell table:formula="of:=[.B518]=[.A5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die ac nocte graváta est super me manus tua: * convérsus sum in ærúmna mea, dum confígitur spina.</text:p>
          </table:table-cell>
          <table:table-cell office:value-type="string">
            <text:p>Quóniam die ac nocte graváta est super me manus tua: * convérsus sum in ærúmna mea, dum confígitur spina.</text:p>
          </table:table-cell>
          <table:table-cell table:formula="of:=[.B519]=[.A5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líctum meum cógnitum tibi feci: * et injustítiam meam non abscóndi.</text:p>
          </table:table-cell>
          <table:table-cell office:value-type="string">
            <text:p>Delíctum meum cógnitum tibi feci: * et injustítiam meam non abscóndi.</text:p>
          </table:table-cell>
          <table:table-cell table:formula="of:=[.B520]=[.A5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xi: Confitébor advérsum me injustítiam meam Dómino: * et tu remisísti impietátem peccáti mei.</text:p>
          </table:table-cell>
          <table:table-cell office:value-type="string">
            <text:p>Dixi: Confitébor advérsum me injustítiam meam Dómino: * et tu remisísti impietátem peccáti mei.</text:p>
          </table:table-cell>
          <table:table-cell table:formula="of:=[.B521]=[.A5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 hac orábit ad te omnis sanctus, * in témpore opportúno.</text:p>
          </table:table-cell>
          <table:table-cell office:value-type="string">
            <text:p>Pro hac orábit ad te omnis sanctus, * in témpore opportúno.</text:p>
          </table:table-cell>
          <table:table-cell table:formula="of:=[.B522]=[.A5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úmtamen in dilúvio aquárum multárum, * ad eum non approximábunt.</text:p>
          </table:table-cell>
          <table:table-cell office:value-type="string">
            <text:p>Verúmtamen in dilúvio aquárum multárum, * ad eum non approximábunt.</text:p>
          </table:table-cell>
          <table:table-cell table:formula="of:=[.B523]=[.A5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es refúgium meum a tribulatióne, quæ circúmdedit me: * exsultátio mea, érue me a circumdántibus me.</text:p>
          </table:table-cell>
          <table:table-cell office:value-type="string">
            <text:p>Tu es refúgium meum a tribulatióne, quæ circúmdedit me: * exsultátio mea, erue me a circumdántibus me.</text:p>
          </table:table-cell>
          <table:table-cell table:formula="of:=[.B524]=[.A524]" office:value-type="boolean" office:boolean-value="false">
            <text:p>FALSE</text:p>
          </table:table-cell>
          <table:table-cell/>
          <table:table-cell office:value-type="string">
            <text:p>érue </text:p>
          </table:table-cell>
          <table:table-cell/>
        </table:table-row>
        <table:table-row table:style-name="ro1">
          <table:table-cell office:value-type="string">
            <text:p>Intelléctum tibi dabo, et ínstruam te in via hac, qua gradiéris: * firmábo super te óculos meos.</text:p>
          </table:table-cell>
          <table:table-cell office:value-type="string">
            <text:p>Intelléctum tibi dabo, et ínstruam te in via hac, qua gradiéris: * firmábo super te óculos meos.</text:p>
          </table:table-cell>
          <table:table-cell table:formula="of:=[.B525]=[.A5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líte fíeri sicut equus et mulus, * quibus non est intelléctus.</text:p>
          </table:table-cell>
          <table:table-cell office:value-type="string">
            <text:p>Nolíte fíeri sicut equus et mulus, * quibus non est intelléctus.</text:p>
          </table:table-cell>
          <table:table-cell table:formula="of:=[.B526]=[.A5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camo et freno maxíllas eórum constrínge, * qui non appróximant ad te.</text:p>
          </table:table-cell>
          <table:table-cell office:value-type="string">
            <text:p>In camo et freno maxíllas eórum constrínge: * qui non appróximant ad te.</text:p>
          </table:table-cell>
          <table:table-cell table:formula="of:=[.B527]=[.A52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ulta flagélla peccatóris, * sperántem autem in Dómino misericórdia circúmdabit.</text:p>
          </table:table-cell>
          <table:table-cell office:value-type="string">
            <text:p>Multa flagélla peccatóris, * sperántem autem in Dómino misericórdia circúmdabit.</text:p>
          </table:table-cell>
          <table:table-cell table:formula="of:=[.B528]=[.A5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ámini in Dómino et exsultáte, justi, * et gloriámini, omnes recti corde.</text:p>
          </table:table-cell>
          <table:table-cell office:value-type="string">
            <text:p>Lætámini in Dómino et exsultáte, justi, * et gloriámini, omnes recti corde.</text:p>
          </table:table-cell>
          <table:table-cell table:formula="of:=[.B529]=[.A5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2 i</text:p>
          </table:table-cell>
          <table:table-cell office:value-type="string">
            <text:p>Psalmus 32. i. Exsultate, justi</text:p>
          </table:table-cell>
          <table:table-cell table:formula="of:=[.B530]=[.A53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sultáte, justi, in Dómino: * rectos decet collaudátio.</text:p>
          </table:table-cell>
          <table:table-cell office:value-type="string">
            <text:p>Exsultáte, justi in Dómino: * rectos decet collaudátio.</text:p>
          </table:table-cell>
          <table:table-cell table:formula="of:=[.B531]=[.A53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mini Dómino in cíthara: * in psaltério decem chordárum psállite illi.</text:p>
          </table:table-cell>
          <table:table-cell office:value-type="string">
            <text:p>Confitémini Dómino in cíthara: * in psaltério decem chordárum psállite illi.</text:p>
          </table:table-cell>
          <table:table-cell table:formula="of:=[.B532]=[.A5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antáte ei cánticum novum: * bene psállite ei in vociferatióne.</text:p>
          </table:table-cell>
          <table:table-cell office:value-type="string">
            <text:p>Cantáte ei cánticum novum: * bene psállite ei in vociferatióne.</text:p>
          </table:table-cell>
          <table:table-cell table:formula="of:=[.B533]=[.A5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rectum est verbum Dómini, * et ómnia ópera ejus in fide.</text:p>
          </table:table-cell>
          <table:table-cell office:value-type="string">
            <text:p>Quia rectum est verbum Dómini, * et ómnia ópera ejus in fide.</text:p>
          </table:table-cell>
          <table:table-cell table:formula="of:=[.B534]=[.A5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íligit misericórdiam et judícium: * misericórdia Dómini plena est terra.</text:p>
          </table:table-cell>
          <table:table-cell office:value-type="string">
            <text:p>Díligit misericórdiam et judícium: * misericórdia Dómini plena est terra.</text:p>
          </table:table-cell>
          <table:table-cell table:formula="of:=[.B535]=[.A5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bo Dómini cæli firmáti sunt: * et spíritu oris ejus omnis virtus eórum.</text:p>
          </table:table-cell>
          <table:table-cell office:value-type="string">
            <text:p>Verbo Dómini cæli firmáti sunt: * et spíritu oris ejus omnis virtus eórum.</text:p>
          </table:table-cell>
          <table:table-cell table:formula="of:=[.B536]=[.A5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óngregans sicut in utre aquas maris: * ponens in thesáuris abýssos.</text:p>
          </table:table-cell>
          <table:table-cell office:value-type="string">
            <text:p>Cóngregans sicut in utre aquas maris: * ponens in thesáuris abyssos.</text:p>
          </table:table-cell>
          <table:table-cell table:formula="of:=[.B537]=[.A53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ímeat Dóminum omnis terra: * ab eo autem commoveántur omnes inhabitántes orbem.</text:p>
          </table:table-cell>
          <table:table-cell office:value-type="string">
            <text:p>Tímeat Dóminum omnis terra: * ab eo autem commoveántur omnes inhabitántes orbem.</text:p>
          </table:table-cell>
          <table:table-cell table:formula="of:=[.B538]=[.A5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ipse dixit, et facta sunt: * ipse mandávit, et creáta sunt.</text:p>
          </table:table-cell>
          <table:table-cell office:value-type="string">
            <text:p>Quóniam ipse dixit, et facta sunt: * ipse mandávit, et creáta sunt.</text:p>
          </table:table-cell>
          <table:table-cell table:formula="of:=[.B539]=[.A5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díssipat consília géntium: * réprobat autem cogitatiónes populórum, et réprobat consília príncipum.</text:p>
          </table:table-cell>
          <table:table-cell office:value-type="string">
            <text:p>Dóminus díssipat consília Géntium: * réprobat autem cogitatiónes populórum et réprobat consília príncipum.</text:p>
          </table:table-cell>
          <table:table-cell table:formula="of:=[.B540]=[.A54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sílium autem Dómini in ætérnum manet: * cogitatiónes cordis ejus in generatióne et generatiónem.</text:p>
          </table:table-cell>
          <table:table-cell office:value-type="string">
            <text:p>Consílium autem Dómini in ætérnum manet: * cogitatiónes cordis ejus in generatióne et generatiónem.</text:p>
          </table:table-cell>
          <table:table-cell table:formula="of:=[.B541]=[.A5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2 ii</text:p>
          </table:table-cell>
          <table:table-cell office:value-type="string">
            <text:p>Psalmus 32. ii. Beata gens</text:p>
          </table:table-cell>
          <table:table-cell table:formula="of:=[.B542]=[.A54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áta gens, cujus est Dóminus, Deus ejus: * pópulus, quem elégit in hereditátem sibi.</text:p>
          </table:table-cell>
          <table:table-cell office:value-type="string">
            <text:p>Beáta gens, cujus est Dóminus, Deus ejus: * pópulus, quem elégit in hereditátem sibi.</text:p>
          </table:table-cell>
          <table:table-cell table:formula="of:=[.B543]=[.A5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 cælo respéxit Dóminus: * vidit omnes fílios hóminum.</text:p>
          </table:table-cell>
          <table:table-cell office:value-type="string">
            <text:p>De cælo respéxit Dóminus: * vidit omnes fílios hóminum.</text:p>
          </table:table-cell>
          <table:table-cell table:formula="of:=[.B544]=[.A5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 præparáto habitáculo suo * respéxit super omnes, qui hábitant terram.</text:p>
          </table:table-cell>
          <table:table-cell office:value-type="string">
            <text:p>De præparáto habitáculo suo * respéxit super omnes, qui hábitant terram.</text:p>
          </table:table-cell>
          <table:table-cell table:formula="of:=[.B545]=[.A5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finxit sigillátim corda eórum: * qui intélligit ómnia ópera eórum.</text:p>
          </table:table-cell>
          <table:table-cell office:value-type="string">
            <text:p>Qui finxit sigillátim corda eórum: * qui intélligit ómnia ópera eórum.</text:p>
          </table:table-cell>
          <table:table-cell table:formula="of:=[.B546]=[.A5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salvátur rex per multam virtútem: * et gigas non salvábitur in multitúdine virtútis suæ.</text:p>
          </table:table-cell>
          <table:table-cell office:value-type="string">
            <text:p>Non salvátur rex per multam virtútem: * et gigas non salvábitur in multitúdine virtútis suæ.</text:p>
          </table:table-cell>
          <table:table-cell table:formula="of:=[.B547]=[.A5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allax equus ad salútem: * in abundántia autem virtútis suæ non salvábitur.</text:p>
          </table:table-cell>
          <table:table-cell office:value-type="string">
            <text:p>Fallax equus ad salútem: * in abundántia autem virtútis suæ non salvábitur.</text:p>
          </table:table-cell>
          <table:table-cell table:formula="of:=[.B548]=[.A5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, óculi Dómini super metuéntes eum: * et in eis, qui sperant super misericórdia ejus:</text:p>
          </table:table-cell>
          <table:table-cell office:value-type="string">
            <text:p>Ecce óculi Dómini super metuéntes eum: * et in eis, qui sperant super misericórdia ejus:</text:p>
          </table:table-cell>
          <table:table-cell table:formula="of:=[.B549]=[.A54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Ut éruat a morte ánimas eórum: * et alat eos in fame.</text:p>
          </table:table-cell>
          <table:table-cell office:value-type="string">
            <text:p>Ut éruat a morte ánimas eórum: * et alat eos in fame.</text:p>
          </table:table-cell>
          <table:table-cell table:formula="of:=[.B550]=[.A5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nima nostra sústinet Dóminum: * quóniam adjútor et protéctor noster est.</text:p>
          </table:table-cell>
          <table:table-cell office:value-type="string">
            <text:p>Anima nostra sústinet Dóminum: * quóniam adjútor et protéctor noster est.</text:p>
          </table:table-cell>
          <table:table-cell table:formula="of:=[.B551]=[.A55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a in eo lætábitur cor nostrum: * et in nómine sancto ejus sperávimus.</text:p>
          </table:table-cell>
          <table:table-cell office:value-type="string">
            <text:p>Quia in eo lætábitur cor nostrum: * et in nómine sancto ejus sperávimus.</text:p>
          </table:table-cell>
          <table:table-cell table:formula="of:=[.B552]=[.A5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t misericórdia tua, Dómine, super nos: * quemádmodum sperávimus in te.</text:p>
          </table:table-cell>
          <table:table-cell office:value-type="string">
            <text:p>Fiat misericórdia tua, Dómine, super nos: * quemádmodum sperávimus in te.</text:p>
          </table:table-cell>
          <table:table-cell table:formula="of:=[.B553]=[.A5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3 i</text:p>
          </table:table-cell>
          <table:table-cell office:value-type="string">
            <text:p>Psalmus 33.i. Benedicam Dominum</text:p>
          </table:table-cell>
          <table:table-cell table:formula="of:=[.B554]=[.A55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nedícam Dóminum in omni témpore: * semper laus ejus in ore meo.</text:p>
          </table:table-cell>
          <table:table-cell office:value-type="string">
            <text:p>Benedícam Dóminum in omni témpore: * semper laus ejus in ore meo.</text:p>
          </table:table-cell>
          <table:table-cell table:formula="of:=[.B555]=[.A5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Dómino laudábitur ánima mea: * áudiant mansuéti, et læténtur.</text:p>
          </table:table-cell>
          <table:table-cell office:value-type="string">
            <text:p>In Dómino laudábitur ánima mea: * áudiant mansuéti, et læténtur.</text:p>
          </table:table-cell>
          <table:table-cell table:formula="of:=[.B556]=[.A5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gnificáte Dóminum mecum: * et exaltémus nomen ejus in idípsum.</text:p>
          </table:table-cell>
          <table:table-cell office:value-type="string">
            <text:p>Magnificáte Dóminum mecum: * et exaltémus nomen ejus in idípsum.</text:p>
          </table:table-cell>
          <table:table-cell table:formula="of:=[.B557]=[.A5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quisívi Dóminum, et exaudívit me: * et ex ómnibus tribulatiónibus meis erípuit me.</text:p>
          </table:table-cell>
          <table:table-cell office:value-type="string">
            <text:p>Exquisívi Dóminum, et exaudívit me: * et ex ómnibus tribulatiónibus meis erípuit me.</text:p>
          </table:table-cell>
          <table:table-cell table:formula="of:=[.B558]=[.A5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ccédite ad eum, et illuminámini: * et fácies vestræ non confundéntur.</text:p>
          </table:table-cell>
          <table:table-cell office:value-type="string">
            <text:p>Accédite ad eum, et illuminámini: * et fácies vestræ non confundéntur.</text:p>
          </table:table-cell>
          <table:table-cell table:formula="of:=[.B559]=[.A5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ste pauper clamávit, et Dóminus exaudívit eum: * et de ómnibus tribulatiónibus ejus salvávit eum.</text:p>
          </table:table-cell>
          <table:table-cell office:value-type="string">
            <text:p>Iste pauper clamávit, et Dóminus exaudívit eum: * et de ómnibus tribulatiónibus ejus salvávit eum.</text:p>
          </table:table-cell>
          <table:table-cell table:formula="of:=[.B560]=[.A5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mmíttet Ángelus Dómini in circúitu timéntium eum: * et erípiet eos.</text:p>
          </table:table-cell>
          <table:table-cell office:value-type="string">
            <text:p>Immíttet Angelus Dómini in circúitu timéntium eum: * et erípiet eos.</text:p>
          </table:table-cell>
          <table:table-cell table:formula="of:=[.B561]=[.A56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Gustáte, et vidéte quóniam suávis est Dóminus: * beátus vir, qui sperat in eo.</text:p>
          </table:table-cell>
          <table:table-cell office:value-type="string">
            <text:p>Gustáte, et vidéte quóniam suávis est Dóminus: * beátus vir, qui sperat in eo.</text:p>
          </table:table-cell>
          <table:table-cell table:formula="of:=[.B562]=[.A5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iméte Dóminum, omnes sancti ejus: * quóniam non est inópia timéntibus eum.</text:p>
          </table:table-cell>
          <table:table-cell office:value-type="string">
            <text:p>Timéte Dóminum, omnes sancti ejus: * quóniam non est inópia timéntibus eum.</text:p>
          </table:table-cell>
          <table:table-cell table:formula="of:=[.B563]=[.A5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ívites eguérunt et esuriérunt: * inquiréntes autem Dóminum non minuéntur omni bono.</text:p>
          </table:table-cell>
          <table:table-cell office:value-type="string">
            <text:p>Dívites eguérunt et esuriérunt: * inquiréntes autem Dóminum non minuéntur omni bono.</text:p>
          </table:table-cell>
          <table:table-cell table:formula="of:=[.B564]=[.A5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3 ii</text:p>
          </table:table-cell>
          <table:table-cell office:value-type="string">
            <text:p>Psalmus 33.ii. Venite, filii</text:p>
          </table:table-cell>
          <table:table-cell table:formula="of:=[.B565]=[.A56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eníte, fílii, audíte me: * timórem Dómini docébo vos.</text:p>
          </table:table-cell>
          <table:table-cell office:value-type="string">
            <text:p>Veníte, fílii, audíte me: * timórem Dómini docébo vos.</text:p>
          </table:table-cell>
          <table:table-cell table:formula="of:=[.B566]=[.A5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est homo qui vult vitam: * díligit dies vidére bonos?</text:p>
          </table:table-cell>
          <table:table-cell office:value-type="string">
            <text:p>Quis est homo qui vult vitam: * díligit dies vidére bonos?</text:p>
          </table:table-cell>
          <table:table-cell table:formula="of:=[.B567]=[.A5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óhibe linguam tuam a malo: * et lábia tua ne loquántur dolum.</text:p>
          </table:table-cell>
          <table:table-cell office:value-type="string">
            <text:p>Próhibe linguam tuam a malo: * et lábia tua ne loquántur dolum.</text:p>
          </table:table-cell>
          <table:table-cell table:formula="of:=[.B568]=[.A5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vérte a malo, et fac bonum: * inquíre pacem, et perséquere eam.</text:p>
          </table:table-cell>
          <table:table-cell office:value-type="string">
            <text:p>Divérte a malo, et fac bonum: * inquíre pacem, et perséquere eam.</text:p>
          </table:table-cell>
          <table:table-cell table:formula="of:=[.B569]=[.A5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Óculi Dómini super justos: * et aures ejus in preces eórum.</text:p>
          </table:table-cell>
          <table:table-cell office:value-type="string">
            <text:p>Oculi Dómini super justos: * et aures ejus in preces eórum.</text:p>
          </table:table-cell>
          <table:table-cell table:formula="of:=[.B570]=[.A57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ultus autem Dómini super faciéntes mala: * ut perdat de terra memóriam eórum.</text:p>
          </table:table-cell>
          <table:table-cell office:value-type="string">
            <text:p>Vultus autem Dómini super faciéntes mala: * ut perdat de terra memóriam eórum.</text:p>
          </table:table-cell>
          <table:table-cell table:formula="of:=[.B571]=[.A5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lamavérunt justi, et Dóminus exaudívit eos: * et ex ómnibus tribulatiónibus eórum liberávit eos.</text:p>
          </table:table-cell>
          <table:table-cell office:value-type="string">
            <text:p>Clamavérunt justi, et Dóminus exaudívit eos: * et ex ómnibus tribulatiónibus eórum liberávit eos.</text:p>
          </table:table-cell>
          <table:table-cell table:formula="of:=[.B572]=[.A5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xta est Dóminus iis, qui tribuláto sunt corde: * et húmiles spíritu salvábit.</text:p>
          </table:table-cell>
          <table:table-cell office:value-type="string">
            <text:p>Juxta est Dóminus iis, qui tribuláto sunt corde: * et húmiles spíritu salvábit.</text:p>
          </table:table-cell>
          <table:table-cell table:formula="of:=[.B573]=[.A5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ultæ tribulatiónes justórum: * et de ómnibus his liberábit eos Dóminus.</text:p>
          </table:table-cell>
          <table:table-cell office:value-type="string">
            <text:p>Multæ tribulatiónes justórum: * et de ómnibus his liberábit eos Dóminus.</text:p>
          </table:table-cell>
          <table:table-cell table:formula="of:=[.B574]=[.A5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stódit Dóminus ómnia ossa eórum: * unum ex his non conterétur.</text:p>
          </table:table-cell>
          <table:table-cell office:value-type="string">
            <text:p>Custódit Dóminus ómnia ossa eórum: * unum ex his non conterétur.</text:p>
          </table:table-cell>
          <table:table-cell table:formula="of:=[.B575]=[.A5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ors peccatórum péssima: * et qui odérunt justum, delínquent.</text:p>
          </table:table-cell>
          <table:table-cell office:value-type="string">
            <text:p>Mors peccatórum péssima: * et qui odérunt justum, delínquent.</text:p>
          </table:table-cell>
          <table:table-cell table:formula="of:=[.B576]=[.A5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édimet Dóminus ánimas servórum suórum: * et non delínquent omnes qui sperant in eo.</text:p>
          </table:table-cell>
          <table:table-cell office:value-type="string">
            <text:p>Redimet Dóminus ánimas servórum suórum: * et non delínquent omnes qui sperant in eo.</text:p>
          </table:table-cell>
          <table:table-cell table:formula="of:=[.B577]=[.A577]" office:value-type="boolean" office:boolean-value="false">
            <text:p>FALSE</text:p>
          </table:table-cell>
          <table:table-cell/>
          <table:table-cell office:value-type="string">
            <text:p>Rédimet </text:p>
          </table:table-cell>
          <table:table-cell/>
        </table:table-row>
        <table:table-row table:style-name="ro1">
          <table:table-cell office:value-type="string">
            <text:p>Psalmus 34 i</text:p>
          </table:table-cell>
          <table:table-cell office:value-type="string">
            <text:p>Psalmus 34. i. Judica, Domine</text:p>
          </table:table-cell>
          <table:table-cell table:formula="of:=[.B578]=[.A57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údica, Dómine, nocéntes me, * expúgna impugnántes me.</text:p>
          </table:table-cell>
          <table:table-cell office:value-type="string">
            <text:p>Júdica, Dómine, nocéntes me, * expúgna impugnántes me.</text:p>
          </table:table-cell>
          <table:table-cell table:formula="of:=[.B579]=[.A5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pprehénde arma et scutum: * et exsúrge in adjutórium mihi.</text:p>
          </table:table-cell>
          <table:table-cell office:value-type="string">
            <text:p>Apprehénde arma et scutum: * et exsúrge in adjutórium mihi.</text:p>
          </table:table-cell>
          <table:table-cell table:formula="of:=[.B580]=[.A5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ffúnde frámeam, et conclúde advérsus eos, qui persequúntur me: * dic ánimæ meæ: Salus tua ego sum.</text:p>
          </table:table-cell>
          <table:table-cell office:value-type="string">
            <text:p>Effúnde frámeam, et conclúde advérsus eos, qui persequúntur me: * dic ánimæ meæ: Salus tua ego sum.</text:p>
          </table:table-cell>
          <table:table-cell table:formula="of:=[.B581]=[.A5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undántur et revereántur, * quæréntes ánimam meam.</text:p>
          </table:table-cell>
          <table:table-cell office:value-type="string">
            <text:p>Confundántur et revereántur, * quæréntes ánimam meam.</text:p>
          </table:table-cell>
          <table:table-cell table:formula="of:=[.B582]=[.A5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vertántur retrórsum, et confundántur * cogitántes mihi mala.</text:p>
          </table:table-cell>
          <table:table-cell office:value-type="string">
            <text:p>Avertántur retrórsum, et confundántur * cogitántes mihi mala.</text:p>
          </table:table-cell>
          <table:table-cell table:formula="of:=[.B583]=[.A5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nt tamquam pulvis ante fáciem venti: * et Ángelus Dómini coárctans eos.</text:p>
          </table:table-cell>
          <table:table-cell office:value-type="string">
            <text:p>Fiant tamquam pulvis ante fáciem venti: * et Angelus Dómini coárctans eos.</text:p>
          </table:table-cell>
          <table:table-cell table:formula="of:=[.B584]=[.A58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iat via illórum ténebræ et lúbricum: * et Ángelus Dómini pérsequens eos.</text:p>
          </table:table-cell>
          <table:table-cell office:value-type="string">
            <text:p>Fiat via illórum ténebræ et lúbricum: * et Angelus Dómini pérsequens eos.</text:p>
          </table:table-cell>
          <table:table-cell table:formula="of:=[.B585]=[.A58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gratis abscondérunt mihi intéritum láquei sui: * supervácue exprobravérunt ánimam meam.</text:p>
          </table:table-cell>
          <table:table-cell office:value-type="string">
            <text:p>Quóniam gratis abscondérunt mihi intéritum láquei sui: * supervácue exprobravérunt ánimam meam.</text:p>
          </table:table-cell>
          <table:table-cell table:formula="of:=[.B586]=[.A5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éniat illi láqueus, quem ignórat: et cáptio, quam abscóndit, apprehéndat eum: * et in láqueum cadat in ipsum.</text:p>
          </table:table-cell>
          <table:table-cell office:value-type="string">
            <text:p>Véniat illi láqueus, quem ignórat: et cáptio, quam abscóndit, apprehéndat eum: * et in láqueum cadat in ipsum.</text:p>
          </table:table-cell>
          <table:table-cell table:formula="of:=[.B587]=[.A5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nima autem mea exsultábit in Dómino: * et delectábitur super salutári suo.</text:p>
          </table:table-cell>
          <table:table-cell office:value-type="string">
            <text:p>Anima autem mea exsultábit in Dómino: * et delectábitur super salutári suo.</text:p>
          </table:table-cell>
          <table:table-cell table:formula="of:=[.B588]=[.A58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Ómnia ossa mea dicent: * Dómine, quis símilis tibi?</text:p>
          </table:table-cell>
          <table:table-cell office:value-type="string">
            <text:p>Omnia ossa mea dicent: * Dómine, quis símilis tibi?</text:p>
          </table:table-cell>
          <table:table-cell table:formula="of:=[.B589]=[.A58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rípiens ínopem de manu fortiórum ejus: * egénum et páuperem a diripiéntibus eum.</text:p>
          </table:table-cell>
          <table:table-cell office:value-type="string">
            <text:p>Erípiens ínopem de manu fortiórum ejus: * egénum et páuperem a diripiéntibus eum.</text:p>
          </table:table-cell>
          <table:table-cell table:formula="of:=[.B590]=[.A5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4 ii</text:p>
          </table:table-cell>
          <table:table-cell office:value-type="string">
            <text:p>Psalmus 34. ii. Surgentes testes iniqui</text:p>
          </table:table-cell>
          <table:table-cell table:formula="of:=[.B591]=[.A59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urgéntes testes iníqui, * quæ ignorábam interrogábant me.</text:p>
          </table:table-cell>
          <table:table-cell office:value-type="string">
            <text:p>Surgéntes testes iníqui, * quæ ignorábam interrogábant me.</text:p>
          </table:table-cell>
          <table:table-cell table:formula="of:=[.B592]=[.A5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tribuébant mihi mala pro bonis: * sterilitátem ánimæ meæ.</text:p>
          </table:table-cell>
          <table:table-cell office:value-type="string">
            <text:p>Retribuébant mihi mala pro bonis: * sterilitátem ánimæ meæ.</text:p>
          </table:table-cell>
          <table:table-cell table:formula="of:=[.B593]=[.A5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cum mihi molésti essent, * induébar cilício.</text:p>
          </table:table-cell>
          <table:table-cell office:value-type="string">
            <text:p>Ego autem cum mihi molésti essent, * induébar cilício.</text:p>
          </table:table-cell>
          <table:table-cell table:formula="of:=[.B594]=[.A5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umiliábam in jejúnio ánimam meam: * et orátio mea in sinu meo convertétur.</text:p>
          </table:table-cell>
          <table:table-cell office:value-type="string">
            <text:p>Humiliábam in jejúnio ánimam meam: * et orátio mea in sinu meo convertétur.</text:p>
          </table:table-cell>
          <table:table-cell table:formula="of:=[.B595]=[.A5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asi próximum, et quasi fratrem nostrum, sic complacébam: * quasi lugens et contristátus, sic humiliábar.</text:p>
          </table:table-cell>
          <table:table-cell office:value-type="string">
            <text:p>Quasi próximum, et quasi fratrem nostrum, sic complacébam: * quasi lugens et contristátus, sic humiliábar.</text:p>
          </table:table-cell>
          <table:table-cell table:formula="of:=[.B596]=[.A5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dvérsum me lætáti sunt, et convenérunt: * congregáta sunt super me flagélla, et ignorávi.</text:p>
          </table:table-cell>
          <table:table-cell office:value-type="string">
            <text:p>Et advérsum me lætáti sunt, et convenérunt: * congregáta sunt super me flagélla, et ignorávi.</text:p>
          </table:table-cell>
          <table:table-cell table:formula="of:=[.B597]=[.A5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ssipáti sunt, nec compúncti, tentavérunt me, subsannavérunt me subsannatióne: * frenduérunt super me déntibus suis.</text:p>
          </table:table-cell>
          <table:table-cell office:value-type="string">
            <text:p>Dissipáti sunt, nec compúncti, tentavérunt me, subsannavérunt me subsannatióne: * frenduérunt super me déntibus suis.</text:p>
          </table:table-cell>
          <table:table-cell table:formula="of:=[.B598]=[.A5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quando respícies? * restítue ánimam meam a malignitáte eórum, a leónibus únicam meam.</text:p>
          </table:table-cell>
          <table:table-cell office:value-type="string">
            <text:p>Dómine, quando respícies? * restítue ánimam meam a malignitáte eórum, a leónibus únicam meam.</text:p>
          </table:table-cell>
          <table:table-cell table:formula="of:=[.B599]=[.A5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4 iii</text:p>
          </table:table-cell>
          <table:table-cell office:value-type="string">
            <text:p>Psalmus 34. iii. Confitebor tibi</text:p>
          </table:table-cell>
          <table:table-cell table:formula="of:=[.B600]=[.A60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bor tibi in ecclésia magna, * in pópulo gravi laudábo te.</text:p>
          </table:table-cell>
          <table:table-cell office:value-type="string">
            <text:p>Confitébor tibi in ecclésia magna, * in pópulo gravi laudábo te.</text:p>
          </table:table-cell>
          <table:table-cell table:formula="of:=[.B601]=[.A6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supergáudeant mihi qui adversántur mihi iníque: * qui odérunt me gratis et ánnuunt óculis.</text:p>
          </table:table-cell>
          <table:table-cell office:value-type="string">
            <text:p>Non supergáudeant mihi qui adversántur mihi iníque: * qui odérunt me gratis et ánnuunt óculis.</text:p>
          </table:table-cell>
          <table:table-cell table:formula="of:=[.B602]=[.A6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mihi quidem pacífice loquebántur: * et in iracúndia terræ loquéntes, dolos cogitábant.</text:p>
          </table:table-cell>
          <table:table-cell office:value-type="string">
            <text:p>Quóniam mihi quidem pacífice loquebántur: * et in iracúndia terræ loquéntes, dolos cogitábant.</text:p>
          </table:table-cell>
          <table:table-cell table:formula="of:=[.B603]=[.A6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ilatavérunt super me os suum: * dixérunt: Euge, euge, vidérunt óculi nostri.</text:p>
          </table:table-cell>
          <table:table-cell office:value-type="string">
            <text:p>Et dilatavérunt super me os suum: * dixérunt: Euge, euge, vidérunt óculi nostri.</text:p>
          </table:table-cell>
          <table:table-cell table:formula="of:=[.B604]=[.A6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dísti, Dómine, ne síleas: * Dómine, ne discédas a me.</text:p>
          </table:table-cell>
          <table:table-cell office:value-type="string">
            <text:p>Vidísti, Dómine, ne síleas: * Dómine, ne discédas a me.</text:p>
          </table:table-cell>
          <table:table-cell table:formula="of:=[.B605]=[.A6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rge et inténde judício meo: * Deus meus, et Dóminus meus in causam meam.</text:p>
          </table:table-cell>
          <table:table-cell office:value-type="string">
            <text:p>Exsúrge et inténde judício meo: * Deus meus, et Dóminus meus in causam meam.</text:p>
          </table:table-cell>
          <table:table-cell table:formula="of:=[.B606]=[.A6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údica me secúndum justítiam tuam, Dómine, Deus meus, * et non supergáudeant mihi.</text:p>
          </table:table-cell>
          <table:table-cell office:value-type="string">
            <text:p>Júdica me secúndum justítiam tuam, Dómine, Deus meus, * et non supergáudeant mihi.</text:p>
          </table:table-cell>
          <table:table-cell table:formula="of:=[.B607]=[.A6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dicant in córdibus suis: Euge, euge, ánimæ nostræ: * nec dicant: Devorávimus eum.</text:p>
          </table:table-cell>
          <table:table-cell office:value-type="string">
            <text:p>Non dicant in córdibus suis: Euge, euge, ánimæ nostræ: * nec dicant: Devorávimus eum.</text:p>
          </table:table-cell>
          <table:table-cell table:formula="of:=[.B608]=[.A6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rubéscant et revereántur simul, * qui gratulántur malis meis.</text:p>
          </table:table-cell>
          <table:table-cell office:value-type="string">
            <text:p>Erubéscant et revereántur simul, * qui gratulántur malis meis.</text:p>
          </table:table-cell>
          <table:table-cell table:formula="of:=[.B609]=[.A6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duántur confusióne et reveréntia * qui magna loquúntur super me.</text:p>
          </table:table-cell>
          <table:table-cell office:value-type="string">
            <text:p>Induántur confusióne et reveréntia * qui magna loquúntur super me.</text:p>
          </table:table-cell>
          <table:table-cell table:formula="of:=[.B610]=[.A6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ltent et læténtur qui volunt justítiam meam: * et dicant semper: Magnificétur Dóminus qui volunt pacem servi ejus.</text:p>
          </table:table-cell>
          <table:table-cell office:value-type="string">
            <text:p>Exsúltent et læténtur qui volunt justítiam meam: * et dicant semper: Magnificétur Dóminus qui volunt pacem servi ejus.</text:p>
          </table:table-cell>
          <table:table-cell table:formula="of:=[.B611]=[.A6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lingua mea meditábitur justítiam tuam, * tota die laudem tuam.</text:p>
          </table:table-cell>
          <table:table-cell office:value-type="string">
            <text:p>Et lingua mea meditábitur justítiam tuam, * tota die laudem tuam.</text:p>
          </table:table-cell>
          <table:table-cell table:formula="of:=[.B612]=[.A6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5</text:p>
          </table:table-cell>
          <table:table-cell office:value-type="string">
            <text:p>Psalmus 35. Dixit injustus</text:p>
          </table:table-cell>
          <table:table-cell table:formula="of:=[.B613]=[.A61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xit injústus ut delínquat in semetípso: * non est timor Dei ante óculos ejus.</text:p>
          </table:table-cell>
          <table:table-cell office:value-type="string">
            <text:p>Dixit injústus ut delínquat in semetípso: * non est timor Dei ante óculos ejus.</text:p>
          </table:table-cell>
          <table:table-cell table:formula="of:=[.B614]=[.A6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dolóse egit in conspéctu ejus: * ut inveniátur iníquitas ejus ad ódium.</text:p>
          </table:table-cell>
          <table:table-cell office:value-type="string">
            <text:p>Quóniam dolóse egit in conspéctu ejus: * ut inveniátur iníquitas ejus ad ódium.</text:p>
          </table:table-cell>
          <table:table-cell table:formula="of:=[.B615]=[.A6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ba oris ejus iníquitas, et dolus: * nóluit intellígere ut bene ágeret.</text:p>
          </table:table-cell>
          <table:table-cell office:value-type="string">
            <text:p>Verba oris ejus iníquitas, et dolus: * nóluit intellígere ut bene ágeret.</text:p>
          </table:table-cell>
          <table:table-cell table:formula="of:=[.B616]=[.A6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iquitátem meditátus est in cubíli suo: * ástitit omni viæ non bonæ, malítiam autem non odívit.</text:p>
          </table:table-cell>
          <table:table-cell office:value-type="string">
            <text:p>Iniquitátem meditátus est in cubíli suo: * ástitit omni viæ non bonæ, malítiam autem non odívit.</text:p>
          </table:table-cell>
          <table:table-cell table:formula="of:=[.B617]=[.A6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in cælo misericórdia tua: * et véritas tua usque ad nubes.</text:p>
          </table:table-cell>
          <table:table-cell office:value-type="string">
            <text:p>Dómine, in cælo misericórdia tua: * et véritas tua usque ad nubes.</text:p>
          </table:table-cell>
          <table:table-cell table:formula="of:=[.B618]=[.A6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stítia tua sicut montes Dei: * judícia tua abýssus multa.</text:p>
          </table:table-cell>
          <table:table-cell office:value-type="string">
            <text:p>Justítia tua sicut montes Dei: * judícia tua abyssus multa.</text:p>
          </table:table-cell>
          <table:table-cell table:formula="of:=[.B619]=[.A61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Hómines, et juménta salvábis, Dómine: * quemádmodum multiplicásti misericórdiam tuam, Deus.</text:p>
          </table:table-cell>
          <table:table-cell office:value-type="string">
            <text:p>Hómines, et juménta salvábis, Dómine: * quemádmodum multiplicásti misericórdiam tuam, Deus,</text:p>
          </table:table-cell>
          <table:table-cell table:formula="of:=[.B620]=[.A62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ílii autem hóminum, * in tégmine alárum tuárum sperábunt.</text:p>
          </table:table-cell>
          <table:table-cell office:value-type="string">
            <text:p>Fílii autem hóminum, * in tégmine alárum tuárum sperábunt.</text:p>
          </table:table-cell>
          <table:table-cell table:formula="of:=[.B621]=[.A6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ebriabúntur ab ubertáte domus tuæ: * et torrénte voluptátis tuæ potábis eos.</text:p>
          </table:table-cell>
          <table:table-cell office:value-type="string">
            <text:p>Inebriabúntur ab ubertáte domus tuæ: * et torrénte voluptátis tuæ potábis eos.</text:p>
          </table:table-cell>
          <table:table-cell table:formula="of:=[.B622]=[.A6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apud te est fons vitæ: * et in lúmine tuo vidébimus lumen.</text:p>
          </table:table-cell>
          <table:table-cell office:value-type="string">
            <text:p>Quóniam apud te est fons vitæ: * et in lúmine tuo vidébimus lumen.</text:p>
          </table:table-cell>
          <table:table-cell table:formula="of:=[.B623]=[.A6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æténde misericórdiam tuam sciéntibus te, * et justítiam tuam his, qui recto sunt corde.</text:p>
          </table:table-cell>
          <table:table-cell office:value-type="string">
            <text:p>Præténde misericórdiam tuam sciéntibus te, * et justítiam tuam his, qui recto sunt corde.</text:p>
          </table:table-cell>
          <table:table-cell table:formula="of:=[.B624]=[.A6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véniat mihi pes supérbiæ: * et manus peccatóris non móveat me.</text:p>
          </table:table-cell>
          <table:table-cell office:value-type="string">
            <text:p>Non véniat mihi pes supérbiæ: * et manus peccatóris non móveat me.</text:p>
          </table:table-cell>
          <table:table-cell table:formula="of:=[.B625]=[.A6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bi cecidérunt qui operántur iniquitátem: * expúlsi sunt, nec potuérunt stare.</text:p>
          </table:table-cell>
          <table:table-cell office:value-type="string">
            <text:p>Ibi cecidérunt qui operántur iniquitátem: * expúlsi sunt, nec potuérunt stare.</text:p>
          </table:table-cell>
          <table:table-cell table:formula="of:=[.B626]=[.A6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6 i</text:p>
          </table:table-cell>
          <table:table-cell office:value-type="string">
            <text:p>Psalmus 36. i. Noli æmulari</text:p>
          </table:table-cell>
          <table:table-cell table:formula="of:=[.B627]=[.A62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li æmulári in malignántibus: * neque zeláveris faciéntes iniquitátem.</text:p>
          </table:table-cell>
          <table:table-cell office:value-type="string">
            <text:p>Noli æmulári in malignántibus: * neque zeláveris faciéntes iniquitátem.</text:p>
          </table:table-cell>
          <table:table-cell table:formula="of:=[.B628]=[.A6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tamquam fœnum velóciter aréscent: * et quemádmodum ólera herbárum cito décident.</text:p>
          </table:table-cell>
          <table:table-cell office:value-type="string">
            <text:p>Quóniam tamquam fœnum velóciter aréscent: * et quemádmodum ólera herbárum cito décident.</text:p>
          </table:table-cell>
          <table:table-cell table:formula="of:=[.B629]=[.A6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pera in Dómino, et fac bonitátem: * et inhábita terram, et pascéris in divítiis ejus.</text:p>
          </table:table-cell>
          <table:table-cell office:value-type="string">
            <text:p>Spera in Dómino, et fac bonitátem: * et inhábita terram, et pascéris in divítiis ejus.</text:p>
          </table:table-cell>
          <table:table-cell table:formula="of:=[.B630]=[.A6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lectáre in Dómino: * et dabit tibi petitiónes cordis tui.</text:p>
          </table:table-cell>
          <table:table-cell office:value-type="string">
            <text:p>Delectáre in Dómino: * et dabit tibi petitiónes cordis tui.</text:p>
          </table:table-cell>
          <table:table-cell table:formula="of:=[.B631]=[.A6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véla Dómino viam tuam, et spera in eo: * et ipse fáciet.</text:p>
          </table:table-cell>
          <table:table-cell office:value-type="string">
            <text:p>Revéla Dómino viam tuam, et spera in eo: * et ipse fáciet.</text:p>
          </table:table-cell>
          <table:table-cell table:formula="of:=[.B632]=[.A6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dúcet quasi lumen justítiam tuam: et judícium tuum tamquam merídiem: * súbditus esto Dómino, et ora eum.</text:p>
          </table:table-cell>
          <table:table-cell office:value-type="string">
            <text:p>Et edúcet quasi lumen justítiam tuam: et judícium tuum tamquam merídiem: * súbditus esto Dómino, et ora eum.</text:p>
          </table:table-cell>
          <table:table-cell table:formula="of:=[.B633]=[.A6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li æmulári in eo, qui prosperátur in via sua: * in hómine faciénte injustítias.</text:p>
          </table:table-cell>
          <table:table-cell office:value-type="string">
            <text:p>Noli æmulári in eo, qui prosperátur in via sua: * in hómine faciénte injustítias.</text:p>
          </table:table-cell>
          <table:table-cell table:formula="of:=[.B634]=[.A6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ésine ab ira, et derelínque furórem: * noli æmulári ut malignéris.</text:p>
          </table:table-cell>
          <table:table-cell office:value-type="string">
            <text:p>Désine ab ira, et derelínque furórem: * noli æmulári ut malignéris.</text:p>
          </table:table-cell>
          <table:table-cell table:formula="of:=[.B635]=[.A6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qui malignántur, exterminabúntur: * sustinéntes autem Dóminum, ipsi hereditábunt terram.</text:p>
          </table:table-cell>
          <table:table-cell office:value-type="string">
            <text:p>Quóniam qui malignántur, exterminabúntur: * sustinéntes autem Dóminum, ipsi hereditábunt terram.</text:p>
          </table:table-cell>
          <table:table-cell table:formula="of:=[.B636]=[.A6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dhuc pusíllum, et non erit peccátor: * et quæres locum ejus et non invénies.</text:p>
          </table:table-cell>
          <table:table-cell office:value-type="string">
            <text:p>Et adhuc pusíllum, et non erit peccátor: * et quæres locum ejus et non invénies.</text:p>
          </table:table-cell>
          <table:table-cell table:formula="of:=[.B637]=[.A6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nsuéti autem hereditábunt terram: * et delectabúntur in multitúdine pacis.</text:p>
          </table:table-cell>
          <table:table-cell office:value-type="string">
            <text:p>Mansuéti autem hereditábunt terram: * et delectabúntur in multitúdine pacis.</text:p>
          </table:table-cell>
          <table:table-cell table:formula="of:=[.B638]=[.A6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bservábit peccátor justum: * et stridébit super eum déntibus suis.</text:p>
          </table:table-cell>
          <table:table-cell office:value-type="string">
            <text:p>Observábit peccátor justum: * et stridébit super eum déntibus suis.</text:p>
          </table:table-cell>
          <table:table-cell table:formula="of:=[.B639]=[.A6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autem irridébit eum: * quóniam próspicit quod véniet dies ejus.</text:p>
          </table:table-cell>
          <table:table-cell office:value-type="string">
            <text:p>Dóminus autem irridébit eum: * quóniam próspicit quod véniet dies ejus.</text:p>
          </table:table-cell>
          <table:table-cell table:formula="of:=[.B640]=[.A6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Gládium evaginavérunt peccatóres: * intendérunt arcum suum,</text:p>
          </table:table-cell>
          <table:table-cell office:value-type="string">
            <text:p>Gládium evaginavérunt peccatóres: * intendérunt arcum suum,</text:p>
          </table:table-cell>
          <table:table-cell table:formula="of:=[.B641]=[.A6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dejíciant páuperem et ínopem: * ut trucídent rectos corde.</text:p>
          </table:table-cell>
          <table:table-cell office:value-type="string">
            <text:p>Ut dejíciant páuperem et ínopem: * ut trucídent rectos corde.</text:p>
          </table:table-cell>
          <table:table-cell table:formula="of:=[.B642]=[.A6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Gládius eórum intret in corda ipsórum: * et arcus eórum confringátur.</text:p>
          </table:table-cell>
          <table:table-cell office:value-type="string">
            <text:p>Gládius eórum intret in corda ipsórum: * et arcus eórum confringátur.</text:p>
          </table:table-cell>
          <table:table-cell table:formula="of:=[.B643]=[.A6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6 ii</text:p>
          </table:table-cell>
          <table:table-cell office:value-type="string">
            <text:p>Psalmus 36. ii. Melius est modicum</text:p>
          </table:table-cell>
          <table:table-cell table:formula="of:=[.B644]=[.A64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élius est módicum justo, * super divítias peccatórum multas.</text:p>
          </table:table-cell>
          <table:table-cell office:value-type="string">
            <text:p>Mélius est módicum justo, * super divítias peccatórum multas.</text:p>
          </table:table-cell>
          <table:table-cell table:formula="of:=[.B645]=[.A6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bráchia peccatórum conteréntur: * confírmat autem justos Dóminus.</text:p>
          </table:table-cell>
          <table:table-cell office:value-type="string">
            <text:p>Quóniam bráchia peccatórum conteréntur: * confírmat autem justos Dóminus.</text:p>
          </table:table-cell>
          <table:table-cell table:formula="of:=[.B646]=[.A6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vit Dóminus dies immaculatórum: * et heréditas eórum in ætérnum erit.</text:p>
          </table:table-cell>
          <table:table-cell office:value-type="string">
            <text:p>Novit Dóminus dies immaculatórum: * et heréditas eórum in ætérnum erit.</text:p>
          </table:table-cell>
          <table:table-cell table:formula="of:=[.B647]=[.A6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confundéntur in témpore malo, et in diébus famis saturabúntur: * quia peccatóres períbunt.</text:p>
          </table:table-cell>
          <table:table-cell office:value-type="string">
            <text:p>Non confundéntur in témpore malo, et in diébus famis saturabúntur: * quia peccatóres períbunt.</text:p>
          </table:table-cell>
          <table:table-cell table:formula="of:=[.B648]=[.A6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imíci vero Dómini mox ut honorificáti fúerint et exaltáti: * deficiéntes, quemádmodum fumus defícient.</text:p>
          </table:table-cell>
          <table:table-cell office:value-type="string">
            <text:p>Inimíci vero Dómini mox ut honorificáti fúerint et exaltáti: * deficiéntes, quemádmodum fumus defícient.</text:p>
          </table:table-cell>
          <table:table-cell table:formula="of:=[.B649]=[.A6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utuábitur peccátor, et non solvet: * justus autem miserétur et tríbuet.</text:p>
          </table:table-cell>
          <table:table-cell office:value-type="string">
            <text:p>Mutuábitur peccátor, et non solvet: * justus autem miserétur et tríbuet.</text:p>
          </table:table-cell>
          <table:table-cell table:formula="of:=[.B650]=[.A6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benedicéntes ei hereditábunt terram: * maledicéntes autem ei disperíbunt.</text:p>
          </table:table-cell>
          <table:table-cell office:value-type="string">
            <text:p>Quia benedicéntes ei hereditábunt terram: * maledicéntes autem ei disperíbunt.</text:p>
          </table:table-cell>
          <table:table-cell table:formula="of:=[.B651]=[.A6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pud Dóminum gressus hóminis dirigéntur: * et viam ejus volet.</text:p>
          </table:table-cell>
          <table:table-cell office:value-type="string">
            <text:p>Apud Dóminum gressus hóminis dirigéntur: * et viam ejus volet.</text:p>
          </table:table-cell>
          <table:table-cell table:formula="of:=[.B652]=[.A6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m cecíderit non collidétur: * quia Dóminus suppónit manum suam.</text:p>
          </table:table-cell>
          <table:table-cell office:value-type="string">
            <text:p>Cum cecíderit non collidétur: * quia Dóminus suppónit manum suam.</text:p>
          </table:table-cell>
          <table:table-cell table:formula="of:=[.B653]=[.A6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únior fui, étenim sénui: * et non vidi justum derelíctum, nec semen ejus quærens panem.</text:p>
          </table:table-cell>
          <table:table-cell office:value-type="string">
            <text:p>Júnior fui, étenim sénui: * et non vidi justum derelíctum, nec semen ejus quærens panem.</text:p>
          </table:table-cell>
          <table:table-cell table:formula="of:=[.B654]=[.A6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ota die miserétur et cómmodat: * et semen illíus in benedictióne erit.</text:p>
          </table:table-cell>
          <table:table-cell office:value-type="string">
            <text:p>Tota die miserétur et cómmodat: * et semen illíus in benedictióne erit.</text:p>
          </table:table-cell>
          <table:table-cell table:formula="of:=[.B655]=[.A6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clína a malo, et fac bonum: * et inhábita in sæculum sæculi.</text:p>
          </table:table-cell>
          <table:table-cell office:value-type="string">
            <text:p>Declína a malo, et fac bonum: * et inhábita in sæculum sæculi.</text:p>
          </table:table-cell>
          <table:table-cell table:formula="of:=[.B656]=[.A6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Dóminus amat judícium, et non derelínquet sanctos suos: * in ætérnum conservabúntur.</text:p>
          </table:table-cell>
          <table:table-cell office:value-type="string">
            <text:p>Quia Dóminus amat judícium, et non derelínquet sanctos suos: * in ætérnum conservabúntur.</text:p>
          </table:table-cell>
          <table:table-cell table:formula="of:=[.B657]=[.A6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jústi puniéntur: * et semen impiórum períbit.</text:p>
          </table:table-cell>
          <table:table-cell office:value-type="string">
            <text:p>Injústi puniéntur: * et semen impiórum períbit.</text:p>
          </table:table-cell>
          <table:table-cell table:formula="of:=[.B658]=[.A6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sti autem hereditábunt terram: * et inhabitábunt in sæculum sæculi super eam.</text:p>
          </table:table-cell>
          <table:table-cell office:value-type="string">
            <text:p>Justi autem hereditábunt terram: * et inhabitábunt in sæculum sæculi super eam.</text:p>
          </table:table-cell>
          <table:table-cell table:formula="of:=[.B659]=[.A6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6 iii</text:p>
          </table:table-cell>
          <table:table-cell office:value-type="string">
            <text:p>Psalmus 36. iii. Os justi meditabitur</text:p>
          </table:table-cell>
          <table:table-cell table:formula="of:=[.B660]=[.A66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Os justi meditábitur sapiéntiam, * et lingua ejus loquétur judícium.</text:p>
          </table:table-cell>
          <table:table-cell office:value-type="string">
            <text:p>Os justi meditábitur sapiéntiam, * et lingua ejus loquétur judícium.</text:p>
          </table:table-cell>
          <table:table-cell table:formula="of:=[.B661]=[.A6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ex Dei ejus in corde ipsíus, * et non supplantabúntur gressus ejus.</text:p>
          </table:table-cell>
          <table:table-cell office:value-type="string">
            <text:p>Lex Dei ejus in corde ipsíus, * et non supplantabúntur gressus ejus.</text:p>
          </table:table-cell>
          <table:table-cell table:formula="of:=[.B662]=[.A6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síderat peccátor justum: * et quærit mortificáre eum.</text:p>
          </table:table-cell>
          <table:table-cell office:value-type="string">
            <text:p>Consíderat peccátor justum: * et quærit mortificáre eum.</text:p>
          </table:table-cell>
          <table:table-cell table:formula="of:=[.B663]=[.A6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autem non derelínquet eum in mánibus ejus: * nec damnábit eum, cum judicábitur illi.</text:p>
          </table:table-cell>
          <table:table-cell office:value-type="string">
            <text:p>Dóminus autem non derelínquet eum in mánibus ejus: * nec damnábit eum, cum judicábitur illi.</text:p>
          </table:table-cell>
          <table:table-cell table:formula="of:=[.B664]=[.A6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pécta Dóminum, et custódi viam ejus: et exaltábit te ut hereditáte cápias terram: * cum períerint peccatóres vidébis.</text:p>
          </table:table-cell>
          <table:table-cell office:value-type="string">
            <text:p>Exspécta Dóminum, et custódi viam ejus: et exaltábit te ut hereditáte cápias terram: * cum períerint peccatóres vidébis.</text:p>
          </table:table-cell>
          <table:table-cell table:formula="of:=[.B665]=[.A6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di ímpium superexaltátum, * et elevátum sicut cedros Líbani.</text:p>
          </table:table-cell>
          <table:table-cell office:value-type="string">
            <text:p>Vidi ímpium superexaltátum, * et elevátum sicut cedros Líbani.</text:p>
          </table:table-cell>
          <table:table-cell table:formula="of:=[.B666]=[.A6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transívi, et ecce non erat: * et quæsívi eum, et non est invéntus locus ejus.</text:p>
          </table:table-cell>
          <table:table-cell office:value-type="string">
            <text:p>Et transívi, et ecce non erat: * et quæsívi eum, et non est invéntus locus ejus.</text:p>
          </table:table-cell>
          <table:table-cell table:formula="of:=[.B667]=[.A6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stódi innocéntiam, et vide æquitátem: * quóniam sunt relíquiæ hómini pacífico.</text:p>
          </table:table-cell>
          <table:table-cell office:value-type="string">
            <text:p>Custódi innocéntiam, et vide æquitátem: * quóniam sunt relíquiæ hómini pacífico.</text:p>
          </table:table-cell>
          <table:table-cell table:formula="of:=[.B668]=[.A6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jústi autem disperíbunt simul: * relíquiæ impiórum interíbunt.</text:p>
          </table:table-cell>
          <table:table-cell office:value-type="string">
            <text:p>Injústi autem disperíbunt simul: * relíquiæ impiórum interíbunt.</text:p>
          </table:table-cell>
          <table:table-cell table:formula="of:=[.B669]=[.A6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lus autem justórum a Dómino: * et protéctor eórum in témpore tribulatiónis.</text:p>
          </table:table-cell>
          <table:table-cell office:value-type="string">
            <text:p>Salus autem justórum a Dómino: * et protéctor eórum in témpore tribulatiónis.</text:p>
          </table:table-cell>
          <table:table-cell table:formula="of:=[.B670]=[.A6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djuvábit eos Dóminus et liberábit eos: * et éruet eos a peccatóribus, et salvábit eos: quia speravérunt in eo.</text:p>
          </table:table-cell>
          <table:table-cell office:value-type="string">
            <text:p>Et adjuvábit eos Dóminus et liberábit eos: * et éruet eos a peccatóribus, et salvábit eos: quia speravérunt in eo.</text:p>
          </table:table-cell>
          <table:table-cell table:formula="of:=[.B671]=[.A6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7 i</text:p>
          </table:table-cell>
          <table:table-cell office:value-type="string">
            <text:p>Psalmus 37. i. Domine, ne in furore</text:p>
          </table:table-cell>
          <table:table-cell table:formula="of:=[.B672]=[.A67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ne in furóre tuo árguas me, * neque in ira tua corrípias me.</text:p>
          </table:table-cell>
          <table:table-cell office:value-type="string">
            <text:p>Dómine, ne in furóre tuo árguas me, * neque in ira tua corrípias me.</text:p>
          </table:table-cell>
          <table:table-cell table:formula="of:=[.B673]=[.A6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sagíttæ tuæ infíxæ sunt mihi: * et confirmásti super me manum tuam.</text:p>
          </table:table-cell>
          <table:table-cell office:value-type="string">
            <text:p>Quóniam sagíttæ tuæ infíxæ sunt mihi: * et confirmásti super me manum tuam.</text:p>
          </table:table-cell>
          <table:table-cell table:formula="of:=[.B674]=[.A6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est sánitas in carne mea a fácie iræ tuæ: * non est pax óssibus meis a fácie peccatórum meórum.</text:p>
          </table:table-cell>
          <table:table-cell office:value-type="string">
            <text:p>Non est sánitas in carne mea a fácie iræ tuæ: * non est pax óssibus meis a fácie peccatórum meórum.</text:p>
          </table:table-cell>
          <table:table-cell table:formula="of:=[.B675]=[.A6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iniquitátes meæ supergréssæ sunt caput meum: * et sicut onus grave gravátæ sunt super me.</text:p>
          </table:table-cell>
          <table:table-cell office:value-type="string">
            <text:p>Quóniam iniquitátes meæ supergréssæ sunt caput meum: * et sicut onus grave gravátæ sunt super me.</text:p>
          </table:table-cell>
          <table:table-cell table:formula="of:=[.B676]=[.A6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utruérunt et corrúptæ sunt cicatríces meæ, * a fácie insipiéntiæ meæ.</text:p>
          </table:table-cell>
          <table:table-cell office:value-type="string">
            <text:p>Putruérunt et corrúptæ sunt cicatríces meæ, * a fácie insipiéntiæ meæ.</text:p>
          </table:table-cell>
          <table:table-cell table:formula="of:=[.B677]=[.A6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 factus sum, et curvátus sum usque in finem: * tota die contristátus ingrediébar.</text:p>
          </table:table-cell>
          <table:table-cell office:value-type="string">
            <text:p>Miser factus sum, et curvátus sum usque in finem: * tota die contristátus ingrediébar.</text:p>
          </table:table-cell>
          <table:table-cell table:formula="of:=[.B678]=[.A6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lumbi mei impléti sunt illusiónibus: * et non est sánitas in carne mea.</text:p>
          </table:table-cell>
          <table:table-cell office:value-type="string">
            <text:p>Quóniam lumbi mei impléti sunt illusiónibus: * et non est sánitas in carne mea.</text:p>
          </table:table-cell>
          <table:table-cell table:formula="of:=[.B679]=[.A6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fflíctus sum, et humiliátus sum nimis: * rugiébam a gémitu cordis mei.</text:p>
          </table:table-cell>
          <table:table-cell office:value-type="string">
            <text:p>Afflíctus sum, et humiliátus sum nimis: * rugiébam a gémitu cordis mei.</text:p>
          </table:table-cell>
          <table:table-cell table:formula="of:=[.B680]=[.A6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ante te omne desidérium meum: * et gémitus meus a te non est abscónditus.</text:p>
          </table:table-cell>
          <table:table-cell office:value-type="string">
            <text:p>Dómine, ante te omne desidérium meum: * et gémitus meus a te non est abscónditus.</text:p>
          </table:table-cell>
          <table:table-cell table:formula="of:=[.B681]=[.A6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r meum conturbátum est, derelíquit me virtus mea: * et lumen oculórum meórum, et ipsum non est mecum.</text:p>
          </table:table-cell>
          <table:table-cell office:value-type="string">
            <text:p>Cor meum conturbátum est, derelíquit me virtus mea: * et lumen oculórum meórum, et ipsum non est mecum.</text:p>
          </table:table-cell>
          <table:table-cell table:formula="of:=[.B682]=[.A6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7 ii</text:p>
          </table:table-cell>
          <table:table-cell office:value-type="string">
            <text:p>Psalmus 37. ii. Amici mei</text:p>
          </table:table-cell>
          <table:table-cell table:formula="of:=[.B683]=[.A68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míci mei, et próximi mei * advérsum me appropinquavérunt, et stetérunt.</text:p>
          </table:table-cell>
          <table:table-cell office:value-type="string">
            <text:p>Amíci mei, et próximi mei * advérsum me appropinquavérunt, et stetérunt.</text:p>
          </table:table-cell>
          <table:table-cell table:formula="of:=[.B684]=[.A6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qui juxta me erant, de longe stetérunt: * et vim faciébant qui quærébant ánimam meam.</text:p>
          </table:table-cell>
          <table:table-cell office:value-type="string">
            <text:p>Et qui juxta me erant, de longe stetérunt: * et vim faciébant qui quærébant ánimam meam.</text:p>
          </table:table-cell>
          <table:table-cell table:formula="of:=[.B685]=[.A6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qui inquirébant mala mihi, locúti sunt vanitátes: * et dolos tota die meditabántur.</text:p>
          </table:table-cell>
          <table:table-cell office:value-type="string">
            <text:p>Et qui inquirébant mala mihi, locúti sunt vanitátes: * et dolos tota die meditabántur.</text:p>
          </table:table-cell>
          <table:table-cell table:formula="of:=[.B686]=[.A6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tamquam surdus non audiébam: * et sicut mutus non apériens os suum.</text:p>
          </table:table-cell>
          <table:table-cell office:value-type="string">
            <text:p>Ego autem tamquam surdus non audiébam: * et sicut mutus non apériens os suum.</text:p>
          </table:table-cell>
          <table:table-cell table:formula="of:=[.B687]=[.A6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factus sum sicut homo non áudiens: * et non habens in ore suo redargutiónes.</text:p>
          </table:table-cell>
          <table:table-cell office:value-type="string">
            <text:p>Et factus sum sicut homo non áudiens: * et non habens in ore suo redargutiónes.</text:p>
          </table:table-cell>
          <table:table-cell table:formula="of:=[.B688]=[.A6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in te, Dómine, sperávi: * tu exáudies, Dómine, Deus meus.</text:p>
          </table:table-cell>
          <table:table-cell office:value-type="string">
            <text:p>Quóniam in te, Dómine, sperávi: * tu exáudies, Dómine, Deus meus.</text:p>
          </table:table-cell>
          <table:table-cell table:formula="of:=[.B689]=[.A6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dixi: Nequándo supergáudeant mihi inimíci mei: * et dum commovéntur pedes mei, super me magna locúti sunt.</text:p>
          </table:table-cell>
          <table:table-cell office:value-type="string">
            <text:p>Quia dixi: Nequándo supergáudeant mihi inimíci mei: * et dum commovéntur pedes mei, super me magna locúti sunt.</text:p>
          </table:table-cell>
          <table:table-cell table:formula="of:=[.B690]=[.A6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ego in flagélla parátus sum: * et dolor meus in conspéctu meo semper.</text:p>
          </table:table-cell>
          <table:table-cell office:value-type="string">
            <text:p>Quóniam ego in flagélla parátus sum: * et dolor meus in conspéctu meo semper.</text:p>
          </table:table-cell>
          <table:table-cell table:formula="of:=[.B691]=[.A6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iniquitátem meam annuntiábo: * et cogitábo pro peccáto meo.</text:p>
          </table:table-cell>
          <table:table-cell office:value-type="string">
            <text:p>Quóniam iniquitátem meam annuntiábo: * et cogitábo pro peccáto meo.</text:p>
          </table:table-cell>
          <table:table-cell table:formula="of:=[.B692]=[.A6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imíci autem mei vivunt, et confirmáti sunt super me: * et multiplicáti sunt qui odérunt me iníque.</text:p>
          </table:table-cell>
          <table:table-cell office:value-type="string">
            <text:p>Inimíci autem mei vivunt, et confirmáti sunt super me: * et multiplicáti sunt qui odérunt me iníque.</text:p>
          </table:table-cell>
          <table:table-cell table:formula="of:=[.B693]=[.A6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retríbuunt mala pro bonis, detrahébant mihi: * quóniam sequébar bonitátem.</text:p>
          </table:table-cell>
          <table:table-cell office:value-type="string">
            <text:p>Qui retríbuunt mala pro bonis, detrahébant mihi: * quóniam sequébar bonitátem.</text:p>
          </table:table-cell>
          <table:table-cell table:formula="of:=[.B694]=[.A6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derelínquas me, Dómine, Deus meus: * ne discésseris a me.</text:p>
          </table:table-cell>
          <table:table-cell office:value-type="string">
            <text:p>Ne derelínquas me, Dómine, Deus meus: * ne discésseris a me.</text:p>
          </table:table-cell>
          <table:table-cell table:formula="of:=[.B695]=[.A6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ténde in adjutórium meum, * Dómine, Deus, salútis meæ.</text:p>
          </table:table-cell>
          <table:table-cell office:value-type="string">
            <text:p>Inténde in adjutórium meum, * Dómine, Deus, salútis meæ.</text:p>
          </table:table-cell>
          <table:table-cell table:formula="of:=[.B696]=[.A6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8</text:p>
          </table:table-cell>
          <table:table-cell office:value-type="string">
            <text:p>Psalmus 38. Dixi, Custodiam</text:p>
          </table:table-cell>
          <table:table-cell table:formula="of:=[.B697]=[.A69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xi: Custódiam vias meas: * ut non delínquam in lingua mea.</text:p>
          </table:table-cell>
          <table:table-cell office:value-type="string">
            <text:p>Dixi: Custódiam vias meas: * ut non delínquam in lingua mea.</text:p>
          </table:table-cell>
          <table:table-cell table:formula="of:=[.B698]=[.A6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ósui ori meo custódiam, * cum consísteret peccátor advérsum me.</text:p>
          </table:table-cell>
          <table:table-cell office:value-type="string">
            <text:p>Pósui ori meo custódiam, * cum consísteret peccátor advérsum me.</text:p>
          </table:table-cell>
          <table:table-cell table:formula="of:=[.B699]=[.A6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bmútui, et humiliátus sum, et sílui a bonis: * et dolor meus renovátus est.</text:p>
          </table:table-cell>
          <table:table-cell office:value-type="string">
            <text:p>Obmútui, et humiliátus sum, et sílui a bonis: * et dolor meus renovátus est.</text:p>
          </table:table-cell>
          <table:table-cell table:formula="of:=[.B700]=[.A7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cáluit cor meum intra me: * et in meditatióne mea exardéscet ignis.</text:p>
          </table:table-cell>
          <table:table-cell office:value-type="string">
            <text:p>Concáluit cor meum intra me: * et in meditatióne mea exardéscet ignis.</text:p>
          </table:table-cell>
          <table:table-cell table:formula="of:=[.B701]=[.A7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ocútus sum in lingua mea: * Notum fac mihi, Dómine, finem meum.</text:p>
          </table:table-cell>
          <table:table-cell office:value-type="string">
            <text:p>Locútus sum in lingua mea: * Notum fac mihi, Dómine, finem meum.</text:p>
          </table:table-cell>
          <table:table-cell table:formula="of:=[.B702]=[.A7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númerum diérum meórum quis est: * ut sciam quid desit mihi.</text:p>
          </table:table-cell>
          <table:table-cell office:value-type="string">
            <text:p>Et númerum diérum meórum quis est: * ut sciam quid desit mihi.</text:p>
          </table:table-cell>
          <table:table-cell table:formula="of:=[.B703]=[.A7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 mensurábiles posuísti dies meos: * et substántia mea tamquam níhilum ante te.</text:p>
          </table:table-cell>
          <table:table-cell office:value-type="string">
            <text:p>Ecce mensurábiles posuísti dies meos: * et substántia mea tamquam níhilum ante te.</text:p>
          </table:table-cell>
          <table:table-cell table:formula="of:=[.B704]=[.A7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úmtamen univérsa vánitas, * omnis homo vivens.</text:p>
          </table:table-cell>
          <table:table-cell office:value-type="string">
            <text:p>Verúmtamen univérsa vánitas, * omnis homo vivens.</text:p>
          </table:table-cell>
          <table:table-cell table:formula="of:=[.B705]=[.A7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úmtamen in imágine pertránsit homo: * sed et frustra conturbátur.</text:p>
          </table:table-cell>
          <table:table-cell office:value-type="string">
            <text:p>Verúmtamen in imágine pertránsit homo: * sed et frustra conturbátur.</text:p>
          </table:table-cell>
          <table:table-cell table:formula="of:=[.B706]=[.A7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hesaurízat: * et ignórat cui congregábit ea.</text:p>
          </table:table-cell>
          <table:table-cell office:value-type="string">
            <text:p>Thesaurízat: * et ignórat cui congregábit ea.</text:p>
          </table:table-cell>
          <table:table-cell table:formula="of:=[.B707]=[.A7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nunc quæ est exspectátio mea? Nonne Dóminus? * Et substántia mea apud te est.</text:p>
          </table:table-cell>
          <table:table-cell office:value-type="string">
            <text:p>Et nunc quæ est exspectátio mea? Nonne Dóminus? * Et substántia mea apud te est.</text:p>
          </table:table-cell>
          <table:table-cell table:formula="of:=[.B708]=[.A7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b ómnibus iniquitátibus meis érue me: * oppróbrium insipiénti dedísti me.</text:p>
          </table:table-cell>
          <table:table-cell office:value-type="string">
            <text:p>Ab ómnibus iniquitátibus meis érue me: * oppróbrium insipiénti dedísti me.</text:p>
          </table:table-cell>
          <table:table-cell table:formula="of:=[.B709]=[.A7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bmútui, et non apérui os meum, quóniam tu fecísti: * ámove a me plagas tuas.</text:p>
          </table:table-cell>
          <table:table-cell office:value-type="string">
            <text:p>Obmútui, et non apérui os meum, quóniam tu fecísti: * ámove a me plagas tuas.</text:p>
          </table:table-cell>
          <table:table-cell table:formula="of:=[.B710]=[.A7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fortitúdine manus tuæ ego deféci in increpatiónibus: * propter iniquitátem corripuísti hóminem.</text:p>
          </table:table-cell>
          <table:table-cell office:value-type="string">
            <text:p>A fortitúdine manus tuæ ego deféci in increpatiónibus: * propter iniquitátem corripuísti hóminem.</text:p>
          </table:table-cell>
          <table:table-cell table:formula="of:=[.B711]=[.A7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tabéscere fecísti sicut aráneam ánimam ejus: * verúmtamen vane conturbátur omnis homo.</text:p>
          </table:table-cell>
          <table:table-cell office:value-type="string">
            <text:p>Et tabéscere fecísti sicut aráneam ánimam ejus: * verúmtamen vane conturbátur omnis homo.</text:p>
          </table:table-cell>
          <table:table-cell table:formula="of:=[.B712]=[.A7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áudi oratiónem meam, Dómine, et deprecatiónem meam: * áuribus pércipe lácrimas meas.</text:p>
          </table:table-cell>
          <table:table-cell office:value-type="string">
            <text:p>Exáudi oratiónem meam, Dómine, et deprecatiónem meam: * áuribus pércipe lácrimas meas.</text:p>
          </table:table-cell>
          <table:table-cell table:formula="of:=[.B713]=[.A7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síleas: quóniam ádvena ego sum apud te, et peregrínus, * sicut omnes patres mei.</text:p>
          </table:table-cell>
          <table:table-cell office:value-type="string">
            <text:p>Ne síleas: quóniam ádvena ego sum apud te, et peregrínus, * sicut omnes patres mei.</text:p>
          </table:table-cell>
          <table:table-cell table:formula="of:=[.B714]=[.A7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mítte mihi, ut refrígerer priúsquam ábeam, * et ámplius non ero.</text:p>
          </table:table-cell>
          <table:table-cell office:value-type="string">
            <text:p>Remítte mihi, ut refrígerer priúsquam ábeam, * et ámplius non ero.</text:p>
          </table:table-cell>
          <table:table-cell table:formula="of:=[.B715]=[.A7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9 i</text:p>
          </table:table-cell>
          <table:table-cell office:value-type="string">
            <text:p>Psalmus 39. i. Exspectans exspectavi</text:p>
          </table:table-cell>
          <table:table-cell table:formula="of:=[.B716]=[.A71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spéctans exspectávi Dóminum, * et inténdit mihi.</text:p>
          </table:table-cell>
          <table:table-cell office:value-type="string">
            <text:p>Exspéctans exspectávi Dóminum, * et inténdit mihi.</text:p>
          </table:table-cell>
          <table:table-cell table:formula="of:=[.B717]=[.A7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xaudívit preces meas: * et edúxit me de lacu misériæ, et de luto fæcis.</text:p>
          </table:table-cell>
          <table:table-cell office:value-type="string">
            <text:p>Et exaudívit preces meas: * et edúxit me de lacu misériæ, et de luto fæcis.</text:p>
          </table:table-cell>
          <table:table-cell table:formula="of:=[.B718]=[.A7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tátuit super petram pedes meos: * et diréxit gressus meos.</text:p>
          </table:table-cell>
          <table:table-cell office:value-type="string">
            <text:p>Et státuit super petram pedes meos: * et diréxit gressus meos.</text:p>
          </table:table-cell>
          <table:table-cell table:formula="of:=[.B719]=[.A7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mmísit in os meum cánticum novum, * carmen Deo nostro.</text:p>
          </table:table-cell>
          <table:table-cell office:value-type="string">
            <text:p>Et immísit in os meum cánticum novum * carmen Deo nostro.</text:p>
          </table:table-cell>
          <table:table-cell table:formula="of:=[.B720]=[.A72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idébunt multi, et timébunt: * et sperábunt in Dómino.</text:p>
          </table:table-cell>
          <table:table-cell office:value-type="string">
            <text:p>Vidébunt multi, et timébunt: * et sperábunt in Dómino.</text:p>
          </table:table-cell>
          <table:table-cell table:formula="of:=[.B721]=[.A7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átus vir, cujus est nomen Dómini spes ejus: * et non respéxit in vanitátes et insánias falsas.</text:p>
          </table:table-cell>
          <table:table-cell office:value-type="string">
            <text:p>Beátus vir, cujus est nomen Dómini spes ejus * et non respéxit in vanitátes et insánias falsas.</text:p>
          </table:table-cell>
          <table:table-cell table:formula="of:=[.B722]=[.A72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ulta fecísti tu, Dómine, Deus meus, mirabília tua: * et cogitatiónibus tuis non est qui símilis sit tibi.</text:p>
          </table:table-cell>
          <table:table-cell office:value-type="string">
            <text:p>Multa fecísti tu, Dómine, Deus meus, mirabília tua: * et cogitatiónibus tuis non est qui símilis sit tibi.</text:p>
          </table:table-cell>
          <table:table-cell table:formula="of:=[.B723]=[.A7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nnuntiávi et locútus sum: * multiplicáti sunt super númerum.</text:p>
          </table:table-cell>
          <table:table-cell office:value-type="string">
            <text:p>Annuntiávi et locútus sum: * multiplicáti sunt super númerum.</text:p>
          </table:table-cell>
          <table:table-cell table:formula="of:=[.B724]=[.A7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crifícium et oblatiónem noluísti: * aures autem perfecísti mihi.</text:p>
          </table:table-cell>
          <table:table-cell office:value-type="string">
            <text:p>Sacrifícium et oblatiónem noluísti: * aures autem perfecísti mihi.</text:p>
          </table:table-cell>
          <table:table-cell table:formula="of:=[.B725]=[.A7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olocáustum et pro peccáto non postulásti: * tunc dixi: Ecce, vénio.</text:p>
          </table:table-cell>
          <table:table-cell office:value-type="string">
            <text:p>Holocáustum et pro peccáto non postulásti: * tunc dixi: Ecce vénio.</text:p>
          </table:table-cell>
          <table:table-cell table:formula="of:=[.B726]=[.A72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cápite libri scriptum est de me ut fácerem voluntátem tuam: * Deus meus, vólui, et legem tuam in médio cordis mei.</text:p>
          </table:table-cell>
          <table:table-cell office:value-type="string">
            <text:p>In cápite libri scriptum est de me ut fácerem voluntátem tuam: * Deus meus, vólui, et legem tuam in médio cordis mei.</text:p>
          </table:table-cell>
          <table:table-cell table:formula="of:=[.B727]=[.A7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9 ii</text:p>
          </table:table-cell>
          <table:table-cell office:value-type="string">
            <text:p>Psalmus 39. ii. Annuntiavi justitiam tuam</text:p>
          </table:table-cell>
          <table:table-cell table:formula="of:=[.B728]=[.A72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nnuntiávi justítiam tuam in ecclésia magna, * ecce, lábia mea non prohibébo: Dómine, tu scisti.</text:p>
          </table:table-cell>
          <table:table-cell office:value-type="string">
            <text:p>Annuntiávi justítiam tuam in ecclésia magna, * ecce lábia mea non prohibébo: Dómine, tu scisti.</text:p>
          </table:table-cell>
          <table:table-cell table:formula="of:=[.B729]=[.A72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stítiam tuam non abscóndi in corde meo: * veritátem tuam et salutáre tuum dixi.</text:p>
          </table:table-cell>
          <table:table-cell office:value-type="string">
            <text:p>Justítiam tuam non abscóndi in corde meo: * veritátem tuam et salutáre tuum dixi.</text:p>
          </table:table-cell>
          <table:table-cell table:formula="of:=[.B730]=[.A7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abscóndi misericórdiam tuam et veritátem tuam * a concílio multo.</text:p>
          </table:table-cell>
          <table:table-cell office:value-type="string">
            <text:p>Non abscóndi misericórdiam tuam et veritátem tuam * a concílio multo.</text:p>
          </table:table-cell>
          <table:table-cell table:formula="of:=[.B731]=[.A7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autem, Dómine, ne longe fácias miseratiónes tuas a me: * misericórdia tua et véritas tua semper suscepérunt me.</text:p>
          </table:table-cell>
          <table:table-cell office:value-type="string">
            <text:p>Tu autem, Dómine, ne longe fácias miseratiónes tuas a me: * misericórdia tua et véritas tua semper suscepérunt me.</text:p>
          </table:table-cell>
          <table:table-cell table:formula="of:=[.B732]=[.A7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circumdedérunt me mala, quorum non est númerus: * comprehendérunt me iniquitátes meæ, et non pótui ut vidérem.</text:p>
          </table:table-cell>
          <table:table-cell office:value-type="string">
            <text:p>Quóniam circumdedérunt me mala, quorum non est númerus: * comprehendérunt me iniquitátes meæ, et non pótui ut vidérem.</text:p>
          </table:table-cell>
          <table:table-cell table:formula="of:=[.B733]=[.A7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ultiplicátæ sunt super capíllos cápitis mei: * et cor meum derelíquit me.</text:p>
          </table:table-cell>
          <table:table-cell office:value-type="string">
            <text:p>Multiplicátæ sunt super capíllos cápitis mei: * et cor meum derelíquit me.</text:p>
          </table:table-cell>
          <table:table-cell table:formula="of:=[.B734]=[.A7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mpláceat tibi, Dómine, ut éruas me: * Dómine, ad adjuvándum me réspice.</text:p>
          </table:table-cell>
          <table:table-cell office:value-type="string">
            <text:p>Compláceat tibi, Dómine, ut éruas me: * Dómine, ad adjuvándum me réspice.</text:p>
          </table:table-cell>
          <table:table-cell table:formula="of:=[.B735]=[.A7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39 iii</text:p>
          </table:table-cell>
          <table:table-cell office:value-type="string">
            <text:p>Psalmus 39. iii. Confundantur et revereantur</text:p>
          </table:table-cell>
          <table:table-cell table:formula="of:=[.B736]=[.A73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undántur et revereántur simul, qui quærunt ánimam meam, * ut áuferant eam.</text:p>
          </table:table-cell>
          <table:table-cell office:value-type="string">
            <text:p>Confundántur et revereántur simul, qui quærunt ánimam meam, * ut áuferant eam.</text:p>
          </table:table-cell>
          <table:table-cell table:formula="of:=[.B737]=[.A7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ertántur retrórsum, et revereántur, * qui volunt mihi mala.</text:p>
          </table:table-cell>
          <table:table-cell office:value-type="string">
            <text:p>Convertántur retrórsum et revereántur: * qui volunt mihi mala.</text:p>
          </table:table-cell>
          <table:table-cell table:formula="of:=[.B738]=[.A73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erant conféstim confusiónem suam, * qui dicunt mihi: Éuge, éuge.</text:p>
          </table:table-cell>
          <table:table-cell office:value-type="string">
            <text:p>Ferant conféstim confusiónem suam: * qui dicunt mihi: Euge, euge.</text:p>
          </table:table-cell>
          <table:table-cell table:formula="of:=[.B739]=[.A73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súltent et læténtur super te omnes quæréntes te: * et dicant semper: Magnificétur Dóminus: qui díligunt salutáre tuum.</text:p>
          </table:table-cell>
          <table:table-cell office:value-type="string">
            <text:p>Exsúltent et læténtur super te omnes quæréntes te: * et dicant semper: Magnificétur Dóminus: qui díligunt salutáre tuum.</text:p>
          </table:table-cell>
          <table:table-cell table:formula="of:=[.B740]=[.A7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mendícus sum, et pauper: * Dóminus sollícitus est mei.</text:p>
          </table:table-cell>
          <table:table-cell office:value-type="string">
            <text:p>Ego autem mendícus sum, et pauper: * Dóminus sollícitus est mei.</text:p>
          </table:table-cell>
          <table:table-cell table:formula="of:=[.B741]=[.A7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jútor meus, et protéctor meus tu es: * Deus meus, ne tardáveris.</text:p>
          </table:table-cell>
          <table:table-cell office:value-type="string">
            <text:p>Adjútor meus et protéctor meus tu es: * Deus meus, ne tardáveris.</text:p>
          </table:table-cell>
          <table:table-cell table:formula="of:=[.B742]=[.A74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40</text:p>
          </table:table-cell>
          <table:table-cell office:value-type="string">
            <text:p>Psalmus 40. Beatus qui intelligit</text:p>
          </table:table-cell>
          <table:table-cell table:formula="of:=[.B743]=[.A74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átus qui intélligit super egénum, et páuperem: * in die mala liberábit eum Dóminus.</text:p>
          </table:table-cell>
          <table:table-cell office:value-type="string">
            <text:p>Beátus qui intélligit super egénum, et páuperem: * in die mala liberábit eum Dóminus.</text:p>
          </table:table-cell>
          <table:table-cell table:formula="of:=[.B744]=[.A7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consérvet eum, et vivíficet eum, et beátum fáciat eum in terra: * et non tradat eum in ánimam inimicórum ejus.</text:p>
          </table:table-cell>
          <table:table-cell office:value-type="string">
            <text:p>Dóminus consérvet eum, et vivíficet eum, et beátum fáciat eum in terra: * et non tradat eum in ánimam inimicórum ejus.</text:p>
          </table:table-cell>
          <table:table-cell table:formula="of:=[.B745]=[.A7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opem ferat illi super lectum dolóris ejus: * univérsum stratum ejus versásti in infirmitáte ejus.</text:p>
          </table:table-cell>
          <table:table-cell office:value-type="string">
            <text:p>Dóminus opem ferat illi super lectum dolóris ejus: * univérsum stratum ejus versásti in infirmitáte ejus.</text:p>
          </table:table-cell>
          <table:table-cell table:formula="of:=[.B746]=[.A7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dixi: Dómine, miserére mei: * sana ánimam meam, quia peccávi tibi.</text:p>
          </table:table-cell>
          <table:table-cell office:value-type="string">
            <text:p>Ego dixi: Dómine, miserére mei: * sana ánimam meam, quia peccávi tibi.</text:p>
          </table:table-cell>
          <table:table-cell table:formula="of:=[.B747]=[.A7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imíci mei dixérunt mala mihi: * Quando moriétur, et períbit nomen ejus?</text:p>
          </table:table-cell>
          <table:table-cell office:value-type="string">
            <text:p>Inimíci mei dixérunt mala mihi: * Quando moriétur, et períbit nomen ejus?</text:p>
          </table:table-cell>
          <table:table-cell table:formula="of:=[.B748]=[.A7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i ingrediebátur ut vidéret, vana loquebátur: * cor ejus congregávit iniquitátem sibi.</text:p>
          </table:table-cell>
          <table:table-cell office:value-type="string">
            <text:p>Et si ingrediebátur ut vidéret, vana loquebátur: * cor ejus congregávit iniquitátem sibi.</text:p>
          </table:table-cell>
          <table:table-cell table:formula="of:=[.B749]=[.A7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rediebátur foras, * et loquebátur in idípsum.</text:p>
          </table:table-cell>
          <table:table-cell office:value-type="string">
            <text:p>Egrediebátur foras, * et loquebátur in idípsum.</text:p>
          </table:table-cell>
          <table:table-cell table:formula="of:=[.B750]=[.A7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vérsum me susurrábant omnes inimíci mei: * advérsum me cogitábant mala mihi.</text:p>
          </table:table-cell>
          <table:table-cell office:value-type="string">
            <text:p>Advérsum me susurrábant omnes inimíci mei: * advérsum me cogitábant mala mihi.</text:p>
          </table:table-cell>
          <table:table-cell table:formula="of:=[.B751]=[.A7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bum iníquum constituérunt advérsum me: * Numquid qui dormit non adjíciet ut resúrgat?</text:p>
          </table:table-cell>
          <table:table-cell office:value-type="string">
            <text:p>Verbum iníquum constituérunt advérsum me: * Numquid qui dormit non adjíciet ut resúrgat?</text:p>
          </table:table-cell>
          <table:table-cell table:formula="of:=[.B752]=[.A7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tenim homo pacis meæ, in quo sperávi: * qui edébat panes meos, magnificávit super me supplantatiónem.</text:p>
          </table:table-cell>
          <table:table-cell office:value-type="string">
            <text:p>Etenim homo pacis meæ, in quo sperávi: * qui edébat panes meos, magnificávit super me supplantatiónem.</text:p>
          </table:table-cell>
          <table:table-cell table:formula="of:=[.B753]=[.A75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 autem, Dómine, miserére mei, et resúscita me: * et retríbuam eis.</text:p>
          </table:table-cell>
          <table:table-cell office:value-type="string">
            <text:p>Tu autem, Dómine, miserére mei, et resúscita me: * et retríbuam eis.</text:p>
          </table:table-cell>
          <table:table-cell table:formula="of:=[.B754]=[.A7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hoc cognóvi quóniam voluísti me: * quóniam non gaudébit inimícus meus super me.</text:p>
          </table:table-cell>
          <table:table-cell office:value-type="string">
            <text:p>In hoc cognóvi quóniam voluísti me: * quóniam non gaudébit inimícus meus super me.</text:p>
          </table:table-cell>
          <table:table-cell table:formula="of:=[.B755]=[.A7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 autem propter innocéntiam suscepísti: * et confirmásti me in conspéctu tuo in ætérnum.</text:p>
          </table:table-cell>
          <table:table-cell office:value-type="string">
            <text:p>Me autem propter innocéntiam suscepísti: * et confirmásti me in conspéctu tuo in ætérnum.</text:p>
          </table:table-cell>
          <table:table-cell table:formula="of:=[.B756]=[.A7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tus Dóminus, Deus Israël, a sæculo et usque in sæculum: * fiat, fiat.</text:p>
          </table:table-cell>
          <table:table-cell office:value-type="string">
            <text:p>Benedíctus Dóminus, Deus Israël, a sæculo et usque in sæculum: * fiat, fiat.</text:p>
          </table:table-cell>
          <table:table-cell table:formula="of:=[.B757]=[.A7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1 i</text:p>
          </table:table-cell>
          <table:table-cell office:value-type="string">
            <text:p>Psalmus 41. i. Quemadmodum</text:p>
          </table:table-cell>
          <table:table-cell table:formula="of:=[.B758]=[.A75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emádmodum desíderat cervus ad fontes aquárum: * ita desíderat ánima mea ad te, Deus.</text:p>
          </table:table-cell>
          <table:table-cell office:value-type="string">
            <text:p>Quemádmodum desíderat cervus ad fontes aquárum: * ita desíderat ánima mea ad te, Deus.</text:p>
          </table:table-cell>
          <table:table-cell table:formula="of:=[.B759]=[.A7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tívit ánima mea ad Deum fortem vivum: * quando véniam, et apparébo ante fáciem Dei?</text:p>
          </table:table-cell>
          <table:table-cell office:value-type="string">
            <text:p>Sitívit ánima mea ad Deum fortem vivum: * quando véniam, et apparébo ante fáciem Dei?</text:p>
          </table:table-cell>
          <table:table-cell table:formula="of:=[.B760]=[.A7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uérunt mihi lácrimæ meæ panes die ac nocte: * dum dícitur mihi quotídie: Ubi est Deus tuus?</text:p>
          </table:table-cell>
          <table:table-cell office:value-type="string">
            <text:p>Fuérunt mihi lácrimæ meæ panes die ac nocte: * dum dícitur mihi quotídie: Ubi est Deus tuus?</text:p>
          </table:table-cell>
          <table:table-cell table:formula="of:=[.B761]=[.A7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æc recordátus sum, et effúdi in me ánimam meam: * quóniam transíbo in locum tabernáculi admirábilis, usque ad domum Dei.</text:p>
          </table:table-cell>
          <table:table-cell office:value-type="string">
            <text:p>Hæc recordátus sum, et effúdi in me ánimam meam: * quóniam transíbo in locum tabernáculi admirábilis, usque ad domum Dei.</text:p>
          </table:table-cell>
          <table:table-cell table:formula="of:=[.B762]=[.A7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voce exsultatiónis, et confessiónis: * sonus epulántis.</text:p>
          </table:table-cell>
          <table:table-cell office:value-type="string">
            <text:p>In voce exsultatiónis, et confessiónis: * sonus epulántis.</text:p>
          </table:table-cell>
          <table:table-cell table:formula="of:=[.B763]=[.A7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are tristis es, ánima mea? * et quare contúrbas me?</text:p>
          </table:table-cell>
          <table:table-cell office:value-type="string">
            <text:p>Quare tristis es, ánima mea? * et quare contúrbas me?</text:p>
          </table:table-cell>
          <table:table-cell table:formula="of:=[.B764]=[.A7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pera in Deo, quóniam adhuc confitébor illi: * salutáre vultus mei, et Deus meus.</text:p>
          </table:table-cell>
          <table:table-cell office:value-type="string">
            <text:p>Spera in Deo, quóniam adhuc confitébor illi: * salutáre vultus mei, et Deus meus.</text:p>
          </table:table-cell>
          <table:table-cell table:formula="of:=[.B765]=[.A7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1 ii</text:p>
          </table:table-cell>
          <table:table-cell office:value-type="string">
            <text:p>Psalmus 41. ii. Ad meipsum</text:p>
          </table:table-cell>
          <table:table-cell table:formula="of:=[.B766]=[.A76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d meípsum ánima mea conturbáta est: * proptérea memor ero tui de terra Jordánis, et Hermóniim a monte módico.</text:p>
          </table:table-cell>
          <table:table-cell office:value-type="string">
            <text:p>Ad meípsum ánima mea conturbáta est: * proptérea memor ero tui de terra Jordánis, et Hermóniim a monte módico.</text:p>
          </table:table-cell>
          <table:table-cell table:formula="of:=[.B767]=[.A7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býssus abýssum ínvocat, * in voce cataractárum tuárum.</text:p>
          </table:table-cell>
          <table:table-cell office:value-type="string">
            <text:p>Abyssus abyssum ínvocat, * in voce cataractárum tuárum.</text:p>
          </table:table-cell>
          <table:table-cell table:formula="of:=[.B768]=[.A76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Ómnia excélsa tua, et fluctus tui * super me transiérunt.</text:p>
          </table:table-cell>
          <table:table-cell office:value-type="string">
            <text:p>Omnia excélsa tua, et fluctus tui * super me transiérunt.</text:p>
          </table:table-cell>
          <table:table-cell table:formula="of:=[.B769]=[.A76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die mandávit Dóminus misericórdiam suam: * et nocte cánticum ejus.</text:p>
          </table:table-cell>
          <table:table-cell office:value-type="string">
            <text:p>In die mandávit Dóminus misericórdiam suam: * et nocte cánticum ejus.</text:p>
          </table:table-cell>
          <table:table-cell table:formula="of:=[.B770]=[.A7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pud me orátio Deo vitæ meæ, * dicam Deo: Suscéptor meus es.</text:p>
          </table:table-cell>
          <table:table-cell office:value-type="string">
            <text:p>Apud me orátio Deo vitæ meæ, * dicam Deo: Suscéptor meus es.</text:p>
          </table:table-cell>
          <table:table-cell table:formula="of:=[.B771]=[.A7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are oblítus es mei? * et quare contristátus incédo, dum afflígit me inimícus?</text:p>
          </table:table-cell>
          <table:table-cell office:value-type="string">
            <text:p>Quare oblítus es mei? * et quare contristátus incédo, dum afflígit me inimícus?</text:p>
          </table:table-cell>
          <table:table-cell table:formula="of:=[.B772]=[.A7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um confringúntur ossa mea, * exprobravérunt mihi qui tríbulant me inimíci mei.</text:p>
          </table:table-cell>
          <table:table-cell office:value-type="string">
            <text:p>Dum confringúntur ossa mea, * exprobravérunt mihi qui tríbulant me inimíci mei.</text:p>
          </table:table-cell>
          <table:table-cell table:formula="of:=[.B773]=[.A7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um dicunt mihi per síngulos dies: Ubi est Deus tuus? * quare tristis es, ánima mea? et quare contúrbas me?</text:p>
          </table:table-cell>
          <table:table-cell office:value-type="string">
            <text:p>Dum dicunt mihi per síngulos dies: Ubi est Deus tuus? * quare tristis es, ánima mea? et quare contúrbas me?</text:p>
          </table:table-cell>
          <table:table-cell table:formula="of:=[.B774]=[.A7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pera in Deo, quóniam adhuc confitébor illi: * salutáre vultus mei, et Deus meus.</text:p>
          </table:table-cell>
          <table:table-cell office:value-type="string">
            <text:p>Spera in Deo, quóniam adhuc confitébor illi: * salutáre vultus mei, et Deus meus.</text:p>
          </table:table-cell>
          <table:table-cell table:formula="of:=[.B775]=[.A7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2</text:p>
          </table:table-cell>
          <table:table-cell office:value-type="string">
            <text:p>Psalmus 42. Judica me, Deus</text:p>
          </table:table-cell>
          <table:table-cell table:formula="of:=[.B776]=[.A77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údica me, Deus, et discérne causam meam de gente non sancta, * ab hómine iníquo, et dolóso érue me.</text:p>
          </table:table-cell>
          <table:table-cell office:value-type="string">
            <text:p>Júdica me, Deus, et discérne causam meam de gente non sancta, * ab hómine iníquo, et dolóso érue me.</text:p>
          </table:table-cell>
          <table:table-cell table:formula="of:=[.B777]=[.A7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tu es, Deus, fortitúdo mea: * quare me repulísti? et quare tristis incédo, dum afflígit me inimícus?</text:p>
          </table:table-cell>
          <table:table-cell office:value-type="string">
            <text:p>Quia tu es, Deus, fortitúdo mea: * quare me repulísti? et quare tristis incédo, dum afflígit me inimícus?</text:p>
          </table:table-cell>
          <table:table-cell table:formula="of:=[.B778]=[.A7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mítte lucem tuam et veritátem tuam: * ipsa me deduxérunt, et adduxérunt in montem sanctum tuum, et in tabernácula tua.</text:p>
          </table:table-cell>
          <table:table-cell office:value-type="string">
            <text:p>Emítte lucem tuam et veritátem tuam: * ipsa me deduxérunt, et adduxérunt in montem sanctum tuum, et in tabernácula tua.</text:p>
          </table:table-cell>
          <table:table-cell table:formula="of:=[.B779]=[.A7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troíbo ad altáre Dei: * ad Deum, qui lætíficat juventútem meam.</text:p>
          </table:table-cell>
          <table:table-cell office:value-type="string">
            <text:p>Et introíbo ad altáre Dei: * ad Deum, qui lætíficat juventútem meam.</text:p>
          </table:table-cell>
          <table:table-cell table:formula="of:=[.B780]=[.A7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ébor tibi in cíthara, Deus, Deus meus: * quare tristis es, ánima mea? et quare contúrbas me?</text:p>
          </table:table-cell>
          <table:table-cell office:value-type="string">
            <text:p>Confitébor tibi in cíthara, Deus, Deus meus: * quare tristis es, ánima mea? et quare contúrbas me?</text:p>
          </table:table-cell>
          <table:table-cell table:formula="of:=[.B781]=[.A7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pera in Deo, quóniam adhuc confitébor illi: * salutáre vultus mei, et Deus meus.</text:p>
          </table:table-cell>
          <table:table-cell office:value-type="string">
            <text:p>Spera in Deo, quóniam adhuc confitébor illi: * salutáre vultus mei, et Deus meus.</text:p>
          </table:table-cell>
          <table:table-cell table:formula="of:=[.B782]=[.A7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3 i</text:p>
          </table:table-cell>
          <table:table-cell office:value-type="string">
            <text:p>Psalmus 43. i. Deus auribus</text:p>
          </table:table-cell>
          <table:table-cell table:formula="of:=[.B783]=[.A78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áuribus nostris audívimus: * patres nostri annuntiavérunt nobis.</text:p>
          </table:table-cell>
          <table:table-cell office:value-type="string">
            <text:p>Deus, áuribus nostris audívimus: * patres nostri annuntiavérunt nobis.</text:p>
          </table:table-cell>
          <table:table-cell table:formula="of:=[.B784]=[.A7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pus, quod operátus es in diébus eórum, * et in diébus antíquis.</text:p>
          </table:table-cell>
          <table:table-cell office:value-type="string">
            <text:p>Opus, quod operátus es in diébus eórum, * et in diébus antíquis.</text:p>
          </table:table-cell>
          <table:table-cell table:formula="of:=[.B785]=[.A7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nus tua gentes dispérdidit, et plantásti eos: * afflixísti pópulos, et expulísti eos.</text:p>
          </table:table-cell>
          <table:table-cell office:value-type="string">
            <text:p>Manus tua gentes dispérdidit, et plantásti eos: * afflixísti pópulos, et expulísti eos.</text:p>
          </table:table-cell>
          <table:table-cell table:formula="of:=[.B786]=[.A7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c enim in gládio suo possedérunt terram, * et bráchium eórum non salvávit eos:</text:p>
          </table:table-cell>
          <table:table-cell office:value-type="string">
            <text:p>Nec enim in gládio suo possedérunt terram, * et bráchium eórum non salvávit eos:</text:p>
          </table:table-cell>
          <table:table-cell table:formula="of:=[.B787]=[.A7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d déxtera tua, et bráchium tuum, et illuminátio vultus tui: * quóniam complacuísti in eis.</text:p>
          </table:table-cell>
          <table:table-cell office:value-type="string">
            <text:p>Sed déxtera tua, et bráchium tuum, et illuminátio vultus tui, * quóniam complacuísti in eis.</text:p>
          </table:table-cell>
          <table:table-cell table:formula="of:=[.B788]=[.A78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 es ipse Rex meus et Deus meus: * qui mandas salútes Jacob.</text:p>
          </table:table-cell>
          <table:table-cell office:value-type="string">
            <text:p>Tu es ipse Rex meus et Deus meus: * qui mandas salútes Jacob.</text:p>
          </table:table-cell>
          <table:table-cell table:formula="of:=[.B789]=[.A7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te inimícos nostros ventilábimus cornu: * et in nómine tuo spernémus insurgéntes in nobis.</text:p>
          </table:table-cell>
          <table:table-cell office:value-type="string">
            <text:p>In te inimícos nostros ventilábimus cornu: * et in nómine tuo spernémus insurgéntes in nobis.</text:p>
          </table:table-cell>
          <table:table-cell table:formula="of:=[.B790]=[.A7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enim in arcu meo sperábo: * et gládius meus non salvábit me.</text:p>
          </table:table-cell>
          <table:table-cell office:value-type="string">
            <text:p>Non enim in arcu meo sperábo: * et gládius meus non salvábit me.</text:p>
          </table:table-cell>
          <table:table-cell table:formula="of:=[.B791]=[.A7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lvásti enim nos de affligéntibus nos: * et odiéntes nos confudísti.</text:p>
          </table:table-cell>
          <table:table-cell office:value-type="string">
            <text:p>Salvásti enim nos de affligéntibus nos: * et odiéntes nos confudísti.</text:p>
          </table:table-cell>
          <table:table-cell table:formula="of:=[.B792]=[.A7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Deo laudábimur tota die: * et in nómine tuo confitébimur in sæculum.</text:p>
          </table:table-cell>
          <table:table-cell office:value-type="string">
            <text:p>In Deo laudábimur tota die: * et in nómine tuo confitébimur in sæculum.</text:p>
          </table:table-cell>
          <table:table-cell table:formula="of:=[.B793]=[.A7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3 ii</text:p>
          </table:table-cell>
          <table:table-cell office:value-type="string">
            <text:p>Psalmus 43. ii. Nunc autem repulisti</text:p>
          </table:table-cell>
          <table:table-cell table:formula="of:=[.B794]=[.A79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unc autem repulísti et confudísti nos: * et non egrediéris, Deus, in virtútibus nostris.</text:p>
          </table:table-cell>
          <table:table-cell office:value-type="string">
            <text:p>Nunc autem repulísti et confudísti nos: * et non egrediéris, Deus, in virtútibus nostris.</text:p>
          </table:table-cell>
          <table:table-cell table:formula="of:=[.B795]=[.A7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vertísti nos retrórsum post inimícos nostros: * et qui odérunt nos, diripiébant sibi.</text:p>
          </table:table-cell>
          <table:table-cell office:value-type="string">
            <text:p>Avertísti nos retrórsum post inimícos nostros: * et qui odérunt nos, diripiébant sibi.</text:p>
          </table:table-cell>
          <table:table-cell table:formula="of:=[.B796]=[.A7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dísti nos tamquam oves escárum: * et in géntibus dispersísti nos.</text:p>
          </table:table-cell>
          <table:table-cell office:value-type="string">
            <text:p>Dedísti nos tamquam oves escárum: * et in Géntibus dispersísti nos.</text:p>
          </table:table-cell>
          <table:table-cell table:formula="of:=[.B797]=[.A79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endidísti pópulum tuum sine prétio: * et non fuit multitúdo in commutatiónibus eórum.</text:p>
          </table:table-cell>
          <table:table-cell office:value-type="string">
            <text:p>Vendidísti pópulum tuum sine prétio: * et non fuit multitúdo in commutatiónibus eórum.</text:p>
          </table:table-cell>
          <table:table-cell table:formula="of:=[.B798]=[.A7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suísti nos oppróbrium vicínis nostris, * subsannatiónem et derísum his, qui sunt in circúitu nostro.</text:p>
          </table:table-cell>
          <table:table-cell office:value-type="string">
            <text:p>Posuísti nos oppróbrium vicínis nostris, * subsannatiónem et derísum his, qui sunt in circúitu nostro.</text:p>
          </table:table-cell>
          <table:table-cell table:formula="of:=[.B799]=[.A7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suísti nos in similitúdinem géntibus: * commotiónem cápitis in pópulis.</text:p>
          </table:table-cell>
          <table:table-cell office:value-type="string">
            <text:p>Posuísti nos in similitúdinem Géntibus: * commotiónem cápitis in pópulis.</text:p>
          </table:table-cell>
          <table:table-cell table:formula="of:=[.B800]=[.A80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ota die verecúndia mea contra me est, * et confúsio faciéi meæ coopéruit me.</text:p>
          </table:table-cell>
          <table:table-cell office:value-type="string">
            <text:p>Tota die verecúndia mea contra me est, * et confúsio faciéi meæ coopéruit me.</text:p>
          </table:table-cell>
          <table:table-cell table:formula="of:=[.B801]=[.A8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voce exprobrántis, et obloquéntis: * a fácie inimíci, et persequéntis.</text:p>
          </table:table-cell>
          <table:table-cell office:value-type="string">
            <text:p>A voce exprobrántis, et obloquéntis: * a fácie inimíci, et persequéntis.</text:p>
          </table:table-cell>
          <table:table-cell table:formula="of:=[.B802]=[.A8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æc ómnia venérunt super nos, nec oblíti sumus te: * et iníque non égimus in testaménto tuo.</text:p>
          </table:table-cell>
          <table:table-cell office:value-type="string">
            <text:p>Hæc ómnia venérunt super nos, nec oblíti sumus te: * et iníque non égimus in testaménto tuo.</text:p>
          </table:table-cell>
          <table:table-cell table:formula="of:=[.B803]=[.A8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non recéssit retro cor nostrum: * et declinásti sémitas nostras a via tua:</text:p>
          </table:table-cell>
          <table:table-cell office:value-type="string">
            <text:p>Et non recéssit retro cor nostrum: * et declinásti sémitas nostras a via tua:</text:p>
          </table:table-cell>
          <table:table-cell table:formula="of:=[.B804]=[.A8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humiliásti nos in loco afflictiónis, * et coopéruit nos umbra mortis.</text:p>
          </table:table-cell>
          <table:table-cell office:value-type="string">
            <text:p>Quóniam humiliásti nos in loco afflictiónis, * et coopéruit nos umbra mortis.</text:p>
          </table:table-cell>
          <table:table-cell table:formula="of:=[.B805]=[.A8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3 iii</text:p>
          </table:table-cell>
          <table:table-cell office:value-type="string">
            <text:p>Psalmus 43. iii. Si obliti sumus</text:p>
          </table:table-cell>
          <table:table-cell table:formula="of:=[.B806]=[.A80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 oblíti sumus nomen Dei nostri, * et si expándimus manus nostras ad deum aliénum:</text:p>
          </table:table-cell>
          <table:table-cell office:value-type="string">
            <text:p>Si oblíti sumus nomen Dei nostri, * et si expándimus manus nostras ad deum aliénum:</text:p>
          </table:table-cell>
          <table:table-cell table:formula="of:=[.B807]=[.A8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ne Deus requíret ista? * ipse enim novit abscóndita cordis.</text:p>
          </table:table-cell>
          <table:table-cell office:value-type="string">
            <text:p>Nonne Deus requíret ista? * ipse enim novit abscóndita cordis.</text:p>
          </table:table-cell>
          <table:table-cell table:formula="of:=[.B808]=[.A8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propter te mortificámur tota die: * æstimáti sumus sicut oves occisiónis.</text:p>
          </table:table-cell>
          <table:table-cell office:value-type="string">
            <text:p>Quóniam propter te mortificámur tota die: * æstimáti sumus sicut oves occisiónis.</text:p>
          </table:table-cell>
          <table:table-cell table:formula="of:=[.B809]=[.A8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rge, quare obdórmis, Dómine? * exsúrge, et ne repéllas in finem.</text:p>
          </table:table-cell>
          <table:table-cell office:value-type="string">
            <text:p>Exsúrge, quare obdórmis, Dómine? * exsúrge, et ne repéllas in finem.</text:p>
          </table:table-cell>
          <table:table-cell table:formula="of:=[.B810]=[.A8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are fáciem tuam avértis, * oblivísceris inópiæ nostræ, et tribulatiónis nostræ?</text:p>
          </table:table-cell>
          <table:table-cell office:value-type="string">
            <text:p>Quare fáciem tuam avértis,* oblivísceris inópiæ nostræ, et tribulatiónis nostræ?</text:p>
          </table:table-cell>
          <table:table-cell table:formula="of:=[.B811]=[.A8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humiliáta est in púlvere ánima nostra: * conglutinátus est in terra venter noster.</text:p>
          </table:table-cell>
          <table:table-cell office:value-type="string">
            <text:p>Quóniam humiliáta est in púlvere ánima nostra: * conglutinátus est in terra venter noster.</text:p>
          </table:table-cell>
          <table:table-cell table:formula="of:=[.B812]=[.A8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rge, Dómine, ádjuva nos: * et rédime nos propter nomen tuum.</text:p>
          </table:table-cell>
          <table:table-cell office:value-type="string">
            <text:p>Exsúrge, Dómine, ádjuva nos: * et rédime nos propter nomen tuum.</text:p>
          </table:table-cell>
          <table:table-cell table:formula="of:=[.B813]=[.A8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4 i</text:p>
          </table:table-cell>
          <table:table-cell office:value-type="string">
            <text:p>Psalmus 44. i. Eructavit cor meum</text:p>
          </table:table-cell>
          <table:table-cell table:formula="of:=[.B814]=[.A81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ructávit cor meum verbum bonum: * dico ego ópera mea Regi.</text:p>
          </table:table-cell>
          <table:table-cell office:value-type="string">
            <text:p>Eructávit cor meum verbum bonum: * dico ego ópera mea Regi.</text:p>
          </table:table-cell>
          <table:table-cell table:formula="of:=[.B815]=[.A8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ingua mea cálamus scribæ: * velóciter scribéntis.</text:p>
          </table:table-cell>
          <table:table-cell office:value-type="string">
            <text:p>Lingua mea cálamus scribæ: * velóciter scribéntis.</text:p>
          </table:table-cell>
          <table:table-cell table:formula="of:=[.B816]=[.A8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peciósus forma præ fíliis hóminum, diffúsa est grátia in lábiis tuis: * proptérea benedíxit te Deus in ætérnum.</text:p>
          </table:table-cell>
          <table:table-cell office:value-type="string">
            <text:p>Speciósus forma præ fíliis hóminum, diffúsa est grátia in lábiis tuis: * proptérea benedíxit te Deus in ætérnum.</text:p>
          </table:table-cell>
          <table:table-cell table:formula="of:=[.B817]=[.A8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ccíngere gládio tuo super femur tuum, * potentíssime.</text:p>
          </table:table-cell>
          <table:table-cell office:value-type="string">
            <text:p>Accíngere gládio tuo super femur tuum, * potentíssime.</text:p>
          </table:table-cell>
          <table:table-cell table:formula="of:=[.B818]=[.A8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pécie tua et pulchritúdine tua: * inténde, próspere procéde, et regna.</text:p>
          </table:table-cell>
          <table:table-cell office:value-type="string">
            <text:p>Spécie tua et pulchritúdine tua: * inténde, próspere procéde, et regna.</text:p>
          </table:table-cell>
          <table:table-cell table:formula="of:=[.B819]=[.A8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ter veritátem, et mansuetúdinem, et justítiam: * et dedúcet te mirabíliter déxtera tua.</text:p>
          </table:table-cell>
          <table:table-cell office:value-type="string">
            <text:p>Propter veritátem, et mansuetúdinem, et justítiam: * et dedúcet te mirabíliter déxtera tua.</text:p>
          </table:table-cell>
          <table:table-cell table:formula="of:=[.B820]=[.A8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gíttæ tuæ acútæ, pópuli sub te cadent: * in corda inimicórum Regis.</text:p>
          </table:table-cell>
          <table:table-cell office:value-type="string">
            <text:p>Sagíttæ tuæ acútæ, pópuli sub te cadent: * in corda inimicórum Regis.</text:p>
          </table:table-cell>
          <table:table-cell table:formula="of:=[.B821]=[.A8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des tua, Deus, in sæculum sæculi: * virga directiónis virga regni tui.</text:p>
          </table:table-cell>
          <table:table-cell office:value-type="string">
            <text:p>Sedes tua, Deus, in sæculum sæculi: * virga directiónis virga regni tui.</text:p>
          </table:table-cell>
          <table:table-cell table:formula="of:=[.B822]=[.A8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lexísti justítiam, et odísti iniquitátem: * proptérea unxit te, Deus, Deus tuus, óleo lætítiæ præ consórtibus tuis.</text:p>
          </table:table-cell>
          <table:table-cell office:value-type="string">
            <text:p>Dilexísti justítiam, et odísti iniquitátem: * proptérea unxit te, Deus, Deus tuus, óleo lætítiæ præ consórtibus tuis.</text:p>
          </table:table-cell>
          <table:table-cell table:formula="of:=[.B823]=[.A8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yrrha, et gutta, et cásia a vestiméntis tuis, a dómibus ebúrneis: * ex quibus delectavérunt te fíliæ regum in honóre tuo.</text:p>
          </table:table-cell>
          <table:table-cell office:value-type="string">
            <text:p>Myrrha, et gutta, et cásia a vestiméntis tuis, a dómibus ebúrneis: * ex quibus delectavérunt te fíliæ regum in honóre tuo.</text:p>
          </table:table-cell>
          <table:table-cell table:formula="of:=[.B824]=[.A8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stitit regína a dextris tuis in vestítu deauráto: * circúmdata varietáte.</text:p>
          </table:table-cell>
          <table:table-cell office:value-type="string">
            <text:p>Astitit regína a dextris tuis in vestítu deauráto: * circúmdata varietáte.</text:p>
          </table:table-cell>
          <table:table-cell table:formula="of:=[.B825]=[.A82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44 ii</text:p>
          </table:table-cell>
          <table:table-cell office:value-type="string">
            <text:p>Psalmus 44. ii. Audi, filia</text:p>
          </table:table-cell>
          <table:table-cell table:formula="of:=[.B826]=[.A82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udi, fília, et vide, et inclína aurem tuam: * et oblivíscere pópulum tuum, et domum patris tui.</text:p>
          </table:table-cell>
          <table:table-cell office:value-type="string">
            <text:p>Audi, fília, et vide, et inclína aurem tuam: * et oblivíscere pópulum tuum, et domum patris tui.</text:p>
          </table:table-cell>
          <table:table-cell table:formula="of:=[.B827]=[.A8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oncupíscet Rex decórem tuum: * quóniam ipse est Dóminus Deus tuus, et adorábunt eum.</text:p>
          </table:table-cell>
          <table:table-cell office:value-type="string">
            <text:p>Et concupíscet Rex decórem tuum: * quóniam ipse est Dóminus Deus tuus, et adorábunt eum.</text:p>
          </table:table-cell>
          <table:table-cell table:formula="of:=[.B828]=[.A8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fíliæ Tyri in munéribus * vultum tuum deprecabúntur: omnes dívites plebis.</text:p>
          </table:table-cell>
          <table:table-cell office:value-type="string">
            <text:p>Et fíliæ Tyri in munéribus * vultum tuum deprecabúntur: omnes dívites plebis.</text:p>
          </table:table-cell>
          <table:table-cell table:formula="of:=[.B829]=[.A8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mnis glória ejus fíliæ Regis ab intus, * in fímbriis áureis circumamícta varietátibus.</text:p>
          </table:table-cell>
          <table:table-cell office:value-type="string">
            <text:p>Omnis glória ejus fíliæ Regis ab intus, * in fímbriis áureis circumamícta varietátibus.</text:p>
          </table:table-cell>
          <table:table-cell table:formula="of:=[.B830]=[.A8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ducéntur Regi vírgines post eam: * próximæ ejus afferéntur tibi.</text:p>
          </table:table-cell>
          <table:table-cell office:value-type="string">
            <text:p>Adducéntur Regi vírgines post eam: * próximæ ejus afferéntur tibi.</text:p>
          </table:table-cell>
          <table:table-cell table:formula="of:=[.B831]=[.A8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fferéntur in lætítia et exsultatióne: * adducéntur in templum Regis.</text:p>
          </table:table-cell>
          <table:table-cell office:value-type="string">
            <text:p>Afferéntur in lætítia et exsultatióne: * adducéntur in templum Regis.</text:p>
          </table:table-cell>
          <table:table-cell table:formula="of:=[.B832]=[.A8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 pátribus tuis nati sunt tibi fílii: * constítues eos príncipes super omnem terram.</text:p>
          </table:table-cell>
          <table:table-cell office:value-type="string">
            <text:p>Pro pátribus tuis nati sunt tibi fílii: * constítues eos príncipes super omnem terram.</text:p>
          </table:table-cell>
          <table:table-cell table:formula="of:=[.B833]=[.A8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émores erunt nóminis tui: * in omni generatióne et generatiónem.</text:p>
          </table:table-cell>
          <table:table-cell office:value-type="string">
            <text:p>Mémores erunt nóminis tui: * in omni generatióne et generatiónem.</text:p>
          </table:table-cell>
          <table:table-cell table:formula="of:=[.B834]=[.A8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térea pópuli confitebúntur tibi in ætérnum: * et in sæculum sæculi.</text:p>
          </table:table-cell>
          <table:table-cell office:value-type="string">
            <text:p>Proptérea pópuli confitebúntur tibi in ætérnum: * et in sæculum sæculi.</text:p>
          </table:table-cell>
          <table:table-cell table:formula="of:=[.B835]=[.A8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5</text:p>
          </table:table-cell>
          <table:table-cell office:value-type="string">
            <text:p>Psalmus 45. Deus noster refugium</text:p>
          </table:table-cell>
          <table:table-cell table:formula="of:=[.B836]=[.A83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 noster refúgium, et virtus: * adjútor in tribulatiónibus, quæ invenérunt nos nimis.</text:p>
          </table:table-cell>
          <table:table-cell office:value-type="string">
            <text:p>Deus noster refúgium, et virtus: * adjútor in tribulatiónibus, quæ invenérunt nos nimis.</text:p>
          </table:table-cell>
          <table:table-cell table:formula="of:=[.B837]=[.A8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térea non timébimus dum turbábitur terra: * et transferéntur montes in cor maris.</text:p>
          </table:table-cell>
          <table:table-cell office:value-type="string">
            <text:p>Proptérea non timébimus dum turbábitur terra: * et transferéntur montes in cor maris.</text:p>
          </table:table-cell>
          <table:table-cell table:formula="of:=[.B838]=[.A8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onuérunt, et turbátæ sunt aquæ eórum: * conturbáti sunt montes in fortitúdine ejus.</text:p>
          </table:table-cell>
          <table:table-cell office:value-type="string">
            <text:p>Sonuérunt, et turbátæ sunt aquæ eórum: * conturbáti sunt montes in fortitúdine ejus.</text:p>
          </table:table-cell>
          <table:table-cell table:formula="of:=[.B839]=[.A8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lúminis ímpetus lætíficat civitátem Dei: * sanctificávit tabernáculum suum Altíssimus.</text:p>
          </table:table-cell>
          <table:table-cell office:value-type="string">
            <text:p>Flúminis ímpetus lætíficat civitátem Dei: * sanctificávit tabernáculum suum Altíssimus.</text:p>
          </table:table-cell>
          <table:table-cell table:formula="of:=[.B840]=[.A8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in médio ejus, non commovébitur: * adjuvábit eam Deus mane dilúculo.</text:p>
          </table:table-cell>
          <table:table-cell office:value-type="string">
            <text:p>Deus in médio ejus, non commovébitur: * adjuvábit eam Deus mane dilúculo.</text:p>
          </table:table-cell>
          <table:table-cell table:formula="of:=[.B841]=[.A8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turbátæ sunt Gentes, et inclináta sunt regna: * dedit vocem suam, mota est terra.</text:p>
          </table:table-cell>
          <table:table-cell office:value-type="string">
            <text:p>Conturbátæ sunt Gentes, et inclináta sunt regna: * dedit vocem suam, mota est terra.</text:p>
          </table:table-cell>
          <table:table-cell table:formula="of:=[.B842]=[.A8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virtútum nobíscum: * suscéptor noster Deus Jacob.</text:p>
          </table:table-cell>
          <table:table-cell office:value-type="string">
            <text:p>Dóminus virtútum nobíscum: * suscéptor noster Deus Jacob.</text:p>
          </table:table-cell>
          <table:table-cell table:formula="of:=[.B843]=[.A8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níte, et vidéte ópera Dómini, quæ pósuit prodígia super terram: * áuferens bella usque ad finem terræ.</text:p>
          </table:table-cell>
          <table:table-cell office:value-type="string">
            <text:p>Veníte, et vidéte ópera Dómini, quæ pósuit prodígia super terram: * áuferens bella usque ad finem terræ.</text:p>
          </table:table-cell>
          <table:table-cell table:formula="of:=[.B844]=[.A8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rcum cónteret, et confrínget arma: * et scuta combúret igni.</text:p>
          </table:table-cell>
          <table:table-cell office:value-type="string">
            <text:p>Arcum cónteret, et confrínget arma: * et scuta combúret igni.</text:p>
          </table:table-cell>
          <table:table-cell table:formula="of:=[.B845]=[.A8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acáte, et vidéte quóniam ego sum Deus: * exaltábor in Géntibus, et exaltábor in terra.</text:p>
          </table:table-cell>
          <table:table-cell office:value-type="string">
            <text:p>Vacáte, et vidéte quóniam ego sum Deus: * exaltábor in Géntibus, et exaltábor in terra.</text:p>
          </table:table-cell>
          <table:table-cell table:formula="of:=[.B846]=[.A8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virtútum nobíscum: * suscéptor noster Deus Jacob.</text:p>
          </table:table-cell>
          <table:table-cell office:value-type="string">
            <text:p>Dóminus virtútum nobíscum: * suscéptor noster Deus Jacob.</text:p>
          </table:table-cell>
          <table:table-cell table:formula="of:=[.B847]=[.A8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6</text:p>
          </table:table-cell>
          <table:table-cell office:value-type="string">
            <text:p>Psalmus 46. Omnes Gentes</text:p>
          </table:table-cell>
          <table:table-cell table:formula="of:=[.B848]=[.A8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Omnes gentes, pláudite mánibus: * jubiláte Deo in voce exsultatiónis.</text:p>
          </table:table-cell>
          <table:table-cell office:value-type="string">
            <text:p>Omnes Gentes, pláudite mánibus: * jubiláte Deo in voce exsultatiónis.</text:p>
          </table:table-cell>
          <table:table-cell table:formula="of:=[.B849]=[.A84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Dóminus excélsus, terríbilis: * Rex magnus super omnem terram.</text:p>
          </table:table-cell>
          <table:table-cell office:value-type="string">
            <text:p>Quóniam Dóminus excélsus, terríbilis: * Rex magnus super omnem terram.</text:p>
          </table:table-cell>
          <table:table-cell table:formula="of:=[.B850]=[.A8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bjécit pópulos nobis: * et gentes sub pédibus nostris.</text:p>
          </table:table-cell>
          <table:table-cell office:value-type="string">
            <text:p>Subjécit pópulos nobis: * et Gentes sub pédibus nostris.</text:p>
          </table:table-cell>
          <table:table-cell table:formula="of:=[.B851]=[.A85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légit nobis hereditátem suam: * spéciem Jacob, quam diléxit.</text:p>
          </table:table-cell>
          <table:table-cell office:value-type="string">
            <text:p>Elégit nobis hereditátem suam: * spéciem Jacob, quam diléxit.</text:p>
          </table:table-cell>
          <table:table-cell table:formula="of:=[.B852]=[.A8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scéndit Deus in júbilo: * et Dóminus in voce tubæ.</text:p>
          </table:table-cell>
          <table:table-cell office:value-type="string">
            <text:p>Ascéndit Deus in júbilo: * et Dóminus in voce tubæ.</text:p>
          </table:table-cell>
          <table:table-cell table:formula="of:=[.B853]=[.A8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állite Deo nostro, psállite: * psállite Regi nostro, psállite.</text:p>
          </table:table-cell>
          <table:table-cell office:value-type="string">
            <text:p>Psállite Deo nostro, psállite: * psállite Regi nostro, psállite.</text:p>
          </table:table-cell>
          <table:table-cell table:formula="of:=[.B854]=[.A8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Rex omnis terræ Deus: * psállite sapiénter.</text:p>
          </table:table-cell>
          <table:table-cell office:value-type="string">
            <text:p>Quóniam Rex omnis terræ Deus: * psállite sapiénter.</text:p>
          </table:table-cell>
          <table:table-cell table:formula="of:=[.B855]=[.A8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gnábit Deus super gentes: * Deus sedet super sedem sanctam suam.</text:p>
          </table:table-cell>
          <table:table-cell office:value-type="string">
            <text:p>Regnábit Deus super Gentes: * Deus sedet super sedem sanctam suam.</text:p>
          </table:table-cell>
          <table:table-cell table:formula="of:=[.B856]=[.A85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ríncipes populórum congregáti sunt cum Deo Ábraham: * quóniam dii fortes terræ veheménter eleváti sunt.</text:p>
          </table:table-cell>
          <table:table-cell office:value-type="string">
            <text:p>Príncipes populórum congregáti sunt cum Deo Abraham: * quóniam dii fortes terræ veheménter eleváti sunt.</text:p>
          </table:table-cell>
          <table:table-cell table:formula="of:=[.B857]=[.A85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47</text:p>
          </table:table-cell>
          <table:table-cell office:value-type="string">
            <text:p>Psalmus 47. Magnus Dominus</text:p>
          </table:table-cell>
          <table:table-cell table:formula="of:=[.B858]=[.A85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agnus Dóminus, et laudábilis nimis * in civitáte Dei nostri,‡ in monte sancto ejus.</text:p>
          </table:table-cell>
          <table:table-cell office:value-type="string">
            <text:p>Magnus Dóminus, et laudábilis nimis * in civitáte Dei nostri, in monte sancto ejus.</text:p>
          </table:table-cell>
          <table:table-cell table:formula="of:=[.B859]=[.A85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undátur exsultatióne univérsæ terræ mons Sion, * látera Aquilónis, cívitas Regis magni.</text:p>
          </table:table-cell>
          <table:table-cell office:value-type="string">
            <text:p>Fundátur exsultatióne univérsæ terræ mons Sion, * látera Aquilónis, cívitas Regis magni.</text:p>
          </table:table-cell>
          <table:table-cell table:formula="of:=[.B860]=[.A8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in dómibus ejus cognoscétur: * cum suscípiet eam.</text:p>
          </table:table-cell>
          <table:table-cell office:value-type="string">
            <text:p>Deus in dómibus ejus cognoscétur: * cum suscípiet eam.</text:p>
          </table:table-cell>
          <table:table-cell table:formula="of:=[.B861]=[.A8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ecce reges terræ congregáti sunt: * convenérunt in unum.</text:p>
          </table:table-cell>
          <table:table-cell office:value-type="string">
            <text:p>Quóniam ecce reges terræ congregáti sunt: * convenérunt in unum.</text:p>
          </table:table-cell>
          <table:table-cell table:formula="of:=[.B862]=[.A8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psi vidéntes sic admiráti sunt, conturbáti sunt, commóti sunt: * tremor apprehéndit eos.</text:p>
          </table:table-cell>
          <table:table-cell office:value-type="string">
            <text:p>Ipsi vidéntes sic admiráti sunt, conturbáti sunt, commóti sunt: * tremor apprehéndit eos.</text:p>
          </table:table-cell>
          <table:table-cell table:formula="of:=[.B863]=[.A8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bi dolóres ut parturiéntis: * in spíritu veheménti cónteres naves Tharsis.</text:p>
          </table:table-cell>
          <table:table-cell office:value-type="string">
            <text:p>Ibi dolóres ut parturiéntis: * in spíritu veheménti cónteres naves Tharsis.</text:p>
          </table:table-cell>
          <table:table-cell table:formula="of:=[.B864]=[.A8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ut audívimus, sic vídimus in civitáte Dómini virtútum, in civitáte Dei nostri: * Deus fundávit eam in ætérnum.</text:p>
          </table:table-cell>
          <table:table-cell office:value-type="string">
            <text:p>Sicut audívimus, sic vídimus in civitáte Dómini virtútum, in civitáte Dei nostri: * Deus fundávit eam in ætérnum.</text:p>
          </table:table-cell>
          <table:table-cell table:formula="of:=[.B865]=[.A8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scépimus, Deus, misericórdiam tuam, * in médio templi tui.</text:p>
          </table:table-cell>
          <table:table-cell office:value-type="string">
            <text:p>Suscépimus, Deus, misericórdiam tuam, * in médio templi tui.</text:p>
          </table:table-cell>
          <table:table-cell table:formula="of:=[.B866]=[.A8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cúndum nomen tuum, Deus, sic et laus tua in fines terræ: * justítia plena est déxtera tua.</text:p>
          </table:table-cell>
          <table:table-cell office:value-type="string">
            <text:p>Secúndum nomen tuum, Deus, sic et laus tua in fines terræ: * justítia plena est déxtera tua.</text:p>
          </table:table-cell>
          <table:table-cell table:formula="of:=[.B867]=[.A8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étur mons Sion, et exsúltent fíliæ Judæ: * propter judícia tua, Dómine.</text:p>
          </table:table-cell>
          <table:table-cell office:value-type="string">
            <text:p>Lætétur mons Sion, et exsúltent fíliæ Judæ: * propter judícia tua, Dómine.</text:p>
          </table:table-cell>
          <table:table-cell table:formula="of:=[.B868]=[.A8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ircúmdate Sion, et complectímini eam: * narráte in túrribus ejus.</text:p>
          </table:table-cell>
          <table:table-cell office:value-type="string">
            <text:p>Circúmdate Sion, et complectímini eam: * narráte in túrribus ejus.</text:p>
          </table:table-cell>
          <table:table-cell table:formula="of:=[.B869]=[.A8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ónite corda vestra in virtúte ejus: * et distribúite domus ejus, ut enarrétis in progénie áltera.</text:p>
          </table:table-cell>
          <table:table-cell office:value-type="string">
            <text:p>Pónite corda vestra in virtúte ejus: * et distribúite domus ejus, ut enarrétis in progénie áltera.</text:p>
          </table:table-cell>
          <table:table-cell table:formula="of:=[.B870]=[.A8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hic est Deus, Deus noster in ætérnum et in sæculum sæculi: * ipse reget nos in sæcula.</text:p>
          </table:table-cell>
          <table:table-cell office:value-type="string">
            <text:p>Quóniam hic est Deus, Deus noster in ætérnum et in sæculum sæculi: * ipse reget nos in sæcula.</text:p>
          </table:table-cell>
          <table:table-cell table:formula="of:=[.B871]=[.A8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8 i</text:p>
          </table:table-cell>
          <table:table-cell office:value-type="string">
            <text:p>Psalmus 48. i. Audite hæc, omnes</text:p>
          </table:table-cell>
          <table:table-cell table:formula="of:=[.B872]=[.A87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udíte hæc, omnes Gentes: * áuribus percípite omnes, qui habitátis orbem:</text:p>
          </table:table-cell>
          <table:table-cell office:value-type="string">
            <text:p>Audíte hæc, omnes Gentes: * áuribus percípite omnes, qui habitátis orbem:</text:p>
          </table:table-cell>
          <table:table-cell table:formula="of:=[.B873]=[.A8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que terrígenæ, et fílii hóminum: * simul in unum dives et pauper.</text:p>
          </table:table-cell>
          <table:table-cell office:value-type="string">
            <text:p>Quique terrígenæ, et fílii hóminum: * simul in unum dives et pauper.</text:p>
          </table:table-cell>
          <table:table-cell table:formula="of:=[.B874]=[.A8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s meum loquétur sapiéntiam: * et meditátio cordis mei prudéntiam.</text:p>
          </table:table-cell>
          <table:table-cell office:value-type="string">
            <text:p>Os meum loquétur sapiéntiam: * et meditátio cordis mei prudéntiam.</text:p>
          </table:table-cell>
          <table:table-cell table:formula="of:=[.B875]=[.A8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clinábo in parábolam aurem meam: * apériam in psaltério propositiónem meam.</text:p>
          </table:table-cell>
          <table:table-cell office:value-type="string">
            <text:p>Inclinábo in parábolam aurem meam: * apériam in psaltério propositiónem meam.</text:p>
          </table:table-cell>
          <table:table-cell table:formula="of:=[.B876]=[.A8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r timébo in die mala? * iníquitas calcánei mei circúmdabit me:</text:p>
          </table:table-cell>
          <table:table-cell office:value-type="string">
            <text:p>Cur timébo in die mala? * iníquitas calcánei mei circúmdabit me:</text:p>
          </table:table-cell>
          <table:table-cell table:formula="of:=[.B877]=[.A8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confídunt in virtúte sua: * et in multitúdine divitiárum suárum gloriántur.</text:p>
          </table:table-cell>
          <table:table-cell office:value-type="string">
            <text:p>Qui confídunt in virtúte sua: * et in multitúdine divitiárum suárum gloriántur.</text:p>
          </table:table-cell>
          <table:table-cell table:formula="of:=[.B878]=[.A8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rater non rédimit, rédimet homo: * non dabit Deo placatiónem suam.</text:p>
          </table:table-cell>
          <table:table-cell office:value-type="string">
            <text:p>Frater non rédimit, rédimet homo: * non dabit Deo placatiónem suam.</text:p>
          </table:table-cell>
          <table:table-cell table:formula="of:=[.B879]=[.A8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rétium redemptiónis ánimæ suæ: * et laborábit in ætérnum, et vivet adhuc in finem.</text:p>
          </table:table-cell>
          <table:table-cell office:value-type="string">
            <text:p>Et prétium redemptiónis ánimæ suæ: * et laborábit in ætérnum, et vivet adhuc in finem.</text:p>
          </table:table-cell>
          <table:table-cell table:formula="of:=[.B880]=[.A8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vidébit intéritum, cum víderit sapiéntes moriéntes: * simul insípiens, et stultus períbunt.</text:p>
          </table:table-cell>
          <table:table-cell office:value-type="string">
            <text:p>Non vidébit intéritum, cum víderit sapiéntes moriéntes: * simul insípiens, et stultus períbunt.</text:p>
          </table:table-cell>
          <table:table-cell table:formula="of:=[.B881]=[.A8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elínquent aliénis divítias suas: * et sepúlcra eórum domus illórum in ætérnum.</text:p>
          </table:table-cell>
          <table:table-cell office:value-type="string">
            <text:p>Et relínquent aliénis divítias suas: * et sepúlcra eórum domus illórum in ætérnum.</text:p>
          </table:table-cell>
          <table:table-cell table:formula="of:=[.B882]=[.A8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abernácula eórum in progénie et progénie: * vocavérunt nómina sua in terris suis.</text:p>
          </table:table-cell>
          <table:table-cell office:value-type="string">
            <text:p>Tabernácula eórum in progénie et progénie: * vocavérunt nómina sua in terris suis.</text:p>
          </table:table-cell>
          <table:table-cell table:formula="of:=[.B883]=[.A8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homo, cum in honóre esset, non intelléxit: * comparátus est juméntis insipiéntibus, et símilis factus est illis.</text:p>
          </table:table-cell>
          <table:table-cell office:value-type="string">
            <text:p>Et homo, cum in honóre esset, non intelléxit: * comparátus est juméntis insipiéntibus, et símilis factus est illis.</text:p>
          </table:table-cell>
          <table:table-cell table:formula="of:=[.B884]=[.A8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8 ii</text:p>
          </table:table-cell>
          <table:table-cell office:value-type="string">
            <text:p>Psalmus 48. ii. Hæc via illorum</text:p>
          </table:table-cell>
          <table:table-cell table:formula="of:=[.B885]=[.A88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Hæc via illórum scándalum ipsis: * et póstea in ore suo complacébunt.</text:p>
          </table:table-cell>
          <table:table-cell office:value-type="string">
            <text:p>Hæc via illórum scándalum ipsis: * et póstea in ore suo complacébunt.</text:p>
          </table:table-cell>
          <table:table-cell table:formula="of:=[.B886]=[.A8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ut oves in inférno pósiti sunt: * mors depáscet eos.</text:p>
          </table:table-cell>
          <table:table-cell office:value-type="string">
            <text:p>Sicut oves in inférno pósiti sunt: * mors depáscet eos.</text:p>
          </table:table-cell>
          <table:table-cell table:formula="of:=[.B887]=[.A8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ominabúntur eórum justi in matutíno: * et auxílium eórum veteráscet in inférno a glória eórum.</text:p>
          </table:table-cell>
          <table:table-cell office:value-type="string">
            <text:p>Et dominabúntur eórum justi in matutíno: * et auxílium eórum veteráscet in inférno a glória eórum.</text:p>
          </table:table-cell>
          <table:table-cell table:formula="of:=[.B888]=[.A8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úmtamen Deus rédimet ánimam meam de manu ínferi: * cum accéperit me.</text:p>
          </table:table-cell>
          <table:table-cell office:value-type="string">
            <text:p>Verúmtamen Deus rédimet ánimam meam de manu ínferi: * cum accéperit me.</text:p>
          </table:table-cell>
          <table:table-cell table:formula="of:=[.B889]=[.A8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timúeris, cum dives factus fúerit homo: * et cum multiplicáta fúerit glória domus ejus.</text:p>
          </table:table-cell>
          <table:table-cell office:value-type="string">
            <text:p>Ne timúeris, cum dives factus fúerit homo: * et cum multiplicáta fúerit glória domus ejus.</text:p>
          </table:table-cell>
          <table:table-cell table:formula="of:=[.B890]=[.A8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cum interíerit, non sumet ómnia: * neque descéndet cum eo glória ejus.</text:p>
          </table:table-cell>
          <table:table-cell office:value-type="string">
            <text:p>Quóniam cum interíerit, non sumet ómnia: * neque descéndet cum eo glória ejus.</text:p>
          </table:table-cell>
          <table:table-cell table:formula="of:=[.B891]=[.A8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ánima ejus in vita ipsíus benedicétur: * confitébitur tibi cum beneféceris ei.</text:p>
          </table:table-cell>
          <table:table-cell office:value-type="string">
            <text:p>Quia ánima ejus in vita ipsíus benedicétur: * confitébitur tibi cum beneféceris ei.</text:p>
          </table:table-cell>
          <table:table-cell table:formula="of:=[.B892]=[.A8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troíbit usque in progénies patrum suórum: * et usque in ætérnum non vidébit lumen.</text:p>
          </table:table-cell>
          <table:table-cell office:value-type="string">
            <text:p>Introíbit usque in progénies patrum suórum: * et usque in ætérnum non vidébit lumen.</text:p>
          </table:table-cell>
          <table:table-cell table:formula="of:=[.B893]=[.A8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omo, cum in honóre esset, non intelléxit: * comparátus est juméntis insipiéntibus, et símilis factus est illis.</text:p>
          </table:table-cell>
          <table:table-cell office:value-type="string">
            <text:p>Homo, cum in honóre esset, non intelléxit: * comparátus est juméntis insipiéntibus, et símilis factus est illis.</text:p>
          </table:table-cell>
          <table:table-cell table:formula="of:=[.B894]=[.A8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9 i</text:p>
          </table:table-cell>
          <table:table-cell office:value-type="string">
            <text:p>Psalmus 49. i. Deus deorum</text:p>
          </table:table-cell>
          <table:table-cell table:formula="of:=[.B895]=[.A89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 deórum, Dóminus locútus est: *‡ et vocávit terram,</text:p>
          </table:table-cell>
          <table:table-cell office:value-type="string">
            <text:p>Deus deórum, Dóminus locútus est: * et vocávit terram,</text:p>
          </table:table-cell>
          <table:table-cell table:formula="of:=[.B896]=[.A89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 solis ortu usque ad occásum: * ex Sion spécies decóris ejus.</text:p>
          </table:table-cell>
          <table:table-cell office:value-type="string">
            <text:p>A solis ortu usque ad occásum: * ex Sion spécies decóris ejus.</text:p>
          </table:table-cell>
          <table:table-cell table:formula="of:=[.B897]=[.A8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maniféste véniet: * Deus noster et non silébit.</text:p>
          </table:table-cell>
          <table:table-cell office:value-type="string">
            <text:p>Deus maniféste véniet: * Deus noster et non silébit.</text:p>
          </table:table-cell>
          <table:table-cell table:formula="of:=[.B898]=[.A8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gnis in conspéctu ejus exardéscet: * et in circúitu ejus tempéstas válida.</text:p>
          </table:table-cell>
          <table:table-cell office:value-type="string">
            <text:p>Ignis in conspéctu ejus exardéscet: * et in circúitu ejus tempéstas válida.</text:p>
          </table:table-cell>
          <table:table-cell table:formula="of:=[.B899]=[.A8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vocábit cælum desúrsum: * et terram discérnere pópulum suum.</text:p>
          </table:table-cell>
          <table:table-cell office:value-type="string">
            <text:p>Advocábit cælum desúrsum: * et terram discérnere pópulum suum.</text:p>
          </table:table-cell>
          <table:table-cell table:formula="of:=[.B900]=[.A9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gregáte illi sanctos ejus: * qui órdinant testaméntum ejus super sacrifícia.</text:p>
          </table:table-cell>
          <table:table-cell office:value-type="string">
            <text:p>Congregáte illi sanctos ejus: * qui órdinant testaméntum ejus super sacrifícia.</text:p>
          </table:table-cell>
          <table:table-cell table:formula="of:=[.B901]=[.A9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nnuntiábunt cæli justítiam ejus: * quóniam Deus judex est.</text:p>
          </table:table-cell>
          <table:table-cell office:value-type="string">
            <text:p>Et annuntiábunt cæli justítiam ejus: * quóniam Deus judex est.</text:p>
          </table:table-cell>
          <table:table-cell table:formula="of:=[.B902]=[.A9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di, pópulus meus, et loquar: Israël, et testificábor tibi: * Deus, Deus tuus ego sum.</text:p>
          </table:table-cell>
          <table:table-cell office:value-type="string">
            <text:p>Audi, pópulus meus, et loquar: Israël, et testificábor tibi: * Deus, Deus tuus ego sum.</text:p>
          </table:table-cell>
          <table:table-cell table:formula="of:=[.B903]=[.A9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in sacrifíciis tuis árguam te: * holocáusta autem tua in conspéctu meo sunt semper.</text:p>
          </table:table-cell>
          <table:table-cell office:value-type="string">
            <text:p>Non in sacrifíciis tuis árguam te: * holocáusta autem tua in conspéctu meo sunt semper.</text:p>
          </table:table-cell>
          <table:table-cell table:formula="of:=[.B904]=[.A9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accípiam de domo tua vítulos: * neque de grégibus tuis hircos.</text:p>
          </table:table-cell>
          <table:table-cell office:value-type="string">
            <text:p>Non accípiam de domo tua vítulos: * neque de grégibus tuis hircos.</text:p>
          </table:table-cell>
          <table:table-cell table:formula="of:=[.B905]=[.A9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meæ sunt omnes feræ silvárum: * juménta in móntibus et boves.</text:p>
          </table:table-cell>
          <table:table-cell office:value-type="string">
            <text:p>Quóniam meæ sunt omnes feræ silvárum: * juménta in móntibus et boves.</text:p>
          </table:table-cell>
          <table:table-cell table:formula="of:=[.B906]=[.A9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gnóvi ómnia volatília cæli: * et pulchritúdo agri mecum est.</text:p>
          </table:table-cell>
          <table:table-cell office:value-type="string">
            <text:p>Cognóvi ómnia volatília cæli: * et pulchritúdo agri mecum est.</text:p>
          </table:table-cell>
          <table:table-cell table:formula="of:=[.B907]=[.A9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esuríero, non dicam tibi: * meus est enim orbis terræ, et plenitúdo ejus.</text:p>
          </table:table-cell>
          <table:table-cell office:value-type="string">
            <text:p>Si esuríero, non dicam tibi: * meus est enim orbis terræ, et plenitúdo ejus.</text:p>
          </table:table-cell>
          <table:table-cell table:formula="of:=[.B908]=[.A9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umquid manducábo carnes taurórum? * aut sánguinem hircórum potábo?</text:p>
          </table:table-cell>
          <table:table-cell office:value-type="string">
            <text:p>Numquid manducábo carnes taurórum? * aut sánguinem hircórum potábo?</text:p>
          </table:table-cell>
          <table:table-cell table:formula="of:=[.B909]=[.A9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Ímmola Deo sacrifícium laudis: * et redde Altíssimo vota tua.</text:p>
          </table:table-cell>
          <table:table-cell office:value-type="string">
            <text:p>Immola Deo sacrifícium laudis: * et redde Altíssimo vota tua.</text:p>
          </table:table-cell>
          <table:table-cell table:formula="of:=[.B910]=[.A91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ínvoca me in die tribulatiónis: * éruam te, et honorificábis me.</text:p>
          </table:table-cell>
          <table:table-cell office:value-type="string">
            <text:p>Et ínvoca me in die tribulatiónis: * éruam te, et honorificábis me.</text:p>
          </table:table-cell>
          <table:table-cell table:formula="of:=[.B911]=[.A9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49 ii</text:p>
          </table:table-cell>
          <table:table-cell office:value-type="string">
            <text:p>Psalmus 49. ii. Peccatori autem</text:p>
          </table:table-cell>
          <table:table-cell table:formula="of:=[.B912]=[.A91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eccatóri autem dixit Deus: * Quare tu enárras justítias meas, et assúmis testaméntum meum per os tuum?</text:p>
          </table:table-cell>
          <table:table-cell office:value-type="string">
            <text:p>Peccatóri autem dixit Deus: * Quare tu enárras justítias meas, et assúmis testaméntum meum per os tuum?</text:p>
          </table:table-cell>
          <table:table-cell table:formula="of:=[.B913]=[.A9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vero odísti disciplínam: * et projecísti sermónes meos retrórsum:</text:p>
          </table:table-cell>
          <table:table-cell office:value-type="string">
            <text:p>Tu vero odísti disciplínam: * et projecísti sermónes meos retrórsum:</text:p>
          </table:table-cell>
          <table:table-cell table:formula="of:=[.B914]=[.A9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vidébas furem, currébas cum eo: * et cum adúlteris portiónem tuam ponébas.</text:p>
          </table:table-cell>
          <table:table-cell office:value-type="string">
            <text:p>Si vidébas furem, currébas cum eo: * et cum adúlteris portiónem tuam ponébas.</text:p>
          </table:table-cell>
          <table:table-cell table:formula="of:=[.B915]=[.A9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s tuum abundávit malítia: * et lingua tua concinnábat dolos.</text:p>
          </table:table-cell>
          <table:table-cell office:value-type="string">
            <text:p>Os tuum abundávit malítia: * et lingua tua concinnábat dolos.</text:p>
          </table:table-cell>
          <table:table-cell table:formula="of:=[.B916]=[.A9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dens advérsus fratrem tuum loquebáris, et advérsus fílium matris tuæ ponébas scándalum: * hæc fecísti, et tácui.</text:p>
          </table:table-cell>
          <table:table-cell office:value-type="string">
            <text:p>Sedens advérsus fratrem tuum loquebáris, et advérsus fílium matris tuæ ponébas scándalum: * hæc fecísti, et tácui.</text:p>
          </table:table-cell>
          <table:table-cell table:formula="of:=[.B917]=[.A9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istimásti, iníque, quod ero tui símilis: * árguam te, et státuam contra fáciem tuam.</text:p>
          </table:table-cell>
          <table:table-cell office:value-type="string">
            <text:p>Existimásti, iníque, quod ero tui símilis: * árguam te, et státuam contra fáciem tuam.</text:p>
          </table:table-cell>
          <table:table-cell table:formula="of:=[.B918]=[.A9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tellígite hæc, qui obliviscímini Deum: * nequándo rápiat, et non sit qui erípiat.</text:p>
          </table:table-cell>
          <table:table-cell office:value-type="string">
            <text:p>Intellígite hæc, qui obliviscímini Deum: * nequándo rápiat, et non sit qui erípiat.</text:p>
          </table:table-cell>
          <table:table-cell table:formula="of:=[.B919]=[.A9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crifícium laudis honorificábit me: * et illic iter, quo osténdam illi salutáre Dei.</text:p>
          </table:table-cell>
          <table:table-cell office:value-type="string">
            <text:p>Sacrifícium laudis honorificábit me: * et illic iter, quo osténdam illi salutáre Dei.</text:p>
          </table:table-cell>
          <table:table-cell table:formula="of:=[.B920]=[.A9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0</text:p>
          </table:table-cell>
          <table:table-cell office:value-type="string">
            <text:p>Psalmus 50. Miserere mei, Deus</text:p>
          </table:table-cell>
          <table:table-cell table:formula="of:=[.B921]=[.A92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serére mei, Deus, * secúndum magnam misericórdiam tuam.‡</text:p>
          </table:table-cell>
          <table:table-cell office:value-type="string">
            <text:p>Miserére mei Deus, * secúndum magnam misericórdiam tuam.</text:p>
          </table:table-cell>
          <table:table-cell table:formula="of:=[.B922]=[.A92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secúndum multitúdinem miseratiónum tuárum, * dele iniquitátem meam.</text:p>
          </table:table-cell>
          <table:table-cell office:value-type="string">
            <text:p>Et secúndum multitúdinem miseratiónum tuárum, * dele iniquitátem meam.</text:p>
          </table:table-cell>
          <table:table-cell table:formula="of:=[.B923]=[.A9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mplius lava me ab iniquitáte mea: * et a peccáto meo munda me.</text:p>
          </table:table-cell>
          <table:table-cell office:value-type="string">
            <text:p>Amplius lava me ab iniquitáte mea: * et a peccáto meo munda me.</text:p>
          </table:table-cell>
          <table:table-cell table:formula="of:=[.B924]=[.A92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iniquitátem meam ego cognósco: * et peccátum meum contra me est semper.</text:p>
          </table:table-cell>
          <table:table-cell office:value-type="string">
            <text:p>Quóniam iniquitátem meam ego cognósco: * et peccátum meum contra me est semper.</text:p>
          </table:table-cell>
          <table:table-cell table:formula="of:=[.B925]=[.A9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ibi soli peccávi, et malum coram te feci: * ut justificéris in sermónibus tuis, et vincas cum judicáris.</text:p>
          </table:table-cell>
          <table:table-cell office:value-type="string">
            <text:p>Tibi soli peccávi, et malum coram te feci: * ut justificéris in sermónibus tuis, et vincas cum judicáris.</text:p>
          </table:table-cell>
          <table:table-cell table:formula="of:=[.B926]=[.A9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 enim, in iniquitátibus concéptus sum: * et in peccátis concépit me mater mea.</text:p>
          </table:table-cell>
          <table:table-cell office:value-type="string">
            <text:p>Ecce enim in iniquitátibus concéptus sum: * et in peccátis concépit me mater mea.</text:p>
          </table:table-cell>
          <table:table-cell table:formula="of:=[.B927]=[.A92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cce enim, veritátem dilexísti: * incérta et occúlta sapiéntiæ tuæ manifestásti mihi.</text:p>
          </table:table-cell>
          <table:table-cell office:value-type="string">
            <text:p>Ecce enim veritátem dilexísti: * incérta et occúlta sapiéntiæ tuæ manifestásti mihi.</text:p>
          </table:table-cell>
          <table:table-cell table:formula="of:=[.B928]=[.A92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spérges me hyssópo, et mundábor: * lavábis me, et super nivem dealbábor.</text:p>
          </table:table-cell>
          <table:table-cell office:value-type="string">
            <text:p>Aspérges me hyssópo, et mundábor: * lavábis me, et super nivem dealbábor.</text:p>
          </table:table-cell>
          <table:table-cell table:formula="of:=[.B929]=[.A9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dítui meo dabis gáudium et lætítiam: * et exsultábunt ossa humiliáta.</text:p>
          </table:table-cell>
          <table:table-cell office:value-type="string">
            <text:p>Audítui meo dabis gáudium et lætítiam: * et exsultábunt ossa humiliáta.</text:p>
          </table:table-cell>
          <table:table-cell table:formula="of:=[.B930]=[.A9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vérte fáciem tuam a peccátis meis: * et omnes iniquitátes meas dele.</text:p>
          </table:table-cell>
          <table:table-cell office:value-type="string">
            <text:p>Avérte fáciem tuam a peccátis meis: * et omnes iniquitátes meas dele.</text:p>
          </table:table-cell>
          <table:table-cell table:formula="of:=[.B931]=[.A9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r mundum crea in me, Deus: * et spíritum rectum ínnova in viscéribus meis.</text:p>
          </table:table-cell>
          <table:table-cell office:value-type="string">
            <text:p>Cor mundum crea in me, Deus: * et spíritum rectum ínnova in viscéribus meis.</text:p>
          </table:table-cell>
          <table:table-cell table:formula="of:=[.B932]=[.A9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projícias me a fácie tua: * et spíritum sanctum tuum ne áuferas a me.</text:p>
          </table:table-cell>
          <table:table-cell office:value-type="string">
            <text:p>Ne projícias me a fácie tua: * et spíritum sanctum tuum ne áuferas a me.</text:p>
          </table:table-cell>
          <table:table-cell table:formula="of:=[.B933]=[.A9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dde mihi lætítiam salutáris tui: * et spíritu principáli confírma me.</text:p>
          </table:table-cell>
          <table:table-cell office:value-type="string">
            <text:p>Redde mihi lætítiam salutáris tui: * et spíritu principáli confírma me.</text:p>
          </table:table-cell>
          <table:table-cell table:formula="of:=[.B934]=[.A9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océbo iníquos vias tuas: * et ímpii ad te converténtur.</text:p>
          </table:table-cell>
          <table:table-cell office:value-type="string">
            <text:p>Docébo iníquos vias tuas: * et ímpii ad te converténtur.</text:p>
          </table:table-cell>
          <table:table-cell table:formula="of:=[.B935]=[.A9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íbera me de sanguínibus, Deus, Deus salútis meæ: * et exsultábit lingua mea justítiam tuam.</text:p>
          </table:table-cell>
          <table:table-cell office:value-type="string">
            <text:p>Líbera me de sanguínibus, Deus, Deus salútis meæ: * et exsultábit lingua mea justítiam tuam.</text:p>
          </table:table-cell>
          <table:table-cell table:formula="of:=[.B936]=[.A9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lábia mea apéries: * et os meum annuntiábit laudem tuam.</text:p>
          </table:table-cell>
          <table:table-cell office:value-type="string">
            <text:p>Dómine, lábia mea apéries: * et os meum annuntiábit laudem tuam.</text:p>
          </table:table-cell>
          <table:table-cell table:formula="of:=[.B937]=[.A9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si voluísses sacrifícium, dedíssem útique: * holocáustis non delectáberis.</text:p>
          </table:table-cell>
          <table:table-cell office:value-type="string">
            <text:p>Quóniam si voluísses sacrifícium dedíssem útique: * holocáustis non delectáberis.</text:p>
          </table:table-cell>
          <table:table-cell table:formula="of:=[.B938]=[.A93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acrifícium Deo spíritus contribulátus: * cor contrítum, et humiliátum, Deus, non despícies.</text:p>
          </table:table-cell>
          <table:table-cell office:value-type="string">
            <text:p>Sacrifícium Deo spíritus contribulátus: * cor contrítum, et humiliátum, Deus non despícies.</text:p>
          </table:table-cell>
          <table:table-cell table:formula="of:=[.B939]=[.A93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nígne fac, Dómine, in bona voluntáte tua Sion: * ut ædificéntur muri Jerúsalem.</text:p>
          </table:table-cell>
          <table:table-cell office:value-type="string">
            <text:p>Benígne fac, Dómine, in bona voluntáte tua Sion: * ut ædificéntur muri Jerúsalem.</text:p>
          </table:table-cell>
          <table:table-cell table:formula="of:=[.B940]=[.A9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nc acceptábis sacrifícium justítiæ, oblatiónes, et holocáusta: * tunc impónent super altáre tuum vítulos.</text:p>
          </table:table-cell>
          <table:table-cell office:value-type="string">
            <text:p>Tunc acceptábis sacrifícium justítiæ, oblatiónes, et holocáusta: * tunc impónent super altáre tuum vítulos.</text:p>
          </table:table-cell>
          <table:table-cell table:formula="of:=[.B941]=[.A9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1</text:p>
          </table:table-cell>
          <table:table-cell office:value-type="string">
            <text:p>Psalmus 51. Quid gloriaris</text:p>
          </table:table-cell>
          <table:table-cell table:formula="of:=[.B942]=[.A94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d gloriáris in malítia, * qui potens es in iniquitáte?</text:p>
          </table:table-cell>
          <table:table-cell office:value-type="string">
            <text:p>Quid gloriáris in malítia, * qui potens es in iniquitáte?</text:p>
          </table:table-cell>
          <table:table-cell table:formula="of:=[.B943]=[.A9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ota die injustítiam cogitávit lingua tua: * sicut novácula acúta fecísti dolum.</text:p>
          </table:table-cell>
          <table:table-cell office:value-type="string">
            <text:p>Tota die injustítiam cogitávit lingua tua: * sicut novácula acúta fecísti dolum.</text:p>
          </table:table-cell>
          <table:table-cell table:formula="of:=[.B944]=[.A9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lexísti malítiam super benignitátem: * iniquitátem magis quam loqui æquitátem.</text:p>
          </table:table-cell>
          <table:table-cell office:value-type="string">
            <text:p>Dilexísti malítiam super benignitátem: * iniquitátem magis quam loqui æquitátem.</text:p>
          </table:table-cell>
          <table:table-cell table:formula="of:=[.B945]=[.A9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lexísti ómnia verba præcipitatiónis, * lingua dolósa.</text:p>
          </table:table-cell>
          <table:table-cell office:value-type="string">
            <text:p>Dilexísti ómnia verba præcipitatiónis: * lingua dolósa.</text:p>
          </table:table-cell>
          <table:table-cell table:formula="of:=[.B946]=[.A94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roptérea Deus déstruet te in finem, * evéllet te, et emigrábit te de tabernáculo tuo: et radícem tuam de terra vivéntium.</text:p>
          </table:table-cell>
          <table:table-cell office:value-type="string">
            <text:p>Proptérea Deus déstruet te in finem, * evéllet te, et emigrábit te de tabernáculo tuo: et radícem tuam de terra vivéntium.</text:p>
          </table:table-cell>
          <table:table-cell table:formula="of:=[.B947]=[.A9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débunt justi, et timébunt, et super eum ridébunt, et dicent: * Ecce homo, qui non pósuit Deum adjutórem suum:</text:p>
          </table:table-cell>
          <table:table-cell office:value-type="string">
            <text:p>Vidébunt justi, et timébunt, et super eum ridébunt et dicent: * Ecce homo, qui non pósuit Deum adjutórem suum:</text:p>
          </table:table-cell>
          <table:table-cell table:formula="of:=[.B948]=[.A9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ed sperávit in multitúdine divitiárum suárum: * et præváluit in vanitáte sua.</text:p>
          </table:table-cell>
          <table:table-cell office:value-type="string">
            <text:p>Sed sperávit in multitúdine divitiárum suárum: * et præváluit in vanitáte sua.</text:p>
          </table:table-cell>
          <table:table-cell table:formula="of:=[.B949]=[.A9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, sicut olíva fructífera in domo Dei, * sperávi in misericórdia Dei in ætérnum: et in sæculum sæculi.</text:p>
          </table:table-cell>
          <table:table-cell office:value-type="string">
            <text:p>Ego autem, sicut olíva fructífera in domo Dei: * sperávi in misericórdia Dei in ætérnum: et in sæculum sæculi.</text:p>
          </table:table-cell>
          <table:table-cell table:formula="of:=[.B950]=[.A95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bor tibi in sæculum, quia fecísti: * et exspectábo nomen tuum, quóniam bonum est in conspéctu sanctórum tuórum.</text:p>
          </table:table-cell>
          <table:table-cell office:value-type="string">
            <text:p>Confitébor tibi in sæculum, quia fecísti: * et exspectábo nomen tuum, quóniam bonum est in conspéctu sanctórum tuórum.</text:p>
          </table:table-cell>
          <table:table-cell table:formula="of:=[.B951]=[.A9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2</text:p>
          </table:table-cell>
          <table:table-cell office:value-type="string">
            <text:p>Psalmus 52. Dixit insipiens</text:p>
          </table:table-cell>
          <table:table-cell table:formula="of:=[.B952]=[.A95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xit insípiens in corde suo: * Non est Deus.</text:p>
          </table:table-cell>
          <table:table-cell office:value-type="string">
            <text:p>Dixit insípiens in corde suo: * Non est Deus.</text:p>
          </table:table-cell>
          <table:table-cell table:formula="of:=[.B953]=[.A9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rrúpti sunt, et abominábiles facti sunt in iniquitátibus: * non est qui fáciat bonum.</text:p>
          </table:table-cell>
          <table:table-cell office:value-type="string">
            <text:p>Corrúpti sunt, et abominábiles facti sunt in iniquitátibus: * non est qui fáciat bonum.</text:p>
          </table:table-cell>
          <table:table-cell table:formula="of:=[.B954]=[.A9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de cælo prospéxit super fílios hóminum: * ut vídeat si est intélligens, aut requírens Deum.</text:p>
          </table:table-cell>
          <table:table-cell office:value-type="string">
            <text:p>Deus de cælo prospéxit super fílios hóminum: * ut vídeat si est intélligens, aut requírens Deum.</text:p>
          </table:table-cell>
          <table:table-cell table:formula="of:=[.B955]=[.A9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mnes declinavérunt, simul inútiles facti sunt: * non est qui fáciat bonum, non est usque ad unum.</text:p>
          </table:table-cell>
          <table:table-cell office:value-type="string">
            <text:p>Omnes declinavérunt simul inútiles facti sunt: * non est qui fáciat bonum, non est usque ad unum.</text:p>
          </table:table-cell>
          <table:table-cell table:formula="of:=[.B956]=[.A95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nne scient omnes qui operántur iniquitátem, * qui dévorant plebem meam ut cibum panis?</text:p>
          </table:table-cell>
          <table:table-cell office:value-type="string">
            <text:p>Nonne scient omnes qui operántur iniquitátem: * qui dévorant plebem meam ut cibum panis?</text:p>
          </table:table-cell>
          <table:table-cell table:formula="of:=[.B957]=[.A95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m non invocavérunt: * illic trepidavérunt timóre, ubi non erat timor.</text:p>
          </table:table-cell>
          <table:table-cell office:value-type="string">
            <text:p>Deum non invocavérunt, * illic trepidavérunt timóre, ubi non erat timor.</text:p>
          </table:table-cell>
          <table:table-cell table:formula="of:=[.B958]=[.A95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Deus dissipávit ossa eórum qui homínibus placent: * confúsi sunt, quóniam Deus sprevit eos.</text:p>
          </table:table-cell>
          <table:table-cell office:value-type="string">
            <text:p>Quóniam Deus dissipávit ossa eórum qui homínibus placent: * confúsi sunt, quóniam Deus sprevit eos.</text:p>
          </table:table-cell>
          <table:table-cell table:formula="of:=[.B959]=[.A9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dabit ex Sion salutáre Israël? * cum convérterit Deus captivitátem plebis suæ, exsultábit Jacob, et lætábitur Israël.</text:p>
          </table:table-cell>
          <table:table-cell office:value-type="string">
            <text:p>Quis dabit ex Sion salutáre Israël? * cum convérterit Deus captivitátem plebis suæ, exsultábit Jacob, et lætábitur Israël.</text:p>
          </table:table-cell>
          <table:table-cell table:formula="of:=[.B960]=[.A9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3</text:p>
          </table:table-cell>
          <table:table-cell office:value-type="string">
            <text:p>Psalmus 53. Deus, in Nomine</text:p>
          </table:table-cell>
          <table:table-cell table:formula="of:=[.B961]=[.A96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in nómine tuo salvum me fac: * et in virtúte tua júdica me.</text:p>
          </table:table-cell>
          <table:table-cell office:value-type="string">
            <text:p>Deus, in nómine tuo salvum me fac: * et in virtúte tua júdica me.</text:p>
          </table:table-cell>
          <table:table-cell table:formula="of:=[.B962]=[.A9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, exáudi oratiónem meam: * áuribus pércipe verba oris mei.</text:p>
          </table:table-cell>
          <table:table-cell office:value-type="string">
            <text:p>Deus, exáudi oratiónem meam: * áuribus pércipe verba oris mei.</text:p>
          </table:table-cell>
          <table:table-cell table:formula="of:=[.B963]=[.A9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aliéni insurrexérunt advérsum me, et fortes quæsiérunt ánimam meam: * et non proposuérunt Deum ante conspéctum suum.</text:p>
          </table:table-cell>
          <table:table-cell office:value-type="string">
            <text:p>Quóniam aliéni insurrexérunt advérsum me, et fortes quæsiérunt ánimam meam: * et non proposuérunt Deum ante conspéctum suum.</text:p>
          </table:table-cell>
          <table:table-cell table:formula="of:=[.B964]=[.A9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 enim, Deus ádjuvat me: * et Dóminus suscéptor est ánimæ meæ.</text:p>
          </table:table-cell>
          <table:table-cell office:value-type="string">
            <text:p>Ecce enim Deus ádjuvat me: * et Dóminus suscéptor est ánimæ meæ.</text:p>
          </table:table-cell>
          <table:table-cell table:formula="of:=[.B965]=[.A96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vérte mala inimícis meis: * et in veritáte tua dispérde illos.</text:p>
          </table:table-cell>
          <table:table-cell office:value-type="string">
            <text:p>Avérte mala inimícis meis: * et in veritáte tua dispérde illos.</text:p>
          </table:table-cell>
          <table:table-cell table:formula="of:=[.B966]=[.A9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luntárie sacrificábo tibi, * et confitébor nómini tuo, Dómine: quóniam bonum est:</text:p>
          </table:table-cell>
          <table:table-cell office:value-type="string">
            <text:p>Voluntárie sacrificábo tibi, * et confitébor nómini tuo, Dómine: quóniam bonum est:</text:p>
          </table:table-cell>
          <table:table-cell table:formula="of:=[.B967]=[.A9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ex omni tribulatióne eripuísti me: * et super inimícos meos despéxit óculus meus.</text:p>
          </table:table-cell>
          <table:table-cell office:value-type="string">
            <text:p>Quóniam ex omni tribulatióne eripuísti me: * et super inimícos meos despéxit óculus meus.</text:p>
          </table:table-cell>
          <table:table-cell table:formula="of:=[.B968]=[.A9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4 i</text:p>
          </table:table-cell>
          <table:table-cell office:value-type="string">
            <text:p>Psalmus 54. i. Exaudi, Deus</text:p>
          </table:table-cell>
          <table:table-cell table:formula="of:=[.B969]=[.A96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áudi, Deus, oratiónem meam, et ne despéxeris deprecatiónem meam: * inténde mihi, et exáudi me.</text:p>
          </table:table-cell>
          <table:table-cell office:value-type="string">
            <text:p>Exáudi, Deus, oratiónem meam et ne despéxeris deprecatiónem meam: * inténde mihi, et exáudi me.</text:p>
          </table:table-cell>
          <table:table-cell table:formula="of:=[.B970]=[.A97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tristátus sum in exercitatióne mea: * et conturbátus sum a voce inimíci, et a tribulatióne peccatóris.</text:p>
          </table:table-cell>
          <table:table-cell office:value-type="string">
            <text:p>Contristátus sum in exercitatióne mea: * et conturbátus sum a voce inimíci, et a tribulatióne peccatóris.</text:p>
          </table:table-cell>
          <table:table-cell table:formula="of:=[.B971]=[.A9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declinavérunt in me iniquitátes: * et in ira molésti erant mihi.</text:p>
          </table:table-cell>
          <table:table-cell office:value-type="string">
            <text:p>Quóniam declinavérunt in me iniquitátes: * et in ira molésti erant mihi.</text:p>
          </table:table-cell>
          <table:table-cell table:formula="of:=[.B972]=[.A9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r meum conturbátum est in me: * et formído mortis cécidit super me.</text:p>
          </table:table-cell>
          <table:table-cell office:value-type="string">
            <text:p>Cor meum conturbátum est in me: * et formído mortis cécidit super me.</text:p>
          </table:table-cell>
          <table:table-cell table:formula="of:=[.B973]=[.A9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imor et tremor venérunt super me: * et contexérunt me ténebræ.</text:p>
          </table:table-cell>
          <table:table-cell office:value-type="string">
            <text:p>Timor et tremor venérunt super me: * et contexérunt me ténebræ.</text:p>
          </table:table-cell>
          <table:table-cell table:formula="of:=[.B974]=[.A9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ixi: Quis dabit mihi pennas sicut colúmbæ, * et volábo, et requiéscam?</text:p>
          </table:table-cell>
          <table:table-cell office:value-type="string">
            <text:p>Et dixi: Quis dabit mihi pennas sicut colúmbæ, * et volábo, et requiéscam?</text:p>
          </table:table-cell>
          <table:table-cell table:formula="of:=[.B975]=[.A9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, elongávi fúgiens: * et mansi in solitúdine.</text:p>
          </table:table-cell>
          <table:table-cell office:value-type="string">
            <text:p>Ecce elongávi fúgiens: * et mansi in solitúdine.</text:p>
          </table:table-cell>
          <table:table-cell table:formula="of:=[.B976]=[.A97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spectábam eum, qui salvum me fecit * a pusillanimitáte spíritus et tempestáte.</text:p>
          </table:table-cell>
          <table:table-cell office:value-type="string">
            <text:p>Exspectábam eum, qui salvum me fecit: * a pusíllanimitáte spíritus et tempestáte.</text:p>
          </table:table-cell>
          <table:table-cell table:formula="of:=[.B977]=[.A97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ræcípita, Dómine, dívide linguas eórum: * quóniam vidi iniquitátem, et contradictiónem in civitáte.</text:p>
          </table:table-cell>
          <table:table-cell office:value-type="string">
            <text:p>Præcípita, Dómine, dívide linguas eórum: * quóniam vidi iniquitátem et contradictiónem in civitáte.</text:p>
          </table:table-cell>
          <table:table-cell table:formula="of:=[.B978]=[.A97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e ac nocte circúmdabit eam super muros ejus iníquitas: * et labor in médio ejus, et injustítia.</text:p>
          </table:table-cell>
          <table:table-cell office:value-type="string">
            <text:p>Die ac nocte circúmdabit eam super muros ejus iníquitas: * et labor in médio ejus, et injustítia.</text:p>
          </table:table-cell>
          <table:table-cell table:formula="of:=[.B979]=[.A9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non defécit de platéis ejus * usúra, et dolus.</text:p>
          </table:table-cell>
          <table:table-cell office:value-type="string">
            <text:p>Et non defécit de platéis ejus: * usúra, et dolus.</text:p>
          </table:table-cell>
          <table:table-cell table:formula="of:=[.B980]=[.A98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si inimícus meus maledixísset mihi, * sustinuíssem útique.</text:p>
          </table:table-cell>
          <table:table-cell office:value-type="string">
            <text:p>Quóniam si inimícus meus maledixísset mihi, * sustinuíssem útique.</text:p>
          </table:table-cell>
          <table:table-cell table:formula="of:=[.B981]=[.A9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i is, qui óderat me, super me magna locútus fuísset, * abscondíssem me fórsitan ab eo.</text:p>
          </table:table-cell>
          <table:table-cell office:value-type="string">
            <text:p>Et si is, qui óderat me, super me magna locútus fuísset: * abscondíssem me fórsitan ab eo.</text:p>
          </table:table-cell>
          <table:table-cell table:formula="of:=[.B982]=[.A98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 vero, homo unánimis: * dux meus, et notus meus:</text:p>
          </table:table-cell>
          <table:table-cell office:value-type="string">
            <text:p>Tu vero, homo unánimis: * dux meus, et notus meus.</text:p>
          </table:table-cell>
          <table:table-cell table:formula="of:=[.B983]=[.A98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simul mecum dulces capiébas cibos: * in domo Dei ambulávimus cum consénsu.</text:p>
          </table:table-cell>
          <table:table-cell office:value-type="string">
            <text:p>Qui simul mecum dulces capiébas cibos: * in domo Dei ambulávimus cum consénsu.</text:p>
          </table:table-cell>
          <table:table-cell table:formula="of:=[.B984]=[.A9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éniat mors super illos: * et descéndant in inférnum vivéntes:</text:p>
          </table:table-cell>
          <table:table-cell office:value-type="string">
            <text:p>Véniat mors super illos: * et descéndant in inférnum vivéntes:</text:p>
          </table:table-cell>
          <table:table-cell table:formula="of:=[.B985]=[.A9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nequítiæ in habitáculis eórum: * in médio eórum.</text:p>
          </table:table-cell>
          <table:table-cell office:value-type="string">
            <text:p>Quóniam nequítiæ in habitáculis eórum: * in médio eórum.</text:p>
          </table:table-cell>
          <table:table-cell table:formula="of:=[.B986]=[.A9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4 ii</text:p>
          </table:table-cell>
          <table:table-cell office:value-type="string">
            <text:p>Psalmus 54. ii. Ego autem ad Deum</text:p>
          </table:table-cell>
          <table:table-cell table:formula="of:=[.B987]=[.A98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go autem ad Deum clamávi: * et Dóminus salvábit me.</text:p>
          </table:table-cell>
          <table:table-cell office:value-type="string">
            <text:p>Ego autem ad Deum clamávi: * et Dóminus salvábit me.</text:p>
          </table:table-cell>
          <table:table-cell table:formula="of:=[.B988]=[.A9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éspere, et mane, et merídie narrábo et annuntiábo: * et exáudiet vocem meam.</text:p>
          </table:table-cell>
          <table:table-cell office:value-type="string">
            <text:p>Véspere, et mane, et merídie narrábo et annuntiábo: * et exáudiet vocem meam.</text:p>
          </table:table-cell>
          <table:table-cell table:formula="of:=[.B989]=[.A9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édimet in pace ánimam meam ab his, qui appropínquant mihi: * quóniam inter multos erant mecum.</text:p>
          </table:table-cell>
          <table:table-cell office:value-type="string">
            <text:p>Rédimet in pace ánimam meam ab his, qui appropínquant mihi: * quóniam inter multos erant mecum.</text:p>
          </table:table-cell>
          <table:table-cell table:formula="of:=[.B990]=[.A9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áudiet Deus, et humiliábit illos, * qui est ante sæcula.</text:p>
          </table:table-cell>
          <table:table-cell office:value-type="string">
            <text:p>Exáudiet Deus, et humiliábit illos: * qui est ante sæcula.</text:p>
          </table:table-cell>
          <table:table-cell table:formula="of:=[.B991]=[.A99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n enim est illis commutátio, et non timuérunt Deum: * exténdit manum suam in retribuéndo.</text:p>
          </table:table-cell>
          <table:table-cell office:value-type="string">
            <text:p>Non enim est illis commutátio, et non timuérunt Deum: * exténdit manum suam in retribuéndo.</text:p>
          </table:table-cell>
          <table:table-cell table:formula="of:=[.B992]=[.A9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taminavérunt testaméntum ejus, divísi sunt ab ira vultus ejus: * et appropinquávit cor illíus.</text:p>
          </table:table-cell>
          <table:table-cell office:value-type="string">
            <text:p>Contaminavérunt testaméntum ejus, divísi sunt ab ira vultus ejus: * et appropinquávit cor illíus.</text:p>
          </table:table-cell>
          <table:table-cell table:formula="of:=[.B993]=[.A9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ollíti sunt sermónes ejus super óleum: * et ipsi sunt jácula.</text:p>
          </table:table-cell>
          <table:table-cell office:value-type="string">
            <text:p>Mollíti sunt sermónes ejus super óleum: * et ipsi sunt jácula.</text:p>
          </table:table-cell>
          <table:table-cell table:formula="of:=[.B994]=[.A9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acta super Dóminum curam tuam, et ipse te enútriet: * non dabit in ætérnum fluctuatiónem justo.</text:p>
          </table:table-cell>
          <table:table-cell office:value-type="string">
            <text:p>Jacta super Dóminum curam tuam, et ipse te enútriet: * non dabit in ætérnum fluctuatiónem justo.</text:p>
          </table:table-cell>
          <table:table-cell table:formula="of:=[.B995]=[.A9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vero, Deus, dedúces eos, * in púteum intéritus.</text:p>
          </table:table-cell>
          <table:table-cell office:value-type="string">
            <text:p>Tu vero, Deus, dedúces eos, * in púteum intéritus</text:p>
          </table:table-cell>
          <table:table-cell table:formula="of:=[.B996]=[.A99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iri sánguinum, et dolósi non dimidiábunt dies suos: * ego autem sperábo in te, Dómine.</text:p>
          </table:table-cell>
          <table:table-cell office:value-type="string">
            <text:p>Viri sánguinum, et dolósi non dimidiábunt dies suos: * ego autem sperábo in te, Dómine.</text:p>
          </table:table-cell>
          <table:table-cell table:formula="of:=[.B997]=[.A9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5</text:p>
          </table:table-cell>
          <table:table-cell office:value-type="string">
            <text:p>Psalmus 55. Miserere mei, Deus</text:p>
          </table:table-cell>
          <table:table-cell table:formula="of:=[.B998]=[.A9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serére mei, Deus, quóniam conculcávit me homo: * tota die impúgnans tribulávit me.</text:p>
          </table:table-cell>
          <table:table-cell office:value-type="string">
            <text:p>Miserére mei, Deus, quóniam conculcávit me homo: * tota die impúgnans tribulávit me.</text:p>
          </table:table-cell>
          <table:table-cell table:formula="of:=[.B999]=[.A9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culcavérunt me inimíci mei tota die: * quóniam multi bellántes advérsum me.</text:p>
          </table:table-cell>
          <table:table-cell office:value-type="string">
            <text:p>Conculcavérunt me inimíci mei tota die: * quóniam multi bellántes advérsum me.</text:p>
          </table:table-cell>
          <table:table-cell table:formula="of:=[.B1000]=[.A10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b altitúdine diéi timébo: * ego vero in te sperábo.</text:p>
          </table:table-cell>
          <table:table-cell office:value-type="string">
            <text:p>Ab altitúdine diéi timébo: * ego vero in te sperábo.</text:p>
          </table:table-cell>
          <table:table-cell table:formula="of:=[.B1001]=[.A10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Deo laudábo sermónes meos, in Deo sperávi: * non timébo quid fáciat mihi caro.</text:p>
          </table:table-cell>
          <table:table-cell office:value-type="string">
            <text:p>In Deo laudábo sermónes meos, in Deo sperávi: * non timébo quid fáciat mihi caro.</text:p>
          </table:table-cell>
          <table:table-cell table:formula="of:=[.B1002]=[.A10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ota die verba mea exsecrabántur: * advérsum me omnes cogitatiónes eórum in malum.</text:p>
          </table:table-cell>
          <table:table-cell office:value-type="string">
            <text:p>Tota die verba mea exsecrabántur: * advérsum me omnes cogitatiónes eórum in malum.</text:p>
          </table:table-cell>
          <table:table-cell table:formula="of:=[.B1003]=[.A10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habitábunt et abscóndent: * ipsi calcáneum meum observábunt.</text:p>
          </table:table-cell>
          <table:table-cell office:value-type="string">
            <text:p>Inhabitábunt, et abscóndent: * ipsi calcáneum meum observábunt.</text:p>
          </table:table-cell>
          <table:table-cell table:formula="of:=[.B1004]=[.A100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cut sustinuérunt ánimam meam, pro níhilo salvos fácies illos: * in ira pópulos confrínges.</text:p>
          </table:table-cell>
          <table:table-cell office:value-type="string">
            <text:p>Sicut sustinuérunt ánimam meam, pro níhilo salvos fácies illos: * in ira pópulos confrínges.</text:p>
          </table:table-cell>
          <table:table-cell table:formula="of:=[.B1005]=[.A10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, vitam meam annuntiávi tibi: * posuísti lácrimas meas in conspéctu tuo,</text:p>
          </table:table-cell>
          <table:table-cell office:value-type="string">
            <text:p>Deus, vitam meam annuntiávi tibi: * posuísti lácrimas meas in conspéctu tuo.</text:p>
          </table:table-cell>
          <table:table-cell table:formula="of:=[.B1006]=[.A100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cut et in promissióne tua: * tunc converténtur inimíci mei retrórsum:</text:p>
          </table:table-cell>
          <table:table-cell office:value-type="string">
            <text:p>Sicut et in promissióne tua: * tunc converténtur inimíci mei retrórsum:</text:p>
          </table:table-cell>
          <table:table-cell table:formula="of:=[.B1007]=[.A10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quacúmque die invocávero te: * ecce, cognóvi, quóniam Deus meus es.</text:p>
          </table:table-cell>
          <table:table-cell office:value-type="string">
            <text:p>In quacúmque die invocávero te: * ecce cognóvi quóniam Deus meus es.</text:p>
          </table:table-cell>
          <table:table-cell table:formula="of:=[.B1008]=[.A100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Deo laudábo verbum, in Dómino laudábo sermónem: * in Deo sperávi, non timébo quid fáciat mihi homo.</text:p>
          </table:table-cell>
          <table:table-cell office:value-type="string">
            <text:p>In Deo laudábo verbum, in Dómino laudábo sermónem: * in Deo sperávi, non timébo quid fáciat mihi homo.</text:p>
          </table:table-cell>
          <table:table-cell table:formula="of:=[.B1009]=[.A10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me sunt, Deus, vota tua, * quæ reddam, laudatiónes tibi.</text:p>
          </table:table-cell>
          <table:table-cell office:value-type="string">
            <text:p>In me sunt, Deus, vota tua, * quæ reddam, laudatiónes tibi.</text:p>
          </table:table-cell>
          <table:table-cell table:formula="of:=[.B1010]=[.A10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eripuísti ánimam meam de morte, et pedes meos de lapsu: * ut pláceam coram Deo in lúmine vivéntium.</text:p>
          </table:table-cell>
          <table:table-cell office:value-type="string">
            <text:p>Quóniam eripuísti ánimam meam de morte, et pedes meos de lapsu: * ut pláceam coram Deo in lúmine vivéntium.</text:p>
          </table:table-cell>
          <table:table-cell table:formula="of:=[.B1011]=[.A10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6</text:p>
          </table:table-cell>
          <table:table-cell office:value-type="string">
            <text:p>Psalmus 56. Miserere mei, Deus</text:p>
          </table:table-cell>
          <table:table-cell table:formula="of:=[.B1012]=[.A101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serére mei, Deus, miserére mei: * quóniam in te confídit ánima mea.</text:p>
          </table:table-cell>
          <table:table-cell office:value-type="string">
            <text:p>Miserére mei, Deus, miserére mei: * quóniam in te confídit ánima mea.</text:p>
          </table:table-cell>
          <table:table-cell table:formula="of:=[.B1013]=[.A10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 umbra alárum tuárum sperábo, * donec tránseat iníquitas.</text:p>
          </table:table-cell>
          <table:table-cell office:value-type="string">
            <text:p>Et in umbra alárum tuárum sperábo: * donec tránseat iníquitas.</text:p>
          </table:table-cell>
          <table:table-cell table:formula="of:=[.B1014]=[.A101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lamábo ad Deum altíssimum: * Deum qui benefécit mihi.</text:p>
          </table:table-cell>
          <table:table-cell office:value-type="string">
            <text:p>Clamábo ad Deum altíssimum: * Deum, qui benefécit mihi.</text:p>
          </table:table-cell>
          <table:table-cell table:formula="of:=[.B1015]=[.A101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sit de cælo, et liberávit me: * dedit in oppróbrium conculcántes me.</text:p>
          </table:table-cell>
          <table:table-cell office:value-type="string">
            <text:p>Misit de cælo, et liberávit me: * dedit in oppróbrium conculcántes me.</text:p>
          </table:table-cell>
          <table:table-cell table:formula="of:=[.B1016]=[.A10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it Deus misericórdiam suam, et veritátem suam, * et erípuit ánimam meam de médio catulórum leónum: dormívi conturbátus.</text:p>
          </table:table-cell>
          <table:table-cell office:value-type="string">
            <text:p>Misit Deus misericórdiam suam, et veritátem suam, * et erípuit ánimam meam de médio catulórum leónum: dormívi conturbátus.</text:p>
          </table:table-cell>
          <table:table-cell table:formula="of:=[.B1017]=[.A10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ílii hóminum dentes eórum arma et sagíttæ: * et lingua eórum gládius acútus.</text:p>
          </table:table-cell>
          <table:table-cell office:value-type="string">
            <text:p>Fílii hóminum dentes eórum arma et sagíttæ: * et lingua eórum gládius acútus.</text:p>
          </table:table-cell>
          <table:table-cell table:formula="of:=[.B1018]=[.A10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altáre super cælos, Deus, * et in omnem terram glória tua.</text:p>
          </table:table-cell>
          <table:table-cell office:value-type="string">
            <text:p>Exaltáre super cælos, Deus: * et in omnem terram glória tua.</text:p>
          </table:table-cell>
          <table:table-cell table:formula="of:=[.B1019]=[.A101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áqueum paravérunt pédibus meis: * et incurvavérunt ánimam meam.</text:p>
          </table:table-cell>
          <table:table-cell office:value-type="string">
            <text:p>Láqueum paravérunt pédibus meis: * et incurvavérunt ánimam meam.</text:p>
          </table:table-cell>
          <table:table-cell table:formula="of:=[.B1020]=[.A10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odérunt ante fáciem meam fóveam: * et incidérunt in eam.</text:p>
          </table:table-cell>
          <table:table-cell office:value-type="string">
            <text:p>Fodérunt ante fáciem meam fóveam: * et incidérunt in eam.</text:p>
          </table:table-cell>
          <table:table-cell table:formula="of:=[.B1021]=[.A10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arátum cor meum, Deus, parátum cor meum: * cantábo, et psalmum dicam.</text:p>
          </table:table-cell>
          <table:table-cell office:value-type="string">
            <text:p>Parátum cor meum, Deus, parátum cor meum: * cantábo, et psalmum dicam.</text:p>
          </table:table-cell>
          <table:table-cell table:formula="of:=[.B1022]=[.A10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rge, glória mea, exsúrge, psaltérium et cíthara: * exsúrgam dilúculo.</text:p>
          </table:table-cell>
          <table:table-cell office:value-type="string">
            <text:p>Exsúrge, glória mea, exsúrge psaltérium et cíthara: * exsúrgam dilúculo.</text:p>
          </table:table-cell>
          <table:table-cell table:formula="of:=[.B1023]=[.A102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bor tibi in pópulis, Dómine: * et psalmum dicam tibi in géntibus:</text:p>
          </table:table-cell>
          <table:table-cell office:value-type="string">
            <text:p>Confitébor tibi in pópulis, Dómine: * et psalmum dicam tibi in Géntibus:</text:p>
          </table:table-cell>
          <table:table-cell table:formula="of:=[.B1024]=[.A102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magnificáta est usque ad cælos misericórdia tua, * et usque ad nubes véritas tua.</text:p>
          </table:table-cell>
          <table:table-cell office:value-type="string">
            <text:p>Quóniam magnificáta est usque ad cælos misericórdia tua, * et usque ad nubes véritas tua.</text:p>
          </table:table-cell>
          <table:table-cell table:formula="of:=[.B1025]=[.A10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altáre super cælos, Deus: * et super omnem terram glória tua.</text:p>
          </table:table-cell>
          <table:table-cell office:value-type="string">
            <text:p>Exaltáre super cælos, Deus: * et super omnem terram glória tua.</text:p>
          </table:table-cell>
          <table:table-cell table:formula="of:=[.B1026]=[.A10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7</text:p>
          </table:table-cell>
          <table:table-cell office:value-type="string">
            <text:p>Psalmus 57. Si vere utique</text:p>
          </table:table-cell>
          <table:table-cell table:formula="of:=[.B1027]=[.A102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 vere útique justítiam loquímini: * recta judicáte, fílii hóminum.</text:p>
          </table:table-cell>
          <table:table-cell office:value-type="string">
            <text:p>Si vere útique justítiam loquímini: * recta judicáte, fílii hóminum.</text:p>
          </table:table-cell>
          <table:table-cell table:formula="of:=[.B1028]=[.A10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tenim in corde iniquitátes operámini: * in terra injustítias manus vestræ concínnant.</text:p>
          </table:table-cell>
          <table:table-cell office:value-type="string">
            <text:p>Etenim in corde iniquitátes operámini: * in terra injustítias manus vestræ concínnant.</text:p>
          </table:table-cell>
          <table:table-cell table:formula="of:=[.B1029]=[.A102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lienáti sunt peccatóres a vulva, erravérunt ab útero: * locúti sunt falsa.</text:p>
          </table:table-cell>
          <table:table-cell office:value-type="string">
            <text:p>Alienáti sunt peccatóres a vulva, erravérunt ab útero: * locúti sunt falsa.</text:p>
          </table:table-cell>
          <table:table-cell table:formula="of:=[.B1030]=[.A10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uror illis secúndum similitúdinem serpéntis: * sicut áspidis surdæ, et obturántis aures suas,</text:p>
          </table:table-cell>
          <table:table-cell office:value-type="string">
            <text:p>Furor illis secúndum similitúdinem serpéntis: * sicut áspidis surdæ, et obturántis aures suas.</text:p>
          </table:table-cell>
          <table:table-cell table:formula="of:=[.B1031]=[.A103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æ non exáudiet vocem incantántium: * et venéfici incantántis sapiénter.</text:p>
          </table:table-cell>
          <table:table-cell office:value-type="string">
            <text:p>Quæ non exáudiet vocem incantántium: * et venéfici incantántis sapiénter.</text:p>
          </table:table-cell>
          <table:table-cell table:formula="of:=[.B1032]=[.A10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cónteret dentes eórum in ore ipsórum: * molas leónum confrínget Dóminus.</text:p>
          </table:table-cell>
          <table:table-cell office:value-type="string">
            <text:p>Deus cónteret dentes eórum in ore ipsórum: * molas leónum confrínget Dóminus.</text:p>
          </table:table-cell>
          <table:table-cell table:formula="of:=[.B1033]=[.A10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 níhilum devénient tamquam aqua decúrrens: * inténdit arcum suum donec infirméntur.</text:p>
          </table:table-cell>
          <table:table-cell office:value-type="string">
            <text:p>Ad níhilum devénient tamquam aqua decúrrens: * inténdit arcum suum donec infirméntur.</text:p>
          </table:table-cell>
          <table:table-cell table:formula="of:=[.B1034]=[.A10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ut cera, quæ fluit, auferéntur: * supercécidit ignis, et non vidérunt solem.</text:p>
          </table:table-cell>
          <table:table-cell office:value-type="string">
            <text:p>Sicut cera, quæ fluit, auferéntur: * supercécidit ignis, et non vidérunt solem.</text:p>
          </table:table-cell>
          <table:table-cell table:formula="of:=[.B1035]=[.A10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iúsquam intellígerent spinæ vestræ rhamnum: * sicut vivéntes, sic in ira absórbet eos.</text:p>
          </table:table-cell>
          <table:table-cell office:value-type="string">
            <text:p>Priúsquam intellígerent spinæ vestræ rhamnum: * sicut vivéntes, sic in ira absórbet eos.</text:p>
          </table:table-cell>
          <table:table-cell table:formula="of:=[.B1036]=[.A10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ábitur justus cum víderit vindíctam: * manus suas lavábit in sánguine peccatóris.</text:p>
          </table:table-cell>
          <table:table-cell office:value-type="string">
            <text:p>Lætábitur justus cum víderit vindíctam: * manus suas lavábit in sánguine peccatóris.</text:p>
          </table:table-cell>
          <table:table-cell table:formula="of:=[.B1037]=[.A10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icet homo: Si útique est fructus justo: * útique est Deus júdicans eos in terra.</text:p>
          </table:table-cell>
          <table:table-cell office:value-type="string">
            <text:p>Et dicet homo: Si útique est fructus justo: * útique est Deus júdicans eos in terra.</text:p>
          </table:table-cell>
          <table:table-cell table:formula="of:=[.B1038]=[.A10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8 i</text:p>
          </table:table-cell>
          <table:table-cell office:value-type="string">
            <text:p>Psalmus 58. i. Eripe me de inimicis</text:p>
          </table:table-cell>
          <table:table-cell table:formula="of:=[.B1039]=[.A103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Éripe me de inimícis meis, Deus meus: * et ab insurgéntibus in me líbera me.</text:p>
          </table:table-cell>
          <table:table-cell office:value-type="string">
            <text:p>Eripe me de inimícis meis, Deus meus: * et ab insurgéntibus in me líbera me.</text:p>
          </table:table-cell>
          <table:table-cell table:formula="of:=[.B1040]=[.A104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Éripe me de operántibus iniquitátem: * et de viris sánguinum salva me.</text:p>
          </table:table-cell>
          <table:table-cell office:value-type="string">
            <text:p>Eripe me de operántibus iniquitátem: * et de viris sánguinum salva me.</text:p>
          </table:table-cell>
          <table:table-cell table:formula="of:=[.B1041]=[.A104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a ecce cepérunt ánimam meam: * irruérunt in me fortes.</text:p>
          </table:table-cell>
          <table:table-cell office:value-type="string">
            <text:p>Quia ecce cepérunt ánimam meam: * irruérunt in me fortes.</text:p>
          </table:table-cell>
          <table:table-cell table:formula="of:=[.B1042]=[.A10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que iníquitas mea, neque peccátum meum, Dómine: * sine iniquitáte cucúrri, et diréxi.</text:p>
          </table:table-cell>
          <table:table-cell office:value-type="string">
            <text:p>Neque iníquitas mea, neque peccátum meum, Dómine: * sine iniquitáte cucúrri, et diréxi.</text:p>
          </table:table-cell>
          <table:table-cell table:formula="of:=[.B1043]=[.A10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rge in occúrsum meum, et vide: * et tu, Dómine, Deus virtútum, Deus Israël,</text:p>
          </table:table-cell>
          <table:table-cell office:value-type="string">
            <text:p>Exsúrge in occúrsum meum, et vide: * et tu, Dómine, Deus virtútum, Deus Israël.</text:p>
          </table:table-cell>
          <table:table-cell table:formula="of:=[.B1044]=[.A104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ténde ad visitándas omnes gentes: * non misereáris ómnibus, qui operántur iniquitátem.</text:p>
          </table:table-cell>
          <table:table-cell office:value-type="string">
            <text:p>Inténde ad visitándas omnes Gentes: * non misereáris ómnibus, qui operántur iniquitátem.</text:p>
          </table:table-cell>
          <table:table-cell table:formula="of:=[.B1045]=[.A104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verténtur ad vésperam: et famem patiéntur ut canes, * et circuíbunt civitátem.</text:p>
          </table:table-cell>
          <table:table-cell office:value-type="string">
            <text:p>Converténtur ad vésperam: et famem patiéntur ut canes: * et circuíbunt civitátem.</text:p>
          </table:table-cell>
          <table:table-cell table:formula="of:=[.B1046]=[.A104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cce, loquéntur in ore suo, et gládius in lábiis eórum: * quóniam quis audívit?</text:p>
          </table:table-cell>
          <table:table-cell office:value-type="string">
            <text:p>Ecce loquéntur in ore suo, et gládius in lábiis eórum: * quóniam quis audívit?</text:p>
          </table:table-cell>
          <table:table-cell table:formula="of:=[.B1047]=[.A104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tu, Dómine, deridébis eos: * ad níhilum dedúces omnes gentes.</text:p>
          </table:table-cell>
          <table:table-cell office:value-type="string">
            <text:p>Et tu, Dómine, deridébis eos: * ad níhilum dedúces omnes Gentes.</text:p>
          </table:table-cell>
          <table:table-cell table:formula="of:=[.B1048]=[.A10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ortitúdinem meam ad te custódiam, quia, Deus, suscéptor meus es: * Deus meus, misericórdia ejus prævéniet me.</text:p>
          </table:table-cell>
          <table:table-cell office:value-type="string">
            <text:p>Fortitúdinem meam ad te custódiam, quia, Deus, suscéptor meus es: * Deus meus, misericórdia ejus prævéniet me.</text:p>
          </table:table-cell>
          <table:table-cell table:formula="of:=[.B1049]=[.A10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8 ii</text:p>
          </table:table-cell>
          <table:table-cell office:value-type="string">
            <text:p>Psalmus 58. ii. Deus ostendit mihi</text:p>
          </table:table-cell>
          <table:table-cell table:formula="of:=[.B1050]=[.A105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 osténdet mihi super inimícos meos, ne occídas eos: * nequándo obliviscántur pópuli mei.</text:p>
          </table:table-cell>
          <table:table-cell office:value-type="string">
            <text:p>Deus osténdet mihi super inimícos meos, ne occidas eos: * nequándo obliviscántur pópuli mei.</text:p>
          </table:table-cell>
          <table:table-cell table:formula="of:=[.B1051]=[.A1051]" office:value-type="boolean" office:boolean-value="false">
            <text:p>FALSE</text:p>
          </table:table-cell>
          <table:table-cell/>
          <table:table-cell office:value-type="string">
            <text:p>occídas </text:p>
          </table:table-cell>
          <table:table-cell/>
        </table:table-row>
        <table:table-row table:style-name="ro1">
          <table:table-cell office:value-type="string">
            <text:p>Dispérge illos in virtúte tua: * et depóne eos, protéctor meus, Dómine:</text:p>
          </table:table-cell>
          <table:table-cell office:value-type="string">
            <text:p>Dispérge illos in virtúte tua: * et depóne eos, protéctor meus, Dómine:</text:p>
          </table:table-cell>
          <table:table-cell table:formula="of:=[.B1052]=[.A10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líctum oris eórum, sermónem labiórum ipsórum: * et comprehendántur in supérbia sua.</text:p>
          </table:table-cell>
          <table:table-cell office:value-type="string">
            <text:p>Delíctum oris eórum, sermónem labiórum ipsórum: * et comprehendántur in supérbia sua.</text:p>
          </table:table-cell>
          <table:table-cell table:formula="of:=[.B1053]=[.A10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 exsecratióne et mendácio annuntiabúntur in consummatióne: * in ira consummatiónis, et non erunt.</text:p>
          </table:table-cell>
          <table:table-cell office:value-type="string">
            <text:p>Et de exsecratióne et mendácio annuntiabúntur in consummatióne: * in ira consummatiónis, et non erunt.</text:p>
          </table:table-cell>
          <table:table-cell table:formula="of:=[.B1054]=[.A10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cient quia Deus dominábitur Jacob: * et fínium terræ.</text:p>
          </table:table-cell>
          <table:table-cell office:value-type="string">
            <text:p>Et scient quia Deus dominábitur Jacob: * et fínium terræ.</text:p>
          </table:table-cell>
          <table:table-cell table:formula="of:=[.B1055]=[.A10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erténtur ad vésperam: et famem patiéntur ut canes, * et circuíbunt civitátem.</text:p>
          </table:table-cell>
          <table:table-cell office:value-type="string">
            <text:p>Converténtur ad vésperam: et famem patiéntur ut canes, * et circuíbunt civitátem.</text:p>
          </table:table-cell>
          <table:table-cell table:formula="of:=[.B1056]=[.A10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psi dispergéntur ad manducándum: * si vero non fúerint saturáti, et murmurábunt.</text:p>
          </table:table-cell>
          <table:table-cell office:value-type="string">
            <text:p>Ipsi dispergéntur ad manducándum: * si vero non fúerint saturáti, et murmurábunt.</text:p>
          </table:table-cell>
          <table:table-cell table:formula="of:=[.B1057]=[.A10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cantábo fortitúdinem tuam: * et exsultábo mane misericórdiam tuam.</text:p>
          </table:table-cell>
          <table:table-cell office:value-type="string">
            <text:p>Ego autem cantábo fortitúdinem tuam: * et exsultábo mane misericórdiam tuam.</text:p>
          </table:table-cell>
          <table:table-cell table:formula="of:=[.B1058]=[.A10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factus es suscéptor meus, * et refúgium meum, in die tribulatiónis meæ.</text:p>
          </table:table-cell>
          <table:table-cell office:value-type="string">
            <text:p>Quia factus es suscéptor meus, * et refúgium meum, in die tribulatiónis meæ.</text:p>
          </table:table-cell>
          <table:table-cell table:formula="of:=[.B1059]=[.A10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jútor meus, tibi psallam, quia, Deus, suscéptor meus es: * Deus meus, misericórdia mea.</text:p>
          </table:table-cell>
          <table:table-cell office:value-type="string">
            <text:p>Adjútor meus, tibi psallam, quia, Deus, suscéptor meus es: * Deus meus, misericórdia mea.</text:p>
          </table:table-cell>
          <table:table-cell table:formula="of:=[.B1060]=[.A10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59</text:p>
          </table:table-cell>
          <table:table-cell office:value-type="string">
            <text:p>Psalmus 59. Deus, repulisti nos</text:p>
          </table:table-cell>
          <table:table-cell table:formula="of:=[.B1061]=[.A106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repulísti nos, et destruxísti nos: * irátus es, et misértus es nobis.</text:p>
          </table:table-cell>
          <table:table-cell office:value-type="string">
            <text:p>Deus, repulísti nos, et destruxísti nos: * irátus es, et misértus es nobis.</text:p>
          </table:table-cell>
          <table:table-cell table:formula="of:=[.B1062]=[.A10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mmovísti terram, et conturbásti eam: * sana contritiónes ejus, quia commóta est.</text:p>
          </table:table-cell>
          <table:table-cell office:value-type="string">
            <text:p>Commovísti terram, et conturbásti eam: * sana contritiónes ejus, quia commóta est.</text:p>
          </table:table-cell>
          <table:table-cell table:formula="of:=[.B1063]=[.A10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stendísti pópulo tuo dura: * potásti nos vino compunctiónis.</text:p>
          </table:table-cell>
          <table:table-cell office:value-type="string">
            <text:p>Ostendísti pópulo tuo dura: * potásti nos vino compunctiónis.</text:p>
          </table:table-cell>
          <table:table-cell table:formula="of:=[.B1064]=[.A10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dísti metuéntibus te significatiónem: * ut fúgiant a fácie arcus:</text:p>
          </table:table-cell>
          <table:table-cell office:value-type="string">
            <text:p>Dedísti metuéntibus te significatiónem: * ut fúgiant a fácie arcus:</text:p>
          </table:table-cell>
          <table:table-cell table:formula="of:=[.B1065]=[.A10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liberéntur dilécti tui: * salvum fac déxtera tua, et exáudi me.</text:p>
          </table:table-cell>
          <table:table-cell office:value-type="string">
            <text:p>Ut liberéntur dilécti tui: * salvum fac déxtera tua, et exáudi me.</text:p>
          </table:table-cell>
          <table:table-cell table:formula="of:=[.B1066]=[.A10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locútus est in sancto suo: * lætábor, et partíbor Síchimam: et convállem tabernaculórum metíbor.</text:p>
          </table:table-cell>
          <table:table-cell office:value-type="string">
            <text:p>Deus locútus est in sancto suo: * lætábor, et partíbor Síchimam: et convállem tabernaculórum metíbor.</text:p>
          </table:table-cell>
          <table:table-cell table:formula="of:=[.B1067]=[.A10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us est Gálaad, et meus est Manásses: * et Éphraim fortitúdo cápitis mei.</text:p>
          </table:table-cell>
          <table:table-cell office:value-type="string">
            <text:p>Meus est Gálaad, et meus est Manásses: * et Ephraim fortitúdo cápitis mei.</text:p>
          </table:table-cell>
          <table:table-cell table:formula="of:=[.B1068]=[.A106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da rex meus: * Moab olla spei meæ.</text:p>
          </table:table-cell>
          <table:table-cell office:value-type="string">
            <text:p>Juda rex meus: * Moab olla spei meæ.</text:p>
          </table:table-cell>
          <table:table-cell table:formula="of:=[.B1069]=[.A10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Idumæam exténdam calceaméntum meum: * mihi alienígenæ súbditi sunt.</text:p>
          </table:table-cell>
          <table:table-cell office:value-type="string">
            <text:p>In Idumæam exténdam calceaméntum meum: * mihi alienígenæ súbditi sunt.</text:p>
          </table:table-cell>
          <table:table-cell table:formula="of:=[.B1070]=[.A10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dedúcet me in civitátem munítam? * quis dedúcet me usque in Idumæam?</text:p>
          </table:table-cell>
          <table:table-cell office:value-type="string">
            <text:p>Quis dedúcet me in civitátem munítam? * quis dedúcet me usque in Idumæam?</text:p>
          </table:table-cell>
          <table:table-cell table:formula="of:=[.B1071]=[.A10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ne tu, Deus, qui repulísti nos? * et non egrediéris, Deus, in virtútibus nostris?</text:p>
          </table:table-cell>
          <table:table-cell office:value-type="string">
            <text:p>Nonne tu, Deus, qui repulísti nos? * et non egrediéris, Deus in virtútibus nostris?</text:p>
          </table:table-cell>
          <table:table-cell table:formula="of:=[.B1072]=[.A107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a nobis auxílium de tribulatióne: * quia vana salus hóminis.</text:p>
          </table:table-cell>
          <table:table-cell office:value-type="string">
            <text:p>Da nobis auxílium de tribulatióne: * quia vana salus hóminis.</text:p>
          </table:table-cell>
          <table:table-cell table:formula="of:=[.B1073]=[.A10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Deo faciémus virtútem: * et ipse ad níhilum dedúcet tribulántes nos.</text:p>
          </table:table-cell>
          <table:table-cell office:value-type="string">
            <text:p>In Deo faciémus virtútem: * et ipse ad níhilum dedúcet tribulántes nos.</text:p>
          </table:table-cell>
          <table:table-cell table:formula="of:=[.B1074]=[.A10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0</text:p>
          </table:table-cell>
          <table:table-cell office:value-type="string">
            <text:p>Psalmus 60. Exaudi, Deus</text:p>
          </table:table-cell>
          <table:table-cell table:formula="of:=[.B1075]=[.A107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áudi, Deus, deprecatiónem meam: * inténde oratióni meæ.</text:p>
          </table:table-cell>
          <table:table-cell office:value-type="string">
            <text:p>Exáudi, Deus, deprecatiónem meam: * inténde oratióni meæ.</text:p>
          </table:table-cell>
          <table:table-cell table:formula="of:=[.B1076]=[.A10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fínibus terræ ad te clamávi: * dum anxiarétur cor meum, in petra exaltásti me.</text:p>
          </table:table-cell>
          <table:table-cell office:value-type="string">
            <text:p>A fínibus terræ ad te clamávi: * dum anxiarétur cor meum, in petra exaltásti me.</text:p>
          </table:table-cell>
          <table:table-cell table:formula="of:=[.B1077]=[.A10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duxísti me, quia factus es spes mea: * turris fortitúdinis a fácie inimíci.</text:p>
          </table:table-cell>
          <table:table-cell office:value-type="string">
            <text:p>Deduxísti me, quia factus es spes mea: * turris fortitúdinis a fácie inimíci.</text:p>
          </table:table-cell>
          <table:table-cell table:formula="of:=[.B1078]=[.A10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habitábo in tabernáculo tuo in sæcula: * prótegar in velaménto alárum tuárum.</text:p>
          </table:table-cell>
          <table:table-cell office:value-type="string">
            <text:p>Inhabitábo in tabernáculo tuo in sæcula: * prótegar in velaménto alárum tuárum.</text:p>
          </table:table-cell>
          <table:table-cell table:formula="of:=[.B1079]=[.A10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tu, Deus meus, exaudísti oratiónem meam: * dedísti hereditátem timéntibus nomen tuum.</text:p>
          </table:table-cell>
          <table:table-cell office:value-type="string">
            <text:p>Quóniam tu, Deus meus, exaudísti oratiónem meam: * dedísti hereditátem timéntibus nomen tuum.</text:p>
          </table:table-cell>
          <table:table-cell table:formula="of:=[.B1080]=[.A10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es super dies regis adjícies: * annos ejus usque in diem generatiónis et generatiónis.</text:p>
          </table:table-cell>
          <table:table-cell office:value-type="string">
            <text:p>Dies super dies regis adjícies: * annos ejus usque in diem generatiónis et generatiónis.</text:p>
          </table:table-cell>
          <table:table-cell table:formula="of:=[.B1081]=[.A10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érmanet in ætérnum in conspéctu Dei: * misericórdiam et veritátem ejus quis requíret?</text:p>
          </table:table-cell>
          <table:table-cell office:value-type="string">
            <text:p>Pérmanet in ætérnum in conspéctu Dei: * misericórdiam et veritátem ejus quis requíret?</text:p>
          </table:table-cell>
          <table:table-cell table:formula="of:=[.B1082]=[.A10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 psalmum dicam nómini tuo in sæculum sæculi: * ut reddam vota mea de die in diem.</text:p>
          </table:table-cell>
          <table:table-cell office:value-type="string">
            <text:p>Sic psalmum dicam nómini tuo in sæculum sæculi: * ut reddam vota mea de die in diem.</text:p>
          </table:table-cell>
          <table:table-cell table:formula="of:=[.B1083]=[.A10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1</text:p>
          </table:table-cell>
          <table:table-cell office:value-type="string">
            <text:p>Psalmus 61. Nonne Deo?</text:p>
          </table:table-cell>
          <table:table-cell table:formula="of:=[.B1084]=[.A108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nne Deo subjécta erit ánima mea? * ab ipso enim salutáre meum.</text:p>
          </table:table-cell>
          <table:table-cell office:value-type="string">
            <text:p>Nonne Deo subjécta erit ánima mea? * ab ipso enim salutáre meum.</text:p>
          </table:table-cell>
          <table:table-cell table:formula="of:=[.B1085]=[.A10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am et ipse Deus meus, et salutáris meus: * suscéptor meus, non movébor ámplius.</text:p>
          </table:table-cell>
          <table:table-cell office:value-type="string">
            <text:p>Nam et ipse Deus meus, et salutáris meus: * suscéptor meus, non movébor ámplius.</text:p>
          </table:table-cell>
          <table:table-cell table:formula="of:=[.B1086]=[.A10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oúsque irrúitis in hóminem? * interfícitis univérsi vos: tamquam paríeti inclináto et macériæ depúlsæ?</text:p>
          </table:table-cell>
          <table:table-cell office:value-type="string">
            <text:p>Quoúsque irrúitis in hóminem? * interfícitis univérsi vos: tamquam paríeti inclináto et macériæ depúlsæ?</text:p>
          </table:table-cell>
          <table:table-cell table:formula="of:=[.B1087]=[.A10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úmtamen prétium meum cogitavérunt repéllere, cucúrri in siti: * ore suo benedicébant, et corde suo maledicébant.</text:p>
          </table:table-cell>
          <table:table-cell office:value-type="string">
            <text:p>Verúmtamen prétium meum cogitavérunt repéllere, cucúrri in siti: * ore suo benedicébant, et corde suo maledicébant.</text:p>
          </table:table-cell>
          <table:table-cell table:formula="of:=[.B1088]=[.A10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úmtamen Deo subjécta esto, ánima mea: * quóniam ab ipso patiéntia mea.</text:p>
          </table:table-cell>
          <table:table-cell office:value-type="string">
            <text:p>Verúmtamen Deo subjécta esto, ánima mea: * quóniam ab ipso patiéntia mea.</text:p>
          </table:table-cell>
          <table:table-cell table:formula="of:=[.B1089]=[.A10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ipse Deus meus, et salvátor meus: * adjútor meus, non emigrábo.</text:p>
          </table:table-cell>
          <table:table-cell office:value-type="string">
            <text:p>Quia ipse Deus meus, et salvátor meus: * adjútor meus, non emigrábo.</text:p>
          </table:table-cell>
          <table:table-cell table:formula="of:=[.B1090]=[.A10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Deo salutáre meum, et glória mea: * Deus auxílii mei, et spes mea in Deo est.</text:p>
          </table:table-cell>
          <table:table-cell office:value-type="string">
            <text:p>In Deo salutáre meum, et glória mea: * Deus auxílii mei, et spes mea in Deo est.</text:p>
          </table:table-cell>
          <table:table-cell table:formula="of:=[.B1091]=[.A10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peráte in eo omnis congregátio pópuli, effúndite coram illo corda vestra: * Deus adjútor noster in ætérnum.</text:p>
          </table:table-cell>
          <table:table-cell office:value-type="string">
            <text:p>Speráte in eo omnis congregátio pópuli, effúndite coram illo corda vestra: * Deus adjútor noster in ætérnum.</text:p>
          </table:table-cell>
          <table:table-cell table:formula="of:=[.B1092]=[.A10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úmtamen vani fílii hóminum, mendáces fílii hóminum in statéris: * ut decípiant ipsi de vanitáte in idípsum.</text:p>
          </table:table-cell>
          <table:table-cell office:value-type="string">
            <text:p>Verúmtamen vani fílii hóminum, mendáces fílii hóminum in statéris: * ut decípiant ipsi de vanitáte in idípsum.</text:p>
          </table:table-cell>
          <table:table-cell table:formula="of:=[.B1093]=[.A10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líte speráre in iniquitáte, et rapínas nolíte concupíscere: * divítiæ si áffluant, nolíte cor appónere.</text:p>
          </table:table-cell>
          <table:table-cell office:value-type="string">
            <text:p>Nolíte speráre in iniquitáte, et rapínas nolíte concupíscere: * divítiæ si áffluant, nolíte cor appónere.</text:p>
          </table:table-cell>
          <table:table-cell table:formula="of:=[.B1094]=[.A10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mel locútus est Deus, duo hæc audívi, quia potéstas Dei est, et tibi, Dómine, misericórdia: * quia tu reddes unicuíque juxta ópera sua.</text:p>
          </table:table-cell>
          <table:table-cell office:value-type="string">
            <text:p>Semel locútus est Deus, duo hæc audívi, quia potéstas Dei est, et tibi, Dómine, misericórdia: * quia tu reddes unicuíque juxta ópera sua.</text:p>
          </table:table-cell>
          <table:table-cell table:formula="of:=[.B1095]=[.A10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2</text:p>
          </table:table-cell>
          <table:table-cell office:value-type="string">
            <text:p>Psalmus 62. Deus, Deus meus</text:p>
          </table:table-cell>
          <table:table-cell table:formula="of:=[.B1096]=[.A109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Deus meus, * ad te de luce vígilo.</text:p>
          </table:table-cell>
          <table:table-cell office:value-type="string">
            <text:p>Deus, Deus meus, * ad te de luce vígilo.</text:p>
          </table:table-cell>
          <table:table-cell table:formula="of:=[.B1097]=[.A10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tívit in te ánima mea, * quam multiplíciter tibi caro mea.</text:p>
          </table:table-cell>
          <table:table-cell office:value-type="string">
            <text:p>Sitívit in te ánima mea, * quam multiplíciter tibi caro mea.</text:p>
          </table:table-cell>
          <table:table-cell table:formula="of:=[.B1098]=[.A10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terra desérta, et ínvia, et inaquósa: * sic in sancto appárui tibi, ut vidérem virtútem tuam, et glóriam tuam.</text:p>
          </table:table-cell>
          <table:table-cell office:value-type="string">
            <text:p>In terra desérta, et ínvia, et inaquósa: * sic in sancto appárui tibi, ut vidérem virtútem tuam, et glóriam tuam.</text:p>
          </table:table-cell>
          <table:table-cell table:formula="of:=[.B1099]=[.A10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mélior est misericórdia tua super vitas: * lábia mea laudábunt te.</text:p>
          </table:table-cell>
          <table:table-cell office:value-type="string">
            <text:p>Quóniam mélior est misericórdia tua super vitas: * lábia mea laudábunt te.</text:p>
          </table:table-cell>
          <table:table-cell table:formula="of:=[.B1100]=[.A11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 benedícam te in vita mea: * et in nómine tuo levábo manus meas.</text:p>
          </table:table-cell>
          <table:table-cell office:value-type="string">
            <text:p>Sic benedícam te in vita mea: * et in nómine tuo levábo manus meas.</text:p>
          </table:table-cell>
          <table:table-cell table:formula="of:=[.B1101]=[.A11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ut ádipe et pinguédine repleátur ánima mea: * et lábiis exsultatiónis laudábit os meum.</text:p>
          </table:table-cell>
          <table:table-cell office:value-type="string">
            <text:p>Sicut ádipe et pinguédine repleátur ánima mea: * et lábiis exsultatiónis laudábit os meum.</text:p>
          </table:table-cell>
          <table:table-cell table:formula="of:=[.B1102]=[.A11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memor fui tui super stratum meum, in matutínis meditábor in te: * quia fuísti adjútor meus.</text:p>
          </table:table-cell>
          <table:table-cell office:value-type="string">
            <text:p>Si memor fui tui super stratum meum, in matutínis meditábor in te: * quia fuísti adjútor meus.</text:p>
          </table:table-cell>
          <table:table-cell table:formula="of:=[.B1103]=[.A11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 velaménto alárum tuárum exsultábo, adhæsit ánima mea post te: * me suscépit déxtera tua.</text:p>
          </table:table-cell>
          <table:table-cell office:value-type="string">
            <text:p>Et in velaménto alárum tuárum exsultábo, adhæsit ánima mea post te: * me suscépit déxtera tua.</text:p>
          </table:table-cell>
          <table:table-cell table:formula="of:=[.B1104]=[.A11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psi vero in vanum quæsiérunt ánimam meam, introíbunt in inferióra terræ: * tradéntur in manus gládii, partes vúlpium erunt.</text:p>
          </table:table-cell>
          <table:table-cell office:value-type="string">
            <text:p>Ipsi vero in vanum quæsiérunt ánimam meam, introíbunt in inferióra terræ: * tradéntur in manus gládii, partes vúlpium erunt.</text:p>
          </table:table-cell>
          <table:table-cell table:formula="of:=[.B1105]=[.A11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x vero lætábitur in Deo, laudabúntur omnes qui jurant in eo: * quia obstrúctum est os loquéntium iníqua.</text:p>
          </table:table-cell>
          <table:table-cell office:value-type="string">
            <text:p>Rex vero lætábitur in Deo, laudabúntur omnes qui jurant in eo: * quia obstrúctum est os loquéntium iníqua.</text:p>
          </table:table-cell>
          <table:table-cell table:formula="of:=[.B1106]=[.A11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3</text:p>
          </table:table-cell>
          <table:table-cell office:value-type="string">
            <text:p>Psalmus 63. Exaudi, Deus</text:p>
          </table:table-cell>
          <table:table-cell table:formula="of:=[.B1107]=[.A110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áudi, Deus, oratiónem meam cum déprecor: * a timóre inimíci éripe ánimam meam.</text:p>
          </table:table-cell>
          <table:table-cell office:value-type="string">
            <text:p>Exáudi, Deus, oratiónem meam cum déprecor: * a timóre inimíci éripe ánimam meam.</text:p>
          </table:table-cell>
          <table:table-cell table:formula="of:=[.B1108]=[.A11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texísti me a convéntu malignántium: * a multitúdine operántium iniquitátem.</text:p>
          </table:table-cell>
          <table:table-cell office:value-type="string">
            <text:p>Protexísti me a convéntu malignántium: * a multitúdine operántium iniquitátem.</text:p>
          </table:table-cell>
          <table:table-cell table:formula="of:=[.B1109]=[.A11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exacuérunt ut gládium linguas suas: * intendérunt arcum rem amáram, ut sagíttent in occúltis immaculátum.</text:p>
          </table:table-cell>
          <table:table-cell office:value-type="string">
            <text:p>Quia exacuérunt ut gládium linguas suas: * intendérunt arcum rem amáram, ut sagíttent in occúltis immaculátum.</text:p>
          </table:table-cell>
          <table:table-cell table:formula="of:=[.B1110]=[.A11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úbito sagittábunt eum, et non timébunt: * firmavérunt sibi sermónem nequam.</text:p>
          </table:table-cell>
          <table:table-cell office:value-type="string">
            <text:p>Súbito sagittábunt eum, et non timébunt: * firmavérunt sibi sermónem nequam.</text:p>
          </table:table-cell>
          <table:table-cell table:formula="of:=[.B1111]=[.A11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arravérunt ut abscónderent láqueos: * dixérunt: Quis vidébit eos?</text:p>
          </table:table-cell>
          <table:table-cell office:value-type="string">
            <text:p>Narravérunt ut abscónderent láqueos: * dixérunt: Quis vidébit eos?</text:p>
          </table:table-cell>
          <table:table-cell table:formula="of:=[.B1112]=[.A11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crutáti sunt iniquitátes: * defecérunt scrutántes scrutínio.</text:p>
          </table:table-cell>
          <table:table-cell office:value-type="string">
            <text:p>Scrutáti sunt iniquitátes: * defecérunt scrutántes scrutínio.</text:p>
          </table:table-cell>
          <table:table-cell table:formula="of:=[.B1113]=[.A11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ccédet homo ad cor altum: * et exaltábitur Deus.</text:p>
          </table:table-cell>
          <table:table-cell office:value-type="string">
            <text:p>Accédet homo ad cor altum: * et exaltábitur Deus.</text:p>
          </table:table-cell>
          <table:table-cell table:formula="of:=[.B1114]=[.A11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gíttæ parvulórum factæ sunt plagæ eórum: * et infirmátæ sunt contra eos linguæ eórum.</text:p>
          </table:table-cell>
          <table:table-cell office:value-type="string">
            <text:p>Sagíttæ parvulórum factæ sunt plagæ eórum: * et infirmátæ sunt contra eos linguæ eórum.</text:p>
          </table:table-cell>
          <table:table-cell table:formula="of:=[.B1115]=[.A11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turbáti sunt omnes qui vidébant eos: * et tímuit omnis homo.</text:p>
          </table:table-cell>
          <table:table-cell office:value-type="string">
            <text:p>Conturbáti sunt omnes qui vidébant eos: * et tímuit omnis homo.</text:p>
          </table:table-cell>
          <table:table-cell table:formula="of:=[.B1116]=[.A11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nnuntiavérunt ópera Dei, * et facta ejus intellexérunt.</text:p>
          </table:table-cell>
          <table:table-cell office:value-type="string">
            <text:p>Et annuntiavérunt ópera Dei, * et facta ejus intellexérunt.</text:p>
          </table:table-cell>
          <table:table-cell table:formula="of:=[.B1117]=[.A11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ábitur justus in Dómino, et sperábit in eo, * et laudabúntur omnes recti corde.</text:p>
          </table:table-cell>
          <table:table-cell office:value-type="string">
            <text:p>Lætábitur justus in Dómino, et sperábit in eo: * et laudabúntur omnes recti corde.</text:p>
          </table:table-cell>
          <table:table-cell table:formula="of:=[.B1118]=[.A111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64</text:p>
          </table:table-cell>
          <table:table-cell office:value-type="string">
            <text:p>Psalmus 64. Te decet hymnus</text:p>
          </table:table-cell>
          <table:table-cell table:formula="of:=[.B1119]=[.A111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e decet hymnus, Deus, in Sion: *‡ et tibi reddétur votum in Jerúsalem.</text:p>
          </table:table-cell>
          <table:table-cell office:value-type="string">
            <text:p>Te decet hymnus, Deus, in Sion: * et tibi reddétur votum in Jerúsalem.</text:p>
          </table:table-cell>
          <table:table-cell table:formula="of:=[.B1120]=[.A112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áudi oratiónem meam: * ad te omnis caro véniet.</text:p>
          </table:table-cell>
          <table:table-cell office:value-type="string">
            <text:p>Exáudi oratiónem meam: * ad te omnis caro véniet.</text:p>
          </table:table-cell>
          <table:table-cell table:formula="of:=[.B1121]=[.A11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ba iniquórum prævaluérunt super nos: * et impietátibus nostris tu propitiáberis.</text:p>
          </table:table-cell>
          <table:table-cell office:value-type="string">
            <text:p>Verba iniquórum prævaluérunt super nos: * et impietátibus nostris tu propitiáberis.</text:p>
          </table:table-cell>
          <table:table-cell table:formula="of:=[.B1122]=[.A11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átus, quem elegísti, et assumpsísti: * inhabitábit in átriis tuis.</text:p>
          </table:table-cell>
          <table:table-cell office:value-type="string">
            <text:p>Beátus quem elegísti et assumpsísti: * inhabitábit in átriis tuis.</text:p>
          </table:table-cell>
          <table:table-cell table:formula="of:=[.B1123]=[.A112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eplébimur in bonis domus tuæ: sanctum est templum tuum, * mirábile in æquitáte.</text:p>
          </table:table-cell>
          <table:table-cell office:value-type="string">
            <text:p>Replébimur in bonis domus tuæ, sanctum est templum tuum: * mirábile in æquitáte.</text:p>
          </table:table-cell>
          <table:table-cell table:formula="of:=[.B1124]=[.A112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áudi nos, Deus, salutáris noster, * spes ómnium fínium terræ, et in mari longe.</text:p>
          </table:table-cell>
          <table:table-cell office:value-type="string">
            <text:p>Exáudi nos, Deus salutáris noster: * spes ómnium fínium terræ et in mari longe.</text:p>
          </table:table-cell>
          <table:table-cell table:formula="of:=[.B1125]=[.A112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ræparans montes in virtúte tua, accínctus poténtia: * qui contúrbas profúndum maris sonum flúctuum ejus.</text:p>
          </table:table-cell>
          <table:table-cell office:value-type="string">
            <text:p>Præparans montes in virtúte tua, accínctus poténtia: * qui contúrbas profúndum maris sonum flúctuum ejus.</text:p>
          </table:table-cell>
          <table:table-cell table:formula="of:=[.B1126]=[.A11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rbabúntur gentes, et timébunt qui hábitant términos a signis tuis: * éxitus matutíni, et véspere delectábis.</text:p>
          </table:table-cell>
          <table:table-cell office:value-type="string">
            <text:p>Turbabúntur Gentes, et timébunt qui inhábitant términos a signis tuis: * éxitus matutíni, et véspere delectábis.</text:p>
          </table:table-cell>
          <table:table-cell table:formula="of:=[.B1127]=[.A1127]" office:value-type="boolean" office:boolean-value="false">
            <text:p>FALSE</text:p>
          </table:table-cell>
          <table:table-cell office:value-type="string">
            <text:p>xx</text:p>
          </table:table-cell>
          <table:table-cell office:value-type="string">
            <text:p>qui hábitant </text:p>
          </table:table-cell>
          <table:table-cell/>
        </table:table-row>
        <table:table-row table:style-name="ro1">
          <table:table-cell office:value-type="string">
            <text:p>Visitásti terram, et inebriásti eam: * multiplicásti locupletáre eam.</text:p>
          </table:table-cell>
          <table:table-cell office:value-type="string">
            <text:p>Visitásti terram, et inebriásti eam: * multiplicásti locupletáre eam.</text:p>
          </table:table-cell>
          <table:table-cell table:formula="of:=[.B1128]=[.A11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lumen Dei replétum est aquis, parásti cibum illórum: * quóniam ita est præparátio ejus.</text:p>
          </table:table-cell>
          <table:table-cell office:value-type="string">
            <text:p>Flumen Dei replétum est aquis; parásti cibum illórum: * quóniam ita est præparátio ejus.</text:p>
          </table:table-cell>
          <table:table-cell table:formula="of:=[.B1129]=[.A112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ivos ejus inébria, multíplica genímina ejus: * in stillicídiis ejus lætábitur gérminans.</text:p>
          </table:table-cell>
          <table:table-cell office:value-type="string">
            <text:p>Rivos ejus inébria multíplica genímina ejus: * in stillicídiis ejus lætábitur gérminans.</text:p>
          </table:table-cell>
          <table:table-cell table:formula="of:=[.B1130]=[.A113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nedíces corónæ anni benignitátis tuæ: * et campi tui replebúntur ubertáte.</text:p>
          </table:table-cell>
          <table:table-cell office:value-type="string">
            <text:p>Benedíces corónæ anni benignitátis tuæ: * et campi tui replebúntur ubertáte.</text:p>
          </table:table-cell>
          <table:table-cell table:formula="of:=[.B1131]=[.A11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inguéscent speciósa desérti: * et exsultatióne colles accingéntur.</text:p>
          </table:table-cell>
          <table:table-cell office:value-type="string">
            <text:p>Pinguéscent speciósa desérti: * et exsultatióne colles accingéntur.</text:p>
          </table:table-cell>
          <table:table-cell table:formula="of:=[.B1132]=[.A11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dúti sunt aríetes óvium, et valles abundábunt fruménto: * clamábunt, étenim hymnum dicent.</text:p>
          </table:table-cell>
          <table:table-cell office:value-type="string">
            <text:p>Indúti sunt aríetes óvium et valles abundábunt fruménto: * clamábunt, étenim hymnum dicent.</text:p>
          </table:table-cell>
          <table:table-cell table:formula="of:=[.B1133]=[.A113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65 i</text:p>
          </table:table-cell>
          <table:table-cell office:value-type="string">
            <text:p>Psalmus 65. i. Jubilate Deo</text:p>
          </table:table-cell>
          <table:table-cell table:formula="of:=[.B1134]=[.A113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biláte Deo, omnis terra, psalmum dícite nómini ejus: * date glóriam laudi ejus.</text:p>
          </table:table-cell>
          <table:table-cell office:value-type="string">
            <text:p>Jubiláte Deo, omnis terra, psalmum dícite nómini ejus: * date glóriam laudi ejus.</text:p>
          </table:table-cell>
          <table:table-cell table:formula="of:=[.B1135]=[.A11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ícite Deo: Quam terribília sunt ópera tua, Dómine! * in multitúdine virtútis tuæ mentiéntur tibi inimíci tui.</text:p>
          </table:table-cell>
          <table:table-cell office:value-type="string">
            <text:p>Dícite Deo: Quam terribília sunt ópera tua, Dómine! * in multitúdine virtútis tuæ mentiéntur tibi inimíci tui.</text:p>
          </table:table-cell>
          <table:table-cell table:formula="of:=[.B1136]=[.A11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mnis terra adóret te, et psallat tibi: * psalmum dicat nómini tuo.</text:p>
          </table:table-cell>
          <table:table-cell office:value-type="string">
            <text:p>Omnis terra adóret te, et psallat tibi: * psalmum dicat nómini tuo.</text:p>
          </table:table-cell>
          <table:table-cell table:formula="of:=[.B1137]=[.A11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níte, et vidéte ópera Dei: * terríbilis in consíliis super fílios hóminum.</text:p>
          </table:table-cell>
          <table:table-cell office:value-type="string">
            <text:p>Veníte, et vidéte ópera Dei: * terríbilis in consíliis super fílios hóminum.</text:p>
          </table:table-cell>
          <table:table-cell table:formula="of:=[.B1138]=[.A11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convértit mare in áridam, in flúmine pertransíbunt pede: * ibi lætábimur in ipso.</text:p>
          </table:table-cell>
          <table:table-cell office:value-type="string">
            <text:p>Qui convértit mare in áridam, in flúmine pertransíbunt pede: * ibi lætábimur in ipso.</text:p>
          </table:table-cell>
          <table:table-cell table:formula="of:=[.B1139]=[.A11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dominátur in virtúte sua in ætérnum, óculi ejus super Gentes respíciunt: * qui exásperant non exalténtur in semetípsis.</text:p>
          </table:table-cell>
          <table:table-cell office:value-type="string">
            <text:p>Qui dominátur in virtúte sua in ætérnum, óculi ejus super Gentes respíciunt: * qui exásperant non exalténtur in semetípsis.</text:p>
          </table:table-cell>
          <table:table-cell table:formula="of:=[.B1140]=[.A11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ite, Gentes, Deum nostrum: * et audítam fácite vocem laudis ejus,</text:p>
          </table:table-cell>
          <table:table-cell office:value-type="string">
            <text:p>Benedícite, Gentes, Deum nostrum: * et audítam fácite vocem laudis ejus,</text:p>
          </table:table-cell>
          <table:table-cell table:formula="of:=[.B1141]=[.A11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pósuit ánimam meam ad vitam: * et non dedit in commotiónem pedes meos.</text:p>
          </table:table-cell>
          <table:table-cell office:value-type="string">
            <text:p>Qui pósuit ánimam meam ad vitam: * et non dedit in commotiónem pedes meos.</text:p>
          </table:table-cell>
          <table:table-cell table:formula="of:=[.B1142]=[.A11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probásti nos, Deus: * igne nos examinásti, sicut examinátur argéntum.</text:p>
          </table:table-cell>
          <table:table-cell office:value-type="string">
            <text:p>Quóniam probásti nos, Deus: * igne nos examinásti, sicut examinátur argéntum.</text:p>
          </table:table-cell>
          <table:table-cell table:formula="of:=[.B1143]=[.A11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duxísti nos in láqueum, posuísti tribulatiónes in dorso nostro: * imposuísti hómines super cápita nostra.</text:p>
          </table:table-cell>
          <table:table-cell office:value-type="string">
            <text:p>Induxísti nos in láqueum, posuísti tribulatiónes in dorso nostro: * imposuísti hómines super cápita nostra.</text:p>
          </table:table-cell>
          <table:table-cell table:formula="of:=[.B1144]=[.A11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ransívimus per ignem et aquam: * et eduxísti nos in refrigérium.</text:p>
          </table:table-cell>
          <table:table-cell office:value-type="string">
            <text:p>Transívimus per ignem et aquam: * et eduxísti nos in refrigérium.</text:p>
          </table:table-cell>
          <table:table-cell table:formula="of:=[.B1145]=[.A11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5 ii</text:p>
          </table:table-cell>
          <table:table-cell office:value-type="string">
            <text:p>Psalmus 65. ii. Introibo in domum</text:p>
          </table:table-cell>
          <table:table-cell table:formula="of:=[.B1146]=[.A114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troíbo in domum tuam in holocáustis: * reddam tibi vota mea, quæ distinxérunt lábia mea.</text:p>
          </table:table-cell>
          <table:table-cell office:value-type="string">
            <text:p>Introíbo in domum tuam in holocáustis: * reddam tibi vota mea, quæ distinxérunt lábia mea.</text:p>
          </table:table-cell>
          <table:table-cell table:formula="of:=[.B1147]=[.A11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locútum est os meum, * in tribulatióne mea.</text:p>
          </table:table-cell>
          <table:table-cell office:value-type="string">
            <text:p>Et locútum est os meum, * in tribulatióne mea.</text:p>
          </table:table-cell>
          <table:table-cell table:formula="of:=[.B1148]=[.A11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olocáusta medulláta ófferam tibi cum incénso aríetum: * ófferam tibi boves cum hircis.</text:p>
          </table:table-cell>
          <table:table-cell office:value-type="string">
            <text:p>Holocáusta medulláta ófferam tibi cum incénso aríetum: * ófferam tibi boves cum hircis.</text:p>
          </table:table-cell>
          <table:table-cell table:formula="of:=[.B1149]=[.A11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níte, audíte, et narrábo, omnes, qui timétis Deum: * quanta fecit ánimæ meæ.</text:p>
          </table:table-cell>
          <table:table-cell office:value-type="string">
            <text:p>Veníte, audíte, et narrábo, omnes, qui timétis Deum: * quanta fecit ánimæ meæ.</text:p>
          </table:table-cell>
          <table:table-cell table:formula="of:=[.B1150]=[.A11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 ipsum ore meo clamávi, * et exaltávi sub lingua mea.</text:p>
          </table:table-cell>
          <table:table-cell office:value-type="string">
            <text:p>Ad ipsum ore meo clamávi, * et exaltávi sub lingua mea.</text:p>
          </table:table-cell>
          <table:table-cell table:formula="of:=[.B1151]=[.A11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iquitátem si aspéxi in corde meo, * non exáudiet Dóminus.</text:p>
          </table:table-cell>
          <table:table-cell office:value-type="string">
            <text:p>Iniquitátem si aspéxi in corde meo, * non exáudiet Dóminus.</text:p>
          </table:table-cell>
          <table:table-cell table:formula="of:=[.B1152]=[.A11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térea exaudívit Deus, * et atténdit voci deprecatiónis meæ.</text:p>
          </table:table-cell>
          <table:table-cell office:value-type="string">
            <text:p>Proptérea exaudívit Deus, * et atténdit voci deprecatiónis meæ.</text:p>
          </table:table-cell>
          <table:table-cell table:formula="of:=[.B1153]=[.A11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tus Deus, * qui non amóvit oratiónem meam, et misericórdiam suam a me.</text:p>
          </table:table-cell>
          <table:table-cell office:value-type="string">
            <text:p>Benedíctus Deus, * qui non amóvit oratiónem meam, et misericórdiam suam a me.</text:p>
          </table:table-cell>
          <table:table-cell table:formula="of:=[.B1154]=[.A11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6</text:p>
          </table:table-cell>
          <table:table-cell office:value-type="string">
            <text:p>Psalmus 66. Deus, misereatur nostri</text:p>
          </table:table-cell>
          <table:table-cell table:formula="of:=[.B1155]=[.A115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 misereátur nostri, et benedícat nobis: *‡ illúminet vultum suum super nos, et misereátur nostri.</text:p>
          </table:table-cell>
          <table:table-cell office:value-type="string">
            <text:p>Deus misereátur nostri, et benedícat nobis: * illúminet vultum suum super nos, et misereátur nostri.</text:p>
          </table:table-cell>
          <table:table-cell table:formula="of:=[.B1156]=[.A115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Ut cognoscámus in terra viam tuam, * in ómnibus géntibus salutáre tuum.</text:p>
          </table:table-cell>
          <table:table-cell office:value-type="string">
            <text:p>Ut cognoscámus in terra viam tuam, * in ómnibus Géntibus salutáre tuum.</text:p>
          </table:table-cell>
          <table:table-cell table:formula="of:=[.B1157]=[.A115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eántur tibi pópuli, Deus: * confiteántur tibi pópuli omnes.</text:p>
          </table:table-cell>
          <table:table-cell office:value-type="string">
            <text:p>Confiteántur tibi pópuli, Deus: * confiteántur tibi pópuli omnes.</text:p>
          </table:table-cell>
          <table:table-cell table:formula="of:=[.B1158]=[.A11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éntur et exsúltent gentes: * quóniam júdicas pópulos in æquitáte, et gentes in terra dírigis.</text:p>
          </table:table-cell>
          <table:table-cell office:value-type="string">
            <text:p>Læténtur et exsúltent Gentes: * quóniam júdicas pópulos in æquitáte, et Gentes in terra dírigis.</text:p>
          </table:table-cell>
          <table:table-cell table:formula="of:=[.B1159]=[.A115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eántur tibi pópuli, Deus, confiteántur tibi pópuli omnes: * terra dedit fructum suum.</text:p>
          </table:table-cell>
          <table:table-cell office:value-type="string">
            <text:p>Confiteántur tibi pópuli, Deus, confiteántur tibi pópuli omnes: * terra dedit fructum suum.</text:p>
          </table:table-cell>
          <table:table-cell table:formula="of:=[.B1160]=[.A11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at nos Deus, Deus noster, benedícat nos Deus: * et métuant eum omnes fines terræ.</text:p>
          </table:table-cell>
          <table:table-cell office:value-type="string">
            <text:p>Benedícat nos Deus, Deus noster, benedícat nos Deus: * et métuant eum omnes fines terræ.</text:p>
          </table:table-cell>
          <table:table-cell table:formula="of:=[.B1161]=[.A11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7 i</text:p>
          </table:table-cell>
          <table:table-cell office:value-type="string">
            <text:p>Psalmus 67. i. Exsurgat Deus</text:p>
          </table:table-cell>
          <table:table-cell table:formula="of:=[.B1162]=[.A116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súrgat Deus, et dissipéntur inimíci ejus, *‡ et fúgiant qui odérunt eum, a fácie ejus.</text:p>
          </table:table-cell>
          <table:table-cell office:value-type="string">
            <text:p>Exsúrgat Deus, et dissipéntur inimíci ejus, * et fúgiant qui odérunt eum, a fácie ejus.</text:p>
          </table:table-cell>
          <table:table-cell table:formula="of:=[.B1163]=[.A116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cut déficit fumus, defíciant: * sicut fluit cera a fácie ignis, sic péreant peccatóres a fácie Dei.</text:p>
          </table:table-cell>
          <table:table-cell office:value-type="string">
            <text:p>Sicut déficit fumus, defíciant: * sicut fluit cera a fácie ignis, sic péreant peccatóres a fácie Dei.</text:p>
          </table:table-cell>
          <table:table-cell table:formula="of:=[.B1164]=[.A11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justi epuléntur, et exsúltent in conspéctu Dei: * et delecténtur in lætítia.</text:p>
          </table:table-cell>
          <table:table-cell office:value-type="string">
            <text:p>Et justi epuléntur, et exsúltent in conspéctu Dei: * et delecténtur in lætítia.</text:p>
          </table:table-cell>
          <table:table-cell table:formula="of:=[.B1165]=[.A11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antáte Deo, psalmum dícite nómini ejus: * iter fácite ei, qui ascéndit super occásum: &lt;sr&gt;(fit reverentia)&lt;/s&gt; Dóminus nomen illi.</text:p>
          </table:table-cell>
          <table:table-cell office:value-type="string">
            <text:p>Cantáte Deo, psalmum dícite nómini ejus: * iter fácite ei, qui ascéndit super occásum: (fit reverentia) Dóminus nomen illi.</text:p>
          </table:table-cell>
          <table:table-cell table:formula="of:=[.B1166]=[.A116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sultáte in conspéctu ejus: * turbabúntur a fácie ejus, patris orphanórum et júdicis viduárum.</text:p>
          </table:table-cell>
          <table:table-cell office:value-type="string">
            <text:p>Exsultáte in conspéctu ejus: * turbabúntur a fácie ejus, patris orphanórum et júdicis viduárum.</text:p>
          </table:table-cell>
          <table:table-cell table:formula="of:=[.B1167]=[.A11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in loco sancto suo: * Deus, qui inhabitáre facit uníus moris in domo:</text:p>
          </table:table-cell>
          <table:table-cell office:value-type="string">
            <text:p>Deus in loco sancto suo: * Deus, qui inhabitáre facit uníus moris in domo:</text:p>
          </table:table-cell>
          <table:table-cell table:formula="of:=[.B1168]=[.A11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edúcit vinctos in fortitúdine, * simíliter eos qui exásperant, qui hábitant in sepúlcris.</text:p>
          </table:table-cell>
          <table:table-cell office:value-type="string">
            <text:p>Qui edúcit vinctos in fortitúdine, * simíliter eos qui exásperant, qui hábitant in sepúlcris.</text:p>
          </table:table-cell>
          <table:table-cell table:formula="of:=[.B1169]=[.A11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, cum egrederéris in conspéctu pópuli tui, * cum pertransíres in desérto:</text:p>
          </table:table-cell>
          <table:table-cell office:value-type="string">
            <text:p>Deus, cum egrederéris in conspéctu pópuli tui, * cum pertransíres in desérto:</text:p>
          </table:table-cell>
          <table:table-cell table:formula="of:=[.B1170]=[.A11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erra mota est, étenim cæli distillavérunt a fácie Dei Sínai, * a fácie Dei Israël.</text:p>
          </table:table-cell>
          <table:table-cell office:value-type="string">
            <text:p>Terra mota est, étenim cæli distillavérunt a fácie Dei Sínai, * a fácie Dei Israël.</text:p>
          </table:table-cell>
          <table:table-cell table:formula="of:=[.B1171]=[.A11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lúviam voluntáriam segregábis, Deus, hereditáti tuæ: * et infirmáta est, tu vero perfecísti eam.</text:p>
          </table:table-cell>
          <table:table-cell office:value-type="string">
            <text:p>Plúviam voluntáriam segregábis, Deus, hereditáti tuæ: * et infirmáta est, tu vero perfecísti eam.</text:p>
          </table:table-cell>
          <table:table-cell table:formula="of:=[.B1172]=[.A11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nimália tua habitábunt in ea: * parásti in dulcédine tua páuperi, Deus.</text:p>
          </table:table-cell>
          <table:table-cell office:value-type="string">
            <text:p>Animália tua habitábunt in ea: * parásti in dulcédine tua páuperi, Deus.</text:p>
          </table:table-cell>
          <table:table-cell table:formula="of:=[.B1173]=[.A11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7 ii</text:p>
          </table:table-cell>
          <table:table-cell office:value-type="string">
            <text:p>Psalmus 67. ii. Dominus dabit</text:p>
          </table:table-cell>
          <table:table-cell table:formula="of:=[.B1174]=[.A117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us dabit verbum evangelizántibus, * virtúte multa.</text:p>
          </table:table-cell>
          <table:table-cell office:value-type="string">
            <text:p>Dóminus dabit verbum evangelizántibus, * virtúte multa.</text:p>
          </table:table-cell>
          <table:table-cell table:formula="of:=[.B1175]=[.A11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x virtútum dilécti dilécti: * et spéciei domus divídere spólia.</text:p>
          </table:table-cell>
          <table:table-cell office:value-type="string">
            <text:p>Rex virtútum dilécti dilécti: * et spéciei domus divídere spólia.</text:p>
          </table:table-cell>
          <table:table-cell table:formula="of:=[.B1176]=[.A11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dormiátis inter médios cleros, pennæ colúmbæ deargentátæ, * et posterióra dorsi ejus in pallóre auri.</text:p>
          </table:table-cell>
          <table:table-cell office:value-type="string">
            <text:p>Si dormiátis inter médios cleros, pennæ colúmbæ deargentátæ, * et posterióra dorsi ejus in pallóre auri.</text:p>
          </table:table-cell>
          <table:table-cell table:formula="of:=[.B1177]=[.A11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um discérnit cæléstis reges super eam, nive dealbabúntur in Selmon: * mons Dei, mons pinguis.</text:p>
          </table:table-cell>
          <table:table-cell office:value-type="string">
            <text:p>Dum discérnit cæléstis reges super eam, nive dealbabúntur in Selmon: * mons Dei, mons pinguis.</text:p>
          </table:table-cell>
          <table:table-cell table:formula="of:=[.B1178]=[.A11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ons coagulátus, mons pinguis: * ut quid suspicámini montes coagulátos?</text:p>
          </table:table-cell>
          <table:table-cell office:value-type="string">
            <text:p>Mons coagulátus, mons pinguis: * ut quid suspicámini montes coagulátos?</text:p>
          </table:table-cell>
          <table:table-cell table:formula="of:=[.B1179]=[.A11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ons, in quo beneplácitum est Deo habitáre in eo: * étenim Dóminus habitábit in finem.</text:p>
          </table:table-cell>
          <table:table-cell office:value-type="string">
            <text:p>Mons, in quo beneplácitum est Deo habitáre in eo: * étenim Dóminus habitábit in finem.</text:p>
          </table:table-cell>
          <table:table-cell table:formula="of:=[.B1180]=[.A11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rrus Dei decem míllibus múltiplex, míllia lætántium: * Dóminus in eis in Sina in sancto.</text:p>
          </table:table-cell>
          <table:table-cell office:value-type="string">
            <text:p>Currus Dei decem míllibus múltiplex, míllia lætántium: * Dóminus in eis in Sina in sancto.</text:p>
          </table:table-cell>
          <table:table-cell table:formula="of:=[.B1181]=[.A11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scendísti in altum, cepísti captivitátem: * accepísti dona in homínibus.</text:p>
          </table:table-cell>
          <table:table-cell office:value-type="string">
            <text:p>Ascendísti in altum, cepísti captivitátem: * accepísti dona in homínibus.</text:p>
          </table:table-cell>
          <table:table-cell table:formula="of:=[.B1182]=[.A11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tenim non credéntes, * inhabitáre Dóminum Deum.</text:p>
          </table:table-cell>
          <table:table-cell office:value-type="string">
            <text:p>Etenim non credéntes, * inhabitáre Dóminum Deum.</text:p>
          </table:table-cell>
          <table:table-cell table:formula="of:=[.B1183]=[.A118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nedíctus Dóminus die quotídie: * prósperum iter fáciet nobis Deus salutárium nostrórum.</text:p>
          </table:table-cell>
          <table:table-cell office:value-type="string">
            <text:p>Benedíctus Dóminus die quotídie: * prósperum iter fáciet nobis Deus salutárium nostrórum.</text:p>
          </table:table-cell>
          <table:table-cell table:formula="of:=[.B1184]=[.A11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noster, Deus salvos faciéndi: * et Dómini Dómini éxitus mortis.</text:p>
          </table:table-cell>
          <table:table-cell office:value-type="string">
            <text:p>Deus noster, Deus salvos faciéndi: * et Dómini Dómini éxitus mortis.</text:p>
          </table:table-cell>
          <table:table-cell table:formula="of:=[.B1185]=[.A11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úmtamen Deus confrínget cápita inimicórum suórum: * vérticem capílli perambulántium in delíctis suis.</text:p>
          </table:table-cell>
          <table:table-cell office:value-type="string">
            <text:p>Verúmtamen Deus confrínget cápita inimicórum suórum: * vérticem capílli perambulántium in delíctis suis.</text:p>
          </table:table-cell>
          <table:table-cell table:formula="of:=[.B1186]=[.A11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xit Dóminus: Ex Basan convértam, * convértam in profúndum maris:</text:p>
          </table:table-cell>
          <table:table-cell office:value-type="string">
            <text:p>Dixit Dóminus: Ex Basan convértam, * convértam in profúndum maris:</text:p>
          </table:table-cell>
          <table:table-cell table:formula="of:=[.B1187]=[.A11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intingátur pes tuus in sánguine: * lingua canum tuórum ex inimícis, ab ipso.</text:p>
          </table:table-cell>
          <table:table-cell office:value-type="string">
            <text:p>Ut intingátur pes tuus in sánguine: * lingua canum tuórum ex inimícis, ab ipso.</text:p>
          </table:table-cell>
          <table:table-cell table:formula="of:=[.B1188]=[.A11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7 iii</text:p>
          </table:table-cell>
          <table:table-cell office:value-type="string">
            <text:p>Psalmus 67. iii. Viderunt ingressus</text:p>
          </table:table-cell>
          <table:table-cell table:formula="of:=[.B1189]=[.A118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idérunt ingréssus tuos, Deus: * ingréssus Dei mei: regis mei qui est in sancto.</text:p>
          </table:table-cell>
          <table:table-cell office:value-type="string">
            <text:p>Vidérunt ingréssus tuos, Deus: * ingréssus Dei mei: regis mei qui est in sancto.</text:p>
          </table:table-cell>
          <table:table-cell table:formula="of:=[.B1190]=[.A11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ævenérunt príncipes conjúncti psalléntibus: * in médio juvenculárum tympanistriárum.</text:p>
          </table:table-cell>
          <table:table-cell office:value-type="string">
            <text:p>Prævenérunt príncipes conjúncti psalléntibus: * in médio juvenculárum tympanistriárum.</text:p>
          </table:table-cell>
          <table:table-cell table:formula="of:=[.B1191]=[.A11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ecclésiis benedícite Deo Dómino, * de fóntibus Israël.</text:p>
          </table:table-cell>
          <table:table-cell office:value-type="string">
            <text:p>In ecclésiis benedícite Deo Dómino, * de fóntibus Israël.</text:p>
          </table:table-cell>
          <table:table-cell table:formula="of:=[.B1192]=[.A11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bi Bénjamin adolescéntulus: * in mentis excéssu.</text:p>
          </table:table-cell>
          <table:table-cell office:value-type="string">
            <text:p>Ibi Bénjamin adolescéntulus: * in mentis excéssu.</text:p>
          </table:table-cell>
          <table:table-cell table:formula="of:=[.B1193]=[.A11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íncipes Juda, duces eórum: * príncipes Zábulon, príncipes Néphtali.</text:p>
          </table:table-cell>
          <table:table-cell office:value-type="string">
            <text:p>Príncipes Juda, duces eórum: * príncipes Zábulon, príncipes Néphtali.</text:p>
          </table:table-cell>
          <table:table-cell table:formula="of:=[.B1194]=[.A11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nda, Deus, virtúti tuæ: * confírma hoc, Deus, quod operátus es in nobis.</text:p>
          </table:table-cell>
          <table:table-cell office:value-type="string">
            <text:p>Manda, Deus, virtúti tuæ: * confírma hoc, Deus, quod operátus es in nobis.</text:p>
          </table:table-cell>
          <table:table-cell table:formula="of:=[.B1195]=[.A11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templo tuo in Jerúsalem, * tibi ófferent reges múnera.</text:p>
          </table:table-cell>
          <table:table-cell office:value-type="string">
            <text:p>A templo tuo in Jerúsalem, * tibi ófferent reges múnera.</text:p>
          </table:table-cell>
          <table:table-cell table:formula="of:=[.B1196]=[.A11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Íncrepa feras arúndinis, congregátio taurórum in vaccis populórum: * ut exclúdant eos, qui probáti sunt argénto.</text:p>
          </table:table-cell>
          <table:table-cell office:value-type="string">
            <text:p>Increpa feras arúndinis, congregátio taurórum in vaccis populórum: * ut exclúdant eos, qui probáti sunt argénto.</text:p>
          </table:table-cell>
          <table:table-cell table:formula="of:=[.B1197]=[.A119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íssipa Gentes, quæ bella volunt: vénient legáti ex Ægýpto: * Æthiópia prævéniet manus ejus Deo.</text:p>
          </table:table-cell>
          <table:table-cell office:value-type="string">
            <text:p>Díssipa Gentes, quæ bella volunt: vénient legáti ex Ægypto: * Æthiópia prævéniet manus ejus Deo.</text:p>
          </table:table-cell>
          <table:table-cell table:formula="of:=[.B1198]=[.A11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egna terræ, cantáte Deo: * psállite Dómino.</text:p>
          </table:table-cell>
          <table:table-cell office:value-type="string">
            <text:p>Regna terræ, cantáte Deo: * psállite Dómino.</text:p>
          </table:table-cell>
          <table:table-cell table:formula="of:=[.B1199]=[.A11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állite Deo, qui ascéndit super cælum cæli, * ad Oriéntem.</text:p>
          </table:table-cell>
          <table:table-cell office:value-type="string">
            <text:p>Psállite Deo, qui ascéndit super cælum cæli, * ad Oriéntem.</text:p>
          </table:table-cell>
          <table:table-cell table:formula="of:=[.B1200]=[.A12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 dabit voci suæ vocem virtútis, date glóriam Deo super Israël, * magnificéntia ejus, et virtus ejus in núbibus.</text:p>
          </table:table-cell>
          <table:table-cell office:value-type="string">
            <text:p>Ecce dabit voci suæ vocem virtútis, date glóriam Deo super Israël, * magnificéntia ejus, et virtus ejus in núbibus.</text:p>
          </table:table-cell>
          <table:table-cell table:formula="of:=[.B1201]=[.A12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rábilis Deus in sanctis suis, Deus Israël ipse dabit virtútem, et fortitúdinem plebi suæ, * benedíctus Deus.</text:p>
          </table:table-cell>
          <table:table-cell office:value-type="string">
            <text:p>Mirábilis Deus in sanctis suis, Deus Israël ipse dabit virtútem, et fortitúdinem plebi suæ, * benedíctus Deus.</text:p>
          </table:table-cell>
          <table:table-cell table:formula="of:=[.B1202]=[.A12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8 i</text:p>
          </table:table-cell>
          <table:table-cell office:value-type="string">
            <text:p>Psalmus 68. i. Salvum me fac</text:p>
          </table:table-cell>
          <table:table-cell table:formula="of:=[.B1203]=[.A120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alvum me fac, Deus: * quóniam intravérunt aquæ usque ad ánimam meam.‡</text:p>
          </table:table-cell>
          <table:table-cell office:value-type="string">
            <text:p>Salvum me fac, Deus: * quóniam intravérunt aquæ usque ad ánimam meam.</text:p>
          </table:table-cell>
          <table:table-cell table:formula="of:=[.B1204]=[.A120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fíxus sum in limo profúndi: * et non est substántia.</text:p>
          </table:table-cell>
          <table:table-cell office:value-type="string">
            <text:p><text:s/>Infíxus sum in limo profúndi: * et non est substántia.</text:p>
          </table:table-cell>
          <table:table-cell table:formula="of:=[.B1205]=[.A120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eni in altitúdinem maris: * et tempéstas demérsit me.</text:p>
          </table:table-cell>
          <table:table-cell office:value-type="string">
            <text:p>Veni in altitúdinem maris: * et tempéstas demérsit me.</text:p>
          </table:table-cell>
          <table:table-cell table:formula="of:=[.B1206]=[.A12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borávi clamans, raucæ factæ sunt fauces meæ: * defecérunt óculi mei, dum spero in Deum meum.</text:p>
          </table:table-cell>
          <table:table-cell office:value-type="string">
            <text:p>Laborávi clamans, raucæ factæ sunt fauces meæ: * defecérunt óculi mei, dum spero in Deum meum.</text:p>
          </table:table-cell>
          <table:table-cell table:formula="of:=[.B1207]=[.A12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ultiplicáti sunt super capíllos cápitis mei, * qui odérunt me gratis.</text:p>
          </table:table-cell>
          <table:table-cell office:value-type="string">
            <text:p>Multiplicáti sunt super capíllos cápitis mei, * qui odérunt me gratis.</text:p>
          </table:table-cell>
          <table:table-cell table:formula="of:=[.B1208]=[.A12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ortáti sunt qui persecúti sunt me inimíci mei injúste: * quæ non rápui, tunc exsolvébam.</text:p>
          </table:table-cell>
          <table:table-cell office:value-type="string">
            <text:p>Confortáti sunt qui persecúti sunt me inimíci mei injúste: * quæ non rápui, tunc exsolvébam.</text:p>
          </table:table-cell>
          <table:table-cell table:formula="of:=[.B1209]=[.A12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, tu scis insipiéntiam meam: * et delícta mea a te non sunt abscóndita.</text:p>
          </table:table-cell>
          <table:table-cell office:value-type="string">
            <text:p>Deus, tu scis insipiéntiam meam: * et delícta mea a te non sunt abscóndita.</text:p>
          </table:table-cell>
          <table:table-cell table:formula="of:=[.B1210]=[.A12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erubéscant in me qui exspéctant te, Dómine, * Dómine virtútum.</text:p>
          </table:table-cell>
          <table:table-cell office:value-type="string">
            <text:p>Non erubéscant in me qui exspéctant te, Dómine, * Dómine virtútum</text:p>
          </table:table-cell>
          <table:table-cell table:formula="of:=[.B1211]=[.A12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n confundántur super me * qui quærunt te, Deus Israël.</text:p>
          </table:table-cell>
          <table:table-cell office:value-type="string">
            <text:p>Non confundántur super me * qui quærunt te, Deus Israël.</text:p>
          </table:table-cell>
          <table:table-cell table:formula="of:=[.B1212]=[.A12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propter te sustínui oppróbrium: * opéruit confúsio fáciem meam.</text:p>
          </table:table-cell>
          <table:table-cell office:value-type="string">
            <text:p>Quóniam propter te sustínui oppróbrium: * opéruit confúsio fáciem meam.</text:p>
          </table:table-cell>
          <table:table-cell table:formula="of:=[.B1213]=[.A12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tráneus factus sum frátribus meis, * et peregrínus fíliis matris meæ.</text:p>
          </table:table-cell>
          <table:table-cell office:value-type="string">
            <text:p>Extráneus factus sum frátribus meis, * et peregrínus fíliis matris meæ.</text:p>
          </table:table-cell>
          <table:table-cell table:formula="of:=[.B1214]=[.A12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zelus domus tuæ comédit me: * et oppróbria exprobrántium tibi cecidérunt super me.</text:p>
          </table:table-cell>
          <table:table-cell office:value-type="string">
            <text:p>Quóniam zelus domus tuæ comédit me: * et oppróbria exprobrántium tibi cecidérunt super me.</text:p>
          </table:table-cell>
          <table:table-cell table:formula="of:=[.B1215]=[.A12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opérui in jejúnio ánimam meam: * et factum est in oppróbrium mihi.</text:p>
          </table:table-cell>
          <table:table-cell office:value-type="string">
            <text:p>Et opérui in jejúnio ánimam meam: * et factum est in oppróbrium mihi.</text:p>
          </table:table-cell>
          <table:table-cell table:formula="of:=[.B1216]=[.A12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ósui vestiméntum meum cilícium: * et factus sum illis in parábolam.</text:p>
          </table:table-cell>
          <table:table-cell office:value-type="string">
            <text:p>Et pósui vestiméntum meum cilícium: * et factus sum illis in parábolam.</text:p>
          </table:table-cell>
          <table:table-cell table:formula="of:=[.B1217]=[.A12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vérsum me loquebántur, qui sedébant in porta: * et in me psallébant qui bibébant vinum.</text:p>
          </table:table-cell>
          <table:table-cell office:value-type="string">
            <text:p>Advérsum me loquebántur, qui sedébant in porta: * et in me psallébant qui bibébant vinum.</text:p>
          </table:table-cell>
          <table:table-cell table:formula="of:=[.B1218]=[.A12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vero oratiónem meam ad te, Dómine: * tempus benepláciti, Deus.</text:p>
          </table:table-cell>
          <table:table-cell office:value-type="string">
            <text:p>Ego vero oratiónem meam ad te, Dómine: * tempus benepláciti, Deus.</text:p>
          </table:table-cell>
          <table:table-cell table:formula="of:=[.B1219]=[.A12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8 ii</text:p>
          </table:table-cell>
          <table:table-cell office:value-type="string">
            <text:p>Psalmus 68. ii. In multitudine</text:p>
          </table:table-cell>
          <table:table-cell table:formula="of:=[.B1220]=[.A122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multitúdine misericórdiæ tuæ exáudi me, * in veritáte salútis tuæ:</text:p>
          </table:table-cell>
          <table:table-cell office:value-type="string">
            <text:p>In multitúdine misericórdiæ tuæ exáudi me, * in veritáte salútis tuæ:</text:p>
          </table:table-cell>
          <table:table-cell table:formula="of:=[.B1221]=[.A12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ripe me de luto, ut non infígar: * líbera me ab iis, qui odérunt me, et de profúndis aquárum.</text:p>
          </table:table-cell>
          <table:table-cell office:value-type="string">
            <text:p>Eripe me de luto, ut non infígar: * líbera me ab iis, qui odérunt me, et de profúndis aquárum.</text:p>
          </table:table-cell>
          <table:table-cell table:formula="of:=[.B1222]=[.A122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n me demérgat tempéstas aquæ, neque absórbeat me profúndum: * neque úrgeat super me púteus os suum.</text:p>
          </table:table-cell>
          <table:table-cell office:value-type="string">
            <text:p>Non me demérgat tempéstas aquæ, neque absórbeat me profúndum: * neque úrgeat super me púteus os suum.</text:p>
          </table:table-cell>
          <table:table-cell table:formula="of:=[.B1223]=[.A12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áudi me, Dómine, quóniam benígna est misericórdia tua: * secúndum multitúdinem miseratiónum tuárum réspice in me.</text:p>
          </table:table-cell>
          <table:table-cell office:value-type="string">
            <text:p>Exáudi me, Dómine, quóniam benígna est misericórdia tua: * secúndum multitúdinem miseratiónum tuárum réspice in me.</text:p>
          </table:table-cell>
          <table:table-cell table:formula="of:=[.B1224]=[.A12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ne avértas fáciem tuam a púero tuo: * quóniam tríbulor, velóciter exáudi me.</text:p>
          </table:table-cell>
          <table:table-cell office:value-type="string">
            <text:p>Et ne avértas fáciem tuam a púero tuo: * quóniam tríbulor, velóciter exáudi me.</text:p>
          </table:table-cell>
          <table:table-cell table:formula="of:=[.B1225]=[.A12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ténde ánimæ meæ, et líbera eam: * propter inimícos meos éripe me.</text:p>
          </table:table-cell>
          <table:table-cell office:value-type="string">
            <text:p>Inténde ánimæ meæ, et líbera eam: * propter inimícos meos éripe me.</text:p>
          </table:table-cell>
          <table:table-cell table:formula="of:=[.B1226]=[.A12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scis impropérium meum, et confusiónem meam, * et reveréntiam meam.</text:p>
          </table:table-cell>
          <table:table-cell office:value-type="string">
            <text:p>Tu scis impropérium meum, et confusiónem meam, * et reveréntiam meam.</text:p>
          </table:table-cell>
          <table:table-cell table:formula="of:=[.B1227]=[.A12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conspéctu tuo sunt omnes qui tríbulant me: * impropérium exspectávit cor meum, et misériam.</text:p>
          </table:table-cell>
          <table:table-cell office:value-type="string">
            <text:p>In conspéctu tuo sunt omnes qui tríbulant me: * impropérium exspectávit cor meum, et misériam.</text:p>
          </table:table-cell>
          <table:table-cell table:formula="of:=[.B1228]=[.A12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ustínui qui simul contristarétur, et non fuit: * et qui consolarétur, et non invéni.</text:p>
          </table:table-cell>
          <table:table-cell office:value-type="string">
            <text:p>Et sustínui qui simul contristarétur, et non fuit: * et qui consolarétur, et non invéni.</text:p>
          </table:table-cell>
          <table:table-cell table:formula="of:=[.B1229]=[.A12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dérunt in escam meam fel: * et in siti mea potavérunt me acéto.</text:p>
          </table:table-cell>
          <table:table-cell office:value-type="string">
            <text:p>Et dedérunt in escam meam fel: * et in siti mea potavérunt me acéto.</text:p>
          </table:table-cell>
          <table:table-cell table:formula="of:=[.B1230]=[.A12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t mensa eórum coram ipsis in láqueum, * et in retributiónes, et in scándalum.</text:p>
          </table:table-cell>
          <table:table-cell office:value-type="string">
            <text:p>Fiat mensa eórum coram ipsis in láqueum, * et in retributiónes, et in scándalum.</text:p>
          </table:table-cell>
          <table:table-cell table:formula="of:=[.B1231]=[.A12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bscuréntur óculi eórum ne vídeant: * et dorsum eórum semper incúrva.</text:p>
          </table:table-cell>
          <table:table-cell office:value-type="string">
            <text:p>Obscuréntur óculi eórum ne vídeant: * et dorsum eórum semper incúrva.</text:p>
          </table:table-cell>
          <table:table-cell table:formula="of:=[.B1232]=[.A12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ffúnde super eos iram tuam: * et furor iræ tuæ comprehéndat eos.</text:p>
          </table:table-cell>
          <table:table-cell office:value-type="string">
            <text:p>Effúnde super eos iram tuam: * et furor iræ tuæ comprehéndat eos.</text:p>
          </table:table-cell>
          <table:table-cell table:formula="of:=[.B1233]=[.A12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t habitátio eórum desérta: * et in tabernáculis eórum non sit qui inhábitet.</text:p>
          </table:table-cell>
          <table:table-cell office:value-type="string">
            <text:p>Fiat habitátio eórum desérta: * et in tabernáculis eórum non sit qui inhábitet.</text:p>
          </table:table-cell>
          <table:table-cell table:formula="of:=[.B1234]=[.A12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quem tu percussísti, persecúti sunt: * et super dolórem vúlnerum meórum addidérunt.</text:p>
          </table:table-cell>
          <table:table-cell office:value-type="string">
            <text:p>Quóniam quem tu percussísti, persecúti sunt: * et super dolórem vúlnerum meórum addidérunt.</text:p>
          </table:table-cell>
          <table:table-cell table:formula="of:=[.B1235]=[.A12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ppóne iniquitátem super iniquitátem eórum: * et non intrent in justítiam tuam.</text:p>
          </table:table-cell>
          <table:table-cell office:value-type="string">
            <text:p>Appóne iniquitátem super iniquitátem eórum: * et non intrent in justítiam tuam.</text:p>
          </table:table-cell>
          <table:table-cell table:formula="of:=[.B1236]=[.A12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leántur de libro vivéntium: * et cum justis non scribántur.</text:p>
          </table:table-cell>
          <table:table-cell office:value-type="string">
            <text:p>Deleántur de libro vivéntium: * et cum justis non scribántur.</text:p>
          </table:table-cell>
          <table:table-cell table:formula="of:=[.B1237]=[.A12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8 iii</text:p>
          </table:table-cell>
          <table:table-cell office:value-type="string">
            <text:p>Psalmus 68. iii. Ego sum pauper</text:p>
          </table:table-cell>
          <table:table-cell table:formula="of:=[.B1238]=[.A123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go sum pauper et dolens: * salus tua, Deus, suscépit me.</text:p>
          </table:table-cell>
          <table:table-cell office:value-type="string">
            <text:p>Ego sum pauper et dolens: * salus tua, Deus, suscépit me.</text:p>
          </table:table-cell>
          <table:table-cell table:formula="of:=[.B1239]=[.A12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ábo nomen Dei cum cántico: * magnificábo eum in laude:</text:p>
          </table:table-cell>
          <table:table-cell office:value-type="string">
            <text:p>Laudábo nomen Dei cum cántico: * magnificábo eum in laude:</text:p>
          </table:table-cell>
          <table:table-cell table:formula="of:=[.B1240]=[.A12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lacébit Deo super vítulum novéllum: * córnua producéntem et úngulas.</text:p>
          </table:table-cell>
          <table:table-cell office:value-type="string">
            <text:p>Et placébit Deo super vítulum novellum: * córnua producéntem et úngulas.</text:p>
          </table:table-cell>
          <table:table-cell table:formula="of:=[.B1241]=[.A124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ídeant páuperes et læténtur: * quærite Deum, et vivet ánima vestra.</text:p>
          </table:table-cell>
          <table:table-cell office:value-type="string">
            <text:p>Vídeant páuperes et læténtur: * quærite Deum, et vivet ánima vestra.</text:p>
          </table:table-cell>
          <table:table-cell table:formula="of:=[.B1242]=[.A12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exaudívit páuperes Dóminus: * et vinctos suos non despéxit.</text:p>
          </table:table-cell>
          <table:table-cell office:value-type="string">
            <text:p>Quóniam exaudívit páuperes Dóminus: * et vinctos suos non despéxit.</text:p>
          </table:table-cell>
          <table:table-cell table:formula="of:=[.B1243]=[.A12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ent illum cæli et terra, * mare et ómnia reptília in eis.</text:p>
          </table:table-cell>
          <table:table-cell office:value-type="string">
            <text:p>Laudent illum cæli et terra, * mare et ómnia reptília in eis.</text:p>
          </table:table-cell>
          <table:table-cell table:formula="of:=[.B1244]=[.A12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Deus salvam fáciet Sion: * et ædificabúntur civitátes Juda.</text:p>
          </table:table-cell>
          <table:table-cell office:value-type="string">
            <text:p>Quóniam Deus salvam fáciet Sion: * et ædificabúntur civitátes Juda.</text:p>
          </table:table-cell>
          <table:table-cell table:formula="of:=[.B1245]=[.A12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habitábunt ibi, * et hereditáte acquírent eam.</text:p>
          </table:table-cell>
          <table:table-cell office:value-type="string">
            <text:p>Et inhabitábunt ibi, * et hereditáte acquírent eam.</text:p>
          </table:table-cell>
          <table:table-cell table:formula="of:=[.B1246]=[.A12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emen servórum ejus possidébit eam: * et qui díligunt nomen ejus, habitábunt in ea.</text:p>
          </table:table-cell>
          <table:table-cell office:value-type="string">
            <text:p>Et semen servórum ejus possidébit eam: * et qui díligunt nomen ejus, habitábunt in ea.</text:p>
          </table:table-cell>
          <table:table-cell table:formula="of:=[.B1247]=[.A12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69</text:p>
          </table:table-cell>
          <table:table-cell office:value-type="string">
            <text:p>Psalmus 69. Deus, in adjutorium</text:p>
          </table:table-cell>
          <table:table-cell table:formula="of:=[.B1248]=[.A12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in adjutórium meum inténde: * Dómine, ad adjuvándum me festína.</text:p>
          </table:table-cell>
          <table:table-cell office:value-type="string">
            <text:p>Deus, in adjutórium meum inténde: * Dómine ad adjuvándum me festína.</text:p>
          </table:table-cell>
          <table:table-cell table:formula="of:=[.B1249]=[.A124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undántur et revereántur, * qui quærunt ánimam meam.</text:p>
          </table:table-cell>
          <table:table-cell office:value-type="string">
            <text:p>Confundántur et revereántur, * qui quærunt ánimam meam.</text:p>
          </table:table-cell>
          <table:table-cell table:formula="of:=[.B1250]=[.A12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vertántur retrórsum, et erubéscant, * qui volunt mihi mala.</text:p>
          </table:table-cell>
          <table:table-cell office:value-type="string">
            <text:p>Avertántur retrórsum, et erubéscant, * qui volunt mihi mala.</text:p>
          </table:table-cell>
          <table:table-cell table:formula="of:=[.B1251]=[.A12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vertántur statim erubescéntes, * qui dicunt mihi: Euge, euge.</text:p>
          </table:table-cell>
          <table:table-cell office:value-type="string">
            <text:p>Avertántur statim erubescéntes, * qui dicunt mihi: Euge, euge.</text:p>
          </table:table-cell>
          <table:table-cell table:formula="of:=[.B1252]=[.A12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ltent et læténtur in te omnes qui quærunt te, * et dicant semper: Magnificétur Dóminus: qui díligunt salutáre tuum.</text:p>
          </table:table-cell>
          <table:table-cell office:value-type="string">
            <text:p>Exsúltent et læténtur in te omnes qui quærunt te, * et dicant semper: Magnificétur Dóminus: qui díligunt salutáre tuum.</text:p>
          </table:table-cell>
          <table:table-cell table:formula="of:=[.B1253]=[.A12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vero egénus, et pauper sum: * Deus, ádjuva me.</text:p>
          </table:table-cell>
          <table:table-cell office:value-type="string">
            <text:p>Ego vero egénus, et pauper sum: * Deus, ádjuva me.</text:p>
          </table:table-cell>
          <table:table-cell table:formula="of:=[.B1254]=[.A12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jútor meus, et liberátor meus es tu: * Dómine, ne moréris.</text:p>
          </table:table-cell>
          <table:table-cell office:value-type="string">
            <text:p>Adjútor meus, et liberátor meus es tu: * Dómine, ne moréris.</text:p>
          </table:table-cell>
          <table:table-cell table:formula="of:=[.B1255]=[.A12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0 i</text:p>
          </table:table-cell>
          <table:table-cell office:value-type="string">
            <text:p>Psalmus 70.i. In te, Domine, speravi</text:p>
          </table:table-cell>
          <table:table-cell table:formula="of:=[.B1256]=[.A125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te, Dómine, sperávi, non confúndar in ætérnum: * in justítia tua líbera me, et éripe me.</text:p>
          </table:table-cell>
          <table:table-cell office:value-type="string">
            <text:p>In te, Dómine, sperávi, non confúndar in ætérnum: * in justítia tua líbera me, et éripe me.</text:p>
          </table:table-cell>
          <table:table-cell table:formula="of:=[.B1257]=[.A12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clína ad me aurem tuam, * et salva me.</text:p>
          </table:table-cell>
          <table:table-cell office:value-type="string">
            <text:p>Inclína ad me aurem tuam, * et salva me.</text:p>
          </table:table-cell>
          <table:table-cell table:formula="of:=[.B1258]=[.A12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sto mihi in Deum protectórem, et in locum munítum: * ut salvum me fácias,</text:p>
          </table:table-cell>
          <table:table-cell office:value-type="string">
            <text:p>Esto mihi in Deum protectórem, et in locum munítum: * ut salvum me fácias.</text:p>
          </table:table-cell>
          <table:table-cell table:formula="of:=[.B1259]=[.A125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firmaméntum meum, * et refúgium meum es tu.</text:p>
          </table:table-cell>
          <table:table-cell office:value-type="string">
            <text:p>Quóniam firmaméntum meum, * et refúgium meum es tu.</text:p>
          </table:table-cell>
          <table:table-cell table:formula="of:=[.B1260]=[.A12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meus, éripe me de manu peccatóris, * et de manu contra legem agéntis et iníqui:</text:p>
          </table:table-cell>
          <table:table-cell office:value-type="string">
            <text:p>Deus meus, éripe me de manu peccatóris, * et de manu contra legem agéntis et iníqui:</text:p>
          </table:table-cell>
          <table:table-cell table:formula="of:=[.B1261]=[.A12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tu es patiéntia mea, Dómine: * Dómine, spes mea a juventúte mea.</text:p>
          </table:table-cell>
          <table:table-cell office:value-type="string">
            <text:p>Quóniam tu es patiéntia mea, Dómine: * Dómine, spes mea a juventúte mea.</text:p>
          </table:table-cell>
          <table:table-cell table:formula="of:=[.B1262]=[.A12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te confirmátus sum ex útero: * de ventre matris meæ tu es protéctor meus.</text:p>
          </table:table-cell>
          <table:table-cell office:value-type="string">
            <text:p>In te confirmátus sum ex útero: * de ventre matris meæ tu es protéctor meus.</text:p>
          </table:table-cell>
          <table:table-cell table:formula="of:=[.B1263]=[.A12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te cantátio mea semper: * tamquam prodígium factus sum multis: et tu adjútor fortis.</text:p>
          </table:table-cell>
          <table:table-cell office:value-type="string">
            <text:p>In te cantátio mea semper: * tamquam prodígium factus sum multis: et tu adjútor fortis.</text:p>
          </table:table-cell>
          <table:table-cell table:formula="of:=[.B1264]=[.A12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pleátur os meum laude, ut cantem glóriam tuam: * tota die magnitúdinem tuam.</text:p>
          </table:table-cell>
          <table:table-cell office:value-type="string">
            <text:p>Repleátur os meum laude, ut cántem glóriam tuam: * tota die magnitúdinem tuam.</text:p>
          </table:table-cell>
          <table:table-cell table:formula="of:=[.B1265]=[.A1265]" office:value-type="boolean" office:boolean-value="false">
            <text:p>FALSE</text:p>
          </table:table-cell>
          <table:table-cell office:value-type="string">
            <text:p>x</text:p>
          </table:table-cell>
          <table:table-cell office:value-type="string">
            <text:p>cantem </text:p>
          </table:table-cell>
          <table:table-cell office:value-type="string">
            <text:p>2 syllable accent</text:p>
          </table:table-cell>
        </table:table-row>
        <table:table-row table:style-name="ro1">
          <table:table-cell office:value-type="string">
            <text:p>Ne projícias me in témpore senectútis: * cum defécerit virtus mea, ne derelínquas me.</text:p>
          </table:table-cell>
          <table:table-cell office:value-type="string">
            <text:p>Ne projícias me in témpore senectútis: * cum defécerit virtus mea, ne derelínquas me.</text:p>
          </table:table-cell>
          <table:table-cell table:formula="of:=[.B1266]=[.A12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dixérunt inimíci mei mihi: * et qui custodiébant ánimam meam, consílium fecérunt in unum.</text:p>
          </table:table-cell>
          <table:table-cell office:value-type="string">
            <text:p>Quia dixérunt inimíci mei mihi: * et qui custodiébant ánimam meam, consílium fecérunt in unum.</text:p>
          </table:table-cell>
          <table:table-cell table:formula="of:=[.B1267]=[.A12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céntes: Deus derelíquit eum, persequímini, et comprehéndite eum: * quia non est qui erípiat.</text:p>
          </table:table-cell>
          <table:table-cell office:value-type="string">
            <text:p>Dicéntes: Deus derelíquit eum, persequímini, et comprehéndite eum: * quia non est qui erípiat.</text:p>
          </table:table-cell>
          <table:table-cell table:formula="of:=[.B1268]=[.A12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, ne elongéris a me: * Deus meus, in auxílium meum réspice.</text:p>
          </table:table-cell>
          <table:table-cell office:value-type="string">
            <text:p>Deus ne elongéris a me: * Deus meus, in auxílium meum réspice.</text:p>
          </table:table-cell>
          <table:table-cell table:formula="of:=[.B1269]=[.A126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70 ii</text:p>
          </table:table-cell>
          <table:table-cell office:value-type="string">
            <text:p>Psalmus 70.ii. Confundantur</text:p>
          </table:table-cell>
          <table:table-cell table:formula="of:=[.B1270]=[.A127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undántur, et defíciant detrahéntes ánimæ meæ: * operiántur confusióne, et pudóre qui quærunt mala mihi.</text:p>
          </table:table-cell>
          <table:table-cell office:value-type="string">
            <text:p>Confundántur, et defíciant detrahéntes ánimæ meæ: * operiántur confusióne, et pudóre qui quærunt mala mihi.</text:p>
          </table:table-cell>
          <table:table-cell table:formula="of:=[.B1271]=[.A12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semper sperábo: * et adjíciam super omnem laudem tuam.</text:p>
          </table:table-cell>
          <table:table-cell office:value-type="string">
            <text:p>Ego autem semper sperábo: * et adjíciam super omnem laudem tuam.</text:p>
          </table:table-cell>
          <table:table-cell table:formula="of:=[.B1272]=[.A12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s meum annuntiábit justítiam tuam: * tota die salutáre tuum.</text:p>
          </table:table-cell>
          <table:table-cell office:value-type="string">
            <text:p>Os meum annuntiábit justítiam tuam: * tota die salutáre tuum.</text:p>
          </table:table-cell>
          <table:table-cell table:formula="of:=[.B1273]=[.A12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non cognóvi litteratúram, introíbo in poténtias Dómini: * Dómine, memorábor justítiæ tuæ solíus.</text:p>
          </table:table-cell>
          <table:table-cell office:value-type="string">
            <text:p>Quóniam non cognóvi litteratúram, introíbo in poténtias Dómini: * Dómine, memorábor justítiæ tuæ solíus.</text:p>
          </table:table-cell>
          <table:table-cell table:formula="of:=[.B1274]=[.A12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, docuísti me a juventúte mea: * et usque nunc pronuntiábo mirabília tua.</text:p>
          </table:table-cell>
          <table:table-cell office:value-type="string">
            <text:p>Deus, docuísti me a juventúte mea: * et usque nunc pronuntiábo mirabília tua.</text:p>
          </table:table-cell>
          <table:table-cell table:formula="of:=[.B1275]=[.A12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usque in senéctam et sénium: * Deus, ne derelínquas me,</text:p>
          </table:table-cell>
          <table:table-cell office:value-type="string">
            <text:p>Et usque in senéctam et sénium: * Deus, ne derelínquas me,</text:p>
          </table:table-cell>
          <table:table-cell table:formula="of:=[.B1276]=[.A12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onec annúntiem bráchium tuum * generatióni omni, quæ ventúra est:</text:p>
          </table:table-cell>
          <table:table-cell office:value-type="string">
            <text:p>Donec annúntiem bráchium tuum * generatióni omni, quæ ventúra est:</text:p>
          </table:table-cell>
          <table:table-cell table:formula="of:=[.B1277]=[.A12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téntiam tuam, et justítiam tuam, Deus, usque in altíssima, quæ fecísti magnália: * Deus, quis símilis tibi?</text:p>
          </table:table-cell>
          <table:table-cell office:value-type="string">
            <text:p>Poténtiam tuam, et justítiam tuam, Deus, usque in altíssima, quæ fecísti magnália: * Deus, quis símilis tibi?</text:p>
          </table:table-cell>
          <table:table-cell table:formula="of:=[.B1278]=[.A12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antas ostendísti mihi tribulatiónes multas et malas: et convérsus vivificásti me: * et de abýssis terræ íterum reduxísti me:</text:p>
          </table:table-cell>
          <table:table-cell office:value-type="string">
            <text:p>Quantas ostendísti mihi tribulatiónes multas et malas: et convérsus vivificásti me: * et de abyssis terræ íterum reduxísti me:</text:p>
          </table:table-cell>
          <table:table-cell table:formula="of:=[.B1279]=[.A127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ultiplicásti magnificéntiam tuam: * et convérsus consolátus es me.</text:p>
          </table:table-cell>
          <table:table-cell office:value-type="string">
            <text:p>Multiplicásti magnificéntiam tuam: * et convérsus consolátus es me.</text:p>
          </table:table-cell>
          <table:table-cell table:formula="of:=[.B1280]=[.A12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am et ego confitébor tibi in vasis psalmi veritátem tuam: * Deus, psallam tibi in cíthara, Sanctus Israël.</text:p>
          </table:table-cell>
          <table:table-cell office:value-type="string">
            <text:p>Nam et ego confitébor tibi in vasis psalmi veritátem tuam: * Deus, psallam tibi in cíthara, Sanctus Israël.</text:p>
          </table:table-cell>
          <table:table-cell table:formula="of:=[.B1281]=[.A12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ultábunt lábia mea cum cantávero tibi: * et ánima mea, quam redemísti.</text:p>
          </table:table-cell>
          <table:table-cell office:value-type="string">
            <text:p>Exsultábunt lábia mea cum cantávero tibi: * et ánima mea, quam redemísti.</text:p>
          </table:table-cell>
          <table:table-cell table:formula="of:=[.B1282]=[.A12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d et lingua mea tota die meditábitur justítiam tuam: * cum confúsi et revériti fúerint, qui quærunt mala mihi.</text:p>
          </table:table-cell>
          <table:table-cell office:value-type="string">
            <text:p>Sed et lingua mea tota die meditábitur justítiam tuam: * cum confúsi et revériti fúerint, qui quærunt mala mihi.</text:p>
          </table:table-cell>
          <table:table-cell table:formula="of:=[.B1283]=[.A12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1 i</text:p>
          </table:table-cell>
          <table:table-cell office:value-type="string">
            <text:p>Psalmus 71. i. Deus, judicium tuum</text:p>
          </table:table-cell>
          <table:table-cell table:formula="of:=[.B1284]=[.A128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judícium tuum regi da: * et justítiam tuam fílio regis:</text:p>
          </table:table-cell>
          <table:table-cell office:value-type="string">
            <text:p>Deus, judícium tuum regi da: * et justítiam tuam fílio regis.</text:p>
          </table:table-cell>
          <table:table-cell table:formula="of:=[.B1285]=[.A128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dicáre pópulum tuum in justítia, * et páuperes tuos in judício.</text:p>
          </table:table-cell>
          <table:table-cell office:value-type="string">
            <text:p>Judicáre pópulum tuum in justítia, * et páuperes tuos in judício.</text:p>
          </table:table-cell>
          <table:table-cell table:formula="of:=[.B1286]=[.A12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scípiant montes pacem pópulo: * et colles justítiam.</text:p>
          </table:table-cell>
          <table:table-cell office:value-type="string">
            <text:p>Suscípiant montes pacem pópulo: * et colles justítiam.</text:p>
          </table:table-cell>
          <table:table-cell table:formula="of:=[.B1287]=[.A12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dicábit páuperes pópuli, et salvos fáciet fílios páuperum: * et humiliábit calumniatórem.</text:p>
          </table:table-cell>
          <table:table-cell office:value-type="string">
            <text:p>Judicábit páuperes pópuli, et salvos fáciet fílios páuperum: * et humiliábit calumniatórem.</text:p>
          </table:table-cell>
          <table:table-cell table:formula="of:=[.B1288]=[.A12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ermanébit cum sole, et ante lunam, * in generatióne et generatiónem.</text:p>
          </table:table-cell>
          <table:table-cell office:value-type="string">
            <text:p>Et permanébit cum sole, et ante lunam, * in generatióne et generatiónem.</text:p>
          </table:table-cell>
          <table:table-cell table:formula="of:=[.B1289]=[.A12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scéndet sicut plúvia in vellus: * et sicut stillicídia stillántia super terram.</text:p>
          </table:table-cell>
          <table:table-cell office:value-type="string">
            <text:p>Descéndet sicut plúvia in vellus: * et sicut stillicídia stillántia super terram.</text:p>
          </table:table-cell>
          <table:table-cell table:formula="of:=[.B1290]=[.A12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riétur in diébus ejus justítia, et abundántia pacis: * donec auferátur luna.</text:p>
          </table:table-cell>
          <table:table-cell office:value-type="string">
            <text:p>Oriétur in diébus ejus justítia, et abundántia pacis: * donec auferátur luna.</text:p>
          </table:table-cell>
          <table:table-cell table:formula="of:=[.B1291]=[.A12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ominábitur a mari usque ad mare: * et a flúmine usque ad términos orbis terrárum.</text:p>
          </table:table-cell>
          <table:table-cell office:value-type="string">
            <text:p>Et dominábitur a mari usque ad mare: * et a flúmine usque ad términos orbis terrárum.</text:p>
          </table:table-cell>
          <table:table-cell table:formula="of:=[.B1292]=[.A12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1 ii</text:p>
          </table:table-cell>
          <table:table-cell office:value-type="string">
            <text:p>Psalmus 71. ii. Coram illo</text:p>
          </table:table-cell>
          <table:table-cell table:formula="of:=[.B1293]=[.A129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ram illo prócident Æthíopes: * et inimíci ejus terram lingent.</text:p>
          </table:table-cell>
          <table:table-cell office:value-type="string">
            <text:p>Coram illo prócident Æthíopes: * et inimíci ejus terram lingent.</text:p>
          </table:table-cell>
          <table:table-cell table:formula="of:=[.B1294]=[.A12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ges Tharsis, et ínsulæ múnera ófferent: * reges Árabum et Saba dona addúcent.</text:p>
          </table:table-cell>
          <table:table-cell office:value-type="string">
            <text:p>Reges Tharsis, et ínsulæ múnera ófferent: * reges Arabum et Saba dona addúcent.</text:p>
          </table:table-cell>
          <table:table-cell table:formula="of:=[.B1295]=[.A129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adorábunt eum omnes reges terræ: * omnes gentes sérvient ei:</text:p>
          </table:table-cell>
          <table:table-cell office:value-type="string">
            <text:p>Et adorábunt eum omnes reges terræ: * omnes Gentes sérvient ei:</text:p>
          </table:table-cell>
          <table:table-cell table:formula="of:=[.B1296]=[.A129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a liberábit páuperem a poténte: * et páuperem, cui non erat adjútor.</text:p>
          </table:table-cell>
          <table:table-cell office:value-type="string">
            <text:p>Quia liberábit páuperem a poténte: * et páuperem, cui non erat adjútor.</text:p>
          </table:table-cell>
          <table:table-cell table:formula="of:=[.B1297]=[.A12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arcet páuperi et ínopi: * et ánimas páuperum salvas fáciet.</text:p>
          </table:table-cell>
          <table:table-cell office:value-type="string">
            <text:p>Parcet páuperi et ínopi: * et ánimas páuperum salvas fáciet.</text:p>
          </table:table-cell>
          <table:table-cell table:formula="of:=[.B1298]=[.A12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 usúris et iniquitáte rédimet ánimas eórum: * et honorábile nomen eórum coram illo.</text:p>
          </table:table-cell>
          <table:table-cell office:value-type="string">
            <text:p>Ex usúris et iniquitáte rédimet ánimas eórum: * et honorábile nomen eórum coram illo.</text:p>
          </table:table-cell>
          <table:table-cell table:formula="of:=[.B1299]=[.A12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vivet, et dábitur ei de auro Arábiæ, et adorábunt de ipso semper: * tota die benedícent ei.</text:p>
          </table:table-cell>
          <table:table-cell office:value-type="string">
            <text:p>Et vivet, et dábitur ei de auro Arábiæ, et adorábunt de ipso semper: * tota die benedícent ei.</text:p>
          </table:table-cell>
          <table:table-cell table:formula="of:=[.B1300]=[.A13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rit firmaméntum in terra in summis móntium, superextollétur super Líbanum fructus ejus: * et florébunt de civitáte sicut fœnum terræ.</text:p>
          </table:table-cell>
          <table:table-cell office:value-type="string">
            <text:p>Et erit firmaméntum in terra in summis móntium, superextollétur super Líbanum fructus ejus: * et florébunt de civitáte sicut fœnum terræ.</text:p>
          </table:table-cell>
          <table:table-cell table:formula="of:=[.B1301]=[.A13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t nomen ejus benedíctum in sæcula: * ante solem pérmanet nomen ejus.</text:p>
          </table:table-cell>
          <table:table-cell office:value-type="string">
            <text:p>Sit nomen ejus benedíctum in sæcula: * ante solem pérmanet nomen ejus.</text:p>
          </table:table-cell>
          <table:table-cell table:formula="of:=[.B1302]=[.A13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benedicéntur in ipso omnes tribus terræ: * omnes gentes magnificábunt eum.</text:p>
          </table:table-cell>
          <table:table-cell office:value-type="string">
            <text:p>Et benedicéntur in ipso omnes tribus terræ: * omnes Gentes magnificábunt eum.</text:p>
          </table:table-cell>
          <table:table-cell table:formula="of:=[.B1303]=[.A130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nedíctus Dóminus, Deus Israël, * qui facit mirabília solus:</text:p>
          </table:table-cell>
          <table:table-cell office:value-type="string">
            <text:p>Benedíctus Dóminus, Deus Israël, * qui facit mirabília solus.</text:p>
          </table:table-cell>
          <table:table-cell table:formula="of:=[.B1304]=[.A130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benedíctum nomen majestátis ejus in ætérnum: * et replébitur majestáte ejus omnis terra: fiat, fiat.</text:p>
          </table:table-cell>
          <table:table-cell office:value-type="string">
            <text:p>(Fit reverentia) Et benedíctum nomen majestátis ejus in ætérnum: * et replébitur majestáte ejus omnis terra: fiat, fiat.</text:p>
          </table:table-cell>
          <table:table-cell table:formula="of:=[.B1305]=[.A130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72 i</text:p>
          </table:table-cell>
          <table:table-cell office:value-type="string">
            <text:p>Psalmus 72. i. Quam bonus Israël!</text:p>
          </table:table-cell>
          <table:table-cell table:formula="of:=[.B1306]=[.A130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am bonus Israël Deus, * his, qui recto sunt corde!‡</text:p>
          </table:table-cell>
          <table:table-cell office:value-type="string">
            <text:p>Quam bonus Israël Deus, * his, qui recto sunt corde!</text:p>
          </table:table-cell>
          <table:table-cell table:formula="of:=[.B1307]=[.A130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ei autem pæne moti sunt pedes: * pæne effúsi sunt gressus mei.</text:p>
          </table:table-cell>
          <table:table-cell office:value-type="string">
            <text:p>Mei autem pene moti sunt pedes: * pene effúsi sunt gressus mei.</text:p>
          </table:table-cell>
          <table:table-cell table:formula="of:=[.B1308]=[.A1308]" office:value-type="boolean" office:boolean-value="false">
            <text:p>FALSE</text:p>
          </table:table-cell>
          <table:table-cell office:value-type="string">
            <text:p>x</text:p>
          </table:table-cell>
          <table:table-cell office:value-type="string">
            <text:p>pæne </text:p>
          </table:table-cell>
          <table:table-cell office:value-type="string">
            <text:p>dipthong</text:p>
          </table:table-cell>
        </table:table-row>
        <table:table-row table:style-name="ro1">
          <table:table-cell office:value-type="string">
            <text:p>Quia zelávi super iníquos, * pacem peccatórum videns.</text:p>
          </table:table-cell>
          <table:table-cell office:value-type="string">
            <text:p>Quia zelávi super iníquos, * pacem peccatórum videns.</text:p>
          </table:table-cell>
          <table:table-cell table:formula="of:=[.B1309]=[.A13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non est respéctus morti eórum: * et firmaméntum in plaga eórum.</text:p>
          </table:table-cell>
          <table:table-cell office:value-type="string">
            <text:p>Quia non est respéctus morti eórum: * et firmaméntum in plaga eórum.</text:p>
          </table:table-cell>
          <table:table-cell table:formula="of:=[.B1310]=[.A13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labóre hóminum non sunt, * et cum homínibus non flagellabúntur:</text:p>
          </table:table-cell>
          <table:table-cell office:value-type="string">
            <text:p>In labóre hóminum non sunt: * et cum homínibus non flagellabúntur:</text:p>
          </table:table-cell>
          <table:table-cell table:formula="of:=[.B1311]=[.A13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Ídeo ténuit eos supérbia, * opérti sunt iniquitáte et impietáte sua.</text:p>
          </table:table-cell>
          <table:table-cell office:value-type="string">
            <text:p>Ideo ténuit eos supérbia, * opérti sunt iniquitáte et impietáte sua.</text:p>
          </table:table-cell>
          <table:table-cell table:formula="of:=[.B1312]=[.A131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ródiit quasi ex ádipe iníquitas eórum: * transiérunt in afféctum cordis.</text:p>
          </table:table-cell>
          <table:table-cell office:value-type="string">
            <text:p>Pródiit quasi ex ádipe iníquitas eórum: * transiérunt in afféctum cordis.</text:p>
          </table:table-cell>
          <table:table-cell table:formula="of:=[.B1313]=[.A13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gitavérunt, et locúti sunt nequítiam: * iniquitátem in excélso locúti sunt.</text:p>
          </table:table-cell>
          <table:table-cell office:value-type="string">
            <text:p>Cogitavérunt, et locúti sunt nequítiam: * iniquitátem in excélso locúti sunt.</text:p>
          </table:table-cell>
          <table:table-cell table:formula="of:=[.B1314]=[.A13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suérunt in cælum os suum: * et lingua eórum transívit in terra.</text:p>
          </table:table-cell>
          <table:table-cell office:value-type="string">
            <text:p>Posuérunt in cælum os suum: * et lingua eórum transívit in terra.</text:p>
          </table:table-cell>
          <table:table-cell table:formula="of:=[.B1315]=[.A13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2 ii</text:p>
          </table:table-cell>
          <table:table-cell office:value-type="string">
            <text:p>Psalmus 72. ii. Ideo convertetur</text:p>
          </table:table-cell>
          <table:table-cell table:formula="of:=[.B1316]=[.A131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Ídeo convertétur pópulus meus hic: * et dies pleni inveniéntur in eis.</text:p>
          </table:table-cell>
          <table:table-cell office:value-type="string">
            <text:p>Ideo convertétur pópulus meus hic: * et dies pleni inveniéntur in eis.</text:p>
          </table:table-cell>
          <table:table-cell table:formula="of:=[.B1317]=[.A131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dixérunt: Quómodo scit Deus, * et si est sciéntia in excélso?</text:p>
          </table:table-cell>
          <table:table-cell office:value-type="string">
            <text:p>Et dixérunt: Quómodo scit Deus, * et si est sciéntia in excélso?</text:p>
          </table:table-cell>
          <table:table-cell table:formula="of:=[.B1318]=[.A13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, ipsi peccatóres, et abundántes in sæculo, * obtinuérunt divítias.</text:p>
          </table:table-cell>
          <table:table-cell office:value-type="string">
            <text:p>Ecce ipsi peccatóres, et abundántes in sæculo, * obtinuérunt divítias.</text:p>
          </table:table-cell>
          <table:table-cell table:formula="of:=[.B1319]=[.A131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dixi: Ergo sine causa justificávi cor meum, * et lavi inter innocéntes manus meas:</text:p>
          </table:table-cell>
          <table:table-cell office:value-type="string">
            <text:p>Et dixi: Ergo sine causa justificávi cor meum, * et lavi inter innocéntes manus meas.</text:p>
          </table:table-cell>
          <table:table-cell table:formula="of:=[.B1320]=[.A132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fui flagellátus tota die, * et castigátio mea in matutínis.</text:p>
          </table:table-cell>
          <table:table-cell office:value-type="string">
            <text:p>Et fui flagellátus tota die, * et castigátio mea in matutínis.</text:p>
          </table:table-cell>
          <table:table-cell table:formula="of:=[.B1321]=[.A13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dicébam: Narrábo sic: * ecce, natiónem filiórum tuórum reprobávi.</text:p>
          </table:table-cell>
          <table:table-cell office:value-type="string">
            <text:p>Si dicébam: Narrábo sic: * ecce natiónem filiórum tuórum reprobávi.</text:p>
          </table:table-cell>
          <table:table-cell table:formula="of:=[.B1322]=[.A132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istimábam ut cognóscerem hoc, * labor est ante me:</text:p>
          </table:table-cell>
          <table:table-cell office:value-type="string">
            <text:p>Existimábam ut cognóscerem hoc, * labor est ante me.</text:p>
          </table:table-cell>
          <table:table-cell table:formula="of:=[.B1323]=[.A132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onec intrem in Sanctuárium Dei: * et intélligam in novíssimis eórum.</text:p>
          </table:table-cell>
          <table:table-cell office:value-type="string">
            <text:p>Donec intrem in Sanctuárium Dei: * et intélligam in novíssimis eórum.</text:p>
          </table:table-cell>
          <table:table-cell table:formula="of:=[.B1324]=[.A13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2 iii</text:p>
          </table:table-cell>
          <table:table-cell office:value-type="string">
            <text:p>Psalmus 72. iii. Verumtamen</text:p>
          </table:table-cell>
          <table:table-cell table:formula="of:=[.B1325]=[.A132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erúmtamen propter dolos posuísti eis: * dejecísti eos dum allevaréntur.</text:p>
          </table:table-cell>
          <table:table-cell office:value-type="string">
            <text:p>Verúmtamen propter dolos posuísti eis: * dejecísti eos dum allevaréntur.</text:p>
          </table:table-cell>
          <table:table-cell table:formula="of:=[.B1326]=[.A13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modo facti sunt in desolatiónem, súbito defecérunt: * periérunt propter iniquitátem suam.</text:p>
          </table:table-cell>
          <table:table-cell office:value-type="string">
            <text:p>Quómodo facti sunt in desolatiónem, súbito defecérunt: * periérunt propter iniquitátem suam.</text:p>
          </table:table-cell>
          <table:table-cell table:formula="of:=[.B1327]=[.A13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lut sómnium surgéntium, Dómine, * in civitáte tua imáginem ipsórum ad níhilum rédiges.</text:p>
          </table:table-cell>
          <table:table-cell office:value-type="string">
            <text:p>Velut sómnium surgéntium, Dómine, * in civitáte tua imáginem ipsórum ad níhilum rédiges.</text:p>
          </table:table-cell>
          <table:table-cell table:formula="of:=[.B1328]=[.A13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inflammátum est cor meum, et renes mei commutáti sunt: * et ego ad níhilum redáctus sum, et nescívi.</text:p>
          </table:table-cell>
          <table:table-cell office:value-type="string">
            <text:p>Quia inflammátum est cor meum, et renes mei commutáti sunt: * et ego ad níhilum redáctus sum, et nescívi.</text:p>
          </table:table-cell>
          <table:table-cell table:formula="of:=[.B1329]=[.A13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juméntum factus sum apud te: * et ego semper tecum.</text:p>
          </table:table-cell>
          <table:table-cell office:value-type="string">
            <text:p>Ut juméntum factus sum apud te: * et ego semper tecum.</text:p>
          </table:table-cell>
          <table:table-cell table:formula="of:=[.B1330]=[.A13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enuísti manum déxteram meam: et in voluntáte tua deduxísti me, * et cum glória suscepísti me.</text:p>
          </table:table-cell>
          <table:table-cell office:value-type="string">
            <text:p>Tenuísti manum déxteram meam: et in voluntáte tua deduxísti me, * et cum glória suscepísti me.</text:p>
          </table:table-cell>
          <table:table-cell table:formula="of:=[.B1331]=[.A13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d enim mihi est in cælo? * et a te quid vólui super terram?</text:p>
          </table:table-cell>
          <table:table-cell office:value-type="string">
            <text:p>Quid enim mihi est in cælo? * et a te quid vólui super terram?</text:p>
          </table:table-cell>
          <table:table-cell table:formula="of:=[.B1332]=[.A13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fécit caro mea, et cor meum: * Deus cordis mei, et pars mea Deus in ætérnum.</text:p>
          </table:table-cell>
          <table:table-cell office:value-type="string">
            <text:p>Defécit caro mea, et cor meum: * Deus cordis mei, et pars mea Deus in ætérnum.</text:p>
          </table:table-cell>
          <table:table-cell table:formula="of:=[.B1333]=[.A13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ecce, qui elóngant se a te, períbunt: * perdidísti omnes, qui fornicántur abs te.</text:p>
          </table:table-cell>
          <table:table-cell office:value-type="string">
            <text:p>Quia ecce, qui elóngant se a te, períbunt: * perdidísti omnes, qui fornicántur abs te.</text:p>
          </table:table-cell>
          <table:table-cell table:formula="of:=[.B1334]=[.A13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hi autem adhærére Deo bonum est: * pónere in Dómino Deo spem meam:</text:p>
          </table:table-cell>
          <table:table-cell office:value-type="string">
            <text:p>Mihi autem adhærére Deo bonum est: * pónere in Dómino Deo spem meam:</text:p>
          </table:table-cell>
          <table:table-cell table:formula="of:=[.B1335]=[.A13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annúntiem omnes prædicatiónes tuas, * in portis fíliæ Sion.</text:p>
          </table:table-cell>
          <table:table-cell office:value-type="string">
            <text:p>Ut annúntiem omnes prædicatiónes tuas, * in portis fíliæ Sion.</text:p>
          </table:table-cell>
          <table:table-cell table:formula="of:=[.B1336]=[.A13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3 i</text:p>
          </table:table-cell>
          <table:table-cell office:value-type="string">
            <text:p>Psalmus 73. i. Ut quid Deus</text:p>
          </table:table-cell>
          <table:table-cell table:formula="of:=[.B1337]=[.A133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Ut quid, Deus, repulísti in finem: * irátus est furor tuus super oves páscuæ tuæ?</text:p>
          </table:table-cell>
          <table:table-cell office:value-type="string">
            <text:p>Ut quid, Deus, repulísti in finem: * irátus est furor tuus super oves páscuæ tuæ?</text:p>
          </table:table-cell>
          <table:table-cell table:formula="of:=[.B1338]=[.A13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or esto congregatiónis tuæ, * quam possedísti ab inítio.</text:p>
          </table:table-cell>
          <table:table-cell office:value-type="string">
            <text:p>Memor esto congregatiónis tuæ: * quam possedísti ab inítio.</text:p>
          </table:table-cell>
          <table:table-cell table:formula="of:=[.B1339]=[.A133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edemísti virgam hereditátis tuæ: * mons Sion, in quo habitásti in eo.</text:p>
          </table:table-cell>
          <table:table-cell office:value-type="string">
            <text:p>Redemísti virgam hereditátis tuæ: * mons Sion, in quo habitásti in eo.</text:p>
          </table:table-cell>
          <table:table-cell table:formula="of:=[.B1340]=[.A13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eva manus tuas in supérbias eórum in finem: * quanta malignátus est inimícus in sancto!</text:p>
          </table:table-cell>
          <table:table-cell office:value-type="string">
            <text:p>Leva manus tuas in supérbias eórum in finem: * quanta malignátus est inimícus in sancto!</text:p>
          </table:table-cell>
          <table:table-cell table:formula="of:=[.B1341]=[.A13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gloriáti sunt qui odérunt te: * in médio solemnitátis tuæ.</text:p>
          </table:table-cell>
          <table:table-cell office:value-type="string">
            <text:p>Et gloriáti sunt qui odérunt te: * in médio solemnitátis tuæ.</text:p>
          </table:table-cell>
          <table:table-cell table:formula="of:=[.B1342]=[.A13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suérunt signa sua, signa: * et non cognovérunt sicut in éxitu super summum.</text:p>
          </table:table-cell>
          <table:table-cell office:value-type="string">
            <text:p>Posuérunt signa sua, signa: * et non cognovérunt sicut in éxitu super summum.</text:p>
          </table:table-cell>
          <table:table-cell table:formula="of:=[.B1343]=[.A13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asi in silva lignórum secúribus excidérunt jánuas ejus in idípsum: * in secúri et áscia dejecérunt eam.</text:p>
          </table:table-cell>
          <table:table-cell office:value-type="string">
            <text:p>Quasi in silva lignórum secúribus excidérunt jánuas ejus in idípsum: * in secúri et áscia dejecérunt eam.</text:p>
          </table:table-cell>
          <table:table-cell table:formula="of:=[.B1344]=[.A13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cendérunt igni Sanctuárium tuum: * in terra polluérunt tabernáculum nóminis tui.</text:p>
          </table:table-cell>
          <table:table-cell office:value-type="string">
            <text:p>Incendérunt igni sanctuárium tuum: * in terra polluérunt tabernáculum nóminis tui.</text:p>
          </table:table-cell>
          <table:table-cell table:formula="of:=[.B1345]=[.A1345]" office:value-type="boolean" office:boolean-value="false">
            <text:p>FALSE</text:p>
          </table:table-cell>
          <table:table-cell/>
          <table:table-cell office:value-type="string">
            <text:p>Sanctuárium </text:p>
          </table:table-cell>
          <table:table-cell office:value-type="string">
            <text:p>cap</text:p>
          </table:table-cell>
        </table:table-row>
        <table:table-row table:style-name="ro1">
          <table:table-cell office:value-type="string">
            <text:p>Dixérunt in corde suo cognátio eórum simul: * Quiéscere faciámus omnes dies festos Dei a terra.</text:p>
          </table:table-cell>
          <table:table-cell office:value-type="string">
            <text:p>Dixérunt in corde suo cognátio eórum simul: * Quiéscere faciámus omnes dies festos Dei a terra.</text:p>
          </table:table-cell>
          <table:table-cell table:formula="of:=[.B1346]=[.A13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gna nostra non vídimus, jam non est prophéta: * et nos non cognóscet ámplius.</text:p>
          </table:table-cell>
          <table:table-cell office:value-type="string">
            <text:p>Signa nostra non vídimus, jam non est prophéta: * et nos non cognóscet ámplius.</text:p>
          </table:table-cell>
          <table:table-cell table:formula="of:=[.B1347]=[.A13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3 ii</text:p>
          </table:table-cell>
          <table:table-cell office:value-type="string">
            <text:p>Psalmus 73. ii. Usquequo, Deus?</text:p>
          </table:table-cell>
          <table:table-cell table:formula="of:=[.B1348]=[.A13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Úsquequo, Deus, improperábit inimícus: * irrítat adversárius nomen tuum in finem?</text:p>
          </table:table-cell>
          <table:table-cell office:value-type="string">
            <text:p>Usquequo, Deus, improperábit inimícus: * irrítat adversárius nomen tuum in finem?</text:p>
          </table:table-cell>
          <table:table-cell table:formula="of:=[.B1349]=[.A134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Ut quid avértis manum tuam, et déxteram tuam, * de médio sinu tuo in finem?</text:p>
          </table:table-cell>
          <table:table-cell office:value-type="string">
            <text:p>Ut quid avértis manum tuam, et déxteram tuam, * de médio sinu tuo in finem?</text:p>
          </table:table-cell>
          <table:table-cell table:formula="of:=[.B1350]=[.A13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autem Rex noster ante sæcula: * operátus est salútem in médio terræ.</text:p>
          </table:table-cell>
          <table:table-cell office:value-type="string">
            <text:p>Deus autem Rex noster ante sæcula: * operátus est salútem in médio terræ.</text:p>
          </table:table-cell>
          <table:table-cell table:formula="of:=[.B1351]=[.A13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confirmásti in virtúte tua mare: * contribulásti cápita dracónum in aquis.</text:p>
          </table:table-cell>
          <table:table-cell office:value-type="string">
            <text:p>Tu confirmásti in virtúte tua mare: * contribulásti cápita dracónum in aquis.</text:p>
          </table:table-cell>
          <table:table-cell table:formula="of:=[.B1352]=[.A13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confregísti cápita dracónis: * dedísti eum escam pópulis Æthíopum.</text:p>
          </table:table-cell>
          <table:table-cell office:value-type="string">
            <text:p>Tu confregísti cápita dracónis: * dedísti eum escam pópulis Æthíopum.</text:p>
          </table:table-cell>
          <table:table-cell table:formula="of:=[.B1353]=[.A13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dirupísti fontes, et torréntes: * tu siccásti flúvios Ethan.</text:p>
          </table:table-cell>
          <table:table-cell office:value-type="string">
            <text:p>Tu dirupísti fontes, et torréntes * tu siccásti flúvios Ethan.</text:p>
          </table:table-cell>
          <table:table-cell table:formula="of:=[.B1354]=[.A135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us est dies, et tua est nox: * tu fabricátus es auróram et solem.</text:p>
          </table:table-cell>
          <table:table-cell office:value-type="string">
            <text:p>Tuus est dies, et tua est nox: * tu fabricátus es auróram et solem.</text:p>
          </table:table-cell>
          <table:table-cell table:formula="of:=[.B1355]=[.A13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fecísti omnes términos terræ: * æstátem et ver tu plasmásti ea.</text:p>
          </table:table-cell>
          <table:table-cell office:value-type="string">
            <text:p>Tu fecísti omnes términos terræ: * æstátem et ver tu plasmásti ea.</text:p>
          </table:table-cell>
          <table:table-cell table:formula="of:=[.B1356]=[.A13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3 iii</text:p>
          </table:table-cell>
          <table:table-cell office:value-type="string">
            <text:p>Psalmus 73. iii. Memor esto hujus</text:p>
          </table:table-cell>
          <table:table-cell table:formula="of:=[.B1357]=[.A135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emor esto hujus, inimícus improperávit Dómino: * et pópulus insípiens incitávit nomen tuum.</text:p>
          </table:table-cell>
          <table:table-cell office:value-type="string">
            <text:p>Memor esto hujus, inimícus improperávit Dómino: * et pópulus insípiens incitávit nomen tuum.</text:p>
          </table:table-cell>
          <table:table-cell table:formula="of:=[.B1358]=[.A13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tradas béstiis ánimas confiténtes tibi, * et ánimas páuperum tuórum ne obliviscáris in finem.</text:p>
          </table:table-cell>
          <table:table-cell office:value-type="string">
            <text:p>Ne tradas béstiis ánimas confiténtes tibi, * et ánimas páuperum tuórum ne obliviscáris in finem.</text:p>
          </table:table-cell>
          <table:table-cell table:formula="of:=[.B1359]=[.A13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éspice in testaméntum tuum: * quia repléti sunt, qui obscuráti sunt terræ dómibus iniquitátum.</text:p>
          </table:table-cell>
          <table:table-cell office:value-type="string">
            <text:p>Réspice in testaméntum tuum: * quia repléti sunt, qui obscuráti sunt terræ dómibus iniquitátum.</text:p>
          </table:table-cell>
          <table:table-cell table:formula="of:=[.B1360]=[.A13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avertátur húmilis factus confúsus: * pauper et inops laudábunt nomen tuum.</text:p>
          </table:table-cell>
          <table:table-cell office:value-type="string">
            <text:p>Ne avertátur húmilis factus confúsus: * pauper et inops laudábunt nomen tuum.</text:p>
          </table:table-cell>
          <table:table-cell table:formula="of:=[.B1361]=[.A13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rge, Deus, júdica causam tuam: * memor esto improperiórum tuórum, eórum quæ ab insipiénte sunt tota die.</text:p>
          </table:table-cell>
          <table:table-cell office:value-type="string">
            <text:p>Exsúrge, Deus, júdica causam tuam: * memor esto improperiórum tuórum, eórum quæ ab insipiénte sunt tota die.</text:p>
          </table:table-cell>
          <table:table-cell table:formula="of:=[.B1362]=[.A13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obliviscáris voces inimicórum tuórum: * supérbia eórum, qui te odérunt, ascéndit semper.</text:p>
          </table:table-cell>
          <table:table-cell office:value-type="string">
            <text:p>Ne obliviscáris voces inimicórum tuórum: * supérbia eórum, qui te odérunt, ascéndit semper.</text:p>
          </table:table-cell>
          <table:table-cell table:formula="of:=[.B1363]=[.A13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4</text:p>
          </table:table-cell>
          <table:table-cell office:value-type="string">
            <text:p>Psalmus 74. Confitebimur tibi</text:p>
          </table:table-cell>
          <table:table-cell table:formula="of:=[.B1364]=[.A136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bimur tibi, Deus: * confitébimur, et invocábimus nomen tuum.</text:p>
          </table:table-cell>
          <table:table-cell office:value-type="string">
            <text:p>Confitébimur tibi, Deus: * confitébimur, et invocábimus nomen tuum.</text:p>
          </table:table-cell>
          <table:table-cell table:formula="of:=[.B1365]=[.A13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arrábimus mirabília tua: * cum accépero tempus, ego justítias judicábo.</text:p>
          </table:table-cell>
          <table:table-cell office:value-type="string">
            <text:p>Narrábimus mirabília tua: * cum accépero tempus, ego justítias judicábo.</text:p>
          </table:table-cell>
          <table:table-cell table:formula="of:=[.B1366]=[.A13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iquefácta est terra, et omnes qui hábitant in ea: * ego confirmávi colúmnas ejus.</text:p>
          </table:table-cell>
          <table:table-cell office:value-type="string">
            <text:p>Liquefácta est terra, et omnes qui hábitant in ea: * ego confirmávi colúmnas ejus.</text:p>
          </table:table-cell>
          <table:table-cell table:formula="of:=[.B1367]=[.A13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xi iníquis: Nolíte iníque ágere: * et delinquéntibus: Nolíte exaltáre cornu:</text:p>
          </table:table-cell>
          <table:table-cell office:value-type="string">
            <text:p>Dixi iníquis: Nolíte iníque ágere: * et delinquéntibus: Nolíte exaltáre cornu:</text:p>
          </table:table-cell>
          <table:table-cell table:formula="of:=[.B1368]=[.A13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líte extóllere in altum cornu vestrum: * nolíte loqui advérsus Deum iniquitátem.</text:p>
          </table:table-cell>
          <table:table-cell office:value-type="string">
            <text:p>Nolíte extóllere in altum cornu vestrum: * nolíte loqui advérsus Deum iniquitátem.</text:p>
          </table:table-cell>
          <table:table-cell table:formula="of:=[.B1369]=[.A13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neque ab Oriénte, neque ab Occidénte, neque a desértis móntibus: * quóniam Deus judex est.</text:p>
          </table:table-cell>
          <table:table-cell office:value-type="string">
            <text:p>Quia neque ab Oriénte, neque ab Occidénte, neque a desértis móntibus: * quóniam Deus judex est.</text:p>
          </table:table-cell>
          <table:table-cell table:formula="of:=[.B1370]=[.A13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unc humíliat, et hunc exáltat: * quia calix in manu Dómini vini meri plenus misto.</text:p>
          </table:table-cell>
          <table:table-cell office:value-type="string">
            <text:p>Hunc humíliat, et hunc exáltat: * quia calix in manu Dómini vini meri plenus misto.</text:p>
          </table:table-cell>
          <table:table-cell table:formula="of:=[.B1371]=[.A13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clinávit ex hoc in hoc: verúmtamen fæx ejus non est exinaníta: * bibent omnes peccatóres terræ.</text:p>
          </table:table-cell>
          <table:table-cell office:value-type="string">
            <text:p>Et inclinávit ex hoc in hoc: verúmtamen fæx ejus non est exinaníta: * bibent omnes peccatóres terræ.</text:p>
          </table:table-cell>
          <table:table-cell table:formula="of:=[.B1372]=[.A13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autem annuntiábo in sæculum: * cantábo Deo Jacob.</text:p>
          </table:table-cell>
          <table:table-cell office:value-type="string">
            <text:p>Ego autem annuntiábo in sæculum: * cantábo Deo Jacob.</text:p>
          </table:table-cell>
          <table:table-cell table:formula="of:=[.B1373]=[.A13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ómnia córnua peccatórum confríngam: * et exaltabúntur córnua justi.</text:p>
          </table:table-cell>
          <table:table-cell office:value-type="string">
            <text:p>Et ómnia córnua peccatórum confríngam: * et exaltabúntur córnua justi.</text:p>
          </table:table-cell>
          <table:table-cell table:formula="of:=[.B1374]=[.A13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5 i</text:p>
          </table:table-cell>
          <table:table-cell office:value-type="string">
            <text:p>Psalmus 75. i. Notus in Judæa</text:p>
          </table:table-cell>
          <table:table-cell table:formula="of:=[.B1375]=[.A137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tus in Judæa Deus: * in Israël magnum nomen ejus.</text:p>
          </table:table-cell>
          <table:table-cell office:value-type="string">
            <text:p>Notus in Judæa Deus: * in Israël magnum nomen ejus.</text:p>
          </table:table-cell>
          <table:table-cell table:formula="of:=[.B1376]=[.A13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factus est in pace locus ejus: * et habitátio ejus in Sion.</text:p>
          </table:table-cell>
          <table:table-cell office:value-type="string">
            <text:p>Et factus est in pace locus ejus: * et habitátio ejus in Sion.</text:p>
          </table:table-cell>
          <table:table-cell table:formula="of:=[.B1377]=[.A13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bi confrégit poténtias árcuum, * scutum, gládium, et bellum.</text:p>
          </table:table-cell>
          <table:table-cell office:value-type="string">
            <text:p>Ibi confrégit poténtias árcuum: * scutum, gládium, et bellum.</text:p>
          </table:table-cell>
          <table:table-cell table:formula="of:=[.B1378]=[.A137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llúminans tu mirabíliter a móntibus ætérnis: * turbáti sunt omnes insipiéntes corde.</text:p>
          </table:table-cell>
          <table:table-cell office:value-type="string">
            <text:p>Illúminans tu mirabíliter a móntibus ætérnis: * turbáti sunt omnes insipiéntes corde.</text:p>
          </table:table-cell>
          <table:table-cell table:formula="of:=[.B1379]=[.A13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ormiérunt somnum suum: * et nihil invenérunt omnes viri divitiárum in mánibus suis.</text:p>
          </table:table-cell>
          <table:table-cell office:value-type="string">
            <text:p>Dormiérunt somnum suum: * et nihil invenérunt omnes viri divitiárum in mánibus suis.</text:p>
          </table:table-cell>
          <table:table-cell table:formula="of:=[.B1380]=[.A13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b increpatióne tua, Deus Jacob, * dormitavérunt qui ascendérunt equos.</text:p>
          </table:table-cell>
          <table:table-cell office:value-type="string">
            <text:p>Ab increpatióne tua, Deus Jacob, * dormitavérunt qui ascendérunt equos.</text:p>
          </table:table-cell>
          <table:table-cell table:formula="of:=[.B1381]=[.A13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5 ii</text:p>
          </table:table-cell>
          <table:table-cell office:value-type="string">
            <text:p>Psalmus 75. ii. Tu terribilis es</text:p>
          </table:table-cell>
          <table:table-cell table:formula="of:=[.B1382]=[.A138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 terríbilis es, et quis resístet tibi? * ex tunc ira tua.</text:p>
          </table:table-cell>
          <table:table-cell office:value-type="string">
            <text:p>Tu terríbilis es, et quis resístet tibi? * ex tunc ira tua.</text:p>
          </table:table-cell>
          <table:table-cell table:formula="of:=[.B1383]=[.A13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 cælo audítum fecísti judícium: * terra trémuit et quiévit,</text:p>
          </table:table-cell>
          <table:table-cell office:value-type="string">
            <text:p>De cælo audítum fecísti judícium: * terra trémuit et quievit.</text:p>
          </table:table-cell>
          <table:table-cell table:formula="of:=[.B1384]=[.A1384]" office:value-type="boolean" office:boolean-value="false">
            <text:p>FALSE</text:p>
          </table:table-cell>
          <table:table-cell/>
          <table:table-cell office:value-type="string">
            <text:p>quiévit</text:p>
          </table:table-cell>
          <table:table-cell/>
        </table:table-row>
        <table:table-row table:style-name="ro1">
          <table:table-cell office:value-type="string">
            <text:p>Cum exsúrgeret in judícium Deus, * ut salvos fáceret omnes mansuétos terræ.</text:p>
          </table:table-cell>
          <table:table-cell office:value-type="string">
            <text:p>Cum exsúrgeret in judícium Deus, * ut salvos fáceret omnes mansuétos terræ.</text:p>
          </table:table-cell>
          <table:table-cell table:formula="of:=[.B1385]=[.A13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cogitátio hóminis confitébitur tibi: * et relíquiæ cogitatiónis diem festum agent tibi.</text:p>
          </table:table-cell>
          <table:table-cell office:value-type="string">
            <text:p>Quóniam cogitátio hóminis confitébitur tibi: * et relíquiæ cogitatiónis diem festum agent tibi.</text:p>
          </table:table-cell>
          <table:table-cell table:formula="of:=[.B1386]=[.A13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véte, et réddite Dómino, Deo vestro: * omnes, qui in circúitu ejus affértis múnera.</text:p>
          </table:table-cell>
          <table:table-cell office:value-type="string">
            <text:p>Vovéte, et réddite Dómino Deo vestro: * omnes, qui in circúitu ejus affértis múnera.</text:p>
          </table:table-cell>
          <table:table-cell table:formula="of:=[.B1387]=[.A138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erríbili et ei qui aufert spíritum príncipum, * terríbili apud reges terræ.</text:p>
          </table:table-cell>
          <table:table-cell office:value-type="string">
            <text:p>Terríbili et ei qui aufert spíritum príncipum, * terríbili apud reges terræ.</text:p>
          </table:table-cell>
          <table:table-cell table:formula="of:=[.B1388]=[.A13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6 i</text:p>
          </table:table-cell>
          <table:table-cell office:value-type="string">
            <text:p>Psalmus 76.i. Voce mea</text:p>
          </table:table-cell>
          <table:table-cell table:formula="of:=[.B1389]=[.A138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oce mea ad Dóminum clamávi: * voce mea ad Deum, et inténdit mihi.</text:p>
          </table:table-cell>
          <table:table-cell office:value-type="string">
            <text:p>Voce mea ad Dóminum clamávi: * voce mea ad Deum, et inténdit mihi.</text:p>
          </table:table-cell>
          <table:table-cell table:formula="of:=[.B1390]=[.A13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die tribulatiónis meæ Deum exquisívi, mánibus meis nocte contra eum: * et non sum decéptus.</text:p>
          </table:table-cell>
          <table:table-cell office:value-type="string">
            <text:p>In die tribulatiónis meæ Deum exquisívi, mánibus meis nocte contra eum: * et non sum decéptus.</text:p>
          </table:table-cell>
          <table:table-cell table:formula="of:=[.B1391]=[.A13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énuit consolári ánima mea, * memor fui Dei, et delectátus sum, et exercitátus sum: et defécit spíritus meus.</text:p>
          </table:table-cell>
          <table:table-cell office:value-type="string">
            <text:p>Rénuit consolári ánima mea, * memor fui Dei, et delectátus sum, et exercitátus sum: et defécit spíritus meus.</text:p>
          </table:table-cell>
          <table:table-cell table:formula="of:=[.B1392]=[.A13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nticipavérunt vigílias óculi mei: * turbátus sum, et non sum locútus.</text:p>
          </table:table-cell>
          <table:table-cell office:value-type="string">
            <text:p>Anticipavérunt vigílias óculi mei: * turbátus sum, et non sum locútus.</text:p>
          </table:table-cell>
          <table:table-cell table:formula="of:=[.B1393]=[.A13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gitávi dies antíquos: * et annos ætérnos in mente hábui.</text:p>
          </table:table-cell>
          <table:table-cell office:value-type="string">
            <text:p>Cogitávi dies antíquos: * et annos ætérnos in mente hábui.</text:p>
          </table:table-cell>
          <table:table-cell table:formula="of:=[.B1394]=[.A13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meditátus sum nocte cum corde meo, * et exercitábar, et scopébam spíritum meum.</text:p>
          </table:table-cell>
          <table:table-cell office:value-type="string">
            <text:p>Et meditátus sum nocte cum corde meo, * et exercitábar, et scopébam spíritum meum.</text:p>
          </table:table-cell>
          <table:table-cell table:formula="of:=[.B1395]=[.A13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umquid in ætérnum projíciet Deus: * aut non appónet ut complacítior sit adhuc?</text:p>
          </table:table-cell>
          <table:table-cell office:value-type="string">
            <text:p>Numquid in ætérnum projíciet Deus: * aut non appónet ut complacítior sit adhuc?</text:p>
          </table:table-cell>
          <table:table-cell table:formula="of:=[.B1396]=[.A13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t in finem misericórdiam suam abscíndet, * a generatióne in generatiónem?</text:p>
          </table:table-cell>
          <table:table-cell office:value-type="string">
            <text:p>Aut in finem misericórdiam suam abscíndet, * a generatióne in generatiónem?</text:p>
          </table:table-cell>
          <table:table-cell table:formula="of:=[.B1397]=[.A13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t obliviscétur miseréri Deus? * aut continébit in ira sua misericórdias suas?</text:p>
          </table:table-cell>
          <table:table-cell office:value-type="string">
            <text:p>Aut obliviscétur miseréri Deus: * aut continébit in ira sua misericórdias suas?</text:p>
          </table:table-cell>
          <table:table-cell table:formula="of:=[.B1398]=[.A13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dixi: Nunc cœpi: * hæc mutátio déxteræ Excélsi.</text:p>
          </table:table-cell>
          <table:table-cell office:value-type="string">
            <text:p>Et dixi: Nunc cœpi: * hæc mutátio déxteræ Excélsi.</text:p>
          </table:table-cell>
          <table:table-cell table:formula="of:=[.B1399]=[.A13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or fui óperum Dómini: * quia memor ero ab inítio mirabílium tuórum.</text:p>
          </table:table-cell>
          <table:table-cell office:value-type="string">
            <text:p>Memor fui óperum Dómini: * quia memor ero ab inítio mirabílium tuórum.</text:p>
          </table:table-cell>
          <table:table-cell table:formula="of:=[.B1400]=[.A14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meditábor in ómnibus opéribus tuis: * et in adinventiónibus tuis exercébor.</text:p>
          </table:table-cell>
          <table:table-cell office:value-type="string">
            <text:p>Et meditábor in ómnibus opéribus tuis: * et in adinventiónibus tuis exercébor.</text:p>
          </table:table-cell>
          <table:table-cell table:formula="of:=[.B1401]=[.A14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6 ii</text:p>
          </table:table-cell>
          <table:table-cell office:value-type="string">
            <text:p>Psalmus 76.ii. Deus, in sancto</text:p>
          </table:table-cell>
          <table:table-cell table:formula="of:=[.B1402]=[.A140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in sancto via tua: quis Deus magnus sicut Deus noster? * tu es Deus qui facis mirabília.</text:p>
          </table:table-cell>
          <table:table-cell office:value-type="string">
            <text:p>Deus, in sancto via tua: quis Deus magnus sicut Deus noster? * tu es Deus qui facis mirabília.</text:p>
          </table:table-cell>
          <table:table-cell table:formula="of:=[.B1403]=[.A14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tam fecísti in pópulis virtútem tuam: * redemísti in bráchio tuo pópulum tuum, fílios Jacob et Joseph.</text:p>
          </table:table-cell>
          <table:table-cell office:value-type="string">
            <text:p>Notam fecísti in pópulis virtútem tuam: * Redemísti in bráchio tuo pópulum tuum fílios Jacob et Joseph.</text:p>
          </table:table-cell>
          <table:table-cell table:formula="of:=[.B1404]=[.A140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idérunt te aquæ, Deus, vidérunt te aquæ: * et timuérunt, et turbátæ sunt abýssi.</text:p>
          </table:table-cell>
          <table:table-cell office:value-type="string">
            <text:p>Vidérunt te aquæ, Deus, vidérunt te aquæ: * et timuérunt et turbátæ sunt abyssi.</text:p>
          </table:table-cell>
          <table:table-cell table:formula="of:=[.B1405]=[.A140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ultitúdo sónitus aquárum: * vocem dedérunt nubes.</text:p>
          </table:table-cell>
          <table:table-cell office:value-type="string">
            <text:p>Multitúdo sónitus aquárum: * vocem dedérunt nubes.</text:p>
          </table:table-cell>
          <table:table-cell table:formula="of:=[.B1406]=[.A14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tenim sagíttæ tuæ tránseunt: * vox tonítrui tui in rota.</text:p>
          </table:table-cell>
          <table:table-cell office:value-type="string">
            <text:p>Etenim sagíttæ tuæ tránseunt: * vox tonítrui tui in rota.</text:p>
          </table:table-cell>
          <table:table-cell table:formula="of:=[.B1407]=[.A140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lluxérunt coruscatiónes tuæ orbi terræ: * commóta est, et contrémuit terra.</text:p>
          </table:table-cell>
          <table:table-cell office:value-type="string">
            <text:p>Illuxérunt coruscatiónes tuæ orbi terræ: * commóta est, et contrémuit terra.</text:p>
          </table:table-cell>
          <table:table-cell table:formula="of:=[.B1408]=[.A14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mari via tua, et sémitæ tuæ in aquis multis: * et vestígia tua non cognoscéntur.</text:p>
          </table:table-cell>
          <table:table-cell office:value-type="string">
            <text:p>In mari via tua, et sémitæ tuæ in aquis multis: * et vestígia tua non cognoscéntur.</text:p>
          </table:table-cell>
          <table:table-cell table:formula="of:=[.B1409]=[.A14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duxísti sicut oves pópulum tuum, * in manu Móysi et Áaron.</text:p>
          </table:table-cell>
          <table:table-cell office:value-type="string">
            <text:p>Deduxísti sicut oves pópulum tuum, * in manu Móysi et Aaron.</text:p>
          </table:table-cell>
          <table:table-cell table:formula="of:=[.B1410]=[.A141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77 i</text:p>
          </table:table-cell>
          <table:table-cell office:value-type="string">
            <text:p>Psalmus 77. i. Attendite, popule</text:p>
          </table:table-cell>
          <table:table-cell table:formula="of:=[.B1411]=[.A14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tténdite, pópule meus, legem meam: * inclináte aurem vestram in verba oris mei.</text:p>
          </table:table-cell>
          <table:table-cell office:value-type="string">
            <text:p>Atténdite, pópule meus, legem meam: * inclináte aurem vestram in verba oris mei.</text:p>
          </table:table-cell>
          <table:table-cell table:formula="of:=[.B1412]=[.A14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périam in parábolis os meum: * loquar propositiónes ab inítio.</text:p>
          </table:table-cell>
          <table:table-cell office:value-type="string">
            <text:p>Apériam in parábolis os meum: * loquar propositiónes ab inítio.</text:p>
          </table:table-cell>
          <table:table-cell table:formula="of:=[.B1413]=[.A14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anta audívimus et cognóvimus ea: * et patres nostri narravérunt nobis.</text:p>
          </table:table-cell>
          <table:table-cell office:value-type="string">
            <text:p>Quanta audívimus et cognóvimus ea: * et patres nostri narravérunt nobis.</text:p>
          </table:table-cell>
          <table:table-cell table:formula="of:=[.B1414]=[.A14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sunt occultáta a fíliis eórum: * in generatióne áltera.</text:p>
          </table:table-cell>
          <table:table-cell office:value-type="string">
            <text:p>Non sunt occultáta a fíliis eórum: * in generatióne áltera.</text:p>
          </table:table-cell>
          <table:table-cell table:formula="of:=[.B1415]=[.A14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arrántes laudes Dómini, et virtútes ejus: * et mirabília ejus, quæ fecit.</text:p>
          </table:table-cell>
          <table:table-cell office:value-type="string">
            <text:p>Narrántes laudes Dómini, et virtútes ejus: * et mirabília ejus, quæ fecit.</text:p>
          </table:table-cell>
          <table:table-cell table:formula="of:=[.B1416]=[.A14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uscitávit testimónium in Jacob: * et legem pósuit in Israël.</text:p>
          </table:table-cell>
          <table:table-cell office:value-type="string">
            <text:p>Et suscitávit testimónium in Jacob: * et legem pósuit in Israël.</text:p>
          </table:table-cell>
          <table:table-cell table:formula="of:=[.B1417]=[.A14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anta mandávit pátribus nostris nota fácere ea fíliis suis: * ut cognóscat generátio áltera.</text:p>
          </table:table-cell>
          <table:table-cell office:value-type="string">
            <text:p>Quanta mandávit pátribus nostris nota fácere ea fíliis suis: * ut cognóscat generátio áltera.</text:p>
          </table:table-cell>
          <table:table-cell table:formula="of:=[.B1418]=[.A14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ílii qui nascéntur, et exsúrgent, * et narrábunt fíliis suis.</text:p>
          </table:table-cell>
          <table:table-cell office:value-type="string">
            <text:p>Fílii qui nascéntur, et exsúrgent, * et narrábunt fíliis suis.</text:p>
          </table:table-cell>
          <table:table-cell table:formula="of:=[.B1419]=[.A14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ponant in Deo spem suam, et non obliviscántur óperum Dei: * et mandáta ejus exquírant.</text:p>
          </table:table-cell>
          <table:table-cell office:value-type="string">
            <text:p>Ut ponant in Deo spem suam, et non obliviscántur óperum Dei: * et mandáta ejus exquírant.</text:p>
          </table:table-cell>
          <table:table-cell table:formula="of:=[.B1420]=[.A14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fiant sicut patres eórum: * generátio prava et exásperans.</text:p>
          </table:table-cell>
          <table:table-cell office:value-type="string">
            <text:p>Ne fiant sicut patres eórum: * generátio prava et exásperans.</text:p>
          </table:table-cell>
          <table:table-cell table:formula="of:=[.B1421]=[.A14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Generátio, quæ non diréxit cor suum: * et non est créditus cum Deo spíritus ejus.</text:p>
          </table:table-cell>
          <table:table-cell office:value-type="string">
            <text:p>Generátio, quæ non diréxit cor suum: * et non est créditus cum Deo spíritus ejus.</text:p>
          </table:table-cell>
          <table:table-cell table:formula="of:=[.B1422]=[.A14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7 ii</text:p>
          </table:table-cell>
          <table:table-cell office:value-type="string">
            <text:p>Psalmus 77.ii. Filii Ephrem</text:p>
          </table:table-cell>
          <table:table-cell table:formula="of:=[.B1423]=[.A142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ílii Ephrem intendéntes et mitténtes arcum: * convérsi sunt in die belli.</text:p>
          </table:table-cell>
          <table:table-cell office:value-type="string">
            <text:p>Fílii Ephrem intendéntes et mitténtes arcum: * convérsi sunt in die belli.</text:p>
          </table:table-cell>
          <table:table-cell table:formula="of:=[.B1424]=[.A14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custodiérunt testaméntum Dei: * et in lege ejus noluérunt ambuláre.</text:p>
          </table:table-cell>
          <table:table-cell office:value-type="string">
            <text:p>Non custodiérunt testaméntum Dei: * et in lege ejus noluérunt ambuláre.</text:p>
          </table:table-cell>
          <table:table-cell table:formula="of:=[.B1425]=[.A14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oblíti sunt benefactórum ejus: * et mirabílium ejus quæ osténdit eis.</text:p>
          </table:table-cell>
          <table:table-cell office:value-type="string">
            <text:p>Et oblíti sunt benefactórum ejus: * et mirabílium ejus quæ osténdit eis.</text:p>
          </table:table-cell>
          <table:table-cell table:formula="of:=[.B1426]=[.A14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ram pátribus eórum fecit mirabília in terra Ægýpti: * in campo Táneos.</text:p>
          </table:table-cell>
          <table:table-cell office:value-type="string">
            <text:p>Coram pátribus eórum fecit mirabília in terra Ægypti: * in campo Táneos.</text:p>
          </table:table-cell>
          <table:table-cell table:formula="of:=[.B1427]=[.A142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terrúpit mare, et perdúxit eos: * et státuit aquas quasi in utre.</text:p>
          </table:table-cell>
          <table:table-cell office:value-type="string">
            <text:p>Interrúpit mare, et perdúxit eos: * et státuit aquas quasi in utre.</text:p>
          </table:table-cell>
          <table:table-cell table:formula="of:=[.B1428]=[.A14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dúxit eos in nube diéi: * et tota nocte in illuminatióne ignis.</text:p>
          </table:table-cell>
          <table:table-cell office:value-type="string">
            <text:p>Et dedúxit eos in nube diéi: * et tota nocte in illuminatióne ignis.</text:p>
          </table:table-cell>
          <table:table-cell table:formula="of:=[.B1429]=[.A14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terrúpit petram in erémo: * et adaquávit eos velut in abýsso multa.</text:p>
          </table:table-cell>
          <table:table-cell office:value-type="string">
            <text:p>Interrúpit petram in erémo: * et adaquávit eos velut in abysso multa.</text:p>
          </table:table-cell>
          <table:table-cell table:formula="of:=[.B1430]=[.A143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edúxit aquam de petra: * et dedúxit tamquam flúmina aquas.</text:p>
          </table:table-cell>
          <table:table-cell office:value-type="string">
            <text:p>Et edúxit aquam de petra: * et dedúxit tamquam flúmina aquas.</text:p>
          </table:table-cell>
          <table:table-cell table:formula="of:=[.B1431]=[.A14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7 iii</text:p>
          </table:table-cell>
          <table:table-cell office:value-type="string">
            <text:p>Psalmus 77. iii. Et apposuerunt</text:p>
          </table:table-cell>
          <table:table-cell table:formula="of:=[.B1432]=[.A143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apposuérunt adhuc peccáre ei: * in iram excitavérunt Excélsum in inaquóso.</text:p>
          </table:table-cell>
          <table:table-cell office:value-type="string">
            <text:p>Et apposuérunt adhuc peccáre ei: * in iram excitavérunt Excélsum in inaquóso.</text:p>
          </table:table-cell>
          <table:table-cell table:formula="of:=[.B1433]=[.A14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tentavérunt Deum in córdibus suis, * ut péterent escas animábus suis.</text:p>
          </table:table-cell>
          <table:table-cell office:value-type="string">
            <text:p>Et tentavérunt Deum in córdibus suis, * ut péterent escas animábus suis.</text:p>
          </table:table-cell>
          <table:table-cell table:formula="of:=[.B1434]=[.A14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male locúti sunt de Deo: * dixérunt: Numquid póterit Deus paráre mensam in desérto?</text:p>
          </table:table-cell>
          <table:table-cell office:value-type="string">
            <text:p>Et male locúti sunt de Deo: * dixérunt: Numquid póterit Deus paráre mensam in desérto?</text:p>
          </table:table-cell>
          <table:table-cell table:formula="of:=[.B1435]=[.A14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percússit petram, et fluxérunt aquæ: * et torréntes inundavérunt.</text:p>
          </table:table-cell>
          <table:table-cell office:value-type="string">
            <text:p>Quóniam percússit petram, et fluxérunt aquæ: * et torréntes inundavérunt.</text:p>
          </table:table-cell>
          <table:table-cell table:formula="of:=[.B1436]=[.A14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umquid et panem póterit dare, * aut paráre mensam pópulo suo?</text:p>
          </table:table-cell>
          <table:table-cell office:value-type="string">
            <text:p>Numquid et panem póterit dare, * aut paráre mensam pópulo suo?</text:p>
          </table:table-cell>
          <table:table-cell table:formula="of:=[.B1437]=[.A14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Ídeo audívit Dóminus, et dístulit: * et ignis accénsus est in Jacob, et ira ascéndit in Israël.</text:p>
          </table:table-cell>
          <table:table-cell office:value-type="string">
            <text:p>Ideo audívit Dóminus, et distulit: * et ignis accénsus est in Jacob, et ira ascéndit in Israël.</text:p>
          </table:table-cell>
          <table:table-cell table:formula="of:=[.B1438]=[.A143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a non credidérunt in Deo: * nec speravérunt in salutári ejus:</text:p>
          </table:table-cell>
          <table:table-cell office:value-type="string">
            <text:p>Quia non credidérunt in Deo: * nec speravérunt in salutári ejus:</text:p>
          </table:table-cell>
          <table:table-cell table:formula="of:=[.B1439]=[.A14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mandávit núbibus désuper: * et jánuas cæli apéruit.</text:p>
          </table:table-cell>
          <table:table-cell office:value-type="string">
            <text:p>Et mandávit núbibus désuper: * et jánuas cæli apéruit.</text:p>
          </table:table-cell>
          <table:table-cell table:formula="of:=[.B1440]=[.A14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luit illis manna ad manducándum: * et panem cæli dedit eis.</text:p>
          </table:table-cell>
          <table:table-cell office:value-type="string">
            <text:p>Et pluit illis manna ad manducándum: * et panem cæli dedit eis.</text:p>
          </table:table-cell>
          <table:table-cell table:formula="of:=[.B1441]=[.A14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anem Angelórum manducávit homo, * cibária misit eis in abundántia.</text:p>
          </table:table-cell>
          <table:table-cell office:value-type="string">
            <text:p>Panem Angelórum manducávit homo, * cibária misit eis in abundántia.</text:p>
          </table:table-cell>
          <table:table-cell table:formula="of:=[.B1442]=[.A14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ránstulit Austrum de cælo: * et indúxit in virtúte sua Áfricum.</text:p>
          </table:table-cell>
          <table:table-cell office:value-type="string">
            <text:p>Tránstulit Austrum de cælo: * et indúxit in virtúte sua Africum.</text:p>
          </table:table-cell>
          <table:table-cell table:formula="of:=[.B1443]=[.A144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pluit super eos sicut púlverem carnes: * et sicut arénam maris volatília pennáta.</text:p>
          </table:table-cell>
          <table:table-cell office:value-type="string">
            <text:p>Et pluit super eos sicut púlverem carnes: * et sicut arénam maris volatília pennáta.</text:p>
          </table:table-cell>
          <table:table-cell table:formula="of:=[.B1444]=[.A14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ecidérunt in médio castrórum eórum: * circa tabernácula eórum.</text:p>
          </table:table-cell>
          <table:table-cell office:value-type="string">
            <text:p>Et cecidérunt in médio castrórum eórum: * circa tabernácula eórum.</text:p>
          </table:table-cell>
          <table:table-cell table:formula="of:=[.B1445]=[.A14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manducavérunt, et saturáti sunt nimis, et desidérium eórum áttulit eis: * non sunt fraudáti a desidério suo.</text:p>
          </table:table-cell>
          <table:table-cell office:value-type="string">
            <text:p>Et manducavérunt, et saturáti sunt nimis, et desidérium eórum áttulit eis: * non sunt fraudáti a desidério suo.</text:p>
          </table:table-cell>
          <table:table-cell table:formula="of:=[.B1446]=[.A14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huc escæ eórum erant in ore ipsórum: * et ira Dei ascéndit super eos.</text:p>
          </table:table-cell>
          <table:table-cell office:value-type="string">
            <text:p>Adhuc escæ eórum erant in ore ipsórum: * et ira Dei ascéndit super eos</text:p>
          </table:table-cell>
          <table:table-cell table:formula="of:=[.B1447]=[.A144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occídit pingues eórum, * et eléctos Israël impedívit.</text:p>
          </table:table-cell>
          <table:table-cell office:value-type="string">
            <text:p>Et occídit pingues eórum, * et eléctos Israël impedívit.</text:p>
          </table:table-cell>
          <table:table-cell table:formula="of:=[.B1448]=[.A14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7 iv</text:p>
          </table:table-cell>
          <table:table-cell office:value-type="string">
            <text:p>Psalmus 77. iv. In omnibus</text:p>
          </table:table-cell>
          <table:table-cell table:formula="of:=[.B1449]=[.A144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ómnibus his peccavérunt adhuc: * et non credidérunt mirabílibus ejus.</text:p>
          </table:table-cell>
          <table:table-cell office:value-type="string">
            <text:p>In ómnibus his peccavérunt adhuc: * et non credidérunt mirabílibus ejus.</text:p>
          </table:table-cell>
          <table:table-cell table:formula="of:=[.B1450]=[.A14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fecérunt in vanitáte dies eórum: * et anni eórum cum festinatióne.</text:p>
          </table:table-cell>
          <table:table-cell office:value-type="string">
            <text:p>Et defecérunt in vanitáte dies eórum: * et anni eórum cum festinatióne.</text:p>
          </table:table-cell>
          <table:table-cell table:formula="of:=[.B1451]=[.A14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m occíderet eos, quærébant eum: * et revertebántur, et dilúculo veniébant ad eum.</text:p>
          </table:table-cell>
          <table:table-cell office:value-type="string">
            <text:p>Cum occíderet eos, quærébant eum: * et revertebántur, et dilúculo veniébant ad eum.</text:p>
          </table:table-cell>
          <table:table-cell table:formula="of:=[.B1452]=[.A14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ememoráti sunt quia Deus adjútor est eórum: * et Deus excélsus redémptor eórum est.</text:p>
          </table:table-cell>
          <table:table-cell office:value-type="string">
            <text:p>Et rememoráti sunt quia Deus adjútor est eórum: * et Deus excélsus redémptor eórum est.</text:p>
          </table:table-cell>
          <table:table-cell table:formula="of:=[.B1453]=[.A14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ilexérunt eum in ore suo, * et lingua sua mentíti sunt ei.</text:p>
          </table:table-cell>
          <table:table-cell office:value-type="string">
            <text:p>Et dilexérunt eum in ore suo, * et lingua sua mentíti sunt ei.</text:p>
          </table:table-cell>
          <table:table-cell table:formula="of:=[.B1454]=[.A14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r autem eórum non erat rectum cum eo: * nec fidéles hábiti sunt in testaménto ejus.</text:p>
          </table:table-cell>
          <table:table-cell office:value-type="string">
            <text:p>Cor autem eórum non erat rectum cum eo: * nec fidéles hábiti sunt in testaménto ejus.</text:p>
          </table:table-cell>
          <table:table-cell table:formula="of:=[.B1455]=[.A14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pse autem est miséricors, et propítius fiet peccátis eórum: * et non dispérdet eos.</text:p>
          </table:table-cell>
          <table:table-cell office:value-type="string">
            <text:p>Ipse autem est miséricors, et propítius fiet peccátis eórum: * et non dispérdet eos.</text:p>
          </table:table-cell>
          <table:table-cell table:formula="of:=[.B1456]=[.A14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bundávit ut avérteret iram suam: * et non accéndit omnem iram suam:</text:p>
          </table:table-cell>
          <table:table-cell office:value-type="string">
            <text:p>Et abundávit ut avérteret iram suam: * et non accéndit omnem iram suam:</text:p>
          </table:table-cell>
          <table:table-cell table:formula="of:=[.B1457]=[.A14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ecordátus est quia caro sunt: * spíritus vadens et non rédiens.</text:p>
          </table:table-cell>
          <table:table-cell office:value-type="string">
            <text:p>Et recordátus est quia caro sunt: * spíritus vadens et non rédiens.</text:p>
          </table:table-cell>
          <table:table-cell table:formula="of:=[.B1458]=[.A14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ties exacerbavérunt eum in desérto, * in iram concitavérunt eum in inaquóso?</text:p>
          </table:table-cell>
          <table:table-cell office:value-type="string">
            <text:p>Quóties exacerbavérunt eum in desérto, * in iram concitavérunt eum in inaquóso?</text:p>
          </table:table-cell>
          <table:table-cell table:formula="of:=[.B1459]=[.A14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onvérsi sunt, et tentavérunt Deum: * et Sanctum Israël exacerbavérunt.</text:p>
          </table:table-cell>
          <table:table-cell office:value-type="string">
            <text:p>Et convérsi sunt, et tentavérunt Deum: * et Sanctum Israël exacerbavérunt.</text:p>
          </table:table-cell>
          <table:table-cell table:formula="of:=[.B1460]=[.A14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7 v</text:p>
          </table:table-cell>
          <table:table-cell office:value-type="string">
            <text:p>Psalmus 77. v. Non sunt recordati</text:p>
          </table:table-cell>
          <table:table-cell table:formula="of:=[.B1461]=[.A146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n sunt recordáti manus ejus, * die qua redémit eos de manu tribulántis.</text:p>
          </table:table-cell>
          <table:table-cell office:value-type="string">
            <text:p>Non sunt recordáti manus ejus, * die qua redémit eos de manu tribulántis.</text:p>
          </table:table-cell>
          <table:table-cell table:formula="of:=[.B1462]=[.A14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ut pósuit in Ægýpto signa sua, * et prodígia sua in campo Táneos.</text:p>
          </table:table-cell>
          <table:table-cell office:value-type="string">
            <text:p>Sicut pósuit in Ægypto signa sua, * et prodígia sua in campo Táneos.</text:p>
          </table:table-cell>
          <table:table-cell table:formula="of:=[.B1463]=[.A146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convértit in sánguinem flúmina eórum: * et imbres eórum, ne bíberent.</text:p>
          </table:table-cell>
          <table:table-cell office:value-type="string">
            <text:p>Et convértit in sánguinem flúmina eórum: * et imbres eórum, ne bíberent.</text:p>
          </table:table-cell>
          <table:table-cell table:formula="of:=[.B1464]=[.A14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it in eos cœnomyíam, et comédit eos: * et ranam, et dispérdidit eos.</text:p>
          </table:table-cell>
          <table:table-cell office:value-type="string">
            <text:p>Misit in eos cœnomyíam, et comédit eos: * et ranam, et dispérdidit eos.</text:p>
          </table:table-cell>
          <table:table-cell table:formula="of:=[.B1465]=[.A14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dit ærúgini fructus eórum: * et labóres eórum locústæ.</text:p>
          </table:table-cell>
          <table:table-cell office:value-type="string">
            <text:p>Et dedit ærúgini fructus eórum: * et labóres eórum locústæ.</text:p>
          </table:table-cell>
          <table:table-cell table:formula="of:=[.B1466]=[.A14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occídit in grándine víneas eórum: * et moros eórum in pruína.</text:p>
          </table:table-cell>
          <table:table-cell office:value-type="string">
            <text:p>Et occídit in grándine víneas eórum: * et moros eórum in pruína.</text:p>
          </table:table-cell>
          <table:table-cell table:formula="of:=[.B1467]=[.A14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trádidit grándini juménta eórum: * et possessiónem eórum igni.</text:p>
          </table:table-cell>
          <table:table-cell office:value-type="string">
            <text:p>Et trádidit grándini juménta eórum: * et possessiónem eórum igni.</text:p>
          </table:table-cell>
          <table:table-cell table:formula="of:=[.B1468]=[.A14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it in eos iram indignatiónis suæ: * indignatiónem, et iram, et tribulatiónem: immissiónes per ángelos malos.</text:p>
          </table:table-cell>
          <table:table-cell office:value-type="string">
            <text:p>Misit in eos iram indignatiónis suæ: * indignatiónem, et iram, et tribulatiónem: immissiónes per ángelos malos.</text:p>
          </table:table-cell>
          <table:table-cell table:formula="of:=[.B1469]=[.A14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am fecit sémitæ iræ suæ, non pepércit a morte animábus eórum: * et juménta eórum in morte conclúsit.</text:p>
          </table:table-cell>
          <table:table-cell office:value-type="string">
            <text:p>Viam fecit sémitæ iræ suæ, non pepércit a morte animábus eórum: * et juménta eórum in morte conclúsit.</text:p>
          </table:table-cell>
          <table:table-cell table:formula="of:=[.B1470]=[.A14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ercússit omne primogénitum in terra Ægýpti: * primítias omnis labóris eórum in tabernáculis Cham.</text:p>
          </table:table-cell>
          <table:table-cell office:value-type="string">
            <text:p>Et percússit omne primogénitum in terra Ægypti: * primítias omnis labóris eórum in tabernáculis Cham.</text:p>
          </table:table-cell>
          <table:table-cell table:formula="of:=[.B1471]=[.A147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ábstulit sicut oves pópulum suum: * et perdúxit eos tamquam gregem in desérto.</text:p>
          </table:table-cell>
          <table:table-cell office:value-type="string">
            <text:p>Et ábstulit sicut oves pópulum suum: * et perdúxit eos tamquam gregem in desérto.</text:p>
          </table:table-cell>
          <table:table-cell table:formula="of:=[.B1472]=[.A14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dúxit eos in spe, et non timuérunt: * et inimícos eórum opéruit mare.</text:p>
          </table:table-cell>
          <table:table-cell office:value-type="string">
            <text:p>Et dedúxit eos in spe, et non timuérunt: * et inimícos eórum opéruit mare.</text:p>
          </table:table-cell>
          <table:table-cell table:formula="of:=[.B1473]=[.A14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dúxit eos in montem sanctificatiónis suæ: * montem, quem acquisívit déxtera ejus.</text:p>
          </table:table-cell>
          <table:table-cell office:value-type="string">
            <text:p>Et indúxit eos in montem sanctificatiónis suæ: * montem, quem acquisívit déxtera ejus.</text:p>
          </table:table-cell>
          <table:table-cell table:formula="of:=[.B1474]=[.A14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jécit a fácie eórum Gentes: * et sorte divísit eis terram in funículo distributiónis.</text:p>
          </table:table-cell>
          <table:table-cell office:value-type="string">
            <text:p>Et ejécit a fácie eórum Gentes: * et sorte divísit eis terram in funículo distributiónis.</text:p>
          </table:table-cell>
          <table:table-cell table:formula="of:=[.B1475]=[.A14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habitáre fecit in tabernáculis eórum: * tribus Israël.</text:p>
          </table:table-cell>
          <table:table-cell office:value-type="string">
            <text:p>Et habitáre fecit in tabernáculis eórum: * tribus Israël.</text:p>
          </table:table-cell>
          <table:table-cell table:formula="of:=[.B1476]=[.A14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tentavérunt, et exacerbavérunt Deum excélsum: * et testimónia ejus non custodiérunt.</text:p>
          </table:table-cell>
          <table:table-cell office:value-type="string">
            <text:p>Et tentavérunt, et exacerbavérunt Deum excélsum: * et testimónia ejus non custodiérunt.</text:p>
          </table:table-cell>
          <table:table-cell table:formula="of:=[.B1477]=[.A14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vertérunt se, et non servavérunt pactum: * quemádmodum patres eórum convérsi sunt in arcum pravum.</text:p>
          </table:table-cell>
          <table:table-cell office:value-type="string">
            <text:p>Et avertérunt se, et non servavérunt pactum: * quemádmodum patres eórum convérsi sunt in arcum pravum.</text:p>
          </table:table-cell>
          <table:table-cell table:formula="of:=[.B1478]=[.A14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iram concitavérunt eum in cóllibus suis: * et in sculptílibus suis ad æmulatiónem eum provocavérunt.</text:p>
          </table:table-cell>
          <table:table-cell office:value-type="string">
            <text:p>In iram concitavérunt eum in cóllibus suis: * et in sculptílibus suis ad æmulatiónem eum provocavérunt.</text:p>
          </table:table-cell>
          <table:table-cell table:formula="of:=[.B1479]=[.A14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7 vi</text:p>
          </table:table-cell>
          <table:table-cell office:value-type="string">
            <text:p>Psalmus 77. vi. Audivit Deus</text:p>
          </table:table-cell>
          <table:table-cell table:formula="of:=[.B1480]=[.A148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udívit Deus, et sprevit: * et ad níhilum redégit valde Israël.</text:p>
          </table:table-cell>
          <table:table-cell office:value-type="string">
            <text:p>Audívit Deus, et sprevit: * et ad níhilum redégit valde Israël.</text:p>
          </table:table-cell>
          <table:table-cell table:formula="of:=[.B1481]=[.A14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épulit tabernáculum Silo: * tabernáculum suum, ubi habitávit in homínibus.</text:p>
          </table:table-cell>
          <table:table-cell office:value-type="string">
            <text:p>Et répulit tabernáculum Silo: * tabernáculum suum, ubi habitávit in homínibus.</text:p>
          </table:table-cell>
          <table:table-cell table:formula="of:=[.B1482]=[.A14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trádidit in captivitátem virtútem eórum: * et pulchritúdinem eórum in manus inimíci.</text:p>
          </table:table-cell>
          <table:table-cell office:value-type="string">
            <text:p>Et trádidit in captivitátem virtútem eórum: * et pulchritúdinem eórum in manus inimíci.</text:p>
          </table:table-cell>
          <table:table-cell table:formula="of:=[.B1483]=[.A14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onclúsit in gládio pópulum suum: * et hereditátem suam sprevit.</text:p>
          </table:table-cell>
          <table:table-cell office:value-type="string">
            <text:p>Et conclúsit in gládio pópulum suum: * et hereditátem suam sprevit.</text:p>
          </table:table-cell>
          <table:table-cell table:formula="of:=[.B1484]=[.A14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úvenes eórum comédit ignis: * et vírgines eórum non sunt lamentátæ.</text:p>
          </table:table-cell>
          <table:table-cell office:value-type="string">
            <text:p>Júvenes eórum comédit ignis: * et vírgines eórum non sunt lamentátæ.</text:p>
          </table:table-cell>
          <table:table-cell table:formula="of:=[.B1485]=[.A14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cerdótes eórum in gládio cecidérunt: * et víduæ eórum non plorabántur.</text:p>
          </table:table-cell>
          <table:table-cell office:value-type="string">
            <text:p>Sacerdótes eórum in gládio cecidérunt: * et víduæ eórum non plorabántur.</text:p>
          </table:table-cell>
          <table:table-cell table:formula="of:=[.B1486]=[.A14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xcitátus est tamquam dórmiens Dóminus: * tamquam potens crapulátus a vino.</text:p>
          </table:table-cell>
          <table:table-cell office:value-type="string">
            <text:p>Et excitátus est tamquam dórmiens Dóminus: * tamquam potens crapulátus a vino.</text:p>
          </table:table-cell>
          <table:table-cell table:formula="of:=[.B1487]=[.A14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ercússit inimícos suos in posterióra: * oppróbrium sempitérnum dedit illis.</text:p>
          </table:table-cell>
          <table:table-cell office:value-type="string">
            <text:p>Et percússit inimícos suos in posterióra: * oppróbrium sempitérnum dedit illis.</text:p>
          </table:table-cell>
          <table:table-cell table:formula="of:=[.B1488]=[.A14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épulit tabernáculum Joseph: * et tribum Éphraim non elégit.</text:p>
          </table:table-cell>
          <table:table-cell office:value-type="string">
            <text:p>Et répulit tabernáculum Joseph: * et tribum Ephraim non elégit.</text:p>
          </table:table-cell>
          <table:table-cell table:formula="of:=[.B1489]=[.A148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ed elégit tribum Juda, * montem Sion quem diléxit.</text:p>
          </table:table-cell>
          <table:table-cell office:value-type="string">
            <text:p>Sed elégit tribum Juda, * montem Sion quem diléxit.</text:p>
          </table:table-cell>
          <table:table-cell table:formula="of:=[.B1490]=[.A14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ædificávit sicut unicórnium sanctifícium suum in terra, * quam fundávit in sæcula.</text:p>
          </table:table-cell>
          <table:table-cell office:value-type="string">
            <text:p>Et ædificávit sicut unicórnium sanctifícium suum in terra, * quam fundávit in sæcula.</text:p>
          </table:table-cell>
          <table:table-cell table:formula="of:=[.B1491]=[.A14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légit David, servum suum, et sústulit eum de grégibus óvium: * de post fœtántes accépit eum,</text:p>
          </table:table-cell>
          <table:table-cell office:value-type="string">
            <text:p>Et elégit David, servum suum, et sústulit eum de grégibus óvium: * de post fœtántes accépit eum,</text:p>
          </table:table-cell>
          <table:table-cell table:formula="of:=[.B1492]=[.A14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áscere Jacob, servum suum, * et Israël, hereditátem suam:</text:p>
          </table:table-cell>
          <table:table-cell office:value-type="string">
            <text:p>Páscere Jacob, servum suum, * et Israël, hereditátem suam:</text:p>
          </table:table-cell>
          <table:table-cell table:formula="of:=[.B1493]=[.A14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avit eos in innocéntia cordis sui: * et in intelléctibus mánuum suárum dedúxit eos.</text:p>
          </table:table-cell>
          <table:table-cell office:value-type="string">
            <text:p>Et pávit eos in innocéntia cordis sui: * et in intelléctibus mánuum suárum dedúxit eos.</text:p>
          </table:table-cell>
          <table:table-cell table:formula="of:=[.B1494]=[.A1494]" office:value-type="boolean" office:boolean-value="false">
            <text:p>FALSE</text:p>
          </table:table-cell>
          <table:table-cell office:value-type="string">
            <text:p>x</text:p>
          </table:table-cell>
          <table:table-cell office:value-type="string">
            <text:p>pavit </text:p>
          </table:table-cell>
          <table:table-cell office:value-type="string">
            <text:p>2 syllable accent</text:p>
          </table:table-cell>
        </table:table-row>
        <table:table-row table:style-name="ro1">
          <table:table-cell office:value-type="string">
            <text:p>Psalmus 78</text:p>
          </table:table-cell>
          <table:table-cell office:value-type="string">
            <text:p>Psalmus 78. Deus, venerunt</text:p>
          </table:table-cell>
          <table:table-cell table:formula="of:=[.B1495]=[.A149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venérunt Gentes in hereditátem tuam, polluérunt templum sanctum tuum: * posuérunt Jerúsalem in pomórum custódiam.</text:p>
          </table:table-cell>
          <table:table-cell office:value-type="string">
            <text:p>Deus, venérunt Gentes in hereditátem tuam, polluérunt templum sanctum tuum: * posuérunt Jerúsalem in pomórum custódiam.</text:p>
          </table:table-cell>
          <table:table-cell table:formula="of:=[.B1496]=[.A14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suérunt morticína servórum tuórum, escas volatílibus cæli: * carnes sanctórum tuórum béstiis terræ.</text:p>
          </table:table-cell>
          <table:table-cell office:value-type="string">
            <text:p>Posuérunt morticína servórum tuórum, escas volatílibus cæli: * carnes sanctórum tuórum béstiis terræ.</text:p>
          </table:table-cell>
          <table:table-cell table:formula="of:=[.B1497]=[.A14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ffudérunt sánguinem eórum tamquam aquam in circúitu Jerúsalem: * et non erat qui sepelíret.</text:p>
          </table:table-cell>
          <table:table-cell office:value-type="string">
            <text:p>Effudérunt sánguinem eórum tamquam aquam in circúitu Jerúsalem: * et non erat qui sepelíret.</text:p>
          </table:table-cell>
          <table:table-cell table:formula="of:=[.B1498]=[.A14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acti sumus oppróbrium vicínis nostris: * subsannátio et illúsio his, qui in circúitu nostro sunt.</text:p>
          </table:table-cell>
          <table:table-cell office:value-type="string">
            <text:p>Facti sumus oppróbrium vicínis nostris: * subsannátio et illúsio his, qui in circúitu nostro sunt.</text:p>
          </table:table-cell>
          <table:table-cell table:formula="of:=[.B1499]=[.A14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Úsquequo, Dómine, irascéris in finem: * accendétur velut ignis zelus tuus?</text:p>
          </table:table-cell>
          <table:table-cell office:value-type="string">
            <text:p>Usquequo, Dómine, irascéris in finem: * accendétur velut ignis zelus tuus?</text:p>
          </table:table-cell>
          <table:table-cell table:formula="of:=[.B1500]=[.A150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ffúnde iram tuam in Gentes, quæ te non novérunt: * et in regna quæ nomen tuum non invocavérunt:</text:p>
          </table:table-cell>
          <table:table-cell office:value-type="string">
            <text:p>Effúnde iram tuam in Gentes, quæ te non novérunt: * et in regna quæ nomen tuum non invocavérunt:</text:p>
          </table:table-cell>
          <table:table-cell table:formula="of:=[.B1501]=[.A15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comedérunt Jacob: * et locum ejus desolavérunt.</text:p>
          </table:table-cell>
          <table:table-cell office:value-type="string">
            <text:p>Quia comedérunt Jacob: * et locum ejus desolavérunt.</text:p>
          </table:table-cell>
          <table:table-cell table:formula="of:=[.B1502]=[.A15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memíneris iniquitátum nostrárum antiquárum, cito antícipent nos misericórdiæ tuæ: * quia páuperes facti sumus nimis.</text:p>
          </table:table-cell>
          <table:table-cell office:value-type="string">
            <text:p>Ne memíneris iniquitátum nostrárum antiquárum, cito antícipent nos misericórdiæ tuæ: * quia páuperes facti sumus nimis.</text:p>
          </table:table-cell>
          <table:table-cell table:formula="of:=[.B1503]=[.A15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djuva nos, Deus, salutáris noster: et propter glóriam nóminis tui, Dómine, líbera nos: * et propítius esto peccátis nostris, propter nomen tuum:</text:p>
          </table:table-cell>
          <table:table-cell office:value-type="string">
            <text:p>Adjuva nos, Deus, salutáris noster: et propter glóriam nóminis tui, Dómine, líbera nos: * et propítius esto peccátis nostris, propter nomen tuum:</text:p>
          </table:table-cell>
          <table:table-cell table:formula="of:=[.B1504]=[.A150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e forte dicant in Géntibus: Ubi est Deus eórum? * et innotéscat in natiónibus coram óculis nostris.</text:p>
          </table:table-cell>
          <table:table-cell office:value-type="string">
            <text:p>Ne forte dicant in Géntibus: Ubi est Deus eórum? * et innotéscat in natiónibus coram óculis nostris.</text:p>
          </table:table-cell>
          <table:table-cell table:formula="of:=[.B1505]=[.A15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Últio sánguinis servórum tuórum, qui effúsus est: * intróeat in conspéctu tuo gémitus compeditórum.</text:p>
          </table:table-cell>
          <table:table-cell office:value-type="string">
            <text:p>Ultio sánguinis servórum tuórum, qui effúsus est: * intróeat in conspéctu tuo gémitus compeditórum.</text:p>
          </table:table-cell>
          <table:table-cell table:formula="of:=[.B1506]=[.A150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ecúndum magnitúdinem bráchii tui, * pósside fílios mortificatórum.</text:p>
          </table:table-cell>
          <table:table-cell office:value-type="string">
            <text:p>Secúndum magnitúdinem bráchii tui, * pósside fílios mortificatórum.</text:p>
          </table:table-cell>
          <table:table-cell table:formula="of:=[.B1507]=[.A15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edde vicínis nostris séptuplum in sinu eórum: * impropérium ipsórum, quod exprobravérunt tibi, Dómine.</text:p>
          </table:table-cell>
          <table:table-cell office:value-type="string">
            <text:p>Et redde vicínis nostris séptuplum in sinu eórum: * impropérium ipsórum, quod exprobravérunt tibi, Dómine.</text:p>
          </table:table-cell>
          <table:table-cell table:formula="of:=[.B1508]=[.A15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s autem pópulus tuus, et oves páscuæ tuæ, * confitébimur tibi in sæculum.</text:p>
          </table:table-cell>
          <table:table-cell office:value-type="string">
            <text:p>Nos autem pópulus tuus, et oves páscuæ tuæ, * confitébimur tibi in sæculum.</text:p>
          </table:table-cell>
          <table:table-cell table:formula="of:=[.B1509]=[.A15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generatiónem et generatiónem * annuntiábimus laudem tuam.</text:p>
          </table:table-cell>
          <table:table-cell office:value-type="string">
            <text:p>In generatiónem et generatiónem * annuntiábimus laudem tuam.</text:p>
          </table:table-cell>
          <table:table-cell table:formula="of:=[.B1510]=[.A15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9 i</text:p>
          </table:table-cell>
          <table:table-cell office:value-type="string">
            <text:p>Psalmus 79. i. Qui regis Israël</text:p>
          </table:table-cell>
          <table:table-cell table:formula="of:=[.B1511]=[.A15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regis Israël, inténde: * qui dedúcis velut ovem Joseph.</text:p>
          </table:table-cell>
          <table:table-cell office:value-type="string">
            <text:p>Qui regis Israël, inténde: * qui dedúcis velut ovem Joseph.</text:p>
          </table:table-cell>
          <table:table-cell table:formula="of:=[.B1512]=[.A15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sedes super Chérubim, * manifestáre coram Éphraim, Bénjamin, et Manásse.</text:p>
          </table:table-cell>
          <table:table-cell office:value-type="string">
            <text:p>Qui sedes super Chérubim: * manifestáre coram Ephraim, Bénjamin, et Manásse.</text:p>
          </table:table-cell>
          <table:table-cell table:formula="of:=[.B1513]=[.A151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Éxcita poténtiam tuam, et veni, * ut salvos fácias nos.</text:p>
          </table:table-cell>
          <table:table-cell office:value-type="string">
            <text:p>Excita poténtiam tuam, et veni: * ut salvos fácias nos.</text:p>
          </table:table-cell>
          <table:table-cell table:formula="of:=[.B1514]=[.A151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convérte nos: * et osténde fáciem tuam, et salvi érimus.</text:p>
          </table:table-cell>
          <table:table-cell office:value-type="string">
            <text:p>Deus, convérte nos: * et osténde fáciem tuam, et salvi érimus.</text:p>
          </table:table-cell>
          <table:table-cell table:formula="of:=[.B1515]=[.A15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Deus virtútum, * quoúsque irascéris super oratiónem servi tui?</text:p>
          </table:table-cell>
          <table:table-cell office:value-type="string">
            <text:p>Dómine, Deus virtútum, * quoúsque irascéris super oratiónem servi tui?</text:p>
          </table:table-cell>
          <table:table-cell table:formula="of:=[.B1516]=[.A15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ibábis nos pane lacrimárum: * et potum dabis nobis in lácrimis in mensúra?</text:p>
          </table:table-cell>
          <table:table-cell office:value-type="string">
            <text:p>Cibábis nos pane lacrimárum: * et potum dabis nobis in lácrimis in mensúra?</text:p>
          </table:table-cell>
          <table:table-cell table:formula="of:=[.B1517]=[.A15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suísti nos in contradictiónem vicínis nostris: * et inimíci nostri subsannavérunt nos.</text:p>
          </table:table-cell>
          <table:table-cell office:value-type="string">
            <text:p>Posuísti nos in contradictiónem vicínis nostris: * et inimíci nostri subsannavérunt nos.</text:p>
          </table:table-cell>
          <table:table-cell table:formula="of:=[.B1518]=[.A15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virtútum, convérte nos: * et osténde fáciem tuam, et salvi érimus.</text:p>
          </table:table-cell>
          <table:table-cell office:value-type="string">
            <text:p>Deus virtútum, convérte nos: * et osténde fáciem tuam, et salvi érimus.</text:p>
          </table:table-cell>
          <table:table-cell table:formula="of:=[.B1519]=[.A15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79 ii</text:p>
          </table:table-cell>
          <table:table-cell office:value-type="string">
            <text:p>Psalmus 79. ii. Vineam de Ægypto</text:p>
          </table:table-cell>
          <table:table-cell table:formula="of:=[.B1520]=[.A152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íneam de Ægýpto transtulísti: * ejecísti gentes, et plantásti eam.</text:p>
          </table:table-cell>
          <table:table-cell office:value-type="string">
            <text:p>Víneam de Ægypto transtulísti: * ejecísti Gentes, et plantásti eam.</text:p>
          </table:table-cell>
          <table:table-cell table:formula="of:=[.B1521]=[.A152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ux itíneris fuísti in conspéctu ejus: * plantásti radíces ejus, et implévit terram.</text:p>
          </table:table-cell>
          <table:table-cell office:value-type="string">
            <text:p>Dux itíneris fuísti in conspéctu ejus: * plantásti radíces ejus, et implévit terram.</text:p>
          </table:table-cell>
          <table:table-cell table:formula="of:=[.B1522]=[.A15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péruit montes umbra ejus: * et arbústa ejus cedros Dei.</text:p>
          </table:table-cell>
          <table:table-cell office:value-type="string">
            <text:p>Opéruit montes umbra ejus: * et arbusta ejus cedros Dei.</text:p>
          </table:table-cell>
          <table:table-cell table:formula="of:=[.B1523]=[.A1523]" office:value-type="boolean" office:boolean-value="false">
            <text:p>FALSE</text:p>
          </table:table-cell>
          <table:table-cell/>
          <table:table-cell office:value-type="string">
            <text:p>arbústa </text:p>
          </table:table-cell>
          <table:table-cell/>
        </table:table-row>
        <table:table-row table:style-name="ro1">
          <table:table-cell office:value-type="string">
            <text:p>Exténdit pálmites suos usque ad mare: * et usque ad flumen propágines ejus.</text:p>
          </table:table-cell>
          <table:table-cell office:value-type="string">
            <text:p>Exténdit palmites suos usque ad mare: * et usque ad flumen propágines ejus.</text:p>
          </table:table-cell>
          <table:table-cell table:formula="of:=[.B1524]=[.A1524]" office:value-type="boolean" office:boolean-value="false">
            <text:p>FALSE</text:p>
          </table:table-cell>
          <table:table-cell/>
          <table:table-cell office:value-type="string">
            <text:p>pálmites </text:p>
          </table:table-cell>
          <table:table-cell/>
        </table:table-row>
        <table:table-row table:style-name="ro1">
          <table:table-cell office:value-type="string">
            <text:p>Ut quid destruxísti macériam ejus: * et vindémiant eam omnes, qui prætergrediúntur viam?</text:p>
          </table:table-cell>
          <table:table-cell office:value-type="string">
            <text:p>Ut quid destruxísti macériam ejus: * et vindémiant eam omnes, qui prætergrediúntur viam?</text:p>
          </table:table-cell>
          <table:table-cell table:formula="of:=[.B1525]=[.A15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terminávit eam aper de silva: * et singuláris ferus depástus est eam.</text:p>
          </table:table-cell>
          <table:table-cell office:value-type="string">
            <text:p>Exterminávit eam aper de silva: * et singuláris ferus depástus est eam.</text:p>
          </table:table-cell>
          <table:table-cell table:formula="of:=[.B1526]=[.A15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virtútum, convértere: * réspice de cælo, et vide, et vísita víneam istam.</text:p>
          </table:table-cell>
          <table:table-cell office:value-type="string">
            <text:p>Deus virtútum, convértere: * respice de cælo, et vide, et vísita víneam istam.</text:p>
          </table:table-cell>
          <table:table-cell table:formula="of:=[.B1527]=[.A1527]" office:value-type="boolean" office:boolean-value="false">
            <text:p>FALSE</text:p>
          </table:table-cell>
          <table:table-cell/>
          <table:table-cell office:value-type="string">
            <text:p>réspice </text:p>
          </table:table-cell>
          <table:table-cell/>
        </table:table-row>
        <table:table-row table:style-name="ro1">
          <table:table-cell office:value-type="string">
            <text:p>Et pérfice eam, quam plantávit déxtera tua: * et super fílium hóminis, quem confirmásti tibi.</text:p>
          </table:table-cell>
          <table:table-cell office:value-type="string">
            <text:p>Et pérfice eam, quam plantávit déxtera tua: * et super fílium hóminis, quem confirmásti tibi.</text:p>
          </table:table-cell>
          <table:table-cell table:formula="of:=[.B1528]=[.A15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cénsa igni, et suffóssa * ab increpatióne vultus tui períbunt.</text:p>
          </table:table-cell>
          <table:table-cell office:value-type="string">
            <text:p>Incénsa igni, et suffóssa: * ab increpatióne vultus tui períbunt.</text:p>
          </table:table-cell>
          <table:table-cell table:formula="of:=[.B1529]=[.A152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iat manus tua super virum déxteræ tuæ: * et super fílium hóminis, quem confirmásti tibi.</text:p>
          </table:table-cell>
          <table:table-cell office:value-type="string">
            <text:p>Fiat manus tua super virum déxteræ tuæ: * et super fílium hóminis quem confirmásti tibi.</text:p>
          </table:table-cell>
          <table:table-cell table:formula="of:=[.B1530]=[.A153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non discédimus a te, vivificábis nos: * et nomen tuum invocábimus.</text:p>
          </table:table-cell>
          <table:table-cell office:value-type="string">
            <text:p>Et non discédimus a te, vivificábis nos: * et nomen tuum invocábimus.</text:p>
          </table:table-cell>
          <table:table-cell table:formula="of:=[.B1531]=[.A15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Deus virtútum, convérte nos: * et osténde fáciem tuam, et salvi érimus.</text:p>
          </table:table-cell>
          <table:table-cell office:value-type="string">
            <text:p>Dómine, Deus virtútum, convérte nos: * et osténde fáciem tuam, et salvi érimus.</text:p>
          </table:table-cell>
          <table:table-cell table:formula="of:=[.B1532]=[.A15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80</text:p>
          </table:table-cell>
          <table:table-cell office:value-type="string">
            <text:p>Psalmus 80. Exsultate Deo</text:p>
          </table:table-cell>
          <table:table-cell table:formula="of:=[.B1533]=[.A153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sultáte Deo, adjutóri nostro: * jubiláte Deo Jacob.</text:p>
          </table:table-cell>
          <table:table-cell office:value-type="string">
            <text:p>Exsultáte Deo, adjutóri nostro: * jubiláte Deo Jacob.</text:p>
          </table:table-cell>
          <table:table-cell table:formula="of:=[.B1534]=[.A15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úmite psalmum, et date týmpanum: * psaltérium jucúndum cum cíthara.</text:p>
          </table:table-cell>
          <table:table-cell office:value-type="string">
            <text:p>Súmite psalmum, et date tympanum: * psaltérium jucúndum cum cíthara.</text:p>
          </table:table-cell>
          <table:table-cell table:formula="of:=[.B1535]=[.A153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uccináte in Neoménia tuba, * in insígni die solemnitátis vestræ.</text:p>
          </table:table-cell>
          <table:table-cell office:value-type="string">
            <text:p>Buccináte in Neoménia tuba, * in insígni die solemnitátis vestræ.</text:p>
          </table:table-cell>
          <table:table-cell table:formula="of:=[.B1536]=[.A15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præcéptum in Israël est: * et judícium Deo Jacob.</text:p>
          </table:table-cell>
          <table:table-cell office:value-type="string">
            <text:p>Quia præcéptum in Israël est: * et judícium Deo Jacob.</text:p>
          </table:table-cell>
          <table:table-cell table:formula="of:=[.B1537]=[.A15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estimónium in Joseph pósuit illud, cum exíret de terra Ægýpti: * linguam, quam non nóverat, audívit.</text:p>
          </table:table-cell>
          <table:table-cell office:value-type="string">
            <text:p>Testimónium in Joseph pósuit illud, cum exíret de terra Ægypti: * linguam, quam non nóverat, audívit.</text:p>
          </table:table-cell>
          <table:table-cell table:formula="of:=[.B1538]=[.A153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vértit ab onéribus dorsum ejus: * manus ejus in cóphino serviérunt.</text:p>
          </table:table-cell>
          <table:table-cell office:value-type="string">
            <text:p>Divértit ab onéribus dorsum ejus: * manus ejus in cóphino serviérunt.</text:p>
          </table:table-cell>
          <table:table-cell table:formula="of:=[.B1539]=[.A15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tribulatióne invocásti me, et liberávi te: * exaudívi te in abscóndito tempestátis: probávi te apud aquam contradictiónis.</text:p>
          </table:table-cell>
          <table:table-cell office:value-type="string">
            <text:p>In tribulatióne invocásti me, et liberávi te: * exaudívi te in abscóndito tempestátis: probávi te apud aquam contradictiónis.</text:p>
          </table:table-cell>
          <table:table-cell table:formula="of:=[.B1540]=[.A15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di, pópulus meus, et contestábor te: * Israël, si audíeris me, non erit in te deus recens, neque adorábis deum aliénum.</text:p>
          </table:table-cell>
          <table:table-cell office:value-type="string">
            <text:p>Audi, pópulus meus, et contestábor te: * Israël, si audíeris me, non erit in te deus recens, neque adorábis deum aliénum.</text:p>
          </table:table-cell>
          <table:table-cell table:formula="of:=[.B1541]=[.A15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enim sum Dóminus Deus tuus, qui edúxi te de terra Ægýpti: * diláta os tuum, et implébo illud.</text:p>
          </table:table-cell>
          <table:table-cell office:value-type="string">
            <text:p>Ego enim sum Dóminus Deus tuus, qui edúxi te de terra Ægypti: * diláta os tuum, et implébo illud.</text:p>
          </table:table-cell>
          <table:table-cell table:formula="of:=[.B1542]=[.A154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non audívit pópulus meus vocem meam: * et Israël non inténdit mihi.</text:p>
          </table:table-cell>
          <table:table-cell office:value-type="string">
            <text:p>Et non audívit pópulus meus vocem meam: * et Israël non inténdit mihi.</text:p>
          </table:table-cell>
          <table:table-cell table:formula="of:=[.B1543]=[.A15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imísi eos secúndum desidéria cordis eórum: * ibunt in adinventiónibus suis.</text:p>
          </table:table-cell>
          <table:table-cell office:value-type="string">
            <text:p>Et dimísi eos secúndum desidéria cordis eórum: * ibunt in adinventiónibus suis.</text:p>
          </table:table-cell>
          <table:table-cell table:formula="of:=[.B1544]=[.A15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pópulus meus audísset me: * Israël si in viis meis ambulásset:</text:p>
          </table:table-cell>
          <table:table-cell office:value-type="string">
            <text:p>Si pópulus meus audísset me: * Israël si in viis meis ambulásset:</text:p>
          </table:table-cell>
          <table:table-cell table:formula="of:=[.B1545]=[.A15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 níhilo fórsitan inimícos eórum humiliássem: * et super tribulántes eos misíssem manum meam.</text:p>
          </table:table-cell>
          <table:table-cell office:value-type="string">
            <text:p>Pro níhilo fórsitan inimícos eórum humiliássem: * et super tribulántes eos misíssem manum meam.</text:p>
          </table:table-cell>
          <table:table-cell table:formula="of:=[.B1546]=[.A15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imíci Dómini mentíti sunt ei: * et erit tempus eórum in sæcula.</text:p>
          </table:table-cell>
          <table:table-cell office:value-type="string">
            <text:p>Inimíci Dómini mentíti sunt ei: * et erit tempus eórum in sæcula.</text:p>
          </table:table-cell>
          <table:table-cell table:formula="of:=[.B1547]=[.A15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ibávit eos ex ádipe fruménti: * et de petra, melle saturávit eos.</text:p>
          </table:table-cell>
          <table:table-cell office:value-type="string">
            <text:p>Et cibávit eos ex ádipe fruménti: * et de petra, melle saturávit eos.</text:p>
          </table:table-cell>
          <table:table-cell table:formula="of:=[.B1548]=[.A15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81</text:p>
          </table:table-cell>
          <table:table-cell office:value-type="string">
            <text:p>Psalmus 81. Deus stetit</text:p>
          </table:table-cell>
          <table:table-cell table:formula="of:=[.B1549]=[.A154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 stetit in synagóga deórum: * in médio autem deos dijúdicat.</text:p>
          </table:table-cell>
          <table:table-cell office:value-type="string">
            <text:p>Deus stetit in synagóga deórum: * in médio autem deos dijúdicat.</text:p>
          </table:table-cell>
          <table:table-cell table:formula="of:=[.B1550]=[.A15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Úsquequo judicátis iniquitátem: * et fácies peccatórum súmitis?</text:p>
          </table:table-cell>
          <table:table-cell office:value-type="string">
            <text:p>Usquequo judicátis iniquitátem: * et fácies peccatórum súmitis?</text:p>
          </table:table-cell>
          <table:table-cell table:formula="of:=[.B1551]=[.A155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dicáte egéno, et pupíllo: * húmilem, et páuperem justificáte.</text:p>
          </table:table-cell>
          <table:table-cell office:value-type="string">
            <text:p>Judicáte egéno, et pupíllo: * húmilem, et páuperem justificáte.</text:p>
          </table:table-cell>
          <table:table-cell table:formula="of:=[.B1552]=[.A15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rípite páuperem: * et egénum de manu peccatóris liberáte.</text:p>
          </table:table-cell>
          <table:table-cell office:value-type="string">
            <text:p>Erípite páuperem: * et egénum de manu peccatóris liberáte.</text:p>
          </table:table-cell>
          <table:table-cell table:formula="of:=[.B1553]=[.A15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sciérunt, neque intellexérunt, in ténebris ámbulant: * movebúntur ómnia fundaménta terræ.</text:p>
          </table:table-cell>
          <table:table-cell office:value-type="string">
            <text:p>Nesciérunt, neque intellexérunt, in ténebris ámbulant: * movebúntur ómnia fundaménta terræ.</text:p>
          </table:table-cell>
          <table:table-cell table:formula="of:=[.B1554]=[.A15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dixi: Dii estis, * et fílii Excélsi omnes.</text:p>
          </table:table-cell>
          <table:table-cell office:value-type="string">
            <text:p>Ego dixi: Dii estis, * et fílii Excélsi omnes.</text:p>
          </table:table-cell>
          <table:table-cell table:formula="of:=[.B1555]=[.A15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s autem sicut hómines moriémini: * et sicut unus de princípibus cadétis.</text:p>
          </table:table-cell>
          <table:table-cell office:value-type="string">
            <text:p>Vos autem sicut hómines moriémini: * et sicut unus de princípibus cadétis.</text:p>
          </table:table-cell>
          <table:table-cell table:formula="of:=[.B1556]=[.A15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rge, Deus, júdica terram: * quóniam tu hereditábis in ómnibus géntibus.</text:p>
          </table:table-cell>
          <table:table-cell office:value-type="string">
            <text:p>Surge, Deus, júdica terram: * quóniam tu hereditábis in ómnibus Géntibus.</text:p>
          </table:table-cell>
          <table:table-cell table:formula="of:=[.B1557]=[.A155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82</text:p>
          </table:table-cell>
          <table:table-cell office:value-type="string">
            <text:p>Psalmus 82. Deus, quis similis?</text:p>
          </table:table-cell>
          <table:table-cell table:formula="of:=[.B1558]=[.A155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quis símilis erit tibi? * Ne táceas, neque compescáris, Deus.</text:p>
          </table:table-cell>
          <table:table-cell office:value-type="string">
            <text:p>Deus, quis símilis erit tibi? * Ne táceas, neque compescáris, Deus.</text:p>
          </table:table-cell>
          <table:table-cell table:formula="of:=[.B1559]=[.A15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ecce inimíci tui sonuérunt: * et qui odérunt te extulérunt caput.</text:p>
          </table:table-cell>
          <table:table-cell office:value-type="string">
            <text:p>Quóniam ecce inimíci tui sonuérunt: * et qui odérunt te extulérunt caput.</text:p>
          </table:table-cell>
          <table:table-cell table:formula="of:=[.B1560]=[.A15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er pópulum tuum malignavérunt consílium: * et cogitavérunt advérsus sanctos tuos.</text:p>
          </table:table-cell>
          <table:table-cell office:value-type="string">
            <text:p>Super pópulum tuum malignavérunt consílium: * et cogitavérunt advérsus sanctos tuos.</text:p>
          </table:table-cell>
          <table:table-cell table:formula="of:=[.B1561]=[.A15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xérunt: Veníte, et disperdámus eos de gente: * et non memorétur nomen Israël ultra.</text:p>
          </table:table-cell>
          <table:table-cell office:value-type="string">
            <text:p>Dixérunt: Veníte, et disperdámus eos de gente: * et non memorétur nomen Israël ultra.</text:p>
          </table:table-cell>
          <table:table-cell table:formula="of:=[.B1562]=[.A15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cogitavérunt unanímiter: * simul advérsum te testaméntum disposuérunt, tabernácula Idumæórum et Ismahelítæ:</text:p>
          </table:table-cell>
          <table:table-cell office:value-type="string">
            <text:p>Quóniam cogitavérunt unanímiter: * simul advérsum te testaméntum disposuérunt, tabernácula Idumæórum et Ismahelítæ:</text:p>
          </table:table-cell>
          <table:table-cell table:formula="of:=[.B1563]=[.A15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oab, et Agaréni, Gebal, et Ammon, et Ámalec: * alienígenæ cum habitántibus Tyrum.</text:p>
          </table:table-cell>
          <table:table-cell office:value-type="string">
            <text:p>Moab, et Agaréni, Gebal, et Ammon, et Amalec: * alienígenæ cum habitántibus Tyrum.</text:p>
          </table:table-cell>
          <table:table-cell table:formula="of:=[.B1564]=[.A156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Étenim Assur venit cum illis: * facti sunt in adjutórium fíliis Lot.</text:p>
          </table:table-cell>
          <table:table-cell office:value-type="string">
            <text:p>Etenim Assur venit cum illis: * facti sunt in adjutórium fíliis Lot.</text:p>
          </table:table-cell>
          <table:table-cell table:formula="of:=[.B1565]=[.A156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ac illis sicut Mádian, et Sísaræ: * sicut Jabin in torrénte Cisson.</text:p>
          </table:table-cell>
          <table:table-cell office:value-type="string">
            <text:p>Fac illis sicut Mádian, et Sísaræ: * sicut Jabin in torrénte Cisson.</text:p>
          </table:table-cell>
          <table:table-cell table:formula="of:=[.B1566]=[.A15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speriérunt in Endor: * facti sunt ut stercus terræ.</text:p>
          </table:table-cell>
          <table:table-cell office:value-type="string">
            <text:p>Disperiérunt in Endor: * facti sunt ut stercus terræ.</text:p>
          </table:table-cell>
          <table:table-cell table:formula="of:=[.B1567]=[.A15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ne príncipes eórum sicut Oreb, et Zeb, * et Zébee, et Sálmana:</text:p>
          </table:table-cell>
          <table:table-cell office:value-type="string">
            <text:p>Pone príncipes eórum sicut Oreb, et Zeb, * et Zébee, et Sálmana:</text:p>
          </table:table-cell>
          <table:table-cell table:formula="of:=[.B1568]=[.A15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mnes príncipes eórum: * qui dixérunt: Hereditáte possideámus Sanctuárium Dei.</text:p>
          </table:table-cell>
          <table:table-cell office:value-type="string">
            <text:p>Omnes príncipes eórum: * qui dixérunt: Hereditáte possideámus Sanctuárium Dei.</text:p>
          </table:table-cell>
          <table:table-cell table:formula="of:=[.B1569]=[.A15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meus, pone illos ut rotam: * et sicut stípulam ante fáciem venti.</text:p>
          </table:table-cell>
          <table:table-cell office:value-type="string">
            <text:p>Deus meus, pone illos ut rotam: * et sicut stípulam ante fáciem venti.</text:p>
          </table:table-cell>
          <table:table-cell table:formula="of:=[.B1570]=[.A15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ut ignis, qui combúrit silvam: * et sicut flamma combúrens montes:</text:p>
          </table:table-cell>
          <table:table-cell office:value-type="string">
            <text:p>Sicut ignis, qui combúrit silvam: * et sicut flamma combúrens montes:</text:p>
          </table:table-cell>
          <table:table-cell table:formula="of:=[.B1571]=[.A15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ta persequéris illos in tempestáte tua: * et in ira tua turbábis eos.</text:p>
          </table:table-cell>
          <table:table-cell office:value-type="string">
            <text:p>Ita persequéris illos in tempestáte tua: * et in ira tua turbábis eos.</text:p>
          </table:table-cell>
          <table:table-cell table:formula="of:=[.B1572]=[.A15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mple fácies eórum ignomínia: * et quærent nomen tuum, Dómine.</text:p>
          </table:table-cell>
          <table:table-cell office:value-type="string">
            <text:p>Imple fácies eórum ignomínia: * et quærent nomen tuum, Dómine.</text:p>
          </table:table-cell>
          <table:table-cell table:formula="of:=[.B1573]=[.A15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rubéscant, et conturbéntur in sæculum sæculi: * et confundántur, et péreant.</text:p>
          </table:table-cell>
          <table:table-cell office:value-type="string">
            <text:p>Erubéscant, et conturbéntur in sæculum sæculi: * et confundántur, et péreant.</text:p>
          </table:table-cell>
          <table:table-cell table:formula="of:=[.B1574]=[.A15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ognóscant quia nomen tibi Dóminus: * tu solus Altíssimus in omni terra.</text:p>
          </table:table-cell>
          <table:table-cell office:value-type="string">
            <text:p>(fit reverentia) Et cognóscant quia nomen tibi Dóminus: * tu solus Altíssimus in omni terra.</text:p>
          </table:table-cell>
          <table:table-cell table:formula="of:=[.B1575]=[.A157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83 i</text:p>
          </table:table-cell>
          <table:table-cell office:value-type="string">
            <text:p>Psalmus 83. i. Quam dilecta !</text:p>
          </table:table-cell>
          <table:table-cell table:formula="of:=[.B1576]=[.A157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am dilécta tabernácula tua, Dómine virtútum: * concupíscit, et déficit ánima mea in átria Dómini.</text:p>
          </table:table-cell>
          <table:table-cell office:value-type="string">
            <text:p>Quam dilécta tabernácula tua, Dómine virtútum: * concupíscit, et déficit ánima mea in átria Dómini.</text:p>
          </table:table-cell>
          <table:table-cell table:formula="of:=[.B1577]=[.A15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r meum, et caro mea * exsultavérunt in Deum vivum.</text:p>
          </table:table-cell>
          <table:table-cell office:value-type="string">
            <text:p>Cor meum, et caro mea: * exsultavérunt in Deum vivum.</text:p>
          </table:table-cell>
          <table:table-cell table:formula="of:=[.B1578]=[.A157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Étenim passer invénit sibi domum: * et turtur nidum sibi, ubi ponat pullos suos.</text:p>
          </table:table-cell>
          <table:table-cell office:value-type="string">
            <text:p>Etenim passer invénit sibi domum: * et turtur nidum sibi, ubi ponat pullos suos.</text:p>
          </table:table-cell>
          <table:table-cell table:formula="of:=[.B1579]=[.A157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ltária tua, Dómine virtútum: * Rex meus, et Deus meus.</text:p>
          </table:table-cell>
          <table:table-cell office:value-type="string">
            <text:p>Altária tua, Dómine virtútum: * Rex meus, et Deus meus.</text:p>
          </table:table-cell>
          <table:table-cell table:formula="of:=[.B1580]=[.A15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áti, qui hábitant in domo tua, Dómine: * in sæcula sæculórum laudábunt te.</text:p>
          </table:table-cell>
          <table:table-cell office:value-type="string">
            <text:p>Beáti, qui hábitant in domo tua, Dómine: * in sæcula sæculórum laudábunt te.</text:p>
          </table:table-cell>
          <table:table-cell table:formula="of:=[.B1581]=[.A15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átus vir, cujus est auxílium abs te: * ascensiónes in corde suo dispósuit, in valle lacrimárum in loco, quem pósuit.</text:p>
          </table:table-cell>
          <table:table-cell office:value-type="string">
            <text:p>Beátus vir, cujus est auxílium abs te: * ascensiónes in corde suo dispósuit, in valle lacrimárum in loco, quem pósuit.</text:p>
          </table:table-cell>
          <table:table-cell table:formula="of:=[.B1582]=[.A15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tenim benedictiónem dabit legislátor, ibunt de virtúte in virtútem: * vidébitur Deus deórum in Sion.</text:p>
          </table:table-cell>
          <table:table-cell office:value-type="string">
            <text:p>Etenim benedictiónem dabit legislátor, ibunt de virtúte in virtútem: * vidébitur Deus deórum in Sion.</text:p>
          </table:table-cell>
          <table:table-cell table:formula="of:=[.B1583]=[.A158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83 ii</text:p>
          </table:table-cell>
          <table:table-cell office:value-type="string">
            <text:p>Psalmus 83. ii. Domine, Deus virtutum</text:p>
          </table:table-cell>
          <table:table-cell table:formula="of:=[.B1584]=[.A158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Deus virtútum, exáudi oratiónem meam: * áuribus pércipe, Deus Jacob.</text:p>
          </table:table-cell>
          <table:table-cell office:value-type="string">
            <text:p>Dómine, Deus virtútum, exáudi oratiónem meam: * áuribus pércipe, Deus Jacob.</text:p>
          </table:table-cell>
          <table:table-cell table:formula="of:=[.B1585]=[.A15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téctor noster, áspice, Deus: * et réspice in fáciem Christi tui:</text:p>
          </table:table-cell>
          <table:table-cell office:value-type="string">
            <text:p>Protéctor noster, aspice, Deus: * et respice in fáciem Christi tui.</text:p>
          </table:table-cell>
          <table:table-cell table:formula="of:=[.B1586]=[.A1586]" office:value-type="boolean" office:boolean-value="false">
            <text:p>FALSE</text:p>
          </table:table-cell>
          <table:table-cell/>
          <table:table-cell office:value-type="string">
            <text:p>áspice</text:p>
          </table:table-cell>
          <table:table-cell office:value-type="string">
            <text:p>réspice </text:p>
          </table:table-cell>
        </table:table-row>
        <table:table-row table:style-name="ro1">
          <table:table-cell office:value-type="string">
            <text:p>Quia mélior est dies una in átriis tuis, * super míllia.</text:p>
          </table:table-cell>
          <table:table-cell office:value-type="string">
            <text:p>Quia mélior est dies una in átriis tuis: * super míllia.</text:p>
          </table:table-cell>
          <table:table-cell table:formula="of:=[.B1587]=[.A158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légi abjéctus esse in domo Dei mei: * magis quam habitáre in tabernáculis peccatórum.</text:p>
          </table:table-cell>
          <table:table-cell office:value-type="string">
            <text:p>Elégi abjéctus esse in domo Dei mei: * magis quam habitáre in tabernáculis peccatórum.</text:p>
          </table:table-cell>
          <table:table-cell table:formula="of:=[.B1588]=[.A15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misericórdiam, et veritátem díligit Deus: * grátiam et glóriam dabit Dóminus.</text:p>
          </table:table-cell>
          <table:table-cell office:value-type="string">
            <text:p>Quia misericórdiam et veritátem díligit Deus: * grátiam et glóriam dabit Dóminus.</text:p>
          </table:table-cell>
          <table:table-cell table:formula="of:=[.B1589]=[.A158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n privábit bonis eos, qui ámbulant in innocéntia: * Dómine virtútum, beátus homo, qui sperat in te.</text:p>
          </table:table-cell>
          <table:table-cell office:value-type="string">
            <text:p>Non privábit bonis eos, qui ámbulant in innocéntia: * Dómine virtútum, beátus homo, qui sperat in te.</text:p>
          </table:table-cell>
          <table:table-cell table:formula="of:=[.B1590]=[.A15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84</text:p>
          </table:table-cell>
          <table:table-cell office:value-type="string">
            <text:p>Psalmus 84. Benedixisti</text:p>
          </table:table-cell>
          <table:table-cell table:formula="of:=[.B1591]=[.A159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nedixísti, Dómine, terram tuam: * avertísti captivitátem Jacob.</text:p>
          </table:table-cell>
          <table:table-cell office:value-type="string">
            <text:p>Benedixísti, Dómine, terram tuam: * avertísti captivitátem Jacob.</text:p>
          </table:table-cell>
          <table:table-cell table:formula="of:=[.B1592]=[.A15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misísti iniquitátem plebis tuæ: * operuísti ómnia peccáta eórum.</text:p>
          </table:table-cell>
          <table:table-cell office:value-type="string">
            <text:p>Remisísti iniquitátem plebis tuæ: * operuísti ómnia peccáta eórum.</text:p>
          </table:table-cell>
          <table:table-cell table:formula="of:=[.B1593]=[.A15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tigásti omnem iram tuam: * avertísti ab ira indignatiónis tuæ.</text:p>
          </table:table-cell>
          <table:table-cell office:value-type="string">
            <text:p>Mitigásti omnem iram tuam: * avertísti ab ira indignatiónis tuæ.</text:p>
          </table:table-cell>
          <table:table-cell table:formula="of:=[.B1594]=[.A15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érte nos, Deus, salutáris noster: * et avérte iram tuam a nobis.</text:p>
          </table:table-cell>
          <table:table-cell office:value-type="string">
            <text:p>Convérte nos, Deus, salutáris noster: * et avérte iram tuam a nobis.</text:p>
          </table:table-cell>
          <table:table-cell table:formula="of:=[.B1595]=[.A15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umquid in ætérnum irascéris nobis? * aut exténdes iram tuam a generatióne in generatiónem?</text:p>
          </table:table-cell>
          <table:table-cell office:value-type="string">
            <text:p>Numquid in ætérnum irascéris nobis? * aut exténdes iram tuam a generatióne in generatiónem?</text:p>
          </table:table-cell>
          <table:table-cell table:formula="of:=[.B1596]=[.A15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, tu convérsus vivificábis nos: * et plebs tua lætábitur in te.</text:p>
          </table:table-cell>
          <table:table-cell office:value-type="string">
            <text:p>Deus, tu convérsus vivificábis nos: * et plebs tua lætábitur in te.</text:p>
          </table:table-cell>
          <table:table-cell table:formula="of:=[.B1597]=[.A15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sténde nobis, Dómine, misericórdiam tuam: * et salutáre tuum da nobis.</text:p>
          </table:table-cell>
          <table:table-cell office:value-type="string">
            <text:p>Osténde nobis, Dómine, misericórdiam tuam: * et salutáre tuum da nobis.</text:p>
          </table:table-cell>
          <table:table-cell table:formula="of:=[.B1598]=[.A15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udiam quid loquátur in me Dóminus Deus: * quóniam loquétur pacem in plebem suam.</text:p>
          </table:table-cell>
          <table:table-cell office:value-type="string">
            <text:p>Audiam quid loquátur in me Dóminus Deus: * quóniam loquétur pacem in plebem suam.</text:p>
          </table:table-cell>
          <table:table-cell table:formula="of:=[.B1599]=[.A159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super sanctos suos: * et in eos, qui convertúntur ad cor.</text:p>
          </table:table-cell>
          <table:table-cell office:value-type="string">
            <text:p>Et super sanctos suos: * et in eos, qui convertúntur ad cor.</text:p>
          </table:table-cell>
          <table:table-cell table:formula="of:=[.B1600]=[.A16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úmtamen prope timéntes eum salutáre ipsíus: * ut inhábitet glória in terra nostra.</text:p>
          </table:table-cell>
          <table:table-cell office:value-type="string">
            <text:p>Verúmtamen prope timéntes eum salutáre ipsíus: * ut inhábitet glória in terra nostra.</text:p>
          </table:table-cell>
          <table:table-cell table:formula="of:=[.B1601]=[.A16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icórdia, et véritas obviavérunt sibi: * justítia, et pax osculátæ sunt.</text:p>
          </table:table-cell>
          <table:table-cell office:value-type="string">
            <text:p>Misericórdia, et véritas obviavérunt sibi: * justítia, et pax osculátæ sunt.</text:p>
          </table:table-cell>
          <table:table-cell table:formula="of:=[.B1602]=[.A16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éritas de terra orta est: * et justítia de cælo prospéxit.</text:p>
          </table:table-cell>
          <table:table-cell office:value-type="string">
            <text:p>Véritas de terra orta est: * et justítia de cælo prospéxit.</text:p>
          </table:table-cell>
          <table:table-cell table:formula="of:=[.B1603]=[.A16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tenim Dóminus dabit benignitátem: * et terra nostra dabit fructum suum.</text:p>
          </table:table-cell>
          <table:table-cell office:value-type="string">
            <text:p>Etenim Dóminus dabit benignitátem: * et terra nostra dabit fructum suum.</text:p>
          </table:table-cell>
          <table:table-cell table:formula="of:=[.B1604]=[.A160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stítia ante eum ambulábit: * et ponet in via gressus suos.</text:p>
          </table:table-cell>
          <table:table-cell office:value-type="string">
            <text:p>Justítia ante eum ambulábit: * et ponet in via gressus suos.</text:p>
          </table:table-cell>
          <table:table-cell table:formula="of:=[.B1605]=[.A16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85</text:p>
          </table:table-cell>
          <table:table-cell office:value-type="string">
            <text:p>Psalmus 85. Inclina, Domine</text:p>
          </table:table-cell>
          <table:table-cell table:formula="of:=[.B1606]=[.A160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clína, Dómine, aurem tuam, et exáudi me: * quóniam inops, et pauper sum ego.</text:p>
          </table:table-cell>
          <table:table-cell office:value-type="string">
            <text:p>Inclína, Dómine, aurem tuam, et exáudi me: * quóniam inops, et pauper sum ego.</text:p>
          </table:table-cell>
          <table:table-cell table:formula="of:=[.B1607]=[.A16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stódi ánimam meam, quóniam sanctus sum: * salvum fac servum tuum, Deus meus, sperántem in te.</text:p>
          </table:table-cell>
          <table:table-cell office:value-type="string">
            <text:p>Custódi ánimam meam, quóniam sanctus sum: * salvum fac servum tuum, Deus meus, sperántem in te.</text:p>
          </table:table-cell>
          <table:table-cell table:formula="of:=[.B1608]=[.A16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ére mei, Dómine, quóniam ad te clamávi tota die: * lætífica ánimam servi tui, quóniam ad te, Dómine, ánimam meam levávi.</text:p>
          </table:table-cell>
          <table:table-cell office:value-type="string">
            <text:p>Miserére mei, Dómine, quóniam ad te clamávi tota die: * lætífica ánimam servi tui, quóniam ad te, Dómine, ánimam meam levávi.</text:p>
          </table:table-cell>
          <table:table-cell table:formula="of:=[.B1609]=[.A16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tu, Dómine, suávis, et mitis: * et multæ misericórdiæ ómnibus invocántibus te.</text:p>
          </table:table-cell>
          <table:table-cell office:value-type="string">
            <text:p>Quóniam tu, Dómine, suávis et mitis: * et multæ misericórdiæ ómnibus invocántibus te.</text:p>
          </table:table-cell>
          <table:table-cell table:formula="of:=[.B1610]=[.A161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Áuribus pércipe, Dómine, oratiónem meam: * et inténde voci deprecatiónis meæ.</text:p>
          </table:table-cell>
          <table:table-cell office:value-type="string">
            <text:p>Auribus pércipe, Dómine, oratiónem meam: * et inténde voci deprecatiónis meæ.</text:p>
          </table:table-cell>
          <table:table-cell table:formula="of:=[.B1611]=[.A16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die tribulatiónis meæ clamávi ad te: * quia exaudísti me.</text:p>
          </table:table-cell>
          <table:table-cell office:value-type="string">
            <text:p>In die tribulatiónis meæ clamávi ad te: * quia exaudísti me.</text:p>
          </table:table-cell>
          <table:table-cell table:formula="of:=[.B1612]=[.A16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est símilis tui in diis, Dómine: * et non est secúndum ópera tua.</text:p>
          </table:table-cell>
          <table:table-cell office:value-type="string">
            <text:p>Non est símilis tui in diis, Dómine: * et non est secúndum ópera tua.</text:p>
          </table:table-cell>
          <table:table-cell table:formula="of:=[.B1613]=[.A16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mnes gentes quascúmque fecísti, vénient, et adorábunt coram te, Dómine: * et glorificábunt nomen tuum.</text:p>
          </table:table-cell>
          <table:table-cell office:value-type="string">
            <text:p>Omnes gentes quascúmque fecísti, vénient, et adorábunt coram te, Dómine: * et glorificábunt nomen tuum.</text:p>
          </table:table-cell>
          <table:table-cell table:formula="of:=[.B1614]=[.A16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magnus es tu, et fáciens mirabília: * tu es Deus solus.</text:p>
          </table:table-cell>
          <table:table-cell office:value-type="string">
            <text:p>Quóniam magnus es tu, et fáciens mirabília: * tu es Deus solus.</text:p>
          </table:table-cell>
          <table:table-cell table:formula="of:=[.B1615]=[.A16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duc me, Dómine, in via tua, et ingrédiar in veritáte tua: * lætétur cor meum ut tímeat nomen tuum.</text:p>
          </table:table-cell>
          <table:table-cell office:value-type="string">
            <text:p>Deduc me, Dómine, in via tua, et ingrédiar in veritáte tua: * lætétur cor meum ut tímeat nomen tuum.</text:p>
          </table:table-cell>
          <table:table-cell table:formula="of:=[.B1616]=[.A16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ébor tibi, Dómine, Deus meus, in toto corde meo, * et glorificábo nomen tuum in ætérnum:</text:p>
          </table:table-cell>
          <table:table-cell office:value-type="string">
            <text:p>Confitébor tibi, Dómine, Deus meus, in toto corde meo, * et glorificábo nomen tuum in ætérnum.</text:p>
          </table:table-cell>
          <table:table-cell table:formula="of:=[.B1617]=[.A161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a misericórdia tua magna est super me: * et eruísti ánimam meam ex inférno inferióri.</text:p>
          </table:table-cell>
          <table:table-cell office:value-type="string">
            <text:p>Quia misericórdia tua magna est super me: * et eruísti ánimam meam ex inférno inferióri.</text:p>
          </table:table-cell>
          <table:table-cell table:formula="of:=[.B1618]=[.A16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, iníqui insurrexérunt super me, et synagóga poténtium quæsiérunt ánimam meam: * et non proposuérunt te in conspéctu suo.</text:p>
          </table:table-cell>
          <table:table-cell office:value-type="string">
            <text:p>Deus iníqui insurrexérunt super me, et synagóga poténtium quæsiérunt ánimam meam: * et non proposuérunt te in conspéctu suo.</text:p>
          </table:table-cell>
          <table:table-cell table:formula="of:=[.B1619]=[.A161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tu, Dómine, Deus miserátor et miséricors, * pátiens, et multæ misericórdiæ, et verax,</text:p>
          </table:table-cell>
          <table:table-cell office:value-type="string">
            <text:p>Et tu, Dómine, Deus miserátor et miséricors, * pátiens, et multæ misericórdiæ, et verax.</text:p>
          </table:table-cell>
          <table:table-cell table:formula="of:=[.B1620]=[.A162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éspice in me, et miserére mei, * da impérium tuum púero tuo: et salvum fac fílium ancíllæ tuæ.</text:p>
          </table:table-cell>
          <table:table-cell office:value-type="string">
            <text:p>Réspice in me, et miserére mei, * da impérium tuum púero tuo: et salvum fac fílium ancíllæ tuæ.</text:p>
          </table:table-cell>
          <table:table-cell table:formula="of:=[.B1621]=[.A16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ac mecum signum in bonum, ut vídeant qui odérunt me, et confundántur: * quóniam tu, Dómine, adjuvísti me, et consolátus es me.</text:p>
          </table:table-cell>
          <table:table-cell office:value-type="string">
            <text:p>Fac mecum signum in bonum, ut vídeant qui odérunt me, et confundántur: * quóniam tu, Dómine, adjuvísti me, et consolátus es me.</text:p>
          </table:table-cell>
          <table:table-cell table:formula="of:=[.B1622]=[.A16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86</text:p>
          </table:table-cell>
          <table:table-cell office:value-type="string">
            <text:p>Psalmus 86. Fundamenta ejus</text:p>
          </table:table-cell>
          <table:table-cell table:formula="of:=[.B1623]=[.A162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undaménta ejus in móntibus sanctis: * díligit Dóminus portas Sion super ómnia tabernácula Jacob.</text:p>
          </table:table-cell>
          <table:table-cell office:value-type="string">
            <text:p>Fundaménta ejus in móntibus sanctis: * díligit Dóminus portas Sion super ómnia tabernácula Jacob.</text:p>
          </table:table-cell>
          <table:table-cell table:formula="of:=[.B1624]=[.A16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Gloriósa dicta sunt de te, * cívitas Dei.</text:p>
          </table:table-cell>
          <table:table-cell office:value-type="string">
            <text:p>Gloriósa dicta sunt de te, * cívitas Dei.</text:p>
          </table:table-cell>
          <table:table-cell table:formula="of:=[.B1625]=[.A16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or ero Rahab, et Babylónis * sciéntium me.</text:p>
          </table:table-cell>
          <table:table-cell office:value-type="string">
            <text:p>Memor ero Rahab, et Babylónis * sciéntium me.</text:p>
          </table:table-cell>
          <table:table-cell table:formula="of:=[.B1626]=[.A16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, alienígenæ, et Tyrus, et pópulus Æthíopum, * hi fuérunt illic.</text:p>
          </table:table-cell>
          <table:table-cell office:value-type="string">
            <text:p>Ecce alienígenæ, et Tyrus, et pópulus Æthíopum, * hi fuérunt illic.</text:p>
          </table:table-cell>
          <table:table-cell table:formula="of:=[.B1627]=[.A162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umquid Sion dicet: Homo, et homo natus est in ea: * et ipse fundávit eam Altíssimus?</text:p>
          </table:table-cell>
          <table:table-cell office:value-type="string">
            <text:p>Numquid Sion dicet: Homo, et homo natus est in ea: * et ipse fundávit eam Altíssimus?</text:p>
          </table:table-cell>
          <table:table-cell table:formula="of:=[.B1628]=[.A16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narrábit in scriptúris populórum, et príncipum: * horum, qui fuérunt in ea.</text:p>
          </table:table-cell>
          <table:table-cell office:value-type="string">
            <text:p>Dóminus narrábit in scriptúris populórum, et príncipum: * horum, qui fuérunt in ea.</text:p>
          </table:table-cell>
          <table:table-cell table:formula="of:=[.B1629]=[.A16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ut lætántium ómnium * habitátio est in te.</text:p>
          </table:table-cell>
          <table:table-cell office:value-type="string">
            <text:p>Sicut lætántium ómnium: * habitátio est in te.</text:p>
          </table:table-cell>
          <table:table-cell table:formula="of:=[.B1630]=[.A163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87</text:p>
          </table:table-cell>
          <table:table-cell office:value-type="string">
            <text:p>Psalmus 87. Domine, Deus</text:p>
          </table:table-cell>
          <table:table-cell table:formula="of:=[.B1631]=[.A163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Deus salútis meæ: * in die clamávi, et nocte coram te.</text:p>
          </table:table-cell>
          <table:table-cell office:value-type="string">
            <text:p>Dómine, Deus salútis meæ: * in die clamávi, et nocte coram te.</text:p>
          </table:table-cell>
          <table:table-cell table:formula="of:=[.B1632]=[.A16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tret in conspéctu tuo orátio mea: * inclína aurem tuam ad precem meam:</text:p>
          </table:table-cell>
          <table:table-cell office:value-type="string">
            <text:p>Intret in conspéctu tuo orátio mea: * inclína aurem tuam ad precem meam:</text:p>
          </table:table-cell>
          <table:table-cell table:formula="of:=[.B1633]=[.A16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repléta est malis ánima mea: * et vita mea inférno appropinquávit.</text:p>
          </table:table-cell>
          <table:table-cell office:value-type="string">
            <text:p>Quia repléta est malis ánima mea: * et vita mea inférno appropinquávit.</text:p>
          </table:table-cell>
          <table:table-cell table:formula="of:=[.B1634]=[.A16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Æstimátus sum cum descendéntibus in lacum: * factus sum sicut homo sine adjutório, inter mórtuos liber.</text:p>
          </table:table-cell>
          <table:table-cell office:value-type="string">
            <text:p>Æstimátus sum cum descendéntibus in lacum: * factus sum sicut homo sine adjutório, inter mórtuos liber.</text:p>
          </table:table-cell>
          <table:table-cell table:formula="of:=[.B1635]=[.A16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ut vulneráti dormiéntes in sepúlcris, quorum non es memor ámplius: * et ipsi de manu tua repúlsi sunt.</text:p>
          </table:table-cell>
          <table:table-cell office:value-type="string">
            <text:p>Sicut vulneráti dormiéntes in sepúlcris, quorum non es memor ámplius: * et ipsi de manu tua repúlsi sunt.</text:p>
          </table:table-cell>
          <table:table-cell table:formula="of:=[.B1636]=[.A16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suérunt me in lacu inferióri: * in tenebrósis, et in umbra mortis.</text:p>
          </table:table-cell>
          <table:table-cell office:value-type="string">
            <text:p>Posuérunt me in lacu inferióri: * in tenebrósis, et in umbra mortis.</text:p>
          </table:table-cell>
          <table:table-cell table:formula="of:=[.B1637]=[.A16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er me confirmátus est furor tuus: * et omnes fluctus tuos induxísti super me.</text:p>
          </table:table-cell>
          <table:table-cell office:value-type="string">
            <text:p>Super me confirmátus est furor tuus: * et omnes fluctus tuos induxísti super me.</text:p>
          </table:table-cell>
          <table:table-cell table:formula="of:=[.B1638]=[.A16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onge fecísti notos meos a me: * posuérunt me abominatiónem sibi.</text:p>
          </table:table-cell>
          <table:table-cell office:value-type="string">
            <text:p>Longe fecísti notos meos a me: * posuérunt me abominatiónem sibi.</text:p>
          </table:table-cell>
          <table:table-cell table:formula="of:=[.B1639]=[.A16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ráditus sum, et non egrediébar: * óculi mei languérunt præ inópia.</text:p>
          </table:table-cell>
          <table:table-cell office:value-type="string">
            <text:p>Tráditus sum, et non egrediébar: * óculi mei languérunt præ inópia.</text:p>
          </table:table-cell>
          <table:table-cell table:formula="of:=[.B1640]=[.A16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lamávi ad te, Dómine, tota die: * expándi ad te manus meas.</text:p>
          </table:table-cell>
          <table:table-cell office:value-type="string">
            <text:p>Clamávi ad te, Dómine, tota die: * expándi ad te manus meas.</text:p>
          </table:table-cell>
          <table:table-cell table:formula="of:=[.B1641]=[.A16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umquid mórtuis fácies mirabília: * aut médici suscitábunt, et confitebúntur tibi?</text:p>
          </table:table-cell>
          <table:table-cell office:value-type="string">
            <text:p>Numquid mórtuis fácies mirabília: * aut médici suscitábunt, et confitebúntur tibi?</text:p>
          </table:table-cell>
          <table:table-cell table:formula="of:=[.B1642]=[.A16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umquid narrábit áliquis in sepúlcro misericórdiam tuam, * et veritátem tuam in perditióne?</text:p>
          </table:table-cell>
          <table:table-cell office:value-type="string">
            <text:p>Numquid narrábit áliquis in sepúlcro misericórdiam tuam, * et veritátem tuam in perditióne?</text:p>
          </table:table-cell>
          <table:table-cell table:formula="of:=[.B1643]=[.A16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umquid cognoscéntur in ténebris mirabília tua, * et justítia tua in terra obliviónis?</text:p>
          </table:table-cell>
          <table:table-cell office:value-type="string">
            <text:p>Numquid cognoscéntur in ténebris mirabília tua, * et justítia tua in terra obliviónis?</text:p>
          </table:table-cell>
          <table:table-cell table:formula="of:=[.B1644]=[.A16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go ad te, Dómine, clamávi: * et mane orátio mea prævéniet te.</text:p>
          </table:table-cell>
          <table:table-cell office:value-type="string">
            <text:p>Et ego ad te, Dómine, clamávi: * et mane orátio mea prævéniet te.</text:p>
          </table:table-cell>
          <table:table-cell table:formula="of:=[.B1645]=[.A16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quid, Dómine, repéllis oratiónem meam: * avértis fáciem tuam a me?</text:p>
          </table:table-cell>
          <table:table-cell office:value-type="string">
            <text:p>Ut quid, Dómine, repéllis oratiónem meam: * avértis fáciem tuam a me?</text:p>
          </table:table-cell>
          <table:table-cell table:formula="of:=[.B1646]=[.A16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auper sum ego, et in labóribus a juventúte mea: * exaltátus autem, humiliátus sum et conturbátus.</text:p>
          </table:table-cell>
          <table:table-cell office:value-type="string">
            <text:p>Pauper sum ego, et in labóribus a juventúte mea: * exaltátus autem, humiliátus sum et conturbátus.</text:p>
          </table:table-cell>
          <table:table-cell table:formula="of:=[.B1647]=[.A16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me transiérunt iræ tuæ: * et terróres tui conturbavérunt me.</text:p>
          </table:table-cell>
          <table:table-cell office:value-type="string">
            <text:p>In me transiérunt iræ tuæ: * et terróres tui conturbavérunt me.</text:p>
          </table:table-cell>
          <table:table-cell table:formula="of:=[.B1648]=[.A16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ircumdedérunt me sicut aqua tota die: * circumdedérunt me simul.</text:p>
          </table:table-cell>
          <table:table-cell office:value-type="string">
            <text:p>Circumdedérunt me sicut aqua tota die: * circumdedérunt me simul.</text:p>
          </table:table-cell>
          <table:table-cell table:formula="of:=[.B1649]=[.A16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longásti a me amícum et próximum: * et notos meos a miséria.</text:p>
          </table:table-cell>
          <table:table-cell office:value-type="string">
            <text:p>Elongásti a me amícum et próximum: * et notos meos a miséria.</text:p>
          </table:table-cell>
          <table:table-cell table:formula="of:=[.B1650]=[.A16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88 i</text:p>
          </table:table-cell>
          <table:table-cell office:value-type="string">
            <text:p>Psalmus 88. i. Misericordias Domini</text:p>
          </table:table-cell>
          <table:table-cell table:formula="of:=[.B1651]=[.A165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sericórdias Dómini * in ætérnum cantábo.</text:p>
          </table:table-cell>
          <table:table-cell office:value-type="string">
            <text:p>Misericórdias Dómini * in ætérnum cantábo.</text:p>
          </table:table-cell>
          <table:table-cell table:formula="of:=[.B1652]=[.A16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generatiónem et generatiónem * annuntiábo veritátem tuam in ore meo.</text:p>
          </table:table-cell>
          <table:table-cell office:value-type="string">
            <text:p>In generatiónem et generatiónem * annuntiábo veritátem tuam in ore meo.</text:p>
          </table:table-cell>
          <table:table-cell table:formula="of:=[.B1653]=[.A16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dixísti: In ætérnum misericórdia ædificábitur in cælis: * præparábitur véritas tua in eis.</text:p>
          </table:table-cell>
          <table:table-cell office:value-type="string">
            <text:p>Quóniam dixísti: In ætérnum misericórdia ædificábitur in cælis: * præparábitur véritas tua in eis.</text:p>
          </table:table-cell>
          <table:table-cell table:formula="of:=[.B1654]=[.A16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spósui testaméntum eléctis meis, jurávi David, servo meo: * Usque in ætérnum præparábo semen tuum.</text:p>
          </table:table-cell>
          <table:table-cell office:value-type="string">
            <text:p>Dispósui testaméntum eléctis meis, jurávi David, servo meo: * Usque in ætérnum præparábo semen tuum.</text:p>
          </table:table-cell>
          <table:table-cell table:formula="of:=[.B1655]=[.A16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ædificábo in generatiónem et generatiónem * sedem tuam.</text:p>
          </table:table-cell>
          <table:table-cell office:value-type="string">
            <text:p>Et ædificábo in generatiónem et generatiónem * sedem tuam.</text:p>
          </table:table-cell>
          <table:table-cell table:formula="of:=[.B1656]=[.A16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ebúntur cæli mirabília tua, Dómine: * étenim veritátem tuam in ecclésia sanctórum.</text:p>
          </table:table-cell>
          <table:table-cell office:value-type="string">
            <text:p>Confitebúntur cæli mirabília tua, Dómine, * étenim veritátem tuam in ecclésia sanctórum.</text:p>
          </table:table-cell>
          <table:table-cell table:formula="of:=[.B1657]=[.A165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quis in núbibus æquábitur Dómino: * símilis erit Deo in fíliis Dei?</text:p>
          </table:table-cell>
          <table:table-cell office:value-type="string">
            <text:p>Quóniam quis in núbibus æquábitur Dómino: * símilis erit Dómino in fíliis Dei?</text:p>
          </table:table-cell>
          <table:table-cell table:formula="of:=[.B1658]=[.A1658]" office:value-type="boolean" office:boolean-value="false">
            <text:p>FALSE</text:p>
          </table:table-cell>
          <table:table-cell office:value-type="string">
            <text:p>xx</text:p>
          </table:table-cell>
          <table:table-cell office:value-type="string">
            <text:p>símilis erit Deo </text:p>
          </table:table-cell>
          <table:table-cell/>
        </table:table-row>
        <table:table-row table:style-name="ro1">
          <table:table-cell office:value-type="string">
            <text:p>Deus, qui glorificátur in consílio sanctórum: * magnus et terríbilis super omnes qui in circúitu ejus sunt.</text:p>
          </table:table-cell>
          <table:table-cell office:value-type="string">
            <text:p>Deus, qui glorificátur in consílio sanctórum: * magnus et terríbilis super omnes qui in circúitu ejus sunt.</text:p>
          </table:table-cell>
          <table:table-cell table:formula="of:=[.B1659]=[.A16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Deus virtútum, quis símilis tibi? * potens es, Dómine, et véritas tua in circúitu tuo.</text:p>
          </table:table-cell>
          <table:table-cell office:value-type="string">
            <text:p>Dómine, Deus virtútum, quis símilis tibi? * potens es, Dómine, et véritas tua in circúitu tuo.</text:p>
          </table:table-cell>
          <table:table-cell table:formula="of:=[.B1660]=[.A16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domináris potestáti maris: * motum autem flúctuum ejus tu mítigas.</text:p>
          </table:table-cell>
          <table:table-cell office:value-type="string">
            <text:p>Tu domináris potestáti maris: * motum autem flúctuum ejus tu mítigas.</text:p>
          </table:table-cell>
          <table:table-cell table:formula="of:=[.B1661]=[.A16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humiliásti sicut vulnerátum, supérbum: * in bráchio virtútis tuæ dispersísti inimícos tuos.</text:p>
          </table:table-cell>
          <table:table-cell office:value-type="string">
            <text:p>Tu humiliásti sicut vulnerátum, supérbum: * in bráchio virtútis tuæ dispersísti inimícos tuos.</text:p>
          </table:table-cell>
          <table:table-cell table:formula="of:=[.B1662]=[.A16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i sunt cæli, et tua est terra, orbem terræ et plenitúdinem ejus tu fundásti: * aquilónem, et mare tu creásti.</text:p>
          </table:table-cell>
          <table:table-cell office:value-type="string">
            <text:p>Tui sunt cæli, et tua est terra, orbem terræ et plenitúdinem ejus tu fundásti: * aquilónem, et mare tu creásti.</text:p>
          </table:table-cell>
          <table:table-cell table:formula="of:=[.B1663]=[.A16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habor et Hermon in nómine tuo exsultábunt: * tuum bráchium cum poténtia.</text:p>
          </table:table-cell>
          <table:table-cell office:value-type="string">
            <text:p>Thabor et Hermon in nómine tuo exsultábunt: * tuum bráchium cum poténtia.</text:p>
          </table:table-cell>
          <table:table-cell table:formula="of:=[.B1664]=[.A16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rmétur manus tua, et exaltétur déxtera tua: * justítia et judícium præparátio sedis tuæ.</text:p>
          </table:table-cell>
          <table:table-cell office:value-type="string">
            <text:p>Firmétur manus tua, et exaltétur déxtera tua: * justítia et judícium præparátio sedis tuæ.</text:p>
          </table:table-cell>
          <table:table-cell table:formula="of:=[.B1665]=[.A16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icórdia et véritas præcédent fáciem tuam: * beátus pópulus, qui scit jubilatiónem.</text:p>
          </table:table-cell>
          <table:table-cell office:value-type="string">
            <text:p>Misericórdia et véritas præcédent fáciem tuam: * beátus pópulus, qui scit jubilatiónem.</text:p>
          </table:table-cell>
          <table:table-cell table:formula="of:=[.B1666]=[.A16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in lúmine vultus tui ambulábunt, et in nómine tuo exsultábunt tota die: * et in justítia tua exaltabúntur.</text:p>
          </table:table-cell>
          <table:table-cell office:value-type="string">
            <text:p>Dómine, in lúmine vultus tui ambulábunt, et in nómine tuo exsultábunt tota die: * et in justítia tua exaltabúntur.</text:p>
          </table:table-cell>
          <table:table-cell table:formula="of:=[.B1667]=[.A16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glória virtútis eórum tu es: * et in beneplácito tuo exaltábitur cornu nostrum.</text:p>
          </table:table-cell>
          <table:table-cell office:value-type="string">
            <text:p>Quóniam glória virtútis eórum tu es: * et in beneplácito tuo exaltábitur cornu nostrum.</text:p>
          </table:table-cell>
          <table:table-cell table:formula="of:=[.B1668]=[.A16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Dómini est assúmptio nostra, * et Sancti Israël, regis nostri.</text:p>
          </table:table-cell>
          <table:table-cell office:value-type="string">
            <text:p>Quia Dómini est assúmptio nostra, * et Sancti Israël, regis nostri.</text:p>
          </table:table-cell>
          <table:table-cell table:formula="of:=[.B1669]=[.A16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88 ii</text:p>
          </table:table-cell>
          <table:table-cell office:value-type="string">
            <text:p>Psalmus 88. ii. Tunc locutus es</text:p>
          </table:table-cell>
          <table:table-cell table:formula="of:=[.B1670]=[.A167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nc locútus es in visióne sanctis tuis, et dixísti: * Pósui adjutórium in poténte: et exaltávi eléctum de plebe mea.</text:p>
          </table:table-cell>
          <table:table-cell office:value-type="string">
            <text:p>Tunc locútus es in visióne sanctis tuis, et dixísti: * Pósui adjutórium in poténte: et exaltávi eléctum de plebe mea.</text:p>
          </table:table-cell>
          <table:table-cell table:formula="of:=[.B1671]=[.A16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véni David, servum meum: * óleo sancto meo unxi eum.</text:p>
          </table:table-cell>
          <table:table-cell office:value-type="string">
            <text:p>Invéni David, servum meum: * óleo sancto meo unxi eum.</text:p>
          </table:table-cell>
          <table:table-cell table:formula="of:=[.B1672]=[.A16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nus enim mea auxiliábitur ei: * et bráchium meum confortábit eum.</text:p>
          </table:table-cell>
          <table:table-cell office:value-type="string">
            <text:p>Manus enim mea auxiliábitur ei: * et bráchium meum confortábit eum.</text:p>
          </table:table-cell>
          <table:table-cell table:formula="of:=[.B1673]=[.A16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ihil profíciet inimícus in eo, * et fílius iniquitátis non appónet nocére ei.</text:p>
          </table:table-cell>
          <table:table-cell office:value-type="string">
            <text:p>Nihil profíciet inimícus in eo: * et fílius iniquitátis non appónet nocére ei.</text:p>
          </table:table-cell>
          <table:table-cell table:formula="of:=[.B1674]=[.A167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concídam a fácie ipsíus inimícos ejus: * et odiéntes eum in fugam convértam.</text:p>
          </table:table-cell>
          <table:table-cell office:value-type="string">
            <text:p>Et concídam a fácie ipsíus inimícos ejus: * et odiéntes eum in fugam convértam.</text:p>
          </table:table-cell>
          <table:table-cell table:formula="of:=[.B1675]=[.A16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véritas mea, et misericórdia mea cum ipso: * et in nómine meo exaltábitur cornu ejus.</text:p>
          </table:table-cell>
          <table:table-cell office:value-type="string">
            <text:p>Et véritas mea, et misericórdia mea cum ipso: * et in nómine meo exaltábitur cornu ejus.</text:p>
          </table:table-cell>
          <table:table-cell table:formula="of:=[.B1676]=[.A16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onam in mari manum ejus: * et in flumínibus déxteram ejus.</text:p>
          </table:table-cell>
          <table:table-cell office:value-type="string">
            <text:p>Et ponam in mari manum ejus: * et in flumínibus déxteram ejus.</text:p>
          </table:table-cell>
          <table:table-cell table:formula="of:=[.B1677]=[.A16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pse invocábit me: Pater meus es tu: * Deus meus, et suscéptor salútis meæ.</text:p>
          </table:table-cell>
          <table:table-cell office:value-type="string">
            <text:p>Ipse invocábit me: Pater meus es tu: * Deus meus, et suscéptor salútis meæ.</text:p>
          </table:table-cell>
          <table:table-cell table:formula="of:=[.B1678]=[.A16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go primogénitum ponam illum * excélsum præ régibus terræ.</text:p>
          </table:table-cell>
          <table:table-cell office:value-type="string">
            <text:p>Et ego primogénitum ponam illum: * excélsum præ régibus terræ.</text:p>
          </table:table-cell>
          <table:table-cell table:formula="of:=[.B1679]=[.A167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ætérnum servábo illi misericórdiam meam: * et testaméntum meum fidéle ipsi.</text:p>
          </table:table-cell>
          <table:table-cell office:value-type="string">
            <text:p>In ætérnum servábo illi misericórdiam meam: * et testaméntum meum fidéle ipsi.</text:p>
          </table:table-cell>
          <table:table-cell table:formula="of:=[.B1680]=[.A16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onam in sæculum sæculi semen ejus: * et thronum ejus sicut dies cæli.</text:p>
          </table:table-cell>
          <table:table-cell office:value-type="string">
            <text:p>Et ponam in sæculum sæculi semen ejus: * et thronum ejus sicut dies cæli.</text:p>
          </table:table-cell>
          <table:table-cell table:formula="of:=[.B1681]=[.A16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autem derelíquerint fílii ejus legem meam: * et in judíciis meis non ambuláverint:</text:p>
          </table:table-cell>
          <table:table-cell office:value-type="string">
            <text:p>Si autem derelíquerint fílii ejus legem meam: * et in judíciis meis non ambuláverint.</text:p>
          </table:table-cell>
          <table:table-cell table:formula="of:=[.B1682]=[.A168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 justítias meas profanáverint: * et mandáta mea non custodíerint:</text:p>
          </table:table-cell>
          <table:table-cell office:value-type="string">
            <text:p>Si justítias meas profanáverint: * et mandáta mea non custodíerint:</text:p>
          </table:table-cell>
          <table:table-cell table:formula="of:=[.B1683]=[.A16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sitábo in virga iniquitátes eórum: * et in verbéribus peccáta eórum.</text:p>
          </table:table-cell>
          <table:table-cell office:value-type="string">
            <text:p>Visitábo in virga iniquitátes eórum: * et in verbéribus peccáta eórum.</text:p>
          </table:table-cell>
          <table:table-cell table:formula="of:=[.B1684]=[.A16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icórdiam autem meam non dispérgam ab eo: * neque nocébo in veritáte mea:</text:p>
          </table:table-cell>
          <table:table-cell office:value-type="string">
            <text:p>Misericórdiam autem meam non dispérgam ab eo: * neque nocébo in veritáte mea:</text:p>
          </table:table-cell>
          <table:table-cell table:formula="of:=[.B1685]=[.A16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que profanábo testaméntum meum: * et quæ procédunt de lábiis meis, non fáciam írrita.</text:p>
          </table:table-cell>
          <table:table-cell office:value-type="string">
            <text:p>Neque profanábo testaméntum meum: * et quæ procédunt de lábiis meis, non fáciam írrita.</text:p>
          </table:table-cell>
          <table:table-cell table:formula="of:=[.B1686]=[.A16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mel jurávi in sancto meo: Si David méntiar: * semen ejus in ætérnum manébit.</text:p>
          </table:table-cell>
          <table:table-cell office:value-type="string">
            <text:p>Semel jurávi in sancto meo: Si David méntiar: * semen ejus in ætérnum manébit.</text:p>
          </table:table-cell>
          <table:table-cell table:formula="of:=[.B1687]=[.A16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thronus ejus sicut sol in conspéctu meo, * et sicut luna perfécta in ætérnum: et testis in cælo fidélis.</text:p>
          </table:table-cell>
          <table:table-cell office:value-type="string">
            <text:p>Et thronus ejus sicut sol in conspéctu meo, * et sicut luna perfécta in ætérnum: et testis in cælo fidélis.</text:p>
          </table:table-cell>
          <table:table-cell table:formula="of:=[.B1688]=[.A16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88 iii</text:p>
          </table:table-cell>
          <table:table-cell office:value-type="string">
            <text:p>Psalmus 88. iii. Tu vero repulisti</text:p>
          </table:table-cell>
          <table:table-cell table:formula="of:=[.B1689]=[.A168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 vero repulísti et despexísti: * distulísti Christum tuum.</text:p>
          </table:table-cell>
          <table:table-cell office:value-type="string">
            <text:p>Tu vero repulísti et despexísti: * distulísti Christum tuum.</text:p>
          </table:table-cell>
          <table:table-cell table:formula="of:=[.B1690]=[.A16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vertísti testaméntum servi tui: * profanásti in terra Sanctuárium ejus.</text:p>
          </table:table-cell>
          <table:table-cell office:value-type="string">
            <text:p>Evertísti testaméntum servi tui: * profanásti in terra Sanctuárium ejus.</text:p>
          </table:table-cell>
          <table:table-cell table:formula="of:=[.B1691]=[.A16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struxísti omnes sepes ejus: * posuísti firmaméntum ejus formídinem.</text:p>
          </table:table-cell>
          <table:table-cell office:value-type="string">
            <text:p>Destruxísti omnes sepes ejus: * posuísti firmaméntum ejus formídinem.</text:p>
          </table:table-cell>
          <table:table-cell table:formula="of:=[.B1692]=[.A16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ripuérunt eum omnes transeúntes viam: * factus est oppróbrium vicínis suis.</text:p>
          </table:table-cell>
          <table:table-cell office:value-type="string">
            <text:p>Diripuérunt eum omnes transeúntes viam: * factus est oppróbrium vicínis suis.</text:p>
          </table:table-cell>
          <table:table-cell table:formula="of:=[.B1693]=[.A16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altásti déxteram depriméntium eum: * lætificásti omnes inimícos ejus.</text:p>
          </table:table-cell>
          <table:table-cell office:value-type="string">
            <text:p>Exaltásti déxteram depriméntium eum: * lætificásti omnes inimícos ejus.</text:p>
          </table:table-cell>
          <table:table-cell table:formula="of:=[.B1694]=[.A16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vertísti adjutórium gládii ejus: * et non es auxiliátus ei in bello.</text:p>
          </table:table-cell>
          <table:table-cell office:value-type="string">
            <text:p>Avertísti adjutórium gládii ejus: * et non es auxiliátus ei in bello.</text:p>
          </table:table-cell>
          <table:table-cell table:formula="of:=[.B1695]=[.A16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struxísti eum ab emundatióne: * et sedem ejus in terram collisísti.</text:p>
          </table:table-cell>
          <table:table-cell office:value-type="string">
            <text:p>Destruxísti eum ab emundatióne: * et sedem ejus in terram collisísti.</text:p>
          </table:table-cell>
          <table:table-cell table:formula="of:=[.B1696]=[.A16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norásti dies témporis ejus: * perfudísti eum confusióne.</text:p>
          </table:table-cell>
          <table:table-cell office:value-type="string">
            <text:p>Minorásti dies témporis ejus: * perfudísti eum confusióne.</text:p>
          </table:table-cell>
          <table:table-cell table:formula="of:=[.B1697]=[.A16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Úsquequo, Dómine, avértis in finem: * exardéscet sicut ignis ira tua?</text:p>
          </table:table-cell>
          <table:table-cell office:value-type="string">
            <text:p>Usquequo, Dómine, avértis in finem: * exardéscet sicut ignis ira tua?</text:p>
          </table:table-cell>
          <table:table-cell table:formula="of:=[.B1698]=[.A16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emoráre quæ mea substántia: * numquid enim vane constituísti omnes fílios hóminum?</text:p>
          </table:table-cell>
          <table:table-cell office:value-type="string">
            <text:p>Memoráre quæ mea substántia: * numquid enim vane constituísti omnes fílios hóminum?</text:p>
          </table:table-cell>
          <table:table-cell table:formula="of:=[.B1699]=[.A16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est homo, qui vivet, et non vidébit mortem: * éruet ánimam suam de manu ínferi?</text:p>
          </table:table-cell>
          <table:table-cell office:value-type="string">
            <text:p>Quis est homo, qui vivet, et non vidébit mortem: * éruet ánimam suam de manu ínferi?</text:p>
          </table:table-cell>
          <table:table-cell table:formula="of:=[.B1700]=[.A17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bi sunt misericórdiæ tuæ antíquæ, Dómine, * sicut jurásti David in veritáte tua?</text:p>
          </table:table-cell>
          <table:table-cell office:value-type="string">
            <text:p>Ubi sunt misericórdiæ tuæ antíquæ, Dómine: * sicut jurásti David in veritáte tua?</text:p>
          </table:table-cell>
          <table:table-cell table:formula="of:=[.B1701]=[.A170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emor esto, Dómine, oppróbrii servórum tuórum * (quod contínui in sinu meo) multárum géntium.</text:p>
          </table:table-cell>
          <table:table-cell office:value-type="string">
            <text:p>Memor esto, Dómine, oppróbrii servórum tuórum: * (quod contínui in sinu meo) multárum Géntium.</text:p>
          </table:table-cell>
          <table:table-cell table:formula="of:=[.B1702]=[.A170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od exprobravérunt inimíci tui, Dómine, * quod exprobravérunt commutatiónem Christi tui.</text:p>
          </table:table-cell>
          <table:table-cell office:value-type="string">
            <text:p>Quod exprobravérunt inimíci tui, Dómine, * quod exprobravérunt commutatiónem Christi tui.</text:p>
          </table:table-cell>
          <table:table-cell table:formula="of:=[.B1703]=[.A17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tus Dóminus in ætérnum: * fiat, fiat.</text:p>
          </table:table-cell>
          <table:table-cell office:value-type="string">
            <text:p>Benedíctus Dóminus in ætérnum: * fiat, fiat.</text:p>
          </table:table-cell>
          <table:table-cell table:formula="of:=[.B1704]=[.A17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89</text:p>
          </table:table-cell>
          <table:table-cell office:value-type="string">
            <text:p>Psalmus 89. Domine, refugium</text:p>
          </table:table-cell>
          <table:table-cell table:formula="of:=[.B1705]=[.A170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refúgium factus es nobis: *‡ a generatióne in generatiónem.</text:p>
          </table:table-cell>
          <table:table-cell office:value-type="string">
            <text:p>Dómine, refúgium factus es nobis: * a generatióne et generatiónem.</text:p>
          </table:table-cell>
          <table:table-cell table:formula="of:=[.B1706]=[.A170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riúsquam montes fíerent, aut formarétur terra et orbis: * a sæculo et usque in sæculum tu es, Deus.</text:p>
          </table:table-cell>
          <table:table-cell office:value-type="string">
            <text:p>Priúsquam montes fíerent, aut formarétur terra et orbis: * a sæculo et usque in sæculum tu es, Deus.</text:p>
          </table:table-cell>
          <table:table-cell table:formula="of:=[.B1707]=[.A17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avértas hóminem in humilitátem: * et dixísti: Convertímini, fílii hóminum.</text:p>
          </table:table-cell>
          <table:table-cell office:value-type="string">
            <text:p>Ne avértas hóminem in humilitátem: * et dixísti: Convertímini, fílii hóminum.</text:p>
          </table:table-cell>
          <table:table-cell table:formula="of:=[.B1708]=[.A17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mille anni ante óculos tuos, * tamquam dies hestérna, quæ prætériit,</text:p>
          </table:table-cell>
          <table:table-cell office:value-type="string">
            <text:p>Quóniam mille anni ante óculos tuos, * tamquam dies hestérna, quæ prætériit.</text:p>
          </table:table-cell>
          <table:table-cell table:formula="of:=[.B1709]=[.A170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custódia in nocte, * quæ pro níhilo habéntur, eórum anni erunt.</text:p>
          </table:table-cell>
          <table:table-cell office:value-type="string">
            <text:p>Et custódia in nocte, * quæ pro níhilo habéntur, eórum anni erunt.</text:p>
          </table:table-cell>
          <table:table-cell table:formula="of:=[.B1710]=[.A17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ne sicut herba tránseat, mane flóreat, et tránseat: * véspere décidat, indúret et aréscat.</text:p>
          </table:table-cell>
          <table:table-cell office:value-type="string">
            <text:p>Mane sicut herba tránseat, mane flóreat, et tránseat: * véspere décidat, indúret et aréscat.</text:p>
          </table:table-cell>
          <table:table-cell table:formula="of:=[.B1711]=[.A17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defécimus in ira tua, * et in furóre tuo turbáti sumus.</text:p>
          </table:table-cell>
          <table:table-cell office:value-type="string">
            <text:p>Quia defécimus in ira tua, * et in furóre tuo turbáti sumus.</text:p>
          </table:table-cell>
          <table:table-cell table:formula="of:=[.B1712]=[.A17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suísti iniquitátes nostras in conspéctu tuo: * sæculum nostrum in illuminatióne vultus tui.</text:p>
          </table:table-cell>
          <table:table-cell office:value-type="string">
            <text:p>Posuísti iniquitátes nostras in conspéctu tuo: * sæculum nostrum in illuminatióne vultus tui.</text:p>
          </table:table-cell>
          <table:table-cell table:formula="of:=[.B1713]=[.A17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omnes dies nostri defecérunt: * et in ira tua defécimus.</text:p>
          </table:table-cell>
          <table:table-cell office:value-type="string">
            <text:p>Quóniam omnes dies nostri defecérunt: * et in ira tua defécimus.</text:p>
          </table:table-cell>
          <table:table-cell table:formula="of:=[.B1714]=[.A17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nni nostri sicut aránea meditabúntur: * dies annórum nostrórum in ipsis, septuagínta anni.</text:p>
          </table:table-cell>
          <table:table-cell office:value-type="string">
            <text:p>Anni nostri sicut aránea meditabúntur: * dies annórum nostrórum in ipsis, septuagínta anni.</text:p>
          </table:table-cell>
          <table:table-cell table:formula="of:=[.B1715]=[.A17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autem in potentátibus, octogínta anni: * et ámplius eórum, labor et dolor.</text:p>
          </table:table-cell>
          <table:table-cell office:value-type="string">
            <text:p>Si autem in potentátibus, octogínta anni: * et ámplius eórum, labor et dolor.</text:p>
          </table:table-cell>
          <table:table-cell table:formula="of:=[.B1716]=[.A17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supervénit mansuetúdo: * et corripiémur.</text:p>
          </table:table-cell>
          <table:table-cell office:value-type="string">
            <text:p>Quóniam supervénit mansuetúdo: * et corripiémur.</text:p>
          </table:table-cell>
          <table:table-cell table:formula="of:=[.B1717]=[.A17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novit potestátem iræ tuæ: * et præ timóre tuo iram tuam dinumeráre?</text:p>
          </table:table-cell>
          <table:table-cell office:value-type="string">
            <text:p>Quis novit potestátem iræ tuæ: * et præ timóre tuo iram tuam dinumeráre?</text:p>
          </table:table-cell>
          <table:table-cell table:formula="of:=[.B1718]=[.A17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éxteram tuam sic notam fac: * et erudítos corde in sapiéntia.</text:p>
          </table:table-cell>
          <table:table-cell office:value-type="string">
            <text:p>Déxteram tuam sic notam fac: * et erudítos corde in sapiéntia.</text:p>
          </table:table-cell>
          <table:table-cell table:formula="of:=[.B1719]=[.A17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értere, Dómine, úsquequo? * et deprecábilis esto super servos tuos.</text:p>
          </table:table-cell>
          <table:table-cell office:value-type="string">
            <text:p>Convértere, Dómine, úsquequo? * et deprecábilis esto super servos tuos.</text:p>
          </table:table-cell>
          <table:table-cell table:formula="of:=[.B1720]=[.A17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pléti sumus mane misericórdia tua: * et exsultávimus, et delectáti sumus ómnibus diébus nostris.</text:p>
          </table:table-cell>
          <table:table-cell office:value-type="string">
            <text:p>Repléti sumus mane misericórdia tua: * et exsultávimus, et delectáti sumus ómnibus diébus nostris.</text:p>
          </table:table-cell>
          <table:table-cell table:formula="of:=[.B1721]=[.A17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áti sumus pro diébus, quibus nos humiliásti: * annis, quibus vídimus mala.</text:p>
          </table:table-cell>
          <table:table-cell office:value-type="string">
            <text:p>Lætáti sumus pro diébus, quibus nos humiliásti: * annis, quibus vídimus mala.</text:p>
          </table:table-cell>
          <table:table-cell table:formula="of:=[.B1722]=[.A17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éspice in servos tuos, et in ópera tua: * et dírige fílios eórum.</text:p>
          </table:table-cell>
          <table:table-cell office:value-type="string">
            <text:p>Réspice in servos tuos, et in ópera tua: * et dírige fílios eórum.</text:p>
          </table:table-cell>
          <table:table-cell table:formula="of:=[.B1723]=[.A17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it splendor Dómini, Dei nostri, super nos, et ópera mánuum nostrárum dírige super nos: * et opus mánuum nostrárum dírige.</text:p>
          </table:table-cell>
          <table:table-cell office:value-type="string">
            <text:p>Et sit splendor Dómini Dei nostri super nos, et ópera mánuum nostrárum dírige super nos: * et opus mánuum nostrárum dírige.</text:p>
          </table:table-cell>
          <table:table-cell table:formula="of:=[.B1724]=[.A172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90</text:p>
          </table:table-cell>
          <table:table-cell office:value-type="string">
            <text:p>Psalmus 90. Qui habitat</text:p>
          </table:table-cell>
          <table:table-cell table:formula="of:=[.B1725]=[.A172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hábitat in adjutório Altíssimi, * in protectióne Dei cæli commorábitur.</text:p>
          </table:table-cell>
          <table:table-cell office:value-type="string">
            <text:p>Qui hábitat in adjutório Altíssimi, * in protectióne Dei cæli commorábitur.</text:p>
          </table:table-cell>
          <table:table-cell table:formula="of:=[.B1726]=[.A17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cet Dómino: Suscéptor meus es tu, et refúgium meum: * Deus meus sperábo in eum.</text:p>
          </table:table-cell>
          <table:table-cell office:value-type="string">
            <text:p>Dicet Dómino: Suscéptor meus es tu, et refúgium meum: * Deus meus sperábo in eum.</text:p>
          </table:table-cell>
          <table:table-cell table:formula="of:=[.B1727]=[.A17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ipse liberávit me de láqueo venántium, * et a verbo áspero.</text:p>
          </table:table-cell>
          <table:table-cell office:value-type="string">
            <text:p>Quóniam ipse liberávit me de láqueo venántium, * et a verbo áspero.</text:p>
          </table:table-cell>
          <table:table-cell table:formula="of:=[.B1728]=[.A17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cápulis suis obumbrábit tibi: * et sub pennis ejus sperábis.</text:p>
          </table:table-cell>
          <table:table-cell office:value-type="string">
            <text:p>Scápulis suis obumbrábit tibi: * et sub pennis ejus sperábis.</text:p>
          </table:table-cell>
          <table:table-cell table:formula="of:=[.B1729]=[.A17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cuto circúmdabit te véritas ejus: * non timébis a timóre noctúrno,</text:p>
          </table:table-cell>
          <table:table-cell office:value-type="string">
            <text:p>Scuto circúmdabit te véritas ejus: * non timébis a timóre noctúrno.</text:p>
          </table:table-cell>
          <table:table-cell table:formula="of:=[.B1730]=[.A173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 sagítta volánte in die, a negótio perambulánte in ténebris: * ab incúrsu, et dæmónio meridiáno.</text:p>
          </table:table-cell>
          <table:table-cell office:value-type="string">
            <text:p>A sagítta volánte in die, a negótio perambulánte in ténebris: * ab incúrsu et dæmónio meridiáno.</text:p>
          </table:table-cell>
          <table:table-cell table:formula="of:=[.B1731]=[.A173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adent a látere tuo mille, et decem míllia a dextris tuis: * ad te autem non appropinquábit.</text:p>
          </table:table-cell>
          <table:table-cell office:value-type="string">
            <text:p>Cadent a látere tuo mille, et decem míllia a dextris tuis: * ad te autem non appropinquábit.</text:p>
          </table:table-cell>
          <table:table-cell table:formula="of:=[.B1732]=[.A17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úmtamen óculis tuis considerábis: * et retributiónem peccatórum vidébis.</text:p>
          </table:table-cell>
          <table:table-cell office:value-type="string">
            <text:p>Verúmtamen óculis tuis considerábis: * et retributiónem peccatórum vidébis.</text:p>
          </table:table-cell>
          <table:table-cell table:formula="of:=[.B1733]=[.A17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tu es, Dómine, spes mea: * Altíssimum posuísti refúgium tuum.</text:p>
          </table:table-cell>
          <table:table-cell office:value-type="string">
            <text:p>Quóniam tu es, Dómine, spes mea: * Altíssimum posuísti refúgium tuum.</text:p>
          </table:table-cell>
          <table:table-cell table:formula="of:=[.B1734]=[.A17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accédet ad te malum: * et flagéllum non appropinquábit tabernáculo tuo.</text:p>
          </table:table-cell>
          <table:table-cell office:value-type="string">
            <text:p>Non accédet ad te malum: * et flagéllum non appropinquábit tabernáculo tuo.</text:p>
          </table:table-cell>
          <table:table-cell table:formula="of:=[.B1735]=[.A17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Ángelis suis mandávit de te: * ut custódiant te in ómnibus viis tuis.</text:p>
          </table:table-cell>
          <table:table-cell office:value-type="string">
            <text:p>Quóniam Angelis suis mandávit de te: * ut custódiant te in ómnibus viis tuis.</text:p>
          </table:table-cell>
          <table:table-cell table:formula="of:=[.B1736]=[.A173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mánibus portábunt te: * ne forte offéndas ad lápidem pedem tuum.</text:p>
          </table:table-cell>
          <table:table-cell office:value-type="string">
            <text:p>In mánibus portábunt te: * ne forte offéndas ad lápidem pedem tuum.</text:p>
          </table:table-cell>
          <table:table-cell table:formula="of:=[.B1737]=[.A17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er áspidem, et basilíscum ambulábis: * et conculcábis leónem et dracónem.</text:p>
          </table:table-cell>
          <table:table-cell office:value-type="string">
            <text:p>Super áspidem et basilíscum ambulábis: * et conculcábis leónem et dracónem.</text:p>
          </table:table-cell>
          <table:table-cell table:formula="of:=[.B1738]=[.A173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in me sperávit, liberábo eum: * prótegam eum, quóniam cognóvit nomen meum.</text:p>
          </table:table-cell>
          <table:table-cell office:value-type="string">
            <text:p>Quóniam in me sperávit, liberábo eum: * prótegam eum quóniam cognóvit nomen meum.</text:p>
          </table:table-cell>
          <table:table-cell table:formula="of:=[.B1739]=[.A173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lamábit ad me, et ego exáudiam eum: * cum ipso sum in tribulatióne: erípiam eum et glorificábo eum.</text:p>
          </table:table-cell>
          <table:table-cell office:value-type="string">
            <text:p>Clamábit ad me, et ego exáudiam eum: * cum ipso sum in tribulatióne: erípiam eum et glorificábo eum.</text:p>
          </table:table-cell>
          <table:table-cell table:formula="of:=[.B1740]=[.A17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ongitúdine diérum replébo eum: * et osténdam illi salutáre meum.</text:p>
          </table:table-cell>
          <table:table-cell office:value-type="string">
            <text:p>Longitúdine diérum replébo eum: * et osténdam illi salutáre meum.</text:p>
          </table:table-cell>
          <table:table-cell table:formula="of:=[.B1741]=[.A17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91</text:p>
          </table:table-cell>
          <table:table-cell office:value-type="string">
            <text:p>Psalmus 91. Bonus est confiteri</text:p>
          </table:table-cell>
          <table:table-cell table:formula="of:=[.B1742]=[.A174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onum est confitéri Dómino: * et psállere nómini tuo, Altíssime.</text:p>
          </table:table-cell>
          <table:table-cell office:value-type="string">
            <text:p>Bonum est confitéri Dómino: * et psállere nómini tuo, Altíssime.</text:p>
          </table:table-cell>
          <table:table-cell table:formula="of:=[.B1743]=[.A17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 annuntiándum mane misericórdiam tuam: * et veritátem tuam per noctem.</text:p>
          </table:table-cell>
          <table:table-cell office:value-type="string">
            <text:p>Ad annuntiándum mane misericórdiam tuam: * et veritátem tuam per noctem.</text:p>
          </table:table-cell>
          <table:table-cell table:formula="of:=[.B1744]=[.A17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decachórdo, psaltério: * cum cántico, in cíthara.</text:p>
          </table:table-cell>
          <table:table-cell office:value-type="string">
            <text:p>In decachórdo, psaltério: * cum cántico, in cíthara.</text:p>
          </table:table-cell>
          <table:table-cell table:formula="of:=[.B1745]=[.A17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delectásti me, Dómine, in factúra tua: * et in opéribus mánuum tuárum exsultábo.</text:p>
          </table:table-cell>
          <table:table-cell office:value-type="string">
            <text:p>Quia delectásti me, Dómine, in factúra tua: * et in opéribus mánuum tuárum exsultábo.</text:p>
          </table:table-cell>
          <table:table-cell table:formula="of:=[.B1746]=[.A17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am magnificáta sunt ópera tua, Dómine! * nimis profúndæ factæ sunt cogitatiónes tuæ.</text:p>
          </table:table-cell>
          <table:table-cell office:value-type="string">
            <text:p>Quam magnificáta sunt ópera tua, Dómine! * nimis profúndæ factæ sunt cogitatiónes tuæ.</text:p>
          </table:table-cell>
          <table:table-cell table:formula="of:=[.B1747]=[.A17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r insípiens non cognóscet: * et stultus non intélliget hæc.</text:p>
          </table:table-cell>
          <table:table-cell office:value-type="string">
            <text:p>Vir insípiens non cognóscet: * et stultus non intélliget hæc.</text:p>
          </table:table-cell>
          <table:table-cell table:formula="of:=[.B1748]=[.A17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m exórti fúerint peccatóres sicut fœnum: * et apparúerint omnes, qui operántur iniquitátem:</text:p>
          </table:table-cell>
          <table:table-cell office:value-type="string">
            <text:p>Cum exórti fúerint peccatóres sicut fœnum: * et apparúerint omnes, qui operántur iniquitátem.</text:p>
          </table:table-cell>
          <table:table-cell table:formula="of:=[.B1749]=[.A174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Ut intéreant in sæculum sæculi: * tu autem Altíssimus in ætérnum, Dómine.</text:p>
          </table:table-cell>
          <table:table-cell office:value-type="string">
            <text:p>Ut intéreant in sæculum sæculi: * tu autem Altíssimus in ætérnum, Dómine.</text:p>
          </table:table-cell>
          <table:table-cell table:formula="of:=[.B1750]=[.A17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ecce inimíci tui, Dómine, quóniam ecce inimíci tui períbunt: * et dispergéntur omnes, qui operántur iniquitátem.</text:p>
          </table:table-cell>
          <table:table-cell office:value-type="string">
            <text:p>Quóniam ecce inimíci tui, Dómine, quóniam ecce inimíci tui períbunt: * et dispergéntur omnes, qui operántur iniquitátem.</text:p>
          </table:table-cell>
          <table:table-cell table:formula="of:=[.B1751]=[.A17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xaltábitur sicut unicórnis cornu meum: * et senéctus mea in misericórdia úberi.</text:p>
          </table:table-cell>
          <table:table-cell office:value-type="string">
            <text:p>Et exaltábitur sicut unicórnis cornu meum: * et senéctus mea in misericórdia úberi.</text:p>
          </table:table-cell>
          <table:table-cell table:formula="of:=[.B1752]=[.A17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spéxit óculus meus inimícos meos: * et in insurgéntibus in me malignántibus áudiet auris mea.</text:p>
          </table:table-cell>
          <table:table-cell office:value-type="string">
            <text:p>Et despéxit óculus meus inimícos meos: * et in insurgéntibus in me malignántibus áudiet auris mea.</text:p>
          </table:table-cell>
          <table:table-cell table:formula="of:=[.B1753]=[.A17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stus, ut palma florébit: * sicut cedrus Líbani multiplicábitur.</text:p>
          </table:table-cell>
          <table:table-cell office:value-type="string">
            <text:p>Justus, ut palma florébit: * sicut cedrus Líbani multiplicábitur.</text:p>
          </table:table-cell>
          <table:table-cell table:formula="of:=[.B1754]=[.A17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lantáti in domo Dómini, * in átriis domus Dei nostri florébunt.</text:p>
          </table:table-cell>
          <table:table-cell office:value-type="string">
            <text:p>Plantáti in domo Dómini, * in átriis domus Dei nostri florébunt.</text:p>
          </table:table-cell>
          <table:table-cell table:formula="of:=[.B1755]=[.A17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huc multiplicabúntur in senécta úberi: * et bene patiéntes erunt, ut annúntient:</text:p>
          </table:table-cell>
          <table:table-cell office:value-type="string">
            <text:p>Adhuc multiplicabúntur in senécta úberi: * et bene patiéntes erunt, ut annúntient:</text:p>
          </table:table-cell>
          <table:table-cell table:formula="of:=[.B1756]=[.A17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rectus Dóminus, Deus noster: * et non est iníquitas in eo.</text:p>
          </table:table-cell>
          <table:table-cell office:value-type="string">
            <text:p>Quóniam rectus Dóminus, Deus noster: * et non est iníquitas in eo.</text:p>
          </table:table-cell>
          <table:table-cell table:formula="of:=[.B1757]=[.A17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92</text:p>
          </table:table-cell>
          <table:table-cell office:value-type="string">
            <text:p>Psalmus 92. Dominus regnavit</text:p>
          </table:table-cell>
          <table:table-cell table:formula="of:=[.B1758]=[.A175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us regnávit, decórem indútus est: * indútus est Dóminus fortitúdinem, et præcínxit se.</text:p>
          </table:table-cell>
          <table:table-cell office:value-type="string">
            <text:p>Dóminus regnávit, decórem indútus est: * indútus est Dóminus fortitúdinem, et præcínxit se.</text:p>
          </table:table-cell>
          <table:table-cell table:formula="of:=[.B1759]=[.A17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tenim firmávit orbem terræ, * qui non commovébitur.</text:p>
          </table:table-cell>
          <table:table-cell office:value-type="string">
            <text:p>Etenim firmávit orbem terræ, * qui non commovébitur.</text:p>
          </table:table-cell>
          <table:table-cell table:formula="of:=[.B1760]=[.A176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aráta sedes tua ex tunc: * a sæculo tu es.</text:p>
          </table:table-cell>
          <table:table-cell office:value-type="string">
            <text:p>Paráta sedes tua ex tunc: * a sæculo tu es.</text:p>
          </table:table-cell>
          <table:table-cell table:formula="of:=[.B1761]=[.A17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levavérunt flúmina, Dómine: * elevavérunt flúmina vocem suam.</text:p>
          </table:table-cell>
          <table:table-cell office:value-type="string">
            <text:p>Elevavérunt flúmina, Dómine: * elevavérunt flúmina vocem suam.</text:p>
          </table:table-cell>
          <table:table-cell table:formula="of:=[.B1762]=[.A17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levavérunt flúmina fluctus suos, * a vócibus aquárum multárum.</text:p>
          </table:table-cell>
          <table:table-cell office:value-type="string">
            <text:p>Elevavérunt flúmina fluctus suos, * a vócibus aquárum multárum.</text:p>
          </table:table-cell>
          <table:table-cell table:formula="of:=[.B1763]=[.A17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rábiles elatiónes maris: * mirábilis in altis Dóminus.</text:p>
          </table:table-cell>
          <table:table-cell office:value-type="string">
            <text:p>Mirábiles elatiónes maris: * mirábilis in altis Dóminus.</text:p>
          </table:table-cell>
          <table:table-cell table:formula="of:=[.B1764]=[.A17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estimónia tua credibília facta sunt nimis: * domum tuam decet sanctitúdo, Dómine, in longitúdinem diérum.</text:p>
          </table:table-cell>
          <table:table-cell office:value-type="string">
            <text:p>Testimónia tua credibília facta sunt nimis: * domum tuam decet sanctitúdo, Dómine, in longitúdinem diérum.</text:p>
          </table:table-cell>
          <table:table-cell table:formula="of:=[.B1765]=[.A17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93 i</text:p>
          </table:table-cell>
          <table:table-cell office:value-type="string">
            <text:p>Psalmus 93. i. Deus ultionum Dominus</text:p>
          </table:table-cell>
          <table:table-cell table:formula="of:=[.B1766]=[.A176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 ultiónum Dóminus: * Deus ultiónum líbere egit.</text:p>
          </table:table-cell>
          <table:table-cell office:value-type="string">
            <text:p>Deus ultiónum Dóminus: * Deus ultiónum líbere egit.</text:p>
          </table:table-cell>
          <table:table-cell table:formula="of:=[.B1767]=[.A17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altáre, qui júdicas terram: * redde retributiónem supérbis.</text:p>
          </table:table-cell>
          <table:table-cell office:value-type="string">
            <text:p>Exaltáre, qui júdicas terram: * redde retributiónem supérbis.</text:p>
          </table:table-cell>
          <table:table-cell table:formula="of:=[.B1768]=[.A17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Úsquequo peccatóres, Dómine, * úsquequo peccatóres gloriabúntur:</text:p>
          </table:table-cell>
          <table:table-cell office:value-type="string">
            <text:p>Usquequo peccatóres, Dómine: * úsquequo peccatóres gloriabúntur:</text:p>
          </table:table-cell>
          <table:table-cell table:formula="of:=[.B1769]=[.A176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ffabúntur, et loquéntur iniquitátem: * loquéntur omnes, qui operántur injustítiam?</text:p>
          </table:table-cell>
          <table:table-cell office:value-type="string">
            <text:p>Effabúntur, et loquéntur iniquitátem: * loquéntur omnes, qui operántur injustítiam?</text:p>
          </table:table-cell>
          <table:table-cell table:formula="of:=[.B1770]=[.A17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ópulum tuum, Dómine, humiliavérunt: * et hereditátem tuam vexavérunt.</text:p>
          </table:table-cell>
          <table:table-cell office:value-type="string">
            <text:p>Pópulum tuum, Dómine humiliavérunt: * et hereditátem tuam vexavérunt.</text:p>
          </table:table-cell>
          <table:table-cell table:formula="of:=[.B1771]=[.A177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íduam, et ádvenam interfecérunt: * et pupíllos occidérunt.</text:p>
          </table:table-cell>
          <table:table-cell office:value-type="string">
            <text:p>Víduam et ádvenam interfecérunt: * et pupíllos occidérunt.</text:p>
          </table:table-cell>
          <table:table-cell table:formula="of:=[.B1772]=[.A177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dixérunt: Non vidébit Dóminus, * nec intélliget Deus Jacob.</text:p>
          </table:table-cell>
          <table:table-cell office:value-type="string">
            <text:p>Et dixérunt: Non vidébit Dóminus: * nec intélliget Deus Jacob.</text:p>
          </table:table-cell>
          <table:table-cell table:formula="of:=[.B1773]=[.A177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tellígite, insipiéntes in pópulo: * et stulti, aliquándo sápite.</text:p>
          </table:table-cell>
          <table:table-cell office:value-type="string">
            <text:p>Intellígite, insipiéntes in pópulo: * et stulti, aliquándo sápite.</text:p>
          </table:table-cell>
          <table:table-cell table:formula="of:=[.B1774]=[.A17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plantávit aurem, non áudiet? * aut qui finxit óculum, non consíderat?</text:p>
          </table:table-cell>
          <table:table-cell office:value-type="string">
            <text:p>Qui plantávit aurem, non áudiet? * aut qui finxit óculum, non consíderat?</text:p>
          </table:table-cell>
          <table:table-cell table:formula="of:=[.B1775]=[.A17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córripit gentes, non árguet: * qui docet hóminem sciéntiam?</text:p>
          </table:table-cell>
          <table:table-cell office:value-type="string">
            <text:p>Qui córripit Gentes, non árguet: * qui docet hóminem sciéntiam?</text:p>
          </table:table-cell>
          <table:table-cell table:formula="of:=[.B1776]=[.A177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us scit cogitatiónes hóminum, * quóniam vanæ sunt.</text:p>
          </table:table-cell>
          <table:table-cell office:value-type="string">
            <text:p>Dóminus scit cogitatiónes hóminum, * quóniam vanæ sunt.</text:p>
          </table:table-cell>
          <table:table-cell table:formula="of:=[.B1777]=[.A17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93 ii</text:p>
          </table:table-cell>
          <table:table-cell office:value-type="string">
            <text:p>Psalmus 93. ii. Beatus homo</text:p>
          </table:table-cell>
          <table:table-cell table:formula="of:=[.B1778]=[.A177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átus homo, quem tu erudíeris, Dómine: * et de lege tua docúeris eum,</text:p>
          </table:table-cell>
          <table:table-cell office:value-type="string">
            <text:p>Beátus homo, quem tu erudíeris, Dómine, * et de lege tua docúeris eum.</text:p>
          </table:table-cell>
          <table:table-cell table:formula="of:=[.B1779]=[.A177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Ut mítiges ei a diébus malis: * donec fodiátur peccatóri fóvea.</text:p>
          </table:table-cell>
          <table:table-cell office:value-type="string">
            <text:p>Ut mítiges ei a diébus malis: * donec fodiátur peccatóri fóvea.</text:p>
          </table:table-cell>
          <table:table-cell table:formula="of:=[.B1780]=[.A17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non repéllet Dóminus plebem suam: * et hereditátem suam non derelínquet.</text:p>
          </table:table-cell>
          <table:table-cell office:value-type="string">
            <text:p>Quia non repéllet Dóminus plebem suam: * et hereditátem suam non derelínquet.</text:p>
          </table:table-cell>
          <table:table-cell table:formula="of:=[.B1781]=[.A17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oadúsque justítia convertátur in judícium: * et qui juxta illam omnes qui recto sunt corde.</text:p>
          </table:table-cell>
          <table:table-cell office:value-type="string">
            <text:p>Quoadúsque justítia convertátur in judícium: * et qui juxta illam omnes qui recto sunt corde.</text:p>
          </table:table-cell>
          <table:table-cell table:formula="of:=[.B1782]=[.A17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consúrget mihi advérsus malignántes? * aut quis stabit mecum advérsus operántes iniquitátem?</text:p>
          </table:table-cell>
          <table:table-cell office:value-type="string">
            <text:p>Quis consúrget mihi advérsus malignántes? * aut quis stabit mecum advérsus operántes iniquitátem?</text:p>
          </table:table-cell>
          <table:table-cell table:formula="of:=[.B1783]=[.A17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isi quia Dóminus adjúvit me: * paulo minus habitásset in inférno ánima mea.</text:p>
          </table:table-cell>
          <table:table-cell office:value-type="string">
            <text:p>Nisi quia Dóminus adjúvit me: * paulo minus habitásset in inférno ánima mea.</text:p>
          </table:table-cell>
          <table:table-cell table:formula="of:=[.B1784]=[.A17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dicébam: Motus est pes meus: * misericórdia tua, Dómine, adjuvábat me.</text:p>
          </table:table-cell>
          <table:table-cell office:value-type="string">
            <text:p>Si dicébam: Motus est pes meus: * misericórdia tua, Dómine, adjuvábat me.</text:p>
          </table:table-cell>
          <table:table-cell table:formula="of:=[.B1785]=[.A17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cúndum multitúdinem dolórum meórum in corde meo: * consolatiónes tuæ lætificavérunt ánimam meam.</text:p>
          </table:table-cell>
          <table:table-cell office:value-type="string">
            <text:p>Secúndum multitúdinem dolórum meórum in corde meo: * consolatiónes tuæ lætificavérunt ánimam meam.</text:p>
          </table:table-cell>
          <table:table-cell table:formula="of:=[.B1786]=[.A17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umquid adhæret tibi sedes iniquitátis: * qui fingis labórem in præcépto?</text:p>
          </table:table-cell>
          <table:table-cell office:value-type="string">
            <text:p>Numquid adhæret tibi sedes iniquitátis: * qui fingis labórem in præcépto?</text:p>
          </table:table-cell>
          <table:table-cell table:formula="of:=[.B1787]=[.A17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aptábunt in ánimam justi: * et sánguinem innocéntem condemnábunt.</text:p>
          </table:table-cell>
          <table:table-cell office:value-type="string">
            <text:p>Captábunt in ánimam justi: * et sánguinem innocéntem condemnábunt.</text:p>
          </table:table-cell>
          <table:table-cell table:formula="of:=[.B1788]=[.A17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factus est mihi Dóminus in refúgium: * et Deus meus in adjutórium spei meæ.</text:p>
          </table:table-cell>
          <table:table-cell office:value-type="string">
            <text:p>Et factus est mihi Dóminus in refúgium: * et Deus meus in adjutórium spei meæ.</text:p>
          </table:table-cell>
          <table:table-cell table:formula="of:=[.B1789]=[.A17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eddet illis iniquitátem ipsórum: et in malítia eórum dispérdet eos: * dispérdet illos Dóminus, Deus noster.</text:p>
          </table:table-cell>
          <table:table-cell office:value-type="string">
            <text:p>Et reddet illis iniquitátem ipsórum: et in malítia eórum dispérdet eos: * dispérdet illos Dóminus Deus noster.</text:p>
          </table:table-cell>
          <table:table-cell table:formula="of:=[.B1790]=[.A179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94</text:p>
          </table:table-cell>
          <table:table-cell office:value-type="string">
            <text:p>Psalmus 94. Venite, exsultemus Domino</text:p>
          </table:table-cell>
          <table:table-cell table:formula="of:=[.B1791]=[.A179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&lt;sr&gt;Dicitur conveniens Invitatorium, quod ante Psalmum bis integrum recitatur.&lt;/s&gt;</text:p>
          </table:table-cell>
          <table:table-cell office:value-type="string">
            <text:p>&lt;t&gt;</text:p>
          </table:table-cell>
          <table:table-cell table:formula="of:=[.B1792]=[.A179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eníte, exsultémus Dómino, jubilémus Deo, salutári nostro: præoccupémus fáciem ejus in confessióne, et in psalmis jubilémus ei.</text:p>
          </table:table-cell>
          <table:table-cell office:value-type="string">
            <text:p>Veníte, exsultémus Dómino, jubilémus Deo, salutári nostro: præoccupémus fáciem ejus in confessióne, et in psalmis jubilémus ei.</text:p>
          </table:table-cell>
          <table:table-cell table:formula="of:=[.B1793]=[.A17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&lt;sr&gt;Repetitur integrum Invitatorium.&lt;/s&gt;</text:p>
          </table:table-cell>
          <table:table-cell office:value-type="string">
            <text:p>&lt;t&gt;</text:p>
          </table:table-cell>
          <table:table-cell table:formula="of:=[.B1794]=[.A179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Deus magnus Dóminus, et Rex magnus super omnes deos: quóniam non repéllet Dóminus plebem suam: quia in manu ejus sunt omnes fines terræ, et altitúdines móntium ipse cónspicit.</text:p>
          </table:table-cell>
          <table:table-cell office:value-type="string">
            <text:p>Quóniam Deus magnus Dóminus, et Rex magnus super omnes deos: quóniam non repéllet Dóminus plebem suam: quia in manu ejus sunt omnes fines terræ, et altitúdines móntium ipse cónspicit.</text:p>
          </table:table-cell>
          <table:table-cell table:formula="of:=[.B1795]=[.A17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&lt;sr&gt;Repetitur altera pars Invitatorii.&lt;/s&gt;</text:p>
          </table:table-cell>
          <table:table-cell office:value-type="string">
            <text:p>&lt;t&gt;</text:p>
          </table:table-cell>
          <table:table-cell table:formula="of:=[.B1796]=[.A179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&lt;sr&gt;Ad verba &lt;/s&gt;veníte, adorémus, et procidámus ante Deum&lt;sr&gt;, genuflectitur.&lt;/s&gt;</text:p>
          </table:table-cell>
          <table:table-cell office:value-type="string">
            <text:p>&lt;t&gt;</text:p>
          </table:table-cell>
          <table:table-cell table:formula="of:=[.B1797]=[.A179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ipsíus est mare, et ipse fecit illud, et áridam fundavérunt manus ejus: VENÍTE, ADORÉMUS, ET PROCIDÁMUS ANTE DEUM: plorémus coram Dómino, qui fecit nos, quia ipse est Dóminus Deus noster; nos autem pópulus ejus, et oves páscuæ ejus.</text:p>
          </table:table-cell>
          <table:table-cell office:value-type="string">
            <text:p>Quóniam ipsíus est mare, et ipse fecit illud, et áridam fundavérunt manus ejus: veníte, adorémus, et procidámus ante Deum: plorémus coram Dómino, qui fecit nos, quia ipse est Dóminus Deus noster ; nos autem pópulus ejus, et oves páscuæ ejus.</text:p>
          </table:table-cell>
          <table:table-cell table:formula="of:=[.B1798]=[.A17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&lt;sr&gt;Repetitur integrum Invitatorium.&lt;/s&gt;</text:p>
          </table:table-cell>
          <table:table-cell office:value-type="string">
            <text:p>&lt;t&gt;</text:p>
          </table:table-cell>
          <table:table-cell table:formula="of:=[.B1799]=[.A179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Hódie, si vocem ejus audiéritis, nolíte obduráre corda vestra, sicut in exacerbatióne, secúndum diem tentatiónis in desérto: ubi tentavérunt me patres vestri, probavérunt et vidérunt ópera mea.</text:p>
          </table:table-cell>
          <table:table-cell office:value-type="string">
            <text:p>Hódie, si vocem ejus audiéritis, nolíte obduráre corda vestra, sicut in exacerbatióne, secúndum diem tentatiónis in desérto: ubi tentavérunt me patres vestri, probavérunt et vidérunt ópera mea.</text:p>
          </table:table-cell>
          <table:table-cell table:formula="of:=[.B1800]=[.A18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&lt;sr&gt;Repetitur altera pars Invitatorii.&lt;/s&gt;</text:p>
          </table:table-cell>
          <table:table-cell office:value-type="string">
            <text:p>&lt;t&gt;</text:p>
          </table:table-cell>
          <table:table-cell table:formula="of:=[.B1801]=[.A180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adragínta annis próximus fui generatióni huic, et dixi: Semper hi errant corde; ipsi vero non cognovérunt vias meas: quibus jurávi in ira mea: Si introíbunt in réquiem meam.</text:p>
          </table:table-cell>
          <table:table-cell office:value-type="string">
            <text:p>Quadragínta annis próximus fui generatióni huic, et dixi: Semper hi errant corde ; ipsi vero non cognovérunt vias meas: quibus jurávi in ira mea: Si introíbunt in réquiem meam.</text:p>
          </table:table-cell>
          <table:table-cell table:formula="of:=[.B1802]=[.A180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&lt;sr&gt;Repetitur integrum Invitatorium.&lt;/s&gt;</text:p>
          </table:table-cell>
          <table:table-cell office:value-type="string">
            <text:p>&lt;t&gt;</text:p>
          </table:table-cell>
          <table:table-cell table:formula="of:=[.B1803]=[.A180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Glória Patri, et Fílio, et Spirítui Sancto. Sicut erat in princípio, et nunc, et semper, et in sæcula sæculórum. Amen.</text:p>
          </table:table-cell>
          <table:table-cell office:value-type="string">
            <text:p>Glória Patri, et Fílio, et Spirítui Sancto. Sicut erat in princípio, et nunc, et semper, et in sæcula sæculórum. Amen.</text:p>
          </table:table-cell>
          <table:table-cell table:formula="of:=[.B1804]=[.A18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&lt;sr&gt;Repetitur altera pars Invitatorii, deinque repetitur integrum Invitatorium.&lt;/s&gt;</text:p>
          </table:table-cell>
          <table:table-cell office:value-type="string">
            <text:p>&lt;t&gt;</text:p>
          </table:table-cell>
          <table:table-cell table:formula="of:=[.B1805]=[.A180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95</text:p>
          </table:table-cell>
          <table:table-cell office:value-type="string">
            <text:p>Psalmus 95. Cantate Domino</text:p>
          </table:table-cell>
          <table:table-cell table:formula="of:=[.B1806]=[.A180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antáte Dómino cánticum novum: * cantáte Dómino, omnis terra.</text:p>
          </table:table-cell>
          <table:table-cell office:value-type="string">
            <text:p>Cantáte Dómino cánticum novum: * cantáte Dómino, omnis terra.</text:p>
          </table:table-cell>
          <table:table-cell table:formula="of:=[.B1807]=[.A18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antáte Dómino, et benedícite nómini ejus: * annuntiáte de die in diem salutáre ejus.</text:p>
          </table:table-cell>
          <table:table-cell office:value-type="string">
            <text:p>Cantáte Dómino, et benedícite nómini ejus: * annuntiáte de die in diem salutáre ejus.</text:p>
          </table:table-cell>
          <table:table-cell table:formula="of:=[.B1808]=[.A18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nnuntiáte inter gentes glóriam ejus, * in ómnibus pópulis mirabília ejus.</text:p>
          </table:table-cell>
          <table:table-cell office:value-type="string">
            <text:p>Annuntiáte inter gentes glóriam ejus, * in ómnibus pópulis mirabília ejus.</text:p>
          </table:table-cell>
          <table:table-cell table:formula="of:=[.B1809]=[.A18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magnus Dóminus, et laudábilis nimis: * terríbilis est super omnes deos.</text:p>
          </table:table-cell>
          <table:table-cell office:value-type="string">
            <text:p>Quóniam magnus Dóminus, et laudábilis nimis: * terríbilis est super omnes deos.</text:p>
          </table:table-cell>
          <table:table-cell table:formula="of:=[.B1810]=[.A18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omnes dii géntium dæmónia: * Dóminus autem cælos fecit.</text:p>
          </table:table-cell>
          <table:table-cell office:value-type="string">
            <text:p>Quóniam omnes dii Géntium dæmónia: * Dóminus autem cælos fecit.</text:p>
          </table:table-cell>
          <table:table-cell table:formula="of:=[.B1811]=[.A18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éssio, et pulchritúdo in conspéctu ejus: * sanctimónia et magnificéntia in sanctificatióne ejus.</text:p>
          </table:table-cell>
          <table:table-cell office:value-type="string">
            <text:p>Conféssio, et pulchritúdo in conspéctu ejus: * sanctimónia et magnificéntia in sanctificatióne ejus.</text:p>
          </table:table-cell>
          <table:table-cell table:formula="of:=[.B1812]=[.A18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fférte Dómino, pátriæ géntium, afférte Dómino glóriam et honórem: * afférte Dómino glóriam nómini ejus.</text:p>
          </table:table-cell>
          <table:table-cell office:value-type="string">
            <text:p>Afférte Dómino, pátriæ Géntium, afférte Dómino glóriam et honórem: * afférte Dómino glóriam nómini ejus.</text:p>
          </table:table-cell>
          <table:table-cell table:formula="of:=[.B1813]=[.A181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óllite hóstias, et introíte in átria ejus: * adoráte Dóminum in átrio sancto ejus.</text:p>
          </table:table-cell>
          <table:table-cell office:value-type="string">
            <text:p>Tóllite hóstias, et introíte in átria ejus: * adoráte Dóminum in átrio sancto ejus.</text:p>
          </table:table-cell>
          <table:table-cell table:formula="of:=[.B1814]=[.A18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mmoveátur a fácie ejus univérsa terra: * dícite in géntibus quia Dóminus regnávit.</text:p>
          </table:table-cell>
          <table:table-cell office:value-type="string">
            <text:p>Commoveátur a fácie ejus univérsa terra: * dícite in Géntibus quia Dóminus regnávit.</text:p>
          </table:table-cell>
          <table:table-cell table:formula="of:=[.B1815]=[.A181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Étenim corréxit orbem terræ qui non commovébitur: * judicábit pópulos in æquitáte.</text:p>
          </table:table-cell>
          <table:table-cell office:value-type="string">
            <text:p>Etenim corréxit orbem terræ qui non commovébitur: * judicábit pópulos in æquitáte.</text:p>
          </table:table-cell>
          <table:table-cell table:formula="of:=[.B1816]=[.A181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æténtur cæli, et exsúltet terra: commoveátur mare, et plenitúdo ejus: * gaudébunt campi, et ómnia quæ in eis sunt.</text:p>
          </table:table-cell>
          <table:table-cell office:value-type="string">
            <text:p>Læténtur cæli, et exsúltet terra: commoveátur mare et plenitúdo ejus: * gaudébunt campi, et ómnia quæ in eis sunt.</text:p>
          </table:table-cell>
          <table:table-cell table:formula="of:=[.B1817]=[.A181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nc exsultábunt ómnia ligna silvárum a fácie Dómini, quia venit: * quóniam venit judicáre terram.</text:p>
          </table:table-cell>
          <table:table-cell office:value-type="string">
            <text:p>Tunc exsultábunt ómnia ligna silvárum a fácie Dómini, quia venit: * quóniam venit judicáre terram.</text:p>
          </table:table-cell>
          <table:table-cell table:formula="of:=[.B1818]=[.A18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dicábit orbem terræ in æquitáte, * et pópulos in veritáte sua.</text:p>
          </table:table-cell>
          <table:table-cell office:value-type="string">
            <text:p>Judicábit orbem terræ in æquitáte, * et pópulos in veritáte sua.</text:p>
          </table:table-cell>
          <table:table-cell table:formula="of:=[.B1819]=[.A18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96</text:p>
          </table:table-cell>
          <table:table-cell office:value-type="string">
            <text:p>Psalmus 96. Dominus regnavit</text:p>
          </table:table-cell>
          <table:table-cell table:formula="of:=[.B1820]=[.A182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us regnávit, exsúltet terra: *‡ læténtur ínsulæ multæ.</text:p>
          </table:table-cell>
          <table:table-cell office:value-type="string">
            <text:p>Dóminus regnávit exsúltet terra: * læténtur ínsulæ multæ.</text:p>
          </table:table-cell>
          <table:table-cell table:formula="of:=[.B1821]=[.A182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ubes, et calígo in circúitu ejus: * justítia, et judícium corréctio sedis ejus.</text:p>
          </table:table-cell>
          <table:table-cell office:value-type="string">
            <text:p>Nubes, et calígo in circúitu ejus: * justítia, et judícium corréctio sedis ejus.</text:p>
          </table:table-cell>
          <table:table-cell table:formula="of:=[.B1822]=[.A18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gnis ante ipsum præcédet, * et inflammábit in circúitu inimícos ejus.</text:p>
          </table:table-cell>
          <table:table-cell office:value-type="string">
            <text:p>Ignis ante ipsum præcédet: * et inflammábit in circúitu inimícos ejus.</text:p>
          </table:table-cell>
          <table:table-cell table:formula="of:=[.B1823]=[.A182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lluxérunt fúlgura ejus orbi terræ: * vidit, et commóta est terra.</text:p>
          </table:table-cell>
          <table:table-cell office:value-type="string">
            <text:p>Illuxérunt fúlgura ejus orbi terræ: * vidit et commóta est terra.</text:p>
          </table:table-cell>
          <table:table-cell table:formula="of:=[.B1824]=[.A182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ontes, sicut cera fluxérunt a fácie Dómini: * a fácie Dómini omnis terra.</text:p>
          </table:table-cell>
          <table:table-cell office:value-type="string">
            <text:p>Montes, sicut cera fluxérunt a fácie Dómini: * a fácie Dómini omnis terra.</text:p>
          </table:table-cell>
          <table:table-cell table:formula="of:=[.B1825]=[.A18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nnuntiavérunt cæli justítiam ejus: * et vidérunt omnes pópuli glóriam ejus.</text:p>
          </table:table-cell>
          <table:table-cell office:value-type="string">
            <text:p>Annuntiavérunt cæli justítiam ejus: * et vidérunt omnes pópuli glóriam ejus.</text:p>
          </table:table-cell>
          <table:table-cell table:formula="of:=[.B1826]=[.A18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undántur omnes, qui adórant sculptília: * et qui gloriántur in simulácris suis.</text:p>
          </table:table-cell>
          <table:table-cell office:value-type="string">
            <text:p>Confundántur omnes, qui adórant sculptília: * et qui gloriántur in simulácris suis.</text:p>
          </table:table-cell>
          <table:table-cell table:formula="of:=[.B1827]=[.A18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oráte eum, omnes Ángeli ejus: * audívit, et lætáta est Sion.</text:p>
          </table:table-cell>
          <table:table-cell office:value-type="string">
            <text:p>Adoráte eum, omnes Angeli ejus: * audívit, et lætáta est Sion.</text:p>
          </table:table-cell>
          <table:table-cell table:formula="of:=[.B1828]=[.A182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exsultavérunt fíliæ Judæ, * propter judícia tua, Dómine:</text:p>
          </table:table-cell>
          <table:table-cell office:value-type="string">
            <text:p>Et exsultavérunt fíliæ Judæ: * propter judícia tua, Dómine:</text:p>
          </table:table-cell>
          <table:table-cell table:formula="of:=[.B1829]=[.A182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tu Dóminus Altíssimus super omnem terram: * nimis exaltátus es super omnes deos.</text:p>
          </table:table-cell>
          <table:table-cell office:value-type="string">
            <text:p>Quóniam tu Dóminus Altíssimus super omnem terram: * nimis exaltátus es super omnes deos.</text:p>
          </table:table-cell>
          <table:table-cell table:formula="of:=[.B1830]=[.A18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dilígitis Dóminum, odíte malum: * custódit Dóminus ánimas sanctórum suórum, de manu peccatóris liberábit eos.</text:p>
          </table:table-cell>
          <table:table-cell office:value-type="string">
            <text:p>Qui dilígitis Dóminum, odíte malum: * custódit Dóminus ánimas sanctórum suórum, de manu peccatóris liberábit eos.</text:p>
          </table:table-cell>
          <table:table-cell table:formula="of:=[.B1831]=[.A18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ux orta est justo, * et rectis corde lætítia.</text:p>
          </table:table-cell>
          <table:table-cell office:value-type="string">
            <text:p>Lux orta est justo, * et rectis corde lætítia.</text:p>
          </table:table-cell>
          <table:table-cell table:formula="of:=[.B1832]=[.A18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ámini, justi, in Dómino: * et confitémini memóriæ sanctificatiónis ejus.</text:p>
          </table:table-cell>
          <table:table-cell office:value-type="string">
            <text:p>Lætámini, justi in Dómino: * et confitémini memóriæ sanctificatiónis ejus.</text:p>
          </table:table-cell>
          <table:table-cell table:formula="of:=[.B1833]=[.A183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97</text:p>
          </table:table-cell>
          <table:table-cell office:value-type="string">
            <text:p>Psalmus 97. Cantate Domino</text:p>
          </table:table-cell>
          <table:table-cell table:formula="of:=[.B1834]=[.A183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antáte Dómino cánticum novum: * quia mirabília fecit.</text:p>
          </table:table-cell>
          <table:table-cell office:value-type="string">
            <text:p>Cantáte Dómino cánticum novum: * quia mirabília fecit.</text:p>
          </table:table-cell>
          <table:table-cell table:formula="of:=[.B1835]=[.A18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lvávit sibi déxtera ejus: * et bráchium sanctum ejus.</text:p>
          </table:table-cell>
          <table:table-cell office:value-type="string">
            <text:p>Salvávit sibi déxtera ejus: * et bráchium sanctum ejus.</text:p>
          </table:table-cell>
          <table:table-cell table:formula="of:=[.B1836]=[.A18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tum fecit Dóminus salutáre suum: * in conspéctu géntium revelávit justítiam suam.</text:p>
          </table:table-cell>
          <table:table-cell office:value-type="string">
            <text:p>Notum fecit Dóminus salutáre suum: * in conspéctu Géntium revelávit justítiam suam.</text:p>
          </table:table-cell>
          <table:table-cell table:formula="of:=[.B1837]=[.A183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ecordátus est misericórdiæ suæ, * et veritátis suæ dómui Israël.</text:p>
          </table:table-cell>
          <table:table-cell office:value-type="string">
            <text:p>Recordátus est misericórdiæ suæ, * et veritátis suæ dómui Israël.</text:p>
          </table:table-cell>
          <table:table-cell table:formula="of:=[.B1838]=[.A18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dérunt omnes términi terræ * salutáre Dei nostri.</text:p>
          </table:table-cell>
          <table:table-cell office:value-type="string">
            <text:p>Vidérunt omnes términi terræ * salutáre Dei nostri.</text:p>
          </table:table-cell>
          <table:table-cell table:formula="of:=[.B1839]=[.A18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biláte Deo, omnis terra: * cantáte, et exsultáte, et psállite.</text:p>
          </table:table-cell>
          <table:table-cell office:value-type="string">
            <text:p>Jubiláte Deo, omnis terra: * cantáte, et exsultáte, et psállite.</text:p>
          </table:table-cell>
          <table:table-cell table:formula="of:=[.B1840]=[.A18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állite Dómino in cíthara, in cíthara et voce psalmi: * in tubis ductílibus, et voce tubæ córneæ.</text:p>
          </table:table-cell>
          <table:table-cell office:value-type="string">
            <text:p>Psállite Dómino in cíthara, in cíthara et voce psalmi: * in tubis ductílibus, et voce tubæ córneæ.</text:p>
          </table:table-cell>
          <table:table-cell table:formula="of:=[.B1841]=[.A18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biláte in conspéctu regis Dómini: * moveátur mare, et plenitúdo ejus: orbis terrárum, et qui hábitant in eo.</text:p>
          </table:table-cell>
          <table:table-cell office:value-type="string">
            <text:p>Jubiláte in conspéctu regis Dómini: * moveátur mare, et plenitúdo ejus: orbis terrárum, et qui hábitant in eo.</text:p>
          </table:table-cell>
          <table:table-cell table:formula="of:=[.B1842]=[.A18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lúmina plaudent manu, simul montes exsultábunt a conspéctu Dómini: * quóniam venit judicáre terram.</text:p>
          </table:table-cell>
          <table:table-cell office:value-type="string">
            <text:p>Flúmina plaudent manu, simul montes exsultábunt a conspéctu Dómini: * quóniam venit judicáre terram.</text:p>
          </table:table-cell>
          <table:table-cell table:formula="of:=[.B1843]=[.A18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dicábit orbem terrárum in justítia, * et pópulos in æquitáte.</text:p>
          </table:table-cell>
          <table:table-cell office:value-type="string">
            <text:p>Judicábit orbem terrárum in justítia, * et pópulos in æquitáte.</text:p>
          </table:table-cell>
          <table:table-cell table:formula="of:=[.B1844]=[.A18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98</text:p>
          </table:table-cell>
          <table:table-cell office:value-type="string">
            <text:p>Psalmus 98. Dominus regnavit</text:p>
          </table:table-cell>
          <table:table-cell table:formula="of:=[.B1845]=[.A184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us regnávit, irascántur pópuli: * qui sedet super Chérubim, moveátur terra.</text:p>
          </table:table-cell>
          <table:table-cell office:value-type="string">
            <text:p>Dóminus regnávit, irascántur pópuli: * qui sedet super Chérubim, moveátur terra.</text:p>
          </table:table-cell>
          <table:table-cell table:formula="of:=[.B1846]=[.A18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in Sion magnus: * et excélsus super omnes pópulos.</text:p>
          </table:table-cell>
          <table:table-cell office:value-type="string">
            <text:p>Dóminus in Sion magnus: * et excélsus super omnes pópulos.</text:p>
          </table:table-cell>
          <table:table-cell table:formula="of:=[.B1847]=[.A18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eántur nómini tuo magno: quóniam terríbile, et sanctum est: * et honor regis judícium díligit.</text:p>
          </table:table-cell>
          <table:table-cell office:value-type="string">
            <text:p>(fit reverentia) Confiteántur nómini tuo magno: quóniam terríbile, et sanctum est: * et honor regis judícium díligit.</text:p>
          </table:table-cell>
          <table:table-cell table:formula="of:=[.B1848]=[.A18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 parásti directiónes: * judícium et justítiam in Jacob tu fecísti.</text:p>
          </table:table-cell>
          <table:table-cell office:value-type="string">
            <text:p>Tu parásti directiónes: * judícium et justítiam in Jacob tu fecísti.</text:p>
          </table:table-cell>
          <table:table-cell table:formula="of:=[.B1849]=[.A18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altáte Dóminum, Deum nostrum, et adoráte scabéllum pedum ejus: * quóniam sanctum est.</text:p>
          </table:table-cell>
          <table:table-cell office:value-type="string">
            <text:p>Exaltáte Dóminum Deum nostrum, et adoráte scabéllum pedum ejus: * quóniam sanctum est.</text:p>
          </table:table-cell>
          <table:table-cell table:formula="of:=[.B1850]=[.A185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óyses et Áaron in sacerdótibus ejus: * et Sámuel inter eos, qui ínvocant nomen ejus:</text:p>
          </table:table-cell>
          <table:table-cell office:value-type="string">
            <text:p>Móyses et Aaron in sacerdótibus ejus: * et Sámuel inter eos, qui ínvocant nomen ejus:</text:p>
          </table:table-cell>
          <table:table-cell table:formula="of:=[.B1851]=[.A185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vocábant Dóminum, et ipse exaudiébat eos: * in colúmna nubis loquebátur ad eos.</text:p>
          </table:table-cell>
          <table:table-cell office:value-type="string">
            <text:p>Invocábant Dóminum, et ipse exaudiébat eos: * in colúmna nubis loquebátur ad eos.</text:p>
          </table:table-cell>
          <table:table-cell table:formula="of:=[.B1852]=[.A18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stodiébant testimónia ejus, * et præcéptum quod dedit illis.</text:p>
          </table:table-cell>
          <table:table-cell office:value-type="string">
            <text:p>Custodiébant testimónia ejus: * et præcéptum quod dedit illis.</text:p>
          </table:table-cell>
          <table:table-cell table:formula="of:=[.B1853]=[.A185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Deus noster, tu exaudiébas eos: * Deus, tu propítius fuísti eis, et ulcíscens in omnes adinventiónes eórum.</text:p>
          </table:table-cell>
          <table:table-cell office:value-type="string">
            <text:p>Dómine, Deus noster, tu exaudiébas eos: * Deus, tu propítius fuísti eis, et ulcíscens in omnes adinventiónes eórum.</text:p>
          </table:table-cell>
          <table:table-cell table:formula="of:=[.B1854]=[.A18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altáte Dóminum, Deum nostrum, et adoráte in monte sancto ejus: * quóniam sanctus Dóminus, Deus noster.</text:p>
          </table:table-cell>
          <table:table-cell office:value-type="string">
            <text:p>Exaltáte Dóminum Deum nostrum, et adoráte in monte sancto ejus: * quóniam sanctus Dóminus Deus noster. </text:p>
          </table:table-cell>
          <table:table-cell table:formula="of:=[.B1855]=[.A185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99</text:p>
          </table:table-cell>
          <table:table-cell office:value-type="string">
            <text:p>Psalmus 99. Jubilate</text:p>
          </table:table-cell>
          <table:table-cell table:formula="of:=[.B1856]=[.A185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biláte Deo, omnis terra: * servíte Dómino in lætítia.</text:p>
          </table:table-cell>
          <table:table-cell office:value-type="string">
            <text:p>Jubiláte Deo, omnis terra: * servíte Dómino in lætítia.</text:p>
          </table:table-cell>
          <table:table-cell table:formula="of:=[.B1857]=[.A18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troíte in conspéctu ejus, * in exsultatióne.</text:p>
          </table:table-cell>
          <table:table-cell office:value-type="string">
            <text:p>Introíte in conspéctu ejus, * in exsultatióne.</text:p>
          </table:table-cell>
          <table:table-cell table:formula="of:=[.B1858]=[.A18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citóte quóniam Dóminus ipse est Deus: * ipse fecit nos, et non ipsi nos.</text:p>
          </table:table-cell>
          <table:table-cell office:value-type="string">
            <text:p>Scitóte quóniam Dóminus ipse est Deus: * ipse fecit nos, et non ipsi nos.</text:p>
          </table:table-cell>
          <table:table-cell table:formula="of:=[.B1859]=[.A18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ópulus ejus, et oves páscuæ ejus: * introíte portas ejus in confessióne, átria ejus in hymnis: confitémini illi.</text:p>
          </table:table-cell>
          <table:table-cell office:value-type="string">
            <text:p>Pópulus ejus, et oves páscuæ ejus: * introíte portas ejus in confessióne, átria ejus in hymnis: confitémini illi.</text:p>
          </table:table-cell>
          <table:table-cell table:formula="of:=[.B1860]=[.A18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áte nomen ejus: quóniam suávis est Dóminus, in ætérnum misericórdia ejus, * et usque in generatiónem et generatiónem véritas ejus.</text:p>
          </table:table-cell>
          <table:table-cell office:value-type="string">
            <text:p>Laudáte nomen ejus: quóniam suávis est Dóminus, in ætérnum misericórdia ejus, * et usque in generatiónem et generatiónem véritas ejus.</text:p>
          </table:table-cell>
          <table:table-cell table:formula="of:=[.B1861]=[.A18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0</text:p>
          </table:table-cell>
          <table:table-cell office:value-type="string">
            <text:p>Psalmus 100. Misericordiam et judicium</text:p>
          </table:table-cell>
          <table:table-cell table:formula="of:=[.B1862]=[.A186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sericórdiam, et judícium * cantábo tibi, Dómine:</text:p>
          </table:table-cell>
          <table:table-cell office:value-type="string">
            <text:p>Misericórdiam, et judícium * cantábo tibi, Dómine:</text:p>
          </table:table-cell>
          <table:table-cell table:formula="of:=[.B1863]=[.A18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lam, et intélligam in via immaculáta, * quando vénies ad me.</text:p>
          </table:table-cell>
          <table:table-cell office:value-type="string">
            <text:p>Psallam, et intélligam in via immaculáta, * quando vénies ad me.</text:p>
          </table:table-cell>
          <table:table-cell table:formula="of:=[.B1864]=[.A18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erambulábam in innocéntia cordis mei, * in médio domus meæ.</text:p>
          </table:table-cell>
          <table:table-cell office:value-type="string">
            <text:p>Perambulábam in innocéntia cordis mei: * in médio domus meæ.</text:p>
          </table:table-cell>
          <table:table-cell table:formula="of:=[.B1865]=[.A186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n proponébam ante óculos meos rem injústam: * faciéntes prævaricatiónes odívi.</text:p>
          </table:table-cell>
          <table:table-cell office:value-type="string">
            <text:p>Non proponébam ante óculos meos rem injústam: * faciéntes prævaricatiónes odívi.</text:p>
          </table:table-cell>
          <table:table-cell table:formula="of:=[.B1866]=[.A18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adhæsit mihi cor pravum: * declinántem a me malígnum non cognoscébam.</text:p>
          </table:table-cell>
          <table:table-cell office:value-type="string">
            <text:p>Non adhæsit mihi cor pravum: * declinántem a me malígnum non cognoscébam.</text:p>
          </table:table-cell>
          <table:table-cell table:formula="of:=[.B1867]=[.A18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trahéntem secréto próximo suo, * hunc persequébar.</text:p>
          </table:table-cell>
          <table:table-cell office:value-type="string">
            <text:p>Detrahéntem secréto próximo suo, * hunc persequébar.</text:p>
          </table:table-cell>
          <table:table-cell table:formula="of:=[.B1868]=[.A18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érbo óculo, et insatiábili corde, * cum hoc non edébam.</text:p>
          </table:table-cell>
          <table:table-cell office:value-type="string">
            <text:p>Supérbo óculo, et insatiábili corde, * cum hoc non edébam.</text:p>
          </table:table-cell>
          <table:table-cell table:formula="of:=[.B1869]=[.A18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Óculi mei ad fidéles terræ ut sédeant mecum: * ámbulans in via immaculáta, hic mihi ministrábat.</text:p>
          </table:table-cell>
          <table:table-cell office:value-type="string">
            <text:p>Oculi mei ad fidéles terræ ut sédeant mecum: * ámbulans in via immaculáta, hic mihi ministrábat.</text:p>
          </table:table-cell>
          <table:table-cell table:formula="of:=[.B1870]=[.A187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n habitábit in médio domus meæ qui facit supérbiam: * qui lóquitur iníqua, non diréxit in conspéctu oculórum meórum.</text:p>
          </table:table-cell>
          <table:table-cell office:value-type="string">
            <text:p>Non habitábit in médio domus meæ, qui facit supérbiam: * qui lóquitur iníqua, non diréxit in conspéctu oculórum meórum.</text:p>
          </table:table-cell>
          <table:table-cell table:formula="of:=[.B1871]=[.A187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matutíno interficiébam omnes peccatóres terræ: * ut dispérderem de civitáte Dómini omnes operántes iniquitátem.</text:p>
          </table:table-cell>
          <table:table-cell office:value-type="string">
            <text:p>In matutíno interficiébam omnes peccatóres terræ: * ut dispérderem de civitáte Dómini omnes operántes iniquitátem.</text:p>
          </table:table-cell>
          <table:table-cell table:formula="of:=[.B1872]=[.A18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1 i</text:p>
          </table:table-cell>
          <table:table-cell office:value-type="string">
            <text:p>Psalmus 101. i. Domine, exaudi</text:p>
          </table:table-cell>
          <table:table-cell table:formula="of:=[.B1873]=[.A187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exáudi oratiónem meam: * et clamor meus ad te véniat.</text:p>
          </table:table-cell>
          <table:table-cell office:value-type="string">
            <text:p>Dómine, exáudi oratiónem meam: * et clamor meus ad te véniat.</text:p>
          </table:table-cell>
          <table:table-cell table:formula="of:=[.B1874]=[.A18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avértas fáciem tuam a me: * in quacúmque die tríbulor, inclína ad me aurem tuam.</text:p>
          </table:table-cell>
          <table:table-cell office:value-type="string">
            <text:p>Non avértas fáciem tuam a me: * in quacúmque die tríbulor, inclína ad me aurem tuam.</text:p>
          </table:table-cell>
          <table:table-cell table:formula="of:=[.B1875]=[.A18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quacúmque die invocávero te, * velóciter exáudi me.</text:p>
          </table:table-cell>
          <table:table-cell office:value-type="string">
            <text:p>In quacúmque die invocávero te: * velóciter exáudi me.</text:p>
          </table:table-cell>
          <table:table-cell table:formula="of:=[.B1876]=[.A187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a defecérunt sicut fumus dies mei: * et ossa mea sicut crémium aruérunt.</text:p>
          </table:table-cell>
          <table:table-cell office:value-type="string">
            <text:p>Quia defecérunt sicut fumus dies mei: * et ossa mea sicut crémium aruérunt.</text:p>
          </table:table-cell>
          <table:table-cell table:formula="of:=[.B1877]=[.A18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ercússus sum ut fœnum, et áruit cor meum: * quia oblítus sum comédere panem meum.</text:p>
          </table:table-cell>
          <table:table-cell office:value-type="string">
            <text:p>Percússus sum ut fœnum, et áruit cor meum: * quia oblítus sum comédere panem meum.</text:p>
          </table:table-cell>
          <table:table-cell table:formula="of:=[.B1878]=[.A18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voce gémitus mei * adhæsit os meum carni meæ.</text:p>
          </table:table-cell>
          <table:table-cell office:value-type="string">
            <text:p>A voce gémitus mei: * adhæsit os meum carni meæ.</text:p>
          </table:table-cell>
          <table:table-cell table:formula="of:=[.B1879]=[.A187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ímilis factus sum pellicáno solitúdinis: * factus sum sicut nyctícorax in domicílio.</text:p>
          </table:table-cell>
          <table:table-cell office:value-type="string">
            <text:p>Similis factus sum pellicáno solitúdinis: * factus sum sicut nyctícorax in domicílio.</text:p>
          </table:table-cell>
          <table:table-cell table:formula="of:=[.B1880]=[.A1880]" office:value-type="boolean" office:boolean-value="false">
            <text:p>FALSE</text:p>
          </table:table-cell>
          <table:table-cell/>
          <table:table-cell office:value-type="string">
            <text:p>Símilis </text:p>
          </table:table-cell>
          <table:table-cell/>
        </table:table-row>
        <table:table-row table:style-name="ro1">
          <table:table-cell office:value-type="string">
            <text:p>Vigilávi, * et factus sum sicut passer solitárius in tecto.</text:p>
          </table:table-cell>
          <table:table-cell office:value-type="string">
            <text:p>Vigilávi, * et factus sum sicut passer solitárius in tecto.</text:p>
          </table:table-cell>
          <table:table-cell table:formula="of:=[.B1881]=[.A18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ota die exprobrábant mihi inimíci mei: * et qui laudábant me, advérsum me jurábant.</text:p>
          </table:table-cell>
          <table:table-cell office:value-type="string">
            <text:p>Tota die exprobrábant mihi inimíci mei: * et qui laudábant me, advérsum me jurábant.</text:p>
          </table:table-cell>
          <table:table-cell table:formula="of:=[.B1882]=[.A18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cínerem tamquam panem manducábam, * et potum meum cum fletu miscébam.</text:p>
          </table:table-cell>
          <table:table-cell office:value-type="string">
            <text:p>Quia cínerem tamquam panem manducábam, * et potum meum cum fletu miscébam.</text:p>
          </table:table-cell>
          <table:table-cell table:formula="of:=[.B1883]=[.A18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fácie iræ et indignatiónis tuæ: * quia élevans allisísti me.</text:p>
          </table:table-cell>
          <table:table-cell office:value-type="string">
            <text:p>A fácie iræ et indignatiónis tuæ: * quia élevans allisísti me.</text:p>
          </table:table-cell>
          <table:table-cell table:formula="of:=[.B1884]=[.A18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es mei sicut umbra declinavérunt: * et ego sicut fœnum árui.</text:p>
          </table:table-cell>
          <table:table-cell office:value-type="string">
            <text:p>Dies mei sicut umbra declinavérunt: * et ego sicut fœnum árui.</text:p>
          </table:table-cell>
          <table:table-cell table:formula="of:=[.B1885]=[.A18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autem, Dómine, in ætérnum pérmanes: * et memoriále tuum in generatiónem et generatiónem.</text:p>
          </table:table-cell>
          <table:table-cell office:value-type="string">
            <text:p>Tu autem, Dómine, in ætérnum pérmanes: * et memoriále tuum in generatiónem et generatiónem.</text:p>
          </table:table-cell>
          <table:table-cell table:formula="of:=[.B1886]=[.A18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1 ii</text:p>
          </table:table-cell>
          <table:table-cell office:value-type="string">
            <text:p>Psalmus 101. ii. Tu exsurgens</text:p>
          </table:table-cell>
          <table:table-cell table:formula="of:=[.B1887]=[.A188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 exsúrgens miseréberis Sion: * quia tempus miseréndi ejus, quia venit tempus.</text:p>
          </table:table-cell>
          <table:table-cell office:value-type="string">
            <text:p>Tu exsúrgens miseréberis Sion: * quia tempus miseréndi ejus, quia venit tempus.</text:p>
          </table:table-cell>
          <table:table-cell table:formula="of:=[.B1888]=[.A18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placuérunt servis tuis lápides ejus: * et terræ ejus miserebúntur.</text:p>
          </table:table-cell>
          <table:table-cell office:value-type="string">
            <text:p>Quóniam placuérunt servis tuis lápides ejus: * et terræ ejus miserebúntur.</text:p>
          </table:table-cell>
          <table:table-cell table:formula="of:=[.B1889]=[.A18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timébunt gentes nomen tuum, Dómine, * et omnes reges terræ glóriam tuam.</text:p>
          </table:table-cell>
          <table:table-cell office:value-type="string">
            <text:p>Et timébunt gentes nomen tuum, Dómine: * et omnes reges terræ glóriam tuam.</text:p>
          </table:table-cell>
          <table:table-cell table:formula="of:=[.B1890]=[.A189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a ædificávit Dóminus Sion: * et vidébitur in glória sua.</text:p>
          </table:table-cell>
          <table:table-cell office:value-type="string">
            <text:p>Quia ædificávit Dóminus Sion: * et vidébitur in glória sua.</text:p>
          </table:table-cell>
          <table:table-cell table:formula="of:=[.B1891]=[.A18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spéxit in oratiónem humílium: * et non sprevit precem eórum.</text:p>
          </table:table-cell>
          <table:table-cell office:value-type="string">
            <text:p>Respéxit in oratiónem humílium: * et non sprevit precem eórum.</text:p>
          </table:table-cell>
          <table:table-cell table:formula="of:=[.B1892]=[.A18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cribántur hæc in generatióne áltera: * et pópulus, qui creábitur, laudábit Dóminum:</text:p>
          </table:table-cell>
          <table:table-cell office:value-type="string">
            <text:p>Scribántur hæc in generatióne áltera: * et pópulus qui creábitur, laudábit Dóminum.</text:p>
          </table:table-cell>
          <table:table-cell table:formula="of:=[.B1893]=[.A189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a prospéxit de excélso sancto suo: * Dóminus de cælo in terram aspéxit:</text:p>
          </table:table-cell>
          <table:table-cell office:value-type="string">
            <text:p>Quia prospéxit de excélso sancto suo: * Dóminus de cælo in terram aspéxit:</text:p>
          </table:table-cell>
          <table:table-cell table:formula="of:=[.B1894]=[.A18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audíret gémitus compeditórum: * ut sólveret fílios interemptórum:</text:p>
          </table:table-cell>
          <table:table-cell office:value-type="string">
            <text:p>Ut audíret gémitus compeditórum: * ut sólveret fílios interemptórum.</text:p>
          </table:table-cell>
          <table:table-cell table:formula="of:=[.B1895]=[.A189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Ut annúntient in Sion nomen Dómini: * et laudem ejus in Jerúsalem.</text:p>
          </table:table-cell>
          <table:table-cell office:value-type="string">
            <text:p>Ut annúntient in Sion nomen Dómini: * et laudem ejus in Jerúsalem.</text:p>
          </table:table-cell>
          <table:table-cell table:formula="of:=[.B1896]=[.A18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conveniéndo pópulos in unum, * et reges ut sérviant Dómino.</text:p>
          </table:table-cell>
          <table:table-cell office:value-type="string">
            <text:p>In conveniéndo pópulos in unum: * et reges ut sérviant Dómino.</text:p>
          </table:table-cell>
          <table:table-cell table:formula="of:=[.B1897]=[.A189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101 iii</text:p>
          </table:table-cell>
          <table:table-cell office:value-type="string">
            <text:p>Psalmus 101. iii. Respondit ei in via</text:p>
          </table:table-cell>
          <table:table-cell table:formula="of:=[.B1898]=[.A18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espóndit ei in via virtútis suæ: * Paucitátem diérum meórum núntia mihi.</text:p>
          </table:table-cell>
          <table:table-cell office:value-type="string">
            <text:p>Respóndit ei in via virtútis suæ: * Paucitátem diérum meórum núntia mihi.</text:p>
          </table:table-cell>
          <table:table-cell table:formula="of:=[.B1899]=[.A18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révoces me in dimídio diérum meórum: * in generatiónem et generatiónem anni tui.</text:p>
          </table:table-cell>
          <table:table-cell office:value-type="string">
            <text:p>Ne révoces me in dimídio diérum meórum: * in generatiónem et generatiónem anni tui.</text:p>
          </table:table-cell>
          <table:table-cell table:formula="of:=[.B1900]=[.A19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ítio tu, Dómine, terram fundásti: * et ópera mánuum tuárum sunt cæli.</text:p>
          </table:table-cell>
          <table:table-cell office:value-type="string">
            <text:p>Inítio tu, Dómine, terram fundásti: * et ópera mánuum tuárum sunt cæli.</text:p>
          </table:table-cell>
          <table:table-cell table:formula="of:=[.B1901]=[.A19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psi períbunt, tu autem pérmanes: * et omnes sicut vestiméntum veteráscent.</text:p>
          </table:table-cell>
          <table:table-cell office:value-type="string">
            <text:p>Ipsi peribunt, tu autem pérmanes: * et omnes sicut vestiméntum veteráscent.</text:p>
          </table:table-cell>
          <table:table-cell table:formula="of:=[.B1902]=[.A1902]" office:value-type="boolean" office:boolean-value="false">
            <text:p>FALSE</text:p>
          </table:table-cell>
          <table:table-cell/>
          <table:table-cell office:value-type="string">
            <text:p>períbunt</text:p>
          </table:table-cell>
          <table:table-cell/>
        </table:table-row>
        <table:table-row table:style-name="ro1">
          <table:table-cell office:value-type="string">
            <text:p>Et sicut opertórium mutábis eos, et mutabúntur: * tu autem idem ipse es, et anni tui non defícient.</text:p>
          </table:table-cell>
          <table:table-cell office:value-type="string">
            <text:p>Et sicut opertórium mutábis eos, et mutabúntur: * tu autem idem ipse es, et anni tui non defícient.</text:p>
          </table:table-cell>
          <table:table-cell table:formula="of:=[.B1903]=[.A19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ílii servórum tuórum habitábunt: * et semen eórum in sæculum dirigétur.</text:p>
          </table:table-cell>
          <table:table-cell office:value-type="string">
            <text:p>Fílii servórum tuórum habitábunt: * et semen eórum in sæculum dirigétur.</text:p>
          </table:table-cell>
          <table:table-cell table:formula="of:=[.B1904]=[.A19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2 i</text:p>
          </table:table-cell>
          <table:table-cell office:value-type="string">
            <text:p>Psalmus 102. i. Benedic, anima mea</text:p>
          </table:table-cell>
          <table:table-cell table:formula="of:=[.B1905]=[.A190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énedic, ánima mea, Dómino: * et ómnia, quæ intra me sunt, nómini sancto ejus.</text:p>
          </table:table-cell>
          <table:table-cell office:value-type="string">
            <text:p>Bénedic, ánima mea, Dómino: * et ómnia, quæ intra me sunt, nómini sancto ejus.</text:p>
          </table:table-cell>
          <table:table-cell table:formula="of:=[.B1906]=[.A19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énedic, ánima mea, Dómino: * et noli oblivísci omnes retributiónes ejus.</text:p>
          </table:table-cell>
          <table:table-cell office:value-type="string">
            <text:p>Bénedic, ánima mea, Dómino: * et noli oblivísci omnes retributiónes ejus.</text:p>
          </table:table-cell>
          <table:table-cell table:formula="of:=[.B1907]=[.A19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propitiátur ómnibus iniquitátibus tuis: * qui sanat omnes infirmitátes tuas.</text:p>
          </table:table-cell>
          <table:table-cell office:value-type="string">
            <text:p>Qui propitiátur ómnibus iniquitátibus tuis: * qui sanat omnes infirmitátes tuas.</text:p>
          </table:table-cell>
          <table:table-cell table:formula="of:=[.B1908]=[.A19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rédimit de intéritu vitam tuam: * qui corónat te in misericórdia et miseratiónibus.</text:p>
          </table:table-cell>
          <table:table-cell office:value-type="string">
            <text:p>Qui rédimit de intéritu vitam tuam: * qui corónat te in misericórdia et miseratiónibus.</text:p>
          </table:table-cell>
          <table:table-cell table:formula="of:=[.B1909]=[.A19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replet in bonis desidérium tuum: * renovábitur ut áquilæ juvéntus tua:</text:p>
          </table:table-cell>
          <table:table-cell office:value-type="string">
            <text:p>Qui replet in bonis desidérium tuum: * renovábitur ut áquilæ juvéntus tua.</text:p>
          </table:table-cell>
          <table:table-cell table:formula="of:=[.B1910]=[.A191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áciens misericórdias Dóminus: * et judícium ómnibus injúriam patiéntibus.</text:p>
          </table:table-cell>
          <table:table-cell office:value-type="string">
            <text:p>Fáciens misericórdias Dóminus: * et judícium ómnibus injúriam patiéntibus.</text:p>
          </table:table-cell>
          <table:table-cell table:formula="of:=[.B1911]=[.A19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tas fecit vias suas Móysi, * fíliis Israël voluntátes suas.</text:p>
          </table:table-cell>
          <table:table-cell office:value-type="string">
            <text:p>Notas fecit vias suas Móysi, * fíliis Israël voluntátes suas.</text:p>
          </table:table-cell>
          <table:table-cell table:formula="of:=[.B1912]=[.A19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átor, et miséricors Dóminus: * longánimis, et multum miséricors.</text:p>
          </table:table-cell>
          <table:table-cell office:value-type="string">
            <text:p>Miserátor, et miséricors Dóminus: * longánimis et multum miséricors.</text:p>
          </table:table-cell>
          <table:table-cell table:formula="of:=[.B1913]=[.A191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on in perpétuum irascétur: * neque in ætérnum comminábitur.</text:p>
          </table:table-cell>
          <table:table-cell office:value-type="string">
            <text:p>Non in perpétuum irascétur: * neque in ætérnum comminábitur.</text:p>
          </table:table-cell>
          <table:table-cell table:formula="of:=[.B1914]=[.A19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secúndum peccáta nostra fecit nobis: * neque secúndum iniquitátes nostras retríbuit nobis.</text:p>
          </table:table-cell>
          <table:table-cell office:value-type="string">
            <text:p>Non secúndum peccáta nostra fecit nobis: * neque secúndum iniquitátes nostras retríbuit nobis.</text:p>
          </table:table-cell>
          <table:table-cell table:formula="of:=[.B1915]=[.A19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secúndum altitúdinem cæli a terra: * corroborávit misericórdiam suam super timéntes se.</text:p>
          </table:table-cell>
          <table:table-cell office:value-type="string">
            <text:p>Quóniam secúndum altitúdinem cæli a terra: * corroborávit misericórdiam suam super timéntes se.</text:p>
          </table:table-cell>
          <table:table-cell table:formula="of:=[.B1916]=[.A19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antum distat ortus ab occidénte: * longe fecit a nobis iniquitátes nostras.</text:p>
          </table:table-cell>
          <table:table-cell office:value-type="string">
            <text:p>Quantum distat ortus ab occidénte: * longe fecit a nobis iniquitátes nostras.</text:p>
          </table:table-cell>
          <table:table-cell table:formula="of:=[.B1917]=[.A19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2 ii</text:p>
          </table:table-cell>
          <table:table-cell office:value-type="string">
            <text:p>Psalmus 102. ii. Quomodo miseretur</text:p>
          </table:table-cell>
          <table:table-cell table:formula="of:=[.B1918]=[.A191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modo miserétur pater filiórum, misértus est Dóminus timéntibus se: * quóniam ipse cognóvit figméntum nostrum.</text:p>
          </table:table-cell>
          <table:table-cell office:value-type="string">
            <text:p>Quómodo miserétur pater filiórum, misértus est Dóminus timéntibus se: * quóniam ipse cognóvit figméntum nostrum.</text:p>
          </table:table-cell>
          <table:table-cell table:formula="of:=[.B1919]=[.A19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cordátus est quóniam pulvis sumus: * homo, sicut fœnum dies ejus, tamquam flos agri sic efflorébit.</text:p>
          </table:table-cell>
          <table:table-cell office:value-type="string">
            <text:p>Recordátus est quóniam pulvis sumus: * homo, sicut fœnum dies ejus, tamquam flos agri sic efflorébit.</text:p>
          </table:table-cell>
          <table:table-cell table:formula="of:=[.B1920]=[.A19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spíritus pertransíbit in illo, et non subsístet: * et non cognóscet ámplius locum suum.</text:p>
          </table:table-cell>
          <table:table-cell office:value-type="string">
            <text:p>Quóniam spíritus pertransíbit in illo, et non subsistet: * et non cognóscet ámplius locum suum.</text:p>
          </table:table-cell>
          <table:table-cell table:formula="of:=[.B1921]=[.A1921]" office:value-type="boolean" office:boolean-value="false">
            <text:p>FALSE</text:p>
          </table:table-cell>
          <table:table-cell/>
          <table:table-cell office:value-type="string">
            <text:p>subsístet</text:p>
          </table:table-cell>
          <table:table-cell/>
        </table:table-row>
        <table:table-row table:style-name="ro1">
          <table:table-cell office:value-type="string">
            <text:p>Misericórdia autem Dómini ab ætérno, * et usque in ætérnum super timéntes eum.</text:p>
          </table:table-cell>
          <table:table-cell office:value-type="string">
            <text:p>Misericórdia autem Dómini ab ætérno, * et usque in ætérnum super timéntes eum.</text:p>
          </table:table-cell>
          <table:table-cell table:formula="of:=[.B1922]=[.A19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justítia illíus in fílios filiórum, * his qui servant testaméntum ejus:</text:p>
          </table:table-cell>
          <table:table-cell office:value-type="string">
            <text:p>Et justítia illius in fílios filiórum, * his qui servant testaméntum ejus.</text:p>
          </table:table-cell>
          <table:table-cell table:formula="of:=[.B1923]=[.A192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mémores sunt mandatórum ipsíus, * ad faciéndum ea.</text:p>
          </table:table-cell>
          <table:table-cell office:value-type="string">
            <text:p>Et mémores sunt mandatórum ipsíus, * ad faciéndum ea.</text:p>
          </table:table-cell>
          <table:table-cell table:formula="of:=[.B1924]=[.A19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in cælo parávit sedem suam: * et regnum ipsíus ómnibus dominábitur.</text:p>
          </table:table-cell>
          <table:table-cell office:value-type="string">
            <text:p>Dóminus in cælo parávit sedem suam: * et regnum ipsíus ómnibus dominábitur.</text:p>
          </table:table-cell>
          <table:table-cell table:formula="of:=[.B1925]=[.A19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ite Dómino, omnes Ángeli ejus: * poténtes virtúte, faciéntes verbum illíus, ad audiéndam vocem sermónum ejus.</text:p>
          </table:table-cell>
          <table:table-cell office:value-type="string">
            <text:p>Benedícite Dómino, omnes Angeli ejus: * poténtes virtúte, faciéntes verbum illius, ad audiéndam vocem sermónum ejus.</text:p>
          </table:table-cell>
          <table:table-cell table:formula="of:=[.B1926]=[.A192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nedícite Dómino, omnes virtútes ejus: * minístri ejus, qui fácitis voluntátem ejus.</text:p>
          </table:table-cell>
          <table:table-cell office:value-type="string">
            <text:p>Benedícite Dómino, omnes virtútes ejus: * minístri ejus, qui fácitis voluntátem ejus.</text:p>
          </table:table-cell>
          <table:table-cell table:formula="of:=[.B1927]=[.A19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ite Dómino, ómnia ópera ejus: * in omni loco dominatiónis ejus, bénedic, ánima mea, Dómino.</text:p>
          </table:table-cell>
          <table:table-cell office:value-type="string">
            <text:p>Benedícite Dómino, ómnia ópera ejus: * in omni loco dominatiónis ejus, bénedic, ánima mea, Dómino.</text:p>
          </table:table-cell>
          <table:table-cell table:formula="of:=[.B1928]=[.A19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3 i</text:p>
          </table:table-cell>
          <table:table-cell office:value-type="string">
            <text:p>Psalm 103. i. Benedic, anima mea</text:p>
          </table:table-cell>
          <table:table-cell table:formula="of:=[.B1929]=[.A192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énedic, ánima mea, Dómino: * Dómine, Deus meus, magnificátus es veheménter.</text:p>
          </table:table-cell>
          <table:table-cell office:value-type="string">
            <text:p>Benedic ánima mea, Dómino: * Dómine, Deus meus, magnificátus es veheménter.</text:p>
          </table:table-cell>
          <table:table-cell table:formula="of:=[.B1930]=[.A1930]" office:value-type="boolean" office:boolean-value="false">
            <text:p>FALSE</text:p>
          </table:table-cell>
          <table:table-cell/>
          <table:table-cell office:value-type="string">
            <text:p>Bénedic</text:p>
          </table:table-cell>
          <table:table-cell/>
        </table:table-row>
        <table:table-row table:style-name="ro1">
          <table:table-cell office:value-type="string">
            <text:p>Confessiónem, et decórem induísti: * amíctus lúmine sicut vestiménto:</text:p>
          </table:table-cell>
          <table:table-cell office:value-type="string">
            <text:p>Confessiónem, et decórem induísti: * amíctus lúmine sicut vestiménto.</text:p>
          </table:table-cell>
          <table:table-cell table:formula="of:=[.B1931]=[.A193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téndens cælum sicut pellem: * qui tegis aquis superióra ejus.</text:p>
          </table:table-cell>
          <table:table-cell office:value-type="string">
            <text:p>Exténdens cælum sicut pellem: * qui tegis aquis superióra ejus.</text:p>
          </table:table-cell>
          <table:table-cell table:formula="of:=[.B1932]=[.A19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ponis nubem ascénsum tuum: * qui ámbulas super pennas ventórum.</text:p>
          </table:table-cell>
          <table:table-cell office:value-type="string">
            <text:p>Qui ponis nubem ascénsum tuum: * qui ámbulas super pennas ventórum.</text:p>
          </table:table-cell>
          <table:table-cell table:formula="of:=[.B1933]=[.A19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facis ángelos tuos, spíritus: * et minístros tuos ignem uréntem.</text:p>
          </table:table-cell>
          <table:table-cell office:value-type="string">
            <text:p>Qui facis ángelos tuos, spíritus: * et minístros tuos ignem uréntem.</text:p>
          </table:table-cell>
          <table:table-cell table:formula="of:=[.B1934]=[.A19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fundásti terram super stabilitátem suam: * non inclinábitur in sæculum sæculi.</text:p>
          </table:table-cell>
          <table:table-cell office:value-type="string">
            <text:p>Qui fundásti terram super stabilitátem suam: * non inclinábitur in sæculum sæculi.</text:p>
          </table:table-cell>
          <table:table-cell table:formula="of:=[.B1935]=[.A19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býssus, sicut vestiméntum, amíctus ejus: * super montes stabunt aquæ.</text:p>
          </table:table-cell>
          <table:table-cell office:value-type="string">
            <text:p>Abyssus, sicut vestiméntum, amíctus ejus: * super montes stabunt aquæ.</text:p>
          </table:table-cell>
          <table:table-cell table:formula="of:=[.B1936]=[.A193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b increpatióne tua fúgient: * a voce tonítrui tui formidábunt.</text:p>
          </table:table-cell>
          <table:table-cell office:value-type="string">
            <text:p>Ab increpatióne tua fúgient: * a voce tonítrui tui formidábunt.</text:p>
          </table:table-cell>
          <table:table-cell table:formula="of:=[.B1937]=[.A19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scéndunt montes: et descéndunt campi * in locum, quem fundásti eis.</text:p>
          </table:table-cell>
          <table:table-cell office:value-type="string">
            <text:p>Ascéndunt montes: et descéndunt campi * in locum, quem fundásti eis.</text:p>
          </table:table-cell>
          <table:table-cell table:formula="of:=[.B1938]=[.A19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érminum posuísti, quem non transgrediéntur: * neque converténtur operíre terram.</text:p>
          </table:table-cell>
          <table:table-cell office:value-type="string">
            <text:p>Términum posuísti, quem non transgrediéntur: * neque converténtur operíre terram.</text:p>
          </table:table-cell>
          <table:table-cell table:formula="of:=[.B1939]=[.A19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emíttis fontes in convállibus: * inter médium móntium pertransíbunt aquæ.</text:p>
          </table:table-cell>
          <table:table-cell office:value-type="string">
            <text:p>Qui emíttis fontes in convállibus: * inter médium móntium pertransíbunt aquæ.</text:p>
          </table:table-cell>
          <table:table-cell table:formula="of:=[.B1940]=[.A19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tábunt omnes béstiæ agri: * exspectábunt ónagri in siti sua.</text:p>
          </table:table-cell>
          <table:table-cell office:value-type="string">
            <text:p>Potábunt omnes béstiæ agri: * exspectábunt ónagri in siti sua.</text:p>
          </table:table-cell>
          <table:table-cell table:formula="of:=[.B1941]=[.A19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er ea vólucres cæli habitábunt: * de médio petrárum dabunt voces.</text:p>
          </table:table-cell>
          <table:table-cell office:value-type="string">
            <text:p>Super ea vólucres cæli habitábunt: * de médio petrárum dabunt voces.</text:p>
          </table:table-cell>
          <table:table-cell table:formula="of:=[.B1942]=[.A19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3 ii</text:p>
          </table:table-cell>
          <table:table-cell office:value-type="string">
            <text:p>Psalmus 103. ii. Rigans montes</text:p>
          </table:table-cell>
          <table:table-cell table:formula="of:=[.B1943]=[.A194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igans montes de superióribus suis: * de fructu óperum tuórum satiábitur terra:</text:p>
          </table:table-cell>
          <table:table-cell office:value-type="string">
            <text:p>Rigans montes de superióribus suis: * de fructu óperum tuórum satiábitur terra:</text:p>
          </table:table-cell>
          <table:table-cell table:formula="of:=[.B1944]=[.A19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dúcens fœnum juméntis, * et herbam servitúti hóminum:</text:p>
          </table:table-cell>
          <table:table-cell office:value-type="string">
            <text:p>Prodúcens fœnum juméntis: * et herbam servitúti hóminum:</text:p>
          </table:table-cell>
          <table:table-cell table:formula="of:=[.B1945]=[.A194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Ut edúcas panem de terra: * et vinum lætíficet cor hóminis:</text:p>
          </table:table-cell>
          <table:table-cell office:value-type="string">
            <text:p>Ut edúcas panem de terra: * et vinum lætíficet cor hóminis:</text:p>
          </table:table-cell>
          <table:table-cell table:formula="of:=[.B1946]=[.A19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exhílaret fáciem in óleo: * et panis cor hóminis confírmet.</text:p>
          </table:table-cell>
          <table:table-cell office:value-type="string">
            <text:p>Ut exhílaret fáciem in óleo: * et panis cor hóminis confirmet.</text:p>
          </table:table-cell>
          <table:table-cell table:formula="of:=[.B1947]=[.A1947]" office:value-type="boolean" office:boolean-value="false">
            <text:p>FALSE</text:p>
          </table:table-cell>
          <table:table-cell/>
          <table:table-cell office:value-type="string">
            <text:p>confírmet</text:p>
          </table:table-cell>
          <table:table-cell/>
        </table:table-row>
        <table:table-row table:style-name="ro1">
          <table:table-cell office:value-type="string">
            <text:p>Saturabúntur ligna campi, et cedri Líbani, quas plantávit: * illic pásseres nidificábunt.</text:p>
          </table:table-cell>
          <table:table-cell office:value-type="string">
            <text:p>Saturabúntur ligna campi, et cedri Líbani, quas plantávit: * illic pásseres nidificábunt.</text:p>
          </table:table-cell>
          <table:table-cell table:formula="of:=[.B1948]=[.A19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eródii domus dux est eórum: * montes excélsi cervis: petra refúgium herináciis.</text:p>
          </table:table-cell>
          <table:table-cell office:value-type="string">
            <text:p>Heródii domus dux est eórum: * montes excélsi cervis: petra refúgium herináciis.</text:p>
          </table:table-cell>
          <table:table-cell table:formula="of:=[.B1949]=[.A19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ecit lunam in témpora: * sol cognóvit occásum suum.</text:p>
          </table:table-cell>
          <table:table-cell office:value-type="string">
            <text:p>Fecit lunam in témpora: * sol cognóvit occásum suum.</text:p>
          </table:table-cell>
          <table:table-cell table:formula="of:=[.B1950]=[.A19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suísti ténebras, et facta est nox: * in ipsa pertransíbunt omnes béstiæ silvæ.</text:p>
          </table:table-cell>
          <table:table-cell office:value-type="string">
            <text:p>Posuísti ténebras, et facta est nox: * in ipsa pertransíbunt omnes béstiæ silvæ.</text:p>
          </table:table-cell>
          <table:table-cell table:formula="of:=[.B1951]=[.A19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átuli leónum rugiéntes, ut rápiant, * et quærant a Deo escam sibi.</text:p>
          </table:table-cell>
          <table:table-cell office:value-type="string">
            <text:p>Cátuli leónum rugiéntes, ut rápiant: * et quærant a Deo escam sibi.</text:p>
          </table:table-cell>
          <table:table-cell table:formula="of:=[.B1952]=[.A195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Ortus est sol, et congregáti sunt: * et in cubílibus suis collocabúntur.</text:p>
          </table:table-cell>
          <table:table-cell office:value-type="string">
            <text:p>Ortus est sol, et congregáti sunt: * et in cubílibus suis collocabúntur.</text:p>
          </table:table-cell>
          <table:table-cell table:formula="of:=[.B1953]=[.A19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íbit homo ad opus suum: * et ad operatiónem suam usque ad vésperum.</text:p>
          </table:table-cell>
          <table:table-cell office:value-type="string">
            <text:p>Exíbit homo ad opus suum: * et ad operatiónem suam usque ad vésperum.</text:p>
          </table:table-cell>
          <table:table-cell table:formula="of:=[.B1954]=[.A19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3 iii</text:p>
          </table:table-cell>
          <table:table-cell office:value-type="string">
            <text:p>Psalmus 103. iii. Quam magnificata</text:p>
          </table:table-cell>
          <table:table-cell table:formula="of:=[.B1955]=[.A195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am magnificáta sunt ópera tua, Dómine! * ómnia in sapiéntia fecísti: impléta est terra possessióne tua.</text:p>
          </table:table-cell>
          <table:table-cell office:value-type="string">
            <text:p>Quam magnificáta sunt ópera tua, Dómine! * ómnia in sapiéntia fecísti: impléta est terra possessióne tua.</text:p>
          </table:table-cell>
          <table:table-cell table:formula="of:=[.B1956]=[.A19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oc mare magnum, et spatiósum mánibus: * illic reptília, quorum non est númerus.</text:p>
          </table:table-cell>
          <table:table-cell office:value-type="string">
            <text:p>Hoc mare magnum, et spatiósum mánibus: * illic reptília, quorum non est númerus.</text:p>
          </table:table-cell>
          <table:table-cell table:formula="of:=[.B1957]=[.A19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nimália pusílla cum magnis: * illic naves pertransíbunt.</text:p>
          </table:table-cell>
          <table:table-cell office:value-type="string">
            <text:p>Animália pusílla cum magnis: * illic naves pertransíbunt.</text:p>
          </table:table-cell>
          <table:table-cell table:formula="of:=[.B1958]=[.A19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raco iste, quem formásti ad illudéndum ei: * ómnia a te exspéctant ut des illis escam in témpore.</text:p>
          </table:table-cell>
          <table:table-cell office:value-type="string">
            <text:p>Draco iste, quem formásti ad illudéndum ei: * ómnia a te exspéctant ut des illis escam in témpore.</text:p>
          </table:table-cell>
          <table:table-cell table:formula="of:=[.B1959]=[.A19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ante te illis, cólligent: * aperiénte te manum tuam, ómnia implebúntur bonitáte.</text:p>
          </table:table-cell>
          <table:table-cell office:value-type="string">
            <text:p>Dante te illis, cólligent: * aperiénte te manum tuam, ómnia implebúntur bonitáte.</text:p>
          </table:table-cell>
          <table:table-cell table:formula="of:=[.B1960]=[.A19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verténte autem te fáciem, turbabúntur: * áuferes spíritum eórum, et defícient, et in púlverem suum reverténtur.</text:p>
          </table:table-cell>
          <table:table-cell office:value-type="string">
            <text:p>Averténte autem te fáciem, turbabúntur: * áuferes spíritum eórum, et defícient, et in púlverem suum reverténtur.</text:p>
          </table:table-cell>
          <table:table-cell table:formula="of:=[.B1961]=[.A19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míttes spíritum tuum, et creabúntur: * et renovábis fáciem terræ.</text:p>
          </table:table-cell>
          <table:table-cell office:value-type="string">
            <text:p>Emíttes spíritum tuum, et creabúntur: * et renovábis fáciem terræ.</text:p>
          </table:table-cell>
          <table:table-cell table:formula="of:=[.B1962]=[.A19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t glória Dómini in sæculum: * lætábitur Dóminus in opéribus suis:</text:p>
          </table:table-cell>
          <table:table-cell office:value-type="string">
            <text:p>Sit glória Dómini in sæculum: * lætábitur Dóminus in opéribus suis:</text:p>
          </table:table-cell>
          <table:table-cell table:formula="of:=[.B1963]=[.A19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réspicit terram, et facit eam trémere: * qui tangit montes, et fúmigant.</text:p>
          </table:table-cell>
          <table:table-cell office:value-type="string">
            <text:p>Qui réspicit terram, et facit eam trémere: * qui tangit montes, et fúmigant.</text:p>
          </table:table-cell>
          <table:table-cell table:formula="of:=[.B1964]=[.A19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antábo Dómino in vita mea: * psallam Deo meo, quámdiu sum.</text:p>
          </table:table-cell>
          <table:table-cell office:value-type="string">
            <text:p>Cantábo Dómino in vita mea: * psallam Deo meo, quámdiu sum.</text:p>
          </table:table-cell>
          <table:table-cell table:formula="of:=[.B1965]=[.A19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cúndum sit ei elóquium meum: * ego vero delectábor in Dómino.</text:p>
          </table:table-cell>
          <table:table-cell office:value-type="string">
            <text:p>Jucúndum sit ei elóquium meum: * ego vero delectábor in Dómino.</text:p>
          </table:table-cell>
          <table:table-cell table:formula="of:=[.B1966]=[.A19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fíciant peccatóres a terra, et iníqui ita ut non sint: * bénedic, ánima mea, Dómino.</text:p>
          </table:table-cell>
          <table:table-cell office:value-type="string">
            <text:p>Defíciant peccatóres a terra, et iníqui ita ut non sint: * bénedic, ánima mea, Dómino.</text:p>
          </table:table-cell>
          <table:table-cell table:formula="of:=[.B1967]=[.A19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4 i</text:p>
          </table:table-cell>
          <table:table-cell office:value-type="string">
            <text:p>Psalmus 104. i. Confitemini Domino</text:p>
          </table:table-cell>
          <table:table-cell table:formula="of:=[.B1968]=[.A196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mini Dómino, et invocáte nomen ejus: * annuntiáte inter Gentes ópera ejus.</text:p>
          </table:table-cell>
          <table:table-cell office:value-type="string">
            <text:p>Confitémini Dómino, et invocáte nomen ejus: * annuntiáte inter Gentes ópera ejus.</text:p>
          </table:table-cell>
          <table:table-cell table:formula="of:=[.B1969]=[.A19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antáte ei, et psállite ei: * narráte ómnia mirabília ejus.</text:p>
          </table:table-cell>
          <table:table-cell office:value-type="string">
            <text:p>Cantáte ei, et psállite ei: * narráte ómnia mirabília ejus.</text:p>
          </table:table-cell>
          <table:table-cell table:formula="of:=[.B1970]=[.A19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ámini in nómine sancto ejus: * lætétur cor quæréntium Dóminum.</text:p>
          </table:table-cell>
          <table:table-cell office:value-type="string">
            <text:p>Laudámini in nómine sancto ejus: * lætétur cor quæréntium Dóminum.</text:p>
          </table:table-cell>
          <table:table-cell table:formula="of:=[.B1971]=[.A19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ærite Dóminum, et confirmámini: * quærite fáciem ejus semper.</text:p>
          </table:table-cell>
          <table:table-cell office:value-type="string">
            <text:p>Quærite Dóminum, et confírmámini: * quærite fáciem ejus semper.</text:p>
          </table:table-cell>
          <table:table-cell table:formula="of:=[.B1972]=[.A1972]" office:value-type="boolean" office:boolean-value="false">
            <text:p>FALSE</text:p>
          </table:table-cell>
          <table:table-cell office:value-type="string">
            <text:p>xx</text:p>
          </table:table-cell>
          <table:table-cell office:value-type="string">
            <text:p>confirmámini</text:p>
          </table:table-cell>
          <table:table-cell office:value-type="string">
            <text:p>double-accent</text:p>
          </table:table-cell>
        </table:table-row>
        <table:table-row table:style-name="ro1">
          <table:table-cell office:value-type="string">
            <text:p>Mementóte mirabílium ejus, quæ fecit: * prodígia ejus, et judícia oris ejus.</text:p>
          </table:table-cell>
          <table:table-cell office:value-type="string">
            <text:p>Mementóte mirabílium ejus, quæ fecit: * prodígia ejus, et judícia oris ejus.</text:p>
          </table:table-cell>
          <table:table-cell table:formula="of:=[.B1973]=[.A19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men Ábraham, servi ejus: * fílii Jacob, elécti ejus.</text:p>
          </table:table-cell>
          <table:table-cell office:value-type="string">
            <text:p>Semen Abraham, servi ejus: * fílii Jacob, elécti ejus.</text:p>
          </table:table-cell>
          <table:table-cell table:formula="of:=[.B1974]=[.A197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pse Dóminus Deus noster: * in univérsa terra judícia ejus.</text:p>
          </table:table-cell>
          <table:table-cell office:value-type="string">
            <text:p>Ipse Dóminus Deus noster: * in univérsa terra judícia ejus.</text:p>
          </table:table-cell>
          <table:table-cell table:formula="of:=[.B1975]=[.A19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or fuit in sæculum testaménti sui: * verbi, quod mandávit in mille generatiónes:</text:p>
          </table:table-cell>
          <table:table-cell office:value-type="string">
            <text:p>Memor fuit in sæculum testaménti sui: * verbi, quod mandávit in mille generatiónes:</text:p>
          </table:table-cell>
          <table:table-cell table:formula="of:=[.B1976]=[.A19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od dispósuit ad Ábraham: * et juraménti sui ad Ísaac:</text:p>
          </table:table-cell>
          <table:table-cell office:value-type="string">
            <text:p>Quod dispósuit ad Abraham: * et juraménti sui ad Isaac:</text:p>
          </table:table-cell>
          <table:table-cell table:formula="of:=[.B1977]=[.A197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státuit illud Jacob in præcéptum: * et Israël in testaméntum ætérnum:</text:p>
          </table:table-cell>
          <table:table-cell office:value-type="string">
            <text:p>Et státuit illud Jacob in præcéptum: * et Israël in testaméntum ætérnum:</text:p>
          </table:table-cell>
          <table:table-cell table:formula="of:=[.B1978]=[.A19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cens: Tibi dabo terram Chánaan, * funículum hereditátis vestræ.</text:p>
          </table:table-cell>
          <table:table-cell office:value-type="string">
            <text:p>Dicens: Tibi dabo terram Chánaan, * funículum hereditátis vestræ.</text:p>
          </table:table-cell>
          <table:table-cell table:formula="of:=[.B1979]=[.A19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m essent número brevi, * paucíssimi et íncolæ ejus:</text:p>
          </table:table-cell>
          <table:table-cell office:value-type="string">
            <text:p>Cum essent número brevi, * paucíssimi et íncolæ ejus:</text:p>
          </table:table-cell>
          <table:table-cell table:formula="of:=[.B1980]=[.A19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ertransiérunt de gente in gentem, * et de regno ad pópulum álterum.</text:p>
          </table:table-cell>
          <table:table-cell office:value-type="string">
            <text:p>Et pertransiérunt de gente in gentem, * et de regno ad pópulum álterum.</text:p>
          </table:table-cell>
          <table:table-cell table:formula="of:=[.B1981]=[.A19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relíquit hóminem nocére eis: * et corrípuit pro eis reges.</text:p>
          </table:table-cell>
          <table:table-cell office:value-type="string">
            <text:p>Non relíquit hóminem nocére eis: * et corrípuit pro eis reges.</text:p>
          </table:table-cell>
          <table:table-cell table:formula="of:=[.B1982]=[.A19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líte tángere christos meos: * et in prophétis meis nolíte malignári.</text:p>
          </table:table-cell>
          <table:table-cell office:value-type="string">
            <text:p>Nolíte tángere christos meos: * et in prophétis meis nolíte malignári.</text:p>
          </table:table-cell>
          <table:table-cell table:formula="of:=[.B1983]=[.A19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4 ii</text:p>
          </table:table-cell>
          <table:table-cell office:value-type="string">
            <text:p>Psalmus 104. ii. Et vocavit</text:p>
          </table:table-cell>
          <table:table-cell table:formula="of:=[.B1984]=[.A198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vocávit famem super terram: * et omne firmaméntum panis contrívit.</text:p>
          </table:table-cell>
          <table:table-cell office:value-type="string">
            <text:p>Et vocávit famem super terram: * et omne firmaméntum panis contrívit.</text:p>
          </table:table-cell>
          <table:table-cell table:formula="of:=[.B1985]=[.A19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it ante eos virum: * in servum venúmdatus est Joseph.</text:p>
          </table:table-cell>
          <table:table-cell office:value-type="string">
            <text:p>Misit ante eos virum: * in servum venúmdatus est Joseph.</text:p>
          </table:table-cell>
          <table:table-cell table:formula="of:=[.B1986]=[.A19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umiliavérunt in compédibus pedes ejus, ferrum pertránsiit ánimam ejus * donec veníret verbum ejus.</text:p>
          </table:table-cell>
          <table:table-cell office:value-type="string">
            <text:p>Humiliavérunt in compédibus pedes ejus, ferrum pertránsiit ánimam ejus * donec veníret verbum ejus.</text:p>
          </table:table-cell>
          <table:table-cell table:formula="of:=[.B1987]=[.A19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lóquium Dómini inflammávit eum: * misit rex, et solvit eum; princeps populórum, et dimísit eum.</text:p>
          </table:table-cell>
          <table:table-cell office:value-type="string">
            <text:p>Elóquium Dómini inflammávit eum: * misit rex, et solvit eum; princeps populórum, et dimísit eum.</text:p>
          </table:table-cell>
          <table:table-cell table:formula="of:=[.B1988]=[.A19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stítuit eum dóminum domus suæ: * et príncipem omnis possessiónis suæ:</text:p>
          </table:table-cell>
          <table:table-cell office:value-type="string">
            <text:p>Constítuit eum dóminum domus suæ: * et príncipem omnis possessiónis suæ:</text:p>
          </table:table-cell>
          <table:table-cell table:formula="of:=[.B1989]=[.A19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erudíret príncipes ejus sicut semetípsum: * et senes ejus prudéntiam docéret.</text:p>
          </table:table-cell>
          <table:table-cell office:value-type="string">
            <text:p>Ut erudíret príncipes ejus sicut semetípsum: * et senes ejus prudéntiam docéret.</text:p>
          </table:table-cell>
          <table:table-cell table:formula="of:=[.B1990]=[.A19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trávit Israël in Ægýptum: * et Jacob áccola fuit in terra Cham.</text:p>
          </table:table-cell>
          <table:table-cell office:value-type="string">
            <text:p>Et intrávit Israël in Ægyptum: * et Jacob áccola fuit in terra Cham.</text:p>
          </table:table-cell>
          <table:table-cell table:formula="of:=[.B1991]=[.A199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auxit pópulum suum veheménter: * et firmávit eum super inimícos ejus.</text:p>
          </table:table-cell>
          <table:table-cell office:value-type="string">
            <text:p>Et auxit pópulum suum veheménter: * et firmávit eum super inimícos ejus.</text:p>
          </table:table-cell>
          <table:table-cell table:formula="of:=[.B1992]=[.A19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értit cor eórum ut odírent pópulum ejus: * et dolum fácerent in servos ejus.</text:p>
          </table:table-cell>
          <table:table-cell office:value-type="string">
            <text:p>Convértit cor eórum ut odírent pópulum ejus: * et dolum fácerent in servos ejus.</text:p>
          </table:table-cell>
          <table:table-cell table:formula="of:=[.B1993]=[.A19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it Móysen, servum suum: * Áaron, quem elégit ipsum.</text:p>
          </table:table-cell>
          <table:table-cell office:value-type="string">
            <text:p>Misit Móysen, servum suum: * Aaron, quem elégit ipsum.</text:p>
          </table:table-cell>
          <table:table-cell table:formula="of:=[.B1994]=[.A199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ósuit in eis verba signórum suórum: * et prodigiórum in terra Cham.</text:p>
          </table:table-cell>
          <table:table-cell office:value-type="string">
            <text:p>Pósuit in eis verba signórum suórum: * et prodigiórum in terra Cham.</text:p>
          </table:table-cell>
          <table:table-cell table:formula="of:=[.B1995]=[.A19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4 iii</text:p>
          </table:table-cell>
          <table:table-cell office:value-type="string">
            <text:p>Psalmus 104. iii. Misit tenebras</text:p>
          </table:table-cell>
          <table:table-cell table:formula="of:=[.B1996]=[.A199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sit ténebras, et obscurávit: * et non exacerbávit sermónes suos.</text:p>
          </table:table-cell>
          <table:table-cell office:value-type="string">
            <text:p>Misit ténebras, et obscurávit: * et non exacerbávit sermónes suos.</text:p>
          </table:table-cell>
          <table:table-cell table:formula="of:=[.B1997]=[.A19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értit aquas eórum in sánguinem: * et occídit pisces eórum.</text:p>
          </table:table-cell>
          <table:table-cell office:value-type="string">
            <text:p>Convértit aquas eórum in sánguinem: * et occídit pisces eórum.</text:p>
          </table:table-cell>
          <table:table-cell table:formula="of:=[.B1998]=[.A19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didit terra eórum ranas: * in penetrálibus regum ipsórum.</text:p>
          </table:table-cell>
          <table:table-cell office:value-type="string">
            <text:p>Edidit terra eórum ranas: * in penetrálibus regum ipsórum.</text:p>
          </table:table-cell>
          <table:table-cell table:formula="of:=[.B1999]=[.A199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xit, et venit cœnomyía: * et cínifes in ómnibus fínibus eórum.</text:p>
          </table:table-cell>
          <table:table-cell office:value-type="string">
            <text:p>Dixit, et venit cœnomyía: * et cínifes in ómnibus fínibus eórum.</text:p>
          </table:table-cell>
          <table:table-cell table:formula="of:=[.B2000]=[.A20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ósuit plúvias eórum grándinem: * ignem comburéntem in terra ipsórum.</text:p>
          </table:table-cell>
          <table:table-cell office:value-type="string">
            <text:p>Pósuit plúvias eórum grándinem: * ignem comburéntem in terra ipsórum.</text:p>
          </table:table-cell>
          <table:table-cell table:formula="of:=[.B2001]=[.A20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ercússit víneas eórum, et ficúlneas eórum: * et contrívit lignum fínium eórum.</text:p>
          </table:table-cell>
          <table:table-cell office:value-type="string">
            <text:p>Et percússit víneas eórum, et ficúlneas eórum: * et contrívit lignum fínium eórum.</text:p>
          </table:table-cell>
          <table:table-cell table:formula="of:=[.B2002]=[.A20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xit, et venit locústa, et bruchus, * cujus non erat númerus:</text:p>
          </table:table-cell>
          <table:table-cell office:value-type="string">
            <text:p>Dixit, et venit locústa, et bruchus, * cujus non erat númerus:</text:p>
          </table:table-cell>
          <table:table-cell table:formula="of:=[.B2003]=[.A20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omédit omne fœnum in terra eórum: * et comédit omnem fructum terræ eórum.</text:p>
          </table:table-cell>
          <table:table-cell office:value-type="string">
            <text:p>Et comédit omne fœnum in terra eórum: * et comédit omnem fructum terræ eórum.</text:p>
          </table:table-cell>
          <table:table-cell table:formula="of:=[.B2004]=[.A20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ercússit omne primogénitum in terra eórum: * primítias omnis labóris eórum.</text:p>
          </table:table-cell>
          <table:table-cell office:value-type="string">
            <text:p>Et percússit omne primogénitum in terra eórum: * primítias omnis labóris eórum.</text:p>
          </table:table-cell>
          <table:table-cell table:formula="of:=[.B2005]=[.A20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dúxit eos cum argénto et auro: * et non erat in tríbubus eórum infírmus.</text:p>
          </table:table-cell>
          <table:table-cell office:value-type="string">
            <text:p>Et edúxit eos cum argénto et auro: * et non erat in tríbubus eórum infírmus.</text:p>
          </table:table-cell>
          <table:table-cell table:formula="of:=[.B2006]=[.A20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áta est Ægýptus in profectióne eórum: * quia incúbuit timor eórum super eos.</text:p>
          </table:table-cell>
          <table:table-cell office:value-type="string">
            <text:p>Lætáta est Ægyptus in profectióne eórum: * quia incúbuit timor eórum super eos.</text:p>
          </table:table-cell>
          <table:table-cell table:formula="of:=[.B2007]=[.A200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pándit nubem in protectiónem eórum: * et ignem ut lucéret eis per noctem.</text:p>
          </table:table-cell>
          <table:table-cell office:value-type="string">
            <text:p>Expándit nubem in protectiónem eórum: * et ignem ut lucéret eis per noctem.</text:p>
          </table:table-cell>
          <table:table-cell table:formula="of:=[.B2008]=[.A20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etiérunt, et venit cotúrnix: * et pane cæli saturávit eos.</text:p>
          </table:table-cell>
          <table:table-cell office:value-type="string">
            <text:p>Petiérunt, et venit cotúrnix: * et pane cæli saturávit eos.</text:p>
          </table:table-cell>
          <table:table-cell table:formula="of:=[.B2009]=[.A20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rúpit petram et fluxérunt aquæ: * abiérunt in sicco flúmina;</text:p>
          </table:table-cell>
          <table:table-cell office:value-type="string">
            <text:p>Dirúpit petram et fluxérunt aquæ: * abiérunt in sicco flúmina;</text:p>
          </table:table-cell>
          <table:table-cell table:formula="of:=[.B2010]=[.A20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memor fuit verbi sancti sui: * quod hábuit ad Ábraham, púerum suum.</text:p>
          </table:table-cell>
          <table:table-cell office:value-type="string">
            <text:p>Quóniam memor fuit verbi sancti sui: * quod hábuit ad Abraham, púerum suum.</text:p>
          </table:table-cell>
          <table:table-cell table:formula="of:=[.B2011]=[.A20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edúxit pópulum suum in exsultatióne, * et eléctos suos in lætítia.</text:p>
          </table:table-cell>
          <table:table-cell office:value-type="string">
            <text:p>Et edúxit pópulum suum in exsultatióne, * et eléctos suos in lætítia.</text:p>
          </table:table-cell>
          <table:table-cell table:formula="of:=[.B2012]=[.A20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dit illis regiónes Géntium: * et labóres populórum possedérunt:</text:p>
          </table:table-cell>
          <table:table-cell office:value-type="string">
            <text:p>Et dedit illis regiónes Géntium: * et labóres populórum possedérunt:</text:p>
          </table:table-cell>
          <table:table-cell table:formula="of:=[.B2013]=[.A20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custódiant justificatiónes ejus, * et legem ejus requírant.</text:p>
          </table:table-cell>
          <table:table-cell office:value-type="string">
            <text:p>Ut custódiant justificatiónes ejus, * et legem ejus requírant. </text:p>
          </table:table-cell>
          <table:table-cell table:formula="of:=[.B2014]=[.A201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105 i</text:p>
          </table:table-cell>
          <table:table-cell office:value-type="string">
            <text:p>Psalmus 105. i. Confitemini Domino</text:p>
          </table:table-cell>
          <table:table-cell table:formula="of:=[.B2015]=[.A201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mini Dómino, quóniam bonus: * quóniam in sæculum misericórdia ejus.</text:p>
          </table:table-cell>
          <table:table-cell office:value-type="string">
            <text:p>Confitémini Dómino, quóniam bonus: * quóniam in sæculum misericórdia ejus.</text:p>
          </table:table-cell>
          <table:table-cell table:formula="of:=[.B2016]=[.A20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loquétur poténtias Dómini, * audítas fáciet omnes laudes ejus?</text:p>
          </table:table-cell>
          <table:table-cell office:value-type="string">
            <text:p>Quis loquétur poténtias Dómini, * audítas fáciet omnes laudes ejus?</text:p>
          </table:table-cell>
          <table:table-cell table:formula="of:=[.B2017]=[.A20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áti, qui custódiunt judícium, * et fáciunt justítiam in omni témpore.</text:p>
          </table:table-cell>
          <table:table-cell office:value-type="string">
            <text:p>Beáti, qui custódiunt judícium, * et fáciunt justítiam in omni témpore.</text:p>
          </table:table-cell>
          <table:table-cell table:formula="of:=[.B2018]=[.A20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énto nostri, Dómine, in beneplácito pópuli tui: * vísita nos in salutári tuo:</text:p>
          </table:table-cell>
          <table:table-cell office:value-type="string">
            <text:p>Meménto nostri, Dómine, in beneplácito pópuli tui: * vísita nos in salutári tuo:</text:p>
          </table:table-cell>
          <table:table-cell table:formula="of:=[.B2019]=[.A20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 vidéndum in bonitáte electórum tuórum, ad lætándum in lætítia gentis tuæ: * ut laudéris cum hereditáte tua.</text:p>
          </table:table-cell>
          <table:table-cell office:value-type="string">
            <text:p>Ad vidéndum in bonitáte electórum tuórum, ad lætándum in lætítia gentis tuæ: * ut laudéris cum hereditáte tua.</text:p>
          </table:table-cell>
          <table:table-cell table:formula="of:=[.B2020]=[.A20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eccávimus cum pátribus nostris: * injúste égimus, iniquitátem fécimus.</text:p>
          </table:table-cell>
          <table:table-cell office:value-type="string">
            <text:p>Peccávimus cum pátribus nostris: * injúste égimus, iniquitátem fécimus.</text:p>
          </table:table-cell>
          <table:table-cell table:formula="of:=[.B2021]=[.A20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atres nostri in Ægýpto non intellexérunt mirabília tua: * non fuérunt mémores multitúdinis misericórdiæ tuæ.</text:p>
          </table:table-cell>
          <table:table-cell office:value-type="string">
            <text:p>Patres nostri in Ægypto non intellexérunt mirabília tua: * non fuérunt mémores multitúdinis misericórdiæ tuæ.</text:p>
          </table:table-cell>
          <table:table-cell table:formula="of:=[.B2022]=[.A202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irritavérunt ascendéntes in mare, * Mare Rubrum.</text:p>
          </table:table-cell>
          <table:table-cell office:value-type="string">
            <text:p>Et irritavérunt ascendéntes in mare, * Mare Rubrum.</text:p>
          </table:table-cell>
          <table:table-cell table:formula="of:=[.B2023]=[.A20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alvávit eos propter nomen suum: * ut notam fáceret poténtiam suam.</text:p>
          </table:table-cell>
          <table:table-cell office:value-type="string">
            <text:p>Et salvávit eos propter nomen suum: * ut notam fáceret poténtiam suam.</text:p>
          </table:table-cell>
          <table:table-cell table:formula="of:=[.B2024]=[.A20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crépuit Mare Rubrum, et exsiccátum est, * et dedúxit eos in abýssis sicut in desérto.</text:p>
          </table:table-cell>
          <table:table-cell office:value-type="string">
            <text:p>Et incrépuit Mare Rubrum, et exsiccátum est, * et dedúxit eos in abyssis sicut in desérto.</text:p>
          </table:table-cell>
          <table:table-cell table:formula="of:=[.B2025]=[.A202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salvávit eos de manu odiéntium: * et redémit eos de manu inimíci.</text:p>
          </table:table-cell>
          <table:table-cell office:value-type="string">
            <text:p>Et salvávit eos de manu odiéntium: * et redémit eos de manu inimíci.</text:p>
          </table:table-cell>
          <table:table-cell table:formula="of:=[.B2026]=[.A20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opéruit aqua tribulántes eos: * unus ex eis non remánsit.</text:p>
          </table:table-cell>
          <table:table-cell office:value-type="string">
            <text:p>Et opéruit aqua tribulántes eos: * unus ex eis non remánsit.</text:p>
          </table:table-cell>
          <table:table-cell table:formula="of:=[.B2027]=[.A20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redidérunt verbis ejus: * et laudavérunt laudem ejus.</text:p>
          </table:table-cell>
          <table:table-cell office:value-type="string">
            <text:p>Et credidérunt verbis ejus: * et laudavérunt laudem ejus.</text:p>
          </table:table-cell>
          <table:table-cell table:formula="of:=[.B2028]=[.A20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ito fecérunt, oblíti sunt óperum ejus: * et non sustinuérunt consílium ejus.</text:p>
          </table:table-cell>
          <table:table-cell office:value-type="string">
            <text:p>Cito fecérunt, oblíti sunt óperum ejus: * et non sustinuérunt consílium ejus.</text:p>
          </table:table-cell>
          <table:table-cell table:formula="of:=[.B2029]=[.A20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oncupiérunt concupiscéntiam in desérto: * et tentavérunt Deum in inaquóso.</text:p>
          </table:table-cell>
          <table:table-cell office:value-type="string">
            <text:p>Et concupiérunt concupiscéntiam in desérto: * et tentavérunt Deum in inaquóso.</text:p>
          </table:table-cell>
          <table:table-cell table:formula="of:=[.B2030]=[.A20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dit eis petitiónem ipsórum: * et misit saturitátem in ánimas eórum.</text:p>
          </table:table-cell>
          <table:table-cell office:value-type="string">
            <text:p>Et dedit eis petitiónem ipsórum: * et misit saturitátem in ánimas eórum.</text:p>
          </table:table-cell>
          <table:table-cell table:formula="of:=[.B2031]=[.A20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5 ii</text:p>
          </table:table-cell>
          <table:table-cell office:value-type="string">
            <text:p>Psalmus 105. ii. Et irritaverunt Moysen</text:p>
          </table:table-cell>
          <table:table-cell table:formula="of:=[.B2032]=[.A203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irritavérunt Móysen in castris: * Áaron, sanctum Dómini.</text:p>
          </table:table-cell>
          <table:table-cell office:value-type="string">
            <text:p>Et irritavérunt Móysen in castris: * Aaron, sanctum Dómini.</text:p>
          </table:table-cell>
          <table:table-cell table:formula="of:=[.B2033]=[.A203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pérta est terra, et deglutívit Dathan: * et opéruit super congregatiónem Abíron.</text:p>
          </table:table-cell>
          <table:table-cell office:value-type="string">
            <text:p>Apérta est terra, et deglutívit Dathan: * et opéruit super congregatiónem Abíron.</text:p>
          </table:table-cell>
          <table:table-cell table:formula="of:=[.B2034]=[.A20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xársit ignis in synagóga eórum: * flamma combússit peccatóres.</text:p>
          </table:table-cell>
          <table:table-cell office:value-type="string">
            <text:p>Et exársit ignis in synagóga eórum: * flamma combússit peccatóres.</text:p>
          </table:table-cell>
          <table:table-cell table:formula="of:=[.B2035]=[.A20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fecérunt vítulum in Horeb: * et adoravérunt scúlptile.</text:p>
          </table:table-cell>
          <table:table-cell office:value-type="string">
            <text:p>Et fecérunt vítulum in Horeb: * et adoravérunt scúlptile.</text:p>
          </table:table-cell>
          <table:table-cell table:formula="of:=[.B2036]=[.A20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mutavérunt glóriam suam * in similitúdinem vítuli comedéntis fœnum.</text:p>
          </table:table-cell>
          <table:table-cell office:value-type="string">
            <text:p>Et mutavérunt glóriam suam * in similitúdinem vítuli comedéntis fœnum.</text:p>
          </table:table-cell>
          <table:table-cell table:formula="of:=[.B2037]=[.A20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blíti sunt Deum, qui salvávit eos, * qui fecit magnália in Ægýpto, mirabília in terra Cham: terribília in Mari Rubro.</text:p>
          </table:table-cell>
          <table:table-cell office:value-type="string">
            <text:p>Oblíti sunt Deum, qui salvávit eos, * qui fecit magnália in Ægypto, mirabília in terra Cham: terribília in Mari Rubro.</text:p>
          </table:table-cell>
          <table:table-cell table:formula="of:=[.B2038]=[.A203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dixit ut dispérderet eos: * si non Móyses, eléctus ejus, stetísset in confractióne in conspéctu ejus:</text:p>
          </table:table-cell>
          <table:table-cell office:value-type="string">
            <text:p>Et dixit ut dispérderet eos: * si non Móyses, eléctus ejus, stetísset in confractióne in conspéctu ejus:</text:p>
          </table:table-cell>
          <table:table-cell table:formula="of:=[.B2039]=[.A20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avérteret iram ejus ne dispérderet eos: * et pro níhilo habuérunt terram desiderábilem:</text:p>
          </table:table-cell>
          <table:table-cell office:value-type="string">
            <text:p>Ut avérteret iram ejus ne dispérderet eos: * et pro níhilo habuérunt terram desiderábilem:</text:p>
          </table:table-cell>
          <table:table-cell table:formula="of:=[.B2040]=[.A20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credidérunt verbo ejus, et murmuravérunt in tabernáculis suis: * non exaudiérunt vocem Dómini.</text:p>
          </table:table-cell>
          <table:table-cell office:value-type="string">
            <text:p>Non credidérunt verbo ejus, et murmuravérunt in tabernáculis suis: * non exaudiérunt vocem Dómini.</text:p>
          </table:table-cell>
          <table:table-cell table:formula="of:=[.B2041]=[.A20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levávit manum suam super eos: * ut prostérneret eos in desérto:</text:p>
          </table:table-cell>
          <table:table-cell office:value-type="string">
            <text:p>Et elevávit manum suam super eos: * ut prostérneret eos in desérto:</text:p>
          </table:table-cell>
          <table:table-cell table:formula="of:=[.B2042]=[.A20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ut dejíceret semen eórum in natiónibus: * et dispérgeret eos in regiónibus.</text:p>
          </table:table-cell>
          <table:table-cell office:value-type="string">
            <text:p>Et ut dejíceret semen eórum in natiónibus: * et dispérgeret eos in regiónibus.</text:p>
          </table:table-cell>
          <table:table-cell table:formula="of:=[.B2043]=[.A20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itiáti sunt Beélphegor: * et comedérunt sacrifícia mortuórum.</text:p>
          </table:table-cell>
          <table:table-cell office:value-type="string">
            <text:p>Et initiáti sunt Beélphegor: * et comedérunt sacrifícia mortuórum.</text:p>
          </table:table-cell>
          <table:table-cell table:formula="of:=[.B2044]=[.A20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rritavérunt eum in adinventiónibus suis: * et multiplicáta est in eis ruína.</text:p>
          </table:table-cell>
          <table:table-cell office:value-type="string">
            <text:p>Et irritavérunt eum in adinventiónibus suis: * et multiplicáta est in eis ruína.</text:p>
          </table:table-cell>
          <table:table-cell table:formula="of:=[.B2045]=[.A20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tetit Phínees, et placávit: * et cessávit quassátio.</text:p>
          </table:table-cell>
          <table:table-cell office:value-type="string">
            <text:p>Et stetit Phínees, et placávit: * et cessávit quassátio.</text:p>
          </table:table-cell>
          <table:table-cell table:formula="of:=[.B2046]=[.A20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eputátum est ei in justítiam: * in generatiónem et generatiónem usque in sempitérnum.</text:p>
          </table:table-cell>
          <table:table-cell office:value-type="string">
            <text:p>Et reputátum est ei in justítiam: * in generatiónem et generatiónem usque in sempitérnum.</text:p>
          </table:table-cell>
          <table:table-cell table:formula="of:=[.B2047]=[.A20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5 iii</text:p>
          </table:table-cell>
          <table:table-cell office:value-type="string">
            <text:p>Psalmus 105. iii. Et irritaverunt eum</text:p>
          </table:table-cell>
          <table:table-cell table:formula="of:=[.B2048]=[.A20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irritavérunt eum ad Aquas contradictiónis: * et vexátus est Móyses propter eos: quia exacerbavérunt spíritum ejus.</text:p>
          </table:table-cell>
          <table:table-cell office:value-type="string">
            <text:p>Et irritavérunt eum ad Aquas contradictiónis: * et vexátus est Móyses propter eos: quia exacerbavérunt spíritum ejus.</text:p>
          </table:table-cell>
          <table:table-cell table:formula="of:=[.B2049]=[.A20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istínxit in lábiis suis: * non disperdidérunt Gentes, quas dixit Dóminus illis.</text:p>
          </table:table-cell>
          <table:table-cell office:value-type="string">
            <text:p>Et distínxit in lábiis suis: * non disperdidérunt Gentes, quas dixit Dóminus illis.</text:p>
          </table:table-cell>
          <table:table-cell table:formula="of:=[.B2050]=[.A20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ommísti sunt inter Gentes, et didicérunt ópera eórum: et serviérunt sculptílibus eórum: * et factum est illis in scándalum.</text:p>
          </table:table-cell>
          <table:table-cell office:value-type="string">
            <text:p>Et commísti sunt inter Gentes, et didicérunt ópera eórum: et serviérunt sculptílibus eórum: * et factum est illis in scándalum.</text:p>
          </table:table-cell>
          <table:table-cell table:formula="of:=[.B2051]=[.A20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mmolavérunt fílios suos, * et fílias suas dæmóniis.</text:p>
          </table:table-cell>
          <table:table-cell office:value-type="string">
            <text:p>Et immolavérunt fílios suos, * et filias suas dæmóniis.</text:p>
          </table:table-cell>
          <table:table-cell table:formula="of:=[.B2052]=[.A2052]" office:value-type="boolean" office:boolean-value="false">
            <text:p>FALSE</text:p>
          </table:table-cell>
          <table:table-cell/>
          <table:table-cell office:value-type="string">
            <text:p>fílias </text:p>
          </table:table-cell>
          <table:table-cell/>
        </table:table-row>
        <table:table-row table:style-name="ro1">
          <table:table-cell office:value-type="string">
            <text:p>Et effudérunt sánguinem innocéntem: * sánguinem filiórum suórum et filiárum suárum, quas sacrificavérunt sculptílibus Chánaan.</text:p>
          </table:table-cell>
          <table:table-cell office:value-type="string">
            <text:p>Et effudérunt sánguinem innocéntem: * sánguinem filiórum suórum et filiárum suárum, quas sacrificavérunt sculptílibus Chánaan.</text:p>
          </table:table-cell>
          <table:table-cell table:formula="of:=[.B2053]=[.A20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nfécta est terra in sanguínibus, et contamináta est in opéribus eórum: * et fornicáti sunt in adinventiónibus suis.</text:p>
          </table:table-cell>
          <table:table-cell office:value-type="string">
            <text:p>Et infécta est terra in sanguínibus, et contamináta est in opéribus eórum: * et fornicáti sunt in adinventiónibus suis.</text:p>
          </table:table-cell>
          <table:table-cell table:formula="of:=[.B2054]=[.A20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rátus est furóre Dóminus in pópulum suum: * et abominátus est hereditátem suam.</text:p>
          </table:table-cell>
          <table:table-cell office:value-type="string">
            <text:p>Et irátus est furóre Dóminus in pópulum suum: * et abominátus est hereditátem suam.</text:p>
          </table:table-cell>
          <table:table-cell table:formula="of:=[.B2055]=[.A20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trádidit eos in manus Géntium: * et domináti sunt eórum qui odérunt eos.</text:p>
          </table:table-cell>
          <table:table-cell office:value-type="string">
            <text:p>Et trádidit eos in manus Géntium: * et domináti sunt eórum qui odérunt eos.</text:p>
          </table:table-cell>
          <table:table-cell table:formula="of:=[.B2056]=[.A20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tribulavérunt eos inimíci eórum, et humiliáti sunt sub mánibus eórum: * sæpe liberávit eos.</text:p>
          </table:table-cell>
          <table:table-cell office:value-type="string">
            <text:p>Et tribulavérunt eos inimíci eórum, et humiliáti sunt sub mánibus eórum: * sæpe liberávit eos.</text:p>
          </table:table-cell>
          <table:table-cell table:formula="of:=[.B2057]=[.A20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psi autem exacerbavérunt eum in consílio suo: * et humiliáti sunt in iniquitátibus suis.</text:p>
          </table:table-cell>
          <table:table-cell office:value-type="string">
            <text:p>Ipsi autem exacerbavérunt eum in consílio suo: * et humiliáti sunt in iniquitátibus suis.</text:p>
          </table:table-cell>
          <table:table-cell table:formula="of:=[.B2058]=[.A20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vidit, cum tribularéntur: * et audívit oratiónem eórum.</text:p>
          </table:table-cell>
          <table:table-cell office:value-type="string">
            <text:p>Et vidit, cum tribularéntur: * et audívit oratiónem eórum.</text:p>
          </table:table-cell>
          <table:table-cell table:formula="of:=[.B2059]=[.A20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memor fuit testaménti sui: * et pœnítuit eum secúndum multitúdinem misericórdiæ suæ.</text:p>
          </table:table-cell>
          <table:table-cell office:value-type="string">
            <text:p>Et memor fuit testaménti sui: * et pœnítuit eum secúndum multitúdinem misericórdiæ suæ.</text:p>
          </table:table-cell>
          <table:table-cell table:formula="of:=[.B2060]=[.A20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dit eos in misericórdias * in conspéctu ómnium qui céperant eos.</text:p>
          </table:table-cell>
          <table:table-cell office:value-type="string">
            <text:p>Et dedit eos in misericórdias * in conspéctu ómnium qui céperant eos.</text:p>
          </table:table-cell>
          <table:table-cell table:formula="of:=[.B2061]=[.A20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lvos nos fac, Dómine, Deus noster: * et cóngrega nos de natiónibus:</text:p>
          </table:table-cell>
          <table:table-cell office:value-type="string">
            <text:p>Salvos nos fac, Dómine, Deus noster: * et cóngrega nos de natiónibus:</text:p>
          </table:table-cell>
          <table:table-cell table:formula="of:=[.B2062]=[.A20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confiteámur nómini sancto tuo: * et gloriémur in laude tua.</text:p>
          </table:table-cell>
          <table:table-cell office:value-type="string">
            <text:p>Ut confiteámur nómini sancto tuo: * et gloriémur in laude tua.</text:p>
          </table:table-cell>
          <table:table-cell table:formula="of:=[.B2063]=[.A20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tus Dóminus, Deus Israël, a sæculo et usque in sæculum: * et dicet omnis pópulus: Fiat, fiat.</text:p>
          </table:table-cell>
          <table:table-cell office:value-type="string">
            <text:p>Benedíctus Dóminus, Deus Israël, a sæculo et usque in sæculum: * et dicet omnis pópulus: Fiat, fiat.</text:p>
          </table:table-cell>
          <table:table-cell table:formula="of:=[.B2064]=[.A20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6 i</text:p>
          </table:table-cell>
          <table:table-cell office:value-type="string">
            <text:p>Psalmus 106. i. Confitemini Domino</text:p>
          </table:table-cell>
          <table:table-cell table:formula="of:=[.B2065]=[.A206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mini Dómino quóniam bonus: * quóniam in sæculum misericórdia ejus.</text:p>
          </table:table-cell>
          <table:table-cell office:value-type="string">
            <text:p>Confitémini Dómino quóniam bonus: * quóniam in sæculum misericórdia ejus.</text:p>
          </table:table-cell>
          <table:table-cell table:formula="of:=[.B2066]=[.A20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cant qui redémpti sunt a Dómino, quos redémit de manu inimíci: * et de regiónibus congregávit eos:</text:p>
          </table:table-cell>
          <table:table-cell office:value-type="string">
            <text:p>Dicant qui redémpti sunt a Dómino, quos redémit de manu inimíci: * et de regiónibus congregávit eos:</text:p>
          </table:table-cell>
          <table:table-cell table:formula="of:=[.B2067]=[.A20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solis ortu, et occásu: * ab aquilóne, et mari.</text:p>
          </table:table-cell>
          <table:table-cell office:value-type="string">
            <text:p>A solis ortu, et occásu: * ab aquilóne, et mari.</text:p>
          </table:table-cell>
          <table:table-cell table:formula="of:=[.B2068]=[.A20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rravérunt in solitúdine in inaquóso: * viam civitátis habitáculi non invenérunt.</text:p>
          </table:table-cell>
          <table:table-cell office:value-type="string">
            <text:p>Erravérunt in solitúdine in inaquóso: * viam civitátis habitáculi non invenérunt.</text:p>
          </table:table-cell>
          <table:table-cell table:formula="of:=[.B2069]=[.A20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suriéntes, et sitiéntes: * ánima eórum in ipsis defécit.</text:p>
          </table:table-cell>
          <table:table-cell office:value-type="string">
            <text:p>Esuriéntes, et sitiéntes: * ánima eórum in ipsis defécit.</text:p>
          </table:table-cell>
          <table:table-cell table:formula="of:=[.B2070]=[.A20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lamavérunt ad Dóminum cum tribularéntur: * et de necessitátibus eórum erípuit eos.</text:p>
          </table:table-cell>
          <table:table-cell office:value-type="string">
            <text:p>Et clamavérunt ad Dóminum cum tribularéntur: * et de necessitátibus eórum erípuit eos.</text:p>
          </table:table-cell>
          <table:table-cell table:formula="of:=[.B2071]=[.A20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dúxit eos in viam rectam: * ut irent in civitátem habitatiónis.</text:p>
          </table:table-cell>
          <table:table-cell office:value-type="string">
            <text:p>Et dedúxit eos in viam rectam: * ut irent in civitátem habitatiónis.</text:p>
          </table:table-cell>
          <table:table-cell table:formula="of:=[.B2072]=[.A20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eántur Dómino misericórdiæ ejus: * et mirabília ejus fíliis hóminum.</text:p>
          </table:table-cell>
          <table:table-cell office:value-type="string">
            <text:p>Confiteántur Dómino misericórdiæ ejus: * et mirabília ejus fíliis hóminum.</text:p>
          </table:table-cell>
          <table:table-cell table:formula="of:=[.B2073]=[.A20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satiávit ánimam inánem: * et ánimam esuriéntem satiávit bonis.</text:p>
          </table:table-cell>
          <table:table-cell office:value-type="string">
            <text:p>Quia satiávit ánimam inánem: * et ánimam esuriéntem satiávit bonis.</text:p>
          </table:table-cell>
          <table:table-cell table:formula="of:=[.B2074]=[.A20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déntes in ténebris, et umbra mortis: * vinctos in mendicitáte et ferro.</text:p>
          </table:table-cell>
          <table:table-cell office:value-type="string">
            <text:p>Sedéntes in ténebris, et umbra mortis: * vinctos in mendicitáte et ferro.</text:p>
          </table:table-cell>
          <table:table-cell table:formula="of:=[.B2075]=[.A20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exacerbavérunt elóquia Dei: * et consílium Altíssimi irritavérunt.</text:p>
          </table:table-cell>
          <table:table-cell office:value-type="string">
            <text:p>Quia exacerbavérunt elóquia Dei: * et consílium Altíssimi irritavérunt.</text:p>
          </table:table-cell>
          <table:table-cell table:formula="of:=[.B2076]=[.A20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humiliátum est in labóribus cor eórum: * infirmáti sunt, nec fuit qui adjuváret.</text:p>
          </table:table-cell>
          <table:table-cell office:value-type="string">
            <text:p>Et humiliátum est in labóribus cor eórum: * infirmáti sunt, nec fuit qui adjuváret.</text:p>
          </table:table-cell>
          <table:table-cell table:formula="of:=[.B2077]=[.A20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lamavérunt ad Dóminum cum tribularéntur: * et de necessitátibus eórum liberávit eos.</text:p>
          </table:table-cell>
          <table:table-cell office:value-type="string">
            <text:p>Et clamavérunt ad Dóminum cum tribularéntur: * et de necessitátibus eórum liberávit eos.</text:p>
          </table:table-cell>
          <table:table-cell table:formula="of:=[.B2078]=[.A20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dúxit eos de ténebris, et umbra mortis: * et víncula eórum disrúpit.</text:p>
          </table:table-cell>
          <table:table-cell office:value-type="string">
            <text:p>Et edúxit eos de ténebris, et umbra mortis: * et víncula eórum disrúpit.</text:p>
          </table:table-cell>
          <table:table-cell table:formula="of:=[.B2079]=[.A20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6 ii</text:p>
          </table:table-cell>
          <table:table-cell office:value-type="string">
            <text:p>Psalmus 106. ii. Confiteantur Domino</text:p>
          </table:table-cell>
          <table:table-cell table:formula="of:=[.B2080]=[.A208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eántur Dómino misericórdiæ ejus: * et mirabília ejus fíliis hóminum.</text:p>
          </table:table-cell>
          <table:table-cell office:value-type="string">
            <text:p>Confiteántur Dómino misericórdiæ ejus: * et mirabília ejus fíliis hóminum.</text:p>
          </table:table-cell>
          <table:table-cell table:formula="of:=[.B2081]=[.A20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contrívit portas æreas: * et vectes férreos confrégit.</text:p>
          </table:table-cell>
          <table:table-cell office:value-type="string">
            <text:p>Quia contrívit portas æreas: * et vectes férreos confrégit.</text:p>
          </table:table-cell>
          <table:table-cell table:formula="of:=[.B2082]=[.A20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scépit eos de via iniquitátis eórum: * propter injustítias enim suas humiliáti sunt.</text:p>
          </table:table-cell>
          <table:table-cell office:value-type="string">
            <text:p>Suscépit eos de via iniquitátis eórum: * propter injustítias enim suas humiliáti sunt.</text:p>
          </table:table-cell>
          <table:table-cell table:formula="of:=[.B2083]=[.A20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mnem escam abomináta est ánima eórum: * et appropinquavérunt usque ad portas mortis.</text:p>
          </table:table-cell>
          <table:table-cell office:value-type="string">
            <text:p>Omnem escam abomináta est ánima eórum: * et appropinquavérunt usque ad portas mortis.</text:p>
          </table:table-cell>
          <table:table-cell table:formula="of:=[.B2084]=[.A20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lamavérunt ad Dóminum cum tribularéntur: * et de necessitátibus eórum liberávit eos.</text:p>
          </table:table-cell>
          <table:table-cell office:value-type="string">
            <text:p>Et clamavérunt ad Dóminum cum tribularéntur: * et de necessitátibus eórum liberávit eos.</text:p>
          </table:table-cell>
          <table:table-cell table:formula="of:=[.B2085]=[.A20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it verbum suum, et sanávit eos: * et erípuit eos de interitiónibus eórum.</text:p>
          </table:table-cell>
          <table:table-cell office:value-type="string">
            <text:p>Misit verbum suum, et sanávit eos: * et erípuit eos de interitiónibus eórum.</text:p>
          </table:table-cell>
          <table:table-cell table:formula="of:=[.B2086]=[.A20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eántur Dómino misericórdiæ ejus: * et mirabília ejus fíliis hóminum.</text:p>
          </table:table-cell>
          <table:table-cell office:value-type="string">
            <text:p>Confiteántur Dómino misericórdiæ ejus: * et mirabília ejus fíliis hóminum.</text:p>
          </table:table-cell>
          <table:table-cell table:formula="of:=[.B2087]=[.A20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acríficent sacrifícium laudis: * et annúntient ópera ejus in exsultatióne.</text:p>
          </table:table-cell>
          <table:table-cell office:value-type="string">
            <text:p>Et sacríficent sacrifícium laudis: * et annúntient ópera ejus in exsultatióne.</text:p>
          </table:table-cell>
          <table:table-cell table:formula="of:=[.B2088]=[.A20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descéndunt mare in návibus, * faciéntes operatiónem in aquis multis.</text:p>
          </table:table-cell>
          <table:table-cell office:value-type="string">
            <text:p>Qui descéndunt mare in návibus, * faciéntes operatiónem in aquis multis.</text:p>
          </table:table-cell>
          <table:table-cell table:formula="of:=[.B2089]=[.A20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psi vidérunt ópera Dómini, * et mirabília ejus in profúndo.</text:p>
          </table:table-cell>
          <table:table-cell office:value-type="string">
            <text:p>Ipsi vidérunt ópera Dómini, * et mirabília ejus in profúndo.</text:p>
          </table:table-cell>
          <table:table-cell table:formula="of:=[.B2090]=[.A20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xit, et stetit spíritus procéllæ: * et exaltáti sunt fluctus ejus.</text:p>
          </table:table-cell>
          <table:table-cell office:value-type="string">
            <text:p>Dixit, et stetit spíritus procéllæ: * et exaltáti sunt fluctus ejus.</text:p>
          </table:table-cell>
          <table:table-cell table:formula="of:=[.B2091]=[.A20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scéndunt usque ad cælos, et descéndunt usque ad abýssos: * ánima eórum in malis tabescébat.</text:p>
          </table:table-cell>
          <table:table-cell office:value-type="string">
            <text:p>Ascéndunt usque ad cælos, et descéndunt usque ad abyssos: * ánima eórum in malis tabescébat.</text:p>
          </table:table-cell>
          <table:table-cell table:formula="of:=[.B2092]=[.A209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rbáti sunt, et moti sunt sicut ébrius: * et omnis sapiéntia eórum devoráta est.</text:p>
          </table:table-cell>
          <table:table-cell office:value-type="string">
            <text:p>Turbáti sunt, et moti sunt sicut ébrius: * et omnis sapiéntia eórum devoráta est.</text:p>
          </table:table-cell>
          <table:table-cell table:formula="of:=[.B2093]=[.A20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lamavérunt ad Dóminum cum tribularéntur: * et de necessitátibus eórum edúxit eos.</text:p>
          </table:table-cell>
          <table:table-cell office:value-type="string">
            <text:p>Et clamavérunt ad Dóminum cum tribularéntur: * et de necessitátibus eórum edúxit eos.</text:p>
          </table:table-cell>
          <table:table-cell table:formula="of:=[.B2094]=[.A20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tátuit procéllam ejus in auram: * et siluérunt fluctus ejus.</text:p>
          </table:table-cell>
          <table:table-cell office:value-type="string">
            <text:p>Et státuit procéllam ejus in auram: * et siluérunt fluctus ejus.</text:p>
          </table:table-cell>
          <table:table-cell table:formula="of:=[.B2095]=[.A20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lætáti sunt quia siluérunt: * et dedúxit eos in portum voluntátis eórum.</text:p>
          </table:table-cell>
          <table:table-cell office:value-type="string">
            <text:p>Et lætáti sunt quia siluérunt: * et dedúxit eos in portum voluntátis eórum.</text:p>
          </table:table-cell>
          <table:table-cell table:formula="of:=[.B2096]=[.A20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6 iii</text:p>
          </table:table-cell>
          <table:table-cell office:value-type="string">
            <text:p>Psalmus 106. iii. Confiteantur Domino</text:p>
          </table:table-cell>
          <table:table-cell table:formula="of:=[.B2097]=[.A209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eántur Dómino misericórdiæ ejus: * et mirabília ejus fíliis hóminum.</text:p>
          </table:table-cell>
          <table:table-cell office:value-type="string">
            <text:p>Confiteántur Dómino misericórdiæ ejus: * et mirabília ejus fíliis hóminum.</text:p>
          </table:table-cell>
          <table:table-cell table:formula="of:=[.B2098]=[.A20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xáltent eum in ecclésia plebis: * et in cáthedra seniórum laudent eum.</text:p>
          </table:table-cell>
          <table:table-cell office:value-type="string">
            <text:p>Et exáltent eum in ecclésia plebis: * et in cáthedra seniórum laudent eum.</text:p>
          </table:table-cell>
          <table:table-cell table:formula="of:=[.B2099]=[.A20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ósuit flúmina in desértum: * et éxitus aquárum in sitim.</text:p>
          </table:table-cell>
          <table:table-cell office:value-type="string">
            <text:p>Pósuit flúmina in desértum: * et éxitus aquárum in sitim.</text:p>
          </table:table-cell>
          <table:table-cell table:formula="of:=[.B2100]=[.A21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erram fructíferam in salsúginem: * a malítia inhabitántium in ea.</text:p>
          </table:table-cell>
          <table:table-cell office:value-type="string">
            <text:p>Terram fructíferam in salsúginem: * a malítia inhabitántium in ea.</text:p>
          </table:table-cell>
          <table:table-cell table:formula="of:=[.B2101]=[.A21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ósuit desértum in stagna aquárum: * et terram sine aqua in éxitus aquárum.</text:p>
          </table:table-cell>
          <table:table-cell office:value-type="string">
            <text:p>Pósuit desértum in stagna aquárum: * et terram sine aqua in éxitus aquárum.</text:p>
          </table:table-cell>
          <table:table-cell table:formula="of:=[.B2102]=[.A21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ollocávit illic esuriéntes: * et constituérunt civitátem habitatiónis.</text:p>
          </table:table-cell>
          <table:table-cell office:value-type="string">
            <text:p>Et collocávit illic esuriéntes: * et constituérunt civitátem habitatiónis.</text:p>
          </table:table-cell>
          <table:table-cell table:formula="of:=[.B2103]=[.A21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seminavérunt agros, et plantavérunt víneas: * et fecérunt fructum nativitátis.</text:p>
          </table:table-cell>
          <table:table-cell office:value-type="string">
            <text:p>Et seminavérunt agros, et plantavérunt víneas: * et fecérunt fructum nativitátis.</text:p>
          </table:table-cell>
          <table:table-cell table:formula="of:=[.B2104]=[.A21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benedíxit eis, et multiplicáti sunt nimis: * et juménta eórum non minorávit.</text:p>
          </table:table-cell>
          <table:table-cell office:value-type="string">
            <text:p>Et benedíxit eis, et multiplicáti sunt nimis: * et juménta eórum non minorávit.</text:p>
          </table:table-cell>
          <table:table-cell table:formula="of:=[.B2105]=[.A21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auci facti sunt: * et vexáti sunt a tribulatióne malórum, et dolóre.</text:p>
          </table:table-cell>
          <table:table-cell office:value-type="string">
            <text:p>Et pauci facti sunt: * et vexáti sunt a tribulatióne malórum, et dolóre.</text:p>
          </table:table-cell>
          <table:table-cell table:formula="of:=[.B2106]=[.A21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ffúsa est contémptio super príncipes: * et erráre fecit eos in ínvio, et non in via.</text:p>
          </table:table-cell>
          <table:table-cell office:value-type="string">
            <text:p>Effúsa est contémptio super príncipes: * et erráre fecit eos in ínvio, et non in via.</text:p>
          </table:table-cell>
          <table:table-cell table:formula="of:=[.B2107]=[.A21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djúvit páuperem de inópia: * et pósuit sicut oves famílias.</text:p>
          </table:table-cell>
          <table:table-cell office:value-type="string">
            <text:p>Et adjúvit páuperem de inópia: * et pósuit sicut oves famílias.</text:p>
          </table:table-cell>
          <table:table-cell table:formula="of:=[.B2108]=[.A21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débunt recti, et lætabúntur: * et omnis iníquitas oppilábit os suum.</text:p>
          </table:table-cell>
          <table:table-cell office:value-type="string">
            <text:p>Vidébunt recti, et lætabúntur: * et omnis iníquitas oppilábit os suum.</text:p>
          </table:table-cell>
          <table:table-cell table:formula="of:=[.B2109]=[.A21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sápiens et custódiet hæc? * et intélliget misericórdias Dómini.</text:p>
          </table:table-cell>
          <table:table-cell office:value-type="string">
            <text:p>Quis sápiens et custódiet hæc? * et intélliget misericórdias Dómini.</text:p>
          </table:table-cell>
          <table:table-cell table:formula="of:=[.B2110]=[.A21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7</text:p>
          </table:table-cell>
          <table:table-cell office:value-type="string">
            <text:p>Psalmus 107. Paratum cor meum</text:p>
          </table:table-cell>
          <table:table-cell table:formula="of:=[.B2111]=[.A21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arátum cor meum, Deus, parátum cor meum: * cantábo, et psallam in glória mea.</text:p>
          </table:table-cell>
          <table:table-cell office:value-type="string">
            <text:p>Parátum cor meum, Deus, parátum cor meum: * cantábo, et psallam in glória mea.</text:p>
          </table:table-cell>
          <table:table-cell table:formula="of:=[.B2112]=[.A21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úrge, glória mea, exsúrge, psaltérium et cíthara: * exsúrgam dilúculo.</text:p>
          </table:table-cell>
          <table:table-cell office:value-type="string">
            <text:p>Exsúrge, glória mea, exsúrge, psaltérium et cíthara: * exsúrgam dilúculo.</text:p>
          </table:table-cell>
          <table:table-cell table:formula="of:=[.B2113]=[.A21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ébor tibi in pópulis, Dómine: * et psallam tibi in natiónibus.</text:p>
          </table:table-cell>
          <table:table-cell office:value-type="string">
            <text:p>Confitébor tibi in pópulis, Dómine: * et psallam tibi in natiónibus.</text:p>
          </table:table-cell>
          <table:table-cell table:formula="of:=[.B2114]=[.A21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magna est super cælos misericórdia tua: * et usque ad nubes véritas tua:</text:p>
          </table:table-cell>
          <table:table-cell office:value-type="string">
            <text:p>Quia magna est super cælos misericórdia tua: * et usque ad nubes véritas tua:</text:p>
          </table:table-cell>
          <table:table-cell table:formula="of:=[.B2115]=[.A21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altáre super cælos, Deus, et super omnem terram glória tua: * ut liberéntur dilécti tui.</text:p>
          </table:table-cell>
          <table:table-cell office:value-type="string">
            <text:p>Exaltáre super cælos, Deus, et super omnem terram glória tua: * ut liberéntur dilécti tui.</text:p>
          </table:table-cell>
          <table:table-cell table:formula="of:=[.B2116]=[.A21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lvum fac déxtera tua, et exáudi me: * Deus locútus est in sancto suo:</text:p>
          </table:table-cell>
          <table:table-cell office:value-type="string">
            <text:p>Salvum fac déxtera tua, et exáudi me: * Deus locútus est in sancto suo:</text:p>
          </table:table-cell>
          <table:table-cell table:formula="of:=[.B2117]=[.A21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ultábo, et dívidam Síchimam, * et convállem tabernaculórum dimétiar.</text:p>
          </table:table-cell>
          <table:table-cell office:value-type="string">
            <text:p>Exsultábo, et dívidam Síchimam: * et convállem tabernaculórum dimétiar.</text:p>
          </table:table-cell>
          <table:table-cell table:formula="of:=[.B2118]=[.A211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eus est Gálaad, et meus est Manásses: * et Éphraim suscéptio cápitis mei.</text:p>
          </table:table-cell>
          <table:table-cell office:value-type="string">
            <text:p>Meus est Gálaad, et meus est Manásses: * et Ephraim suscéptio cápitis mei.</text:p>
          </table:table-cell>
          <table:table-cell table:formula="of:=[.B2119]=[.A211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da rex meus: * Moab lebes spei meæ.</text:p>
          </table:table-cell>
          <table:table-cell office:value-type="string">
            <text:p>Juda rex meus: * Moab lebes spei meæ.</text:p>
          </table:table-cell>
          <table:table-cell table:formula="of:=[.B2120]=[.A21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Idumæam exténdam calceaméntum meum: * mihi alienígenæ amíci facti sunt.</text:p>
          </table:table-cell>
          <table:table-cell office:value-type="string">
            <text:p>In Idumæam exténdam calceaméntum meum: * mihi alienígenæ amíci facti sunt.</text:p>
          </table:table-cell>
          <table:table-cell table:formula="of:=[.B2121]=[.A21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dedúcet me in civitátem munítam? * quis dedúcet me usque in Idumæam?</text:p>
          </table:table-cell>
          <table:table-cell office:value-type="string">
            <text:p>Quis dedúcet me in civitátem munítam? * quis dedúcet me usque in Idumæam?</text:p>
          </table:table-cell>
          <table:table-cell table:formula="of:=[.B2122]=[.A21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ne tu, Deus, qui repulísti nos, * et non exíbis, Deus, in virtútibus nostris?</text:p>
          </table:table-cell>
          <table:table-cell office:value-type="string">
            <text:p>Nonne tu, Deus, qui repulísti nos, * et non exíbis, Deus, in virtútibus nostris?</text:p>
          </table:table-cell>
          <table:table-cell table:formula="of:=[.B2123]=[.A21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a nobis auxílium de tribulatióne: * quia vana salus hóminis.</text:p>
          </table:table-cell>
          <table:table-cell office:value-type="string">
            <text:p>Da nobis auxílium de tribulatióne: * quia vana salus hóminis.</text:p>
          </table:table-cell>
          <table:table-cell table:formula="of:=[.B2124]=[.A21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Deo faciémus virtútem: * et ipse ad níhilum dedúcet inimícos nostros.</text:p>
          </table:table-cell>
          <table:table-cell office:value-type="string">
            <text:p>In Deo faciémus virtútem: * et ipse ad níhilum dedúcet inimícos nostros.</text:p>
          </table:table-cell>
          <table:table-cell table:formula="of:=[.B2125]=[.A21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8 i</text:p>
          </table:table-cell>
          <table:table-cell office:value-type="string">
            <text:p>Psalmus 108. i. Deus, laudem</text:p>
          </table:table-cell>
          <table:table-cell table:formula="of:=[.B2126]=[.A212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laudem meam ne tacúeris: * quia os peccatóris, et os dolósi super me apértum est.</text:p>
          </table:table-cell>
          <table:table-cell office:value-type="string">
            <text:p>Deus, laudem meam ne tacúeris: * quia os peccatóris, et os dolósi super me apértum est.</text:p>
          </table:table-cell>
          <table:table-cell table:formula="of:=[.B2127]=[.A21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ocúti sunt advérsum me lingua dolósa, et sermónibus ódii circumdedérunt me: * et expugnavérunt me gratis.</text:p>
          </table:table-cell>
          <table:table-cell office:value-type="string">
            <text:p>Locúti sunt advérsum me lingua dolósa, et sermónibus ódii circumdedérunt me: * et expugnavérunt me gratis.</text:p>
          </table:table-cell>
          <table:table-cell table:formula="of:=[.B2128]=[.A21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 eo ut me dilígerent, detrahébant mihi: * ego autem orábam.</text:p>
          </table:table-cell>
          <table:table-cell office:value-type="string">
            <text:p>Pro eo ut me dilígerent, detrahébant mihi: * ego autem orábam.</text:p>
          </table:table-cell>
          <table:table-cell table:formula="of:=[.B2129]=[.A21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osuérunt advérsum me mala pro bonis: * et ódium pro dilectióne mea.</text:p>
          </table:table-cell>
          <table:table-cell office:value-type="string">
            <text:p>Et posuérunt advérsum me mala pro bonis: * et ódium pro dilectióne mea.</text:p>
          </table:table-cell>
          <table:table-cell table:formula="of:=[.B2130]=[.A21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stítue super eum peccatórem: * et diábolus stet a dextris ejus.</text:p>
          </table:table-cell>
          <table:table-cell office:value-type="string">
            <text:p>Constítue super eum peccatórem: * et diábolus stet a dextris ejus.</text:p>
          </table:table-cell>
          <table:table-cell table:formula="of:=[.B2131]=[.A21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m judicátur, éxeat condemnátus: * et orátio ejus fiat in peccátum.</text:p>
          </table:table-cell>
          <table:table-cell office:value-type="string">
            <text:p>Cum judicátur, éxeat condemnátus: * et orátio ejus fiat in peccátum.</text:p>
          </table:table-cell>
          <table:table-cell table:formula="of:=[.B2132]=[.A21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nt dies ejus pauci: * et episcopátum ejus accípiat alter.</text:p>
          </table:table-cell>
          <table:table-cell office:value-type="string">
            <text:p>Fiant dies ejus pauci: * et episcopátum ejus accípiat alter.</text:p>
          </table:table-cell>
          <table:table-cell table:formula="of:=[.B2133]=[.A21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nt fílii ejus órphani: * et uxor ejus vídua.</text:p>
          </table:table-cell>
          <table:table-cell office:value-type="string">
            <text:p>Fiant fílii ejus órphani: * et uxor ejus vídua.</text:p>
          </table:table-cell>
          <table:table-cell table:formula="of:=[.B2134]=[.A21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utántes transferántur fílii ejus, et mendícent: * et ejiciántur de habitatiónibus suis.</text:p>
          </table:table-cell>
          <table:table-cell office:value-type="string">
            <text:p>Nutántes transferántur fílii ejus, et mendícent: * et ejiciántur de habitatiónibus suis.</text:p>
          </table:table-cell>
          <table:table-cell table:formula="of:=[.B2135]=[.A21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crutétur fœnerátor omnem substántiam ejus: * et dirípiant aliéni labóres ejus.</text:p>
          </table:table-cell>
          <table:table-cell office:value-type="string">
            <text:p>Scrutétur fœnerátor omnem substántiam ejus: * et dirípiant aliéni labóres ejus.</text:p>
          </table:table-cell>
          <table:table-cell table:formula="of:=[.B2136]=[.A21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sit illi adjútor: * nec sit qui misereátur pupíllis ejus.</text:p>
          </table:table-cell>
          <table:table-cell office:value-type="string">
            <text:p>Non sit illi adjútor: * nec sit qui misereátur pupíllis ejus.</text:p>
          </table:table-cell>
          <table:table-cell table:formula="of:=[.B2137]=[.A21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nt nati ejus in intéritum: * in generatióne una deleátur nomen ejus.</text:p>
          </table:table-cell>
          <table:table-cell office:value-type="string">
            <text:p>Fiant nati ejus in intéritum: * in generatióne una deleátur nomen ejus.</text:p>
          </table:table-cell>
          <table:table-cell table:formula="of:=[.B2138]=[.A21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8 ii</text:p>
          </table:table-cell>
          <table:table-cell office:value-type="string">
            <text:p>Psalmus 108. ii. In memoriam</text:p>
          </table:table-cell>
          <table:table-cell table:formula="of:=[.B2139]=[.A213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memóriam rédeat iníquitas patrum ejus in conspéctu Dómini: * et peccátum matris ejus non deleátur.</text:p>
          </table:table-cell>
          <table:table-cell office:value-type="string">
            <text:p>In memóriam rédeat iníquitas patrum ejus in conspéctu Dómini: * et peccátum matris ejus non deleátur.</text:p>
          </table:table-cell>
          <table:table-cell table:formula="of:=[.B2140]=[.A21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nt contra Dóminum semper, et dispéreat de terra memória eórum: * pro eo quod non est recordátus fácere misericórdiam.</text:p>
          </table:table-cell>
          <table:table-cell office:value-type="string">
            <text:p>Fiant contra Dóminum semper, et dispéreat de terra memória eórum: * pro eo quod non est recordátus fácere misericórdiam.</text:p>
          </table:table-cell>
          <table:table-cell table:formula="of:=[.B2141]=[.A21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ersecútus est hóminem ínopem, et mendícum, * et compúnctum corde mortificáre.</text:p>
          </table:table-cell>
          <table:table-cell office:value-type="string">
            <text:p>Et persecútus est hóminem ínopem, et mendícum, * et compúnctum corde mortificáre.</text:p>
          </table:table-cell>
          <table:table-cell table:formula="of:=[.B2142]=[.A21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iléxit maledictiónem, et véniet ei: * et nóluit benedictiónem, et elongábitur ab eo.</text:p>
          </table:table-cell>
          <table:table-cell office:value-type="string">
            <text:p>Et diléxit maledictiónem, et véniet ei: * et nóluit benedictiónem, et elongábitur ab eo.</text:p>
          </table:table-cell>
          <table:table-cell table:formula="of:=[.B2143]=[.A21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índuit maledictiónem sicut vestiméntum, * et intrávit sicut aqua in interióra ejus, et sicut óleum in óssibus ejus.</text:p>
          </table:table-cell>
          <table:table-cell office:value-type="string">
            <text:p>Et índuit maledictiónem sicut vestiméntum, * et intrávit sicut aqua in interióra ejus, et sicut óleum in óssibus ejus.</text:p>
          </table:table-cell>
          <table:table-cell table:formula="of:=[.B2144]=[.A21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t ei sicut vestiméntum, quo operítur: * et sicut zona, qua semper præcíngitur.</text:p>
          </table:table-cell>
          <table:table-cell office:value-type="string">
            <text:p>Fiat ei sicut vestiméntum, quo operítur: * et sicut zona, qua semper præcíngitur.</text:p>
          </table:table-cell>
          <table:table-cell table:formula="of:=[.B2145]=[.A21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oc opus eórum, qui détrahunt mihi apud Dóminum: * et qui loquúntur mala advérsus ánimam meam.</text:p>
          </table:table-cell>
          <table:table-cell office:value-type="string">
            <text:p>Hoc opus eórum, qui détrahunt mihi apud Dóminum: * et qui loquúntur mala advérsus ánimam meam.</text:p>
          </table:table-cell>
          <table:table-cell table:formula="of:=[.B2146]=[.A21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tu, Dómine, Dómine, fac mecum propter nomen tuum: * quia suávis est misericórdia tua.</text:p>
          </table:table-cell>
          <table:table-cell office:value-type="string">
            <text:p>Et tu, Dómine, Dómine, fac mecum propter nomen tuum: * quia suávis est misericórdia tua.</text:p>
          </table:table-cell>
          <table:table-cell table:formula="of:=[.B2147]=[.A21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8 iii</text:p>
          </table:table-cell>
          <table:table-cell office:value-type="string">
            <text:p>Psalmus 108. iii. Libera me</text:p>
          </table:table-cell>
          <table:table-cell table:formula="of:=[.B2148]=[.A21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íbera me quia egénus, et pauper ego sum: * et cor meum conturbátum est intra me.</text:p>
          </table:table-cell>
          <table:table-cell office:value-type="string">
            <text:p>Líbera me quia egénus, et pauper ego sum: * et cor meum conturbátum est intra me.</text:p>
          </table:table-cell>
          <table:table-cell table:formula="of:=[.B2149]=[.A21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ut umbra cum declínat, ablátus sum: * et excússus sum sicut locústæ.</text:p>
          </table:table-cell>
          <table:table-cell office:value-type="string">
            <text:p>Sicut umbra cum declínat, ablátus sum: * et excússus sum sicut locústæ.</text:p>
          </table:table-cell>
          <table:table-cell table:formula="of:=[.B2150]=[.A21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Génua mea infirmáta sunt a jejúnio: * et caro mea immutáta est propter óleum.</text:p>
          </table:table-cell>
          <table:table-cell office:value-type="string">
            <text:p>Génua mea infirmáta sunt a jejúnio: * et caro mea immutáta est propter óleum.</text:p>
          </table:table-cell>
          <table:table-cell table:formula="of:=[.B2151]=[.A21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go factus sum oppróbrium illis: * vidérunt me, et movérunt cápita sua.</text:p>
          </table:table-cell>
          <table:table-cell office:value-type="string">
            <text:p>Et ego factus sum oppróbrium illis: * vidérunt me, et movérunt cápita sua.</text:p>
          </table:table-cell>
          <table:table-cell table:formula="of:=[.B2152]=[.A21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djuva me, Dómine, Deus meus: * salvum me fac secúndum misericórdiam tuam.</text:p>
          </table:table-cell>
          <table:table-cell office:value-type="string">
            <text:p>Adjuva me, Dómine, Deus meus: * salvum me fac secúndum misericórdiam tuam.</text:p>
          </table:table-cell>
          <table:table-cell table:formula="of:=[.B2153]=[.A215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sciant quia manus tua hæc: * et tu, Dómine, fecísti eam.</text:p>
          </table:table-cell>
          <table:table-cell office:value-type="string">
            <text:p>Et sciant quia manus tua hæc: * et tu, Dómine, fecísti eam.</text:p>
          </table:table-cell>
          <table:table-cell table:formula="of:=[.B2154]=[.A21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ledícent illi, et tu benedíces: * qui insúrgunt in me, confundántur: servus autem tuus lætábitur.</text:p>
          </table:table-cell>
          <table:table-cell office:value-type="string">
            <text:p>Maledícent illi, et tu benedíces: * qui insúrgunt in me, confundántur: servus autem tuus lætábitur.</text:p>
          </table:table-cell>
          <table:table-cell table:formula="of:=[.B2155]=[.A21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duántur qui détrahunt mihi, pudóre: * et operiántur sicut diplóide confusióne sua.</text:p>
          </table:table-cell>
          <table:table-cell office:value-type="string">
            <text:p>Induántur qui détrahunt mihi, pudóre: * et operiántur sicut deplóide confusióne sua.</text:p>
          </table:table-cell>
          <table:table-cell table:formula="of:=[.B2156]=[.A2156]" office:value-type="boolean" office:boolean-value="false">
            <text:p>FALSE</text:p>
          </table:table-cell>
          <table:table-cell office:value-type="string">
            <text:p>xx</text:p>
          </table:table-cell>
          <table:table-cell office:value-type="string">
            <text:p>diplóide </text:p>
          </table:table-cell>
          <table:table-cell/>
        </table:table-row>
        <table:table-row table:style-name="ro1">
          <table:table-cell office:value-type="string">
            <text:p>Confitébor Dómino nimis in ore meo: * et in médio multórum laudábo eum.</text:p>
          </table:table-cell>
          <table:table-cell office:value-type="string">
            <text:p>Confitébor Dómino nimis in ore meo: * et in médio multórum laudábo eum.</text:p>
          </table:table-cell>
          <table:table-cell table:formula="of:=[.B2157]=[.A21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ástitit a dextris páuperis, * ut salvam fáceret a persequéntibus ánimam meam.</text:p>
          </table:table-cell>
          <table:table-cell office:value-type="string">
            <text:p>Quia ástitit a dextris páuperis, * ut salvam fáceret a persequéntibus ánimam meam.</text:p>
          </table:table-cell>
          <table:table-cell table:formula="of:=[.B2158]=[.A21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09</text:p>
          </table:table-cell>
          <table:table-cell office:value-type="string">
            <text:p>Psalmus 109. Dixit Dominus</text:p>
          </table:table-cell>
          <table:table-cell table:formula="of:=[.B2159]=[.A215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xit Dóminus Dómino meo: * Sede a dextris meis:‡</text:p>
          </table:table-cell>
          <table:table-cell office:value-type="string">
            <text:p>Dixit Dóminus Dómino meo: * Sede a dextris meis:</text:p>
          </table:table-cell>
          <table:table-cell table:formula="of:=[.B2160]=[.A216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onec ponam inimícos tuos, * scabéllum pedum tuórum.</text:p>
          </table:table-cell>
          <table:table-cell office:value-type="string">
            <text:p>Donec ponam inimícos tuos, * scabéllum pedum tuórum.</text:p>
          </table:table-cell>
          <table:table-cell table:formula="of:=[.B2161]=[.A21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rgam virtútis tuæ emíttet Dóminus ex Sion: * domináre in médio inimicórum tuórum.</text:p>
          </table:table-cell>
          <table:table-cell office:value-type="string">
            <text:p>Virgam virtútis tuæ emíttet Dóminus ex Sion: * domináre in médio inimicórum tuórum.</text:p>
          </table:table-cell>
          <table:table-cell table:formula="of:=[.B2162]=[.A21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ecum princípium in die virtútis tuæ in splendóribus sanctórum: * ex útero ante lucíferum génui te.</text:p>
          </table:table-cell>
          <table:table-cell office:value-type="string">
            <text:p>Tecum princípium in die virtútis tuæ in splendóribus sanctórum: * ex útero ante lucíferum génui te.</text:p>
          </table:table-cell>
          <table:table-cell table:formula="of:=[.B2163]=[.A21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rávit Dóminus, et non pœnitébit eum: * Tu es sacérdos in ætérnum secúndum órdinem Melchísedech.</text:p>
          </table:table-cell>
          <table:table-cell office:value-type="string">
            <text:p>Jurávit Dóminus, et non pœnitébit eum: * Tu es sacérdos in ætérnum secúndum órdinem Melchísedech.</text:p>
          </table:table-cell>
          <table:table-cell table:formula="of:=[.B2164]=[.A21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a dextris tuis, * confrégit in die iræ suæ reges.</text:p>
          </table:table-cell>
          <table:table-cell office:value-type="string">
            <text:p>Dóminus a dextris tuis, * confrégit in die iræ suæ reges.</text:p>
          </table:table-cell>
          <table:table-cell table:formula="of:=[.B2165]=[.A21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dicábit in natiónibus, implébit ruínas: * conquassábit cápita in terra multórum.</text:p>
          </table:table-cell>
          <table:table-cell office:value-type="string">
            <text:p>Judicábit in natiónibus, implébit ruínas: * conquassábit cápita in terra multórum.</text:p>
          </table:table-cell>
          <table:table-cell table:formula="of:=[.B2166]=[.A21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 torrénte in via bibet: * proptérea exaltábit caput.</text:p>
          </table:table-cell>
          <table:table-cell office:value-type="string">
            <text:p>De torrénte in via bibet: * proptérea exaltábit caput.</text:p>
          </table:table-cell>
          <table:table-cell table:formula="of:=[.B2167]=[.A21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0</text:p>
          </table:table-cell>
          <table:table-cell office:value-type="string">
            <text:p>Psalmus 110. Confitebor</text:p>
          </table:table-cell>
          <table:table-cell table:formula="of:=[.B2168]=[.A216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bor tibi, Dómine, in toto corde meo: * in consílio justórum, et congregatióne.</text:p>
          </table:table-cell>
          <table:table-cell office:value-type="string">
            <text:p>Confitébor tibi, Dómine, in toto corde meo: * in consílio justórum, et congregatióne.</text:p>
          </table:table-cell>
          <table:table-cell table:formula="of:=[.B2169]=[.A21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gna ópera Dómini: * exquisíta in omnes voluntátes ejus.</text:p>
          </table:table-cell>
          <table:table-cell office:value-type="string">
            <text:p>Magna ópera Dómini: * exquisíta in omnes voluntátes ejus.</text:p>
          </table:table-cell>
          <table:table-cell table:formula="of:=[.B2170]=[.A21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éssio et magnificéntia opus ejus: * et justítia ejus manet in sæculum sæculi.</text:p>
          </table:table-cell>
          <table:table-cell office:value-type="string">
            <text:p>Conféssio et magnificéntia opus ejus: * et justítia ejus manet in sæculum sæculi.</text:p>
          </table:table-cell>
          <table:table-cell table:formula="of:=[.B2171]=[.A21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óriam fecit mirabílium suórum, miséricors et miserátor Dóminus: * escam dedit timéntibus se.</text:p>
          </table:table-cell>
          <table:table-cell office:value-type="string">
            <text:p>Memóriam fecit mirabílium suórum, miséricors et miserátor Dóminus: * escam dedit timéntibus se.</text:p>
          </table:table-cell>
          <table:table-cell table:formula="of:=[.B2172]=[.A21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or erit in sæculum testaménti sui: * virtútem óperum suórum annuntiábit pópulo suo:</text:p>
          </table:table-cell>
          <table:table-cell office:value-type="string">
            <text:p>Memor erit in sæculum testaménti sui: * virtútem óperum suórum annuntiábit pópulo suo:</text:p>
          </table:table-cell>
          <table:table-cell table:formula="of:=[.B2173]=[.A21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det illis hereditátem géntium: * ópera mánuum ejus véritas, et judícium.</text:p>
          </table:table-cell>
          <table:table-cell office:value-type="string">
            <text:p>Ut det illis hereditátem géntium: * ópera mánuum ejus véritas, et judícium.</text:p>
          </table:table-cell>
          <table:table-cell table:formula="of:=[.B2174]=[.A21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délia ómnia mandáta ejus: confirmáta in sæculum sæculi, * facta in veritáte et æquitáte.</text:p>
          </table:table-cell>
          <table:table-cell office:value-type="string">
            <text:p>Fidélia ómnia mandáta ejus: confirmáta in sæculum sæculi, * facta in veritáte et æquitáte.</text:p>
          </table:table-cell>
          <table:table-cell table:formula="of:=[.B2175]=[.A21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demptiónem misit pópulo suo: * mandávit in ætérnum testaméntum suum.</text:p>
          </table:table-cell>
          <table:table-cell office:value-type="string">
            <text:p>Redemptiónem misit pópulo suo: * mandávit in ætérnum testaméntum suum.</text:p>
          </table:table-cell>
          <table:table-cell table:formula="of:=[.B2176]=[.A21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nctum, et terríbile nomen ejus: * inítium sapiéntiæ timor Dómini.</text:p>
          </table:table-cell>
          <table:table-cell office:value-type="string">
            <text:p>(fit reverentia) Sanctum, et terríbile nomen ejus: * inítium sapiéntiæ timor Dómini.</text:p>
          </table:table-cell>
          <table:table-cell table:formula="of:=[.B2177]=[.A217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telléctus bonus ómnibus faciéntibus eum: * laudátio ejus manet in sæculum sæculi.</text:p>
          </table:table-cell>
          <table:table-cell office:value-type="string">
            <text:p>Intelléctus bonus ómnibus faciéntibus eum: * laudátio ejus manet in sæculum sæculi.</text:p>
          </table:table-cell>
          <table:table-cell table:formula="of:=[.B2178]=[.A21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1</text:p>
          </table:table-cell>
          <table:table-cell office:value-type="string">
            <text:p>Psalmus 111. Beatus vir</text:p>
          </table:table-cell>
          <table:table-cell table:formula="of:=[.B2179]=[.A217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átus vir, qui timet Dóminum: * in mandátis ejus volet nimis.</text:p>
          </table:table-cell>
          <table:table-cell office:value-type="string">
            <text:p>Beátus vir, qui timet Dóminum: * in mandátis ejus volet nimis.</text:p>
          </table:table-cell>
          <table:table-cell table:formula="of:=[.B2180]=[.A21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tens in terra erit semen ejus: * generátio rectórum benedicétur.</text:p>
          </table:table-cell>
          <table:table-cell office:value-type="string">
            <text:p>Potens in terra erit semen ejus: * generátio rectórum benedicétur.</text:p>
          </table:table-cell>
          <table:table-cell table:formula="of:=[.B2181]=[.A21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Glória, et divítiæ in domo ejus: * et justítia ejus manet in sæculum sæculi.</text:p>
          </table:table-cell>
          <table:table-cell office:value-type="string">
            <text:p>Glória, et divítiæ in domo ejus: * et justítia ejus manet in sæculum sæculi.</text:p>
          </table:table-cell>
          <table:table-cell table:formula="of:=[.B2182]=[.A21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órtum est in ténebris lumen rectis: * miséricors, et miserátor, et justus.</text:p>
          </table:table-cell>
          <table:table-cell office:value-type="string">
            <text:p>Exórtum est in ténebris lumen rectis: * miséricors, et miserátor, et justus.</text:p>
          </table:table-cell>
          <table:table-cell table:formula="of:=[.B2183]=[.A21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cúndus homo qui miserétur et cómmodat, dispónet sermónes suos in judício: * quia in ætérnum non commovébitur.</text:p>
          </table:table-cell>
          <table:table-cell office:value-type="string">
            <text:p>Jucúndus homo qui miserétur et cómmodat, dispónet sermónes suos in judício: * quia in ætérnum non commovébitur.</text:p>
          </table:table-cell>
          <table:table-cell table:formula="of:=[.B2184]=[.A21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memória ætérna erit justus: * ab auditióne mala non timébit.</text:p>
          </table:table-cell>
          <table:table-cell office:value-type="string">
            <text:p>In memória ætérna erit justus: * ab auditióne mala non timébit.</text:p>
          </table:table-cell>
          <table:table-cell table:formula="of:=[.B2185]=[.A21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arátum cor ejus speráre in Dómino, confirmátum est cor ejus: * non commovébitur donec despíciat inimícos suos.</text:p>
          </table:table-cell>
          <table:table-cell office:value-type="string">
            <text:p>Parátum cor ejus speráre in Dómino, confirmátum est cor ejus: * non commovébitur donec despíciat inimícos suos.</text:p>
          </table:table-cell>
          <table:table-cell table:formula="of:=[.B2186]=[.A21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spérsit, dedit paupéribus: justítia ejus manet in sæculum sæculi, * cornu ejus exaltábitur in glória.</text:p>
          </table:table-cell>
          <table:table-cell office:value-type="string">
            <text:p>Dispérsit, dedit paupéribus: justítia ejus manet in sæculum sæculi, * cornu ejus exaltábitur in glória.</text:p>
          </table:table-cell>
          <table:table-cell table:formula="of:=[.B2187]=[.A21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eccátor vidébit, et irascétur, déntibus suis fremet et tabéscet: * desidérium peccatórum períbit.</text:p>
          </table:table-cell>
          <table:table-cell office:value-type="string">
            <text:p>Peccátor vidébit, et irascétur, déntibus suis fremet et tabéscet: * desidérium peccatórum períbit.</text:p>
          </table:table-cell>
          <table:table-cell table:formula="of:=[.B2188]=[.A21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2</text:p>
          </table:table-cell>
          <table:table-cell office:value-type="string">
            <text:p>Psalmus 112. Laudate, pueri</text:p>
          </table:table-cell>
          <table:table-cell table:formula="of:=[.B2189]=[.A218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udáte, púeri, Dóminum: * laudáte nomen Dómini.</text:p>
          </table:table-cell>
          <table:table-cell office:value-type="string">
            <text:p>Laudáte, púeri, Dóminum: * laudáte nomen Dómini.</text:p>
          </table:table-cell>
          <table:table-cell table:formula="of:=[.B2190]=[.A21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t nomen Dómini benedíctum, * ex hoc nunc, ut usque in sæculum.</text:p>
          </table:table-cell>
          <table:table-cell office:value-type="string">
            <text:p>(fit reverentia) Sit nomen Dómini benedíctum, * ex hoc nunc, et usque in sæculum.</text:p>
          </table:table-cell>
          <table:table-cell table:formula="of:=[.B2191]=[.A219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 solis ortu usque ad occásum, * laudábile nomen Dómini.</text:p>
          </table:table-cell>
          <table:table-cell office:value-type="string">
            <text:p>A solis ortu usque ad occásum, * laudábile nomen Dómini.</text:p>
          </table:table-cell>
          <table:table-cell table:formula="of:=[.B2192]=[.A21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célsus super omnes gentes Dóminus, * et super cælos glória ejus.</text:p>
          </table:table-cell>
          <table:table-cell office:value-type="string">
            <text:p>Excélsus super omnes gentes Dóminus, * et super cælos glória ejus.</text:p>
          </table:table-cell>
          <table:table-cell table:formula="of:=[.B2193]=[.A21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s sicut Dóminus, Deus noster, qui in altis hábitat, * et humília réspicit in cælo et in terra?</text:p>
          </table:table-cell>
          <table:table-cell office:value-type="string">
            <text:p>Quis sicut Dóminus, Deus noster, qui in altis hábitat, * et humília réspicit in cælo et in terra?</text:p>
          </table:table-cell>
          <table:table-cell table:formula="of:=[.B2194]=[.A21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úscitans a terra ínopem, * et de stércore érigens páuperem:</text:p>
          </table:table-cell>
          <table:table-cell office:value-type="string">
            <text:p>Súscitans a terra ínopem, * et de stércore érigens páuperem:</text:p>
          </table:table-cell>
          <table:table-cell table:formula="of:=[.B2195]=[.A21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cóllocet eum cum princípibus, * cum princípibus pópuli sui.</text:p>
          </table:table-cell>
          <table:table-cell office:value-type="string">
            <text:p>Ut cóllocet eum cum princípibus, * cum princípibus pópuli sui.</text:p>
          </table:table-cell>
          <table:table-cell table:formula="of:=[.B2196]=[.A21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habitáre facit stérilem in domo, * matrem filiórum lætántem.</text:p>
          </table:table-cell>
          <table:table-cell office:value-type="string">
            <text:p>Qui habitáre facit stérilem in domo, * matrem filiórum lætántem.</text:p>
          </table:table-cell>
          <table:table-cell table:formula="of:=[.B2197]=[.A21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3</text:p>
          </table:table-cell>
          <table:table-cell office:value-type="string">
            <text:p>Psalmus 113. In exitu Israël</text:p>
          </table:table-cell>
          <table:table-cell table:formula="of:=[.B2198]=[.A21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éxitu Israël de Ægýpto, * domus Jacob de pópulo bárbaro:</text:p>
          </table:table-cell>
          <table:table-cell office:value-type="string">
            <text:p>In éxitu Israël de Ægýpto, * domus Jacob de pópulo bárbaro:</text:p>
          </table:table-cell>
          <table:table-cell table:formula="of:=[.B2199]=[.A21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acta est Judæa sanctificátio ejus, * Israël potéstas ejus.</text:p>
          </table:table-cell>
          <table:table-cell office:value-type="string">
            <text:p>Facta est Judæa sanctificátio ejus, * Israël potéstas ejus.</text:p>
          </table:table-cell>
          <table:table-cell table:formula="of:=[.B2200]=[.A22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re vidit, et fugit: * Jordánis convérsus est retrórsum.</text:p>
          </table:table-cell>
          <table:table-cell office:value-type="string">
            <text:p>Mare vidit, et fugit: * Jordánis convérsus est retrórsum.</text:p>
          </table:table-cell>
          <table:table-cell table:formula="of:=[.B2201]=[.A22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ontes exsultavérunt ut aríetes, * et colles sicut agni óvium.</text:p>
          </table:table-cell>
          <table:table-cell office:value-type="string">
            <text:p>Montes exsultavérunt ut aríetes, * et colles sicut agni óvium.</text:p>
          </table:table-cell>
          <table:table-cell table:formula="of:=[.B2202]=[.A22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d est tibi, mare, quod fugísti: * et tu, Jordánis, quia convérsus es retrórsum?</text:p>
          </table:table-cell>
          <table:table-cell office:value-type="string">
            <text:p>Quid est tibi, mare, quod fugísti: * et tu, Jordánis, quia convérsus es retrórsum?</text:p>
          </table:table-cell>
          <table:table-cell table:formula="of:=[.B2203]=[.A22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ontes, exsultástis sicut aríetes, * et colles, sicut agni óvium.</text:p>
          </table:table-cell>
          <table:table-cell office:value-type="string">
            <text:p>Montes, exsultástis sicut aríetes, * et colles, sicut agni óvium.</text:p>
          </table:table-cell>
          <table:table-cell table:formula="of:=[.B2204]=[.A22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fácie Dómini mota est terra, * a fácie Dei Jacob.</text:p>
          </table:table-cell>
          <table:table-cell office:value-type="string">
            <text:p>A fácie Dómini mota est terra, * a fácie Dei Jacob.</text:p>
          </table:table-cell>
          <table:table-cell table:formula="of:=[.B2205]=[.A22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convértit petram in stagna aquárum, * et rupem in fontes aquárum.</text:p>
          </table:table-cell>
          <table:table-cell office:value-type="string">
            <text:p>Qui convértit petram in stagna aquárum, * et rupem in fontes aquárum.</text:p>
          </table:table-cell>
          <table:table-cell table:formula="of:=[.B2206]=[.A22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nobis, Dómine, non nobis: * sed nómini tuo da glóriam.</text:p>
          </table:table-cell>
          <table:table-cell office:value-type="string">
            <text:p>Non nobis, Dómine, non nobis: * sed nómini tuo da glóriam.</text:p>
          </table:table-cell>
          <table:table-cell table:formula="of:=[.B2207]=[.A22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er misericórdia tua, et veritáte tua: * nequándo dicant gentes: Ubi est Deus eórum?</text:p>
          </table:table-cell>
          <table:table-cell office:value-type="string">
            <text:p>Super misericórdia tua, et veritáte tua: * nequándo dicant gentes: Ubi est Deus eórum?</text:p>
          </table:table-cell>
          <table:table-cell table:formula="of:=[.B2208]=[.A22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autem noster in cælo: * ómnia quæcúmque vóluit, fecit.</text:p>
          </table:table-cell>
          <table:table-cell office:value-type="string">
            <text:p>Deus autem noster in cælo: * ómnia quæcúmque vóluit, fecit.</text:p>
          </table:table-cell>
          <table:table-cell table:formula="of:=[.B2209]=[.A22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mulácra géntium argéntum, et aurum, * ópera mánuum hóminum.</text:p>
          </table:table-cell>
          <table:table-cell office:value-type="string">
            <text:p>Simulácra géntium argéntum, et aurum, * ópera mánuum hóminum.</text:p>
          </table:table-cell>
          <table:table-cell table:formula="of:=[.B2210]=[.A22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s habent, et non loquéntur: * óculos habent, et non vidébunt.</text:p>
          </table:table-cell>
          <table:table-cell office:value-type="string">
            <text:p>Os habent, et non loquéntur: * óculos habent, et non vidébunt.</text:p>
          </table:table-cell>
          <table:table-cell table:formula="of:=[.B2211]=[.A22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res habent, et non áudient: * nares habent, et non odorábunt.</text:p>
          </table:table-cell>
          <table:table-cell office:value-type="string">
            <text:p>Aures habent, et non áudient: * nares habent, et non odorábunt.</text:p>
          </table:table-cell>
          <table:table-cell table:formula="of:=[.B2212]=[.A22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nus habent, et non palpábunt: pedes habent, et non ambulábunt: * non clamábunt in gútture suo.</text:p>
          </table:table-cell>
          <table:table-cell office:value-type="string">
            <text:p>Manus habent, et non palpábunt: pedes habent, et non ambulábunt: * non clamábunt in gútture suo.</text:p>
          </table:table-cell>
          <table:table-cell table:formula="of:=[.B2213]=[.A22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ímiles illis fiant qui fáciunt ea: * et omnes qui confídunt in eis.</text:p>
          </table:table-cell>
          <table:table-cell office:value-type="string">
            <text:p>Símiles illis fiant qui fáciunt ea: * et omnes qui confídunt in eis.</text:p>
          </table:table-cell>
          <table:table-cell table:formula="of:=[.B2214]=[.A22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omus Israël sperávit in Dómino: * adjútor eórum et protéctor eórum est,</text:p>
          </table:table-cell>
          <table:table-cell office:value-type="string">
            <text:p>Domus Israël sperávit in Dómino: * adjútor eórum et protéctor eórum est,</text:p>
          </table:table-cell>
          <table:table-cell table:formula="of:=[.B2215]=[.A22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omus Áaron sperávit in Dómino: * adjútor eórum et protéctor eórum est,</text:p>
          </table:table-cell>
          <table:table-cell office:value-type="string">
            <text:p>Domus Aaron sperávit in Dómino: * adjútor eórum et protéctor eórum est,</text:p>
          </table:table-cell>
          <table:table-cell table:formula="of:=[.B2216]=[.A221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timent Dóminum, speravérunt in Dómino: * adjútor eórum et protéctor eórum est.</text:p>
          </table:table-cell>
          <table:table-cell office:value-type="string">
            <text:p>Qui timent Dóminum, speravérunt in Dómino: * adjútor eórum et protéctor eórum est.</text:p>
          </table:table-cell>
          <table:table-cell table:formula="of:=[.B2217]=[.A22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memor fuit nostri: * et benedíxit nobis:</text:p>
          </table:table-cell>
          <table:table-cell office:value-type="string">
            <text:p>Dóminus memor fuit nostri: * et benedíxit nobis:</text:p>
          </table:table-cell>
          <table:table-cell table:formula="of:=[.B2218]=[.A22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xit dómui Israël: * benedíxit dómui Áaron.</text:p>
          </table:table-cell>
          <table:table-cell office:value-type="string">
            <text:p>Benedíxit dómui Israël: * benedíxit dómui Aaron.</text:p>
          </table:table-cell>
          <table:table-cell table:formula="of:=[.B2219]=[.A221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nedíxit ómnibus, qui timent Dóminum, * pusíllis cum majóribus.</text:p>
          </table:table-cell>
          <table:table-cell office:value-type="string">
            <text:p>Benedíxit ómnibus, qui timent Dóminum, * pusíllis cum majóribus.</text:p>
          </table:table-cell>
          <table:table-cell table:formula="of:=[.B2220]=[.A22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jíciat Dóminus super vos: * super vos, et super fílios vestros.</text:p>
          </table:table-cell>
          <table:table-cell office:value-type="string">
            <text:p>Adjíciat Dóminus super vos: * super vos, et super fílios vestros.</text:p>
          </table:table-cell>
          <table:table-cell table:formula="of:=[.B2221]=[.A22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ti vos a Dómino, * qui fecit cælum, et terram.</text:p>
          </table:table-cell>
          <table:table-cell office:value-type="string">
            <text:p>Benedícti vos a Dómino, * qui fecit cælum, et terram.</text:p>
          </table:table-cell>
          <table:table-cell table:formula="of:=[.B2222]=[.A22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ælum cæli Dómino: * terram autem dedit fíliis hóminum.</text:p>
          </table:table-cell>
          <table:table-cell office:value-type="string">
            <text:p>Cælum cæli Dómino: * terram autem dedit fíliis hóminum.</text:p>
          </table:table-cell>
          <table:table-cell table:formula="of:=[.B2223]=[.A22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mórtui laudábunt te, Dómine: * neque omnes, qui descéndunt in inférnum.</text:p>
          </table:table-cell>
          <table:table-cell office:value-type="string">
            <text:p>Non mórtui laudábunt te, Dómine: * neque omnes, qui descéndunt in inférnum.</text:p>
          </table:table-cell>
          <table:table-cell table:formula="of:=[.B2224]=[.A22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d nos qui vívimus, benedícimus Dómino, * ex hoc nunc et usque in sæculum.</text:p>
          </table:table-cell>
          <table:table-cell office:value-type="string">
            <text:p>Sed nos qui vívimus, benedícimus Dómino, * ex hoc nunc et usque in sæculum.</text:p>
          </table:table-cell>
          <table:table-cell table:formula="of:=[.B2225]=[.A22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4</text:p>
          </table:table-cell>
          <table:table-cell office:value-type="string">
            <text:p>Psalmus 114. Dilexi, quoniam</text:p>
          </table:table-cell>
          <table:table-cell table:formula="of:=[.B2226]=[.A222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léxi, quóniam exáudiet Dóminus * vocem oratiónis meæ.</text:p>
          </table:table-cell>
          <table:table-cell office:value-type="string">
            <text:p>Diléxi, quóniam exáudiet Dóminus * vocem oratiónis meæ.</text:p>
          </table:table-cell>
          <table:table-cell table:formula="of:=[.B2227]=[.A22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inclinávit aurem suam mihi: * et in diébus meis invocábo.</text:p>
          </table:table-cell>
          <table:table-cell office:value-type="string">
            <text:p>Quia inclinávit aurem suam mihi: * et in diébus meis invocábo.</text:p>
          </table:table-cell>
          <table:table-cell table:formula="of:=[.B2228]=[.A22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ircumdedérunt me dolóres mortis: * et perícula inférni invenérunt me.</text:p>
          </table:table-cell>
          <table:table-cell office:value-type="string">
            <text:p>Circumdedérunt me dolóres mortis: * et perícula inférni invenérunt me.</text:p>
          </table:table-cell>
          <table:table-cell table:formula="of:=[.B2229]=[.A22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ribulatiónem et dolórem invéni: * et nomen Dómini invocávi.</text:p>
          </table:table-cell>
          <table:table-cell office:value-type="string">
            <text:p>Tribulatiónem et dolórem invéni: * et nomen Dómini invocávi.</text:p>
          </table:table-cell>
          <table:table-cell table:formula="of:=[.B2230]=[.A22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 Dómine, líbera ánimam meam: * miséricors Dóminus, et justus, et Deus noster miserétur.</text:p>
          </table:table-cell>
          <table:table-cell office:value-type="string">
            <text:p>O Dómine, líbera ánimam meam: * miséricors Dóminus, et justus, et Deus noster miserétur.</text:p>
          </table:table-cell>
          <table:table-cell table:formula="of:=[.B2231]=[.A22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stódiens párvulos Dóminus: * humiliátus sum, et liberávit me.</text:p>
          </table:table-cell>
          <table:table-cell office:value-type="string">
            <text:p>Custódiens párvulos Dóminus: * humiliátus sum, et liberávit me.</text:p>
          </table:table-cell>
          <table:table-cell table:formula="of:=[.B2232]=[.A22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értere, ánima mea, in réquiem tuam: * quia Dóminus benefécit tibi.</text:p>
          </table:table-cell>
          <table:table-cell office:value-type="string">
            <text:p>Convértere, ánima mea, in réquiem tuam: * quia Dóminus benefécit tibi.</text:p>
          </table:table-cell>
          <table:table-cell table:formula="of:=[.B2233]=[.A22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erípuit ánimam meam de morte: * óculos meos a lácrimis, pedes meos a lapsu.</text:p>
          </table:table-cell>
          <table:table-cell office:value-type="string">
            <text:p>Quia erípuit ánimam meam de morte: * óculos meos a lácrimis, pedes meos a lapsu.</text:p>
          </table:table-cell>
          <table:table-cell table:formula="of:=[.B2234]=[.A22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lacébo Dómino * in regióne vivórum.</text:p>
          </table:table-cell>
          <table:table-cell office:value-type="string">
            <text:p>Placébo Dómino * in regióne vivórum.</text:p>
          </table:table-cell>
          <table:table-cell table:formula="of:=[.B2235]=[.A22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5</text:p>
          </table:table-cell>
          <table:table-cell office:value-type="string">
            <text:p>Psalmus 115. Credidi</text:p>
          </table:table-cell>
          <table:table-cell table:formula="of:=[.B2236]=[.A223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rédidi, propter quod locútus sum: * ego autem humiliátus sum nimis.</text:p>
          </table:table-cell>
          <table:table-cell office:value-type="string">
            <text:p>Crédidi, propter quod locútus sum: * ego autem humiliátus sum nimis.</text:p>
          </table:table-cell>
          <table:table-cell table:formula="of:=[.B2237]=[.A22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go dixi in excéssu meo: * Omnis homo mendax.</text:p>
          </table:table-cell>
          <table:table-cell office:value-type="string">
            <text:p>Ego dixi in excéssu meo: * Omnis homo mendax.</text:p>
          </table:table-cell>
          <table:table-cell table:formula="of:=[.B2238]=[.A22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d retríbuam Dómino, * pro ómnibus, quæ retríbuit mihi?</text:p>
          </table:table-cell>
          <table:table-cell office:value-type="string">
            <text:p>Quid retríbuam Dómino, * pro ómnibus, quæ retríbuit mihi?</text:p>
          </table:table-cell>
          <table:table-cell table:formula="of:=[.B2239]=[.A22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álicem salutáris accípiam: * et nomen Dómini invocábo.</text:p>
          </table:table-cell>
          <table:table-cell office:value-type="string">
            <text:p>Cálicem salutáris accípiam: * et nomen Dómini invocábo.</text:p>
          </table:table-cell>
          <table:table-cell table:formula="of:=[.B2240]=[.A22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ta mea Dómino reddam coram omni pópulo ejus: * pretiósa in conspéctu Dómini mors sanctórum ejus:</text:p>
          </table:table-cell>
          <table:table-cell office:value-type="string">
            <text:p>Vota mea Dómino reddam coram omni pópulo ejus: * pretiósa in conspéctu Dómini mors sanctórum ejus:</text:p>
          </table:table-cell>
          <table:table-cell table:formula="of:=[.B2241]=[.A22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 Dómine, quia ego servus tuus: * ego servus tuus, et fílius ancíllæ tuæ.</text:p>
          </table:table-cell>
          <table:table-cell office:value-type="string">
            <text:p>O Dómine, quia ego servus tuus: * ego servus tuus, et fílius ancíllæ tuæ.</text:p>
          </table:table-cell>
          <table:table-cell table:formula="of:=[.B2242]=[.A22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rupísti víncula mea: * tibi sacrificábo hóstiam laudis, et nomen Dómini invocábo.</text:p>
          </table:table-cell>
          <table:table-cell office:value-type="string">
            <text:p>Dirupísti víncula mea: * tibi sacrificábo hóstiam laudis, et nomen Dómini invocábo.</text:p>
          </table:table-cell>
          <table:table-cell table:formula="of:=[.B2243]=[.A22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ta mea Dómino reddam in conspéctu omnis pópuli ejus: * in átriis domus Dómini, in médio tui, Jerúsalem.</text:p>
          </table:table-cell>
          <table:table-cell office:value-type="string">
            <text:p>Vota mea Dómino reddam in conspéctu omnis pópuli ejus: * in átriis domus Dómini, in médio tui, Jerúsalem.</text:p>
          </table:table-cell>
          <table:table-cell table:formula="of:=[.B2244]=[.A22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6</text:p>
          </table:table-cell>
          <table:table-cell office:value-type="string">
            <text:p>Psalmus 116. Laudate Dominum</text:p>
          </table:table-cell>
          <table:table-cell table:formula="of:=[.B2245]=[.A224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udáte Dóminum, omnes gentes: *‡ laudáte eum, omnes pópuli:</text:p>
          </table:table-cell>
          <table:table-cell office:value-type="string">
            <text:p>Laudáte Dóminum, omnes Gentes: * laudáte eum, omnes pópuli:</text:p>
          </table:table-cell>
          <table:table-cell table:formula="of:=[.B2246]=[.A224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confirmáta est super nos misericórdia ejus: * et véritas Dómini manet in ætérnum.</text:p>
          </table:table-cell>
          <table:table-cell office:value-type="string">
            <text:p>Quóniam confirmáta est super nos misericórdia ejus: * et véritas Dómini manet in ætérnum.</text:p>
          </table:table-cell>
          <table:table-cell table:formula="of:=[.B2247]=[.A22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7</text:p>
          </table:table-cell>
          <table:table-cell office:value-type="string">
            <text:p>Psalmus 117. Confitemini Domino</text:p>
          </table:table-cell>
          <table:table-cell table:formula="of:=[.B2248]=[.A22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mini Dómino quóniam bonus: * quóniam in sæculum misericórdia ejus.</text:p>
          </table:table-cell>
          <table:table-cell office:value-type="string">
            <text:p>Confitémini Dómino quóniam bonus: * quóniam in sæculum misericórdia ejus.</text:p>
          </table:table-cell>
          <table:table-cell table:formula="of:=[.B2249]=[.A22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cat nunc Israël quóniam bonus: * quóniam in sæculum misericórdia ejus.</text:p>
          </table:table-cell>
          <table:table-cell office:value-type="string">
            <text:p>Dicat nunc Israël quóniam bonus: * quóniam in sæculum misericórdia ejus.</text:p>
          </table:table-cell>
          <table:table-cell table:formula="of:=[.B2250]=[.A22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cat nunc domus Áaron: * quóniam in sæculum misericórdia ejus.</text:p>
          </table:table-cell>
          <table:table-cell office:value-type="string">
            <text:p>Dicat nunc domus Aaron: * quóniam in sæculum misericórdia ejus.</text:p>
          </table:table-cell>
          <table:table-cell table:formula="of:=[.B2251]=[.A225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cant nunc qui timent Dóminum: * quóniam in sæculum misericórdia ejus.</text:p>
          </table:table-cell>
          <table:table-cell office:value-type="string">
            <text:p>Dicant nunc qui timent Dóminum: * quóniam in sæculum misericórdia ejus.</text:p>
          </table:table-cell>
          <table:table-cell table:formula="of:=[.B2252]=[.A22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 tribulatióne invocávi Dóminum: * et exaudívit me in latitúdine Dóminus.</text:p>
          </table:table-cell>
          <table:table-cell office:value-type="string">
            <text:p>De tribulatióne invocávi Dóminum: * et exaudívit me in latitúdine Dóminus.</text:p>
          </table:table-cell>
          <table:table-cell table:formula="of:=[.B2253]=[.A22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mihi adjútor: * non timébo quid fáciat mihi homo.</text:p>
          </table:table-cell>
          <table:table-cell office:value-type="string">
            <text:p>Dóminus mihi adjútor: * non timébo quid fáciat mihi homo.</text:p>
          </table:table-cell>
          <table:table-cell table:formula="of:=[.B2254]=[.A22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mihi adjútor: * et ego despíciam inimícos meos.</text:p>
          </table:table-cell>
          <table:table-cell office:value-type="string">
            <text:p>Dóminus mihi adjútor: * et ego despíciam inimícos meos.</text:p>
          </table:table-cell>
          <table:table-cell table:formula="of:=[.B2255]=[.A22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onum est confídere in Dómino, * quam confídere in hómine:</text:p>
          </table:table-cell>
          <table:table-cell office:value-type="string">
            <text:p>Bonum est confídere in Dómino: * quam confídere in hómine.</text:p>
          </table:table-cell>
          <table:table-cell table:formula="of:=[.B2256]=[.A225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onum est speráre in Dómino, * quam speráre in princípibus.</text:p>
          </table:table-cell>
          <table:table-cell office:value-type="string">
            <text:p>Bonum est speráre in Dómino: * quam speráre in princípibus.</text:p>
          </table:table-cell>
          <table:table-cell table:formula="of:=[.B2257]=[.A225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Omnes gentes circuiérunt me: * et in nómine Dómini quia ultus sum in eos.</text:p>
          </table:table-cell>
          <table:table-cell office:value-type="string">
            <text:p>Omnes Gentes circuiérunt me: * et in nómine Dómini quia ultus sum in eos.</text:p>
          </table:table-cell>
          <table:table-cell table:formula="of:=[.B2258]=[.A225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ircumdántes circumdedérunt me: * et in nómine Dómini quia ultus sum in eos.</text:p>
          </table:table-cell>
          <table:table-cell office:value-type="string">
            <text:p>Circumdántes circumdedérunt me: * et in nómine Dómini quia ultus sum in eos.</text:p>
          </table:table-cell>
          <table:table-cell table:formula="of:=[.B2259]=[.A22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ircumdedérunt me sicut apes, et exarsérunt sicut ignis in spinis: * et in nómine Dómini quia ultus sum in eos.</text:p>
          </table:table-cell>
          <table:table-cell office:value-type="string">
            <text:p>Circumdedérunt me sicut apes, et exarsérunt sicut ignis in spinis: * et in nómine Dómini quia ultus sum in eos.</text:p>
          </table:table-cell>
          <table:table-cell table:formula="of:=[.B2260]=[.A22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mpúlsus evérsus sum ut cáderem: * et Dóminus suscépit me.</text:p>
          </table:table-cell>
          <table:table-cell office:value-type="string">
            <text:p>Impúlsus evérsus sum ut cáderem: * et Dóminus suscépit me.</text:p>
          </table:table-cell>
          <table:table-cell table:formula="of:=[.B2261]=[.A22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ortitúdo mea, et laus mea Dóminus: * et factus est mihi in salútem.</text:p>
          </table:table-cell>
          <table:table-cell office:value-type="string">
            <text:p>Fortitúdo mea, et laus mea Dóminus: * et factus est mihi in salútem.</text:p>
          </table:table-cell>
          <table:table-cell table:formula="of:=[.B2262]=[.A22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x exsultatiónis, et salútis * in tabernáculis justórum.</text:p>
          </table:table-cell>
          <table:table-cell office:value-type="string">
            <text:p>Vox exsultatiónis, et salútis: * in tabernáculis justórum.</text:p>
          </table:table-cell>
          <table:table-cell table:formula="of:=[.B2263]=[.A226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éxtera Dómini fecit virtútem: déxtera Dómini exaltávit me, * déxtera Dómini fecit virtútem.</text:p>
          </table:table-cell>
          <table:table-cell office:value-type="string">
            <text:p>Déxtera Dómini fecit virtútem: déxtera Dómini exaltávit me, * déxtera Dómini fecit virtútem.</text:p>
          </table:table-cell>
          <table:table-cell table:formula="of:=[.B2264]=[.A22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móriar, sed vivam: * et narrábo ópera Dómini.</text:p>
          </table:table-cell>
          <table:table-cell office:value-type="string">
            <text:p>Non móriar, sed vivam: * et narrábo ópera Dómini.</text:p>
          </table:table-cell>
          <table:table-cell table:formula="of:=[.B2265]=[.A22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astígans castigávit me Dóminus: * et morti non trádidit me.</text:p>
          </table:table-cell>
          <table:table-cell office:value-type="string">
            <text:p>Castígans castigávit me Dóminus: * et morti non trádidit me.</text:p>
          </table:table-cell>
          <table:table-cell table:formula="of:=[.B2266]=[.A22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períte mihi portas justítiæ, ingréssus in eas confitébor Dómino: * hæc porta Dómini, justi intrábunt in eam.</text:p>
          </table:table-cell>
          <table:table-cell office:value-type="string">
            <text:p>Aperíte mihi portas justítiæ, ingréssus in eas confitébor Dómino: * hæc porta Dómini, justi intrábunt in eam.</text:p>
          </table:table-cell>
          <table:table-cell table:formula="of:=[.B2267]=[.A22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ébor tibi quóniam exaudísti me: * et factus es mihi in salútem.</text:p>
          </table:table-cell>
          <table:table-cell office:value-type="string">
            <text:p>Confitébor tibi quóniam exaudísti me: * et factus es mihi in salútem.</text:p>
          </table:table-cell>
          <table:table-cell table:formula="of:=[.B2268]=[.A22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ápidem, quem reprobavérunt ædificántes: * hic factus est in caput ánguli.</text:p>
          </table:table-cell>
          <table:table-cell office:value-type="string">
            <text:p>Lápidem, quem reprobavérunt ædificántes: * hic factus est in caput ánguli.</text:p>
          </table:table-cell>
          <table:table-cell table:formula="of:=[.B2269]=[.A22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Dómino factum est istud: * et est mirábile in óculis nostris.</text:p>
          </table:table-cell>
          <table:table-cell office:value-type="string">
            <text:p>A Dómino factum est istud: * et est mirábile in óculis nostris.</text:p>
          </table:table-cell>
          <table:table-cell table:formula="of:=[.B2270]=[.A22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æc est dies, quam fecit Dóminus: * exsultémus, et lætémur in ea.</text:p>
          </table:table-cell>
          <table:table-cell office:value-type="string">
            <text:p>Hæc est dies, quam fecit Dóminus: * exsultémus et lætémur in ea.</text:p>
          </table:table-cell>
          <table:table-cell table:formula="of:=[.B2271]=[.A227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O Dómine, salvum me fac, o Dómine, bene prosperáre: * benedíctus qui venit in nómine Dómini.</text:p>
          </table:table-cell>
          <table:table-cell office:value-type="string">
            <text:p>O Dómine, salvum me fac, o Dómine, bene prosperáre: * benedíctus qui venit in nómine Dómini.</text:p>
          </table:table-cell>
          <table:table-cell table:formula="of:=[.B2272]=[.A22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ximus vobis de domo Dómini: * Deus Dóminus, et illúxit nobis.</text:p>
          </table:table-cell>
          <table:table-cell office:value-type="string">
            <text:p>Benedíximus vobis de domo Dómini: * Deus Dóminus, et illúxit nobis.</text:p>
          </table:table-cell>
          <table:table-cell table:formula="of:=[.B2273]=[.A22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stitúite diem solémnem in condénsis, * usque ad cornu altáris.</text:p>
          </table:table-cell>
          <table:table-cell office:value-type="string">
            <text:p>Constitúite diem solémnem in condénsis, * usque ad cornu altáris.</text:p>
          </table:table-cell>
          <table:table-cell table:formula="of:=[.B2274]=[.A22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us meus es tu, et confitébor tibi: * Deus meus es tu, et exaltábo te.</text:p>
          </table:table-cell>
          <table:table-cell office:value-type="string">
            <text:p>Deus meus es tu, et confitébor tibi: * Deus meus es tu, et exaltábo te.</text:p>
          </table:table-cell>
          <table:table-cell table:formula="of:=[.B2275]=[.A22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ébor tibi quóniam exaudísti me: * et factus es mihi in salútem.</text:p>
          </table:table-cell>
          <table:table-cell office:value-type="string">
            <text:p>Confitébor tibi quóniam exaudísti me: * et factus es mihi in salútem.</text:p>
          </table:table-cell>
          <table:table-cell table:formula="of:=[.B2276]=[.A22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émini Dómino quóniam bonus: * quóniam in sæculum misericórdia ejus.</text:p>
          </table:table-cell>
          <table:table-cell office:value-type="string">
            <text:p>Confitémini Dómino quóniam bonus: * quóniam in sæculum misericórdia ejus.</text:p>
          </table:table-cell>
          <table:table-cell table:formula="of:=[.B2277]=[.A22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8 i</text:p>
          </table:table-cell>
          <table:table-cell office:value-type="string">
            <text:p>Psalmus 118. i. Beati immaculati</text:p>
          </table:table-cell>
          <table:table-cell table:formula="of:=[.B2278]=[.A227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~Aleph</text:p>
          </table:table-cell>
          <table:table-cell office:value-type="string">
            <text:p>~</text:p>
          </table:table-cell>
          <table:table-cell table:formula="of:=[.B2279]=[.A227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áti immaculáti in via: * qui ámbulant in lege Dómini.</text:p>
          </table:table-cell>
          <table:table-cell office:value-type="string">
            <text:p>Beáti immaculáti in via: * qui ámbulant in lege Dómini.</text:p>
          </table:table-cell>
          <table:table-cell table:formula="of:=[.B2280]=[.A22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áti, qui scrutántur testimónia ejus: * in toto corde exquírunt eum.</text:p>
          </table:table-cell>
          <table:table-cell office:value-type="string">
            <text:p>Beáti, qui scrutántur testimónia ejus: * in toto corde exquírunt eum.</text:p>
          </table:table-cell>
          <table:table-cell table:formula="of:=[.B2281]=[.A22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enim qui operántur iniquitátem, * in viis ejus ambulavérunt.</text:p>
          </table:table-cell>
          <table:table-cell office:value-type="string">
            <text:p>Non enim qui operántur iniquitátem, * in viis ejus ambulavérunt.</text:p>
          </table:table-cell>
          <table:table-cell table:formula="of:=[.B2282]=[.A22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 mandásti * mandáta tua custodíri nimis.</text:p>
          </table:table-cell>
          <table:table-cell office:value-type="string">
            <text:p>Tu mandásti * mandáta tua custodíri nimis.</text:p>
          </table:table-cell>
          <table:table-cell table:formula="of:=[.B2283]=[.A22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Útinam dirigántur viæ meæ, * ad custodiéndas justificatiónes tuas!</text:p>
          </table:table-cell>
          <table:table-cell office:value-type="string">
            <text:p>Utinam dirigántur viæ meæ, * ad custodiéndas justificatiónes tuas!</text:p>
          </table:table-cell>
          <table:table-cell table:formula="of:=[.B2284]=[.A228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Tunc non confúndar, * cum perspéxero in ómnibus mandátis tuis.</text:p>
          </table:table-cell>
          <table:table-cell office:value-type="string">
            <text:p>Tunc non confúndar, * cum perspéxero in ómnibus mandátis tuis.</text:p>
          </table:table-cell>
          <table:table-cell table:formula="of:=[.B2285]=[.A22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ébor tibi in directióne cordis: * in eo quod dídici judícia justítiæ tuæ.</text:p>
          </table:table-cell>
          <table:table-cell office:value-type="string">
            <text:p>Confitébor tibi in directióne cordis: * in eo quod dídici judícia justítiæ tuæ.</text:p>
          </table:table-cell>
          <table:table-cell table:formula="of:=[.B2286]=[.A22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stificatiónes tuas custódiam: * non me derelínquas usquequáque.</text:p>
          </table:table-cell>
          <table:table-cell office:value-type="string">
            <text:p>Justificatiónes tuas custódiam: * non me derelínquas usquequáque.</text:p>
          </table:table-cell>
          <table:table-cell table:formula="of:=[.B2287]=[.A22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~Béth</text:p>
          </table:table-cell>
          <table:table-cell office:value-type="string">
            <text:p>~</text:p>
          </table:table-cell>
          <table:table-cell table:formula="of:=[.B2288]=[.A228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quo córrigit adolescéntior viam suam? * In custodiéndo sermónes tuos.</text:p>
          </table:table-cell>
          <table:table-cell office:value-type="string">
            <text:p>In quo córrigit adolescéntior viam suam? * in custodiéndo sermónes tuos.</text:p>
          </table:table-cell>
          <table:table-cell table:formula="of:=[.B2289]=[.A228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toto corde meo exquisívi te: * ne repéllas me a mandátis tuis.</text:p>
          </table:table-cell>
          <table:table-cell office:value-type="string">
            <text:p>In toto corde meo exquisívi te: * ne repéllas me a mandátis tuis.</text:p>
          </table:table-cell>
          <table:table-cell table:formula="of:=[.B2290]=[.A22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corde meo abscóndi elóquia tua: * ut non peccem tibi.</text:p>
          </table:table-cell>
          <table:table-cell office:value-type="string">
            <text:p>In corde meo abscóndi elóquia tua: * ut non peccem tibi.</text:p>
          </table:table-cell>
          <table:table-cell table:formula="of:=[.B2291]=[.A22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tus es, Dómine: * doce me justificatiónes tuas.</text:p>
          </table:table-cell>
          <table:table-cell office:value-type="string">
            <text:p>Benedíctus es, Dómine: * doce me justificatiónes tuas.</text:p>
          </table:table-cell>
          <table:table-cell table:formula="of:=[.B2292]=[.A22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lábiis meis, * pronuntiávi ómnia judícia oris tui.</text:p>
          </table:table-cell>
          <table:table-cell office:value-type="string">
            <text:p>In lábiis meis, * pronuntiávi ómnia judícia oris tui.</text:p>
          </table:table-cell>
          <table:table-cell table:formula="of:=[.B2293]=[.A22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via testimoniórum tuórum delectátus sum, * sicut in ómnibus divítiis.</text:p>
          </table:table-cell>
          <table:table-cell office:value-type="string">
            <text:p>In via testimoniórum tuórum delectátus sum, * sicut in ómnibus divítiis.</text:p>
          </table:table-cell>
          <table:table-cell table:formula="of:=[.B2294]=[.A22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mandátis tuis exercébor: * et considerábo vias tuas.</text:p>
          </table:table-cell>
          <table:table-cell office:value-type="string">
            <text:p>In mandátis tuis exercébor: * et considerábo vias tuas.</text:p>
          </table:table-cell>
          <table:table-cell table:formula="of:=[.B2295]=[.A22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justificatiónibus tuis meditábor: * non oblivíscar sermónes tuos.</text:p>
          </table:table-cell>
          <table:table-cell office:value-type="string">
            <text:p>In justificatiónibus tuis meditábor: * non oblivíscar sermónes tuos.</text:p>
          </table:table-cell>
          <table:table-cell table:formula="of:=[.B2296]=[.A22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8 ii</text:p>
          </table:table-cell>
          <table:table-cell office:value-type="string">
            <text:p>Psalmus 118. ii. Retribue servo tuo</text:p>
          </table:table-cell>
          <table:table-cell table:formula="of:=[.B2297]=[.A229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~Ghimel</text:p>
          </table:table-cell>
          <table:table-cell office:value-type="string">
            <text:p>~</text:p>
          </table:table-cell>
          <table:table-cell table:formula="of:=[.B2298]=[.A22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Retríbue servo tuo, vivífica me: * et custódiam sermónes tuos.</text:p>
          </table:table-cell>
          <table:table-cell office:value-type="string">
            <text:p>Retríbue servo tuo, vivífica me: * et custódiam sermónes tuos.</text:p>
          </table:table-cell>
          <table:table-cell table:formula="of:=[.B2299]=[.A22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véla óculos meos: * et considerábo mirabília de lege tua.</text:p>
          </table:table-cell>
          <table:table-cell office:value-type="string">
            <text:p>Revéla óculos meos: * et considerábo mirabília de lege tua.</text:p>
          </table:table-cell>
          <table:table-cell table:formula="of:=[.B2300]=[.A23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Íncola ego sum in terra: * non abscóndas a me mandáta tua.</text:p>
          </table:table-cell>
          <table:table-cell office:value-type="string">
            <text:p>Incola ego sum in terra: * non abscóndas a me mandáta tua.</text:p>
          </table:table-cell>
          <table:table-cell table:formula="of:=[.B2301]=[.A230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cupívit ánima mea desideráre justificatiónes tuas, * in omni témpore.</text:p>
          </table:table-cell>
          <table:table-cell office:value-type="string">
            <text:p>Concupívit ánima mea desideráre justificatiónes tuas, * in omni témpore.</text:p>
          </table:table-cell>
          <table:table-cell table:formula="of:=[.B2302]=[.A23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crepásti supérbos: * maledícti qui declínant a mandátis tuis.</text:p>
          </table:table-cell>
          <table:table-cell office:value-type="string">
            <text:p>Increpásti supérbos: * maledícti qui declínant a mandátis tuis.</text:p>
          </table:table-cell>
          <table:table-cell table:formula="of:=[.B2303]=[.A23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fer a me oppróbrium, et contémptum: * quia testimónia tua exquisívi.</text:p>
          </table:table-cell>
          <table:table-cell office:value-type="string">
            <text:p>Aufer a me oppróbrium, et contémptum: * quia testimónia tua exquisívi.</text:p>
          </table:table-cell>
          <table:table-cell table:formula="of:=[.B2304]=[.A23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tenim sedérunt príncipes, et advérsum me loquebántur: * servus autem tuus exercebátur in justificatiónibus tuis.</text:p>
          </table:table-cell>
          <table:table-cell office:value-type="string">
            <text:p>Etenim sedérunt príncipes, et advérsum me loquebántur: * servus autem tuus exercebátur in justificatiónibus tuis.</text:p>
          </table:table-cell>
          <table:table-cell table:formula="of:=[.B2305]=[.A230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am et testimónia tua meditátio mea est: * et consílium meum justificatiónes tuæ.</text:p>
          </table:table-cell>
          <table:table-cell office:value-type="string">
            <text:p>Nam et testimónia tua meditátio mea est: * et consílium meum justificatiónes tuæ.</text:p>
          </table:table-cell>
          <table:table-cell table:formula="of:=[.B2306]=[.A23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~Daleth</text:p>
          </table:table-cell>
          <table:table-cell office:value-type="string">
            <text:p>~</text:p>
          </table:table-cell>
          <table:table-cell table:formula="of:=[.B2307]=[.A230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dhæsit paviménto ánima mea: * vivífica me secúndum verbum tuum.</text:p>
          </table:table-cell>
          <table:table-cell office:value-type="string">
            <text:p>Adhæsit paviménto ánima mea: * vivífica me secúndum verbum tuum.</text:p>
          </table:table-cell>
          <table:table-cell table:formula="of:=[.B2308]=[.A23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as meas enuntiávi, et exaudísti me: * doce me justificatiónes tuas.</text:p>
          </table:table-cell>
          <table:table-cell office:value-type="string">
            <text:p>Vias meas enuntiávi et exaudísti me: * doce me justificatiónes tuas.</text:p>
          </table:table-cell>
          <table:table-cell table:formula="of:=[.B2309]=[.A230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iam justificatiónum tuárum ínstrue me: * et exercébor in mirabílibus tuis.</text:p>
          </table:table-cell>
          <table:table-cell office:value-type="string">
            <text:p>Viam justificatiónum tuárum ínstrue me: * et exercébor in mirabílibus tuis.</text:p>
          </table:table-cell>
          <table:table-cell table:formula="of:=[.B2310]=[.A23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ormitávit ánima mea præ tædio: * confírma me in verbis tuis.</text:p>
          </table:table-cell>
          <table:table-cell office:value-type="string">
            <text:p>Dormitávit ánima mea præ tædio: * confírma me in verbis tuis.</text:p>
          </table:table-cell>
          <table:table-cell table:formula="of:=[.B2311]=[.A23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am iniquitátis ámove a me: * et de lege tua miserére mei.</text:p>
          </table:table-cell>
          <table:table-cell office:value-type="string">
            <text:p>Viam iniquitátis ámove a me: * et de lege tua miserére mei.</text:p>
          </table:table-cell>
          <table:table-cell table:formula="of:=[.B2312]=[.A23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am veritátis elégi: * judícia tua non sum oblítus.</text:p>
          </table:table-cell>
          <table:table-cell office:value-type="string">
            <text:p>Viam veritátis elégi: * judícia tua non sum oblítus.</text:p>
          </table:table-cell>
          <table:table-cell table:formula="of:=[.B2313]=[.A23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hæsi testimóniis tuis, Dómine: * noli me confúndere.</text:p>
          </table:table-cell>
          <table:table-cell office:value-type="string">
            <text:p>Adhæsi testimóniis tuis Dómine: * noli me confúndere.</text:p>
          </table:table-cell>
          <table:table-cell table:formula="of:=[.B2314]=[.A231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iam mandatórum tuórum cucúrri, * cum dilatásti cor meum.</text:p>
          </table:table-cell>
          <table:table-cell office:value-type="string">
            <text:p>Viam mandatórum tuórum cucúrri: * cum dilatásti cor meum.</text:p>
          </table:table-cell>
          <table:table-cell table:formula="of:=[.B2315]=[.A231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118 iii</text:p>
          </table:table-cell>
          <table:table-cell office:value-type="string">
            <text:p>Psalmus 118. iii. Legem pone</text:p>
          </table:table-cell>
          <table:table-cell table:formula="of:=[.B2316]=[.A2316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string">
            <text:p>~He</text:p>
          </table:table-cell>
          <table:table-cell office:value-type="string">
            <text:p>~</text:p>
          </table:table-cell>
          <table:table-cell table:formula="of:=[.B2317]=[.A231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egem pone mihi, Dómine, viam justificatiónum tuárum: * et exquíram eam semper.</text:p>
          </table:table-cell>
          <table:table-cell office:value-type="string">
            <text:p>Legem pone mihi, Dómine, viam justificatiónum tuárum: * et exquíram eam semper.</text:p>
          </table:table-cell>
          <table:table-cell table:formula="of:=[.B2318]=[.A23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a mihi intelléctum, et scrutábor legem tuam: * et custódiam illam in toto corde meo.</text:p>
          </table:table-cell>
          <table:table-cell office:value-type="string">
            <text:p>Da mihi intelléctum, et scrutábor legem tuam: * et custódiam illam in toto corde meo.</text:p>
          </table:table-cell>
          <table:table-cell table:formula="of:=[.B2319]=[.A23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duc me in sémitam mandatórum tuórum: * quia ipsam vólui.</text:p>
          </table:table-cell>
          <table:table-cell office:value-type="string">
            <text:p>Deduc me in sémitam mandatórum tuórum: * quia ipsam vólui.</text:p>
          </table:table-cell>
          <table:table-cell table:formula="of:=[.B2320]=[.A23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clína cor meum in testimónia tua: * et non in avarítiam.</text:p>
          </table:table-cell>
          <table:table-cell office:value-type="string">
            <text:p>Inclína cor meum in testimónia tua: * et non in avarítiam.</text:p>
          </table:table-cell>
          <table:table-cell table:formula="of:=[.B2321]=[.A23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vérte óculos meos ne vídeant vanitátem: * in via tua vivífica me.</text:p>
          </table:table-cell>
          <table:table-cell office:value-type="string">
            <text:p>Avérte óculos meos ne vídeant vanitátem: * in via tua vivífica me.</text:p>
          </table:table-cell>
          <table:table-cell table:formula="of:=[.B2322]=[.A23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tátue servo tuo elóquium tuum, * in timóre tuo.</text:p>
          </table:table-cell>
          <table:table-cell office:value-type="string">
            <text:p>Státue servo tuo elóquium tuum, * in timóre tuo.</text:p>
          </table:table-cell>
          <table:table-cell table:formula="of:=[.B2323]=[.A23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mputa oppróbrium meum quod suspicátus sum: * quia judícia tua jucúnda.</text:p>
          </table:table-cell>
          <table:table-cell office:value-type="string">
            <text:p>Amputa oppróbrium meum quod suspicátus sum: * quia judícia tua jucúnda.</text:p>
          </table:table-cell>
          <table:table-cell table:formula="of:=[.B2324]=[.A232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cce, concupívi mandáta tua: * in æquitáte tua vivífica me.</text:p>
          </table:table-cell>
          <table:table-cell office:value-type="string">
            <text:p>Ecce concupívi mandáta tua: * in æquitáte tua vivífica me.</text:p>
          </table:table-cell>
          <table:table-cell table:formula="of:=[.B2325]=[.A232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~Vau</text:p>
          </table:table-cell>
          <table:table-cell office:value-type="string">
            <text:p>~</text:p>
          </table:table-cell>
          <table:table-cell table:formula="of:=[.B2326]=[.A232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véniat super me misericórdia tua, Dómine: * salutáre tuum secúndum elóquium tuum.</text:p>
          </table:table-cell>
          <table:table-cell office:value-type="string">
            <text:p>Et véniat super me misericórdia tua, Dómine: * salutáre tuum secúndum elóquium tuum.</text:p>
          </table:table-cell>
          <table:table-cell table:formula="of:=[.B2327]=[.A23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espondébo exprobrántibus mihi verbum: * quia sperávi in sermónibus tuis.</text:p>
          </table:table-cell>
          <table:table-cell office:value-type="string">
            <text:p>Et respondébo exprobrántibus mihi verbum: * quia sperávi in sermónibus tuis.</text:p>
          </table:table-cell>
          <table:table-cell table:formula="of:=[.B2328]=[.A23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ne áuferas de ore meo verbum veritátis usquequáque: * quia in judíciis tuis supersperávi.</text:p>
          </table:table-cell>
          <table:table-cell office:value-type="string">
            <text:p>Et ne áuferas de ore meo verbum veritátis usquequáque: * quia in judíciis tuis supersperávi.</text:p>
          </table:table-cell>
          <table:table-cell table:formula="of:=[.B2329]=[.A23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custódiam legem tuam semper: * in sæculum et in sæculum sæculi.</text:p>
          </table:table-cell>
          <table:table-cell office:value-type="string">
            <text:p>Et custódiam legem tuam semper: * in sæculum et in sæculum sæculi.</text:p>
          </table:table-cell>
          <table:table-cell table:formula="of:=[.B2330]=[.A23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ambulábam in latitúdine: * quia mandáta tua exquisívi.</text:p>
          </table:table-cell>
          <table:table-cell office:value-type="string">
            <text:p>Et ambulábam in latitúdine: * quia mandáta tua exquisívi.</text:p>
          </table:table-cell>
          <table:table-cell table:formula="of:=[.B2331]=[.A23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loquébar in testimóniis tuis in conspéctu regum: * et non confundébar.</text:p>
          </table:table-cell>
          <table:table-cell office:value-type="string">
            <text:p>Et loquébar in testimóniis tuis in conspéctu regum: * et non confundébar.</text:p>
          </table:table-cell>
          <table:table-cell table:formula="of:=[.B2332]=[.A23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meditábar in mandátis tuis, * quæ diléxi.</text:p>
          </table:table-cell>
          <table:table-cell office:value-type="string">
            <text:p>Et meditábar in mandátis tuis, * quæ diléxi.</text:p>
          </table:table-cell>
          <table:table-cell table:formula="of:=[.B2333]=[.A23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levávi manus meas ad mandáta tua, quæ diléxi: * et exercébar in justificatiónibus tuis.</text:p>
          </table:table-cell>
          <table:table-cell office:value-type="string">
            <text:p>Et levávi manus meas ad mandáta tua, quæ diléxi: * et exercébar in justificatiónibus tuis.</text:p>
          </table:table-cell>
          <table:table-cell table:formula="of:=[.B2334]=[.A23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8 iv</text:p>
          </table:table-cell>
          <table:table-cell office:value-type="string">
            <text:p>Psalmus 118. iv. Memor esto verbi tui</text:p>
          </table:table-cell>
          <table:table-cell table:formula="of:=[.B2335]=[.A233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~Zain</text:p>
          </table:table-cell>
          <table:table-cell office:value-type="string">
            <text:p>~</text:p>
          </table:table-cell>
          <table:table-cell table:formula="of:=[.B2336]=[.A233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emor esto verbi tui servo tuo, * in quo mihi spem dedísti.</text:p>
          </table:table-cell>
          <table:table-cell office:value-type="string">
            <text:p>Memor esto verbi tui servo tuo, * in quo mihi spem dedísti.</text:p>
          </table:table-cell>
          <table:table-cell table:formula="of:=[.B2337]=[.A23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æc me consoláta est in humilitáte mea: * quia elóquium tuum vivificávit me.</text:p>
          </table:table-cell>
          <table:table-cell office:value-type="string">
            <text:p>Hæc me consoláta est in humilitáte mea: * quia elóquium tuum vivificávit me.</text:p>
          </table:table-cell>
          <table:table-cell table:formula="of:=[.B2338]=[.A23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érbi iníque agébant usquequáque: * a lege autem tua non declinávi.</text:p>
          </table:table-cell>
          <table:table-cell office:value-type="string">
            <text:p>Supérbi iníque agébant usquequáque: * a lege autem tua non declinávi.</text:p>
          </table:table-cell>
          <table:table-cell table:formula="of:=[.B2339]=[.A23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or fui judiciórum tuórum a sæculo, Dómine: * et consolátus sum.</text:p>
          </table:table-cell>
          <table:table-cell office:value-type="string">
            <text:p>Memor fui judiciórum tuórum a sæculo, Dómine: * et consolátus sum.</text:p>
          </table:table-cell>
          <table:table-cell table:formula="of:=[.B2340]=[.A23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féctio ténuit me, * pro peccatóribus derelinquéntibus legem tuam.</text:p>
          </table:table-cell>
          <table:table-cell office:value-type="string">
            <text:p>Deféctio ténuit me, * pro peccatóribus derelinquéntibus legem tuam.</text:p>
          </table:table-cell>
          <table:table-cell table:formula="of:=[.B2341]=[.A23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antábiles mihi erant justificatiónes tuæ, * in loco peregrinatiónis meæ.</text:p>
          </table:table-cell>
          <table:table-cell office:value-type="string">
            <text:p>Cantábiles mihi erant justificatiónes tuæ, * in loco peregrinatiónis meæ.</text:p>
          </table:table-cell>
          <table:table-cell table:formula="of:=[.B2342]=[.A23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or fui nocte nóminis tui, Dómine: * et custodívi legem tuam.</text:p>
          </table:table-cell>
          <table:table-cell office:value-type="string">
            <text:p>Memor fui nocte nóminis tui, Dómine: * et custodívi legem tuam.</text:p>
          </table:table-cell>
          <table:table-cell table:formula="of:=[.B2343]=[.A23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æc facta est mihi: * quia justificatiónes tuas exquisívi.</text:p>
          </table:table-cell>
          <table:table-cell office:value-type="string">
            <text:p>Hæc facta est mihi: * quia justificatiónes tuas exquisívi.</text:p>
          </table:table-cell>
          <table:table-cell table:formula="of:=[.B2344]=[.A23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~Heth</text:p>
          </table:table-cell>
          <table:table-cell office:value-type="string">
            <text:p>~</text:p>
          </table:table-cell>
          <table:table-cell table:formula="of:=[.B2345]=[.A234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órtio mea, Dómine, * dixi custodíre legem tuam.</text:p>
          </table:table-cell>
          <table:table-cell office:value-type="string">
            <text:p>Pórtio mea, Dómine, * dixi custodíre legem tuam.</text:p>
          </table:table-cell>
          <table:table-cell table:formula="of:=[.B2346]=[.A23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precátus sum fáciem tuam in toto corde meo: * miserére mei secúndum elóquium tuum.</text:p>
          </table:table-cell>
          <table:table-cell office:value-type="string">
            <text:p>Deprecátus sum fáciem tuam in toto corde meo: * miserére mei secúndum elóquium tuum.</text:p>
          </table:table-cell>
          <table:table-cell table:formula="of:=[.B2347]=[.A23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gitávi vias meas: * et convérti pedes meos in testimónia tua.</text:p>
          </table:table-cell>
          <table:table-cell office:value-type="string">
            <text:p>Cogitávi vias meas: * et convérti pedes meos in testimónia tua.</text:p>
          </table:table-cell>
          <table:table-cell table:formula="of:=[.B2348]=[.A23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arátus sum, et non sum turbátus: * ut custódiam mandáta tua.</text:p>
          </table:table-cell>
          <table:table-cell office:value-type="string">
            <text:p>Parátus sum, et non sum turbátus: * ut custódiam mandáta tua.</text:p>
          </table:table-cell>
          <table:table-cell table:formula="of:=[.B2349]=[.A23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unes peccatórum circumpléxi sunt me: * et legem tuam non sum oblítus.</text:p>
          </table:table-cell>
          <table:table-cell office:value-type="string">
            <text:p>Funes peccatórum circumpléxi sunt me: * et legem tuam non sum oblítus.</text:p>
          </table:table-cell>
          <table:table-cell table:formula="of:=[.B2350]=[.A23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édia nocte surgébam ad confiténdum tibi, * super judícia justificatiónis tuæ.</text:p>
          </table:table-cell>
          <table:table-cell office:value-type="string">
            <text:p>Média nocte surgébam ad confiténdum tibi: * super judícia justificatiónis tuæ.</text:p>
          </table:table-cell>
          <table:table-cell table:formula="of:=[.B2351]=[.A235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árticeps ego sum ómnium timéntium te: * et custodiéntium mandáta tua.</text:p>
          </table:table-cell>
          <table:table-cell office:value-type="string">
            <text:p>Párticeps ego sum ómnium timéntium te: * et custodiéntium mandáta tua.</text:p>
          </table:table-cell>
          <table:table-cell table:formula="of:=[.B2352]=[.A23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icórdia tua, Dómine, plena est terra: * justificatiónes tuas doce me.</text:p>
          </table:table-cell>
          <table:table-cell office:value-type="string">
            <text:p>Misericórdia tua, Dómine, plena est terra: * justificatiónes tuas doce me.</text:p>
          </table:table-cell>
          <table:table-cell table:formula="of:=[.B2353]=[.A23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8 v</text:p>
          </table:table-cell>
          <table:table-cell office:value-type="string">
            <text:p>Psalmus 118. v. Bonitatem fecisti</text:p>
          </table:table-cell>
          <table:table-cell table:formula="of:=[.B2354]=[.A235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~Teth</text:p>
          </table:table-cell>
          <table:table-cell office:value-type="string">
            <text:p>~</text:p>
          </table:table-cell>
          <table:table-cell table:formula="of:=[.B2355]=[.A235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onitátem fecísti cum servo tuo, Dómine, * secúndum verbum tuum.</text:p>
          </table:table-cell>
          <table:table-cell office:value-type="string">
            <text:p>Bonitátem fecísti cum servo tuo, Dómine: * secúndum verbum tuum.</text:p>
          </table:table-cell>
          <table:table-cell table:formula="of:=[.B2356]=[.A235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onitátem, et disciplínam, et sciéntiam doce me: * quia mandátis tuis crédidi.</text:p>
          </table:table-cell>
          <table:table-cell office:value-type="string">
            <text:p>Bonitátem et disciplínam et sciéntiam doce me: * quia mandátis tuis crédidi.</text:p>
          </table:table-cell>
          <table:table-cell table:formula="of:=[.B2357]=[.A235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riúsquam humiliárer ego delíqui: * proptérea elóquium tuum custodívi.</text:p>
          </table:table-cell>
          <table:table-cell office:value-type="string">
            <text:p>Priúsquam humiliárer ego delíqui: * proptérea elóquium tuum custodívi.</text:p>
          </table:table-cell>
          <table:table-cell table:formula="of:=[.B2358]=[.A23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onus es tu: * et in bonitáte tua doce me justificatiónes tuas.</text:p>
          </table:table-cell>
          <table:table-cell office:value-type="string">
            <text:p>Bonus es tu: * et in bonitáte tua doce me justificatiónes tuas.</text:p>
          </table:table-cell>
          <table:table-cell table:formula="of:=[.B2359]=[.A23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ultiplicáta est super me iníquitas superbórum: * ego autem in toto corde meo scrutábor mandáta tua.</text:p>
          </table:table-cell>
          <table:table-cell office:value-type="string">
            <text:p>Multiplicáta est super me iníquitas superbórum: * ego autem in toto corde meo scrutábor mandáta tua.</text:p>
          </table:table-cell>
          <table:table-cell table:formula="of:=[.B2360]=[.A23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agulátum est sicut lac cor eórum: * ego vero legem tuam meditátus sum.</text:p>
          </table:table-cell>
          <table:table-cell office:value-type="string">
            <text:p>Coagulátum est sicut lac cor eórum: * ego vero legem tuam meditátus sum.</text:p>
          </table:table-cell>
          <table:table-cell table:formula="of:=[.B2361]=[.A23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onum mihi quia humiliásti me: * ut discam justificatiónes tuas.</text:p>
          </table:table-cell>
          <table:table-cell office:value-type="string">
            <text:p>Bonum mihi quia humiliásti me: * ut discam justificatiónes tuas.</text:p>
          </table:table-cell>
          <table:table-cell table:formula="of:=[.B2362]=[.A23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onum mihi lex oris tui, * super míllia auri et argénti.</text:p>
          </table:table-cell>
          <table:table-cell office:value-type="string">
            <text:p>Bonum mihi lex oris tui: * super míllia auri et argénti.</text:p>
          </table:table-cell>
          <table:table-cell table:formula="of:=[.B2363]=[.A236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~Jod</text:p>
          </table:table-cell>
          <table:table-cell office:value-type="string">
            <text:p>~</text:p>
          </table:table-cell>
          <table:table-cell table:formula="of:=[.B2364]=[.A236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anus tuæ fecérunt me, et plasmavérunt me: * da mihi intelléctum, et discam mandáta tua.</text:p>
          </table:table-cell>
          <table:table-cell office:value-type="string">
            <text:p>Manus tuæ fecérunt me, et plasmavérunt me: * da mihi intelléctum, et discam mandáta tua.</text:p>
          </table:table-cell>
          <table:table-cell table:formula="of:=[.B2365]=[.A23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timent te vidébunt me, et lætabúntur: * quia in verba tua supersperávi.</text:p>
          </table:table-cell>
          <table:table-cell office:value-type="string">
            <text:p>Qui timent te vidébunt me et lætabúntur: * quia in verba tua supersperávi.</text:p>
          </table:table-cell>
          <table:table-cell table:formula="of:=[.B2366]=[.A236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gnóvi, Dómine, quia æquitas judícia tua: * et in veritáte tua humiliásti me.</text:p>
          </table:table-cell>
          <table:table-cell office:value-type="string">
            <text:p>Cognóvi, Dómine, quia æquitas judícia tua: * et in veritáte tua humiliásti me.</text:p>
          </table:table-cell>
          <table:table-cell table:formula="of:=[.B2367]=[.A23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t misericórdia tua ut consolétur me, * secúndum elóquium tuum servo tuo.</text:p>
          </table:table-cell>
          <table:table-cell office:value-type="string">
            <text:p>Fiat misericórdia tua ut consolétur me: * secúndum elóquium tuum servo tuo.</text:p>
          </table:table-cell>
          <table:table-cell table:formula="of:=[.B2368]=[.A236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éniant mihi miseratiónes tuæ, et vivam: * quia lex tua meditátio mea est.</text:p>
          </table:table-cell>
          <table:table-cell office:value-type="string">
            <text:p>Véniant mihi miseratiónes tuæ, et vivam: * quia lex tua meditátio mea est.</text:p>
          </table:table-cell>
          <table:table-cell table:formula="of:=[.B2369]=[.A23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undántur supérbi, quia injúste iniquitátem fecérunt in me: * ego autem exercébor in mandátis tuis.</text:p>
          </table:table-cell>
          <table:table-cell office:value-type="string">
            <text:p>Confundántur supérbi, quia injúste iniquitátem fecérunt in me: * ego autem exercébor in mandátis tuis.</text:p>
          </table:table-cell>
          <table:table-cell table:formula="of:=[.B2370]=[.A23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ertántur mihi timéntes te: * et qui novérunt testimónia tua.</text:p>
          </table:table-cell>
          <table:table-cell office:value-type="string">
            <text:p>Convertántur mihi timéntes te: * et qui novérunt testimónia tua.</text:p>
          </table:table-cell>
          <table:table-cell table:formula="of:=[.B2371]=[.A23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t cor meum immaculátum in justificatiónibus tuis, * ut non confúndar.</text:p>
          </table:table-cell>
          <table:table-cell office:value-type="string">
            <text:p>Fiat cor meum immaculátum in justificatiónibus tuis, * ut non confúndar.</text:p>
          </table:table-cell>
          <table:table-cell table:formula="of:=[.B2372]=[.A23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8 vi</text:p>
          </table:table-cell>
          <table:table-cell office:value-type="string">
            <text:p>Psalmus 118. vi. Defecit anima mea</text:p>
          </table:table-cell>
          <table:table-cell table:formula="of:=[.B2373]=[.A2373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string">
            <text:p>~Caph</text:p>
          </table:table-cell>
          <table:table-cell office:value-type="string">
            <text:p>~</text:p>
          </table:table-cell>
          <table:table-cell table:formula="of:=[.B2374]=[.A237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fécit in salutáre tuum ánima mea: * et in verbum tuum supersperávi.</text:p>
          </table:table-cell>
          <table:table-cell office:value-type="string">
            <text:p>Defécit in salutáre tuum ánima mea: * et in verbum tuum supersperávi.</text:p>
          </table:table-cell>
          <table:table-cell table:formula="of:=[.B2375]=[.A23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fecérunt óculi mei in elóquium tuum, * dicéntes: Quando consoláberis me?</text:p>
          </table:table-cell>
          <table:table-cell office:value-type="string">
            <text:p>Defecérunt óculi mei in elóquium tuum: * dicéntes: Quando consoláberis me?</text:p>
          </table:table-cell>
          <table:table-cell table:formula="of:=[.B2376]=[.A237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a factus sum sicut uter in pruína: * justificatiónes tuas non sum oblítus.</text:p>
          </table:table-cell>
          <table:table-cell office:value-type="string">
            <text:p>Quia factus sum sicut uter in pruína: * justificatiónes tuas non sum oblítus.</text:p>
          </table:table-cell>
          <table:table-cell table:formula="of:=[.B2377]=[.A23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ot sunt dies servi tui? * quando fácies de persequéntibus me judícium?</text:p>
          </table:table-cell>
          <table:table-cell office:value-type="string">
            <text:p>Quot sunt dies servi tui? * quando fácies de persequéntibus me judícium?</text:p>
          </table:table-cell>
          <table:table-cell table:formula="of:=[.B2378]=[.A23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arravérunt mihi iníqui fabulatiónes: * sed non ut lex tua.</text:p>
          </table:table-cell>
          <table:table-cell office:value-type="string">
            <text:p>Narravérunt mihi iníqui fabulatiónes: * sed non ut lex tua.</text:p>
          </table:table-cell>
          <table:table-cell table:formula="of:=[.B2379]=[.A23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Ómnia mandáta tua véritas: * iníque persecúti sunt me, ádjuva me.</text:p>
          </table:table-cell>
          <table:table-cell office:value-type="string">
            <text:p>Omnia mandáta tua véritas: * iníque persecúti sunt me, ádjuva me.</text:p>
          </table:table-cell>
          <table:table-cell table:formula="of:=[.B2380]=[.A238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aulo minus consummavérunt me in terra: * ego autem non derelíqui mandáta tua.</text:p>
          </table:table-cell>
          <table:table-cell office:value-type="string">
            <text:p>Paulo minus consummavérunt me in terra: * ego autem non derelíqui mandáta tua.</text:p>
          </table:table-cell>
          <table:table-cell table:formula="of:=[.B2381]=[.A23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cúndum misericórdiam tuam vivífica me: * et custódiam testimónia oris tui.</text:p>
          </table:table-cell>
          <table:table-cell office:value-type="string">
            <text:p>Secúndum misericórdiam tuam vivífica me: * et custódiam testimónia oris tui.</text:p>
          </table:table-cell>
          <table:table-cell table:formula="of:=[.B2382]=[.A23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~Laméd</text:p>
          </table:table-cell>
          <table:table-cell office:value-type="string">
            <text:p>~</text:p>
          </table:table-cell>
          <table:table-cell table:formula="of:=[.B2383]=[.A238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ætérnum, Dómine, * verbum tuum pérmanet in cælo.</text:p>
          </table:table-cell>
          <table:table-cell office:value-type="string">
            <text:p>In ætérnum, Dómine,* verbum tuum pérmanet in cælo.</text:p>
          </table:table-cell>
          <table:table-cell table:formula="of:=[.B2384]=[.A238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generatiónem et generatiónem véritas tua: * fundásti terram, et pérmanet.</text:p>
          </table:table-cell>
          <table:table-cell office:value-type="string">
            <text:p>In generatiónem et generatiónem véritas tua: * fundásti terram, et pérmanet.</text:p>
          </table:table-cell>
          <table:table-cell table:formula="of:=[.B2385]=[.A23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rdinatióne tua persevérat dies: * quóniam ómnia sérviunt tibi.</text:p>
          </table:table-cell>
          <table:table-cell office:value-type="string">
            <text:p>Ordinatióne tua persevérat dies: * quóniam ómnia sérviunt tibi.</text:p>
          </table:table-cell>
          <table:table-cell table:formula="of:=[.B2386]=[.A23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isi quod lex tua meditátio mea est: * tunc forte periíssem in humilitáte mea.</text:p>
          </table:table-cell>
          <table:table-cell office:value-type="string">
            <text:p>Nisi quod lex tua meditátio mea est: * tunc forte periíssem in humilitáte mea.</text:p>
          </table:table-cell>
          <table:table-cell table:formula="of:=[.B2387]=[.A23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ætérnum non oblivíscar justificatiónes tuas: * quia in ipsis vivificásti me.</text:p>
          </table:table-cell>
          <table:table-cell office:value-type="string">
            <text:p>In ætérnum non oblivíscar justificatiónes tuas: * quia in ipsis vivificásti me.</text:p>
          </table:table-cell>
          <table:table-cell table:formula="of:=[.B2388]=[.A23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us sum ego, salvum me fac: * quóniam justificatiónes tuas exquisívi.</text:p>
          </table:table-cell>
          <table:table-cell office:value-type="string">
            <text:p>Tuus sum ego, salvum me fac: * quóniam justificatiónes tuas exquisívi.</text:p>
          </table:table-cell>
          <table:table-cell table:formula="of:=[.B2389]=[.A23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 exspectavérunt peccatóres ut pérderent me: * testimónia tua intelléxi.</text:p>
          </table:table-cell>
          <table:table-cell office:value-type="string">
            <text:p>Me exspectavérunt peccatóres ut pérderent me: * testimónia tua intelléxi.</text:p>
          </table:table-cell>
          <table:table-cell table:formula="of:=[.B2390]=[.A23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mnis consummatiónis vidi finem: * latum mandátum tuum nimis.</text:p>
          </table:table-cell>
          <table:table-cell office:value-type="string">
            <text:p>Omnis consummatiónis vidi finem: * latum mandátum tuum nimis.</text:p>
          </table:table-cell>
          <table:table-cell table:formula="of:=[.B2391]=[.A23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8 vii</text:p>
          </table:table-cell>
          <table:table-cell office:value-type="string">
            <text:p>Psalmus 118. vii. Quomodo dilexi !</text:p>
          </table:table-cell>
          <table:table-cell table:formula="of:=[.B2392]=[.A239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~Mem</text:p>
          </table:table-cell>
          <table:table-cell office:value-type="string">
            <text:p>~</text:p>
          </table:table-cell>
          <table:table-cell table:formula="of:=[.B2393]=[.A239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modo diléxi legem tuam, Dómine? * tota die meditátio mea est.</text:p>
          </table:table-cell>
          <table:table-cell office:value-type="string">
            <text:p>Quómodo diléxi legem tuam, Dómine? * tota die meditátio mea est.</text:p>
          </table:table-cell>
          <table:table-cell table:formula="of:=[.B2394]=[.A23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er inimícos meos prudéntem me fecísti mandáto tuo: * quia in ætérnum mihi est.</text:p>
          </table:table-cell>
          <table:table-cell office:value-type="string">
            <text:p>Super inimícos meos prudéntem me fecísti mandato tuo: * quia in ætérnum mihi est.</text:p>
          </table:table-cell>
          <table:table-cell table:formula="of:=[.B2395]=[.A2395]" office:value-type="boolean" office:boolean-value="false">
            <text:p>FALSE</text:p>
          </table:table-cell>
          <table:table-cell/>
          <table:table-cell office:value-type="string">
            <text:p>mandáto </text:p>
          </table:table-cell>
          <table:table-cell/>
        </table:table-row>
        <table:table-row table:style-name="ro1">
          <table:table-cell office:value-type="string">
            <text:p>Super omnes docéntes me intelléxi: * quia testimónia tua meditátio mea est.</text:p>
          </table:table-cell>
          <table:table-cell office:value-type="string">
            <text:p>Super omnes docéntes me intelléxi: * quia testimónia tua meditátio mea est.</text:p>
          </table:table-cell>
          <table:table-cell table:formula="of:=[.B2396]=[.A23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er senes intelléxi: * quia mandáta tua quæsívi.</text:p>
          </table:table-cell>
          <table:table-cell office:value-type="string">
            <text:p>Super senes intelléxi: * quia mandáta tua quæsívi.</text:p>
          </table:table-cell>
          <table:table-cell table:formula="of:=[.B2397]=[.A23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b omni via mala prohíbui pedes meos: * ut custódiam verba tua.</text:p>
          </table:table-cell>
          <table:table-cell office:value-type="string">
            <text:p>Ab omni via mala prohíbui pedes meos: * ut custódiam verba tua.</text:p>
          </table:table-cell>
          <table:table-cell table:formula="of:=[.B2398]=[.A23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judíciis tuis non declinávi: * quia tu legem posuísti mihi.</text:p>
          </table:table-cell>
          <table:table-cell office:value-type="string">
            <text:p>A judíciis tuis non declinávi: * quia tu legem posuísti mihi.</text:p>
          </table:table-cell>
          <table:table-cell table:formula="of:=[.B2399]=[.A23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am dúlcia fáucibus meis elóquia tua, * super mel ori meo!</text:p>
          </table:table-cell>
          <table:table-cell office:value-type="string">
            <text:p>Quam dúlcia fáucibus meis elóquia tua, * super mel ori meo!</text:p>
          </table:table-cell>
          <table:table-cell table:formula="of:=[.B2400]=[.A24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mandátis tuis intelléxi: * proptérea odívi omnem viam iniquitátis.</text:p>
          </table:table-cell>
          <table:table-cell office:value-type="string">
            <text:p>A mandátis tuis intelléxi: * proptérea odívi omnem viam iniquitátis.</text:p>
          </table:table-cell>
          <table:table-cell table:formula="of:=[.B2401]=[.A240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~Nun</text:p>
          </table:table-cell>
          <table:table-cell office:value-type="string">
            <text:p>~</text:p>
          </table:table-cell>
          <table:table-cell table:formula="of:=[.B2402]=[.A240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ucérna pédibus meis verbum tuum, * et lumen sémitis meis.</text:p>
          </table:table-cell>
          <table:table-cell office:value-type="string">
            <text:p>Lucérna pédibus meis verbum tuum, * et lumen sémitis meis.</text:p>
          </table:table-cell>
          <table:table-cell table:formula="of:=[.B2403]=[.A24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rávi, et státui * custodíre judícia justítiæ tuæ.</text:p>
          </table:table-cell>
          <table:table-cell office:value-type="string">
            <text:p>Jurávi, et státui * custodíre judícia justítiæ tuæ.</text:p>
          </table:table-cell>
          <table:table-cell table:formula="of:=[.B2404]=[.A24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umiliátus sum usquequáque, Dómine: * vivífica me secúndum verbum tuum.</text:p>
          </table:table-cell>
          <table:table-cell office:value-type="string">
            <text:p>Humiliátus sum usquequáque, Dómine: * vivífica me secúndum verbum tuum.</text:p>
          </table:table-cell>
          <table:table-cell table:formula="of:=[.B2405]=[.A24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luntária oris mei beneplácita fac, Dómine: * et judícia tua doce me.</text:p>
          </table:table-cell>
          <table:table-cell office:value-type="string">
            <text:p>Voluntária oris mei beneplácita fac, Dómine: * et judícia tua doce me.</text:p>
          </table:table-cell>
          <table:table-cell table:formula="of:=[.B2406]=[.A24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nima mea in mánibus meis semper: * et legem tuam non sum oblítus.</text:p>
          </table:table-cell>
          <table:table-cell office:value-type="string">
            <text:p>Anima mea in mánibus meis semper: * et legem tuam non sum oblítus.</text:p>
          </table:table-cell>
          <table:table-cell table:formula="of:=[.B2407]=[.A240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osuérunt peccatóres láqueum mihi: * et de mandátis tuis non errávi.</text:p>
          </table:table-cell>
          <table:table-cell office:value-type="string">
            <text:p>Posuérunt peccatóres láqueum mihi: * et de mandátis tuis non errávi.</text:p>
          </table:table-cell>
          <table:table-cell table:formula="of:=[.B2408]=[.A24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ereditáte acquisívi testimónia tua in ætérnum: * quia exsultátio cordis mei sunt.</text:p>
          </table:table-cell>
          <table:table-cell office:value-type="string">
            <text:p>Hereditáte acquisívi testimónia tua in ætérnum: * quia exsultátio cordis mei sunt.</text:p>
          </table:table-cell>
          <table:table-cell table:formula="of:=[.B2409]=[.A24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clinávi cor meum ad faciéndas justificatiónes tuas in ætérnum, * propter retributiónem.</text:p>
          </table:table-cell>
          <table:table-cell office:value-type="string">
            <text:p>Inclinávi cor meum ad faciéndas justificatiónes tuas in ætérnum, * propter retributiónem.</text:p>
          </table:table-cell>
          <table:table-cell table:formula="of:=[.B2410]=[.A24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8 viii</text:p>
          </table:table-cell>
          <table:table-cell office:value-type="string">
            <text:p>Psalmus 118. viii. Iniquos odio habui</text:p>
          </table:table-cell>
          <table:table-cell table:formula="of:=[.B2411]=[.A24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~Samech</text:p>
          </table:table-cell>
          <table:table-cell office:value-type="string">
            <text:p>~</text:p>
          </table:table-cell>
          <table:table-cell table:formula="of:=[.B2412]=[.A241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íquos ódio hábui: * et legem tuam diléxi.</text:p>
          </table:table-cell>
          <table:table-cell office:value-type="string">
            <text:p>Iníquos ódio hábui: * et legem tuam diléxi.</text:p>
          </table:table-cell>
          <table:table-cell table:formula="of:=[.B2413]=[.A24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jútor et suscéptor meus es tu: * et in verbum tuum supersperávi.</text:p>
          </table:table-cell>
          <table:table-cell office:value-type="string">
            <text:p>Adjútor et suscéptor meus es tu: * et in verbum tuum supersperávi.</text:p>
          </table:table-cell>
          <table:table-cell table:formula="of:=[.B2414]=[.A24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clináte a me, malígni: * et scrutábor mandáta Dei mei.</text:p>
          </table:table-cell>
          <table:table-cell office:value-type="string">
            <text:p>Declináte a me, malígni: * et scrutábor mandáta Dei mei.</text:p>
          </table:table-cell>
          <table:table-cell table:formula="of:=[.B2415]=[.A24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úscipe me secúndum elóquium tuum, et vivam: * et non confúndas me ab exspectatióne mea.</text:p>
          </table:table-cell>
          <table:table-cell office:value-type="string">
            <text:p>Súscipe me secúndum elóquium tuum, et vivam: * et non confúndas me ab exspectatióne mea.</text:p>
          </table:table-cell>
          <table:table-cell table:formula="of:=[.B2416]=[.A24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djuva me, et salvus ero: * et meditábor in justificatiónibus tuis semper.</text:p>
          </table:table-cell>
          <table:table-cell office:value-type="string">
            <text:p>Adjuva me, et salvus ero: * et meditábor in justificatiónibus tuis semper.</text:p>
          </table:table-cell>
          <table:table-cell table:formula="of:=[.B2417]=[.A241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prevísti omnes discedéntes a judíciis tuis: * quia injústa cogitátio eórum.</text:p>
          </table:table-cell>
          <table:table-cell office:value-type="string">
            <text:p>Sprevísti omnes discedéntes a judíciis tuis: * quia injústa cogitátio eórum.</text:p>
          </table:table-cell>
          <table:table-cell table:formula="of:=[.B2418]=[.A24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ævaricántes reputávi omnes peccatóres terræ: * ídeo diléxi testimónia tua.</text:p>
          </table:table-cell>
          <table:table-cell office:value-type="string">
            <text:p>Prævaricántes reputávi omnes peccatóres terræ: * ídeo diléxi testimónia tua.</text:p>
          </table:table-cell>
          <table:table-cell table:formula="of:=[.B2419]=[.A24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íge timóre tuo carnes meas: * a judíciis enim tuis tímui.</text:p>
          </table:table-cell>
          <table:table-cell office:value-type="string">
            <text:p>Confige timóre tuo carnes meas: * a judíciis enim tuis tímui.</text:p>
          </table:table-cell>
          <table:table-cell table:formula="of:=[.B2420]=[.A2420]" office:value-type="boolean" office:boolean-value="false">
            <text:p>FALSE</text:p>
          </table:table-cell>
          <table:table-cell/>
          <table:table-cell office:value-type="string">
            <text:p>Confíge </text:p>
          </table:table-cell>
          <table:table-cell/>
        </table:table-row>
        <table:table-row table:style-name="ro1">
          <table:table-cell office:value-type="string">
            <text:p>~Ain</text:p>
          </table:table-cell>
          <table:table-cell office:value-type="string">
            <text:p>~</text:p>
          </table:table-cell>
          <table:table-cell table:formula="of:=[.B2421]=[.A242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eci judícium et justítiam: * non tradas me calumniántibus me.</text:p>
          </table:table-cell>
          <table:table-cell office:value-type="string">
            <text:p>Feci judícium et justítiam: * non tradas me calumniántibus me.</text:p>
          </table:table-cell>
          <table:table-cell table:formula="of:=[.B2422]=[.A24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úscipe servum tuum in bonum: * non calumniéntur me supérbi.</text:p>
          </table:table-cell>
          <table:table-cell office:value-type="string">
            <text:p>Súscipe servum tuum in bonum: * non calumniéntur me supérbi.</text:p>
          </table:table-cell>
          <table:table-cell table:formula="of:=[.B2423]=[.A24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Óculi mei defecérunt in salutáre tuum: * et in elóquium justítiæ tuæ.</text:p>
          </table:table-cell>
          <table:table-cell office:value-type="string">
            <text:p>Oculi mei defecérunt in salutáre tuum: * et in elóquium justítiæ tuæ.</text:p>
          </table:table-cell>
          <table:table-cell table:formula="of:=[.B2424]=[.A242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ac cum servo tuo secúndum misericórdiam tuam: * et justificatiónes tuas doce me.</text:p>
          </table:table-cell>
          <table:table-cell office:value-type="string">
            <text:p>Fac cum servo tuo secúndum misericórdiam tuam: * et justificatiónes tuas doce me.</text:p>
          </table:table-cell>
          <table:table-cell table:formula="of:=[.B2425]=[.A24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rvus tuus sum ego: * da mihi intelléctum, ut sciam testimónia tua.</text:p>
          </table:table-cell>
          <table:table-cell office:value-type="string">
            <text:p>Servus tuus sum ego: * da mihi intelléctum, ut sciam testimónia tua.</text:p>
          </table:table-cell>
          <table:table-cell table:formula="of:=[.B2426]=[.A24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empus faciéndi, Dómine: * dissipavérunt legem tuam.</text:p>
          </table:table-cell>
          <table:table-cell office:value-type="string">
            <text:p>Tempus faciéndi, Dómine: * díssipavérunt legem tuam.</text:p>
          </table:table-cell>
          <table:table-cell table:formula="of:=[.B2427]=[.A2427]" office:value-type="boolean" office:boolean-value="false">
            <text:p>FALSE</text:p>
          </table:table-cell>
          <table:table-cell office:value-type="string">
            <text:p>xx</text:p>
          </table:table-cell>
          <table:table-cell office:value-type="string">
            <text:p>dissipavérunt </text:p>
          </table:table-cell>
          <table:table-cell office:value-type="string">
            <text:p>double-accent</text:p>
          </table:table-cell>
        </table:table-row>
        <table:table-row table:style-name="ro1">
          <table:table-cell office:value-type="string">
            <text:p>Ídeo diléxi mandáta tua, * super aurum et topázion.</text:p>
          </table:table-cell>
          <table:table-cell office:value-type="string">
            <text:p>Ideo diléxi mandáta tua, * super aurum et topázion.</text:p>
          </table:table-cell>
          <table:table-cell table:formula="of:=[.B2428]=[.A242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roptérea ad ómnia mandáta tua dirigébar: * omnem viam iníquam ódio hábui.</text:p>
          </table:table-cell>
          <table:table-cell office:value-type="string">
            <text:p>Proptérea ad ómnia mandáta tua dirigébar: * omnem viam iníquam ódio hábui.</text:p>
          </table:table-cell>
          <table:table-cell table:formula="of:=[.B2429]=[.A24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8 ix</text:p>
          </table:table-cell>
          <table:table-cell office:value-type="string">
            <text:p>Psalmus 118. ix. Mirabilia</text:p>
          </table:table-cell>
          <table:table-cell table:formula="of:=[.B2430]=[.A243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~Phe</text:p>
          </table:table-cell>
          <table:table-cell office:value-type="string">
            <text:p>~</text:p>
          </table:table-cell>
          <table:table-cell table:formula="of:=[.B2431]=[.A243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rabília testimónia tua: * ídeo scrutáta est ea ánima mea.</text:p>
          </table:table-cell>
          <table:table-cell office:value-type="string">
            <text:p>Mirabília testimónia tua: * ídeo scrutáta est ea ánima mea.</text:p>
          </table:table-cell>
          <table:table-cell table:formula="of:=[.B2432]=[.A24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clarátio sermónum tuórum illúminat: * et intelléctum dat párvulis.</text:p>
          </table:table-cell>
          <table:table-cell office:value-type="string">
            <text:p>Declarátio sermónum tuórum illúminat: * et intelléctum dat párvulis.</text:p>
          </table:table-cell>
          <table:table-cell table:formula="of:=[.B2433]=[.A24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Os meum apérui, et attráxi spíritum: * quia mandáta tua desiderábam.</text:p>
          </table:table-cell>
          <table:table-cell office:value-type="string">
            <text:p>Os meum apérui, et attráxi spíritum: * quia mandáta tua desiderábam.</text:p>
          </table:table-cell>
          <table:table-cell table:formula="of:=[.B2434]=[.A24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spice in me, et miserére mei, * secúndum judícium diligéntium nomen tuum.</text:p>
          </table:table-cell>
          <table:table-cell office:value-type="string">
            <text:p>Aspice in me, et miserére mei: * secúndum judícium diligéntium nomen tuum.</text:p>
          </table:table-cell>
          <table:table-cell table:formula="of:=[.B2435]=[.A243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Gressus meos dírige secúndum elóquium tuum: * et non dominétur mei omnis injustítia.</text:p>
          </table:table-cell>
          <table:table-cell office:value-type="string">
            <text:p>Gressus meos dírige secúndum elóquium tuum: * et non dominétur mei omnis injustítia.</text:p>
          </table:table-cell>
          <table:table-cell table:formula="of:=[.B2436]=[.A24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édime me a calúmniis hóminum: * ut custódiam mandáta tua.</text:p>
          </table:table-cell>
          <table:table-cell office:value-type="string">
            <text:p>Rédime me a calúmniis hóminum: * ut custódiam mandáta tua.</text:p>
          </table:table-cell>
          <table:table-cell table:formula="of:=[.B2437]=[.A24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áciem tuam illúmina super servum tuum: * et doce me justificatiónes tuas.</text:p>
          </table:table-cell>
          <table:table-cell office:value-type="string">
            <text:p>Fáciem tuam illúmina super servum tuum: * et doce me justificatiónes tuas.</text:p>
          </table:table-cell>
          <table:table-cell table:formula="of:=[.B2438]=[.A24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xitus aquárum deduxérunt óculi mei: * quia non custodiérunt legem tuam.</text:p>
          </table:table-cell>
          <table:table-cell office:value-type="string">
            <text:p>Exitus aquárum deduxérunt óculi mei: * quia non custodiérunt legem tuam.</text:p>
          </table:table-cell>
          <table:table-cell table:formula="of:=[.B2439]=[.A2439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string">
            <text:p>~Sade</text:p>
          </table:table-cell>
          <table:table-cell office:value-type="string">
            <text:p>~</text:p>
          </table:table-cell>
          <table:table-cell table:formula="of:=[.B2440]=[.A244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stus es, Dómine: * et rectum judícium tuum.</text:p>
          </table:table-cell>
          <table:table-cell office:value-type="string">
            <text:p>Justus es, Dómine: * et rectum judícium tuum.</text:p>
          </table:table-cell>
          <table:table-cell table:formula="of:=[.B2441]=[.A24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ndásti justítiam testimónia tua: * et veritátem tuam nimis.</text:p>
          </table:table-cell>
          <table:table-cell office:value-type="string">
            <text:p>Mandásti justítiam testimónia tua: * et veritátem tuam nimis.</text:p>
          </table:table-cell>
          <table:table-cell table:formula="of:=[.B2442]=[.A24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abéscere me fecit zelus meus: * quia oblíti sunt verba tua inimíci mei.</text:p>
          </table:table-cell>
          <table:table-cell office:value-type="string">
            <text:p>Tabéscere me fecit zelus meus: * quia oblíti sunt verba tua inimíci mei.</text:p>
          </table:table-cell>
          <table:table-cell table:formula="of:=[.B2443]=[.A244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gnítum elóquium tuum veheménter: * et servus tuus diléxit illud.</text:p>
          </table:table-cell>
          <table:table-cell office:value-type="string">
            <text:p>Ignítum elóquium tuum veheménter: * et servus tuus diléxit illud.</text:p>
          </table:table-cell>
          <table:table-cell table:formula="of:=[.B2444]=[.A24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olescéntulus sum ego et contémptus: * justificatiónes tuas non sum oblítus.</text:p>
          </table:table-cell>
          <table:table-cell office:value-type="string">
            <text:p>Adolescéntulus sum ego et contémptus: * justificatiónes tuas non sum oblítus.</text:p>
          </table:table-cell>
          <table:table-cell table:formula="of:=[.B2445]=[.A24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ustítia tua, justítia in ætérnum: * et lex tua véritas.</text:p>
          </table:table-cell>
          <table:table-cell office:value-type="string">
            <text:p>Justítia tua, justítia in ætérnum: * et lex tua véritas.</text:p>
          </table:table-cell>
          <table:table-cell table:formula="of:=[.B2446]=[.A24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ribulátio, et angústia invenérunt me: * mandáta tua meditátio mea est.</text:p>
          </table:table-cell>
          <table:table-cell office:value-type="string">
            <text:p>Tribulátio, et angústia invenérunt me: * mandáta tua meditátio mea est.</text:p>
          </table:table-cell>
          <table:table-cell table:formula="of:=[.B2447]=[.A24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æquitas testimónia tua in ætérnum: * intelléctum da mihi, et vivam.</text:p>
          </table:table-cell>
          <table:table-cell office:value-type="string">
            <text:p>Æquitas testimónia tua in ætérnum: * intelléctum da mihi, et vivam.</text:p>
          </table:table-cell>
          <table:table-cell table:formula="of:=[.B2448]=[.A24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118 x</text:p>
          </table:table-cell>
          <table:table-cell office:value-type="string">
            <text:p>Psalmus 118. x. Clamavi in toto corde meo</text:p>
          </table:table-cell>
          <table:table-cell table:formula="of:=[.B2449]=[.A244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~Coph</text:p>
          </table:table-cell>
          <table:table-cell office:value-type="string">
            <text:p>~</text:p>
          </table:table-cell>
          <table:table-cell table:formula="of:=[.B2450]=[.A245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lamávi in toto corde meo, exáudi me, Dómine: * justificatiónes tuas requíram.</text:p>
          </table:table-cell>
          <table:table-cell office:value-type="string">
            <text:p>Clamávi in toto corde meo, exáudi me, Dómine: * justificatiónes tuas requíram.</text:p>
          </table:table-cell>
          <table:table-cell table:formula="of:=[.B2451]=[.A24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lamávi ad te, salvum me fac: * ut custódiam mandáta tua.</text:p>
          </table:table-cell>
          <table:table-cell office:value-type="string">
            <text:p>Clamávi ad te, salvum me fac: * ut custódiam mandáta tua.</text:p>
          </table:table-cell>
          <table:table-cell table:formula="of:=[.B2452]=[.A24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ævéni in maturitáte, et clamávi: * quia in verba tua supersperávi.</text:p>
          </table:table-cell>
          <table:table-cell office:value-type="string">
            <text:p>Prævéni in maturitáte, et clamávi: * quia in verba tua supersperávi.</text:p>
          </table:table-cell>
          <table:table-cell table:formula="of:=[.B2453]=[.A24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ævenérunt óculi mei ad te dilúculo: * ut meditárer elóquia tua.</text:p>
          </table:table-cell>
          <table:table-cell office:value-type="string">
            <text:p>Prævenérunt óculi mei ad te dilúculo: * ut meditárer elóquia tua.</text:p>
          </table:table-cell>
          <table:table-cell table:formula="of:=[.B2454]=[.A24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cem meam audi secúndum misericórdiam tuam, Dómine: * et secúndum judícium tuum vivífica me.</text:p>
          </table:table-cell>
          <table:table-cell office:value-type="string">
            <text:p>Vocem meam audi secúndum misericórdiam tuam, Dómine: * et secúndum judícium tuum vivífica me.</text:p>
          </table:table-cell>
          <table:table-cell table:formula="of:=[.B2455]=[.A24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ppropinquavérunt persequéntes me iniquitáti: * a lege autem tua longe facti sunt.</text:p>
          </table:table-cell>
          <table:table-cell office:value-type="string">
            <text:p>Appropinquavérunt persequéntes me iniquitáti: * a lege autem tua longe facti sunt.</text:p>
          </table:table-cell>
          <table:table-cell table:formula="of:=[.B2456]=[.A24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e es tu, Dómine: * et omnes viæ tuæ véritas.</text:p>
          </table:table-cell>
          <table:table-cell office:value-type="string">
            <text:p>Prope es tu, Dómine: * et omnes viæ tuæ véritas.</text:p>
          </table:table-cell>
          <table:table-cell table:formula="of:=[.B2457]=[.A24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ítio cognóvi de testimóniis tuis: * quia in ætérnum fundásti ea.</text:p>
          </table:table-cell>
          <table:table-cell office:value-type="string">
            <text:p>Inítio cognóvi de testimóniis tuis: * quia in ætérnum fundásti ea.</text:p>
          </table:table-cell>
          <table:table-cell table:formula="of:=[.B2458]=[.A245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~Res</text:p>
          </table:table-cell>
          <table:table-cell office:value-type="string">
            <text:p>~</text:p>
          </table:table-cell>
          <table:table-cell table:formula="of:=[.B2459]=[.A245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ide humilitátem meam, et éripe me: * quia legem tuam non sum oblítus.</text:p>
          </table:table-cell>
          <table:table-cell office:value-type="string">
            <text:p>Vide humilitátem meam, et éripe me: * quia legem tuam non sum oblítus.</text:p>
          </table:table-cell>
          <table:table-cell table:formula="of:=[.B2460]=[.A24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údica judícium meum, et rédime me: * propter elóquium tuum vivífica me.</text:p>
          </table:table-cell>
          <table:table-cell office:value-type="string">
            <text:p>Júdica judícium meum, et rédime me: * propter elóquium tuum vivífica me.</text:p>
          </table:table-cell>
          <table:table-cell table:formula="of:=[.B2461]=[.A24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onge a peccatóribus salus: * quia justificatiónes tuas non exquisiérunt.</text:p>
          </table:table-cell>
          <table:table-cell office:value-type="string">
            <text:p>Longe a peccatóribus salus: * quia justificatiónes tuas non exquisiérunt.</text:p>
          </table:table-cell>
          <table:table-cell table:formula="of:=[.B2462]=[.A24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icórdiæ tuæ multæ, Dómine: * secúndum judícium tuum vivífica me.</text:p>
          </table:table-cell>
          <table:table-cell office:value-type="string">
            <text:p>Misericórdiæ tuæ multæ, Dómine: * secúndum judícium tuum vivífica me.</text:p>
          </table:table-cell>
          <table:table-cell table:formula="of:=[.B2463]=[.A24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ulti qui persequúntur me, et tríbulant me: * a testimóniis tuis non declinávi.</text:p>
          </table:table-cell>
          <table:table-cell office:value-type="string">
            <text:p>Multi qui persequúntur me, et tríbulant me: * a testimóniis tuis non declinávi.</text:p>
          </table:table-cell>
          <table:table-cell table:formula="of:=[.B2464]=[.A24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di prævaricántes, et tabescébam: * quia elóquia tua non custodiérunt.</text:p>
          </table:table-cell>
          <table:table-cell office:value-type="string">
            <text:p>Vidi prævaricántes, et tabescébam: * quia elóquia tua non custodiérunt.</text:p>
          </table:table-cell>
          <table:table-cell table:formula="of:=[.B2465]=[.A24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de quóniam mandáta tua diléxi, Dómine: * in misericórdia tua vivífica me.</text:p>
          </table:table-cell>
          <table:table-cell office:value-type="string">
            <text:p>Vide quóniam mandáta tua diléxi, Dómine: * in misericórdia tua vivífica me.</text:p>
          </table:table-cell>
          <table:table-cell table:formula="of:=[.B2466]=[.A24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incípium verbórum tuórum, véritas: * in ætérnum ómnia judícia justítiæ tuæ.</text:p>
          </table:table-cell>
          <table:table-cell office:value-type="string">
            <text:p>Princípium verbórum tuórum, véritas: * in ætérnum ómnia judícia justítiæ tuæ.</text:p>
          </table:table-cell>
          <table:table-cell table:formula="of:=[.B2467]=[.A24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8 xi</text:p>
          </table:table-cell>
          <table:table-cell office:value-type="string">
            <text:p>Psalmus 118. xi. Principes persecuti sunt</text:p>
          </table:table-cell>
          <table:table-cell table:formula="of:=[.B2468]=[.A2468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string">
            <text:p>~Sin</text:p>
          </table:table-cell>
          <table:table-cell office:value-type="string">
            <text:p>~</text:p>
          </table:table-cell>
          <table:table-cell table:formula="of:=[.B2469]=[.A246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ríncipes persecúti sunt me gratis: * et a verbis tuis formidávit cor meum.</text:p>
          </table:table-cell>
          <table:table-cell office:value-type="string">
            <text:p>Príncipes persecúti sunt me gratis: * et a verbis tuis formidávit cor meum.</text:p>
          </table:table-cell>
          <table:table-cell table:formula="of:=[.B2470]=[.A24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ábor ego super elóquia tua: * sicut qui invénit spólia multa.</text:p>
          </table:table-cell>
          <table:table-cell office:value-type="string">
            <text:p>Lætábor ego super elóquia tua: * sicut qui invénit spólia multa.</text:p>
          </table:table-cell>
          <table:table-cell table:formula="of:=[.B2471]=[.A24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iquitátem ódio hábui, et abominátus sum: * legem autem tuam diléxi.</text:p>
          </table:table-cell>
          <table:table-cell office:value-type="string">
            <text:p>Iniquitátem odio hábui, et abominátus sum: * legem autem tuam diléxi.</text:p>
          </table:table-cell>
          <table:table-cell table:formula="of:=[.B2472]=[.A2472]" office:value-type="boolean" office:boolean-value="false">
            <text:p>FALSE</text:p>
          </table:table-cell>
          <table:table-cell/>
          <table:table-cell office:value-type="string">
            <text:p>ódio </text:p>
          </table:table-cell>
          <table:table-cell/>
        </table:table-row>
        <table:table-row table:style-name="ro1">
          <table:table-cell office:value-type="string">
            <text:p>Sépties in die laudem dixi tibi, * super judícia justítiæ tuæ.</text:p>
          </table:table-cell>
          <table:table-cell office:value-type="string">
            <text:p>Sépties in die laudem dixi tibi, * super judícia justítiæ tuæ.</text:p>
          </table:table-cell>
          <table:table-cell table:formula="of:=[.B2473]=[.A24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ax multa diligéntibus legem tuam: * et non est illis scándalum.</text:p>
          </table:table-cell>
          <table:table-cell office:value-type="string">
            <text:p>Pax multa diligéntibus legem tuam: * et non est illis scándalum.</text:p>
          </table:table-cell>
          <table:table-cell table:formula="of:=[.B2474]=[.A247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pectábam salutáre tuum, Dómine: * et mandáta tua diléxi.</text:p>
          </table:table-cell>
          <table:table-cell office:value-type="string">
            <text:p>Exspectábam salutáre tuum, Dómine: * et mandáta tua diléxi.</text:p>
          </table:table-cell>
          <table:table-cell table:formula="of:=[.B2475]=[.A24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stodívit ánima mea testimónia tua: * et diléxit ea veheménter.</text:p>
          </table:table-cell>
          <table:table-cell office:value-type="string">
            <text:p>Custodívit ánima mea testimónia tua: * et diléxit ea veheménter.</text:p>
          </table:table-cell>
          <table:table-cell table:formula="of:=[.B2476]=[.A24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rvávi mandáta tua, et testimónia tua: * quia omnes viæ meæ in conspéctu tuo.</text:p>
          </table:table-cell>
          <table:table-cell office:value-type="string">
            <text:p>Servávi mandáta tua, et testimónia tua: * quia omnes viæ meæ in conspéctu tuo.</text:p>
          </table:table-cell>
          <table:table-cell table:formula="of:=[.B2477]=[.A247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~Tau</text:p>
          </table:table-cell>
          <table:table-cell office:value-type="string">
            <text:p>~</text:p>
          </table:table-cell>
          <table:table-cell table:formula="of:=[.B2478]=[.A247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ppropínquet deprecátio mea in conspéctu tuo, Dómine: * juxta elóquium tuum da mihi intelléctum.</text:p>
          </table:table-cell>
          <table:table-cell office:value-type="string">
            <text:p>Appropínquet deprecátio mea in conspéctu tuo, Dómine: * juxta elóquium tuum da mihi intelléctum.</text:p>
          </table:table-cell>
          <table:table-cell table:formula="of:=[.B2479]=[.A24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tret postulátio mea in conspéctu tuo: * secúndum elóquium tuum éripe me.</text:p>
          </table:table-cell>
          <table:table-cell office:value-type="string">
            <text:p>Intret postulátio mea in conspéctu tuo: * secúndum elóquium tuum éripe me.</text:p>
          </table:table-cell>
          <table:table-cell table:formula="of:=[.B2480]=[.A24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ructábunt lábia mea hymnum, * cum docúeris me justificatiónes tuas.</text:p>
          </table:table-cell>
          <table:table-cell office:value-type="string">
            <text:p>Eructábunt lábia mea hymnum, * cum docúeris me justificatiónes tuas.</text:p>
          </table:table-cell>
          <table:table-cell table:formula="of:=[.B2481]=[.A24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nuntiábit lingua mea elóquium tuum: * quia ómnia mandáta tua æquitas.</text:p>
          </table:table-cell>
          <table:table-cell office:value-type="string">
            <text:p>Pronuntiábit lingua mea elóquium tuum: * quia ómnia mandáta tua æquitas.</text:p>
          </table:table-cell>
          <table:table-cell table:formula="of:=[.B2482]=[.A24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t manus tua ut salvet me: * quóniam mandáta tua elégi.</text:p>
          </table:table-cell>
          <table:table-cell office:value-type="string">
            <text:p>Fiat manus tua ut salvet me: * quóniam mandáta tua elégi.</text:p>
          </table:table-cell>
          <table:table-cell table:formula="of:=[.B2483]=[.A24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cupívi salutáre tuum, Dómine: * et lex tua meditátio mea est.</text:p>
          </table:table-cell>
          <table:table-cell office:value-type="string">
            <text:p>Concupívi salutáre tuum, Dómine: * et lex tua meditátio mea est.</text:p>
          </table:table-cell>
          <table:table-cell table:formula="of:=[.B2484]=[.A24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vet ánima mea, et laudábit te: * et judícia tua adjuvábunt me.</text:p>
          </table:table-cell>
          <table:table-cell office:value-type="string">
            <text:p>Vivet ánima mea, et laudábit te: * et judícia tua adjuvábunt me.</text:p>
          </table:table-cell>
          <table:table-cell table:formula="of:=[.B2485]=[.A24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rrávi, sicut ovis, quæ périit: * quære servum tuum, quia mandáta tua non sum oblítus.</text:p>
          </table:table-cell>
          <table:table-cell office:value-type="string">
            <text:p>Errávi, sicut ovis, quæ périit: * quære servum tuum, quia mandáta tua non sum oblítus.</text:p>
          </table:table-cell>
          <table:table-cell table:formula="of:=[.B2486]=[.A24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19</text:p>
          </table:table-cell>
          <table:table-cell office:value-type="string">
            <text:p>Psalmus 119. Ad Dominum</text:p>
          </table:table-cell>
          <table:table-cell table:formula="of:=[.B2487]=[.A248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d Dóminum cum tribulárer clamávi: * et exaudívit me.</text:p>
          </table:table-cell>
          <table:table-cell office:value-type="string">
            <text:p>Ad Dóminum cum tribulárer clamávi: * et exaudívit me.</text:p>
          </table:table-cell>
          <table:table-cell table:formula="of:=[.B2488]=[.A24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líbera ánimam meam a lábiis iníquis, * et a lingua dolósa.</text:p>
          </table:table-cell>
          <table:table-cell office:value-type="string">
            <text:p>Dómine, líbera ánimam meam a lábiis iníquis, * et a lingua dolósa.</text:p>
          </table:table-cell>
          <table:table-cell table:formula="of:=[.B2489]=[.A24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d detur tibi, aut quid apponátur tibi * ad linguam dolósam?</text:p>
          </table:table-cell>
          <table:table-cell office:value-type="string">
            <text:p>Quid detur tibi, aut quid apponátur tibi * ad linguam dolósam?</text:p>
          </table:table-cell>
          <table:table-cell table:formula="of:=[.B2490]=[.A24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gíttæ poténtis acútæ, * cum carbónibus desolatóriis.</text:p>
          </table:table-cell>
          <table:table-cell office:value-type="string">
            <text:p>Sagíttæ poténtis acútæ, * cum carbónibus desolatóriis.</text:p>
          </table:table-cell>
          <table:table-cell table:formula="of:=[.B2491]=[.A24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eu mihi, quia incolátus meus prolongátus est: habitávi cum habitántibus Cedar: * multum íncola fuit ánima mea.</text:p>
          </table:table-cell>
          <table:table-cell office:value-type="string">
            <text:p>Heu mihi, quia incolátus meus prolongátus est: habitávi cum habitántibus Cedar: * multum íncola fuit ánima mea.</text:p>
          </table:table-cell>
          <table:table-cell table:formula="of:=[.B2492]=[.A24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m his, qui odérunt pacem, eram pacíficus: * cum loquébar illis, impugnábant me gratis.</text:p>
          </table:table-cell>
          <table:table-cell office:value-type="string">
            <text:p>Cum his, qui odérunt pacem, eram pacíficus: * cum loquébar illis, impugnábant me gratis.</text:p>
          </table:table-cell>
          <table:table-cell table:formula="of:=[.B2493]=[.A24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20</text:p>
          </table:table-cell>
          <table:table-cell office:value-type="string">
            <text:p>Psalmus 120. Levavi oculos</text:p>
          </table:table-cell>
          <table:table-cell table:formula="of:=[.B2494]=[.A249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evávi óculos meos in montes, * unde véniet auxílium mihi.</text:p>
          </table:table-cell>
          <table:table-cell office:value-type="string">
            <text:p>Levávi óculos meos in montes, * unde véniet auxílium mihi.</text:p>
          </table:table-cell>
          <table:table-cell table:formula="of:=[.B2495]=[.A24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xílium meum a Dómino, * qui fecit cælum et terram.</text:p>
          </table:table-cell>
          <table:table-cell office:value-type="string">
            <text:p>Auxílium meum a Dómino, * qui fecit cælum et terram.</text:p>
          </table:table-cell>
          <table:table-cell table:formula="of:=[.B2496]=[.A24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det in commotiónem pedem tuum: * neque dormítet qui custódit te.</text:p>
          </table:table-cell>
          <table:table-cell office:value-type="string">
            <text:p>Non det in commotiónem pedem tuum: * neque dormítet qui custódit te.</text:p>
          </table:table-cell>
          <table:table-cell table:formula="of:=[.B2497]=[.A24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, non dormitábit neque dórmiet, * qui custódit Israël.</text:p>
          </table:table-cell>
          <table:table-cell office:value-type="string">
            <text:p>Ecce, non dormitábit neque dórmiet, * qui custódit Israël.</text:p>
          </table:table-cell>
          <table:table-cell table:formula="of:=[.B2498]=[.A24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custódit te, Dóminus protéctio tua, * super manum déxteram tuam.</text:p>
          </table:table-cell>
          <table:table-cell office:value-type="string">
            <text:p>Dóminus custódit te, Dóminus protéctio tua, * super manum déxteram tuam.</text:p>
          </table:table-cell>
          <table:table-cell table:formula="of:=[.B2499]=[.A24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er diem sol non uret te: * neque luna per noctem.</text:p>
          </table:table-cell>
          <table:table-cell office:value-type="string">
            <text:p>Per diem sol non uret te: * neque luna per noctem.</text:p>
          </table:table-cell>
          <table:table-cell table:formula="of:=[.B2500]=[.A25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custódit te ab omni malo: * custódiat ánimam tuam Dóminus.</text:p>
          </table:table-cell>
          <table:table-cell office:value-type="string">
            <text:p>Dóminus custódit te ab omni malo: * custódiat ánimam tuam Dóminus.</text:p>
          </table:table-cell>
          <table:table-cell table:formula="of:=[.B2501]=[.A25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custódiat intróitum tuum, et éxitum tuum: * ex hoc nunc, et usque in sæculum.</text:p>
          </table:table-cell>
          <table:table-cell office:value-type="string">
            <text:p>Dóminus custódiat intróitum tuum, et éxitum tuum: * ex hoc nunc, et usque in sæculum.</text:p>
          </table:table-cell>
          <table:table-cell table:formula="of:=[.B2502]=[.A25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21</text:p>
          </table:table-cell>
          <table:table-cell office:value-type="string">
            <text:p>Psalmus 121. Lætatus sum</text:p>
          </table:table-cell>
          <table:table-cell table:formula="of:=[.B2503]=[.A250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ætátus sum in his, quæ dicta sunt mihi: *‡ In domum Dómini íbimus.</text:p>
          </table:table-cell>
          <table:table-cell office:value-type="string">
            <text:p>Lætátus sum in his, quæ dicta sunt mihi: * In domum Dómini íbimus.</text:p>
          </table:table-cell>
          <table:table-cell table:formula="of:=[.B2504]=[.A250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tantes erant pedes nostri, * in átriis tuis, Jerúsalem.</text:p>
          </table:table-cell>
          <table:table-cell office:value-type="string">
            <text:p>Stantes erant pedes nostri, * in átriis tuis, Jerúsalem.</text:p>
          </table:table-cell>
          <table:table-cell table:formula="of:=[.B2505]=[.A25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erúsalem, quæ ædificátur ut cívitas: * cujus participátio ejus in idípsum.</text:p>
          </table:table-cell>
          <table:table-cell office:value-type="string">
            <text:p>Jerúsalem, quæ ædificátur ut cívitas: * cujus participátio ejus in idípsum.</text:p>
          </table:table-cell>
          <table:table-cell table:formula="of:=[.B2506]=[.A25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lluc enim ascendérunt tribus, tribus Dómini: * testimónium Israël ad confiténdum nómini Dómini.</text:p>
          </table:table-cell>
          <table:table-cell office:value-type="string">
            <text:p>Illuc enim ascendérunt tribus, tribus Dómini: * testimónium Israël ad confiténdum nómini Dómini.</text:p>
          </table:table-cell>
          <table:table-cell table:formula="of:=[.B2507]=[.A25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illic sedérunt sedes in judício, * sedes super domum David.</text:p>
          </table:table-cell>
          <table:table-cell office:value-type="string">
            <text:p>Quia illic sedérunt sedes in judício, * sedes super domum David.</text:p>
          </table:table-cell>
          <table:table-cell table:formula="of:=[.B2508]=[.A25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ogáte quæ ad pacem sunt Jerúsalem: * et abundántia diligéntibus te:</text:p>
          </table:table-cell>
          <table:table-cell office:value-type="string">
            <text:p>Rogáte quæ ad pacem sunt Jerúsalem: * et abundántia diligéntibus te:</text:p>
          </table:table-cell>
          <table:table-cell table:formula="of:=[.B2509]=[.A25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t pax in virtúte tua: * et abundántia in túrribus tuis.</text:p>
          </table:table-cell>
          <table:table-cell office:value-type="string">
            <text:p>Fiat pax in virtúte tua: * et abundántia in túrribus tuis.</text:p>
          </table:table-cell>
          <table:table-cell table:formula="of:=[.B2510]=[.A25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ter fratres meos, et próximos meos, * loquébar pacem de te:</text:p>
          </table:table-cell>
          <table:table-cell office:value-type="string">
            <text:p>Propter fratres meos, et próximos meos, * loquébar pacem de te:</text:p>
          </table:table-cell>
          <table:table-cell table:formula="of:=[.B2511]=[.A25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ter domum Dómini, Dei nostri, * quæsívi bona tibi.</text:p>
          </table:table-cell>
          <table:table-cell office:value-type="string">
            <text:p>Propter domum Dómini, Dei nostri, * quæsívi bona tibi.</text:p>
          </table:table-cell>
          <table:table-cell table:formula="of:=[.B2512]=[.A25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22</text:p>
          </table:table-cell>
          <table:table-cell office:value-type="string">
            <text:p>Psalmus 122. Ad te levavi</text:p>
          </table:table-cell>
          <table:table-cell table:formula="of:=[.B2513]=[.A251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d te levávi óculos meos, * qui hábitas in cælis.</text:p>
          </table:table-cell>
          <table:table-cell office:value-type="string">
            <text:p>Ad te levávi óculos meos, * qui hábitas in cælis.</text:p>
          </table:table-cell>
          <table:table-cell table:formula="of:=[.B2514]=[.A25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, sicut óculi servórum * in mánibus dominórum suórum,</text:p>
          </table:table-cell>
          <table:table-cell office:value-type="string">
            <text:p>Ecce sicut óculi servórum, * in mánibus dominórum suórum.</text:p>
          </table:table-cell>
          <table:table-cell table:formula="of:=[.B2515]=[.A251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cut óculi ancíllæ in mánibus dóminæ suæ: * ita óculi nostri ad Dóminum, Deum nostrum, donec misereátur nostri.</text:p>
          </table:table-cell>
          <table:table-cell office:value-type="string">
            <text:p>Sicut óculi ancíllæ in mánibus dóminæ suæ: * ita óculi nostri ad Dóminum, Deum nostrum, donec misereátur nostri.</text:p>
          </table:table-cell>
          <table:table-cell table:formula="of:=[.B2516]=[.A25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ére nostri, Dómine, miserére nostri: * quia multum repléti sumus despectióne:</text:p>
          </table:table-cell>
          <table:table-cell office:value-type="string">
            <text:p>Miserére nostri, Dómine, miserére nostri: * quia multum repléti sumus despectióne:</text:p>
          </table:table-cell>
          <table:table-cell table:formula="of:=[.B2517]=[.A25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multum repléta est ánima nostra: * oppróbrium abundántibus, et despéctio supérbis.</text:p>
          </table:table-cell>
          <table:table-cell office:value-type="string">
            <text:p>Quia multum repléta est ánima nostra: * oppróbrium abundántibus, et despéctio supérbis.</text:p>
          </table:table-cell>
          <table:table-cell table:formula="of:=[.B2518]=[.A25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23</text:p>
          </table:table-cell>
          <table:table-cell office:value-type="string">
            <text:p>Psalmus 123. Nisi quia Dominus</text:p>
          </table:table-cell>
          <table:table-cell table:formula="of:=[.B2519]=[.A251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isi quia Dóminus erat in nobis, dicat nunc Israël: * nisi quia Dóminus erat in nobis,</text:p>
          </table:table-cell>
          <table:table-cell office:value-type="string">
            <text:p>Nisi quia Dóminus erat in nobis, dicat nunc Israël: * nisi quia Dóminus erat in nobis,</text:p>
          </table:table-cell>
          <table:table-cell table:formula="of:=[.B2520]=[.A25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m exsúrgerent hómines in nos, * forte vivos deglutíssent nos:</text:p>
          </table:table-cell>
          <table:table-cell office:value-type="string">
            <text:p>Cum exsúrgerent hómines in nos, * forte vivos deglutíssent nos:</text:p>
          </table:table-cell>
          <table:table-cell table:formula="of:=[.B2521]=[.A25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m irascerétur furor eórum in nos, * fórsitan aqua absorbuísset nos.</text:p>
          </table:table-cell>
          <table:table-cell office:value-type="string">
            <text:p>Cum irascerétur furor eórum in nos, * fórsitan aqua absorbuísset nos.</text:p>
          </table:table-cell>
          <table:table-cell table:formula="of:=[.B2522]=[.A25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orréntem pertransívit ánima nostra: * fórsitan pertransísset ánima nostra aquam intolerábilem.</text:p>
          </table:table-cell>
          <table:table-cell office:value-type="string">
            <text:p>Torréntem pertransívit ánima nostra: * fórsitan pertransísset ánima nostra aquam intolerábilem.</text:p>
          </table:table-cell>
          <table:table-cell table:formula="of:=[.B2523]=[.A25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tus Dóminus * qui non dedit nos in captiónem déntibus eórum.</text:p>
          </table:table-cell>
          <table:table-cell office:value-type="string">
            <text:p>Benedíctus Dóminus * qui non dedit nos, in captiónem déntibus eórum.</text:p>
          </table:table-cell>
          <table:table-cell table:formula="of:=[.B2524]=[.A252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Ánima nostra sicut passer erépta est * de láqueo venántium:</text:p>
          </table:table-cell>
          <table:table-cell office:value-type="string">
            <text:p>Anima nostra sicut passer erépta est * de láqueo venántium.</text:p>
          </table:table-cell>
          <table:table-cell table:formula="of:=[.B2525]=[.A252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áqueus contrítus est, * et nos liberáti sumus.</text:p>
          </table:table-cell>
          <table:table-cell office:value-type="string">
            <text:p>Láqueus contrítus est, * et nos liberáti sumus.</text:p>
          </table:table-cell>
          <table:table-cell table:formula="of:=[.B2526]=[.A25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jutórium nostrum in nómine Dómini, * qui fecit cælum et terram.</text:p>
          </table:table-cell>
          <table:table-cell office:value-type="string">
            <text:p>Adjutórium nostrum in nómine Dómini, * qui fecit cælum et terram.</text:p>
          </table:table-cell>
          <table:table-cell table:formula="of:=[.B2527]=[.A25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24</text:p>
          </table:table-cell>
          <table:table-cell office:value-type="string">
            <text:p>Psalmus 124. Qui confidunt</text:p>
          </table:table-cell>
          <table:table-cell table:formula="of:=[.B2528]=[.A252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confídunt in Dómino, sicut mons Sion: * non commovébitur in ætérnum, qui hábitat in Jerúsalem.</text:p>
          </table:table-cell>
          <table:table-cell office:value-type="string">
            <text:p>Qui confídunt in Dómino, sicut mons Sion: * non commovébitur in ætérnum, qui hábitat in Jerúsalem.</text:p>
          </table:table-cell>
          <table:table-cell table:formula="of:=[.B2529]=[.A25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ontes in circúitu ejus: * et Dóminus in circúitu pópuli sui, ex hoc nunc et usque in sæculum.</text:p>
          </table:table-cell>
          <table:table-cell office:value-type="string">
            <text:p>Montes in circúitu ejus: * et Dóminus in circúitu pópuli sui, ex hoc nunc et usque in sæculum.</text:p>
          </table:table-cell>
          <table:table-cell table:formula="of:=[.B2530]=[.A25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non relínquet Dóminus virgam peccatórum super sortem justórum: * ut non exténdant justi ad iniquitátem manus suas.</text:p>
          </table:table-cell>
          <table:table-cell office:value-type="string">
            <text:p>Quia non relínquet Dóminus virgam peccatórum super sortem justórum: * ut non exténdant justi ad iniquitátem manus suas.</text:p>
          </table:table-cell>
          <table:table-cell table:formula="of:=[.B2531]=[.A25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énefac, Dómine, bonis, * et rectis corde.</text:p>
          </table:table-cell>
          <table:table-cell office:value-type="string">
            <text:p>Bénefac, Dómine, bonis, * et rectis corde.</text:p>
          </table:table-cell>
          <table:table-cell table:formula="of:=[.B2532]=[.A25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eclinántes autem in obligatiónes addúcet Dóminus cum operántibus iniquitátem: * pax super Israël.</text:p>
          </table:table-cell>
          <table:table-cell office:value-type="string">
            <text:p>Declinántes autem in obligatiónes addúcet Dóminus cum operántibus iniquitátem: * pax super Israël.</text:p>
          </table:table-cell>
          <table:table-cell table:formula="of:=[.B2533]=[.A25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25</text:p>
          </table:table-cell>
          <table:table-cell office:value-type="string">
            <text:p>Psalmus 125. In convertendo</text:p>
          </table:table-cell>
          <table:table-cell table:formula="of:=[.B2534]=[.A253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converténdo Dóminus captivitátem Sion: * facti sumus sicut consoláti:</text:p>
          </table:table-cell>
          <table:table-cell office:value-type="string">
            <text:p>In converténdo Dóminus captivitátem Sion: * facti sumus sicut consoláti:</text:p>
          </table:table-cell>
          <table:table-cell table:formula="of:=[.B2535]=[.A25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nc replétum est gáudio os nostrum: * et lingua nostra exsultatióne.</text:p>
          </table:table-cell>
          <table:table-cell office:value-type="string">
            <text:p>Tunc replétum est gáudio os nostrum: * et lingua nostra exsultatióne.</text:p>
          </table:table-cell>
          <table:table-cell table:formula="of:=[.B2536]=[.A25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Tunc dicent inter gentes: * Magnificávit Dóminus fácere cum eis.</text:p>
          </table:table-cell>
          <table:table-cell office:value-type="string">
            <text:p>Tunc dicent inter Gentes: * Magnificávit Dóminus fácere cum eis.</text:p>
          </table:table-cell>
          <table:table-cell table:formula="of:=[.B2537]=[.A253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agnificávit Dóminus fácere nobíscum: * facti sumus lætántes.</text:p>
          </table:table-cell>
          <table:table-cell office:value-type="string">
            <text:p>Magnificávit Dóminus fácere nobíscum: * facti sumus lætántes.</text:p>
          </table:table-cell>
          <table:table-cell table:formula="of:=[.B2538]=[.A25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vérte, Dómine, captivitátem nostram, * sicut torrens in Austro.</text:p>
          </table:table-cell>
          <table:table-cell office:value-type="string">
            <text:p>Convérte, Dómine, captivitátem nostram, * sicut torrens in austro.</text:p>
          </table:table-cell>
          <table:table-cell table:formula="of:=[.B2539]=[.A253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séminant in lácrimis, * in exsultatióne metent.</text:p>
          </table:table-cell>
          <table:table-cell office:value-type="string">
            <text:p>Qui séminant in lácrimis, * in exsultatióne metent.</text:p>
          </table:table-cell>
          <table:table-cell table:formula="of:=[.B2540]=[.A25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úntes ibant et flebant, * mitténtes sémina sua.</text:p>
          </table:table-cell>
          <table:table-cell office:value-type="string">
            <text:p>Eúntes ibant et flebant, * mitténtes sémina sua.</text:p>
          </table:table-cell>
          <table:table-cell table:formula="of:=[.B2541]=[.A25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niéntes autem vénient cum exsultatióne, * portántes manípulos suos.</text:p>
          </table:table-cell>
          <table:table-cell office:value-type="string">
            <text:p>Veniéntes autem vénient cum exsultatióne, * portántes manípulos suos.</text:p>
          </table:table-cell>
          <table:table-cell table:formula="of:=[.B2542]=[.A25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26</text:p>
          </table:table-cell>
          <table:table-cell office:value-type="string">
            <text:p>Psalmus 126. Nisi Dominus</text:p>
          </table:table-cell>
          <table:table-cell table:formula="of:=[.B2543]=[.A254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isi Dóminus ædificáverit domum, * in vanum laboravérunt qui ædíficant eam.</text:p>
          </table:table-cell>
          <table:table-cell office:value-type="string">
            <text:p>Nisi Dóminus ædificáverit domum, * in vanum laboravérunt qui ædíficant eam.</text:p>
          </table:table-cell>
          <table:table-cell table:formula="of:=[.B2544]=[.A25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isi Dóminus custodíerit civitátem, * frustra vígilat qui custódit eam.</text:p>
          </table:table-cell>
          <table:table-cell office:value-type="string">
            <text:p>Nisi Dóminus custodíerit civitátem, * frustra vígilat qui custódit eam.</text:p>
          </table:table-cell>
          <table:table-cell table:formula="of:=[.B2545]=[.A25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anum est vobis ante lucem súrgere: * súrgite postquam sedéritis, qui manducátis panem dolóris.</text:p>
          </table:table-cell>
          <table:table-cell office:value-type="string">
            <text:p>Vanum est vobis ante lucem súrgere: * súrgite postquam sedéritis, qui manducátis panem dolóris.</text:p>
          </table:table-cell>
          <table:table-cell table:formula="of:=[.B2546]=[.A25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m déderit diléctis suis somnum: * ecce heréditas Dómini fílii: merces, fructus ventris.</text:p>
          </table:table-cell>
          <table:table-cell office:value-type="string">
            <text:p>Cum déderit diléctis suis somnum: * ecce heréditas Dómini fílii: merces, fructus ventris.</text:p>
          </table:table-cell>
          <table:table-cell table:formula="of:=[.B2547]=[.A25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ut sagíttæ in manu poténtis: * ita fílii excussórum.</text:p>
          </table:table-cell>
          <table:table-cell office:value-type="string">
            <text:p>Sicut sagíttæ in manu poténtis: * ita fílii excussórum.</text:p>
          </table:table-cell>
          <table:table-cell table:formula="of:=[.B2548]=[.A25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átus vir, qui implévit desidérium suum ex ipsis: * non confundétur cum loquétur inimícis suis in porta.</text:p>
          </table:table-cell>
          <table:table-cell office:value-type="string">
            <text:p>Beátus vir qui implévit desidérium suum ex ipsis: * non confundétur cum loquétur inimícis suis in porta.</text:p>
          </table:table-cell>
          <table:table-cell table:formula="of:=[.B2549]=[.A254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127</text:p>
          </table:table-cell>
          <table:table-cell office:value-type="string">
            <text:p>Psalmus 127. Beati omnes</text:p>
          </table:table-cell>
          <table:table-cell table:formula="of:=[.B2550]=[.A255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áti, omnes, qui timent Dóminum, *‡ qui ámbulant in viis ejus.</text:p>
          </table:table-cell>
          <table:table-cell office:value-type="string">
            <text:p>Beáti omnes, qui timent Dóminum, * qui ámbulant in viis ejus.</text:p>
          </table:table-cell>
          <table:table-cell table:formula="of:=[.B2551]=[.A255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bóres mánuum tuárum quia manducábis: * beátus es, et bene tibi erit.</text:p>
          </table:table-cell>
          <table:table-cell office:value-type="string">
            <text:p>Labóres mánuum tuárum quia manducábis: * beátus es, et bene tibi erit.</text:p>
          </table:table-cell>
          <table:table-cell table:formula="of:=[.B2552]=[.A25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xor tua sicut vitis abúndans, * in latéribus domus tuæ.</text:p>
          </table:table-cell>
          <table:table-cell office:value-type="string">
            <text:p>Uxor tua sicut vitis abúndans: * in latéribus domus tuæ.</text:p>
          </table:table-cell>
          <table:table-cell table:formula="of:=[.B2553]=[.A255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ílii tui sicut novéllæ olivárum, * in circúitu mensæ tuæ.</text:p>
          </table:table-cell>
          <table:table-cell office:value-type="string">
            <text:p>Fílii tui sicut novéllæ olivárum: * in circúitu mensæ tuæ.</text:p>
          </table:table-cell>
          <table:table-cell table:formula="of:=[.B2554]=[.A255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cce, sic benedicétur homo, * qui timet Dóminum.</text:p>
          </table:table-cell>
          <table:table-cell office:value-type="string">
            <text:p>Ecce sic benedicétur homo, * qui timet Dóminum.</text:p>
          </table:table-cell>
          <table:table-cell table:formula="of:=[.B2555]=[.A255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nedícat tibi Dóminus ex Sion: * et vídeas bona Jerúsalem ómnibus diébus vitæ tuæ.</text:p>
          </table:table-cell>
          <table:table-cell office:value-type="string">
            <text:p>Benedícat tibi Dóminus ex Sion: * et vídeas bona Jerúsalem ómnibus diébus vitæ tuæ.</text:p>
          </table:table-cell>
          <table:table-cell table:formula="of:=[.B2556]=[.A25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vídeas fílios filiórum tuórum, * pacem super Israël.</text:p>
          </table:table-cell>
          <table:table-cell office:value-type="string">
            <text:p>Et vídeas fílios filiórum tuórum: * pacem super Israël.</text:p>
          </table:table-cell>
          <table:table-cell table:formula="of:=[.B2557]=[.A255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128</text:p>
          </table:table-cell>
          <table:table-cell office:value-type="string">
            <text:p>Psalmus 128. Sæpe expugnaverunt me</text:p>
          </table:table-cell>
          <table:table-cell table:formula="of:=[.B2558]=[.A255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æpe expugnavérunt me a juventúte mea, * dicat nunc Israël:</text:p>
          </table:table-cell>
          <table:table-cell office:value-type="string">
            <text:p>Sæpe expugnavérunt me a juventúte mea, * dicat nunc Israël:</text:p>
          </table:table-cell>
          <table:table-cell table:formula="of:=[.B2559]=[.A25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æpe expugnavérunt me a juventúte mea: * étenim non potuérunt mihi.</text:p>
          </table:table-cell>
          <table:table-cell office:value-type="string">
            <text:p>Sæpe expugnavérunt me a juventúte mea: * étenim non potuérunt mihi.</text:p>
          </table:table-cell>
          <table:table-cell table:formula="of:=[.B2560]=[.A25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ra dorsum meum fabricavérunt peccatóres: * prolongavérunt iniquitátem suam.</text:p>
          </table:table-cell>
          <table:table-cell office:value-type="string">
            <text:p>Supra dorsum meum fabricavérunt peccatóres: * prolongavérunt iniquitátem suam.</text:p>
          </table:table-cell>
          <table:table-cell table:formula="of:=[.B2561]=[.A25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justus concídit cervíces peccatórum: * confundántur et convertántur retrórsum omnes, qui odérunt Sion.</text:p>
          </table:table-cell>
          <table:table-cell office:value-type="string">
            <text:p>Dóminus justus concídit cervíces peccatórum: * confundántur et convertántur retrórsum omnes, qui odérunt Sion.</text:p>
          </table:table-cell>
          <table:table-cell table:formula="of:=[.B2562]=[.A25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iant sicut fœnum tectórum: * quod priúsquam evellátur, exáruit:</text:p>
          </table:table-cell>
          <table:table-cell office:value-type="string">
            <text:p>Fiant sicut fœnum tectórum: * quod priúsquam evellátur exáruit:</text:p>
          </table:table-cell>
          <table:table-cell table:formula="of:=[.B2563]=[.A256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 quo non implévit manum suam qui metit, * et sinum suum qui manípulos cólligit.</text:p>
          </table:table-cell>
          <table:table-cell office:value-type="string">
            <text:p>De quo non implévit manum suam qui metit: * et sinum suum qui manípulos cólligit.</text:p>
          </table:table-cell>
          <table:table-cell table:formula="of:=[.B2564]=[.A256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non dixérunt qui præteríbant: Benedíctio Dómini super vos: * benedíximus vobis in nómine Dómini.</text:p>
          </table:table-cell>
          <table:table-cell office:value-type="string">
            <text:p>Et non dixérunt qui præteríbant: Benedíctio Dómini super vos: * benedíximus vobis in nómine Dómini.</text:p>
          </table:table-cell>
          <table:table-cell table:formula="of:=[.B2565]=[.A25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29</text:p>
          </table:table-cell>
          <table:table-cell office:value-type="string">
            <text:p>Psalmus 129. De profundis</text:p>
          </table:table-cell>
          <table:table-cell table:formula="of:=[.B2566]=[.A256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 profúndis clamávi ad te, Dómine: *‡ Dómine, exáudi vocem meam:</text:p>
          </table:table-cell>
          <table:table-cell office:value-type="string">
            <text:p>De profúndis clamávi ad te, Dómine: * Dómine, exáudi vocem meam:</text:p>
          </table:table-cell>
          <table:table-cell table:formula="of:=[.B2567]=[.A256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iant aures tuæ intendéntes, * in vocem deprecatiónis meæ.</text:p>
          </table:table-cell>
          <table:table-cell office:value-type="string">
            <text:p>Fiant aures tuæ intendéntes: * in vocem deprecatiónis meæ.</text:p>
          </table:table-cell>
          <table:table-cell table:formula="of:=[.B2568]=[.A256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 iniquitátes observáveris, Dómine: * Dómine, quis sustinébit?</text:p>
          </table:table-cell>
          <table:table-cell office:value-type="string">
            <text:p>Si iniquitátes observáveris, Dómine: * Dómine, quis sustinébit?</text:p>
          </table:table-cell>
          <table:table-cell table:formula="of:=[.B2569]=[.A25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apud te propitiátio est: * et propter legem tuam sustínui te, Dómine.</text:p>
          </table:table-cell>
          <table:table-cell office:value-type="string">
            <text:p>Quia apud te propitiátio est: * et propter legem tuam sustínui te, Dómine.</text:p>
          </table:table-cell>
          <table:table-cell table:formula="of:=[.B2570]=[.A25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stínuit ánima mea in verbo ejus: * sperávit ánima mea in Dómino.</text:p>
          </table:table-cell>
          <table:table-cell office:value-type="string">
            <text:p>Sustínuit ánima mea in verbo ejus: * sperávit ánima mea in Dómino.</text:p>
          </table:table-cell>
          <table:table-cell table:formula="of:=[.B2571]=[.A25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 custódia matutína usque ad noctem: * speret Israël in Dómino.</text:p>
          </table:table-cell>
          <table:table-cell office:value-type="string">
            <text:p>A custódia matutína usque ad noctem: * speret Israël in Dómino.</text:p>
          </table:table-cell>
          <table:table-cell table:formula="of:=[.B2572]=[.A25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apud Dóminum misericórdia: * et copiósa apud eum redémptio.</text:p>
          </table:table-cell>
          <table:table-cell office:value-type="string">
            <text:p>Quia apud Dóminum misericórdia: * et copiósa apud eum redémptio.</text:p>
          </table:table-cell>
          <table:table-cell table:formula="of:=[.B2573]=[.A25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ipse rédimet Israël, * ex ómnibus iniquitátibus ejus.</text:p>
          </table:table-cell>
          <table:table-cell office:value-type="string">
            <text:p>Et ipse rédimet Israël: * ex ómnibus iniquitátibus ejus.</text:p>
          </table:table-cell>
          <table:table-cell table:formula="of:=[.B2574]=[.A257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130</text:p>
          </table:table-cell>
          <table:table-cell office:value-type="string">
            <text:p>Psalmus 130. Domine, non est exaltatum</text:p>
          </table:table-cell>
          <table:table-cell table:formula="of:=[.B2575]=[.A257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non est exaltátum cor meum: *‡ neque eláti sunt óculi mei.</text:p>
          </table:table-cell>
          <table:table-cell office:value-type="string">
            <text:p>Dómine, non est exaltátum cor meum: * neque eláti sunt óculi mei.</text:p>
          </table:table-cell>
          <table:table-cell table:formula="of:=[.B2576]=[.A257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Neque ambulávi in magnis: * neque in mirabílibus super me.</text:p>
          </table:table-cell>
          <table:table-cell office:value-type="string">
            <text:p>Neque ambulávi in magnis: * neque in mirabílibus super me.</text:p>
          </table:table-cell>
          <table:table-cell table:formula="of:=[.B2577]=[.A25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non humíliter sentiébam: * sed exaltávi ánimam meam:</text:p>
          </table:table-cell>
          <table:table-cell office:value-type="string">
            <text:p>Si non humíliter sentiébam: * sed exaltávi ánimam meam.</text:p>
          </table:table-cell>
          <table:table-cell table:formula="of:=[.B2578]=[.A257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cut ablactátus est super matre sua, * ita retribútio in ánima mea.</text:p>
          </table:table-cell>
          <table:table-cell office:value-type="string">
            <text:p>Sicut ablactátus est super matre sua: * ita retribútio in ánima mea.</text:p>
          </table:table-cell>
          <table:table-cell table:formula="of:=[.B2579]=[.A257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peret Israël in Dómino, * ex hoc nunc et usque in sæculum.</text:p>
          </table:table-cell>
          <table:table-cell office:value-type="string">
            <text:p>Speret Israël in Dómino: * ex hoc nunc et usque in sæculum.</text:p>
          </table:table-cell>
          <table:table-cell table:formula="of:=[.B2580]=[.A258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131</text:p>
          </table:table-cell>
          <table:table-cell office:value-type="string">
            <text:p>Psalmus 131. Memento, Domine</text:p>
          </table:table-cell>
          <table:table-cell table:formula="of:=[.B2581]=[.A258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eménto, Dómine, David, * et omnis mansuetúdinis ejus:</text:p>
          </table:table-cell>
          <table:table-cell office:value-type="string">
            <text:p>Meménto, Dómine, David, * et omnis mansuetúdinis ejus:</text:p>
          </table:table-cell>
          <table:table-cell table:formula="of:=[.B2582]=[.A25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cut jurávit Dómino, * votum vovit Deo Jacob:</text:p>
          </table:table-cell>
          <table:table-cell office:value-type="string">
            <text:p>Sicut jurávit Dómino, * votum vovit Deo Jacob:</text:p>
          </table:table-cell>
          <table:table-cell table:formula="of:=[.B2583]=[.A25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introíero in tabernáculum domus meæ, * si ascéndero in lectum strati mei:</text:p>
          </table:table-cell>
          <table:table-cell office:value-type="string">
            <text:p>Si introíero in tabernáculum domus meæ, * si ascéndero in lectum strati mei:</text:p>
          </table:table-cell>
          <table:table-cell table:formula="of:=[.B2584]=[.A25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dédero somnum óculis meis, * et pálpebris meis dormitatiónem:</text:p>
          </table:table-cell>
          <table:table-cell office:value-type="string">
            <text:p>Si dédero somnum óculis meis, * et pálpebris meis dormitatiónem:</text:p>
          </table:table-cell>
          <table:table-cell table:formula="of:=[.B2585]=[.A25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équiem tempóribus meis: donec invéniam locum Dómino, * tabernáculum Deo Jacob.</text:p>
          </table:table-cell>
          <table:table-cell office:value-type="string">
            <text:p>Et réquiem tempóribus meis: donec invéniam locum Dómino, * tabernáculum Deo Jacob.</text:p>
          </table:table-cell>
          <table:table-cell table:formula="of:=[.B2586]=[.A25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, audívimus eam in Éphrata: * invénimus eam in campis silvæ.</text:p>
          </table:table-cell>
          <table:table-cell office:value-type="string">
            <text:p>Ecce audívimus eam in Ephrata: * invénimus eam in campis silvæ.</text:p>
          </table:table-cell>
          <table:table-cell table:formula="of:=[.B2587]=[.A258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troíbimus in tabernáculum ejus: * adorábimus in loco, ubi stetérunt pedes ejus.</text:p>
          </table:table-cell>
          <table:table-cell office:value-type="string">
            <text:p>Introíbimus in tabernáculum ejus: * adorábimus in loco, ubi stetérunt pedes ejus.</text:p>
          </table:table-cell>
          <table:table-cell table:formula="of:=[.B2588]=[.A25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rge, Dómine, in réquiem tuam, * tu et arca sanctificatiónis tuæ.</text:p>
          </table:table-cell>
          <table:table-cell office:value-type="string">
            <text:p>Surge, Dómine, in réquiem tuam, * tu et arca sanctificatiónis tuæ.</text:p>
          </table:table-cell>
          <table:table-cell table:formula="of:=[.B2589]=[.A25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cerdótes tui induántur justítiam: * et sancti tui exsúltent.</text:p>
          </table:table-cell>
          <table:table-cell office:value-type="string">
            <text:p>Sacerdótes tui induántur justítiam: * et sancti tui exsúltent.</text:p>
          </table:table-cell>
          <table:table-cell table:formula="of:=[.B2590]=[.A25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ter David, servum tuum, * non avértas fáciem Christi tui.</text:p>
          </table:table-cell>
          <table:table-cell office:value-type="string">
            <text:p>Propter David, servum tuum: * non avértas fáciem Christi tui.</text:p>
          </table:table-cell>
          <table:table-cell table:formula="of:=[.B2591]=[.A259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rávit Dóminus David veritátem, et non frustrábitur eam: * De fructu ventris tui ponam super sedem tuam.</text:p>
          </table:table-cell>
          <table:table-cell office:value-type="string">
            <text:p>Jurávit Dóminus David veritátem, et non frustrábitur eam: * de fructu ventris tui ponam super sedem tuam.</text:p>
          </table:table-cell>
          <table:table-cell table:formula="of:=[.B2592]=[.A259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 custodíerint fílii tui testaméntum meum, * et testimónia mea hæc, quæ docébo eos:</text:p>
          </table:table-cell>
          <table:table-cell office:value-type="string">
            <text:p>Si custodíerint fílii tui testaméntum meum: * et testimónia mea hæc, quæ docébo eos.</text:p>
          </table:table-cell>
          <table:table-cell table:formula="of:=[.B2593]=[.A259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fílii eórum usque in sæculum, * sedébunt super sedem tuam.</text:p>
          </table:table-cell>
          <table:table-cell office:value-type="string">
            <text:p>Et fílii eórum usque in sæculum: * sedébunt super sedem tuam.</text:p>
          </table:table-cell>
          <table:table-cell table:formula="of:=[.B2594]=[.A259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elégit Dóminus Sion: * elégit eam in habitatiónem sibi.</text:p>
          </table:table-cell>
          <table:table-cell office:value-type="string">
            <text:p>Quóniam elégit Dóminus Sion: * elégit eam in habitatiónem sibi.</text:p>
          </table:table-cell>
          <table:table-cell table:formula="of:=[.B2595]=[.A25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æc réquies mea in sæculum sæculi: * hic habitábo quóniam elégi eam.</text:p>
          </table:table-cell>
          <table:table-cell office:value-type="string">
            <text:p>Hæc réquies mea in sæculum sæculi: * hic habitábo, quóniam elégi eam.</text:p>
          </table:table-cell>
          <table:table-cell table:formula="of:=[.B2596]=[.A259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íduam ejus benedícens benedícam: * páuperes ejus saturábo pánibus.</text:p>
          </table:table-cell>
          <table:table-cell office:value-type="string">
            <text:p>Víduam ejus benedícens benedícam: * páuperes ejus saturábo pánibus.</text:p>
          </table:table-cell>
          <table:table-cell table:formula="of:=[.B2597]=[.A25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acerdótes ejus índuam salutári: * et sancti ejus exsultatióne exsultábunt.</text:p>
          </table:table-cell>
          <table:table-cell office:value-type="string">
            <text:p>Sacerdótes ejus índuam salutári: * et sancti ejus exsultatióne exsultábunt.</text:p>
          </table:table-cell>
          <table:table-cell table:formula="of:=[.B2598]=[.A259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lluc prodúcam cornu David, * parávi lucérnam Christo meo.</text:p>
          </table:table-cell>
          <table:table-cell office:value-type="string">
            <text:p>Illuc prodúcam cornu David: * parávi lucérnam Christo meo.</text:p>
          </table:table-cell>
          <table:table-cell table:formula="of:=[.B2599]=[.A259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imícos ejus índuam confusióne: * super ipsum autem efflorébit sanctificátio mea.</text:p>
          </table:table-cell>
          <table:table-cell office:value-type="string">
            <text:p>Inimícos ejus índuam confusióne: * super ipsum autem efflorébit sanctificátio mea.</text:p>
          </table:table-cell>
          <table:table-cell table:formula="of:=[.B2600]=[.A26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32</text:p>
          </table:table-cell>
          <table:table-cell office:value-type="string">
            <text:p>Psalmus 132. Ecce quam bonum!</text:p>
          </table:table-cell>
          <table:table-cell table:formula="of:=[.B2601]=[.A260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cce, quam bonum et quam jucúndum, * habitáre fratres in unum:‡</text:p>
          </table:table-cell>
          <table:table-cell office:value-type="string">
            <text:p>Ecce quam bonum, et quam jucúndum * habitáre fratres in unum.</text:p>
          </table:table-cell>
          <table:table-cell table:formula="of:=[.B2602]=[.A260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cut unguéntum in cápite, * quod descéndit in barbam, barbam Áaron,</text:p>
          </table:table-cell>
          <table:table-cell office:value-type="string">
            <text:p><text:s/>Sicut unguéntum in cápite, * quod descéndit in barbam, barbam Aaron.</text:p>
          </table:table-cell>
          <table:table-cell table:formula="of:=[.B2603]=[.A260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od descéndit in oram vestiménti ejus: * sicut ros Hermon, qui descéndit in montem Sion.</text:p>
          </table:table-cell>
          <table:table-cell office:value-type="string">
            <text:p>Quod descéndit in oram vestiménti ejus: * sicut ros Hermon, qui descéndit in montem Sion.</text:p>
          </table:table-cell>
          <table:table-cell table:formula="of:=[.B2604]=[.A26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illic mandávit Dóminus benedictiónem, * et vitam usque in sæculum.</text:p>
          </table:table-cell>
          <table:table-cell office:value-type="string">
            <text:p>Quóniam illic mandávit Dóminus benedictiónem, * et vitam usque in sæculum.</text:p>
          </table:table-cell>
          <table:table-cell table:formula="of:=[.B2605]=[.A26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33</text:p>
          </table:table-cell>
          <table:table-cell office:value-type="string">
            <text:p>Psalmus 133. Ecce nunc</text:p>
          </table:table-cell>
          <table:table-cell table:formula="of:=[.B2606]=[.A260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cce, nunc benedícite Dóminum, * omnes servi Dómini:</text:p>
          </table:table-cell>
          <table:table-cell office:value-type="string">
            <text:p>Ecce nunc benedícite Dóminum, * omnes servi Dómini:</text:p>
          </table:table-cell>
          <table:table-cell table:formula="of:=[.B2607]=[.A260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statis in domo Dómini, * in átriis domus Dei nostri.</text:p>
          </table:table-cell>
          <table:table-cell office:value-type="string">
            <text:p>Qui statis in domo Dómini, * in átriis domus Dei nostri.</text:p>
          </table:table-cell>
          <table:table-cell table:formula="of:=[.B2608]=[.A26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nóctibus extóllite manus vestras in sancta, * et benedícite Dóminum.</text:p>
          </table:table-cell>
          <table:table-cell office:value-type="string">
            <text:p>In nóctibus extóllite manus vestras in sancta, * et benedícite Dóminum.</text:p>
          </table:table-cell>
          <table:table-cell table:formula="of:=[.B2609]=[.A26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at te Dóminus ex Sion, * qui fecit cælum et terram.</text:p>
          </table:table-cell>
          <table:table-cell office:value-type="string">
            <text:p>Benedícat te Dóminus ex Sion, * qui fecit cælum et terram.</text:p>
          </table:table-cell>
          <table:table-cell table:formula="of:=[.B2610]=[.A26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34</text:p>
          </table:table-cell>
          <table:table-cell office:value-type="string">
            <text:p>Psalmus 134. Laudate nomen Domini</text:p>
          </table:table-cell>
          <table:table-cell table:formula="of:=[.B2611]=[.A26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udáte nomen Dómini, * laudáte, servi, Dóminum.</text:p>
          </table:table-cell>
          <table:table-cell office:value-type="string">
            <text:p>Laudáte nomen Dómini, * laudáte, servi Dóminum.</text:p>
          </table:table-cell>
          <table:table-cell table:formula="of:=[.B2612]=[.A261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statis in domo Dómini, * in átriis domus Dei nostri.</text:p>
          </table:table-cell>
          <table:table-cell office:value-type="string">
            <text:p>Qui statis in domo Dómini, * in átriis domus Dei nostri.</text:p>
          </table:table-cell>
          <table:table-cell table:formula="of:=[.B2613]=[.A26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áte Dóminum, quia bonus Dóminus: * psállite nómini ejus, quóniam suáve.</text:p>
          </table:table-cell>
          <table:table-cell office:value-type="string">
            <text:p>Laudáte Dóminum, quia bonus Dóminus: * psállite nómini ejus, quóniam suáve.</text:p>
          </table:table-cell>
          <table:table-cell table:formula="of:=[.B2614]=[.A26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Jacob elégit sibi Dóminus, * Israël in possessiónem sibi.</text:p>
          </table:table-cell>
          <table:table-cell office:value-type="string">
            <text:p>Quóniam Jacob elégit sibi Dóminus, * Israël in possessiónem sibi.</text:p>
          </table:table-cell>
          <table:table-cell table:formula="of:=[.B2615]=[.A26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ego cognóvi quod magnus est Dóminus, * et Deus noster præ ómnibus diis.</text:p>
          </table:table-cell>
          <table:table-cell office:value-type="string">
            <text:p>Quia ego cognóvi quod magnus est Dóminus, * et Deus noster præ ómnibus diis.</text:p>
          </table:table-cell>
          <table:table-cell table:formula="of:=[.B2616]=[.A26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Ómnia quæcúmque vóluit, Dóminus fecit in cælo, et in terra, * in mari, et in ómnibus abýssis.</text:p>
          </table:table-cell>
          <table:table-cell office:value-type="string">
            <text:p>Omnia quæcúmque vóluit, Dóminus fecit in cælo, et in terra, * in mari, et in ómnibus abyssis.</text:p>
          </table:table-cell>
          <table:table-cell table:formula="of:=[.B2617]=[.A261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dúcens nubes ab extrémo terræ: * fúlgura in plúviam fecit.</text:p>
          </table:table-cell>
          <table:table-cell office:value-type="string">
            <text:p>Edúcens nubes ab extrémo terræ: * fúlgura in plúviam fecit.</text:p>
          </table:table-cell>
          <table:table-cell table:formula="of:=[.B2618]=[.A26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prodúcit ventos de thesáuris suis: * qui percússit primogénita Ægýpti ab hómine usque ad pecus.</text:p>
          </table:table-cell>
          <table:table-cell office:value-type="string">
            <text:p>Qui prodúcit ventos de thesáuris suis: * qui percússit primogénita Ægypti ab hómine usque ad pecus.</text:p>
          </table:table-cell>
          <table:table-cell table:formula="of:=[.B2619]=[.A261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misit signa, et prodígia in médio tui, Ægýpte: * in Pharaónem, et in omnes servos ejus.</text:p>
          </table:table-cell>
          <table:table-cell office:value-type="string">
            <text:p>Et misit signa, et prodígia in médio tui, Ægypte: * in Pharaónem, et in omnes servos ejus.</text:p>
          </table:table-cell>
          <table:table-cell table:formula="of:=[.B2620]=[.A262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percússit gentes multas: * et occídit reges fortes:</text:p>
          </table:table-cell>
          <table:table-cell office:value-type="string">
            <text:p>Qui percússit gentes multas: * et occídit reges fortes:</text:p>
          </table:table-cell>
          <table:table-cell table:formula="of:=[.B2621]=[.A26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hon, regem Amorrhæórum, et Og, regem Basan, * et ómnia regna Chánaan.</text:p>
          </table:table-cell>
          <table:table-cell office:value-type="string">
            <text:p>Sehon, regem Amorrhæórum, et Og, regem Basan, * et ómnia regna Chánaan.</text:p>
          </table:table-cell>
          <table:table-cell table:formula="of:=[.B2622]=[.A26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dit terram eórum hereditátem, * hereditátem Israël, pópulo suo.</text:p>
          </table:table-cell>
          <table:table-cell office:value-type="string">
            <text:p>Et dedit terram eórum hereditátem, * hereditátem Israël, pópulo suo.</text:p>
          </table:table-cell>
          <table:table-cell table:formula="of:=[.B2623]=[.A26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nomen tuum in ætérnum: * Dómine, memoriále tuum in generatiónem et generatiónem.</text:p>
          </table:table-cell>
          <table:table-cell office:value-type="string">
            <text:p>Dómine, nomen tuum in ætérnum: * Dómine, memoriále tuum in generatiónem et generatiónem.</text:p>
          </table:table-cell>
          <table:table-cell table:formula="of:=[.B2624]=[.A26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judicábit Dóminus pópulum suum: * et in servis suis deprecábitur.</text:p>
          </table:table-cell>
          <table:table-cell office:value-type="string">
            <text:p>Quia judicábit Dóminus pópulum suum: * et in servis suis deprecábitur.</text:p>
          </table:table-cell>
          <table:table-cell table:formula="of:=[.B2625]=[.A26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mulácra géntium argéntum, et aurum, * ópera mánuum hóminum.</text:p>
          </table:table-cell>
          <table:table-cell office:value-type="string">
            <text:p>Simulácra Géntium argéntum et aurum: * ópera mánuum hóminum.</text:p>
          </table:table-cell>
          <table:table-cell table:formula="of:=[.B2626]=[.A262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Os habent, et non loquéntur: * óculos habent, et non vidébunt.</text:p>
          </table:table-cell>
          <table:table-cell office:value-type="string">
            <text:p>Os habent, et non loquéntur: * óculos habent, et non vidébunt.</text:p>
          </table:table-cell>
          <table:table-cell table:formula="of:=[.B2627]=[.A26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res habent, et non áudient: * neque enim est spíritus in ore ipsórum.</text:p>
          </table:table-cell>
          <table:table-cell office:value-type="string">
            <text:p>Aures habent, et non áudient: * neque enim est spíritus in ore ipsórum.</text:p>
          </table:table-cell>
          <table:table-cell table:formula="of:=[.B2628]=[.A26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ímiles illis fiant qui fáciunt ea: * et omnes qui confídunt in eis.</text:p>
          </table:table-cell>
          <table:table-cell office:value-type="string">
            <text:p>Símiles illis fiant qui fáciunt ea: * et omnes qui confídunt in eis.</text:p>
          </table:table-cell>
          <table:table-cell table:formula="of:=[.B2629]=[.A26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omus Israël, benedícite Dómino: * domus Áaron, benedícite Dómino.</text:p>
          </table:table-cell>
          <table:table-cell office:value-type="string">
            <text:p>Domus Israël, benedícite Dómino: * domus Aaron, benedícite Dómino.</text:p>
          </table:table-cell>
          <table:table-cell table:formula="of:=[.B2630]=[.A263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omus Levi, benedícite Dómino: * qui timétis Dóminum, benedícite Dómino.</text:p>
          </table:table-cell>
          <table:table-cell office:value-type="string">
            <text:p>Domus Levi, benedícite Dómino: * qui timétis Dóminum, benedícite Dómino.</text:p>
          </table:table-cell>
          <table:table-cell table:formula="of:=[.B2631]=[.A26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díctus Dóminus ex Sion, * qui hábitat in Jerúsalem.</text:p>
          </table:table-cell>
          <table:table-cell office:value-type="string">
            <text:p>Benedíctus Dóminus ex Sion, * qui hábitat in Jerúsalem.</text:p>
          </table:table-cell>
          <table:table-cell table:formula="of:=[.B2632]=[.A26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35 i</text:p>
          </table:table-cell>
          <table:table-cell office:value-type="string">
            <text:p>Psalmus 135. i. Confitemini</text:p>
          </table:table-cell>
          <table:table-cell table:formula="of:=[.B2633]=[.A263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mini Dómino quóniam bonus: * quóniam in ætérnum misericórdia ejus.</text:p>
          </table:table-cell>
          <table:table-cell office:value-type="string">
            <text:p>Confitémini Dómino, quóniam bonus: * quóniam in ætérnum misericórdia ejus.</text:p>
          </table:table-cell>
          <table:table-cell table:formula="of:=[.B2634]=[.A263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mini Deo deórum: * quóniam in ætérnum misericórdia ejus.</text:p>
          </table:table-cell>
          <table:table-cell office:value-type="string">
            <text:p>Confitémini Deo deórum: * quóniam in ætérnum misericórdia ejus.</text:p>
          </table:table-cell>
          <table:table-cell table:formula="of:=[.B2635]=[.A26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émini Dómino dominórum: * quóniam in ætérnum misericórdia ejus.</text:p>
          </table:table-cell>
          <table:table-cell office:value-type="string">
            <text:p>Confitémini Dómino dominórum: * quóniam in ætérnum misericórdia ejus.</text:p>
          </table:table-cell>
          <table:table-cell table:formula="of:=[.B2636]=[.A26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facit mirabília magna solus: * quóniam in ætérnum misericórdia ejus.</text:p>
          </table:table-cell>
          <table:table-cell office:value-type="string">
            <text:p>Qui facit mirabília magna solus: * quóniam in ætérnum misericórdia ejus.</text:p>
          </table:table-cell>
          <table:table-cell table:formula="of:=[.B2637]=[.A263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fecit cælos in intelléctu: * quóniam in ætérnum misericórdia ejus.</text:p>
          </table:table-cell>
          <table:table-cell office:value-type="string">
            <text:p>Qui fecit cælos in intelléctu: * quóniam in ætérnum misericórdia ejus.</text:p>
          </table:table-cell>
          <table:table-cell table:formula="of:=[.B2638]=[.A26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firmávit terram super aquas: * quóniam in ætérnum misericórdia ejus.</text:p>
          </table:table-cell>
          <table:table-cell office:value-type="string">
            <text:p>Qui firmávit terram super aquas: * quóniam in ætérnum misericórdia ejus.</text:p>
          </table:table-cell>
          <table:table-cell table:formula="of:=[.B2639]=[.A26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fecit luminária magna: * quóniam in ætérnum misericórdia ejus.</text:p>
          </table:table-cell>
          <table:table-cell office:value-type="string">
            <text:p>Qui fecit luminária magna: * quóniam in ætérnum misericórdia ejus.</text:p>
          </table:table-cell>
          <table:table-cell table:formula="of:=[.B2640]=[.A26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olem in potestátem diéi: * quóniam in ætérnum misericórdia ejus.</text:p>
          </table:table-cell>
          <table:table-cell office:value-type="string">
            <text:p>Solem in potestátem diéi: * quóniam in ætérnum misericórdia ejus.</text:p>
          </table:table-cell>
          <table:table-cell table:formula="of:=[.B2641]=[.A26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unam, et stellas in potestátem noctis: * quóniam in ætérnum misericórdia ejus.</text:p>
          </table:table-cell>
          <table:table-cell office:value-type="string">
            <text:p>Lunam et stellas in potestátem noctis: * quóniam in ætérnum misericórdia ejus.</text:p>
          </table:table-cell>
          <table:table-cell table:formula="of:=[.B2642]=[.A264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135 ii</text:p>
          </table:table-cell>
          <table:table-cell office:value-type="string">
            <text:p>Psalmus 135. ii. Qui percussit Ægyptum</text:p>
          </table:table-cell>
          <table:table-cell table:formula="of:=[.B2643]=[.A264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percússit Ægýptum cum primogénitis eórum: * quóniam in ætérnum misericórdia ejus.</text:p>
          </table:table-cell>
          <table:table-cell office:value-type="string">
            <text:p>Qui percússit Ægyptum cum primogénitis eórum: * quóniam in ætérnum misericórdia ejus.</text:p>
          </table:table-cell>
          <table:table-cell table:formula="of:=[.B2644]=[.A264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edúxit Israël de médio eórum: * quóniam in ætérnum misericórdia ejus.</text:p>
          </table:table-cell>
          <table:table-cell office:value-type="string">
            <text:p>Qui edúxit Israël de médio eórum: * quóniam in ætérnum misericórdia ejus.</text:p>
          </table:table-cell>
          <table:table-cell table:formula="of:=[.B2645]=[.A26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manu poténti, et bráchio excélso: * quóniam in ætérnum misericórdia ejus.</text:p>
          </table:table-cell>
          <table:table-cell office:value-type="string">
            <text:p>In manu poténti, et bráchio excélso: * quóniam in ætérnum misericórdia ejus.</text:p>
          </table:table-cell>
          <table:table-cell table:formula="of:=[.B2646]=[.A26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divísit Mare Rubrum in divisiónes: * quóniam in ætérnum misericórdia ejus.</text:p>
          </table:table-cell>
          <table:table-cell office:value-type="string">
            <text:p>Qui divísit Mare Rubrum in divisiónes: * quóniam in ætérnum misericórdia ejus.</text:p>
          </table:table-cell>
          <table:table-cell table:formula="of:=[.B2647]=[.A26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dúxit Israël per médium ejus: * quóniam in ætérnum misericórdia ejus.</text:p>
          </table:table-cell>
          <table:table-cell office:value-type="string">
            <text:p>Et edúxit Israël per médium ejus: * quóniam in ætérnum misericórdia ejus.</text:p>
          </table:table-cell>
          <table:table-cell table:formula="of:=[.B2648]=[.A264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excússit Pharaónem, et virtútem ejus in Mari Rubro: * quóniam in ætérnum misericórdia ejus.</text:p>
          </table:table-cell>
          <table:table-cell office:value-type="string">
            <text:p>Et excussit Pharaónem, et virtútem ejus in Mari Rubro: * quóniam in ætérnum misericórdia ejus.</text:p>
          </table:table-cell>
          <table:table-cell table:formula="of:=[.B2649]=[.A2649]" office:value-type="boolean" office:boolean-value="false">
            <text:p>FALSE</text:p>
          </table:table-cell>
          <table:table-cell/>
          <table:table-cell office:value-type="string">
            <text:p>excússit </text:p>
          </table:table-cell>
          <table:table-cell/>
        </table:table-row>
        <table:table-row table:style-name="ro1">
          <table:table-cell office:value-type="string">
            <text:p>Qui tradúxit pópulum suum per desértum: * quóniam in ætérnum misericórdia ejus.</text:p>
          </table:table-cell>
          <table:table-cell office:value-type="string">
            <text:p>Qui tradúxit pópulum suum per desértum: * quóniam in ætérnum misericórdia ejus.</text:p>
          </table:table-cell>
          <table:table-cell table:formula="of:=[.B2650]=[.A26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percússit reges magnos: * quóniam in ætérnum misericórdia ejus.</text:p>
          </table:table-cell>
          <table:table-cell office:value-type="string">
            <text:p>Qui percússit reges magnos: * quóniam in ætérnum misericórdia ejus.</text:p>
          </table:table-cell>
          <table:table-cell table:formula="of:=[.B2651]=[.A26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occídit reges fortes: * quóniam in ætérnum misericórdia ejus.</text:p>
          </table:table-cell>
          <table:table-cell office:value-type="string">
            <text:p>Et occídit reges fortes: * quóniam in ætérnum misericórdia ejus.</text:p>
          </table:table-cell>
          <table:table-cell table:formula="of:=[.B2652]=[.A26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ehon, regem Amorrhæórum: * quóniam in ætérnum misericórdia ejus.</text:p>
          </table:table-cell>
          <table:table-cell office:value-type="string">
            <text:p>Sehon, regem Amorrhæórum: * quóniam in ætérnum misericórdia ejus.</text:p>
          </table:table-cell>
          <table:table-cell table:formula="of:=[.B2653]=[.A26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Og, regem Basan: * quóniam in ætérnum misericórdia ejus.</text:p>
          </table:table-cell>
          <table:table-cell office:value-type="string">
            <text:p>Et Og, regem Basan: * quóniam in ætérnum misericórdia ejus.</text:p>
          </table:table-cell>
          <table:table-cell table:formula="of:=[.B2654]=[.A26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dedit terram eórum hereditátem: * quóniam in ætérnum misericórdia ejus.</text:p>
          </table:table-cell>
          <table:table-cell office:value-type="string">
            <text:p>Et dedit terram eórum hereditátem: * quóniam in ætérnum misericórdia ejus.</text:p>
          </table:table-cell>
          <table:table-cell table:formula="of:=[.B2655]=[.A26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ereditátem Israël, servo suo: * quóniam in ætérnum misericórdia ejus.</text:p>
          </table:table-cell>
          <table:table-cell office:value-type="string">
            <text:p>Hereditátem Israël, servo suo: * quóniam in ætérnum misericórdia ejus.</text:p>
          </table:table-cell>
          <table:table-cell table:formula="of:=[.B2656]=[.A26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in humilitáte nostra memor fuit nostri: * quóniam in ætérnum misericórdia ejus.</text:p>
          </table:table-cell>
          <table:table-cell office:value-type="string">
            <text:p>Quia in humilitáte nostra memor fuit nostri: * quóniam in ætérnum misericórdia ejus.</text:p>
          </table:table-cell>
          <table:table-cell table:formula="of:=[.B2657]=[.A26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redémit nos ab inimícis nostris: * quóniam in ætérnum misericórdia ejus.</text:p>
          </table:table-cell>
          <table:table-cell office:value-type="string">
            <text:p>Et redémit nos ab inimícis nostris: * quóniam in ætérnum misericórdia ejus.</text:p>
          </table:table-cell>
          <table:table-cell table:formula="of:=[.B2658]=[.A26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dat escam omni carni: * quóniam in ætérnum misericórdia ejus.</text:p>
          </table:table-cell>
          <table:table-cell office:value-type="string">
            <text:p>Qui dat escam omni carni: * quóniam in ætérnum misericórdia ejus.</text:p>
          </table:table-cell>
          <table:table-cell table:formula="of:=[.B2659]=[.A265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émini Deo cæli: * quóniam in ætérnum misericórdia ejus.</text:p>
          </table:table-cell>
          <table:table-cell office:value-type="string">
            <text:p>Confitémini Deo cæli: * quóniam in ætérnum misericórdia ejus.</text:p>
          </table:table-cell>
          <table:table-cell table:formula="of:=[.B2660]=[.A26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émini Dómino dominórum: * quóniam in ætérnum misericórdia ejus.</text:p>
          </table:table-cell>
          <table:table-cell office:value-type="string">
            <text:p>Confitémini Dómino dominórum: * quóniam in ætérnum misericórdia ejus.</text:p>
          </table:table-cell>
          <table:table-cell table:formula="of:=[.B2661]=[.A26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36</text:p>
          </table:table-cell>
          <table:table-cell office:value-type="string">
            <text:p>Psalmus 136. Super flumina</text:p>
          </table:table-cell>
          <table:table-cell table:formula="of:=[.B2662]=[.A266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uper flúmina Babylónis, illic sédimus et flévimus: * cum recordarémur Sion:</text:p>
          </table:table-cell>
          <table:table-cell office:value-type="string">
            <text:p>Super flúmina Babylónis, illic sédimus et flévimus: * cum recordarémur Sion:</text:p>
          </table:table-cell>
          <table:table-cell table:formula="of:=[.B2663]=[.A26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salícibus in médio ejus, * suspéndimus órgana nostra.</text:p>
          </table:table-cell>
          <table:table-cell office:value-type="string">
            <text:p>In salícibus in médio ejus, * suspéndimus órgana nostra.</text:p>
          </table:table-cell>
          <table:table-cell table:formula="of:=[.B2664]=[.A26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illic interrogavérunt nos, qui captívos duxérunt nos, * verba cantiónum:</text:p>
          </table:table-cell>
          <table:table-cell office:value-type="string">
            <text:p>Quia illic interrogavérunt nos, qui captívos duxérunt nos, * verba cantiónum.</text:p>
          </table:table-cell>
          <table:table-cell table:formula="of:=[.B2665]=[.A266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qui abduxérunt nos: * Hymnum cantáte nobis de cánticis Sion.</text:p>
          </table:table-cell>
          <table:table-cell office:value-type="string">
            <text:p>Et qui abduxérunt nos: * Hymnum cantáte nobis de cánticis Sion.</text:p>
          </table:table-cell>
          <table:table-cell table:formula="of:=[.B2666]=[.A26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modo cantábimus cánticum Dómini * in terra aliéna?</text:p>
          </table:table-cell>
          <table:table-cell office:value-type="string">
            <text:p>Quómodo cantábimus cánticum Dómini * in terra aliéna?</text:p>
          </table:table-cell>
          <table:table-cell table:formula="of:=[.B2667]=[.A26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oblítus fúero tui, Jerúsalem, * oblivióni detur déxtera mea.</text:p>
          </table:table-cell>
          <table:table-cell office:value-type="string">
            <text:p>Si oblítus fúero tui, Jerúsalem, * oblivióni detur déxtera mea.</text:p>
          </table:table-cell>
          <table:table-cell table:formula="of:=[.B2668]=[.A26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hæreat lingua mea fáucibus meis, * si non memínero tui:</text:p>
          </table:table-cell>
          <table:table-cell office:value-type="string">
            <text:p>Adhæreat lingua mea fáucibus meis, * si non memínero tui.</text:p>
          </table:table-cell>
          <table:table-cell table:formula="of:=[.B2669]=[.A266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i non proposúero Jerúsalem, * in princípio lætítiæ meæ.</text:p>
          </table:table-cell>
          <table:table-cell office:value-type="string">
            <text:p>Si non proposúero Jerúsalem, * in princípio lætítiæ meæ.</text:p>
          </table:table-cell>
          <table:table-cell table:formula="of:=[.B2670]=[.A26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or esto, Dómine, filiórum Edom, * in die Jerúsalem:</text:p>
          </table:table-cell>
          <table:table-cell office:value-type="string">
            <text:p>Memor esto, Dómine, filiórum Edom, * in die Jerúsalem.</text:p>
          </table:table-cell>
          <table:table-cell table:formula="of:=[.B2671]=[.A267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dicunt: Exinaníte, exinaníte * usque ad fundaméntum in ea.</text:p>
          </table:table-cell>
          <table:table-cell office:value-type="string">
            <text:p>Qui dicunt: Exinaníte, exinaníte * usque ad fundaméntum in ea.</text:p>
          </table:table-cell>
          <table:table-cell table:formula="of:=[.B2672]=[.A26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ília Babylónis mísera: * beátus, qui retríbuet tibi retributiónem tuam, quam retribuísti nobis.</text:p>
          </table:table-cell>
          <table:table-cell office:value-type="string">
            <text:p>Fília Babylónis mísera: * beátus, qui retríbuet tibi retributiónem tuam, quam retribuísti nobis.</text:p>
          </table:table-cell>
          <table:table-cell table:formula="of:=[.B2673]=[.A267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átus, qui tenébit, * et allídet párvulos tuos ad petram.</text:p>
          </table:table-cell>
          <table:table-cell office:value-type="string">
            <text:p>Beátus qui tenébit, * et allídet párvulos tuos ad petram.</text:p>
          </table:table-cell>
          <table:table-cell table:formula="of:=[.B2674]=[.A267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137</text:p>
          </table:table-cell>
          <table:table-cell office:value-type="string">
            <text:p>Psalmus 137. Confitebor tibi</text:p>
          </table:table-cell>
          <table:table-cell table:formula="of:=[.B2675]=[.A267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bor tibi, Dómine, in toto corde meo: * quóniam audísti verba oris mei.</text:p>
          </table:table-cell>
          <table:table-cell office:value-type="string">
            <text:p>Confitébor tibi, Dómine, in toto corde meo: * quóniam audísti verba oris mei.</text:p>
          </table:table-cell>
          <table:table-cell table:formula="of:=[.B2676]=[.A26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conspéctu Angelórum psallam tibi: * adorábo ad templum sanctum tuum, et confitébor nómini tuo.</text:p>
          </table:table-cell>
          <table:table-cell office:value-type="string">
            <text:p>In conspéctu Angelórum psallam tibi: * adorábo ad templum sanctum tuum, et confitébor nómini tuo.</text:p>
          </table:table-cell>
          <table:table-cell table:formula="of:=[.B2677]=[.A26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per misericórdia tua, et veritáte tua: * quóniam magnificásti super omne, nomen sanctum tuum.</text:p>
          </table:table-cell>
          <table:table-cell office:value-type="string">
            <text:p>Super misericórdia tua, et veritáte tua: * quóniam magnificásti super omne, nomen sanctum tuum.</text:p>
          </table:table-cell>
          <table:table-cell table:formula="of:=[.B2678]=[.A26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quacúmque die invocávero te, exáudi me: * multiplicábis in ánima mea virtútem.</text:p>
          </table:table-cell>
          <table:table-cell office:value-type="string">
            <text:p>In quacúmque die invocávero te, exáudi me: * multiplicábis in ánima mea virtútem.</text:p>
          </table:table-cell>
          <table:table-cell table:formula="of:=[.B2679]=[.A267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eántur tibi, Dómine, omnes reges terræ: * quia audiérunt ómnia verba oris tui:</text:p>
          </table:table-cell>
          <table:table-cell office:value-type="string">
            <text:p>Confiteántur tibi, Dómine, omnes reges terræ: * quia audiérunt ómnia verba oris tui.</text:p>
          </table:table-cell>
          <table:table-cell table:formula="of:=[.B2680]=[.A268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cantent in viis Dómini: * quóniam magna est glória Dómini.</text:p>
          </table:table-cell>
          <table:table-cell office:value-type="string">
            <text:p>Et cantent in viis Dómini: * quóniam magna est glória Dómini.</text:p>
          </table:table-cell>
          <table:table-cell table:formula="of:=[.B2681]=[.A26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excélsus Dóminus, et humília réspicit: * et alta a longe cognóscit.</text:p>
          </table:table-cell>
          <table:table-cell office:value-type="string">
            <text:p>Quóniam excélsus Dóminus, et humília réspicit: * et alta a longe cognóscit.</text:p>
          </table:table-cell>
          <table:table-cell table:formula="of:=[.B2682]=[.A26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ambulávero in médio tribulatiónis, vivificábis me: * et super iram inimicórum meórum extendísti manum tuam, et salvum me fecit déxtera tua.</text:p>
          </table:table-cell>
          <table:table-cell office:value-type="string">
            <text:p>Si ambulávero in médio tribulatiónis, vivificábis me: * et super iram inimicórum meórum extendísti manum tuam, et salvum me fecit déxtera tua.</text:p>
          </table:table-cell>
          <table:table-cell table:formula="of:=[.B2683]=[.A268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retríbuet pro me: * Dómine, misericórdia tua in sæculum: ópera mánuum tuárum ne despícias.</text:p>
          </table:table-cell>
          <table:table-cell office:value-type="string">
            <text:p>Dóminus retríbuet pro me: * Dómine, misericórdia tua in sæculum: ópera mánuum tuárum ne despícias.</text:p>
          </table:table-cell>
          <table:table-cell table:formula="of:=[.B2684]=[.A26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38 i</text:p>
          </table:table-cell>
          <table:table-cell office:value-type="string">
            <text:p>Psalmus 138. i. Domine, probasti</text:p>
          </table:table-cell>
          <table:table-cell table:formula="of:=[.B2685]=[.A268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probásti me, et cognovísti me: *‡ tu cognovísti sessiónem meam, et resurrectiónem meam.</text:p>
          </table:table-cell>
          <table:table-cell office:value-type="string">
            <text:p>Dómine, probásti me, et cognovísti me: * tu cognovísti sessiónem meam, et resurrectiónem meam.</text:p>
          </table:table-cell>
          <table:table-cell table:formula="of:=[.B2686]=[.A268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tellexísti cogitatiónes meas de longe: * sémitam meam, et funículum meum investigásti.</text:p>
          </table:table-cell>
          <table:table-cell office:value-type="string">
            <text:p>Intellexísti cogitatiónes meas de longe: * sémitam meam, et funículum meum investigásti.</text:p>
          </table:table-cell>
          <table:table-cell table:formula="of:=[.B2687]=[.A26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omnes vias meas prævidísti: * quia non est sermo in lingua mea.</text:p>
          </table:table-cell>
          <table:table-cell office:value-type="string">
            <text:p>Et omnes vias meas prævidísti: * quia non est sermo in lingua mea.</text:p>
          </table:table-cell>
          <table:table-cell table:formula="of:=[.B2688]=[.A26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cce, Dómine, tu cognovísti ómnia novíssima, et antíqua: * tu formásti me, et posuísti super me manum tuam.</text:p>
          </table:table-cell>
          <table:table-cell office:value-type="string">
            <text:p>Ecce, Dómine, tu cognovísti ómnia novíssima, et antíqua: * tu formásti me, et posuísti super me manum tuam.</text:p>
          </table:table-cell>
          <table:table-cell table:formula="of:=[.B2689]=[.A26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rábilis facta est sciéntia tua ex me: * confortáta est, et non pótero ad eam.</text:p>
          </table:table-cell>
          <table:table-cell office:value-type="string">
            <text:p>Mirábilis facta est sciéntia tua ex me: * confortáta est, et non pótero ad eam.</text:p>
          </table:table-cell>
          <table:table-cell table:formula="of:=[.B2690]=[.A26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o ibo a spíritu tuo? * et quo a fácie tua fúgiam?</text:p>
          </table:table-cell>
          <table:table-cell office:value-type="string">
            <text:p>Quo ibo a spíritu tuo? * et quo a fácie tua fúgiam?</text:p>
          </table:table-cell>
          <table:table-cell table:formula="of:=[.B2691]=[.A269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ascéndero in cælum, tu illic es: * si descéndero in inférnum, ades.</text:p>
          </table:table-cell>
          <table:table-cell office:value-type="string">
            <text:p>Si ascéndero in cælum, tu illic es: * si descéndero in inférnum, ades.</text:p>
          </table:table-cell>
          <table:table-cell table:formula="of:=[.B2692]=[.A26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súmpsero pennas meas dilúculo, * et habitávero in extrémis maris:</text:p>
          </table:table-cell>
          <table:table-cell office:value-type="string">
            <text:p>Si súmpsero pennas meas dilúculo, * et habitávero in extrémis maris.</text:p>
          </table:table-cell>
          <table:table-cell table:formula="of:=[.B2693]=[.A269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Étenim illuc manus tua dedúcet me: * et tenébit me déxtera tua.</text:p>
          </table:table-cell>
          <table:table-cell office:value-type="string">
            <text:p>Etenim illuc manus tua dedúcet me: * et tenébit me déxtera tua.</text:p>
          </table:table-cell>
          <table:table-cell table:formula="of:=[.B2694]=[.A269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t dixi: Fórsitan ténebræ conculcábunt me: * et nox illuminátio mea in delíciis meis.</text:p>
          </table:table-cell>
          <table:table-cell office:value-type="string">
            <text:p>Et dixi: Fórsitan ténebræ conculcábunt me: * et nox illuminátio mea in deliciis meis.</text:p>
          </table:table-cell>
          <table:table-cell table:formula="of:=[.B2695]=[.A2695]" office:value-type="boolean" office:boolean-value="false">
            <text:p>FALSE</text:p>
          </table:table-cell>
          <table:table-cell/>
          <table:table-cell office:value-type="string">
            <text:p>delíciis </text:p>
          </table:table-cell>
          <table:table-cell/>
        </table:table-row>
        <table:table-row table:style-name="ro1">
          <table:table-cell office:value-type="string">
            <text:p>Quia ténebræ non obscurabúntur a te, et nox sicut dies illuminábitur: * sicut ténebræ ejus, ita et lumen ejus.</text:p>
          </table:table-cell>
          <table:table-cell office:value-type="string">
            <text:p>Quia ténebræ non obscurabúntur a te, et nox sicut dies illuminábitur: * sicut ténebræ ejus, ita et lumen ejus.</text:p>
          </table:table-cell>
          <table:table-cell table:formula="of:=[.B2696]=[.A26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tu possedísti renes meos: * suscepísti me de útero matris meæ.</text:p>
          </table:table-cell>
          <table:table-cell office:value-type="string">
            <text:p>Quia tu possedísti renes meos: * suscepísti me de útero matris meæ.</text:p>
          </table:table-cell>
          <table:table-cell table:formula="of:=[.B2697]=[.A26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38 ii</text:p>
          </table:table-cell>
          <table:table-cell office:value-type="string">
            <text:p>Psalmus 138. ii. Confitebor tibi</text:p>
          </table:table-cell>
          <table:table-cell table:formula="of:=[.B2698]=[.A26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nfitébor tibi quia terribíliter magnificátus es: * mirabília ópera tua, et ánima mea cognóscit nimis.</text:p>
          </table:table-cell>
          <table:table-cell office:value-type="string">
            <text:p>Confitébor tibi quia terribíliter magnificátus es: * mirabília ópera tua, et ánima mea cognóscit nimis.</text:p>
          </table:table-cell>
          <table:table-cell table:formula="of:=[.B2699]=[.A269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est occultátum os meum a te, quod fecísti in occúlto: * et substántia mea in inferióribus terræ.</text:p>
          </table:table-cell>
          <table:table-cell office:value-type="string">
            <text:p>Non est occultátum os meum a te, quod fecísti in occúlto: * et substántia mea in inferióribus terræ.</text:p>
          </table:table-cell>
          <table:table-cell table:formula="of:=[.B2700]=[.A27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mperféctum meum vidérunt óculi tui, et in libro tuo omnes scribéntur: * dies formabúntur, et nemo in eis.</text:p>
          </table:table-cell>
          <table:table-cell office:value-type="string">
            <text:p>Imperféctum meum vidérunt óculi tui, et in libro tuo omnes scribéntur: * dies formabúntur, et nemo in eis.</text:p>
          </table:table-cell>
          <table:table-cell table:formula="of:=[.B2701]=[.A270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hi autem nimis honorificáti sunt amíci tui, Deus: * nimis confortátus est principátus eórum.</text:p>
          </table:table-cell>
          <table:table-cell office:value-type="string">
            <text:p>Mihi autem nimis honorificáti sunt amíci tui, Deus: * nimis confortátus est principátus eórum.</text:p>
          </table:table-cell>
          <table:table-cell table:formula="of:=[.B2702]=[.A270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numerábo eos, et super arénam multiplicabúntur: * exsurréxi, et adhuc sum tecum.</text:p>
          </table:table-cell>
          <table:table-cell office:value-type="string">
            <text:p>Dinumerábo eos, et super arénam multiplicabúntur: * exsurréxi, et adhuc sum tecum.</text:p>
          </table:table-cell>
          <table:table-cell table:formula="of:=[.B2703]=[.A27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i occíderis, Deus, peccatóres: * viri sánguinum, declináte a me:</text:p>
          </table:table-cell>
          <table:table-cell office:value-type="string">
            <text:p>Si occíderis, Deus, peccatóres: * viri sánguinum, declináte a me.</text:p>
          </table:table-cell>
          <table:table-cell table:formula="of:=[.B2704]=[.A270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a dícitis in cogitatióne: * Accípient in vanitáte civitátes tuas.</text:p>
          </table:table-cell>
          <table:table-cell office:value-type="string">
            <text:p>Quia dícitis in cogitatióne: * Accípient in vanitáte civitátes tuas.</text:p>
          </table:table-cell>
          <table:table-cell table:formula="of:=[.B2705]=[.A27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ne qui odérunt te, Dómine, óderam? * et super inimícos tuos tabescébam?</text:p>
          </table:table-cell>
          <table:table-cell office:value-type="string">
            <text:p>Nonne qui odérunt te, Dómine, óderam? * et super inimícos tuos tabescébam?</text:p>
          </table:table-cell>
          <table:table-cell table:formula="of:=[.B2706]=[.A27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erfécto ódio óderam illos: * et inimíci facti sunt mihi.</text:p>
          </table:table-cell>
          <table:table-cell office:value-type="string">
            <text:p>Perfécto ódio óderam illos: * et inimíci facti sunt mihi.</text:p>
          </table:table-cell>
          <table:table-cell table:formula="of:=[.B2707]=[.A27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ba me, Deus, et scito cor meum: * intérroga me, et cognósce sémitas meas.</text:p>
          </table:table-cell>
          <table:table-cell office:value-type="string">
            <text:p>Proba me, Deus, et scito cor meum: * intérroga me, et cognósce sémitas meas.</text:p>
          </table:table-cell>
          <table:table-cell table:formula="of:=[.B2708]=[.A270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vide, si via iniquitátis in me est: * et deduc me in via ætérna.</text:p>
          </table:table-cell>
          <table:table-cell office:value-type="string">
            <text:p>Et vide, si via iniquitátis in me est: * et deduc me in via ætérna.</text:p>
          </table:table-cell>
          <table:table-cell table:formula="of:=[.B2709]=[.A27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39</text:p>
          </table:table-cell>
          <table:table-cell office:value-type="string">
            <text:p>Psalmus 139. Eripe me, Domine</text:p>
          </table:table-cell>
          <table:table-cell table:formula="of:=[.B2710]=[.A271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Éripe me, Dómine, ab hómine malo: * a viro iníquo éripe me.</text:p>
          </table:table-cell>
          <table:table-cell office:value-type="string">
            <text:p>Eripe me, Dómine, ab hómine malo: * a viro iníquo éripe me.</text:p>
          </table:table-cell>
          <table:table-cell table:formula="of:=[.B2711]=[.A271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cogitavérunt iniquitátes in corde: * tota die constituébant prælia.</text:p>
          </table:table-cell>
          <table:table-cell office:value-type="string">
            <text:p>Qui cogitavérunt iniquitátes in corde: * tota die constituébant prælia.</text:p>
          </table:table-cell>
          <table:table-cell table:formula="of:=[.B2712]=[.A271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cuérunt linguas suas sicut serpéntis: * venénum áspidum sub lábiis eórum.</text:p>
          </table:table-cell>
          <table:table-cell office:value-type="string">
            <text:p>Acuérunt linguas suas sicut serpéntis: * venénum áspidum sub lábiis eórum.</text:p>
          </table:table-cell>
          <table:table-cell table:formula="of:=[.B2713]=[.A27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stódi me, Dómine, de manu peccatóris: * et ab homínibus iníquis éripe me.</text:p>
          </table:table-cell>
          <table:table-cell office:value-type="string">
            <text:p>Custódi me, Dómine, de manu peccatóris: * et ab homínibus iníquis éripe me.</text:p>
          </table:table-cell>
          <table:table-cell table:formula="of:=[.B2714]=[.A27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cogitavérunt supplantáre gressus meos: * abscondérunt supérbi láqueum mihi:</text:p>
          </table:table-cell>
          <table:table-cell office:value-type="string">
            <text:p>Qui cogitavérunt supplantáre gressus meos: * abscondérunt supérbi láqueum mihi:</text:p>
          </table:table-cell>
          <table:table-cell table:formula="of:=[.B2715]=[.A271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funes extendérunt in láqueum: * juxta iter scándalum posuérunt mihi.</text:p>
          </table:table-cell>
          <table:table-cell office:value-type="string">
            <text:p>Et funes extendérunt in láqueum: * juxta iter scándalum posuérunt mihi.</text:p>
          </table:table-cell>
          <table:table-cell table:formula="of:=[.B2716]=[.A27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ixi Dómino: Deus meus es tu: * exáudi, Dómine, vocem deprecatiónis meæ.</text:p>
          </table:table-cell>
          <table:table-cell office:value-type="string">
            <text:p>Dixi Dómino: Deus meus es tu: * exáudi, Dómine, vocem deprecatiónis meæ.</text:p>
          </table:table-cell>
          <table:table-cell table:formula="of:=[.B2717]=[.A27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Dómine, virtus salútis meæ: * obumbrásti super caput meum in die belli.</text:p>
          </table:table-cell>
          <table:table-cell office:value-type="string">
            <text:p>Dómine, Dómine, virtus salútis meæ: * obumbrásti super caput meum in die belli.</text:p>
          </table:table-cell>
          <table:table-cell table:formula="of:=[.B2718]=[.A271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e tradas me, Dómine, a desidério meo peccatóri: * cogitavérunt contra me, ne derelínquas me, ne forte exalténtur.</text:p>
          </table:table-cell>
          <table:table-cell office:value-type="string">
            <text:p>Ne tradas me, Dómine, a desidério meo peccatóri: * cogitavérunt contra me, ne derelínquas me, ne forte exalténtur.</text:p>
          </table:table-cell>
          <table:table-cell table:formula="of:=[.B2719]=[.A27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aput circúitus eórum: * labor labiórum ipsórum opériet eos.</text:p>
          </table:table-cell>
          <table:table-cell office:value-type="string">
            <text:p>Caput circúitus eórum: * labor labiórum ipsórum opériet eos.</text:p>
          </table:table-cell>
          <table:table-cell table:formula="of:=[.B2720]=[.A27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adent super eos carbónes, in ignem dejícies eos: * in misériis non subsístent.</text:p>
          </table:table-cell>
          <table:table-cell office:value-type="string">
            <text:p>Cadent super eos carbónes, in ignem dejícies eos: * in misériis non subsístent.</text:p>
          </table:table-cell>
          <table:table-cell table:formula="of:=[.B2721]=[.A27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ir linguósus non dirigétur in terra: * virum injústum mala cápient in intéritu.</text:p>
          </table:table-cell>
          <table:table-cell office:value-type="string">
            <text:p>Vir linguósus non dirigétur in terra: * virum injústum mala cápient in intéritu.</text:p>
          </table:table-cell>
          <table:table-cell table:formula="of:=[.B2722]=[.A27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gnóvi quia fáciet Dóminus judícium ínopis: * et vindíctam páuperum.</text:p>
          </table:table-cell>
          <table:table-cell office:value-type="string">
            <text:p>Cognóvi quia fáciet Dóminus judícium ínopis: * et vindíctam páuperum.</text:p>
          </table:table-cell>
          <table:table-cell table:formula="of:=[.B2723]=[.A27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rúmtamen justi confitebúntur nómini tuo: * et habitábunt recti cum vultu tuo.</text:p>
          </table:table-cell>
          <table:table-cell office:value-type="string">
            <text:p>Verúmtamen justi confitebúntur nómini tuo: * et habitábunt recti cum vultu tuo.</text:p>
          </table:table-cell>
          <table:table-cell table:formula="of:=[.B2724]=[.A27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0</text:p>
          </table:table-cell>
          <table:table-cell office:value-type="string">
            <text:p>Psalmus 140. Domine, clamavi</text:p>
          </table:table-cell>
          <table:table-cell table:formula="of:=[.B2725]=[.A272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clamávi ad te, exáudi me: *‡ inténde voci meæ, cum clamávero ad te.</text:p>
          </table:table-cell>
          <table:table-cell office:value-type="string">
            <text:p>Dómine, clamávi ad te, exáudi me: * inténde voci meæ, cum clamávero ad te.</text:p>
          </table:table-cell>
          <table:table-cell table:formula="of:=[.B2726]=[.A272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rigátur orátio mea sicut incénsum in conspéctu tuo: * elevátio mánuum meárum sacrifícium vespertínum.</text:p>
          </table:table-cell>
          <table:table-cell office:value-type="string">
            <text:p>Dirigátur orátio mea sicut incénsum in conspéctu tuo: * elevátio mánuum meárum sacrifícium vespertínum.</text:p>
          </table:table-cell>
          <table:table-cell table:formula="of:=[.B2727]=[.A27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one, Dómine, custódiam ori meo: * et óstium circumstántiæ lábiis meis.</text:p>
          </table:table-cell>
          <table:table-cell office:value-type="string">
            <text:p>Pone, Dómine, custódiam ori meo: * et óstium circumstántiæ lábiis meis.</text:p>
          </table:table-cell>
          <table:table-cell table:formula="of:=[.B2728]=[.A27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declínes cor meum in verba malítiæ, * ad excusándas excusatiónes in peccátis.</text:p>
          </table:table-cell>
          <table:table-cell office:value-type="string">
            <text:p>Non declínes cor meum in verba malítiæ: * ad excusándas excusatiónes in peccátis.</text:p>
          </table:table-cell>
          <table:table-cell table:formula="of:=[.B2729]=[.A272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um homínibus operántibus iniquitátem: * et non communicábo cum eléctis eórum,</text:p>
          </table:table-cell>
          <table:table-cell office:value-type="string">
            <text:p>Cum homínibus operántibus iniquitátem: * et non communicábo cum eléctis eórum.</text:p>
          </table:table-cell>
          <table:table-cell table:formula="of:=[.B2730]=[.A273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orrípiet me justus in misericórdia, et increpábit me: * óleum autem peccatóris non impínguet caput meum.</text:p>
          </table:table-cell>
          <table:table-cell office:value-type="string">
            <text:p>Corrípiet me justus in misericórdia, et increpábit me: * óleum autem peccatóris non impínguet caput meum.</text:p>
          </table:table-cell>
          <table:table-cell table:formula="of:=[.B2731]=[.A273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óniam adhuc et orátio mea in beneplácitis eórum: * absórpti sunt juncti petræ júdices eórum.</text:p>
          </table:table-cell>
          <table:table-cell office:value-type="string">
            <text:p>Quóniam adhuc et orátio mea in beneplácitis eórum: * absórpti sunt juncti petræ júdices eórum.</text:p>
          </table:table-cell>
          <table:table-cell table:formula="of:=[.B2732]=[.A273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Áudient verba mea quóniam potuérunt: * sicut crassitúdo terræ erúpta est super terram.</text:p>
          </table:table-cell>
          <table:table-cell office:value-type="string">
            <text:p>Audient verba mea quóniam potuérunt: * sicut crassitúdo terræ erúpta est super terram.</text:p>
          </table:table-cell>
          <table:table-cell table:formula="of:=[.B2733]=[.A273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issipáta sunt ossa nostra secus inférnum: * quia ad te, Dómine, Dómine, óculi mei: in te sperávi, non áuferas ánimam meam.</text:p>
          </table:table-cell>
          <table:table-cell office:value-type="string">
            <text:p>Dissipáta sunt ossa nostra secus inférnum: * quia ad te, Dómine, Dómine, óculi mei: in te sperávi, non áuferas ánimam meam.</text:p>
          </table:table-cell>
          <table:table-cell table:formula="of:=[.B2734]=[.A27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stódi me a láqueo, quem statuérunt mihi: * et a scándalis operántium iniquitátem.</text:p>
          </table:table-cell>
          <table:table-cell office:value-type="string">
            <text:p>Custódi me a láqueo, quem statuérunt mihi: * et a scándalis operántium iniquitátem.</text:p>
          </table:table-cell>
          <table:table-cell table:formula="of:=[.B2735]=[.A27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adent in retiáculo ejus peccatóres: * singuláriter sum ego donec tránseam.</text:p>
          </table:table-cell>
          <table:table-cell office:value-type="string">
            <text:p>Cadent in retiáculo ejus peccatóres: * singuláriter sum ego donec tránseam.</text:p>
          </table:table-cell>
          <table:table-cell table:formula="of:=[.B2736]=[.A27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1</text:p>
          </table:table-cell>
          <table:table-cell office:value-type="string">
            <text:p>Psalmus 141. Voce mea ad Dominum</text:p>
          </table:table-cell>
          <table:table-cell table:formula="of:=[.B2737]=[.A273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Voce mea ad Dóminum clamávi: * voce mea ad Dóminum deprecátus sum:</text:p>
          </table:table-cell>
          <table:table-cell office:value-type="string">
            <text:p>Voce mea ad Dóminum clamávi: * voce mea ad Dóminum deprecátus sum:</text:p>
          </table:table-cell>
          <table:table-cell table:formula="of:=[.B2738]=[.A27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ffúndo in conspéctu ejus oratiónem meam, * et tribulatiónem meam ante ipsum pronúntio.</text:p>
          </table:table-cell>
          <table:table-cell office:value-type="string">
            <text:p>Effúndo in conspéctu ejus oratiónem meam, * et tribulatiónem meam ante ipsum pronúntio.</text:p>
          </table:table-cell>
          <table:table-cell table:formula="of:=[.B2739]=[.A27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 deficiéndo ex me spíritum meum, * et tu cognovísti sémitas meas.</text:p>
          </table:table-cell>
          <table:table-cell office:value-type="string">
            <text:p>In deficiéndo ex me spíritum meum: * et tu cognovísti sémitas meas.</text:p>
          </table:table-cell>
          <table:table-cell table:formula="of:=[.B2740]=[.A274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n via hac, qua ambulábam, * abscondérunt láqueum mihi.</text:p>
          </table:table-cell>
          <table:table-cell office:value-type="string">
            <text:p>In via hac, qua ambulábam, * abscondérunt láqueum mihi.</text:p>
          </table:table-cell>
          <table:table-cell table:formula="of:=[.B2741]=[.A274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siderábam ad déxteram, et vidébam: * et non erat qui cognósceret me.</text:p>
          </table:table-cell>
          <table:table-cell office:value-type="string">
            <text:p>Considerábam ad déxteram, et vidébam: * et non erat qui cognósceret me.</text:p>
          </table:table-cell>
          <table:table-cell table:formula="of:=[.B2742]=[.A27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ériit fuga a me, * et non est qui requírat ánimam meam.</text:p>
          </table:table-cell>
          <table:table-cell office:value-type="string">
            <text:p>Périit fuga a me: * et non est qui requírat ánimam meam.</text:p>
          </table:table-cell>
          <table:table-cell table:formula="of:=[.B2743]=[.A274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lamávi ad te, Dómine, * dixi: Tu es spes mea, pórtio mea in terra vivéntium.</text:p>
          </table:table-cell>
          <table:table-cell office:value-type="string">
            <text:p>Clamávi ad te, Dómine, * dixi: Tu es spes mea, pórtio mea in terra vivéntium.</text:p>
          </table:table-cell>
          <table:table-cell table:formula="of:=[.B2744]=[.A27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nténde ad deprecatiónem meam: * quia humiliátus sum nimis.</text:p>
          </table:table-cell>
          <table:table-cell office:value-type="string">
            <text:p>Inténde ad deprecatiónem meam: * quia humiliátus sum nimis.</text:p>
          </table:table-cell>
          <table:table-cell table:formula="of:=[.B2745]=[.A27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íbera me a persequéntibus me: * quia confortáti sunt super me.</text:p>
          </table:table-cell>
          <table:table-cell office:value-type="string">
            <text:p>Líbera me a persequéntibus me: * quia confortáti sunt super me.</text:p>
          </table:table-cell>
          <table:table-cell table:formula="of:=[.B2746]=[.A27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duc de custódia ánimam meam ad confiténdum nómini tuo: * me exspéctant justi, donec retríbuas mihi.</text:p>
          </table:table-cell>
          <table:table-cell office:value-type="string">
            <text:p>Educ de custódia ánimam meam ad confiténdum nómini tuo: * me exspéctant justi, donec retríbuas mihi.</text:p>
          </table:table-cell>
          <table:table-cell table:formula="of:=[.B2747]=[.A27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2</text:p>
          </table:table-cell>
          <table:table-cell office:value-type="string">
            <text:p>Psalmus 142. Domine, exaudi</text:p>
          </table:table-cell>
          <table:table-cell table:formula="of:=[.B2748]=[.A27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e, exáudi oratiónem meam: áuribus pércipe obsecratiónem meam in veritáte tua: * exáudi me in tua justítia.</text:p>
          </table:table-cell>
          <table:table-cell office:value-type="string">
            <text:p>Dómine, exáudi oratiónem meam: áuribus pércipe obsecratiónem meam in veritáte tua: * exáudi me in tua justítia.</text:p>
          </table:table-cell>
          <table:table-cell table:formula="of:=[.B2749]=[.A27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non intres in judícium cum servo tuo: * quia non justificábitur in conspéctu tuo omnis vivens.</text:p>
          </table:table-cell>
          <table:table-cell office:value-type="string">
            <text:p>Et non intres in judícium cum servo tuo: * quia non justificábitur in conspéctu tuo omnis vivens.</text:p>
          </table:table-cell>
          <table:table-cell table:formula="of:=[.B2750]=[.A27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persecútus est inimícus ánimam meam: * humiliávit in terra vitam meam.</text:p>
          </table:table-cell>
          <table:table-cell office:value-type="string">
            <text:p>Quia persecútus est inimícus ánimam meam: * humiliávit in terra vitam meam.</text:p>
          </table:table-cell>
          <table:table-cell table:formula="of:=[.B2751]=[.A27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llocávit me in obscúris sicut mórtuos sæculi: * et anxiátus est super me spíritus meus, in me turbátum est cor meum.</text:p>
          </table:table-cell>
          <table:table-cell office:value-type="string">
            <text:p>Collocávit me in obscúris sicut mórtuos sæculi: * et anxiátus est super me spíritus meus, in me turbátum est cor meum.</text:p>
          </table:table-cell>
          <table:table-cell table:formula="of:=[.B2752]=[.A27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or fui diérum antiquórum, meditátus sum in ómnibus opéribus tuis: * in factis mánuum tuárum meditábar.</text:p>
          </table:table-cell>
          <table:table-cell office:value-type="string">
            <text:p>Memor fui diérum antiquórum, meditátus sum in ómnibus opéribus tuis: * in factis mánuum tuárum meditábar.</text:p>
          </table:table-cell>
          <table:table-cell table:formula="of:=[.B2753]=[.A27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pándi manus meas ad te: * ánima mea sicut terra sine aqua tibi.</text:p>
          </table:table-cell>
          <table:table-cell office:value-type="string">
            <text:p>Expándi manus meas ad te: * ánima mea sicut terra sine aqua tibi.</text:p>
          </table:table-cell>
          <table:table-cell table:formula="of:=[.B2754]=[.A27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elóciter exáudi me, Dómine: * defécit spíritus meus.</text:p>
          </table:table-cell>
          <table:table-cell office:value-type="string">
            <text:p>Velóciter exáudi me, Dómine: * defécit spíritus meus.</text:p>
          </table:table-cell>
          <table:table-cell table:formula="of:=[.B2755]=[.A27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avértas fáciem tuam a me: * et símilis ero descendéntibus in lacum.</text:p>
          </table:table-cell>
          <table:table-cell office:value-type="string">
            <text:p>Non avértas fáciem tuam a me: * et símilis ero descendéntibus in lacum.</text:p>
          </table:table-cell>
          <table:table-cell table:formula="of:=[.B2756]=[.A275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udítam fac mihi mane misericórdiam tuam: * quia in te sperávi.</text:p>
          </table:table-cell>
          <table:table-cell office:value-type="string">
            <text:p>Audítam fac mihi mane misericórdiam tuam: * quia in te sperávi.</text:p>
          </table:table-cell>
          <table:table-cell table:formula="of:=[.B2757]=[.A27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tam fac mihi viam, in qua ámbulem: * quia ad te levávi ánimam meam.</text:p>
          </table:table-cell>
          <table:table-cell office:value-type="string">
            <text:p>Notam fac mihi viam, in qua ámbulem: * quia ad te levávi ánimam meam.</text:p>
          </table:table-cell>
          <table:table-cell table:formula="of:=[.B2758]=[.A27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Éripe me de inimícis meis, Dómine, ad te confúgi: * doce me fácere voluntátem tuam, quia Deus meus es tu.</text:p>
          </table:table-cell>
          <table:table-cell office:value-type="string">
            <text:p>Eripe me de inimícis meis, Dómine, ad te confúgi: * doce me fácere voluntátem tuam, quia Deus meus es tu.</text:p>
          </table:table-cell>
          <table:table-cell table:formula="of:=[.B2759]=[.A275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Spíritus tuus bonus dedúcet me in terram rectam: * propter nomen tuum, Dómine, vivificábis me, in æquitáte tua.</text:p>
          </table:table-cell>
          <table:table-cell office:value-type="string">
            <text:p>Spíritus tuus bonus dedúcet me in terram rectam: * propter nomen tuum, Dómine, vivificábis me, in æquitáte tua.</text:p>
          </table:table-cell>
          <table:table-cell table:formula="of:=[.B2760]=[.A27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dúces de tribulatióne ánimam meam: * et in misericórdia tua dispérdes inimícos meos.</text:p>
          </table:table-cell>
          <table:table-cell office:value-type="string">
            <text:p>Edúces de tribulatióne ánimam meam: * et in misericórdia tua dispérdes inimícos meos.</text:p>
          </table:table-cell>
          <table:table-cell table:formula="of:=[.B2761]=[.A27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perdes omnes, qui tríbulant ánimam meam: * quóniam ego servus tuus sum.</text:p>
          </table:table-cell>
          <table:table-cell office:value-type="string">
            <text:p>Et perdes omnes, qui tríbulant ánimam meam, * quóniam ego servus tuus sum.</text:p>
          </table:table-cell>
          <table:table-cell table:formula="of:=[.B2762]=[.A276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Psalmus 143 i</text:p>
          </table:table-cell>
          <table:table-cell office:value-type="string">
            <text:p>Psalmus 143. i. Benedictus Dominus</text:p>
          </table:table-cell>
          <table:table-cell table:formula="of:=[.B2763]=[.A276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Benedíctus Dóminus, Deus meus, qui docet manus meas ad prælium, * et dígitos meos ad bellum.</text:p>
          </table:table-cell>
          <table:table-cell office:value-type="string">
            <text:p>Benedíctus Dóminus, Deus meus, qui docet manus meas ad prælium, * et dígitos meos ad bellum.</text:p>
          </table:table-cell>
          <table:table-cell table:formula="of:=[.B2764]=[.A27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sericórdia mea, et refúgium meum: * suscéptor meus, et liberátor meus:</text:p>
          </table:table-cell>
          <table:table-cell office:value-type="string">
            <text:p>Misericórdia mea, et refúgium meum: * suscéptor meus, et liberátor meus:</text:p>
          </table:table-cell>
          <table:table-cell table:formula="of:=[.B2765]=[.A27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téctor meus, et in ipso sperávi: * qui subdit pópulum meum sub me.</text:p>
          </table:table-cell>
          <table:table-cell office:value-type="string">
            <text:p>Protéctor meus, et in ipso sperávi: * qui subdit pópulum meum sub me.</text:p>
          </table:table-cell>
          <table:table-cell table:formula="of:=[.B2766]=[.A276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quid est homo, quia innotuísti ei? * aut fílius hóminis, quia réputas eum?</text:p>
          </table:table-cell>
          <table:table-cell office:value-type="string">
            <text:p>Dómine, quid est homo quia innotuísti ei? * aut fílius hóminis, quia réputas eum?</text:p>
          </table:table-cell>
          <table:table-cell table:formula="of:=[.B2767]=[.A276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Homo vanitáti símilis factus est: * dies ejus sicut umbra prætéreunt.</text:p>
          </table:table-cell>
          <table:table-cell office:value-type="string">
            <text:p>Homo vanitáti símilis factus est: * dies ejus sicut umbra prætéreunt.</text:p>
          </table:table-cell>
          <table:table-cell table:formula="of:=[.B2768]=[.A27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e, inclína cælos tuos, et descénde: * tange montes, et fumigábunt.</text:p>
          </table:table-cell>
          <table:table-cell office:value-type="string">
            <text:p>Dómine, inclína cælos tuos, et descénde: * tange montes, et fumigábunt.</text:p>
          </table:table-cell>
          <table:table-cell table:formula="of:=[.B2769]=[.A27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úlgura coruscatiónem, et dissipábis eos: * emítte sagíttas tuas, et conturbábis eos.</text:p>
          </table:table-cell>
          <table:table-cell office:value-type="string">
            <text:p>Fúlgura coruscatiónem, et dissipábis eos: * emítte sagíttas tuas, et conturbábis eos.</text:p>
          </table:table-cell>
          <table:table-cell table:formula="of:=[.B2770]=[.A277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mítte manum tuam de alto, éripe me, et líbera me de aquis multis: * de manu filiórum alienórum.</text:p>
          </table:table-cell>
          <table:table-cell office:value-type="string">
            <text:p>Emítte manum tuam de alto, éripe me, et líbera me de aquis multis: * de manu filiórum alienórum.</text:p>
          </table:table-cell>
          <table:table-cell table:formula="of:=[.B2771]=[.A277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orum os locútum est vanitátem: * et déxtera eórum, déxtera iniquitátis.</text:p>
          </table:table-cell>
          <table:table-cell office:value-type="string">
            <text:p>Quorum os locútum est vanitátem: * et déxtera eórum, déxtera iniquitátis.</text:p>
          </table:table-cell>
          <table:table-cell table:formula="of:=[.B2772]=[.A277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3 ii</text:p>
          </table:table-cell>
          <table:table-cell office:value-type="string">
            <text:p>Psalmus 143. ii. Deus, canticum novum</text:p>
          </table:table-cell>
          <table:table-cell table:formula="of:=[.B2773]=[.A277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eus, cánticum novum cantábo tibi: * in psaltério decachórdo psallam tibi.</text:p>
          </table:table-cell>
          <table:table-cell office:value-type="string">
            <text:p>Deus, cánticum novum cantábo tibi: * in psaltério, decachórdo psallam tibi.</text:p>
          </table:table-cell>
          <table:table-cell table:formula="of:=[.B2774]=[.A2774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das salútem régibus: * qui redemísti David, servum tuum, de gládio malígno: éripe me.</text:p>
          </table:table-cell>
          <table:table-cell office:value-type="string">
            <text:p>Qui das salútem régibus: * qui redemísti David, servum tuum, de gládio malígno: éripe me.</text:p>
          </table:table-cell>
          <table:table-cell table:formula="of:=[.B2775]=[.A277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érue me de manu filiórum alienórum, quorum os locútum est vanitátem: * et déxtera eórum, déxtera iniquitátis:</text:p>
          </table:table-cell>
          <table:table-cell office:value-type="string">
            <text:p>Et érue me de manu filiórum alienórum, quorum os locútum est vanitátem: * et déxtera eórum, déxtera iniquitátis:</text:p>
          </table:table-cell>
          <table:table-cell table:formula="of:=[.B2776]=[.A277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orum fílii, sicut novéllæ plantatiónes * in juventúte sua.</text:p>
          </table:table-cell>
          <table:table-cell office:value-type="string">
            <text:p>Quorum fílii, sicut novéllæ plantatiónes * in juventúte sua.</text:p>
          </table:table-cell>
          <table:table-cell table:formula="of:=[.B2777]=[.A277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Fíliæ eórum compósitæ: * circumornátæ ut similitúdo templi.</text:p>
          </table:table-cell>
          <table:table-cell office:value-type="string">
            <text:p>Fíliæ eórum compósitæ: * circumornátæ ut similitúdo templi.</text:p>
          </table:table-cell>
          <table:table-cell table:formula="of:=[.B2778]=[.A277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mptuária eórum plena, * eructántia ex hoc in illud.</text:p>
          </table:table-cell>
          <table:table-cell office:value-type="string">
            <text:p>Promptuária eórum plena: * eructántia ex hoc in illud.</text:p>
          </table:table-cell>
          <table:table-cell table:formula="of:=[.B2779]=[.A277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Oves eórum fœtósæ, abundántes in egréssibus suis: * boves eórum crassæ.</text:p>
          </table:table-cell>
          <table:table-cell office:value-type="string">
            <text:p>Oves eórum fœtósæ, abundántes in egréssibus suis: * boves eórum crassæ.</text:p>
          </table:table-cell>
          <table:table-cell table:formula="of:=[.B2780]=[.A278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est ruína macériæ, neque tránsitus: * neque clamor in platéis eórum.</text:p>
          </table:table-cell>
          <table:table-cell office:value-type="string">
            <text:p>Non est ruína macériæ, neque tránsitus: * neque clamor in platéis eórum.</text:p>
          </table:table-cell>
          <table:table-cell table:formula="of:=[.B2781]=[.A278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átum dixérunt pópulum, cui hæc sunt: * beátus pópulus, cujus Dóminus Deus ejus.</text:p>
          </table:table-cell>
          <table:table-cell office:value-type="string">
            <text:p>Beátum dixérunt pópulum, cui hæc sunt: * beátus pópulus, cujus Dóminus Deus ejus.</text:p>
          </table:table-cell>
          <table:table-cell table:formula="of:=[.B2782]=[.A278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4 i</text:p>
          </table:table-cell>
          <table:table-cell office:value-type="string">
            <text:p>Psalmus 144. i. Exaltabo te</text:p>
          </table:table-cell>
          <table:table-cell table:formula="of:=[.B2783]=[.A278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xaltábo te, Deus meus, rex: * et benedícam nómini tuo in sæculum, et in sæculum sæculi.</text:p>
          </table:table-cell>
          <table:table-cell office:value-type="string">
            <text:p>Exaltábo te, Deus meus, rex: * et benedícam nómini tuo in sæculum, et in sæculum sæculi.</text:p>
          </table:table-cell>
          <table:table-cell table:formula="of:=[.B2784]=[.A278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er síngulos dies benedícam tibi: * et laudábo nomen tuum in sæculum, et in sæculum sæculi.</text:p>
          </table:table-cell>
          <table:table-cell office:value-type="string">
            <text:p>Per síngulos dies benedícam tibi: * et laudábo nomen tuum in sæculum, et in sæculum sæculi.</text:p>
          </table:table-cell>
          <table:table-cell table:formula="of:=[.B2785]=[.A278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gnus Dóminus, et laudábilis nimis: * et magnitúdinis ejus non est finis.</text:p>
          </table:table-cell>
          <table:table-cell office:value-type="string">
            <text:p>Magnus Dóminus, et laudábilis nimis: * et magnitúdinis ejus non est finis.</text:p>
          </table:table-cell>
          <table:table-cell table:formula="of:=[.B2786]=[.A278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Generátio et generátio laudábit ópera tua: * et poténtiam tuam pronuntiábunt.</text:p>
          </table:table-cell>
          <table:table-cell office:value-type="string">
            <text:p>Generátio et generátio laudábit ópera tua: * et poténtiam tuam pronuntiábunt.</text:p>
          </table:table-cell>
          <table:table-cell table:formula="of:=[.B2787]=[.A278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gnificéntiam glóriæ sanctitátis tuæ loquéntur: * et mirabília tua narrábunt.</text:p>
          </table:table-cell>
          <table:table-cell office:value-type="string">
            <text:p>Magnificéntiam glóriæ sanctitátis tuæ loquéntur: * et mirabília tua narrábunt.</text:p>
          </table:table-cell>
          <table:table-cell table:formula="of:=[.B2788]=[.A278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t virtútem terribílium tuórum dicent: * et magnitúdinem tuam narrábunt.</text:p>
          </table:table-cell>
          <table:table-cell office:value-type="string">
            <text:p>Et virtútem terribílium tuórum dicent: * et magnitúdinem tuam narrábunt.</text:p>
          </table:table-cell>
          <table:table-cell table:formula="of:=[.B2789]=[.A278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emóriam abundántiæ suavitátis tuæ eructábunt: * et justítia tua exsultábunt.</text:p>
          </table:table-cell>
          <table:table-cell office:value-type="string">
            <text:p>Memóriam abundántiæ suavitátis tuæ eructábunt: * et justítia tua exsultábunt.</text:p>
          </table:table-cell>
          <table:table-cell table:formula="of:=[.B2790]=[.A279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4 ii</text:p>
          </table:table-cell>
          <table:table-cell office:value-type="string">
            <text:p>Psalmus 144. ii. Miserator, et misericors</text:p>
          </table:table-cell>
          <table:table-cell table:formula="of:=[.B2791]=[.A279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Miserátor, et miséricors Dóminus: * pátiens, et multum miséricors.</text:p>
          </table:table-cell>
          <table:table-cell office:value-type="string">
            <text:p>Miserátor, et miséricors Dóminus: * pátiens, et multum miséricors.</text:p>
          </table:table-cell>
          <table:table-cell table:formula="of:=[.B2792]=[.A279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ávis Dóminus univérsis: * et miseratiónes ejus super ómnia ópera ejus.</text:p>
          </table:table-cell>
          <table:table-cell office:value-type="string">
            <text:p>Suávis Dóminus univérsis: * et miseratiónes ejus super ómnia ópera ejus.</text:p>
          </table:table-cell>
          <table:table-cell table:formula="of:=[.B2793]=[.A279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iteántur tibi, Dómine, ómnia ópera tua: * et sancti tui benedícant tibi.</text:p>
          </table:table-cell>
          <table:table-cell office:value-type="string">
            <text:p>Confiteántur tibi, Dómine, ómnia ópera tua: * et sancti tui benedícant tibi.</text:p>
          </table:table-cell>
          <table:table-cell table:formula="of:=[.B2794]=[.A279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Glóriam regni tui dicent: * et poténtiam tuam loquéntur:</text:p>
          </table:table-cell>
          <table:table-cell office:value-type="string">
            <text:p>Glóriam regni tui dicent: * et poténtiam tuam loquéntur:</text:p>
          </table:table-cell>
          <table:table-cell table:formula="of:=[.B2795]=[.A279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notam fáciant fíliis hóminum poténtiam tuam: * et glóriam magnificéntiæ regni tui.</text:p>
          </table:table-cell>
          <table:table-cell office:value-type="string">
            <text:p>Ut notam fáciant fíliis hóminum poténtiam tuam: * et glóriam magnificéntiæ regni tui.</text:p>
          </table:table-cell>
          <table:table-cell table:formula="of:=[.B2796]=[.A279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gnum tuum regnum ómnium sæculórum: * et dominátio tua in omni generatióne et generatiónem.</text:p>
          </table:table-cell>
          <table:table-cell office:value-type="string">
            <text:p>Regnum tuum regnum ómnium sæculórum: * et dominátio tua in omni generatióne et generatiónem.</text:p>
          </table:table-cell>
          <table:table-cell table:formula="of:=[.B2797]=[.A279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4 iii</text:p>
          </table:table-cell>
          <table:table-cell office:value-type="string">
            <text:p>Psalmus 144. iii. Fidelis Dominus</text:p>
          </table:table-cell>
          <table:table-cell table:formula="of:=[.B2798]=[.A279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Fidélis Dóminus in ómnibus verbis suis: * et sanctus in ómnibus opéribus suis.‡</text:p>
          </table:table-cell>
          <table:table-cell office:value-type="string">
            <text:p>Fidélis Dóminus in ómnibus verbis suis: * et sanctus in ómnibus opéribus suis.</text:p>
          </table:table-cell>
          <table:table-cell table:formula="of:=[.B2799]=[.A279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Allevat Dóminus omnes qui córruunt: * et érigit omnes elísos.</text:p>
          </table:table-cell>
          <table:table-cell office:value-type="string">
            <text:p>Allevat Dóminus omnes qui córruunt: * et érigit omnes elísos.</text:p>
          </table:table-cell>
          <table:table-cell table:formula="of:=[.B2800]=[.A280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Óculi ómnium in te sperant, Dómine: * et tu das escam illórum in témpore opportúno.</text:p>
          </table:table-cell>
          <table:table-cell office:value-type="string">
            <text:p>Oculi ómnium in te sperant, Dómine: * et tu das escam illórum in témpore opportúno.</text:p>
          </table:table-cell>
          <table:table-cell table:formula="of:=[.B2801]=[.A280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Áperis tu manum tuam: * et imples omne ánimal benedictióne.</text:p>
          </table:table-cell>
          <table:table-cell office:value-type="string">
            <text:p>Aperis tu manum tuam: * et imples omne ánimal benedictióne.</text:p>
          </table:table-cell>
          <table:table-cell table:formula="of:=[.B2802]=[.A280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Justus Dóminus in ómnibus viis suis: * et sanctus in ómnibus opéribus suis.</text:p>
          </table:table-cell>
          <table:table-cell office:value-type="string">
            <text:p>Justus Dóminus in ómnibus viis suis: * et sanctus in ómnibus opéribus suis.</text:p>
          </table:table-cell>
          <table:table-cell table:formula="of:=[.B2803]=[.A280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ope est Dóminus ómnibus invocántibus eum: * ómnibus invocántibus eum in veritáte.</text:p>
          </table:table-cell>
          <table:table-cell office:value-type="string">
            <text:p>Prope est Dóminus ómnibus invocántibus eum: * ómnibus invocántibus eum in veritáte.</text:p>
          </table:table-cell>
          <table:table-cell table:formula="of:=[.B2804]=[.A280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Voluntátem timéntium se fáciet: * et deprecatiónem eórum exáudiet: et salvos fáciet eos.</text:p>
          </table:table-cell>
          <table:table-cell office:value-type="string">
            <text:p>Voluntátem timéntium se fáciet: * et deprecatiónem eórum exáudiet: et salvos fáciet eos.</text:p>
          </table:table-cell>
          <table:table-cell table:formula="of:=[.B2805]=[.A280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ustódit Dóminus omnes diligéntes se: * et omnes peccatóres dispérdet.</text:p>
          </table:table-cell>
          <table:table-cell office:value-type="string">
            <text:p>Custódit Dóminus omnes diligéntes se: * et omnes peccatóres dispérdet.</text:p>
          </table:table-cell>
          <table:table-cell table:formula="of:=[.B2806]=[.A280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atiónem Dómini loquétur os meum: * et benedícat omnis caro nómini sancto ejus in sæculum, et in sæculum sæculi.</text:p>
          </table:table-cell>
          <table:table-cell office:value-type="string">
            <text:p>Laudatiónem Dómini loquétur os meum: * et benedícat omnis caro nómini sancto ejus in sæculum, et in sæculum sæculi.</text:p>
          </table:table-cell>
          <table:table-cell table:formula="of:=[.B2807]=[.A280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5</text:p>
          </table:table-cell>
          <table:table-cell office:value-type="string">
            <text:p>Psalmus 145. Lauda, anima mea</text:p>
          </table:table-cell>
          <table:table-cell table:formula="of:=[.B2808]=[.A280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uda, ánima mea, Dóminum, laudábo Dóminum in vita mea: * psallam Deo meo quámdiu fúero.</text:p>
          </table:table-cell>
          <table:table-cell office:value-type="string">
            <text:p>Lauda, ánima mea, Dóminum, laudábo Dóminum in vita mea: * psallam Deo meo quámdiu fúero.</text:p>
          </table:table-cell>
          <table:table-cell table:formula="of:=[.B2809]=[.A280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líte confídere in princípibus: * in fíliis hóminum, in quibus non est salus.</text:p>
          </table:table-cell>
          <table:table-cell office:value-type="string">
            <text:p>Nolíte confídere in princípibus: * in fíliis hóminum, in quibus non est salus.</text:p>
          </table:table-cell>
          <table:table-cell table:formula="of:=[.B2810]=[.A281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íbit spíritus ejus, et revertétur in terram suam: * in illa die períbunt omnes cogitatiónes eórum.</text:p>
          </table:table-cell>
          <table:table-cell office:value-type="string">
            <text:p>Exíbit spíritus ejus, et revertétur in terram suam: * in illa die períbunt omnes cogitatiónes eórum.</text:p>
          </table:table-cell>
          <table:table-cell table:formula="of:=[.B2811]=[.A281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átus, cujus Deus Jacob adjútor ejus, spes ejus in Dómino, Deo ipsíus: * qui fecit cælum et terram, mare, et ómnia, quæ in eis sunt.</text:p>
          </table:table-cell>
          <table:table-cell office:value-type="string">
            <text:p>Beátus, cujus Deus Jacob adjútor ejus, spes ejus in Dómino Deo ipsíus: * qui fecit cælum et terram, mare et ómnia, quæ in eis sunt.</text:p>
          </table:table-cell>
          <table:table-cell table:formula="of:=[.B2812]=[.A281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 custódit veritátem in sæculum, facit judícium injúriam patiéntibus: * dat escam esuriéntibus.</text:p>
          </table:table-cell>
          <table:table-cell office:value-type="string">
            <text:p>Qui custódit veritátem in sæculum, facit judícium injúriam patiéntibus: * dat escam esuriéntibus.</text:p>
          </table:table-cell>
          <table:table-cell table:formula="of:=[.B2813]=[.A281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solvit compedítos: * Dóminus illúminat cæcos.</text:p>
          </table:table-cell>
          <table:table-cell office:value-type="string">
            <text:p>Dóminus solvit compedítos: * Dóminus illúminat cæcos.</text:p>
          </table:table-cell>
          <table:table-cell table:formula="of:=[.B2814]=[.A281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Dóminus érigit elísos, * Dóminus díligit justos.</text:p>
          </table:table-cell>
          <table:table-cell office:value-type="string">
            <text:p>Dóminus érigit elísos: * Dóminus díligit justos.</text:p>
          </table:table-cell>
          <table:table-cell table:formula="of:=[.B2815]=[.A2815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Dóminus custódit ádvenas, pupíllum et víduam suscípiet: * et vias peccatórum dispérdet.</text:p>
          </table:table-cell>
          <table:table-cell office:value-type="string">
            <text:p>Dóminus custódit ádvenas, pupíllum et víduam suscípiet: * et vias peccatórum dispérdet.</text:p>
          </table:table-cell>
          <table:table-cell table:formula="of:=[.B2816]=[.A281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gnábit Dóminus in sæcula, Deus tuus, Sion, * in generatiónem et generatiónem.</text:p>
          </table:table-cell>
          <table:table-cell office:value-type="string">
            <text:p>Regnábit Dóminus in sæcula, Deus tuus, Sion, * in generatiónem et generatiónem.</text:p>
          </table:table-cell>
          <table:table-cell table:formula="of:=[.B2817]=[.A281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6</text:p>
          </table:table-cell>
          <table:table-cell office:value-type="string">
            <text:p>Psalmus 146. Laudate Dominum</text:p>
          </table:table-cell>
          <table:table-cell table:formula="of:=[.B2818]=[.A281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udáte Dóminum quóniam bonus est psalmus: * Deo nostro sit jucúnda, decóraque laudátio.</text:p>
          </table:table-cell>
          <table:table-cell office:value-type="string">
            <text:p>Laudáte Dóminum quóniam bonus est psalmus: * Deo nostro sit jucúnda, decóraque laudátio.</text:p>
          </table:table-cell>
          <table:table-cell table:formula="of:=[.B2819]=[.A281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Ædíficans Jerúsalem Dóminus: * dispersiónes Israël congregábit.</text:p>
          </table:table-cell>
          <table:table-cell office:value-type="string">
            <text:p>Ædíficans Jerúsalem Dóminus: * dispersiónes Israël congregábit.</text:p>
          </table:table-cell>
          <table:table-cell table:formula="of:=[.B2820]=[.A282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sanat contrítos corde: * et álligat contritiónes eórum.</text:p>
          </table:table-cell>
          <table:table-cell office:value-type="string">
            <text:p>Qui sanat contrítos corde: * et álligat contritiónes eórum.</text:p>
          </table:table-cell>
          <table:table-cell table:formula="of:=[.B2821]=[.A282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númerat multitúdinem stellárum: * et ómnibus eis nómina vocat.</text:p>
          </table:table-cell>
          <table:table-cell office:value-type="string">
            <text:p>Qui númerat multitúdinem stellárum: * et ómnibus eis nómina vocat.</text:p>
          </table:table-cell>
          <table:table-cell table:formula="of:=[.B2822]=[.A282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agnus Dóminus noster, et magna virtus ejus: * et sapiéntiæ ejus non est númerus.</text:p>
          </table:table-cell>
          <table:table-cell office:value-type="string">
            <text:p>Magnus Dóminus noster, et magna virtus ejus: * et sapiéntiæ ejus non est númerus.</text:p>
          </table:table-cell>
          <table:table-cell table:formula="of:=[.B2823]=[.A282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uscípiens mansuétos Dóminus: * humílians autem peccatóres usque ad terram.</text:p>
          </table:table-cell>
          <table:table-cell office:value-type="string">
            <text:p>Suscípiens mansuétos Dóminus: * humílians autem peccatóres usque ad terram.</text:p>
          </table:table-cell>
          <table:table-cell table:formula="of:=[.B2824]=[.A282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ræcínite Dómino in confessióne: * psállite Deo nostro in cíthara.</text:p>
          </table:table-cell>
          <table:table-cell office:value-type="string">
            <text:p>Præcínite Dómino in confessióne: * psállite Deo nostro in cíthara.</text:p>
          </table:table-cell>
          <table:table-cell table:formula="of:=[.B2825]=[.A282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óperit cælum núbibus: * et parat terræ plúviam.</text:p>
          </table:table-cell>
          <table:table-cell office:value-type="string">
            <text:p>Qui óperit cælum núbibus: * et parat terræ plúviam.</text:p>
          </table:table-cell>
          <table:table-cell table:formula="of:=[.B2826]=[.A282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prodúcit in móntibus fœnum: * et herbam servitúti hóminum.</text:p>
          </table:table-cell>
          <table:table-cell office:value-type="string">
            <text:p>Qui prodúcit in móntibus fœnum: * et herbam servitúti hóminum.</text:p>
          </table:table-cell>
          <table:table-cell table:formula="of:=[.B2827]=[.A282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dat juméntis escam ipsórum: * et pullis corvórum invocántibus eum.</text:p>
          </table:table-cell>
          <table:table-cell office:value-type="string">
            <text:p>Qui dat juméntis escam ipsórum: * et pullis corvórum invocántibus eum.</text:p>
          </table:table-cell>
          <table:table-cell table:formula="of:=[.B2828]=[.A282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in fortitúdine equi voluntátem habébit: * nec in tíbiis viri beneplácitum erit ei.</text:p>
          </table:table-cell>
          <table:table-cell office:value-type="string">
            <text:p>Non in fortitúdine equi voluntátem habébit: * nec in tíbiis viri beneplácitum erit ei.</text:p>
          </table:table-cell>
          <table:table-cell table:formula="of:=[.B2829]=[.A282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eneplácitum est Dómino super timéntes eum: * et in eis, qui sperant super misericórdia ejus.</text:p>
          </table:table-cell>
          <table:table-cell office:value-type="string">
            <text:p>Beneplácitum est Dómino super timéntes eum: * et in eis, qui sperant super misericórdia ejus.</text:p>
          </table:table-cell>
          <table:table-cell table:formula="of:=[.B2830]=[.A283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7</text:p>
          </table:table-cell>
          <table:table-cell office:value-type="string">
            <text:p>Psalmus 147. Lauda, Jerusalem</text:p>
          </table:table-cell>
          <table:table-cell table:formula="of:=[.B2831]=[.A283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uda, Jerúsalem, Dóminum: *‡ lauda Deum tuum, Sion.</text:p>
          </table:table-cell>
          <table:table-cell office:value-type="string">
            <text:p>Lauda, Jerúsalem, Dóminum: * lauda Deum tuum, Sion.</text:p>
          </table:table-cell>
          <table:table-cell table:formula="of:=[.B2832]=[.A2832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óniam confortávit seras portárum tuárum: * benedíxit fíliis tuis in te.</text:p>
          </table:table-cell>
          <table:table-cell office:value-type="string">
            <text:p>Quóniam confortávit seras portárum tuárum: * benedíxit fíliis tuis in te.</text:p>
          </table:table-cell>
          <table:table-cell table:formula="of:=[.B2833]=[.A283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pósuit fines tuos pacem: * et ádipe fruménti sátiat te.</text:p>
          </table:table-cell>
          <table:table-cell office:value-type="string">
            <text:p>Qui pósuit fines tuos pacem: * et ádipe fruménti sátiat te.</text:p>
          </table:table-cell>
          <table:table-cell table:formula="of:=[.B2834]=[.A283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emíttit elóquium suum terræ: * velóciter currit sermo ejus.</text:p>
          </table:table-cell>
          <table:table-cell office:value-type="string">
            <text:p>Qui emíttit elóquium suum terræ: * velóciter currit sermo ejus.</text:p>
          </table:table-cell>
          <table:table-cell table:formula="of:=[.B2835]=[.A283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dat nivem sicut lanam: * nébulam sicut cínerem spargit.</text:p>
          </table:table-cell>
          <table:table-cell office:value-type="string">
            <text:p>Qui dat nivem sicut lanam: * nébulam sicut cínerem spargit.</text:p>
          </table:table-cell>
          <table:table-cell table:formula="of:=[.B2836]=[.A283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ittit crystállum suam sicut buccéllas: * ante fáciem frígoris, ejus quis sustinébit?</text:p>
          </table:table-cell>
          <table:table-cell office:value-type="string">
            <text:p>Mittit crystállum suam sicut buccéllas: * ante fáciem frígoris ejus quis sustinébit?</text:p>
          </table:table-cell>
          <table:table-cell table:formula="of:=[.B2837]=[.A2837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Emíttet verbum suum, et liquefáciet ea: * flabit spíritus ejus, et fluent aquæ.</text:p>
          </table:table-cell>
          <table:table-cell office:value-type="string">
            <text:p>Emíttet verbum suum, et liquefáciet ea: * flabit spíritus ejus, et fluent aquæ.</text:p>
          </table:table-cell>
          <table:table-cell table:formula="of:=[.B2838]=[.A283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 annúntiat verbum suum Jacob: * justítias, et judícia sua Israël.</text:p>
          </table:table-cell>
          <table:table-cell office:value-type="string">
            <text:p>Qui annúntiat verbum suum Jacob: * justítias, et judícia sua Israël.</text:p>
          </table:table-cell>
          <table:table-cell table:formula="of:=[.B2839]=[.A283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Non fecit táliter omni natióni: * et judícia sua non manifestávit eis.</text:p>
          </table:table-cell>
          <table:table-cell office:value-type="string">
            <text:p>Non fecit táliter omni natióni: * et judícia sua non manifestávit eis.</text:p>
          </table:table-cell>
          <table:table-cell table:formula="of:=[.B2840]=[.A284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8</text:p>
          </table:table-cell>
          <table:table-cell office:value-type="string">
            <text:p>Psalmus 148. Laudate Dominum</text:p>
          </table:table-cell>
          <table:table-cell table:formula="of:=[.B2841]=[.A2841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udáte Dóminum de cælis: * laudáte eum in excélsis.</text:p>
          </table:table-cell>
          <table:table-cell office:value-type="string">
            <text:p>Laudáte Dóminum de cælis: * laudáte eum in excélsis.</text:p>
          </table:table-cell>
          <table:table-cell table:formula="of:=[.B2842]=[.A284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áte eum, omnes Ángeli ejus: * laudáte eum, omnes virtútes ejus.</text:p>
          </table:table-cell>
          <table:table-cell office:value-type="string">
            <text:p>Laudáte eum, omnes Angeli ejus: * laudáte eum, omnes virtútes ejus.</text:p>
          </table:table-cell>
          <table:table-cell table:formula="of:=[.B2843]=[.A2843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udáte eum, sol et luna: * laudáte eum, omnes stellæ et lumen.</text:p>
          </table:table-cell>
          <table:table-cell office:value-type="string">
            <text:p>Laudáte eum, sol et luna: * laudáte eum, omnes stellæ et lumen.</text:p>
          </table:table-cell>
          <table:table-cell table:formula="of:=[.B2844]=[.A284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áte eum, cæli cælórum: * et aquæ omnes, quæ super cælos sunt, laudent nomen Dómini.</text:p>
          </table:table-cell>
          <table:table-cell office:value-type="string">
            <text:p>Laudáte eum, cæli cælórum: * et aquæ omnes, quæ super cælos sunt, laudent nomen Dómini.</text:p>
          </table:table-cell>
          <table:table-cell table:formula="of:=[.B2845]=[.A284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Quia ipse dixit, et facta sunt: * ipse mandávit, et creáta sunt.</text:p>
          </table:table-cell>
          <table:table-cell office:value-type="string">
            <text:p>Quia ipse dixit, et facta sunt: * ipse mandávit, et creáta sunt.</text:p>
          </table:table-cell>
          <table:table-cell table:formula="of:=[.B2846]=[.A2846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Státuit ea in ætérnum, et in sæculum sæculi: * præcéptum pósuit, et non præteríbit.</text:p>
          </table:table-cell>
          <table:table-cell office:value-type="string">
            <text:p>Státuit ea in ætérnum, et in sæculum sæculi: * præcéptum pósuit, et non præteríbit.</text:p>
          </table:table-cell>
          <table:table-cell table:formula="of:=[.B2847]=[.A284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áte Dóminum de terra, * dracónes, et omnes abýssi.</text:p>
          </table:table-cell>
          <table:table-cell office:value-type="string">
            <text:p>Laudáte Dóminum de terra, * dracónes, et omnes abyssi.</text:p>
          </table:table-cell>
          <table:table-cell table:formula="of:=[.B2848]=[.A2848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Ignis, grando, nix, glácies, spíritus procellárum: * quæ fáciunt verbum ejus:</text:p>
          </table:table-cell>
          <table:table-cell office:value-type="string">
            <text:p>Ignis, grando, nix, glácies, spíritus procellárum: * quæ fáciunt verbum ejus:</text:p>
          </table:table-cell>
          <table:table-cell table:formula="of:=[.B2849]=[.A284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Montes, et omnes colles: * ligna fructífera, et omnes cedri.</text:p>
          </table:table-cell>
          <table:table-cell office:value-type="string">
            <text:p>Montes, et omnes colles: * ligna fructífera, et omnes cedri.</text:p>
          </table:table-cell>
          <table:table-cell table:formula="of:=[.B2850]=[.A285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Béstiæ, et univérsa pécora: * serpéntes, et vólucres pennátæ:</text:p>
          </table:table-cell>
          <table:table-cell office:value-type="string">
            <text:p>Béstiæ, et univérsa pécora: * serpéntes, et vólucres pennátæ:</text:p>
          </table:table-cell>
          <table:table-cell table:formula="of:=[.B2851]=[.A285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Reges terræ, et omnes pópuli: * príncipes, et omnes júdices terræ.</text:p>
          </table:table-cell>
          <table:table-cell office:value-type="string">
            <text:p>Reges terræ, et omnes pópuli: * príncipes, et omnes júdices terræ.</text:p>
          </table:table-cell>
          <table:table-cell table:formula="of:=[.B2852]=[.A285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Júvenes, et vírgines: senes cum junióribus laudent nomen Dómini: * quia exaltátum est nomen ejus solíus.</text:p>
          </table:table-cell>
          <table:table-cell office:value-type="string">
            <text:p>Júvenes, et vírgines: senes cum junióribus laudent nomen Dómini: * quia exaltátum est nomen ejus solíus.</text:p>
          </table:table-cell>
          <table:table-cell table:formula="of:=[.B2853]=[.A285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Conféssio ejus super cælum et terram: * et exaltávit cornu pópuli sui.</text:p>
          </table:table-cell>
          <table:table-cell office:value-type="string">
            <text:p>Conféssio ejus super cælum et terram: * et exaltávit cornu pópuli sui.</text:p>
          </table:table-cell>
          <table:table-cell table:formula="of:=[.B2854]=[.A285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ymnus ómnibus sanctis ejus: * fíliis Israël, pópulo appropinquánti sibi.</text:p>
          </table:table-cell>
          <table:table-cell office:value-type="string">
            <text:p>Hymnus ómnibus sanctis ejus: * fíliis Israël, pópulo appropinquánti sibi.</text:p>
          </table:table-cell>
          <table:table-cell table:formula="of:=[.B2855]=[.A285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49</text:p>
          </table:table-cell>
          <table:table-cell office:value-type="string">
            <text:p>Psalmus 149. Cantate Domino</text:p>
          </table:table-cell>
          <table:table-cell table:formula="of:=[.B2856]=[.A285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Cantáte Dómino cánticum novum: * laus ejus in ecclésia sanctórum.</text:p>
          </table:table-cell>
          <table:table-cell office:value-type="string">
            <text:p>Cantáte Dómino cánticum novum: * laus ejus in ecclésia sanctórum.</text:p>
          </table:table-cell>
          <table:table-cell table:formula="of:=[.B2857]=[.A285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ætétur Israël in eo, qui fecit eum: * et fílii Sion exsúltent in rege suo.</text:p>
          </table:table-cell>
          <table:table-cell office:value-type="string">
            <text:p>Lætétur Israël in eo, qui fecit eum: * et fílii Sion exsúltent in rege suo.</text:p>
          </table:table-cell>
          <table:table-cell table:formula="of:=[.B2858]=[.A285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ent nomen ejus in choro: * in týmpano, et psaltério psallant ei:</text:p>
          </table:table-cell>
          <table:table-cell office:value-type="string">
            <text:p>Laudent nomen ejus in choro: * in tympano, et psaltério psallant ei.</text:p>
          </table:table-cell>
          <table:table-cell table:formula="of:=[.B2859]=[.A2859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Quia beneplácitum est Dómino in pópulo suo: * et exaltábit mansuétos in salútem.</text:p>
          </table:table-cell>
          <table:table-cell office:value-type="string">
            <text:p>Quia beneplácitum est Dómino in pópulo suo: * et exaltábit mansuétos in salútem.</text:p>
          </table:table-cell>
          <table:table-cell table:formula="of:=[.B2860]=[.A2860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sultábunt sancti in glória: * lætabúntur in cubílibus suis.</text:p>
          </table:table-cell>
          <table:table-cell office:value-type="string">
            <text:p>Exsultábunt sancti in glória: * lætabúntur in cubílibus suis.</text:p>
          </table:table-cell>
          <table:table-cell table:formula="of:=[.B2861]=[.A2861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Exaltatiónes Dei in gútture eórum: * et gládii ancípites in mánibus eórum.</text:p>
          </table:table-cell>
          <table:table-cell office:value-type="string">
            <text:p>Exaltatiónes Dei in gútture eórum: * et gládii ancípites in mánibus eórum.</text:p>
          </table:table-cell>
          <table:table-cell table:formula="of:=[.B2862]=[.A2862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 faciéndam vindíctam in natiónibus: * increpatiónes in pópulis.</text:p>
          </table:table-cell>
          <table:table-cell office:value-type="string">
            <text:p>Ad faciéndam vindíctam in natiónibus: * increpatiónes in pópulis.</text:p>
          </table:table-cell>
          <table:table-cell table:formula="of:=[.B2863]=[.A2863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Ad alligándos reges eórum in compédibus: * et nóbiles eórum in mánicis férreis.</text:p>
          </table:table-cell>
          <table:table-cell office:value-type="string">
            <text:p>Ad alligándos reges eórum in compédibus: * et nóbiles eórum in mánicis férreis.</text:p>
          </table:table-cell>
          <table:table-cell table:formula="of:=[.B2864]=[.A2864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Ut fáciant in eis judícium conscríptum: * glória hæc est ómnibus sanctis ejus.</text:p>
          </table:table-cell>
          <table:table-cell office:value-type="string">
            <text:p>Ut fáciant in eis judícium conscríptum: * glória hæc est ómnibus sanctis ejus.</text:p>
          </table:table-cell>
          <table:table-cell table:formula="of:=[.B2865]=[.A2865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Psalmus 150</text:p>
          </table:table-cell>
          <table:table-cell office:value-type="string">
            <text:p>Psalmus 150. Laudate Dominum</text:p>
          </table:table-cell>
          <table:table-cell table:formula="of:=[.B2866]=[.A2866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udáte Dóminum in sanctis ejus: * laudáte eum in firmaménto virtútis ejus.</text:p>
          </table:table-cell>
          <table:table-cell office:value-type="string">
            <text:p>Laudáte Dóminum in sanctis ejus: * laudáte eum in firmaménto virtútis ejus.</text:p>
          </table:table-cell>
          <table:table-cell table:formula="of:=[.B2867]=[.A2867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áte eum in virtútibus ejus: * laudáte eum secúndum multitúdinem magnitúdinis ejus.</text:p>
          </table:table-cell>
          <table:table-cell office:value-type="string">
            <text:p>Laudáte eum in virtútibus ejus: * laudáte eum secúndum multitúdinem magnitúdinis ejus.</text:p>
          </table:table-cell>
          <table:table-cell table:formula="of:=[.B2868]=[.A2868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áte eum in sono tubæ: * laudáte eum in psaltério, et cíthara.</text:p>
          </table:table-cell>
          <table:table-cell office:value-type="string">
            <text:p>Laudáte eum in sono tubæ: * laudáte eum in psaltério, et cíthara.</text:p>
          </table:table-cell>
          <table:table-cell table:formula="of:=[.B2869]=[.A2869]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audáte eum in týmpano, et choro: * laudáte eum in chordis, et órgano.</text:p>
          </table:table-cell>
          <table:table-cell office:value-type="string">
            <text:p>Laudáte eum in tympano, et choro: * laudáte eum in chordis, et órgano.</text:p>
          </table:table-cell>
          <table:table-cell table:formula="of:=[.B2870]=[.A2870]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office:value-type="string">
            <text:p>Laudáte eum in cýmbalis benesonántibus: laudáte eum in cýmbalis jubilatiónis: * omnis spíritus laudet Dóminum.</text:p>
          </table:table-cell>
          <table:table-cell office:value-type="string">
            <text:p>Laudáte eum in cymbalis benesonántibus: laudáte eum in cymbalis jubilatiónis: * omnis spíritus laudet Dóminum.</text:p>
          </table:table-cell>
          <table:table-cell table:formula="of:=[.B2871]=[.A2871]" office:value-type="boolean" office:boolean-value="false">
            <text:p>FALSE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10/26/2009</text:date>, <text:time>00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Siefker</meta:initial-creator>
    <meta:creation-date>2009-10-25T23:09:25.45</meta:creation-date>
    <dc:date>2009-10-26T00:51:48.56</dc:date>
    <dc:creator>David Siefker</dc:creator>
    <meta:editing-duration>PT00H00M26S</meta:editing-duration>
    <meta:editing-cycles>1</meta:editing-cycles>
    <meta:document-statistic meta:table-count="3" meta:cell-count="8661" meta:object-count="0"/>
    <meta:generator>OpenOffice.org/3.1$Win32 OpenOffice.org_project/310m11$Build-9399</meta:generator>
  </office:meta>
</office:document-meta>
</file>